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use-window-font-color="true" style:text-outline="false" style:text-line-through-style="none" style:text-line-through-type="none" style:font-name="Lato Heavy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ato Heavy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0"/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ext-properties style:font-name="Lato Heavy"/>
    </style:style>
  </office:automatic-styles>
  <office:body>
    <office:spreadsheet>
      <table:calculation-settings table:automatic-find-labels="false"/>
      <table:table table:name="New editors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New editors</text:p>
          </table:table-cell>
          <table:table-cell table:style-name="ce5" office:value-type="string" calcext:value-type="string">
            <text:p>StdDev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an – 1*StdDev</text:p>
          </table:table-cell>
          <table:table-cell table:style-name="ce7" office:value-type="string" calcext:value-type="string">
            <text:p>Diff</text:p>
          </table:table-cell>
          <table:table-cell table:style-name="ce8" table:number-columns-repeated="1000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/>
          <table:table-cell table:style-name="ce4"/>
          <table:table-cell table:number-columns-repeated="1003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9" calcext:value-type="float">
            <text:p>9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10" calcext:value-type="float">
            <text:p>10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6" calcext:value-type="float">
            <text:p>6</text:p>
          </table:table-cell>
          <table:table-cell table:formula="of:=COM.MICROSOFT.STDEV.S([.B2:.B13])" office:value-type="float" office:value="2.75680975041804" calcext:value-type="float">
            <text:p>2,7568097504</text:p>
          </table:table-cell>
          <table:table-cell table:formula="of:=AVERAGE([.B2:.B13])" office:value-type="float" office:value="6" calcext:value-type="float">
            <text:p>6</text:p>
          </table:table-cell>
          <table:table-cell table:formula="of:=[.D13]-[.C13]" office:value-type="float" office:value="3.24319024958196" calcext:value-type="float">
            <text:p>3,2431902496</text:p>
          </table:table-cell>
          <table:table-cell table:number-columns-repeated="1001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9" calcext:value-type="float">
            <text:p>9</text:p>
          </table:table-cell>
          <table:table-cell table:formula="of:=COM.MICROSOFT.STDEV.S([.B3:.B14])" office:value-type="float" office:value="2.32769882462956" calcext:value-type="float">
            <text:p>2,3276988246</text:p>
          </table:table-cell>
          <table:table-cell table:formula="of:=AVERAGE([.B3:.B14])" office:value-type="float" office:value="6.72727272727273" calcext:value-type="float">
            <text:p>6,7272727273</text:p>
          </table:table-cell>
          <table:table-cell table:formula="of:=[.D14]-[.C14]" office:value-type="float" office:value="4.39957390264317" calcext:value-type="float">
            <text:p>4,3995739026</text:p>
          </table:table-cell>
          <table:table-cell table:number-columns-repeated="1001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15" calcext:value-type="float">
            <text:p>15</text:p>
          </table:table-cell>
          <table:table-cell table:formula="of:=COM.MICROSOFT.STDEV.S([.B4:.B15])" office:value-type="float" office:value="3.26018218490744" calcext:value-type="float">
            <text:p>3,2601821849</text:p>
          </table:table-cell>
          <table:table-cell table:formula="of:=AVERAGE([.B4:.B15])" office:value-type="float" office:value="7.41666666666667" calcext:value-type="float">
            <text:p>7,4166666667</text:p>
          </table:table-cell>
          <table:table-cell table:formula="of:=[.D15]-[.C15]" office:value-type="float" office:value="4.15648448175922" calcext:value-type="float">
            <text:p>4,1564844818</text:p>
          </table:table-cell>
          <table:table-cell table:number-columns-repeated="1001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" calcext:value-type="float">
            <text:p>3</text:p>
          </table:table-cell>
          <table:table-cell table:formula="of:=COM.MICROSOFT.STDEV.S([.B5:.B16])" office:value-type="float" office:value="3.44106220387093" calcext:value-type="float">
            <text:p>3,4410622039</text:p>
          </table:table-cell>
          <table:table-cell table:formula="of:=AVERAGE([.B5:.B16])" office:value-type="float" office:value="7.25" calcext:value-type="float">
            <text:p>7,25</text:p>
          </table:table-cell>
          <table:table-cell table:formula="of:=[.D16]-[.C16]" office:value-type="float" office:value="3.80893779612907" calcext:value-type="float">
            <text:p>3,8089377961</text:p>
          </table:table-cell>
          <table:table-cell table:number-columns-repeated="1001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6" calcext:value-type="float">
            <text:p>6</text:p>
          </table:table-cell>
          <table:table-cell table:formula="of:=COM.MICROSOFT.STDEV.S([.B6:.B17])" office:value-type="float" office:value="3.44106220387093" calcext:value-type="float">
            <text:p>3,4410622039</text:p>
          </table:table-cell>
          <table:table-cell table:formula="of:=AVERAGE([.B6:.B17])" office:value-type="float" office:value="7.25" calcext:value-type="float">
            <text:p>7,25</text:p>
          </table:table-cell>
          <table:table-cell table:formula="of:=[.D17]-[.C17]" office:value-type="float" office:value="3.80893779612907" calcext:value-type="float">
            <text:p>3,8089377961</text:p>
          </table:table-cell>
          <table:table-cell table:number-columns-repeated="1001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6" calcext:value-type="float">
            <text:p>6</text:p>
          </table:table-cell>
          <table:table-cell table:formula="of:=COM.MICROSOFT.STDEV.S([.B7:.B18])" office:value-type="float" office:value="3.39339822525319" calcext:value-type="float">
            <text:p>3,3933982253</text:p>
          </table:table-cell>
          <table:table-cell table:formula="of:=AVERAGE([.B7:.B18])" office:value-type="float" office:value="7.33333333333333" calcext:value-type="float">
            <text:p>7,3333333333</text:p>
          </table:table-cell>
          <table:table-cell table:formula="of:=[.D18]-[.C18]" office:value-type="float" office:value="3.93993510808014" calcext:value-type="float">
            <text:p>3,9399351081</text:p>
          </table:table-cell>
          <table:table-cell table:number-columns-repeated="1001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8" calcext:value-type="float">
            <text:p>8</text:p>
          </table:table-cell>
          <table:table-cell table:formula="of:=COM.MICROSOFT.STDEV.S([.B8:.B19])" office:value-type="float" office:value="2.94906251153984" calcext:value-type="float">
            <text:p>2,9490625115</text:p>
          </table:table-cell>
          <table:table-cell table:formula="of:=AVERAGE([.B8:.B19])" office:value-type="float" office:value="7.83333333333333" calcext:value-type="float">
            <text:p>7,8333333333</text:p>
          </table:table-cell>
          <table:table-cell table:formula="of:=[.D19]-[.C19]" office:value-type="float" office:value="4.88427082179349" calcext:value-type="float">
            <text:p>4,8842708218</text:p>
          </table:table-cell>
          <table:table-cell table:number-columns-repeated="1001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10" calcext:value-type="float">
            <text:p>10</text:p>
          </table:table-cell>
          <table:table-cell table:formula="of:=COM.MICROSOFT.STDEV.S([.B9:.B20])" office:value-type="float" office:value="2.94906251153984" calcext:value-type="float">
            <text:p>2,9490625115</text:p>
          </table:table-cell>
          <table:table-cell table:formula="of:=AVERAGE([.B9:.B20])" office:value-type="float" office:value="8.16666666666667" calcext:value-type="float">
            <text:p>8,1666666667</text:p>
          </table:table-cell>
          <table:table-cell table:formula="of:=[.D20]-[.C20]" office:value-type="float" office:value="5.21760415512682" calcext:value-type="float">
            <text:p>5,2176041551</text:p>
          </table:table-cell>
          <table:table-cell table:number-columns-repeated="1001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5" calcext:value-type="float">
            <text:p>5</text:p>
          </table:table-cell>
          <table:table-cell table:formula="of:=COM.MICROSOFT.STDEV.S([.B10:.B21])" office:value-type="float" office:value="3.06989290110297" calcext:value-type="float">
            <text:p>3,0698929011</text:p>
          </table:table-cell>
          <table:table-cell table:formula="of:=AVERAGE([.B10:.B21])" office:value-type="float" office:value="7.83333333333333" calcext:value-type="float">
            <text:p>7,8333333333</text:p>
          </table:table-cell>
          <table:table-cell table:formula="of:=[.D21]-[.C21]" office:value-type="float" office:value="4.76344043223036" calcext:value-type="float">
            <text:p>4,7634404322</text:p>
          </table:table-cell>
          <table:table-cell table:number-columns-repeated="1001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6" calcext:value-type="float">
            <text:p>6</text:p>
          </table:table-cell>
          <table:table-cell table:formula="of:=COM.MICROSOFT.STDEV.S([.B11:.B22])" office:value-type="float" office:value="3.03015151136345" calcext:value-type="float">
            <text:p>3,0301515114</text:p>
          </table:table-cell>
          <table:table-cell table:formula="of:=AVERAGE([.B11:.B22])" office:value-type="float" office:value="7.5" calcext:value-type="float">
            <text:p>7,5</text:p>
          </table:table-cell>
          <table:table-cell table:formula="of:=[.D22]-[.C22]" office:value-type="float" office:value="4.46984848863655" calcext:value-type="float">
            <text:p>4,4698484886</text:p>
          </table:table-cell>
          <table:table-cell table:number-columns-repeated="1001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5" calcext:value-type="float">
            <text:p>5</text:p>
          </table:table-cell>
          <table:table-cell table:formula="of:=COM.MICROSOFT.STDEV.S([.B12:.B23])" office:value-type="float" office:value="3.10790780254031" calcext:value-type="float">
            <text:p>3,1079078025</text:p>
          </table:table-cell>
          <table:table-cell table:formula="of:=AVERAGE([.B12:.B23])" office:value-type="float" office:value="7.25" calcext:value-type="float">
            <text:p>7,25</text:p>
          </table:table-cell>
          <table:table-cell table:formula="of:=[.D23]-[.C23]" office:value-type="float" office:value="4.1420921974597" calcext:value-type="float">
            <text:p>4,1420921975</text:p>
          </table:table-cell>
          <table:table-cell table:number-columns-repeated="1001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13" calcext:value-type="float">
            <text:p>13</text:p>
          </table:table-cell>
          <table:table-cell table:formula="of:=COM.MICROSOFT.STDEV.S([.B13:.B24])" office:value-type="float" office:value="3.52480388450796" calcext:value-type="float">
            <text:p>3,5248038845</text:p>
          </table:table-cell>
          <table:table-cell table:formula="of:=AVERAGE([.B13:.B24])" office:value-type="float" office:value="7.66666666666667" calcext:value-type="float">
            <text:p>7,6666666667</text:p>
          </table:table-cell>
          <table:table-cell table:formula="of:=[.D24]-[.C24]" office:value-type="float" office:value="4.1418627821587" calcext:value-type="float">
            <text:p>4,1418627822</text:p>
          </table:table-cell>
          <table:table-cell table:number-columns-repeated="1001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2" calcext:value-type="float">
            <text:p>12</text:p>
          </table:table-cell>
          <table:table-cell table:formula="of:=COM.MICROSOFT.STDEV.S([.B14:.B25])" office:value-type="float" office:value="3.68863939767235" calcext:value-type="float">
            <text:p>3,6886393977</text:p>
          </table:table-cell>
          <table:table-cell table:formula="of:=AVERAGE([.B14:.B25])" office:value-type="float" office:value="8.16666666666667" calcext:value-type="float">
            <text:p>8,1666666667</text:p>
          </table:table-cell>
          <table:table-cell table:formula="of:=[.D25]-[.C25]" office:value-type="float" office:value="4.47802726899432" calcext:value-type="float">
            <text:p>4,478027269</text:p>
          </table:table-cell>
          <table:table-cell table:formula="of:=[.D25]-[.D13]" office:value-type="float" office:value="2.16666666666667" calcext:value-type="float">
            <text:p>2,1666666667</text:p>
          </table:table-cell>
          <table:table-cell table:number-columns-repeated="1000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4" calcext:value-type="float">
            <text:p>4</text:p>
          </table:table-cell>
          <table:table-cell table:formula="of:=COM.MICROSOFT.STDEV.S([.B15:.B26])" office:value-type="float" office:value="3.86417108599221" calcext:value-type="float">
            <text:p>3,864171086</text:p>
          </table:table-cell>
          <table:table-cell table:formula="of:=AVERAGE([.B15:.B26])" office:value-type="float" office:value="7.75" calcext:value-type="float">
            <text:p>7,75</text:p>
          </table:table-cell>
          <table:table-cell table:formula="of:=[.D26]-[.C26]" office:value-type="float" office:value="3.88582891400779" calcext:value-type="float">
            <text:p>3,885828914</text:p>
          </table:table-cell>
          <table:table-cell table:formula="of:=[.D26]-[.D14]" office:value-type="float" office:value="1.02272727272727" calcext:value-type="float">
            <text:p>1,0227272727</text:p>
          </table:table-cell>
          <table:table-cell table:number-columns-repeated="1000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9" calcext:value-type="float">
            <text:p>9</text:p>
          </table:table-cell>
          <table:table-cell table:formula="of:=COM.MICROSOFT.STDEV.S([.B16:.B27])" office:value-type="float" office:value="3.16586911806652" calcext:value-type="float">
            <text:p>3,1658691181</text:p>
          </table:table-cell>
          <table:table-cell table:formula="of:=AVERAGE([.B16:.B27])" office:value-type="float" office:value="7.25" calcext:value-type="float">
            <text:p>7,25</text:p>
          </table:table-cell>
          <table:table-cell table:formula="of:=[.D27]-[.C27]" office:value-type="float" office:value="4.08413088193348" calcext:value-type="float">
            <text:p>4,0841308819</text:p>
          </table:table-cell>
          <table:table-cell table:formula="of:=[.D27]-[.D15]" office:value-type="float" office:value="-0.166666666666667" calcext:value-type="float">
            <text:p>-0,1666666667</text:p>
          </table:table-cell>
          <table:table-cell table:number-columns-repeated="1000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9" calcext:value-type="float">
            <text:p>9</text:p>
          </table:table-cell>
          <table:table-cell table:formula="of:=COM.MICROSOFT.STDEV.S([.B17:.B28])" office:value-type="float" office:value="2.89592189749027" calcext:value-type="float">
            <text:p>2,8959218975</text:p>
          </table:table-cell>
          <table:table-cell table:formula="of:=AVERAGE([.B17:.B28])" office:value-type="float" office:value="7.75" calcext:value-type="float">
            <text:p>7,75</text:p>
          </table:table-cell>
          <table:table-cell table:formula="of:=[.D28]-[.C28]" office:value-type="float" office:value="4.85407810250973" calcext:value-type="float">
            <text:p>4,8540781025</text:p>
          </table:table-cell>
          <table:table-cell table:formula="of:=[.D28]-[.D16]" office:value-type="float" office:value="0.5" calcext:value-type="float">
            <text:p>0,5</text:p>
          </table:table-cell>
          <table:table-cell table:number-columns-repeated="1000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4" calcext:value-type="float">
            <text:p>14</text:p>
          </table:table-cell>
          <table:table-cell table:formula="of:=COM.MICROSOFT.STDEV.S([.B18:.B29])" office:value-type="float" office:value="3.34278961710761" calcext:value-type="float">
            <text:p>3,3427896171</text:p>
          </table:table-cell>
          <table:table-cell table:formula="of:=AVERAGE([.B18:.B29])" office:value-type="float" office:value="8.41666666666667" calcext:value-type="float">
            <text:p>8,4166666667</text:p>
          </table:table-cell>
          <table:table-cell table:formula="of:=[.D29]-[.C29]" office:value-type="float" office:value="5.07387704955906" calcext:value-type="float">
            <text:p>5,0738770496</text:p>
          </table:table-cell>
          <table:table-cell table:formula="of:=[.D29]-[.D17]" office:value-type="float" office:value="1.16666666666667" calcext:value-type="float">
            <text:p>1,1666666667</text:p>
          </table:table-cell>
          <table:table-cell table:number-columns-repeated="1000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9" calcext:value-type="float">
            <text:p>9</text:p>
          </table:table-cell>
          <table:table-cell table:formula="of:=COM.MICROSOFT.STDEV.S([.B19:.B30])" office:value-type="float" office:value="3.25669473639465" calcext:value-type="float">
            <text:p>3,2566947364</text:p>
          </table:table-cell>
          <table:table-cell table:formula="of:=AVERAGE([.B19:.B30])" office:value-type="float" office:value="8.66666666666667" calcext:value-type="float">
            <text:p>8,6666666667</text:p>
          </table:table-cell>
          <table:table-cell table:formula="of:=[.D30]-[.C30]" office:value-type="float" office:value="5.40997193027202" calcext:value-type="float">
            <text:p>5,4099719303</text:p>
          </table:table-cell>
          <table:table-cell table:formula="of:=[.D30]-[.D18]" office:value-type="float" office:value="1.33333333333333" calcext:value-type="float">
            <text:p>1,3333333333</text:p>
          </table:table-cell>
          <table:table-cell table:number-columns-repeated="1000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7" calcext:value-type="float">
            <text:p>7</text:p>
          </table:table-cell>
          <table:table-cell table:formula="of:=COM.MICROSOFT.STDEV.S([.B20:.B31])" office:value-type="float" office:value="3.28794860978788" calcext:value-type="float">
            <text:p>3,2879486098</text:p>
          </table:table-cell>
          <table:table-cell table:formula="of:=AVERAGE([.B20:.B31])" office:value-type="float" office:value="8.58333333333333" calcext:value-type="float">
            <text:p>8,5833333333</text:p>
          </table:table-cell>
          <table:table-cell table:formula="of:=[.D31]-[.C31]" office:value-type="float" office:value="5.29538472354545" calcext:value-type="float">
            <text:p>5,2953847235</text:p>
          </table:table-cell>
          <table:table-cell table:formula="of:=[.D31]-[.D19]" office:value-type="float" office:value="0.750000000000001" calcext:value-type="float">
            <text:p>0,75</text:p>
          </table:table-cell>
          <table:table-cell table:number-columns-repeated="1000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0" calcext:value-type="float">
            <text:p>10</text:p>
          </table:table-cell>
          <table:table-cell table:formula="of:=COM.MICROSOFT.STDEV.S([.B21:.B32])" office:value-type="float" office:value="3.28794860978788" calcext:value-type="float">
            <text:p>3,2879486098</text:p>
          </table:table-cell>
          <table:table-cell table:formula="of:=AVERAGE([.B21:.B32])" office:value-type="float" office:value="8.58333333333333" calcext:value-type="float">
            <text:p>8,5833333333</text:p>
          </table:table-cell>
          <table:table-cell table:formula="of:=[.D32]-[.C32]" office:value-type="float" office:value="5.29538472354545" calcext:value-type="float">
            <text:p>5,2953847235</text:p>
          </table:table-cell>
          <table:table-cell table:formula="of:=[.D32]-[.D20]" office:value-type="float" office:value="0.416666666666668" calcext:value-type="float">
            <text:p>0,4166666667</text:p>
          </table:table-cell>
          <table:table-cell table:number-columns-repeated="1000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8" calcext:value-type="float">
            <text:p>8</text:p>
          </table:table-cell>
          <table:table-cell table:formula="of:=COM.MICROSOFT.STDEV.S([.B22:.B33])" office:value-type="float" office:value="3.09936454875199" calcext:value-type="float">
            <text:p>3,0993645488</text:p>
          </table:table-cell>
          <table:table-cell table:formula="of:=AVERAGE([.B22:.B33])" office:value-type="float" office:value="8.83333333333333" calcext:value-type="float">
            <text:p>8,8333333333</text:p>
          </table:table-cell>
          <table:table-cell table:formula="of:=[.D33]-[.C33]" office:value-type="float" office:value="5.73396878458135" calcext:value-type="float">
            <text:p>5,7339687846</text:p>
          </table:table-cell>
          <table:table-cell table:formula="of:=[.D33]-[.D21]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21" calcext:value-type="float">
            <text:p>21</text:p>
          </table:table-cell>
          <table:table-cell table:formula="of:=COM.MICROSOFT.STDEV.S([.B23:.B34])" office:value-type="float" office:value="4.54189254372975" calcext:value-type="float">
            <text:p>4,5418925437</text:p>
          </table:table-cell>
          <table:table-cell table:formula="of:=AVERAGE([.B23:.B34])" office:value-type="float" office:value="10.0833333333333" calcext:value-type="float">
            <text:p>10,0833333333</text:p>
          </table:table-cell>
          <table:table-cell table:formula="of:=[.D34]-[.C34]" office:value-type="float" office:value="5.54144078960359" calcext:value-type="float">
            <text:p>5,5414407896</text:p>
          </table:table-cell>
          <table:table-cell table:formula="of:=[.D34]-[.D22]" office:value-type="float" office:value="2.58333333333333" calcext:value-type="float">
            <text:p>2,5833333333</text:p>
          </table:table-cell>
          <table:table-cell table:number-columns-repeated="1000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0" calcext:value-type="float">
            <text:p>10</text:p>
          </table:table-cell>
          <table:table-cell table:formula="of:=COM.MICROSOFT.STDEV.S([.B24:.B35])" office:value-type="float" office:value="4.25334093283258" calcext:value-type="float">
            <text:p>4,2533409328</text:p>
          </table:table-cell>
          <table:table-cell table:formula="of:=AVERAGE([.B24:.B35])" office:value-type="float" office:value="10.5" calcext:value-type="float">
            <text:p>10,5</text:p>
          </table:table-cell>
          <table:table-cell table:formula="of:=[.D35]-[.C35]" office:value-type="float" office:value="6.24665906716742" calcext:value-type="float">
            <text:p>6,2466590672</text:p>
          </table:table-cell>
          <table:table-cell table:formula="of:=[.D35]-[.D23]" office:value-type="float" office:value="3.25" calcext:value-type="float">
            <text:p>3,25</text:p>
          </table:table-cell>
          <table:table-cell table:number-columns-repeated="1000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9" calcext:value-type="float">
            <text:p>9</text:p>
          </table:table-cell>
          <table:table-cell table:formula="of:=COM.MICROSOFT.STDEV.S([.B25:.B36])" office:value-type="float" office:value="4.19595765065147" calcext:value-type="float">
            <text:p>4,1959576507</text:p>
          </table:table-cell>
          <table:table-cell table:formula="of:=AVERAGE([.B25:.B36])" office:value-type="float" office:value="10.1666666666667" calcext:value-type="float">
            <text:p>10,1666666667</text:p>
          </table:table-cell>
          <table:table-cell table:formula="of:=[.D36]-[.C36]" office:value-type="float" office:value="5.9707090160152" calcext:value-type="float">
            <text:p>5,970709016</text:p>
          </table:table-cell>
          <table:table-cell table:formula="of:=[.D36]-[.D24]" office:value-type="float" office:value="2.5" calcext:value-type="float">
            <text:p>2,5</text:p>
          </table:table-cell>
          <table:table-cell table:number-columns-repeated="1000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9" calcext:value-type="float">
            <text:p>9</text:p>
          </table:table-cell>
          <table:table-cell table:formula="of:=COM.MICROSOFT.STDEV.S([.B26:.B37])" office:value-type="float" office:value="4.16606056197706" calcext:value-type="float">
            <text:p>4,166060562</text:p>
          </table:table-cell>
          <table:table-cell table:formula="of:=AVERAGE([.B26:.B37])" office:value-type="float" office:value="9.91666666666667" calcext:value-type="float">
            <text:p>9,9166666667</text:p>
          </table:table-cell>
          <table:table-cell table:formula="of:=[.D37]-[.C37]" office:value-type="float" office:value="5.75060610468961" calcext:value-type="float">
            <text:p>5,7506061047</text:p>
          </table:table-cell>
          <table:table-cell table:formula="of:=[.D37]-[.D25]" office:value-type="float" office:value="1.75" calcext:value-type="float">
            <text:p>1,75</text:p>
          </table:table-cell>
          <table:table-cell table:number-columns-repeated="1000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9" calcext:value-type="float">
            <text:p>9</text:p>
          </table:table-cell>
          <table:table-cell table:formula="of:=COM.MICROSOFT.STDEV.S([.B27:.B38])" office:value-type="float" office:value="3.74974746624437" calcext:value-type="float">
            <text:p>3,7497474662</text:p>
          </table:table-cell>
          <table:table-cell table:formula="of:=AVERAGE([.B27:.B38])" office:value-type="float" office:value="10.3333333333333" calcext:value-type="float">
            <text:p>10,3333333333</text:p>
          </table:table-cell>
          <table:table-cell table:formula="of:=[.D38]-[.C38]" office:value-type="float" office:value="6.58358586708897" calcext:value-type="float">
            <text:p>6,5835858671</text:p>
          </table:table-cell>
          <table:table-cell table:formula="of:=[.D38]-[.D26]" office:value-type="float" office:value="2.58333333333333" calcext:value-type="float">
            <text:p>2,5833333333</text:p>
          </table:table-cell>
          <table:table-cell table:number-columns-repeated="1000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5" calcext:value-type="float">
            <text:p>5</text:p>
          </table:table-cell>
          <table:table-cell table:formula="of:=COM.MICROSOFT.STDEV.S([.B28:.B39])" office:value-type="float" office:value="4.04519917477945" calcext:value-type="float">
            <text:p>4,0451991748</text:p>
          </table:table-cell>
          <table:table-cell table:formula="of:=AVERAGE([.B28:.B39])" office:value-type="float" office:value="10" calcext:value-type="float">
            <text:p>10</text:p>
          </table:table-cell>
          <table:table-cell table:formula="of:=[.D39]-[.C39]" office:value-type="float" office:value="5.95480082522055" calcext:value-type="float">
            <text:p>5,9548008252</text:p>
          </table:table-cell>
          <table:table-cell table:formula="of:=[.D39]-[.D27]" office:value-type="float" office:value="2.75" calcext:value-type="float">
            <text:p>2,75</text:p>
          </table:table-cell>
          <table:table-cell table:number-columns-repeated="1000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7" calcext:value-type="float">
            <text:p>7</text:p>
          </table:table-cell>
          <table:table-cell table:formula="of:=COM.MICROSOFT.STDEV.S([.B29:.B40])" office:value-type="float" office:value="4.13044865124917" calcext:value-type="float">
            <text:p>4,1304486512</text:p>
          </table:table-cell>
          <table:table-cell table:formula="of:=AVERAGE([.B29:.B40])" office:value-type="float" office:value="9.83333333333333" calcext:value-type="float">
            <text:p>9,8333333333</text:p>
          </table:table-cell>
          <table:table-cell table:formula="of:=[.D40]-[.C40]" office:value-type="float" office:value="5.70288468208417" calcext:value-type="float">
            <text:p>5,7028846821</text:p>
          </table:table-cell>
          <table:table-cell table:formula="of:=[.D40]-[.D28]" office:value-type="float" office:value="2.08333333333333" calcext:value-type="float">
            <text:p>2,0833333333</text:p>
          </table:table-cell>
          <table:table-cell table:number-columns-repeated="1000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2" calcext:value-type="float">
            <text:p>12</text:p>
          </table:table-cell>
          <table:table-cell table:formula="of:=COM.MICROSOFT.STDEV.S([.B30:.B41])" office:value-type="float" office:value="3.98481967958249" calcext:value-type="float">
            <text:p>3,9848196796</text:p>
          </table:table-cell>
          <table:table-cell table:formula="of:=AVERAGE([.B30:.B41])" office:value-type="float" office:value="9.66666666666667" calcext:value-type="float">
            <text:p>9,6666666667</text:p>
          </table:table-cell>
          <table:table-cell table:formula="of:=[.D41]-[.C41]" office:value-type="float" office:value="5.68184698708418" calcext:value-type="float">
            <text:p>5,6818469871</text:p>
          </table:table-cell>
          <table:table-cell table:formula="of:=[.D41]-[.D29]" office:value-type="float" office:value="1.25" calcext:value-type="float">
            <text:p>1,25</text:p>
          </table:table-cell>
          <table:table-cell table:number-columns-repeated="1000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6" calcext:value-type="float">
            <text:p>6</text:p>
          </table:table-cell>
          <table:table-cell table:formula="of:=COM.MICROSOFT.STDEV.S([.B31:.B42])" office:value-type="float" office:value="4.12218682769525" calcext:value-type="float">
            <text:p>4,1221868277</text:p>
          </table:table-cell>
          <table:table-cell table:formula="of:=AVERAGE([.B31:.B42])" office:value-type="float" office:value="9.41666666666667" calcext:value-type="float">
            <text:p>9,4166666667</text:p>
          </table:table-cell>
          <table:table-cell table:formula="of:=[.D42]-[.C42]" office:value-type="float" office:value="5.29447983897141" calcext:value-type="float">
            <text:p>5,294479839</text:p>
          </table:table-cell>
          <table:table-cell table:formula="of:=[.D42]-[.D30]" office:value-type="float" office:value="0.75" calcext:value-type="float">
            <text:p>0,75</text:p>
          </table:table-cell>
          <table:table-cell table:number-columns-repeated="1000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9" calcext:value-type="float">
            <text:p>9</text:p>
          </table:table-cell>
          <table:table-cell table:formula="of:=COM.MICROSOFT.STDEV.S([.B32:.B43])" office:value-type="float" office:value="4.05548636996473" calcext:value-type="float">
            <text:p>4,05548637</text:p>
          </table:table-cell>
          <table:table-cell table:formula="of:=AVERAGE([.B32:.B43])" office:value-type="float" office:value="9.58333333333333" calcext:value-type="float">
            <text:p>9,5833333333</text:p>
          </table:table-cell>
          <table:table-cell table:formula="of:=[.D43]-[.C43]" office:value-type="float" office:value="5.52784696336861" calcext:value-type="float">
            <text:p>5,5278469634</text:p>
          </table:table-cell>
          <table:table-cell table:formula="of:=[.D43]-[.D31]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7" calcext:value-type="float">
            <text:p>7</text:p>
          </table:table-cell>
          <table:table-cell table:formula="of:=COM.MICROSOFT.STDEV.S([.B33:.B44])" office:value-type="float" office:value="4.1194292043555" calcext:value-type="float">
            <text:p>4,1194292044</text:p>
          </table:table-cell>
          <table:table-cell table:formula="of:=AVERAGE([.B33:.B44])" office:value-type="float" office:value="9.33333333333333" calcext:value-type="float">
            <text:p>9,3333333333</text:p>
          </table:table-cell>
          <table:table-cell table:formula="of:=[.D44]-[.C44]" office:value-type="float" office:value="5.21390412897784" calcext:value-type="float">
            <text:p>5,213904129</text:p>
          </table:table-cell>
          <table:table-cell table:formula="of:=[.D44]-[.D32]" office:value-type="float" office:value="0.75" calcext:value-type="float">
            <text:p>0,75</text:p>
          </table:table-cell>
          <table:table-cell table:number-columns-repeated="1000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0" calcext:value-type="float">
            <text:p>10</text:p>
          </table:table-cell>
          <table:table-cell table:formula="of:=COM.MICROSOFT.STDEV.S([.B34:.B45])" office:value-type="float" office:value="4.10099766132362" calcext:value-type="float">
            <text:p>4,1009976613</text:p>
          </table:table-cell>
          <table:table-cell table:formula="of:=AVERAGE([.B34:.B45])" office:value-type="float" office:value="9.5" calcext:value-type="float">
            <text:p>9,5</text:p>
          </table:table-cell>
          <table:table-cell table:formula="of:=[.D45]-[.C45]" office:value-type="float" office:value="5.39900233867638" calcext:value-type="float">
            <text:p>5,3990023387</text:p>
          </table:table-cell>
          <table:table-cell table:formula="of:=[.D45]-[.D33]" office:value-type="float" office:value="0.666666666666666" calcext:value-type="float">
            <text:p>0,6666666667</text:p>
          </table:table-cell>
          <table:table-cell table:number-columns-repeated="1000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0" calcext:value-type="float">
            <text:p>10</text:p>
          </table:table-cell>
          <table:table-cell table:formula="of:=COM.MICROSOFT.STDEV.S([.B35:.B46])" office:value-type="float" office:value="1.97522534195852" calcext:value-type="float">
            <text:p>1,975225342</text:p>
          </table:table-cell>
          <table:table-cell table:formula="of:=AVERAGE([.B35:.B46])" office:value-type="float" office:value="8.58333333333333" calcext:value-type="float">
            <text:p>8,5833333333</text:p>
          </table:table-cell>
          <table:table-cell table:formula="of:=[.D46]-[.C46]" office:value-type="float" office:value="6.60810799137481" calcext:value-type="float">
            <text:p>6,6081079914</text:p>
          </table:table-cell>
          <table:table-cell table:formula="of:=[.D46]-[.D34]" office:value-type="float" office:value="-1.5" calcext:value-type="float">
            <text:p>-1,5</text:p>
          </table:table-cell>
          <table:table-cell table:number-columns-repeated="1000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2" calcext:value-type="float">
            <text:p>12</text:p>
          </table:table-cell>
          <table:table-cell table:formula="of:=COM.MICROSOFT.STDEV.S([.B36:.B47])" office:value-type="float" office:value="2.17944947177034" calcext:value-type="float">
            <text:p>2,1794494718</text:p>
          </table:table-cell>
          <table:table-cell table:formula="of:=AVERAGE([.B36:.B47])" office:value-type="float" office:value="8.75" calcext:value-type="float">
            <text:p>8,75</text:p>
          </table:table-cell>
          <table:table-cell table:formula="of:=[.D47]-[.C47]" office:value-type="float" office:value="6.57055052822966" calcext:value-type="float">
            <text:p>6,5705505282</text:p>
          </table:table-cell>
          <table:table-cell table:formula="of:=[.D47]-[.D35]" office:value-type="float" office:value="-1.75" calcext:value-type="float">
            <text:p>-1,75</text:p>
          </table:table-cell>
          <table:table-cell table:number-columns-repeated="1000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5" calcext:value-type="float">
            <text:p>5</text:p>
          </table:table-cell>
          <table:table-cell table:formula="of:=COM.MICROSOFT.STDEV.S([.B37:.B48])" office:value-type="float" office:value="2.42930342928074" calcext:value-type="float">
            <text:p>2,4293034293</text:p>
          </table:table-cell>
          <table:table-cell table:formula="of:=AVERAGE([.B37:.B48])" office:value-type="float" office:value="8.41666666666667" calcext:value-type="float">
            <text:p>8,4166666667</text:p>
          </table:table-cell>
          <table:table-cell table:formula="of:=[.D48]-[.C48]" office:value-type="float" office:value="5.98736323738593" calcext:value-type="float">
            <text:p>5,9873632374</text:p>
          </table:table-cell>
          <table:table-cell table:formula="of:=[.D48]-[.D36]" office:value-type="float" office:value="-1.75" calcext:value-type="float">
            <text:p>-1,75</text:p>
          </table:table-cell>
          <table:table-cell table:number-columns-repeated="1000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5" calcext:value-type="float">
            <text:p>5</text:p>
          </table:table-cell>
          <table:table-cell table:formula="of:=COM.MICROSOFT.STDEV.S([.B38:.B49])" office:value-type="float" office:value="2.60971378902095" calcext:value-type="float">
            <text:p>2,609713789</text:p>
          </table:table-cell>
          <table:table-cell table:formula="of:=AVERAGE([.B38:.B49])" office:value-type="float" office:value="8.08333333333333" calcext:value-type="float">
            <text:p>8,0833333333</text:p>
          </table:table-cell>
          <table:table-cell table:formula="of:=[.D49]-[.C49]" office:value-type="float" office:value="5.47361954431239" calcext:value-type="float">
            <text:p>5,4736195443</text:p>
          </table:table-cell>
          <table:table-cell table:formula="of:=[.D49]-[.D37]" office:value-type="float" office:value="-1.83333333333333" calcext:value-type="float">
            <text:p>-1,8333333333</text:p>
          </table:table-cell>
          <table:table-cell table:number-columns-repeated="1000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6" calcext:value-type="float">
            <text:p>6</text:p>
          </table:table-cell>
          <table:table-cell table:formula="of:=COM.MICROSOFT.STDEV.S([.B39:.B50])" office:value-type="float" office:value="2.65718009562883" calcext:value-type="float">
            <text:p>2,6571800956</text:p>
          </table:table-cell>
          <table:table-cell table:formula="of:=AVERAGE([.B39:.B50])" office:value-type="float" office:value="7.83333333333333" calcext:value-type="float">
            <text:p>7,8333333333</text:p>
          </table:table-cell>
          <table:table-cell table:formula="of:=[.D50]-[.C50]" office:value-type="float" office:value="5.1761532377045" calcext:value-type="float">
            <text:p>5,1761532377</text:p>
          </table:table-cell>
          <table:table-cell table:formula="of:=[.D50]-[.D38]" office:value-type="float" office:value="-2.5" calcext:value-type="float">
            <text:p>-2,5</text:p>
          </table:table-cell>
          <table:table-cell table:number-columns-repeated="1000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0" calcext:value-type="float">
            <text:p>10</text:p>
          </table:table-cell>
          <table:table-cell table:formula="of:=COM.MICROSOFT.STDEV.S([.B40:.B51])" office:value-type="float" office:value="2.56284642891099" calcext:value-type="float">
            <text:p>2,5628464289</text:p>
          </table:table-cell>
          <table:table-cell table:formula="of:=AVERAGE([.B40:.B51])" office:value-type="float" office:value="8.25" calcext:value-type="float">
            <text:p>8,25</text:p>
          </table:table-cell>
          <table:table-cell table:formula="of:=[.D51]-[.C51]" office:value-type="float" office:value="5.68715357108901" calcext:value-type="float">
            <text:p>5,6871535711</text:p>
          </table:table-cell>
          <table:table-cell table:formula="of:=[.D51]-[.D39]" office:value-type="float" office:value="-1.75" calcext:value-type="float">
            <text:p>-1,75</text:p>
          </table:table-cell>
          <table:table-cell table:number-columns-repeated="1000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5" calcext:value-type="float">
            <text:p>5</text:p>
          </table:table-cell>
          <table:table-cell table:formula="of:=COM.MICROSOFT.STDEV.S([.B41:.B52])" office:value-type="float" office:value="2.7122058561364" calcext:value-type="float">
            <text:p>2,7122058561</text:p>
          </table:table-cell>
          <table:table-cell table:formula="of:=AVERAGE([.B41:.B52])" office:value-type="float" office:value="8.08333333333333" calcext:value-type="float">
            <text:p>8,0833333333</text:p>
          </table:table-cell>
          <table:table-cell table:formula="of:=[.D52]-[.C52]" office:value-type="float" office:value="5.37112747719693" calcext:value-type="float">
            <text:p>5,3711274772</text:p>
          </table:table-cell>
          <table:table-cell table:formula="of:=[.D52]-[.D40]" office:value-type="float" office:value="-1.75" calcext:value-type="float">
            <text:p>-1,75</text:p>
          </table:table-cell>
          <table:table-cell table:number-columns-repeated="1000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20" calcext:value-type="float">
            <text:p>20</text:p>
          </table:table-cell>
          <table:table-cell table:formula="of:=COM.MICROSOFT.STDEV.S([.B42:.B53])" office:value-type="float" office:value="4.28793232646734" calcext:value-type="float">
            <text:p>4,2879323265</text:p>
          </table:table-cell>
          <table:table-cell table:formula="of:=AVERAGE([.B42:.B53])" office:value-type="float" office:value="8.75" calcext:value-type="float">
            <text:p>8,75</text:p>
          </table:table-cell>
          <table:table-cell table:formula="of:=[.D53]-[.C53]" office:value-type="float" office:value="4.46206767353266" calcext:value-type="float">
            <text:p>4,4620676735</text:p>
          </table:table-cell>
          <table:table-cell table:formula="of:=[.D53]-[.D41]" office:value-type="float" office:value="-0.916666666666666" calcext:value-type="float">
            <text:p>-0,9166666667</text:p>
          </table:table-cell>
          <table:table-cell table:number-columns-repeated="1000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1" calcext:value-type="float">
            <text:p>11</text:p>
          </table:table-cell>
          <table:table-cell table:formula="of:=COM.MICROSOFT.STDEV.S([.B43:.B54])" office:value-type="float" office:value="4.23906793643331" calcext:value-type="float">
            <text:p>4,2390679364</text:p>
          </table:table-cell>
          <table:table-cell table:formula="of:=AVERAGE([.B43:.B54])" office:value-type="float" office:value="9.16666666666667" calcext:value-type="float">
            <text:p>9,1666666667</text:p>
          </table:table-cell>
          <table:table-cell table:formula="of:=[.D54]-[.C54]" office:value-type="float" office:value="4.92759873023336" calcext:value-type="float">
            <text:p>4,9275987302</text:p>
          </table:table-cell>
          <table:table-cell table:formula="of:=[.D54]-[.D42]" office:value-type="float" office:value="-0.25" calcext:value-type="float">
            <text:p>-0,25</text:p>
          </table:table-cell>
          <table:table-cell table:number-columns-repeated="1000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4" calcext:value-type="float">
            <text:p>4</text:p>
          </table:table-cell>
          <table:table-cell table:formula="of:=COM.MICROSOFT.STDEV.S([.B44:.B55])" office:value-type="float" office:value="4.49494665758621" calcext:value-type="float">
            <text:p>4,4949466576</text:p>
          </table:table-cell>
          <table:table-cell table:formula="of:=AVERAGE([.B44:.B55])" office:value-type="float" office:value="8.75" calcext:value-type="float">
            <text:p>8,75</text:p>
          </table:table-cell>
          <table:table-cell table:formula="of:=[.D55]-[.C55]" office:value-type="float" office:value="4.25505334241379" calcext:value-type="float">
            <text:p>4,2550533424</text:p>
          </table:table-cell>
          <table:table-cell table:formula="of:=[.D55]-[.D43]" office:value-type="float" office:value="-0.833333333333334" calcext:value-type="float">
            <text:p>-0,8333333333</text:p>
          </table:table-cell>
          <table:table-cell table:number-columns-repeated="1000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2" calcext:value-type="float">
            <text:p>12</text:p>
          </table:table-cell>
          <table:table-cell table:formula="of:=COM.MICROSOFT.STDEV.S([.B45:.B56])" office:value-type="float" office:value="4.54939223380109" calcext:value-type="float">
            <text:p>4,5493922338</text:p>
          </table:table-cell>
          <table:table-cell table:formula="of:=AVERAGE([.B45:.B56])" office:value-type="float" office:value="9.16666666666667" calcext:value-type="float">
            <text:p>9,1666666667</text:p>
          </table:table-cell>
          <table:table-cell table:formula="of:=[.D56]-[.C56]" office:value-type="float" office:value="4.61727443286557" calcext:value-type="float">
            <text:p>4,6172744329</text:p>
          </table:table-cell>
          <table:table-cell table:formula="of:=[.D56]-[.D44]" office:value-type="float" office:value="-0.166666666666668" calcext:value-type="float">
            <text:p>-0,1666666667</text:p>
          </table:table-cell>
          <table:table-cell table:number-columns-repeated="1000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5" calcext:value-type="float">
            <text:p>5</text:p>
          </table:table-cell>
          <table:table-cell table:formula="of:=COM.MICROSOFT.STDEV.S([.B46:.B57])" office:value-type="float" office:value="4.69283786985309" calcext:value-type="float">
            <text:p>4,6928378699</text:p>
          </table:table-cell>
          <table:table-cell table:formula="of:=AVERAGE([.B46:.B57])" office:value-type="float" office:value="8.75" calcext:value-type="float">
            <text:p>8,75</text:p>
          </table:table-cell>
          <table:table-cell table:formula="of:=[.D57]-[.C57]" office:value-type="float" office:value="4.05716213014691" calcext:value-type="float">
            <text:p>4,0571621301</text:p>
          </table:table-cell>
          <table:table-cell table:formula="of:=[.D57]-[.D45]" office:value-type="float" office:value="-0.75" calcext:value-type="float">
            <text:p>-0,75</text:p>
          </table:table-cell>
          <table:table-cell table:number-columns-repeated="1000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3" calcext:value-type="float">
            <text:p>13</text:p>
          </table:table-cell>
          <table:table-cell table:formula="of:=COM.MICROSOFT.STDEV.S([.B47:.B58])" office:value-type="float" office:value="4.84298930976989" calcext:value-type="float">
            <text:p>4,8429893098</text:p>
          </table:table-cell>
          <table:table-cell table:formula="of:=AVERAGE([.B47:.B58])" office:value-type="float" office:value="9" calcext:value-type="float">
            <text:p>9</text:p>
          </table:table-cell>
          <table:table-cell table:formula="of:=[.D58]-[.C58]" office:value-type="float" office:value="4.15701069023011" calcext:value-type="float">
            <text:p>4,1570106902</text:p>
          </table:table-cell>
          <table:table-cell table:formula="of:=[.D58]-[.D46]" office:value-type="float" office:value="0.416666666666666" calcext:value-type="float">
            <text:p>0,4166666667</text:p>
          </table:table-cell>
          <table:table-cell table:number-columns-repeated="1000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7" calcext:value-type="float">
            <text:p>7</text:p>
          </table:table-cell>
          <table:table-cell table:formula="of:=COM.MICROSOFT.STDEV.S([.B48:.B59])" office:value-type="float" office:value="4.77604502288306" calcext:value-type="float">
            <text:p>4,7760450229</text:p>
          </table:table-cell>
          <table:table-cell table:formula="of:=AVERAGE([.B48:.B59])" office:value-type="float" office:value="8.58333333333333" calcext:value-type="float">
            <text:p>8,5833333333</text:p>
          </table:table-cell>
          <table:table-cell table:formula="of:=[.D59]-[.C59]" office:value-type="float" office:value="3.80728831045027" calcext:value-type="float">
            <text:p>3,8072883105</text:p>
          </table:table-cell>
          <table:table-cell table:formula="of:=[.D59]-[.D47]" office:value-type="float" office:value="-0.166666666666666" calcext:value-type="float">
            <text:p>-0,1666666667</text:p>
          </table:table-cell>
          <table:table-cell table:number-columns-repeated="1000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4" calcext:value-type="float">
            <text:p>14</text:p>
          </table:table-cell>
          <table:table-cell table:formula="of:=COM.MICROSOFT.STDEV.S([.B49:.B60])" office:value-type="float" office:value="4.86795333759165" calcext:value-type="float">
            <text:p>4,8679533376</text:p>
          </table:table-cell>
          <table:table-cell table:formula="of:=AVERAGE([.B49:.B60])" office:value-type="float" office:value="9.33333333333333" calcext:value-type="float">
            <text:p>9,3333333333</text:p>
          </table:table-cell>
          <table:table-cell table:formula="of:=[.D60]-[.C60]" office:value-type="float" office:value="4.46537999574168" calcext:value-type="float">
            <text:p>4,4653799957</text:p>
          </table:table-cell>
          <table:table-cell table:formula="of:=[.D60]-[.D48]" office:value-type="float" office:value="0.916666666666668" calcext:value-type="float">
            <text:p>0,9166666667</text:p>
          </table:table-cell>
          <table:table-cell table:number-columns-repeated="1000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7" calcext:value-type="float">
            <text:p>7</text:p>
          </table:table-cell>
          <table:table-cell table:formula="of:=COM.MICROSOFT.STDEV.S([.B50:.B61])" office:value-type="float" office:value="4.73862273815351" calcext:value-type="float">
            <text:p>4,7386227382</text:p>
          </table:table-cell>
          <table:table-cell table:formula="of:=AVERAGE([.B50:.B61])" office:value-type="float" office:value="9.5" calcext:value-type="float">
            <text:p>9,5</text:p>
          </table:table-cell>
          <table:table-cell table:formula="of:=[.D61]-[.C61]" office:value-type="float" office:value="4.76137726184649" calcext:value-type="float">
            <text:p>4,7613772618</text:p>
          </table:table-cell>
          <table:table-cell table:formula="of:=[.D61]-[.D49]" office:value-type="float" office:value="1.41666666666667" calcext:value-type="float">
            <text:p>1,4166666667</text:p>
          </table:table-cell>
          <table:table-cell table:number-columns-repeated="1000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8" calcext:value-type="float">
            <text:p>8</text:p>
          </table:table-cell>
          <table:table-cell table:formula="of:=COM.MICROSOFT.STDEV.S([.B51:.B62])" office:value-type="float" office:value="4.63844278989744" calcext:value-type="float">
            <text:p>4,6384427899</text:p>
          </table:table-cell>
          <table:table-cell table:formula="of:=AVERAGE([.B51:.B62])" office:value-type="float" office:value="9.66666666666667" calcext:value-type="float">
            <text:p>9,6666666667</text:p>
          </table:table-cell>
          <table:table-cell table:formula="of:=[.D62]-[.C62]" office:value-type="float" office:value="5.02822387676923" calcext:value-type="float">
            <text:p>5,0282238768</text:p>
          </table:table-cell>
          <table:table-cell table:formula="of:=[.D62]-[.D50]" office:value-type="float" office:value="1.83333333333333" calcext:value-type="float">
            <text:p>1,8333333333</text:p>
          </table:table-cell>
          <table:table-cell table:number-columns-repeated="1000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1" calcext:value-type="float">
            <text:p>11</text:p>
          </table:table-cell>
          <table:table-cell table:formula="of:=COM.MICROSOFT.STDEV.S([.B52:.B63])" office:value-type="float" office:value="4.65393284320809" calcext:value-type="float">
            <text:p>4,6539328432</text:p>
          </table:table-cell>
          <table:table-cell table:formula="of:=AVERAGE([.B52:.B63])" office:value-type="float" office:value="9.75" calcext:value-type="float">
            <text:p>9,75</text:p>
          </table:table-cell>
          <table:table-cell table:formula="of:=[.D63]-[.C63]" office:value-type="float" office:value="5.09606715679191" calcext:value-type="float">
            <text:p>5,0960671568</text:p>
          </table:table-cell>
          <table:table-cell table:formula="of:=[.D63]-[.D51]" office:value-type="float" office:value="1.5" calcext:value-type="float">
            <text:p>1,5</text:p>
          </table:table-cell>
          <table:table-cell table:number-columns-repeated="1000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6" calcext:value-type="float">
            <text:p>6</text:p>
          </table:table-cell>
          <table:table-cell table:formula="of:=COM.MICROSOFT.STDEV.S([.B53:.B64])" office:value-type="float" office:value="4.56933122883293" calcext:value-type="float">
            <text:p>4,5693312288</text:p>
          </table:table-cell>
          <table:table-cell table:formula="of:=AVERAGE([.B53:.B64])" office:value-type="float" office:value="9.83333333333333" calcext:value-type="float">
            <text:p>9,8333333333</text:p>
          </table:table-cell>
          <table:table-cell table:formula="of:=[.D64]-[.C64]" office:value-type="float" office:value="5.2640021045004" calcext:value-type="float">
            <text:p>5,2640021045</text:p>
          </table:table-cell>
          <table:table-cell table:formula="of:=[.D64]-[.D52]" office:value-type="float" office:value="1.75" calcext:value-type="float">
            <text:p>1,75</text:p>
          </table:table-cell>
          <table:table-cell table:number-columns-repeated="1000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0" calcext:value-type="float">
            <text:p>10</text:p>
          </table:table-cell>
          <table:table-cell table:formula="of:=COM.MICROSOFT.STDEV.S([.B54:.B65])" office:value-type="float" office:value="3.27525155175488" calcext:value-type="float">
            <text:p>3,2752515518</text:p>
          </table:table-cell>
          <table:table-cell table:formula="of:=AVERAGE([.B54:.B65])" office:value-type="float" office:value="9" calcext:value-type="float">
            <text:p>9</text:p>
          </table:table-cell>
          <table:table-cell table:formula="of:=[.D65]-[.C65]" office:value-type="float" office:value="5.72474844824512" calcext:value-type="float">
            <text:p>5,7247484482</text:p>
          </table:table-cell>
          <table:table-cell table:formula="of:=[.D65]-[.D53]" office:value-type="float" office:value="0.25" calcext:value-type="float">
            <text:p>0,25</text:p>
          </table:table-cell>
          <table:table-cell table:number-columns-repeated="1000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8" calcext:value-type="float">
            <text:p>8</text:p>
          </table:table-cell>
          <table:table-cell table:formula="of:=COM.MICROSOFT.STDEV.S([.B55:.B66])" office:value-type="float" office:value="3.22278817739603" calcext:value-type="float">
            <text:p>3,2227881774</text:p>
          </table:table-cell>
          <table:table-cell table:formula="of:=AVERAGE([.B55:.B66])" office:value-type="float" office:value="8.75" calcext:value-type="float">
            <text:p>8,75</text:p>
          </table:table-cell>
          <table:table-cell table:formula="of:=[.D66]-[.C66]" office:value-type="float" office:value="5.52721182260397" calcext:value-type="float">
            <text:p>5,5272118226</text:p>
          </table:table-cell>
          <table:table-cell table:formula="of:=[.D66]-[.D54]" office:value-type="float" office:value="-0.416666666666666" calcext:value-type="float">
            <text:p>-0,4166666667</text:p>
          </table:table-cell>
          <table:table-cell table:number-columns-repeated="1000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6" calcext:value-type="float">
            <text:p>6</text:p>
          </table:table-cell>
          <table:table-cell table:formula="of:=COM.MICROSOFT.STDEV.S([.B56:.B67])" office:value-type="float" office:value="2.99873710792131" calcext:value-type="float">
            <text:p>2,9987371079</text:p>
          </table:table-cell>
          <table:table-cell table:formula="of:=AVERAGE([.B56:.B67])" office:value-type="float" office:value="8.91666666666667" calcext:value-type="float">
            <text:p>8,9166666667</text:p>
          </table:table-cell>
          <table:table-cell table:formula="of:=[.D67]-[.C67]" office:value-type="float" office:value="5.91792955874536" calcext:value-type="float">
            <text:p>5,9179295587</text:p>
          </table:table-cell>
          <table:table-cell table:formula="of:=[.D67]-[.D55]" office:value-type="float" office:value="0.166666666666666" calcext:value-type="float">
            <text:p>0,1666666667</text:p>
          </table:table-cell>
          <table:table-cell table:number-columns-repeated="1000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4" calcext:value-type="float">
            <text:p>14</text:p>
          </table:table-cell>
          <table:table-cell table:formula="of:=COM.MICROSOFT.STDEV.S([.B57:.B68])" office:value-type="float" office:value="3.23217723786455" calcext:value-type="float">
            <text:p>3,2321772379</text:p>
          </table:table-cell>
          <table:table-cell table:formula="of:=AVERAGE([.B57:.B68])" office:value-type="float" office:value="9.08333333333333" calcext:value-type="float">
            <text:p>9,0833333333</text:p>
          </table:table-cell>
          <table:table-cell table:formula="of:=[.D68]-[.C68]" office:value-type="float" office:value="5.85115609546879" calcext:value-type="float">
            <text:p>5,8511560955</text:p>
          </table:table-cell>
          <table:table-cell table:formula="of:=[.D68]-[.D56]" office:value-type="float" office:value="-0.0833333333333322" calcext:value-type="float">
            <text:p>-0,0833333333</text:p>
          </table:table-cell>
          <table:table-cell table:number-columns-repeated="1000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2" calcext:value-type="float">
            <text:p>12</text:p>
          </table:table-cell>
          <table:table-cell table:formula="of:=COM.MICROSOFT.STDEV.S([.B58:.B69])" office:value-type="float" office:value="3.05505046330389" calcext:value-type="float">
            <text:p>3,0550504633</text:p>
          </table:table-cell>
          <table:table-cell table:formula="of:=AVERAGE([.B58:.B69])" office:value-type="float" office:value="9.66666666666667" calcext:value-type="float">
            <text:p>9,6666666667</text:p>
          </table:table-cell>
          <table:table-cell table:formula="of:=[.D69]-[.C69]" office:value-type="float" office:value="6.61161620336277" calcext:value-type="float">
            <text:p>6,6116162034</text:p>
          </table:table-cell>
          <table:table-cell table:formula="of:=[.D69]-[.D57]" office:value-type="float" office:value="0.916666666666666" calcext:value-type="float">
            <text:p>0,9166666667</text:p>
          </table:table-cell>
          <table:table-cell table:number-columns-repeated="1000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4" calcext:value-type="float">
            <text:p>14</text:p>
          </table:table-cell>
          <table:table-cell table:formula="of:=COM.MICROSOFT.STDEV.S([.B59:.B70])" office:value-type="float" office:value="3.16586911806652" calcext:value-type="float">
            <text:p>3,1658691181</text:p>
          </table:table-cell>
          <table:table-cell table:formula="of:=AVERAGE([.B59:.B70])" office:value-type="float" office:value="9.75" calcext:value-type="float">
            <text:p>9,75</text:p>
          </table:table-cell>
          <table:table-cell table:formula="of:=[.D70]-[.C70]" office:value-type="float" office:value="6.58413088193348" calcext:value-type="float">
            <text:p>6,5841308819</text:p>
          </table:table-cell>
          <table:table-cell table:formula="of:=[.D70]-[.D58]" office:value-type="float" office:value="0.75" calcext:value-type="float">
            <text:p>0,75</text:p>
          </table:table-cell>
          <table:table-cell table:number-columns-repeated="1000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3" calcext:value-type="float">
            <text:p>13</text:p>
          </table:table-cell>
          <table:table-cell table:formula="of:=COM.MICROSOFT.STDEV.S([.B60:.B71])" office:value-type="float" office:value="3.16586911806652" calcext:value-type="float">
            <text:p>3,1658691181</text:p>
          </table:table-cell>
          <table:table-cell table:formula="of:=AVERAGE([.B60:.B71])" office:value-type="float" office:value="10.25" calcext:value-type="float">
            <text:p>10,25</text:p>
          </table:table-cell>
          <table:table-cell table:formula="of:=[.D71]-[.C71]" office:value-type="float" office:value="7.08413088193348" calcext:value-type="float">
            <text:p>7,0841308819</text:p>
          </table:table-cell>
          <table:table-cell table:formula="of:=[.D71]-[.D59]" office:value-type="float" office:value="1.66666666666667" calcext:value-type="float">
            <text:p>1,6666666667</text:p>
          </table:table-cell>
          <table:table-cell table:number-columns-repeated="1000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6" calcext:value-type="float">
            <text:p>16</text:p>
          </table:table-cell>
          <table:table-cell table:formula="of:=COM.MICROSOFT.STDEV.S([.B61:.B72])" office:value-type="float" office:value="3.42340429539033" calcext:value-type="float">
            <text:p>3,4234042954</text:p>
          </table:table-cell>
          <table:table-cell table:formula="of:=AVERAGE([.B61:.B72])" office:value-type="float" office:value="10.4166666666667" calcext:value-type="float">
            <text:p>10,4166666667</text:p>
          </table:table-cell>
          <table:table-cell table:formula="of:=[.D72]-[.C72]" office:value-type="float" office:value="6.99326237127633" calcext:value-type="float">
            <text:p>6,9932623713</text:p>
          </table:table-cell>
          <table:table-cell table:formula="of:=[.D72]-[.D60]" office:value-type="float" office:value="1.08333333333333" calcext:value-type="float">
            <text:p>1,0833333333</text:p>
          </table:table-cell>
          <table:table-cell table:number-columns-repeated="1000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1" calcext:value-type="float">
            <text:p>11</text:p>
          </table:table-cell>
          <table:table-cell table:formula="of:=COM.MICROSOFT.STDEV.S([.B62:.B73])" office:value-type="float" office:value="3.2508740083525" calcext:value-type="float">
            <text:p>3,2508740084</text:p>
          </table:table-cell>
          <table:table-cell table:formula="of:=AVERAGE([.B62:.B73])" office:value-type="float" office:value="10.75" calcext:value-type="float">
            <text:p>10,75</text:p>
          </table:table-cell>
          <table:table-cell table:formula="of:=[.D73]-[.C73]" office:value-type="float" office:value="7.49912599164751" calcext:value-type="float">
            <text:p>7,4991259916</text:p>
          </table:table-cell>
          <table:table-cell table:formula="of:=[.D73]-[.D61]" office:value-type="float" office:value="1.25" calcext:value-type="float">
            <text:p>1,25</text:p>
          </table:table-cell>
          <table:table-cell table:number-columns-repeated="1000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5" calcext:value-type="float">
            <text:p>5</text:p>
          </table:table-cell>
          <table:table-cell table:formula="of:=COM.MICROSOFT.STDEV.S([.B63:.B74])" office:value-type="float" office:value="3.58024884863913" calcext:value-type="float">
            <text:p>3,5802488486</text:p>
          </table:table-cell>
          <table:table-cell table:formula="of:=AVERAGE([.B63:.B74])" office:value-type="float" office:value="10.5" calcext:value-type="float">
            <text:p>10,5</text:p>
          </table:table-cell>
          <table:table-cell table:formula="of:=[.D74]-[.C74]" office:value-type="float" office:value="6.91975115136087" calcext:value-type="float">
            <text:p>6,9197511514</text:p>
          </table:table-cell>
          <table:table-cell table:formula="of:=[.D74]-[.D62]" office:value-type="float" office:value="0.833333333333334" calcext:value-type="float">
            <text:p>0,8333333333</text:p>
          </table:table-cell>
          <table:table-cell table:number-columns-repeated="1000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6" calcext:value-type="float">
            <text:p>6</text:p>
          </table:table-cell>
          <table:table-cell table:formula="of:=COM.MICROSOFT.STDEV.S([.B64:.B75])" office:value-type="float" office:value="3.80091695475838" calcext:value-type="float">
            <text:p>3,8009169548</text:p>
          </table:table-cell>
          <table:table-cell table:formula="of:=AVERAGE([.B64:.B75])" office:value-type="float" office:value="10.0833333333333" calcext:value-type="float">
            <text:p>10,0833333333</text:p>
          </table:table-cell>
          <table:table-cell table:formula="of:=[.D75]-[.C75]" office:value-type="float" office:value="6.28241637857496" calcext:value-type="float">
            <text:p>6,2824163786</text:p>
          </table:table-cell>
          <table:table-cell table:formula="of:=[.D75]-[.D63]" office:value-type="float" office:value="0.333333333333334" calcext:value-type="float">
            <text:p>0,3333333333</text:p>
          </table:table-cell>
          <table:table-cell table:number-columns-repeated="1000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6" calcext:value-type="float">
            <text:p>6</text:p>
          </table:table-cell>
          <table:table-cell table:formula="of:=COM.MICROSOFT.STDEV.S([.B65:.B76])" office:value-type="float" office:value="3.80091695475838" calcext:value-type="float">
            <text:p>3,8009169548</text:p>
          </table:table-cell>
          <table:table-cell table:formula="of:=AVERAGE([.B65:.B76])" office:value-type="float" office:value="10.0833333333333" calcext:value-type="float">
            <text:p>10,0833333333</text:p>
          </table:table-cell>
          <table:table-cell table:formula="of:=[.D76]-[.C76]" office:value-type="float" office:value="6.28241637857496" calcext:value-type="float">
            <text:p>6,2824163786</text:p>
          </table:table-cell>
          <table:table-cell table:formula="of:=[.D76]-[.D64]" office:value-type="float" office:value="0.25" calcext:value-type="float">
            <text:p>0,25</text:p>
          </table:table-cell>
          <table:table-cell table:number-columns-repeated="1000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9" calcext:value-type="float">
            <text:p>9</text:p>
          </table:table-cell>
          <table:table-cell table:formula="of:=COM.MICROSOFT.STDEV.S([.B66:.B77])" office:value-type="float" office:value="3.81385035698237" calcext:value-type="float">
            <text:p>3,813850357</text:p>
          </table:table-cell>
          <table:table-cell table:formula="of:=AVERAGE([.B66:.B77])" office:value-type="float" office:value="10" calcext:value-type="float">
            <text:p>10</text:p>
          </table:table-cell>
          <table:table-cell table:formula="of:=[.D77]-[.C77]" office:value-type="float" office:value="6.18614964301763" calcext:value-type="float">
            <text:p>6,186149643</text:p>
          </table:table-cell>
          <table:table-cell table:formula="of:=[.D77]-[.D65]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15" calcext:value-type="float">
            <text:p>15</text:p>
          </table:table-cell>
          <table:table-cell table:formula="of:=COM.MICROSOFT.STDEV.S([.B67:.B78])" office:value-type="float" office:value="4.01040313850532" calcext:value-type="float">
            <text:p>4,0104031385</text:p>
          </table:table-cell>
          <table:table-cell table:formula="of:=AVERAGE([.B67:.B78])" office:value-type="float" office:value="10.5833333333333" calcext:value-type="float">
            <text:p>10,5833333333</text:p>
          </table:table-cell>
          <table:table-cell table:formula="of:=[.D78]-[.C78]" office:value-type="float" office:value="6.57293019482801" calcext:value-type="float">
            <text:p>6,5729301948</text:p>
          </table:table-cell>
          <table:table-cell table:formula="of:=[.D78]-[.D66]" office:value-type="float" office:value="1.83333333333333" calcext:value-type="float">
            <text:p>1,8333333333</text:p>
          </table:table-cell>
          <table:table-cell table:number-columns-repeated="1000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6" calcext:value-type="float">
            <text:p>6</text:p>
          </table:table-cell>
          <table:table-cell table:formula="of:=COM.MICROSOFT.STDEV.S([.B68:.B79])" office:value-type="float" office:value="4.01040313850532" calcext:value-type="float">
            <text:p>4,0104031385</text:p>
          </table:table-cell>
          <table:table-cell table:formula="of:=AVERAGE([.B68:.B79])" office:value-type="float" office:value="10.5833333333333" calcext:value-type="float">
            <text:p>10,5833333333</text:p>
          </table:table-cell>
          <table:table-cell table:formula="of:=[.D79]-[.C79]" office:value-type="float" office:value="6.57293019482801" calcext:value-type="float">
            <text:p>6,5729301948</text:p>
          </table:table-cell>
          <table:table-cell table:formula="of:=[.D79]-[.D67]" office:value-type="float" office:value="1.66666666666667" calcext:value-type="float">
            <text:p>1,6666666667</text:p>
          </table:table-cell>
          <table:table-cell table:number-columns-repeated="1000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6" calcext:value-type="float">
            <text:p>6</text:p>
          </table:table-cell>
          <table:table-cell table:formula="of:=COM.MICROSOFT.STDEV.S([.B69:.B80])" office:value-type="float" office:value="4.05548636996473" calcext:value-type="float">
            <text:p>4,05548637</text:p>
          </table:table-cell>
          <table:table-cell table:formula="of:=AVERAGE([.B69:.B80])" office:value-type="float" office:value="9.91666666666667" calcext:value-type="float">
            <text:p>9,9166666667</text:p>
          </table:table-cell>
          <table:table-cell table:formula="of:=[.D80]-[.C80]" office:value-type="float" office:value="5.86118029670194" calcext:value-type="float">
            <text:p>5,8611802967</text:p>
          </table:table-cell>
          <table:table-cell table:formula="of:=[.D80]-[.D68]" office:value-type="float" office:value="0.833333333333332" calcext:value-type="float">
            <text:p>0,8333333333</text:p>
          </table:table-cell>
          <table:table-cell table:number-columns-repeated="1000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6" calcext:value-type="float">
            <text:p>6</text:p>
          </table:table-cell>
          <table:table-cell table:formula="of:=COM.MICROSOFT.STDEV.S([.B70:.B81])" office:value-type="float" office:value="4.14418175569586" calcext:value-type="float">
            <text:p>4,1441817557</text:p>
          </table:table-cell>
          <table:table-cell table:formula="of:=AVERAGE([.B70:.B81])" office:value-type="float" office:value="9.41666666666667" calcext:value-type="float">
            <text:p>9,4166666667</text:p>
          </table:table-cell>
          <table:table-cell table:formula="of:=[.D81]-[.C81]" office:value-type="float" office:value="5.27248491097081" calcext:value-type="float">
            <text:p>5,272484911</text:p>
          </table:table-cell>
          <table:table-cell table:formula="of:=[.D81]-[.D69]" office:value-type="float" office:value="-0.25" calcext:value-type="float">
            <text:p>-0,25</text:p>
          </table:table-cell>
          <table:table-cell table:number-columns-repeated="1000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5" calcext:value-type="float">
            <text:p>5</text:p>
          </table:table-cell>
          <table:table-cell table:formula="of:=COM.MICROSOFT.STDEV.S([.B71:.B82])" office:value-type="float" office:value="4.05268336096498" calcext:value-type="float">
            <text:p>4,052683361</text:p>
          </table:table-cell>
          <table:table-cell table:formula="of:=AVERAGE([.B71:.B82])" office:value-type="float" office:value="8.66666666666667" calcext:value-type="float">
            <text:p>8,6666666667</text:p>
          </table:table-cell>
          <table:table-cell table:formula="of:=[.D82]-[.C82]" office:value-type="float" office:value="4.61398330570168" calcext:value-type="float">
            <text:p>4,6139833057</text:p>
          </table:table-cell>
          <table:table-cell table:formula="of:=[.D82]-[.D70]" office:value-type="float" office:value="-1.08333333333333" calcext:value-type="float">
            <text:p>-1,0833333333</text:p>
          </table:table-cell>
          <table:table-cell table:number-columns-repeated="1000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8" calcext:value-type="float">
            <text:p>8</text:p>
          </table:table-cell>
          <table:table-cell table:formula="of:=COM.MICROSOFT.STDEV.S([.B72:.B83])" office:value-type="float" office:value="3.8168287645874" calcext:value-type="float">
            <text:p>3,8168287646</text:p>
          </table:table-cell>
          <table:table-cell table:formula="of:=AVERAGE([.B72:.B83])" office:value-type="float" office:value="8.25" calcext:value-type="float">
            <text:p>8,25</text:p>
          </table:table-cell>
          <table:table-cell table:formula="of:=[.D83]-[.C83]" office:value-type="float" office:value="4.4331712354126" calcext:value-type="float">
            <text:p>4,4331712354</text:p>
          </table:table-cell>
          <table:table-cell table:formula="of:=[.D83]-[.D71]" office:value-type="float" office:value="-2" calcext:value-type="float">
            <text:p>-2</text:p>
          </table:table-cell>
          <table:table-cell table:number-columns-repeated="1000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9" calcext:value-type="float">
            <text:p>9</text:p>
          </table:table-cell>
          <table:table-cell table:formula="of:=COM.MICROSOFT.STDEV.S([.B73:.B84])" office:value-type="float" office:value="2.96443566094439" calcext:value-type="float">
            <text:p>2,9644356609</text:p>
          </table:table-cell>
          <table:table-cell table:formula="of:=AVERAGE([.B73:.B84])" office:value-type="float" office:value="7.66666666666667" calcext:value-type="float">
            <text:p>7,6666666667</text:p>
          </table:table-cell>
          <table:table-cell table:formula="of:=[.D84]-[.C84]" office:value-type="float" office:value="4.70223100572228" calcext:value-type="float">
            <text:p>4,7022310057</text:p>
          </table:table-cell>
          <table:table-cell table:formula="of:=[.D84]-[.D72]" office:value-type="float" office:value="-2.75" calcext:value-type="float">
            <text:p>-2,75</text:p>
          </table:table-cell>
          <table:table-cell table:number-columns-repeated="1000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6" calcext:value-type="float">
            <text:p>6</text:p>
          </table:table-cell>
          <table:table-cell table:formula="of:=COM.MICROSOFT.STDEV.S([.B74:.B85])" office:value-type="float" office:value="2.80016233295662" calcext:value-type="float">
            <text:p>2,800162333</text:p>
          </table:table-cell>
          <table:table-cell table:formula="of:=AVERAGE([.B74:.B85])" office:value-type="float" office:value="7.25" calcext:value-type="float">
            <text:p>7,25</text:p>
          </table:table-cell>
          <table:table-cell table:formula="of:=[.D85]-[.C85]" office:value-type="float" office:value="4.44983766704338" calcext:value-type="float">
            <text:p>4,449837667</text:p>
          </table:table-cell>
          <table:table-cell table:formula="of:=[.D85]-[.D73]" office:value-type="float" office:value="-3.5" calcext:value-type="float">
            <text:p>-3,5</text:p>
          </table:table-cell>
          <table:table-cell table:number-columns-repeated="1000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16" calcext:value-type="float">
            <text:p>16</text:p>
          </table:table-cell>
          <table:table-cell table:formula="of:=COM.MICROSOFT.STDEV.S([.B75:.B86])" office:value-type="float" office:value="3.66391081008291" calcext:value-type="float">
            <text:p>3,6639108101</text:p>
          </table:table-cell>
          <table:table-cell table:formula="of:=AVERAGE([.B75:.B86])" office:value-type="float" office:value="8.16666666666667" calcext:value-type="float">
            <text:p>8,1666666667</text:p>
          </table:table-cell>
          <table:table-cell table:formula="of:=[.D86]-[.C86]" office:value-type="float" office:value="4.50275585658375" calcext:value-type="float">
            <text:p>4,5027558566</text:p>
          </table:table-cell>
          <table:table-cell table:formula="of:=[.D86]-[.D74]" office:value-type="float" office:value="-2.33333333333333" calcext:value-type="float">
            <text:p>-2,3333333333</text:p>
          </table:table-cell>
          <table:table-cell table:number-columns-repeated="1000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14" calcext:value-type="float">
            <text:p>14</text:p>
          </table:table-cell>
          <table:table-cell table:formula="of:=COM.MICROSOFT.STDEV.S([.B76:.B87])" office:value-type="float" office:value="3.95045068391704" calcext:value-type="float">
            <text:p>3,9504506839</text:p>
          </table:table-cell>
          <table:table-cell table:formula="of:=AVERAGE([.B76:.B87])" office:value-type="float" office:value="8.83333333333333" calcext:value-type="float">
            <text:p>8,8333333333</text:p>
          </table:table-cell>
          <table:table-cell table:formula="of:=[.D87]-[.C87]" office:value-type="float" office:value="4.88288264941629" calcext:value-type="float">
            <text:p>4,8828826494</text:p>
          </table:table-cell>
          <table:table-cell table:formula="of:=[.D87]-[.D75]" office:value-type="float" office:value="-1.25" calcext:value-type="float">
            <text:p>-1,25</text:p>
          </table:table-cell>
          <table:table-cell table:number-columns-repeated="1000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11" calcext:value-type="float">
            <text:p>11</text:p>
          </table:table-cell>
          <table:table-cell table:formula="of:=COM.MICROSOFT.STDEV.S([.B77:.B88])" office:value-type="float" office:value="3.88762605758789" calcext:value-type="float">
            <text:p>3,8876260576</text:p>
          </table:table-cell>
          <table:table-cell table:formula="of:=AVERAGE([.B77:.B88])" office:value-type="float" office:value="9.25" calcext:value-type="float">
            <text:p>9,25</text:p>
          </table:table-cell>
          <table:table-cell table:formula="of:=[.D88]-[.C88]" office:value-type="float" office:value="5.36237394241211" calcext:value-type="float">
            <text:p>5,3623739424</text:p>
          </table:table-cell>
          <table:table-cell table:formula="of:=[.D88]-[.D76]" office:value-type="float" office:value="-0.833333333333334" calcext:value-type="float">
            <text:p>-0,8333333333</text:p>
          </table:table-cell>
          <table:table-cell table:number-columns-repeated="1000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1" calcext:value-type="float">
            <text:p>11</text:p>
          </table:table-cell>
          <table:table-cell table:formula="of:=COM.MICROSOFT.STDEV.S([.B78:.B89])" office:value-type="float" office:value="3.91868097783688" calcext:value-type="float">
            <text:p>3,9186809778</text:p>
          </table:table-cell>
          <table:table-cell table:formula="of:=AVERAGE([.B78:.B89])" office:value-type="float" office:value="9.41666666666667" calcext:value-type="float">
            <text:p>9,4166666667</text:p>
          </table:table-cell>
          <table:table-cell table:formula="of:=[.D89]-[.C89]" office:value-type="float" office:value="5.49798568882979" calcext:value-type="float">
            <text:p>5,4979856888</text:p>
          </table:table-cell>
          <table:table-cell table:formula="of:=[.D89]-[.D77]" office:value-type="float" office:value="-0.583333333333334" calcext:value-type="float">
            <text:p>-0,5833333333</text:p>
          </table:table-cell>
          <table:table-cell table:number-columns-repeated="1000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4" calcext:value-type="float">
            <text:p>14</text:p>
          </table:table-cell>
          <table:table-cell table:formula="of:=COM.MICROSOFT.STDEV.S([.B79:.B90])" office:value-type="float" office:value="3.79792606882262" calcext:value-type="float">
            <text:p>3,7979260688</text:p>
          </table:table-cell>
          <table:table-cell table:formula="of:=AVERAGE([.B79:.B90])" office:value-type="float" office:value="9.33333333333333" calcext:value-type="float">
            <text:p>9,3333333333</text:p>
          </table:table-cell>
          <table:table-cell table:formula="of:=[.D90]-[.C90]" office:value-type="float" office:value="5.53540726451072" calcext:value-type="float">
            <text:p>5,5354072645</text:p>
          </table:table-cell>
          <table:table-cell table:formula="of:=[.D90]-[.D78]" office:value-type="float" office:value="-1.25" calcext:value-type="float">
            <text:p>-1,25</text:p>
          </table:table-cell>
          <table:table-cell table:number-columns-repeated="1000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9" calcext:value-type="float">
            <text:p>9</text:p>
          </table:table-cell>
          <table:table-cell table:formula="of:=COM.MICROSOFT.STDEV.S([.B80:.B91])" office:value-type="float" office:value="3.65459445165406" calcext:value-type="float">
            <text:p>3,6545944517</text:p>
          </table:table-cell>
          <table:table-cell table:formula="of:=AVERAGE([.B80:.B91])" office:value-type="float" office:value="9.58333333333333" calcext:value-type="float">
            <text:p>9,5833333333</text:p>
          </table:table-cell>
          <table:table-cell table:formula="of:=[.D91]-[.C91]" office:value-type="float" office:value="5.92873888167928" calcext:value-type="float">
            <text:p>5,9287388817</text:p>
          </table:table-cell>
          <table:table-cell table:formula="of:=[.D91]-[.D79]" office:value-type="float" office:value="-1" calcext:value-type="float">
            <text:p>-1</text:p>
          </table:table-cell>
          <table:table-cell table:number-columns-repeated="1000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7" calcext:value-type="float">
            <text:p>7</text:p>
          </table:table-cell>
          <table:table-cell table:formula="of:=COM.MICROSOFT.STDEV.S([.B81:.B92])" office:value-type="float" office:value="3.57601437187811" calcext:value-type="float">
            <text:p>3,5760143719</text:p>
          </table:table-cell>
          <table:table-cell table:formula="of:=AVERAGE([.B81:.B92])" office:value-type="float" office:value="9.66666666666667" calcext:value-type="float">
            <text:p>9,6666666667</text:p>
          </table:table-cell>
          <table:table-cell table:formula="of:=[.D92]-[.C92]" office:value-type="float" office:value="6.09065229478856" calcext:value-type="float">
            <text:p>6,0906522948</text:p>
          </table:table-cell>
          <table:table-cell table:formula="of:=[.D92]-[.D80]" office:value-type="float" office:value="-0.25" calcext:value-type="float">
            <text:p>-0,25</text:p>
          </table:table-cell>
          <table:table-cell table:number-columns-repeated="1000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11" calcext:value-type="float">
            <text:p>11</text:p>
          </table:table-cell>
          <table:table-cell table:formula="of:=COM.MICROSOFT.STDEV.S([.B82:.B93])" office:value-type="float" office:value="3.3967453227875" calcext:value-type="float">
            <text:p>3,3967453228</text:p>
          </table:table-cell>
          <table:table-cell table:formula="of:=AVERAGE([.B82:.B93])" office:value-type="float" office:value="10.0833333333333" calcext:value-type="float">
            <text:p>10,0833333333</text:p>
          </table:table-cell>
          <table:table-cell table:formula="of:=[.D93]-[.C93]" office:value-type="float" office:value="6.68658801054583" calcext:value-type="float">
            <text:p>6,6865880105</text:p>
          </table:table-cell>
          <table:table-cell table:formula="of:=[.D93]-[.D81]" office:value-type="float" office:value="0.666666666666668" calcext:value-type="float">
            <text:p>0,6666666667</text:p>
          </table:table-cell>
          <table:table-cell table:number-columns-repeated="1000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11" calcext:value-type="float">
            <text:p>11</text:p>
          </table:table-cell>
          <table:table-cell table:formula="of:=COM.MICROSOFT.STDEV.S([.B83:.B94])" office:value-type="float" office:value="2.99873710792131" calcext:value-type="float">
            <text:p>2,9987371079</text:p>
          </table:table-cell>
          <table:table-cell table:formula="of:=AVERAGE([.B83:.B94])" office:value-type="float" office:value="10.5833333333333" calcext:value-type="float">
            <text:p>10,5833333333</text:p>
          </table:table-cell>
          <table:table-cell table:formula="of:=[.D94]-[.C94]" office:value-type="float" office:value="7.58459622541203" calcext:value-type="float">
            <text:p>7,5845962254</text:p>
          </table:table-cell>
          <table:table-cell table:formula="of:=[.D94]-[.D82]" office:value-type="float" office:value="1.91666666666667" calcext:value-type="float">
            <text:p>1,9166666667</text:p>
          </table:table-cell>
          <table:table-cell table:number-columns-repeated="1000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3" calcext:value-type="float">
            <text:p>13</text:p>
          </table:table-cell>
          <table:table-cell table:formula="of:=COM.MICROSOFT.STDEV.S([.B84:.B95])" office:value-type="float" office:value="2.95419578350399" calcext:value-type="float">
            <text:p>2,9541957835</text:p>
          </table:table-cell>
          <table:table-cell table:formula="of:=AVERAGE([.B84:.B95])" office:value-type="float" office:value="11" calcext:value-type="float">
            <text:p>11</text:p>
          </table:table-cell>
          <table:table-cell table:formula="of:=[.D95]-[.C95]" office:value-type="float" office:value="8.04580421649601" calcext:value-type="float">
            <text:p>8,0458042165</text:p>
          </table:table-cell>
          <table:table-cell table:formula="of:=[.D95]-[.D83]" office:value-type="float" office:value="2.75" calcext:value-type="float">
            <text:p>2,75</text:p>
          </table:table-cell>
          <table:table-cell table:number-columns-repeated="1000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3" calcext:value-type="float">
            <text:p>13</text:p>
          </table:table-cell>
          <table:table-cell table:formula="of:=COM.MICROSOFT.STDEV.S([.B85:.B96])" office:value-type="float" office:value="2.93360880249235" calcext:value-type="float">
            <text:p>2,9336088025</text:p>
          </table:table-cell>
          <table:table-cell table:formula="of:=AVERAGE([.B85:.B96])" office:value-type="float" office:value="11.3333333333333" calcext:value-type="float">
            <text:p>11,3333333333</text:p>
          </table:table-cell>
          <table:table-cell table:formula="of:=[.D96]-[.C96]" office:value-type="float" office:value="8.39972453084098" calcext:value-type="float">
            <text:p>8,3997245308</text:p>
          </table:table-cell>
          <table:table-cell table:formula="of:=[.D96]-[.D84]" office:value-type="float" office:value="3.66666666666667" calcext:value-type="float">
            <text:p>3,6666666667</text:p>
          </table:table-cell>
          <table:table-cell table:number-columns-repeated="1000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6" calcext:value-type="float">
            <text:p>6</text:p>
          </table:table-cell>
          <table:table-cell table:formula="of:=COM.MICROSOFT.STDEV.S([.B86:.B97])" office:value-type="float" office:value="2.93360880249235" calcext:value-type="float">
            <text:p>2,9336088025</text:p>
          </table:table-cell>
          <table:table-cell table:formula="of:=AVERAGE([.B86:.B97])" office:value-type="float" office:value="11.3333333333333" calcext:value-type="float">
            <text:p>11,3333333333</text:p>
          </table:table-cell>
          <table:table-cell table:formula="of:=[.D97]-[.C97]" office:value-type="float" office:value="8.39972453084098" calcext:value-type="float">
            <text:p>8,3997245308</text:p>
          </table:table-cell>
          <table:table-cell table:formula="of:=[.D97]-[.D85]" office:value-type="float" office:value="4.08333333333333" calcext:value-type="float">
            <text:p>4,0833333333</text:p>
          </table:table-cell>
          <table:table-cell table:number-columns-repeated="1000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7" calcext:value-type="float">
            <text:p>7</text:p>
          </table:table-cell>
          <table:table-cell table:formula="of:=COM.MICROSOFT.STDEV.S([.B87:.B98])" office:value-type="float" office:value="2.77843426585856" calcext:value-type="float">
            <text:p>2,7784342659</text:p>
          </table:table-cell>
          <table:table-cell table:formula="of:=AVERAGE([.B87:.B98])" office:value-type="float" office:value="10.5833333333333" calcext:value-type="float">
            <text:p>10,5833333333</text:p>
          </table:table-cell>
          <table:table-cell table:formula="of:=[.D98]-[.C98]" office:value-type="float" office:value="7.80489906747478" calcext:value-type="float">
            <text:p>7,8048990675</text:p>
          </table:table-cell>
          <table:table-cell table:formula="of:=[.D98]-[.D86]" office:value-type="float" office:value="2.41666666666667" calcext:value-type="float">
            <text:p>2,4166666667</text:p>
          </table:table-cell>
          <table:table-cell table:number-columns-repeated="1000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10" calcext:value-type="float">
            <text:p>10</text:p>
          </table:table-cell>
          <table:table-cell table:formula="of:=COM.MICROSOFT.STDEV.S([.B88:.B99])" office:value-type="float" office:value="2.56284642891099" calcext:value-type="float">
            <text:p>2,5628464289</text:p>
          </table:table-cell>
          <table:table-cell table:formula="of:=AVERAGE([.B88:.B99])" office:value-type="float" office:value="10.25" calcext:value-type="float">
            <text:p>10,25</text:p>
          </table:table-cell>
          <table:table-cell table:formula="of:=[.D99]-[.C99]" office:value-type="float" office:value="7.68715357108901" calcext:value-type="float">
            <text:p>7,6871535711</text:p>
          </table:table-cell>
          <table:table-cell table:formula="of:=[.D99]-[.D87]" office:value-type="float" office:value="1.41666666666667" calcext:value-type="float">
            <text:p>1,4166666667</text:p>
          </table:table-cell>
          <table:table-cell table:number-columns-repeated="1000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11" calcext:value-type="float">
            <text:p>11</text:p>
          </table:table-cell>
          <table:table-cell table:formula="of:=COM.MICROSOFT.STDEV.S([.B89:.B100])" office:value-type="float" office:value="2.56284642891099" calcext:value-type="float">
            <text:p>2,5628464289</text:p>
          </table:table-cell>
          <table:table-cell table:formula="of:=AVERAGE([.B89:.B100])" office:value-type="float" office:value="10.25" calcext:value-type="float">
            <text:p>10,25</text:p>
          </table:table-cell>
          <table:table-cell table:formula="of:=[.D100]-[.C100]" office:value-type="float" office:value="7.68715357108901" calcext:value-type="float">
            <text:p>7,6871535711</text:p>
          </table:table-cell>
          <table:table-cell table:formula="of:=[.D100]-[.D88]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4" calcext:value-type="float">
            <text:p>4</text:p>
          </table:table-cell>
          <table:table-cell table:formula="of:=COM.MICROSOFT.STDEV.S([.B90:.B101])" office:value-type="float" office:value="3.11399577664609" calcext:value-type="float">
            <text:p>3,1139957766</text:p>
          </table:table-cell>
          <table:table-cell table:formula="of:=AVERAGE([.B90:.B101])" office:value-type="float" office:value="9.66666666666667" calcext:value-type="float">
            <text:p>9,6666666667</text:p>
          </table:table-cell>
          <table:table-cell table:formula="of:=[.D101]-[.C101]" office:value-type="float" office:value="6.55267089002057" calcext:value-type="float">
            <text:p>6,55267089</text:p>
          </table:table-cell>
          <table:table-cell table:formula="of:=[.D101]-[.D89]" office:value-type="float" office:value="0.25" calcext:value-type="float">
            <text:p>0,25</text:p>
          </table:table-cell>
          <table:table-cell table:number-columns-repeated="1000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16" calcext:value-type="float">
            <text:p>16</text:p>
          </table:table-cell>
          <table:table-cell table:formula="of:=COM.MICROSOFT.STDEV.S([.B91:.B102])" office:value-type="float" office:value="3.40676688460784" calcext:value-type="float">
            <text:p>3,4067668846</text:p>
          </table:table-cell>
          <table:table-cell table:formula="of:=AVERAGE([.B91:.B102])" office:value-type="float" office:value="9.83333333333333" calcext:value-type="float">
            <text:p>9,8333333333</text:p>
          </table:table-cell>
          <table:table-cell table:formula="of:=[.D102]-[.C102]" office:value-type="float" office:value="6.42656644872549" calcext:value-type="float">
            <text:p>6,4265664487</text:p>
          </table:table-cell>
          <table:table-cell table:formula="of:=[.D102]-[.D90]" office:value-type="float" office:value="0.5" calcext:value-type="float">
            <text:p>0,5</text:p>
          </table:table-cell>
          <table:table-cell table:number-columns-repeated="1000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10" calcext:value-type="float">
            <text:p>10</text:p>
          </table:table-cell>
          <table:table-cell table:formula="of:=COM.MICROSOFT.STDEV.S([.B92:.B103])" office:value-type="float" office:value="3.3967453227875" calcext:value-type="float">
            <text:p>3,3967453228</text:p>
          </table:table-cell>
          <table:table-cell table:formula="of:=AVERAGE([.B92:.B103])" office:value-type="float" office:value="9.91666666666667" calcext:value-type="float">
            <text:p>9,9166666667</text:p>
          </table:table-cell>
          <table:table-cell table:formula="of:=[.D103]-[.C103]" office:value-type="float" office:value="6.51992134387916" calcext:value-type="float">
            <text:p>6,5199213439</text:p>
          </table:table-cell>
          <table:table-cell table:formula="of:=[.D103]-[.D91]" office:value-type="float" office:value="0.333333333333332" calcext:value-type="float">
            <text:p>0,3333333333</text:p>
          </table:table-cell>
          <table:table-cell table:number-columns-repeated="1000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6" calcext:value-type="float">
            <text:p>6</text:p>
          </table:table-cell>
          <table:table-cell table:formula="of:=COM.MICROSOFT.STDEV.S([.B93:.B104])" office:value-type="float" office:value="3.48590234394413" calcext:value-type="float">
            <text:p>3,4859023439</text:p>
          </table:table-cell>
          <table:table-cell table:formula="of:=AVERAGE([.B93:.B104])" office:value-type="float" office:value="9.83333333333333" calcext:value-type="float">
            <text:p>9,8333333333</text:p>
          </table:table-cell>
          <table:table-cell table:formula="of:=[.D104]-[.C104]" office:value-type="float" office:value="6.34743098938921" calcext:value-type="float">
            <text:p>6,3474309894</text:p>
          </table:table-cell>
          <table:table-cell table:formula="of:=[.D104]-[.D92]" office:value-type="float" office:value="0.166666666666668" calcext:value-type="float">
            <text:p>0,1666666667</text:p>
          </table:table-cell>
          <table:table-cell table:number-columns-repeated="1000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5" calcext:value-type="float">
            <text:p>5</text:p>
          </table:table-cell>
          <table:table-cell table:formula="of:=COM.MICROSOFT.STDEV.S([.B94:.B105])" office:value-type="float" office:value="3.7254245232977" calcext:value-type="float">
            <text:p>3,7254245233</text:p>
          </table:table-cell>
          <table:table-cell table:formula="of:=AVERAGE([.B94:.B105])" office:value-type="float" office:value="9.33333333333333" calcext:value-type="float">
            <text:p>9,3333333333</text:p>
          </table:table-cell>
          <table:table-cell table:formula="of:=[.D105]-[.C105]" office:value-type="float" office:value="5.60790881003564" calcext:value-type="float">
            <text:p>5,60790881</text:p>
          </table:table-cell>
          <table:table-cell table:formula="of:=[.D105]-[.D93]" office:value-type="float" office:value="-0.75" calcext:value-type="float">
            <text:p>-0,75</text:p>
          </table:table-cell>
          <table:table-cell table:number-columns-repeated="1000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3" calcext:value-type="float">
            <text:p>3</text:p>
          </table:table-cell>
          <table:table-cell table:formula="of:=COM.MICROSOFT.STDEV.S([.B95:.B106])" office:value-type="float" office:value="4.0973014031041" calcext:value-type="float">
            <text:p>4,0973014031</text:p>
          </table:table-cell>
          <table:table-cell table:formula="of:=AVERAGE([.B95:.B106])" office:value-type="float" office:value="8.66666666666667" calcext:value-type="float">
            <text:p>8,6666666667</text:p>
          </table:table-cell>
          <table:table-cell table:formula="of:=[.D106]-[.C106]" office:value-type="float" office:value="4.56936526356257" calcext:value-type="float">
            <text:p>4,5693652636</text:p>
          </table:table-cell>
          <table:table-cell table:formula="of:=[.D106]-[.D94]" office:value-type="float" office:value="-1.91666666666667" calcext:value-type="float">
            <text:p>-1,9166666667</text:p>
          </table:table-cell>
          <table:table-cell table:number-columns-repeated="1000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2" calcext:value-type="float">
            <text:p>12</text:p>
          </table:table-cell>
          <table:table-cell table:formula="of:=COM.MICROSOFT.STDEV.S([.B96:.B107])" office:value-type="float" office:value="4.01040313850532" calcext:value-type="float">
            <text:p>4,0104031385</text:p>
          </table:table-cell>
          <table:table-cell table:formula="of:=AVERAGE([.B96:.B107])" office:value-type="float" office:value="8.58333333333333" calcext:value-type="float">
            <text:p>8,5833333333</text:p>
          </table:table-cell>
          <table:table-cell table:formula="of:=[.D107]-[.C107]" office:value-type="float" office:value="4.57293019482801" calcext:value-type="float">
            <text:p>4,5729301948</text:p>
          </table:table-cell>
          <table:table-cell table:formula="of:=[.D107]-[.D95]" office:value-type="float" office:value="-2.41666666666667" calcext:value-type="float">
            <text:p>-2,4166666667</text:p>
          </table:table-cell>
          <table:table-cell table:number-columns-repeated="1000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6" calcext:value-type="float">
            <text:p>6</text:p>
          </table:table-cell>
          <table:table-cell table:formula="of:=COM.MICROSOFT.STDEV.S([.B97:.B108])" office:value-type="float" office:value="3.81385035698237" calcext:value-type="float">
            <text:p>3,813850357</text:p>
          </table:table-cell>
          <table:table-cell table:formula="of:=AVERAGE([.B97:.B108])" office:value-type="float" office:value="8" calcext:value-type="float">
            <text:p>8</text:p>
          </table:table-cell>
          <table:table-cell table:formula="of:=[.D108]-[.C108]" office:value-type="float" office:value="4.18614964301763" calcext:value-type="float">
            <text:p>4,186149643</text:p>
          </table:table-cell>
          <table:table-cell table:formula="of:=[.D108]-[.D96]" office:value-type="float" office:value="-3.33333333333333" calcext:value-type="float">
            <text:p>-3,3333333333</text:p>
          </table:table-cell>
          <table:table-cell table:number-columns-repeated="1000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3" calcext:value-type="float">
            <text:p>3</text:p>
          </table:table-cell>
          <table:table-cell table:formula="of:=COM.MICROSOFT.STDEV.S([.B98:.B109])" office:value-type="float" office:value="4.04800736614493" calcext:value-type="float">
            <text:p>4,0480073661</text:p>
          </table:table-cell>
          <table:table-cell table:formula="of:=AVERAGE([.B98:.B109])" office:value-type="float" office:value="7.75" calcext:value-type="float">
            <text:p>7,75</text:p>
          </table:table-cell>
          <table:table-cell table:formula="of:=[.D109]-[.C109]" office:value-type="float" office:value="3.70199263385507" calcext:value-type="float">
            <text:p>3,7019926339</text:p>
          </table:table-cell>
          <table:table-cell table:formula="of:=[.D109]-[.D97]" office:value-type="float" office:value="-3.58333333333333" calcext:value-type="float">
            <text:p>-3,5833333333</text:p>
          </table:table-cell>
          <table:table-cell table:number-columns-repeated="1000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11" calcext:value-type="float">
            <text:p>11</text:p>
          </table:table-cell>
          <table:table-cell table:formula="of:=COM.MICROSOFT.STDEV.S([.B99:.B110])" office:value-type="float" office:value="4.14418175569586" calcext:value-type="float">
            <text:p>4,1441817557</text:p>
          </table:table-cell>
          <table:table-cell table:formula="of:=AVERAGE([.B99:.B110])" office:value-type="float" office:value="8.08333333333333" calcext:value-type="float">
            <text:p>8,0833333333</text:p>
          </table:table-cell>
          <table:table-cell table:formula="of:=[.D110]-[.C110]" office:value-type="float" office:value="3.93915157763747" calcext:value-type="float">
            <text:p>3,9391515776</text:p>
          </table:table-cell>
          <table:table-cell table:formula="of:=[.D110]-[.D98]" office:value-type="float" office:value="-2.5" calcext:value-type="float">
            <text:p>-2,5</text:p>
          </table:table-cell>
          <table:table-cell table:number-columns-repeated="1000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9" calcext:value-type="float">
            <text:p>9</text:p>
          </table:table-cell>
          <table:table-cell table:formula="of:=COM.MICROSOFT.STDEV.S([.B100:.B111])" office:value-type="float" office:value="4.11206650105405" calcext:value-type="float">
            <text:p>4,1120665011</text:p>
          </table:table-cell>
          <table:table-cell table:formula="of:=AVERAGE([.B100:.B111])" office:value-type="float" office:value="8" calcext:value-type="float">
            <text:p>8</text:p>
          </table:table-cell>
          <table:table-cell table:formula="of:=[.D111]-[.C111]" office:value-type="float" office:value="3.88793349894595" calcext:value-type="float">
            <text:p>3,8879334989</text:p>
          </table:table-cell>
          <table:table-cell table:formula="of:=[.D111]-[.D99]" office:value-type="float" office:value="-2.25" calcext:value-type="float">
            <text:p>-2,25</text:p>
          </table:table-cell>
          <table:table-cell table:number-columns-repeated="1000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12" calcext:value-type="float">
            <text:p>12</text:p>
          </table:table-cell>
          <table:table-cell table:formula="of:=COM.MICROSOFT.STDEV.S([.B101:.B112])" office:value-type="float" office:value="4.1878250665326" calcext:value-type="float">
            <text:p>4,1878250665</text:p>
          </table:table-cell>
          <table:table-cell table:formula="of:=AVERAGE([.B101:.B112])" office:value-type="float" office:value="8.08333333333333" calcext:value-type="float">
            <text:p>8,0833333333</text:p>
          </table:table-cell>
          <table:table-cell table:formula="of:=[.D112]-[.C112]" office:value-type="float" office:value="3.89550826680073" calcext:value-type="float">
            <text:p>3,8955082668</text:p>
          </table:table-cell>
          <table:table-cell table:formula="of:=[.D112]-[.D100]" office:value-type="float" office:value="-2.16666666666667" calcext:value-type="float">
            <text:p>-2,1666666667</text:p>
          </table:table-cell>
          <table:table-cell table:number-columns-repeated="1000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5" calcext:value-type="float">
            <text:p>5</text:p>
          </table:table-cell>
          <table:table-cell table:formula="of:=COM.MICROSOFT.STDEV.S([.B102:.B113])" office:value-type="float" office:value="4.10838020134309" calcext:value-type="float">
            <text:p>4,1083802013</text:p>
          </table:table-cell>
          <table:table-cell table:formula="of:=AVERAGE([.B102:.B113])" office:value-type="float" office:value="8.16666666666667" calcext:value-type="float">
            <text:p>8,1666666667</text:p>
          </table:table-cell>
          <table:table-cell table:formula="of:=[.D113]-[.C113]" office:value-type="float" office:value="4.05828646532358" calcext:value-type="float">
            <text:p>4,0582864653</text:p>
          </table:table-cell>
          <table:table-cell table:formula="of:=[.D113]-[.D101]" office:value-type="float" office:value="-1.5" calcext:value-type="float">
            <text:p>-1,5</text:p>
          </table:table-cell>
          <table:table-cell table:number-columns-repeated="1000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12" calcext:value-type="float">
            <text:p>12</text:p>
          </table:table-cell>
          <table:table-cell table:formula="of:=COM.MICROSOFT.STDEV.S([.B103:.B114])" office:value-type="float" office:value="3.53767600483022" calcext:value-type="float">
            <text:p>3,5376760048</text:p>
          </table:table-cell>
          <table:table-cell table:formula="of:=AVERAGE([.B103:.B114])" office:value-type="float" office:value="7.83333333333333" calcext:value-type="float">
            <text:p>7,8333333333</text:p>
          </table:table-cell>
          <table:table-cell table:formula="of:=[.D114]-[.C114]" office:value-type="float" office:value="4.29565732850311" calcext:value-type="float">
            <text:p>4,2956573285</text:p>
          </table:table-cell>
          <table:table-cell table:formula="of:=[.D114]-[.D102]" office:value-type="float" office:value="-2" calcext:value-type="float">
            <text:p>-2</text:p>
          </table:table-cell>
          <table:table-cell table:number-columns-repeated="1000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3" calcext:value-type="float">
            <text:p>3</text:p>
          </table:table-cell>
          <table:table-cell table:formula="of:=COM.MICROSOFT.STDEV.S([.B104:.B115])" office:value-type="float" office:value="3.72033722811644" calcext:value-type="float">
            <text:p>3,7203372281</text:p>
          </table:table-cell>
          <table:table-cell table:formula="of:=AVERAGE([.B104:.B115])" office:value-type="float" office:value="7.25" calcext:value-type="float">
            <text:p>7,25</text:p>
          </table:table-cell>
          <table:table-cell table:formula="of:=[.D115]-[.C115]" office:value-type="float" office:value="3.52966277188356" calcext:value-type="float">
            <text:p>3,5296627719</text:p>
          </table:table-cell>
          <table:table-cell table:formula="of:=[.D115]-[.D103]" office:value-type="float" office:value="-2.66666666666667" calcext:value-type="float">
            <text:p>-2,6666666667</text:p>
          </table:table-cell>
          <table:table-cell table:number-columns-repeated="1000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0" calcext:value-type="float">
            <text:p>10</text:p>
          </table:table-cell>
          <table:table-cell table:formula="of:=COM.MICROSOFT.STDEV.S([.B105:.B116])" office:value-type="float" office:value="3.77692355166894" calcext:value-type="float">
            <text:p>3,7769235517</text:p>
          </table:table-cell>
          <table:table-cell table:formula="of:=AVERAGE([.B105:.B116])" office:value-type="float" office:value="7.58333333333333" calcext:value-type="float">
            <text:p>7,5833333333</text:p>
          </table:table-cell>
          <table:table-cell table:formula="of:=[.D116]-[.C116]" office:value-type="float" office:value="3.80640978166439" calcext:value-type="float">
            <text:p>3,8064097817</text:p>
          </table:table-cell>
          <table:table-cell table:formula="of:=[.D116]-[.D104]" office:value-type="float" office:value="-2.25" calcext:value-type="float">
            <text:p>-2,25</text:p>
          </table:table-cell>
          <table:table-cell table:number-columns-repeated="1000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5" calcext:value-type="float">
            <text:p>5</text:p>
          </table:table-cell>
          <table:table-cell table:formula="of:=COM.MICROSOFT.STDEV.S([.B106:.B117])" office:value-type="float" office:value="3.77692355166894" calcext:value-type="float">
            <text:p>3,7769235517</text:p>
          </table:table-cell>
          <table:table-cell table:formula="of:=AVERAGE([.B106:.B117])" office:value-type="float" office:value="7.58333333333333" calcext:value-type="float">
            <text:p>7,5833333333</text:p>
          </table:table-cell>
          <table:table-cell table:formula="of:=[.D117]-[.C117]" office:value-type="float" office:value="3.80640978166439" calcext:value-type="float">
            <text:p>3,8064097817</text:p>
          </table:table-cell>
          <table:table-cell table:formula="of:=[.D117]-[.D105]" office:value-type="float" office:value="-1.75" calcext:value-type="float">
            <text:p>-1,75</text:p>
          </table:table-cell>
          <table:table-cell table:number-columns-repeated="1000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8" calcext:value-type="float">
            <text:p>8</text:p>
          </table:table-cell>
          <table:table-cell table:formula="of:=COM.MICROSOFT.STDEV.S([.B107:.B118])" office:value-type="float" office:value="3.49024614917318" calcext:value-type="float">
            <text:p>3,4902461492</text:p>
          </table:table-cell>
          <table:table-cell table:formula="of:=AVERAGE([.B107:.B118])" office:value-type="float" office:value="8" calcext:value-type="float">
            <text:p>8</text:p>
          </table:table-cell>
          <table:table-cell table:formula="of:=[.D118]-[.C118]" office:value-type="float" office:value="4.50975385082682" calcext:value-type="float">
            <text:p>4,5097538508</text:p>
          </table:table-cell>
          <table:table-cell table:formula="of:=[.D118]-[.D106]" office:value-type="float" office:value="-0.666666666666666" calcext:value-type="float">
            <text:p>-0,6666666667</text:p>
          </table:table-cell>
          <table:table-cell table:number-columns-repeated="1000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6" calcext:value-type="float">
            <text:p>6</text:p>
          </table:table-cell>
          <table:table-cell table:formula="of:=COM.MICROSOFT.STDEV.S([.B108:.B119])" office:value-type="float" office:value="3.28910045729555" calcext:value-type="float">
            <text:p>3,2891004573</text:p>
          </table:table-cell>
          <table:table-cell table:formula="of:=AVERAGE([.B108:.B119])" office:value-type="float" office:value="7.5" calcext:value-type="float">
            <text:p>7,5</text:p>
          </table:table-cell>
          <table:table-cell table:formula="of:=[.D119]-[.C119]" office:value-type="float" office:value="4.21089954270445" calcext:value-type="float">
            <text:p>4,2108995427</text:p>
          </table:table-cell>
          <table:table-cell table:formula="of:=[.D119]-[.D107]" office:value-type="float" office:value="-1.08333333333333" calcext:value-type="float">
            <text:p>-1,0833333333</text:p>
          </table:table-cell>
          <table:table-cell table:number-columns-repeated="1000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16" calcext:value-type="float">
            <text:p>16</text:p>
          </table:table-cell>
          <table:table-cell table:formula="of:=COM.MICROSOFT.STDEV.S([.B109:.B120])" office:value-type="float" office:value="4.05268336096498" calcext:value-type="float">
            <text:p>4,052683361</text:p>
          </table:table-cell>
          <table:table-cell table:formula="of:=AVERAGE([.B109:.B120])" office:value-type="float" office:value="8.33333333333333" calcext:value-type="float">
            <text:p>8,3333333333</text:p>
          </table:table-cell>
          <table:table-cell table:formula="of:=[.D120]-[.C120]" office:value-type="float" office:value="4.28064997236835" calcext:value-type="float">
            <text:p>4,2806499724</text:p>
          </table:table-cell>
          <table:table-cell table:formula="of:=[.D120]-[.D108]" office:value-type="float" office:value="0.333333333333334" calcext:value-type="float">
            <text:p>0,3333333333</text:p>
          </table:table-cell>
          <table:table-cell table:number-columns-repeated="1000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7" calcext:value-type="float">
            <text:p>7</text:p>
          </table:table-cell>
          <table:table-cell table:formula="of:=COM.MICROSOFT.STDEV.S([.B110:.B121])" office:value-type="float" office:value="3.7254245232977" calcext:value-type="float">
            <text:p>3,7254245233</text:p>
          </table:table-cell>
          <table:table-cell table:formula="of:=AVERAGE([.B110:.B121])" office:value-type="float" office:value="8.66666666666667" calcext:value-type="float">
            <text:p>8,6666666667</text:p>
          </table:table-cell>
          <table:table-cell table:formula="of:=[.D121]-[.C121]" office:value-type="float" office:value="4.94124214336897" calcext:value-type="float">
            <text:p>4,9412421434</text:p>
          </table:table-cell>
          <table:table-cell table:formula="of:=[.D121]-[.D109]" office:value-type="float" office:value="0.916666666666666" calcext:value-type="float">
            <text:p>0,9166666667</text:p>
          </table:table-cell>
          <table:table-cell table:number-columns-repeated="1000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8" calcext:value-type="float">
            <text:p>8</text:p>
          </table:table-cell>
          <table:table-cell table:formula="of:=COM.MICROSOFT.STDEV.S([.B111:.B122])" office:value-type="float" office:value="3.65459445165406" calcext:value-type="float">
            <text:p>3,6545944517</text:p>
          </table:table-cell>
          <table:table-cell table:formula="of:=AVERAGE([.B111:.B122])" office:value-type="float" office:value="8.41666666666667" calcext:value-type="float">
            <text:p>8,4166666667</text:p>
          </table:table-cell>
          <table:table-cell table:formula="of:=[.D122]-[.C122]" office:value-type="float" office:value="4.76207221501261" calcext:value-type="float">
            <text:p>4,762072215</text:p>
          </table:table-cell>
          <table:table-cell table:formula="of:=[.D122]-[.D110]" office:value-type="float" office:value="0.333333333333332" calcext:value-type="float">
            <text:p>0,3333333333</text:p>
          </table:table-cell>
          <table:table-cell table:number-columns-repeated="1000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4" calcext:value-type="float">
            <text:p>4</text:p>
          </table:table-cell>
          <table:table-cell table:formula="of:=COM.MICROSOFT.STDEV.S([.B112:.B123])" office:value-type="float" office:value="3.86122919665369" calcext:value-type="float">
            <text:p>3,8612291967</text:p>
          </table:table-cell>
          <table:table-cell table:formula="of:=AVERAGE([.B112:.B123])" office:value-type="float" office:value="8" calcext:value-type="float">
            <text:p>8</text:p>
          </table:table-cell>
          <table:table-cell table:formula="of:=[.D123]-[.C123]" office:value-type="float" office:value="4.13877080334631" calcext:value-type="float">
            <text:p>4,1387708033</text:p>
          </table:table-cell>
          <table:table-cell table:formula="of:=[.D123]-[.D111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5" calcext:value-type="float">
            <text:p>5</text:p>
          </table:table-cell>
          <table:table-cell table:formula="of:=COM.MICROSOFT.STDEV.S([.B113:.B124])" office:value-type="float" office:value="3.72847356856866" calcext:value-type="float">
            <text:p>3,7284735686</text:p>
          </table:table-cell>
          <table:table-cell table:formula="of:=AVERAGE([.B113:.B124])" office:value-type="float" office:value="7.41666666666667" calcext:value-type="float">
            <text:p>7,4166666667</text:p>
          </table:table-cell>
          <table:table-cell table:formula="of:=[.D124]-[.C124]" office:value-type="float" office:value="3.688193098098" calcext:value-type="float">
            <text:p>3,6881930981</text:p>
          </table:table-cell>
          <table:table-cell table:formula="of:=[.D124]-[.D112]" office:value-type="float" office:value="-0.666666666666667" calcext:value-type="float">
            <text:p>-0,6666666667</text:p>
          </table:table-cell>
          <table:table-cell table:number-columns-repeated="1000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6" calcext:value-type="float">
            <text:p>6</text:p>
          </table:table-cell>
          <table:table-cell table:formula="of:=COM.MICROSOFT.STDEV.S([.B114:.B125])" office:value-type="float" office:value="3.68041499636312" calcext:value-type="float">
            <text:p>3,6804149964</text:p>
          </table:table-cell>
          <table:table-cell table:formula="of:=AVERAGE([.B114:.B125])" office:value-type="float" office:value="7.5" calcext:value-type="float">
            <text:p>7,5</text:p>
          </table:table-cell>
          <table:table-cell table:formula="of:=[.D125]-[.C125]" office:value-type="float" office:value="3.81958500363688" calcext:value-type="float">
            <text:p>3,8195850036</text:p>
          </table:table-cell>
          <table:table-cell table:formula="of:=[.D125]-[.D113]" office:value-type="float" office:value="-0.666666666666666" calcext:value-type="float">
            <text:p>-0,6666666667</text:p>
          </table:table-cell>
          <table:table-cell table:number-columns-repeated="1000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7" calcext:value-type="float">
            <text:p>7</text:p>
          </table:table-cell>
          <table:table-cell table:formula="of:=COM.MICROSOFT.STDEV.S([.B115:.B126])" office:value-type="float" office:value="3.3967453227875" calcext:value-type="float">
            <text:p>3,3967453228</text:p>
          </table:table-cell>
          <table:table-cell table:formula="of:=AVERAGE([.B115:.B126])" office:value-type="float" office:value="7.08333333333333" calcext:value-type="float">
            <text:p>7,0833333333</text:p>
          </table:table-cell>
          <table:table-cell table:formula="of:=[.D126]-[.C126]" office:value-type="float" office:value="3.68658801054583" calcext:value-type="float">
            <text:p>3,6865880105</text:p>
          </table:table-cell>
          <table:table-cell table:formula="of:=[.D126]-[.D114]" office:value-type="float" office:value="-0.75" calcext:value-type="float">
            <text:p>-0,75</text:p>
          </table:table-cell>
          <table:table-cell table:number-columns-repeated="1000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5" calcext:value-type="float">
            <text:p>5</text:p>
          </table:table-cell>
          <table:table-cell table:formula="of:=COM.MICROSOFT.STDEV.S([.B116:.B127])" office:value-type="float" office:value="3.22278817739603" calcext:value-type="float">
            <text:p>3,2227881774</text:p>
          </table:table-cell>
          <table:table-cell table:formula="of:=AVERAGE([.B116:.B127])" office:value-type="float" office:value="7.25" calcext:value-type="float">
            <text:p>7,25</text:p>
          </table:table-cell>
          <table:table-cell table:formula="of:=[.D127]-[.C127]" office:value-type="float" office:value="4.02721182260397" calcext:value-type="float">
            <text:p>4,0272118226</text:p>
          </table:table-cell>
          <table:table-cell table:formula="of:=[.D127]-[.D115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8" calcext:value-type="float">
            <text:p>8</text:p>
          </table:table-cell>
          <table:table-cell table:formula="of:=COM.MICROSOFT.STDEV.S([.B117:.B128])" office:value-type="float" office:value="3.11764285473769" calcext:value-type="float">
            <text:p>3,1176428547</text:p>
          </table:table-cell>
          <table:table-cell table:formula="of:=AVERAGE([.B117:.B128])" office:value-type="float" office:value="7.08333333333333" calcext:value-type="float">
            <text:p>7,0833333333</text:p>
          </table:table-cell>
          <table:table-cell table:formula="of:=[.D128]-[.C128]" office:value-type="float" office:value="3.96569047859564" calcext:value-type="float">
            <text:p>3,9656904786</text:p>
          </table:table-cell>
          <table:table-cell table:formula="of:=[.D128]-[.D116]" office:value-type="float" office:value="-0.5" calcext:value-type="float">
            <text:p>-0,5</text:p>
          </table:table-cell>
          <table:table-cell table:number-columns-repeated="1000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3" calcext:value-type="float">
            <text:p>3</text:p>
          </table:table-cell>
          <table:table-cell table:formula="of:=COM.MICROSOFT.STDEV.S([.B118:.B129])" office:value-type="float" office:value="3.28794860978788" calcext:value-type="float">
            <text:p>3,2879486098</text:p>
          </table:table-cell>
          <table:table-cell table:formula="of:=AVERAGE([.B118:.B129])" office:value-type="float" office:value="6.91666666666667" calcext:value-type="float">
            <text:p>6,9166666667</text:p>
          </table:table-cell>
          <table:table-cell table:formula="of:=[.D129]-[.C129]" office:value-type="float" office:value="3.62871805687879" calcext:value-type="float">
            <text:p>3,6287180569</text:p>
          </table:table-cell>
          <table:table-cell table:formula="of:=[.D129]-[.D117]" office:value-type="float" office:value="-0.666666666666666" calcext:value-type="float">
            <text:p>-0,6666666667</text:p>
          </table:table-cell>
          <table:table-cell table:number-columns-repeated="1000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11" calcext:value-type="float">
            <text:p>11</text:p>
          </table:table-cell>
          <table:table-cell table:formula="of:=COM.MICROSOFT.STDEV.S([.B119:.B130])" office:value-type="float" office:value="3.48590234394413" calcext:value-type="float">
            <text:p>3,4859023439</text:p>
          </table:table-cell>
          <table:table-cell table:formula="of:=AVERAGE([.B119:.B130])" office:value-type="float" office:value="7.16666666666667" calcext:value-type="float">
            <text:p>7,1666666667</text:p>
          </table:table-cell>
          <table:table-cell table:formula="of:=[.D130]-[.C130]" office:value-type="float" office:value="3.68076432272254" calcext:value-type="float">
            <text:p>3,6807643227</text:p>
          </table:table-cell>
          <table:table-cell table:formula="of:=[.D130]-[.D118]" office:value-type="float" office:value="-0.833333333333333" calcext:value-type="float">
            <text:p>-0,8333333333</text:p>
          </table:table-cell>
          <table:table-cell table:number-columns-repeated="1000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7" calcext:value-type="float">
            <text:p>7</text:p>
          </table:table-cell>
          <table:table-cell table:formula="of:=COM.MICROSOFT.STDEV.S([.B120:.B131])" office:value-type="float" office:value="3.46738046264428" calcext:value-type="float">
            <text:p>3,4673804626</text:p>
          </table:table-cell>
          <table:table-cell table:formula="of:=AVERAGE([.B120:.B131])" office:value-type="float" office:value="7.25" calcext:value-type="float">
            <text:p>7,25</text:p>
          </table:table-cell>
          <table:table-cell table:formula="of:=[.D131]-[.C131]" office:value-type="float" office:value="3.78261953735572" calcext:value-type="float">
            <text:p>3,7826195374</text:p>
          </table:table-cell>
          <table:table-cell table:formula="of:=[.D131]-[.D119]" office:value-type="float" office:value="-0.25" calcext:value-type="float">
            <text:p>-0,25</text:p>
          </table:table-cell>
          <table:table-cell table:number-columns-repeated="1000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6" calcext:value-type="float">
            <text:p>6</text:p>
          </table:table-cell>
          <table:table-cell table:formula="of:=COM.MICROSOFT.STDEV.S([.B121:.B132])" office:value-type="float" office:value="2.10878393795327" calcext:value-type="float">
            <text:p>2,108783938</text:p>
          </table:table-cell>
          <table:table-cell table:formula="of:=AVERAGE([.B121:.B132])" office:value-type="float" office:value="6.41666666666667" calcext:value-type="float">
            <text:p>6,4166666667</text:p>
          </table:table-cell>
          <table:table-cell table:formula="of:=[.D132]-[.C132]" office:value-type="float" office:value="4.3078827287134" calcext:value-type="float">
            <text:p>4,3078827287</text:p>
          </table:table-cell>
          <table:table-cell table:formula="of:=[.D132]-[.D120]" office:value-type="float" office:value="-1.91666666666667" calcext:value-type="float">
            <text:p>-1,9166666667</text:p>
          </table:table-cell>
          <table:table-cell table:number-columns-repeated="1000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8" calcext:value-type="float">
            <text:p>8</text:p>
          </table:table-cell>
          <table:table-cell table:formula="of:=COM.MICROSOFT.STDEV.S([.B122:.B133])" office:value-type="float" office:value="2.15322168769582" calcext:value-type="float">
            <text:p>2,1532216877</text:p>
          </table:table-cell>
          <table:table-cell table:formula="of:=AVERAGE([.B122:.B133])" office:value-type="float" office:value="6.5" calcext:value-type="float">
            <text:p>6,5</text:p>
          </table:table-cell>
          <table:table-cell table:formula="of:=[.D133]-[.C133]" office:value-type="float" office:value="4.34677831230418" calcext:value-type="float">
            <text:p>4,3467783123</text:p>
          </table:table-cell>
          <table:table-cell table:formula="of:=[.D133]-[.D121]" office:value-type="float" office:value="-2.16666666666667" calcext:value-type="float">
            <text:p>-2,1666666667</text:p>
          </table:table-cell>
          <table:table-cell table:number-columns-repeated="1000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2" calcext:value-type="float">
            <text:p>2</text:p>
          </table:table-cell>
          <table:table-cell table:formula="of:=COM.MICROSOFT.STDEV.S([.B123:.B134])" office:value-type="float" office:value="2.44948974278318" calcext:value-type="float">
            <text:p>2,4494897428</text:p>
          </table:table-cell>
          <table:table-cell table:formula="of:=AVERAGE([.B123:.B134])" office:value-type="float" office:value="6" calcext:value-type="float">
            <text:p>6</text:p>
          </table:table-cell>
          <table:table-cell table:formula="of:=[.D134]-[.C134]" office:value-type="float" office:value="3.55051025721682" calcext:value-type="float">
            <text:p>3,5505102572</text:p>
          </table:table-cell>
          <table:table-cell table:formula="of:=[.D134]-[.D122]" office:value-type="float" office:value="-2.41666666666667" calcext:value-type="float">
            <text:p>-2,4166666667</text:p>
          </table:table-cell>
          <table:table-cell table:number-columns-repeated="1000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8" calcext:value-type="float">
            <text:p>8</text:p>
          </table:table-cell>
          <table:table-cell table:formula="of:=COM.MICROSOFT.STDEV.S([.B124:.B135])" office:value-type="float" office:value="2.42462118253303" calcext:value-type="float">
            <text:p>2,4246211825</text:p>
          </table:table-cell>
          <table:table-cell table:formula="of:=AVERAGE([.B124:.B135])" office:value-type="float" office:value="6.33333333333333" calcext:value-type="float">
            <text:p>6,3333333333</text:p>
          </table:table-cell>
          <table:table-cell table:formula="of:=[.D135]-[.C135]" office:value-type="float" office:value="3.9087121508003" calcext:value-type="float">
            <text:p>3,9087121508</text:p>
          </table:table-cell>
          <table:table-cell table:formula="of:=[.D135]-[.D123]" office:value-type="float" office:value="-1.66666666666667" calcext:value-type="float">
            <text:p>-1,6666666667</text:p>
          </table:table-cell>
          <table:table-cell table:number-columns-repeated="1000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4" calcext:value-type="float">
            <text:p>4</text:p>
          </table:table-cell>
          <table:table-cell table:formula="of:=COM.MICROSOFT.STDEV.S([.B125:.B136])" office:value-type="float" office:value="2.49089250160368" calcext:value-type="float">
            <text:p>2,4908925016</text:p>
          </table:table-cell>
          <table:table-cell table:formula="of:=AVERAGE([.B125:.B136])" office:value-type="float" office:value="6.25" calcext:value-type="float">
            <text:p>6,25</text:p>
          </table:table-cell>
          <table:table-cell table:formula="of:=[.D136]-[.C136]" office:value-type="float" office:value="3.75910749839632" calcext:value-type="float">
            <text:p>3,7591074984</text:p>
          </table:table-cell>
          <table:table-cell table:formula="of:=[.D136]-[.D124]" office:value-type="float" office:value="-1.16666666666667" calcext:value-type="float">
            <text:p>-1,1666666667</text:p>
          </table:table-cell>
          <table:table-cell table:number-columns-repeated="1000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6" calcext:value-type="float">
            <text:p>6</text:p>
          </table:table-cell>
          <table:table-cell table:formula="of:=COM.MICROSOFT.STDEV.S([.B126:.B137])" office:value-type="float" office:value="2.49089250160368" calcext:value-type="float">
            <text:p>2,4908925016</text:p>
          </table:table-cell>
          <table:table-cell table:formula="of:=AVERAGE([.B126:.B137])" office:value-type="float" office:value="6.25" calcext:value-type="float">
            <text:p>6,25</text:p>
          </table:table-cell>
          <table:table-cell table:formula="of:=[.D137]-[.C137]" office:value-type="float" office:value="3.75910749839632" calcext:value-type="float">
            <text:p>3,7591074984</text:p>
          </table:table-cell>
          <table:table-cell table:formula="of:=[.D137]-[.D125]" office:value-type="float" office:value="-1.25" calcext:value-type="float">
            <text:p>-1,25</text:p>
          </table:table-cell>
          <table:table-cell table:number-columns-repeated="1000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7" calcext:value-type="float">
            <text:p>7</text:p>
          </table:table-cell>
          <table:table-cell table:formula="of:=COM.MICROSOFT.STDEV.S([.B127:.B138])" office:value-type="float" office:value="2.49089250160368" calcext:value-type="float">
            <text:p>2,4908925016</text:p>
          </table:table-cell>
          <table:table-cell table:formula="of:=AVERAGE([.B127:.B138])" office:value-type="float" office:value="6.25" calcext:value-type="float">
            <text:p>6,25</text:p>
          </table:table-cell>
          <table:table-cell table:formula="of:=[.D138]-[.C138]" office:value-type="float" office:value="3.75910749839632" calcext:value-type="float">
            <text:p>3,7591074984</text:p>
          </table:table-cell>
          <table:table-cell table:formula="of:=[.D138]-[.D126]" office:value-type="float" office:value="-0.833333333333333" calcext:value-type="float">
            <text:p>-0,8333333333</text:p>
          </table:table-cell>
          <table:table-cell table:number-columns-repeated="1000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5" calcext:value-type="float">
            <text:p>5</text:p>
          </table:table-cell>
          <table:table-cell table:formula="of:=COM.MICROSOFT.STDEV.S([.B128:.B139])" office:value-type="float" office:value="2.49089250160368" calcext:value-type="float">
            <text:p>2,4908925016</text:p>
          </table:table-cell>
          <table:table-cell table:formula="of:=AVERAGE([.B128:.B139])" office:value-type="float" office:value="6.25" calcext:value-type="float">
            <text:p>6,25</text:p>
          </table:table-cell>
          <table:table-cell table:formula="of:=[.D139]-[.C139]" office:value-type="float" office:value="3.75910749839632" calcext:value-type="float">
            <text:p>3,7591074984</text:p>
          </table:table-cell>
          <table:table-cell table:formula="of:=[.D139]-[.D127]" office:value-type="float" office:value="-1" calcext:value-type="float">
            <text:p>-1</text:p>
          </table:table-cell>
          <table:table-cell table:number-columns-repeated="1000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8" calcext:value-type="float">
            <text:p>8</text:p>
          </table:table-cell>
          <table:table-cell table:formula="of:=COM.MICROSOFT.STDEV.S([.B129:.B140])" office:value-type="float" office:value="2.49089250160368" calcext:value-type="float">
            <text:p>2,4908925016</text:p>
          </table:table-cell>
          <table:table-cell table:formula="of:=AVERAGE([.B129:.B140])" office:value-type="float" office:value="6.25" calcext:value-type="float">
            <text:p>6,25</text:p>
          </table:table-cell>
          <table:table-cell table:formula="of:=[.D140]-[.C140]" office:value-type="float" office:value="3.75910749839632" calcext:value-type="float">
            <text:p>3,7591074984</text:p>
          </table:table-cell>
          <table:table-cell table:formula="of:=[.D140]-[.D128]" office:value-type="float" office:value="-0.833333333333333" calcext:value-type="float">
            <text:p>-0,8333333333</text:p>
          </table:table-cell>
          <table:table-cell table:number-columns-repeated="1000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1" calcext:value-type="float">
            <text:p>1</text:p>
          </table:table-cell>
          <table:table-cell table:formula="of:=COM.MICROSOFT.STDEV.S([.B130:.B141])" office:value-type="float" office:value="2.77843426585856" calcext:value-type="float">
            <text:p>2,7784342659</text:p>
          </table:table-cell>
          <table:table-cell table:formula="of:=AVERAGE([.B130:.B141])" office:value-type="float" office:value="6.08333333333333" calcext:value-type="float">
            <text:p>6,0833333333</text:p>
          </table:table-cell>
          <table:table-cell table:formula="of:=[.D141]-[.C141]" office:value-type="float" office:value="3.30489906747478" calcext:value-type="float">
            <text:p>3,3048990675</text:p>
          </table:table-cell>
          <table:table-cell table:formula="of:=[.D141]-[.D129]" office:value-type="float" office:value="-0.833333333333334" calcext:value-type="float">
            <text:p>-0,8333333333</text:p>
          </table:table-cell>
          <table:table-cell table:number-columns-repeated="1000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6" calcext:value-type="float">
            <text:p>6</text:p>
          </table:table-cell>
          <table:table-cell table:formula="of:=COM.MICROSOFT.STDEV.S([.B131:.B142])" office:value-type="float" office:value="2.3094010767585" calcext:value-type="float">
            <text:p>2,3094010768</text:p>
          </table:table-cell>
          <table:table-cell table:formula="of:=AVERAGE([.B131:.B142])" office:value-type="float" office:value="5.66666666666667" calcext:value-type="float">
            <text:p>5,6666666667</text:p>
          </table:table-cell>
          <table:table-cell table:formula="of:=[.D142]-[.C142]" office:value-type="float" office:value="3.35726558990816" calcext:value-type="float">
            <text:p>3,3572655899</text:p>
          </table:table-cell>
          <table:table-cell table:formula="of:=[.D142]-[.D130]" office:value-type="float" office:value="-1.5" calcext:value-type="float">
            <text:p>-1,5</text:p>
          </table:table-cell>
          <table:table-cell table:number-columns-repeated="1000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3" calcext:value-type="float">
            <text:p>3</text:p>
          </table:table-cell>
          <table:table-cell table:formula="of:=COM.MICROSOFT.STDEV.S([.B132:.B143])" office:value-type="float" office:value="2.38683256575942" calcext:value-type="float">
            <text:p>2,3868325658</text:p>
          </table:table-cell>
          <table:table-cell table:formula="of:=AVERAGE([.B132:.B143])" office:value-type="float" office:value="5.33333333333333" calcext:value-type="float">
            <text:p>5,3333333333</text:p>
          </table:table-cell>
          <table:table-cell table:formula="of:=[.D143]-[.C143]" office:value-type="float" office:value="2.94650076757391" calcext:value-type="float">
            <text:p>2,9465007676</text:p>
          </table:table-cell>
          <table:table-cell table:formula="of:=[.D143]-[.D131]" office:value-type="float" office:value="-1.91666666666667" calcext:value-type="float">
            <text:p>-1,9166666667</text:p>
          </table:table-cell>
          <table:table-cell table:number-columns-repeated="1000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6" calcext:value-type="float">
            <text:p>6</text:p>
          </table:table-cell>
          <table:table-cell table:formula="of:=COM.MICROSOFT.STDEV.S([.B133:.B144])" office:value-type="float" office:value="2.38683256575942" calcext:value-type="float">
            <text:p>2,3868325658</text:p>
          </table:table-cell>
          <table:table-cell table:formula="of:=AVERAGE([.B133:.B144])" office:value-type="float" office:value="5.33333333333333" calcext:value-type="float">
            <text:p>5,3333333333</text:p>
          </table:table-cell>
          <table:table-cell table:formula="of:=[.D144]-[.C144]" office:value-type="float" office:value="2.94650076757391" calcext:value-type="float">
            <text:p>2,9465007676</text:p>
          </table:table-cell>
          <table:table-cell table:formula="of:=[.D144]-[.D132]" office:value-type="float" office:value="-1.08333333333333" calcext:value-type="float">
            <text:p>-1,0833333333</text:p>
          </table:table-cell>
          <table:table-cell table:number-columns-repeated="1000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6" calcext:value-type="float">
            <text:p>6</text:p>
          </table:table-cell>
          <table:table-cell table:formula="of:=COM.MICROSOFT.STDEV.S([.B134:.B145])" office:value-type="float" office:value="2.24957908520818" calcext:value-type="float">
            <text:p>2,2495790852</text:p>
          </table:table-cell>
          <table:table-cell table:formula="of:=AVERAGE([.B134:.B145])" office:value-type="float" office:value="5.16666666666667" calcext:value-type="float">
            <text:p>5,1666666667</text:p>
          </table:table-cell>
          <table:table-cell table:formula="of:=[.D145]-[.C145]" office:value-type="float" office:value="2.91708758145849" calcext:value-type="float">
            <text:p>2,9170875815</text:p>
          </table:table-cell>
          <table:table-cell table:formula="of:=[.D145]-[.D133]" office:value-type="float" office:value="-1.33333333333333" calcext:value-type="float">
            <text:p>-1,3333333333</text:p>
          </table:table-cell>
          <table:table-cell table:number-columns-repeated="1000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8" calcext:value-type="float">
            <text:p>8</text:p>
          </table:table-cell>
          <table:table-cell table:formula="of:=COM.MICROSOFT.STDEV.S([.B135:.B146])" office:value-type="float" office:value="2.14617347995464" calcext:value-type="float">
            <text:p>2,14617348</text:p>
          </table:table-cell>
          <table:table-cell table:formula="of:=AVERAGE([.B135:.B146])" office:value-type="float" office:value="5.66666666666667" calcext:value-type="float">
            <text:p>5,6666666667</text:p>
          </table:table-cell>
          <table:table-cell table:formula="of:=[.D146]-[.C146]" office:value-type="float" office:value="3.52049318671203" calcext:value-type="float">
            <text:p>3,5204931867</text:p>
          </table:table-cell>
          <table:table-cell table:formula="of:=[.D146]-[.D134]" office:value-type="float" office:value="-0.333333333333333" calcext:value-type="float">
            <text:p>-0,3333333333</text:p>
          </table:table-cell>
          <table:table-cell table:number-columns-repeated="1000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4" calcext:value-type="float">
            <text:p>4</text:p>
          </table:table-cell>
          <table:table-cell table:formula="of:=COM.MICROSOFT.STDEV.S([.B136:.B147])" office:value-type="float" office:value="2.05971460217775" calcext:value-type="float">
            <text:p>2,0597146022</text:p>
          </table:table-cell>
          <table:table-cell table:formula="of:=AVERAGE([.B136:.B147])" office:value-type="float" office:value="5.33333333333333" calcext:value-type="float">
            <text:p>5,3333333333</text:p>
          </table:table-cell>
          <table:table-cell table:formula="of:=[.D147]-[.C147]" office:value-type="float" office:value="3.27361873115558" calcext:value-type="float">
            <text:p>3,2736187312</text:p>
          </table:table-cell>
          <table:table-cell table:formula="of:=[.D147]-[.D135]" office:value-type="float" office:value="-1" calcext:value-type="float">
            <text:p>-1</text:p>
          </table:table-cell>
          <table:table-cell table:number-columns-repeated="1000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6" calcext:value-type="float">
            <text:p>6</text:p>
          </table:table-cell>
          <table:table-cell table:formula="of:=COM.MICROSOFT.STDEV.S([.B137:.B148])" office:value-type="float" office:value="2.02259958738973" calcext:value-type="float">
            <text:p>2,0225995874</text:p>
          </table:table-cell>
          <table:table-cell table:formula="of:=AVERAGE([.B137:.B148])" office:value-type="float" office:value="5.5" calcext:value-type="float">
            <text:p>5,5</text:p>
          </table:table-cell>
          <table:table-cell table:formula="of:=[.D148]-[.C148]" office:value-type="float" office:value="3.47740041261027" calcext:value-type="float">
            <text:p>3,4774004126</text:p>
          </table:table-cell>
          <table:table-cell table:formula="of:=[.D148]-[.D136]" office:value-type="float" office:value="-0.75" calcext:value-type="float">
            <text:p>-0,75</text:p>
          </table:table-cell>
          <table:table-cell table:number-columns-repeated="1000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2" calcext:value-type="float">
            <text:p>2</text:p>
          </table:table-cell>
          <table:table-cell table:formula="of:=COM.MICROSOFT.STDEV.S([.B138:.B149])" office:value-type="float" office:value="2.24957908520818" calcext:value-type="float">
            <text:p>2,2495790852</text:p>
          </table:table-cell>
          <table:table-cell table:formula="of:=AVERAGE([.B138:.B149])" office:value-type="float" office:value="5.16666666666667" calcext:value-type="float">
            <text:p>5,1666666667</text:p>
          </table:table-cell>
          <table:table-cell table:formula="of:=[.D149]-[.C149]" office:value-type="float" office:value="2.91708758145849" calcext:value-type="float">
            <text:p>2,9170875815</text:p>
          </table:table-cell>
          <table:table-cell table:formula="of:=[.D149]-[.D137]" office:value-type="float" office:value="-1.08333333333333" calcext:value-type="float">
            <text:p>-1,0833333333</text:p>
          </table:table-cell>
          <table:table-cell table:number-columns-repeated="1000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4" calcext:value-type="float">
            <text:p>4</text:p>
          </table:table-cell>
          <table:table-cell table:formula="of:=COM.MICROSOFT.STDEV.S([.B139:.B150])" office:value-type="float" office:value="2.19330938551907" calcext:value-type="float">
            <text:p>2,1933093855</text:p>
          </table:table-cell>
          <table:table-cell table:formula="of:=AVERAGE([.B139:.B150])" office:value-type="float" office:value="4.91666666666667" calcext:value-type="float">
            <text:p>4,9166666667</text:p>
          </table:table-cell>
          <table:table-cell table:formula="of:=[.D150]-[.C150]" office:value-type="float" office:value="2.72335728114759" calcext:value-type="float">
            <text:p>2,7233572811</text:p>
          </table:table-cell>
          <table:table-cell table:formula="of:=[.D150]-[.D138]" office:value-type="float" office:value="-1.33333333333333" calcext:value-type="float">
            <text:p>-1,3333333333</text:p>
          </table:table-cell>
          <table:table-cell table:number-columns-repeated="1000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/>
          <table:table-cell table:formula="of:=COM.MICROSOFT.STDEV.S([.B140:.B151])" office:value-type="float" office:value="2.30019761996857" calcext:value-type="float">
            <text:p>2,30019762</text:p>
          </table:table-cell>
          <table:table-cell table:formula="of:=AVERAGE([.B140:.B151])" office:value-type="float" office:value="4.90909090909091" calcext:value-type="float">
            <text:p>4,9090909091</text:p>
          </table:table-cell>
          <table:table-cell table:formula="of:=[.D151]-[.C151]" office:value-type="float" office:value="2.60889328912234" calcext:value-type="float">
            <text:p>2,6088932891</text:p>
          </table:table-cell>
          <table:table-cell table:formula="of:=[.D151]-[.D139]" office:value-type="float" office:value="-1.34090909090909" calcext:value-type="float">
            <text:p>-1,3409090909</text:p>
          </table:table-cell>
          <table:table-cell table:number-columns-repeated="1000"/>
        </table:table-row>
      </table:table>
      <table:table table:name="Editors &gt;5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Editors &gt;5</text:p>
          </table:table-cell>
          <table:table-cell table:style-name="ce5" office:value-type="string" calcext:value-type="string">
            <text:p>StdDev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an – 1*StdDev</text:p>
          </table:table-cell>
          <table:table-cell table:style-name="ce7" office:value-type="string" calcext:value-type="string">
            <text:p>Diff</text:p>
          </table:table-cell>
          <table:table-cell table:style-name="ce8" table:number-columns-repeated="1000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/>
          <table:table-cell table:style-name="ce4"/>
          <table:table-cell table:number-columns-repeated="1003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10" calcext:value-type="float">
            <text:p>10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13" calcext:value-type="float">
            <text:p>13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14" calcext:value-type="float">
            <text:p>14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20" calcext:value-type="float">
            <text:p>20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33" calcext:value-type="float">
            <text:p>33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33" calcext:value-type="float">
            <text:p>33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36" calcext:value-type="float">
            <text:p>36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34" calcext:value-type="float">
            <text:p>34</text:p>
          </table:table-cell>
          <table:table-cell table:formula="of:=COM.MICROSOFT.STDEV.S([.B2:.B13])" office:value-type="float" office:value="12.403811730857" calcext:value-type="float">
            <text:p>12,4038117309</text:p>
          </table:table-cell>
          <table:table-cell table:formula="of:=AVERAGE([.B2:.B13])" office:value-type="float" office:value="20.3636363636364" calcext:value-type="float">
            <text:p>20,3636363636</text:p>
          </table:table-cell>
          <table:table-cell table:formula="of:=[.D13]-[.C13]" office:value-type="float" office:value="7.95982463277938" calcext:value-type="float">
            <text:p>7,9598246328</text:p>
          </table:table-cell>
          <table:table-cell table:number-columns-repeated="1001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38" calcext:value-type="float">
            <text:p>38</text:p>
          </table:table-cell>
          <table:table-cell table:formula="of:=COM.MICROSOFT.STDEV.S([.B3:.B14])" office:value-type="float" office:value="12.8758641957687" calcext:value-type="float">
            <text:p>12,8758641958</text:p>
          </table:table-cell>
          <table:table-cell table:formula="of:=AVERAGE([.B3:.B14])" office:value-type="float" office:value="21.8333333333333" calcext:value-type="float">
            <text:p>21,8333333333</text:p>
          </table:table-cell>
          <table:table-cell table:formula="of:=[.D14]-[.C14]" office:value-type="float" office:value="8.95746913756462" calcext:value-type="float">
            <text:p>8,9574691376</text:p>
          </table:table-cell>
          <table:table-cell table:number-columns-repeated="1001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50" calcext:value-type="float">
            <text:p>50</text:p>
          </table:table-cell>
          <table:table-cell table:formula="of:=COM.MICROSOFT.STDEV.S([.B4:.B15])" office:value-type="float" office:value="13.5903263278322" calcext:value-type="float">
            <text:p>13,5903263278</text:p>
          </table:table-cell>
          <table:table-cell table:formula="of:=AVERAGE([.B4:.B15])" office:value-type="float" office:value="25.8333333333333" calcext:value-type="float">
            <text:p>25,8333333333</text:p>
          </table:table-cell>
          <table:table-cell table:formula="of:=[.D15]-[.C15]" office:value-type="float" office:value="12.2430070055011" calcext:value-type="float">
            <text:p>12,2430070055</text:p>
          </table:table-cell>
          <table:table-cell table:number-columns-repeated="1001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0" calcext:value-type="float">
            <text:p>30</text:p>
          </table:table-cell>
          <table:table-cell table:formula="of:=COM.MICROSOFT.STDEV.S([.B5:.B16])" office:value-type="float" office:value="11.9198713639592" calcext:value-type="float">
            <text:p>11,919871364</text:p>
          </table:table-cell>
          <table:table-cell table:formula="of:=AVERAGE([.B5:.B16])" office:value-type="float" office:value="27.9166666666667" calcext:value-type="float">
            <text:p>27,9166666667</text:p>
          </table:table-cell>
          <table:table-cell table:formula="of:=[.D16]-[.C16]" office:value-type="float" office:value="15.9967953027075" calcext:value-type="float">
            <text:p>15,9967953027</text:p>
          </table:table-cell>
          <table:table-cell table:number-columns-repeated="1001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36" calcext:value-type="float">
            <text:p>36</text:p>
          </table:table-cell>
          <table:table-cell table:formula="of:=COM.MICROSOFT.STDEV.S([.B6:.B17])" office:value-type="float" office:value="10.6639437812517" calcext:value-type="float">
            <text:p>10,6639437813</text:p>
          </table:table-cell>
          <table:table-cell table:formula="of:=AVERAGE([.B6:.B17])" office:value-type="float" office:value="30.0833333333333" calcext:value-type="float">
            <text:p>30,0833333333</text:p>
          </table:table-cell>
          <table:table-cell table:formula="of:=[.D17]-[.C17]" office:value-type="float" office:value="19.4193895520816" calcext:value-type="float">
            <text:p>19,4193895521</text:p>
          </table:table-cell>
          <table:table-cell table:number-columns-repeated="1001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36" calcext:value-type="float">
            <text:p>36</text:p>
          </table:table-cell>
          <table:table-cell table:formula="of:=COM.MICROSOFT.STDEV.S([.B7:.B18])" office:value-type="float" office:value="9.29320377284585" calcext:value-type="float">
            <text:p>9,2932037728</text:p>
          </table:table-cell>
          <table:table-cell table:formula="of:=AVERAGE([.B7:.B18])" office:value-type="float" office:value="32" calcext:value-type="float">
            <text:p>32</text:p>
          </table:table-cell>
          <table:table-cell table:formula="of:=[.D18]-[.C18]" office:value-type="float" office:value="22.7067962271542" calcext:value-type="float">
            <text:p>22,7067962272</text:p>
          </table:table-cell>
          <table:table-cell table:number-columns-repeated="1001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40" calcext:value-type="float">
            <text:p>40</text:p>
          </table:table-cell>
          <table:table-cell table:formula="of:=COM.MICROSOFT.STDEV.S([.B8:.B19])" office:value-type="float" office:value="7.58986565138413" calcext:value-type="float">
            <text:p>7,5898656514</text:p>
          </table:table-cell>
          <table:table-cell table:formula="of:=AVERAGE([.B8:.B19])" office:value-type="float" office:value="34.1666666666667" calcext:value-type="float">
            <text:p>34,1666666667</text:p>
          </table:table-cell>
          <table:table-cell table:formula="of:=[.D19]-[.C19]" office:value-type="float" office:value="26.5768010152825" calcext:value-type="float">
            <text:p>26,5768010153</text:p>
          </table:table-cell>
          <table:table-cell table:number-columns-repeated="1001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42" calcext:value-type="float">
            <text:p>42</text:p>
          </table:table-cell>
          <table:table-cell table:formula="of:=COM.MICROSOFT.STDEV.S([.B9:.B20])" office:value-type="float" office:value="6.42438536147446" calcext:value-type="float">
            <text:p>6,4243853615</text:p>
          </table:table-cell>
          <table:table-cell table:formula="of:=AVERAGE([.B9:.B20])" office:value-type="float" office:value="36" calcext:value-type="float">
            <text:p>36</text:p>
          </table:table-cell>
          <table:table-cell table:formula="of:=[.D20]-[.C20]" office:value-type="float" office:value="29.5756146385255" calcext:value-type="float">
            <text:p>29,5756146385</text:p>
          </table:table-cell>
          <table:table-cell table:number-columns-repeated="1001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33" calcext:value-type="float">
            <text:p>33</text:p>
          </table:table-cell>
          <table:table-cell table:formula="of:=COM.MICROSOFT.STDEV.S([.B10:.B21])" office:value-type="float" office:value="5.32788547515463" calcext:value-type="float">
            <text:p>5,3278854752</text:p>
          </table:table-cell>
          <table:table-cell table:formula="of:=AVERAGE([.B10:.B21])" office:value-type="float" office:value="36.75" calcext:value-type="float">
            <text:p>36,75</text:p>
          </table:table-cell>
          <table:table-cell table:formula="of:=[.D21]-[.C21]" office:value-type="float" office:value="31.4221145248454" calcext:value-type="float">
            <text:p>31,4221145248</text:p>
          </table:table-cell>
          <table:table-cell table:number-columns-repeated="1001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39" calcext:value-type="float">
            <text:p>39</text:p>
          </table:table-cell>
          <table:table-cell table:formula="of:=COM.MICROSOFT.STDEV.S([.B11:.B22])" office:value-type="float" office:value="5.22450519623194" calcext:value-type="float">
            <text:p>5,2245051962</text:p>
          </table:table-cell>
          <table:table-cell table:formula="of:=AVERAGE([.B11:.B22])" office:value-type="float" office:value="37.25" calcext:value-type="float">
            <text:p>37,25</text:p>
          </table:table-cell>
          <table:table-cell table:formula="of:=[.D22]-[.C22]" office:value-type="float" office:value="32.0254948037681" calcext:value-type="float">
            <text:p>32,0254948038</text:p>
          </table:table-cell>
          <table:table-cell table:number-columns-repeated="1001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42" calcext:value-type="float">
            <text:p>42</text:p>
          </table:table-cell>
          <table:table-cell table:formula="of:=COM.MICROSOFT.STDEV.S([.B12:.B23])" office:value-type="float" office:value="5.20489280301805" calcext:value-type="float">
            <text:p>5,204892803</text:p>
          </table:table-cell>
          <table:table-cell table:formula="of:=AVERAGE([.B12:.B23])" office:value-type="float" office:value="38" calcext:value-type="float">
            <text:p>38</text:p>
          </table:table-cell>
          <table:table-cell table:formula="of:=[.D23]-[.C23]" office:value-type="float" office:value="32.795107196982" calcext:value-type="float">
            <text:p>32,795107197</text:p>
          </table:table-cell>
          <table:table-cell table:number-columns-repeated="1001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39" calcext:value-type="float">
            <text:p>39</text:p>
          </table:table-cell>
          <table:table-cell table:formula="of:=COM.MICROSOFT.STDEV.S([.B13:.B24])" office:value-type="float" office:value="5.1720402163943" calcext:value-type="float">
            <text:p>5,1720402164</text:p>
          </table:table-cell>
          <table:table-cell table:formula="of:=AVERAGE([.B13:.B24])" office:value-type="float" office:value="38.25" calcext:value-type="float">
            <text:p>38,25</text:p>
          </table:table-cell>
          <table:table-cell table:formula="of:=[.D24]-[.C24]" office:value-type="float" office:value="33.0779597836057" calcext:value-type="float">
            <text:p>33,0779597836</text:p>
          </table:table-cell>
          <table:table-cell table:number-columns-repeated="1001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37" calcext:value-type="float">
            <text:p>37</text:p>
          </table:table-cell>
          <table:table-cell table:formula="of:=COM.MICROSOFT.STDEV.S([.B14:.B25])" office:value-type="float" office:value="5.0181488799973" calcext:value-type="float">
            <text:p>5,01814888</text:p>
          </table:table-cell>
          <table:table-cell table:formula="of:=AVERAGE([.B14:.B25])" office:value-type="float" office:value="38.5" calcext:value-type="float">
            <text:p>38,5</text:p>
          </table:table-cell>
          <table:table-cell table:formula="of:=[.D25]-[.C25]" office:value-type="float" office:value="33.4818511200027" calcext:value-type="float">
            <text:p>33,48185112</text:p>
          </table:table-cell>
          <table:table-cell table:formula="of:=[.D25]-[.D13]" office:value-type="float" office:value="18.1363636363636" calcext:value-type="float">
            <text:p>18,1363636364</text:p>
          </table:table-cell>
          <table:table-cell table:number-columns-repeated="1000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26" calcext:value-type="float">
            <text:p>26</text:p>
          </table:table-cell>
          <table:table-cell table:formula="of:=COM.MICROSOFT.STDEV.S([.B15:.B26])" office:value-type="float" office:value="6.18649555667239" calcext:value-type="float">
            <text:p>6,1864955567</text:p>
          </table:table-cell>
          <table:table-cell table:formula="of:=AVERAGE([.B15:.B26])" office:value-type="float" office:value="37.5" calcext:value-type="float">
            <text:p>37,5</text:p>
          </table:table-cell>
          <table:table-cell table:formula="of:=[.D26]-[.C26]" office:value-type="float" office:value="31.3135044433276" calcext:value-type="float">
            <text:p>31,3135044433</text:p>
          </table:table-cell>
          <table:table-cell table:formula="of:=[.D26]-[.D14]" office:value-type="float" office:value="15.6666666666667" calcext:value-type="float">
            <text:p>15,6666666667</text:p>
          </table:table-cell>
          <table:table-cell table:number-columns-repeated="1000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36" calcext:value-type="float">
            <text:p>36</text:p>
          </table:table-cell>
          <table:table-cell table:formula="of:=COM.MICROSOFT.STDEV.S([.B16:.B27])" office:value-type="float" office:value="4.77366513151884" calcext:value-type="float">
            <text:p>4,7736651315</text:p>
          </table:table-cell>
          <table:table-cell table:formula="of:=AVERAGE([.B16:.B27])" office:value-type="float" office:value="36.3333333333333" calcext:value-type="float">
            <text:p>36,3333333333</text:p>
          </table:table-cell>
          <table:table-cell table:formula="of:=[.D27]-[.C27]" office:value-type="float" office:value="31.5596682018145" calcext:value-type="float">
            <text:p>31,5596682018</text:p>
          </table:table-cell>
          <table:table-cell table:formula="of:=[.D27]-[.D15]" office:value-type="float" office:value="10.5" calcext:value-type="float">
            <text:p>10,5</text:p>
          </table:table-cell>
          <table:table-cell table:number-columns-repeated="1000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38" calcext:value-type="float">
            <text:p>38</text:p>
          </table:table-cell>
          <table:table-cell table:formula="of:=COM.MICROSOFT.STDEV.S([.B17:.B28])" office:value-type="float" office:value="4.34845845203687" calcext:value-type="float">
            <text:p>4,348458452</text:p>
          </table:table-cell>
          <table:table-cell table:formula="of:=AVERAGE([.B17:.B28])" office:value-type="float" office:value="37" calcext:value-type="float">
            <text:p>37</text:p>
          </table:table-cell>
          <table:table-cell table:formula="of:=[.D28]-[.C28]" office:value-type="float" office:value="32.6515415479631" calcext:value-type="float">
            <text:p>32,651541548</text:p>
          </table:table-cell>
          <table:table-cell table:formula="of:=[.D28]-[.D16]" office:value-type="float" office:value="9.08333333333333" calcext:value-type="float">
            <text:p>9,0833333333</text:p>
          </table:table-cell>
          <table:table-cell table:number-columns-repeated="1000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48" calcext:value-type="float">
            <text:p>48</text:p>
          </table:table-cell>
          <table:table-cell table:formula="of:=COM.MICROSOFT.STDEV.S([.B18:.B29])" office:value-type="float" office:value="5.35978289926679" calcext:value-type="float">
            <text:p>5,3597828993</text:p>
          </table:table-cell>
          <table:table-cell table:formula="of:=AVERAGE([.B18:.B29])" office:value-type="float" office:value="38" calcext:value-type="float">
            <text:p>38</text:p>
          </table:table-cell>
          <table:table-cell table:formula="of:=[.D29]-[.C29]" office:value-type="float" office:value="32.6402171007332" calcext:value-type="float">
            <text:p>32,6402171007</text:p>
          </table:table-cell>
          <table:table-cell table:formula="of:=[.D29]-[.D17]" office:value-type="float" office:value="7.91666666666667" calcext:value-type="float">
            <text:p>7,9166666667</text:p>
          </table:table-cell>
          <table:table-cell table:number-columns-repeated="1000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63" calcext:value-type="float">
            <text:p>63</text:p>
          </table:table-cell>
          <table:table-cell table:formula="of:=COM.MICROSOFT.STDEV.S([.B19:.B30])" office:value-type="float" office:value="8.92519416646444" calcext:value-type="float">
            <text:p>8,9251941665</text:p>
          </table:table-cell>
          <table:table-cell table:formula="of:=AVERAGE([.B19:.B30])" office:value-type="float" office:value="40.25" calcext:value-type="float">
            <text:p>40,25</text:p>
          </table:table-cell>
          <table:table-cell table:formula="of:=[.D30]-[.C30]" office:value-type="float" office:value="31.3248058335356" calcext:value-type="float">
            <text:p>31,3248058335</text:p>
          </table:table-cell>
          <table:table-cell table:formula="of:=[.D30]-[.D18]" office:value-type="float" office:value="8.25" calcext:value-type="float">
            <text:p>8,25</text:p>
          </table:table-cell>
          <table:table-cell table:number-columns-repeated="1000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54" calcext:value-type="float">
            <text:p>54</text:p>
          </table:table-cell>
          <table:table-cell table:formula="of:=COM.MICROSOFT.STDEV.S([.B20:.B31])" office:value-type="float" office:value="9.76504278567486" calcext:value-type="float">
            <text:p>9,7650427857</text:p>
          </table:table-cell>
          <table:table-cell table:formula="of:=AVERAGE([.B20:.B31])" office:value-type="float" office:value="41.4166666666667" calcext:value-type="float">
            <text:p>41,4166666667</text:p>
          </table:table-cell>
          <table:table-cell table:formula="of:=[.D31]-[.C31]" office:value-type="float" office:value="31.6516238809918" calcext:value-type="float">
            <text:p>31,651623881</text:p>
          </table:table-cell>
          <table:table-cell table:formula="of:=[.D31]-[.D19]" office:value-type="float" office:value="7.25" calcext:value-type="float">
            <text:p>7,25</text:p>
          </table:table-cell>
          <table:table-cell table:number-columns-repeated="1000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51" calcext:value-type="float">
            <text:p>51</text:p>
          </table:table-cell>
          <table:table-cell table:formula="of:=COM.MICROSOFT.STDEV.S([.B21:.B32])" office:value-type="float" office:value="10.1518769722946" calcext:value-type="float">
            <text:p>10,1518769723</text:p>
          </table:table-cell>
          <table:table-cell table:formula="of:=AVERAGE([.B21:.B32])" office:value-type="float" office:value="42.1666666666667" calcext:value-type="float">
            <text:p>42,1666666667</text:p>
          </table:table-cell>
          <table:table-cell table:formula="of:=[.D32]-[.C32]" office:value-type="float" office:value="32.014789694372" calcext:value-type="float">
            <text:p>32,0147896944</text:p>
          </table:table-cell>
          <table:table-cell table:formula="of:=[.D32]-[.D20]" office:value-type="float" office:value="6.16666666666666" calcext:value-type="float">
            <text:p>6,1666666667</text:p>
          </table:table-cell>
          <table:table-cell table:number-columns-repeated="1000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45" calcext:value-type="float">
            <text:p>45</text:p>
          </table:table-cell>
          <table:table-cell table:formula="of:=COM.MICROSOFT.STDEV.S([.B22:.B33])" office:value-type="float" office:value="9.74990287441911" calcext:value-type="float">
            <text:p>9,7499028744</text:p>
          </table:table-cell>
          <table:table-cell table:formula="of:=AVERAGE([.B22:.B33])" office:value-type="float" office:value="43.1666666666667" calcext:value-type="float">
            <text:p>43,1666666667</text:p>
          </table:table-cell>
          <table:table-cell table:formula="of:=[.D33]-[.C33]" office:value-type="float" office:value="33.4167637922476" calcext:value-type="float">
            <text:p>33,4167637922</text:p>
          </table:table-cell>
          <table:table-cell table:formula="of:=[.D33]-[.D21]" office:value-type="float" office:value="6.41666666666666" calcext:value-type="float">
            <text:p>6,4166666667</text:p>
          </table:table-cell>
          <table:table-cell table:number-columns-repeated="1000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56" calcext:value-type="float">
            <text:p>56</text:p>
          </table:table-cell>
          <table:table-cell table:formula="of:=COM.MICROSOFT.STDEV.S([.B23:.B34])" office:value-type="float" office:value="10.3084989942839" calcext:value-type="float">
            <text:p>10,3084989943</text:p>
          </table:table-cell>
          <table:table-cell table:formula="of:=AVERAGE([.B23:.B34])" office:value-type="float" office:value="44.5833333333333" calcext:value-type="float">
            <text:p>44,5833333333</text:p>
          </table:table-cell>
          <table:table-cell table:formula="of:=[.D34]-[.C34]" office:value-type="float" office:value="34.2748343390495" calcext:value-type="float">
            <text:p>34,274834339</text:p>
          </table:table-cell>
          <table:table-cell table:formula="of:=[.D34]-[.D22]" office:value-type="float" office:value="7.33333333333334" calcext:value-type="float">
            <text:p>7,3333333333</text:p>
          </table:table-cell>
          <table:table-cell table:number-columns-repeated="1000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51" calcext:value-type="float">
            <text:p>51</text:p>
          </table:table-cell>
          <table:table-cell table:formula="of:=COM.MICROSOFT.STDEV.S([.B24:.B35])" office:value-type="float" office:value="10.4301427980579" calcext:value-type="float">
            <text:p>10,4301427981</text:p>
          </table:table-cell>
          <table:table-cell table:formula="of:=AVERAGE([.B24:.B35])" office:value-type="float" office:value="45.3333333333333" calcext:value-type="float">
            <text:p>45,3333333333</text:p>
          </table:table-cell>
          <table:table-cell table:formula="of:=[.D35]-[.C35]" office:value-type="float" office:value="34.9031905352754" calcext:value-type="float">
            <text:p>34,9031905353</text:p>
          </table:table-cell>
          <table:table-cell table:formula="of:=[.D35]-[.D23]" office:value-type="float" office:value="7.33333333333334" calcext:value-type="float">
            <text:p>7,3333333333</text:p>
          </table:table-cell>
          <table:table-cell table:number-columns-repeated="1000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44" calcext:value-type="float">
            <text:p>44</text:p>
          </table:table-cell>
          <table:table-cell table:formula="of:=COM.MICROSOFT.STDEV.S([.B25:.B36])" office:value-type="float" office:value="10.2524941533091" calcext:value-type="float">
            <text:p>10,2524941533</text:p>
          </table:table-cell>
          <table:table-cell table:formula="of:=AVERAGE([.B25:.B36])" office:value-type="float" office:value="45.75" calcext:value-type="float">
            <text:p>45,75</text:p>
          </table:table-cell>
          <table:table-cell table:formula="of:=[.D36]-[.C36]" office:value-type="float" office:value="35.4975058466909" calcext:value-type="float">
            <text:p>35,4975058467</text:p>
          </table:table-cell>
          <table:table-cell table:formula="of:=[.D36]-[.D24]" office:value-type="float" office:value="7.5" calcext:value-type="float">
            <text:p>7,5</text:p>
          </table:table-cell>
          <table:table-cell table:number-columns-repeated="1000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46" calcext:value-type="float">
            <text:p>46</text:p>
          </table:table-cell>
          <table:table-cell table:formula="of:=COM.MICROSOFT.STDEV.S([.B26:.B37])" office:value-type="float" office:value="9.87651024124688" calcext:value-type="float">
            <text:p>9,8765102412</text:p>
          </table:table-cell>
          <table:table-cell table:formula="of:=AVERAGE([.B26:.B37])" office:value-type="float" office:value="46.5" calcext:value-type="float">
            <text:p>46,5</text:p>
          </table:table-cell>
          <table:table-cell table:formula="of:=[.D37]-[.C37]" office:value-type="float" office:value="36.6234897587531" calcext:value-type="float">
            <text:p>36,6234897588</text:p>
          </table:table-cell>
          <table:table-cell table:formula="of:=[.D37]-[.D25]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44" calcext:value-type="float">
            <text:p>44</text:p>
          </table:table-cell>
          <table:table-cell table:formula="of:=COM.MICROSOFT.STDEV.S([.B27:.B38])" office:value-type="float" office:value="7.57987766751848" calcext:value-type="float">
            <text:p>7,5798776675</text:p>
          </table:table-cell>
          <table:table-cell table:formula="of:=AVERAGE([.B27:.B38])" office:value-type="float" office:value="48" calcext:value-type="float">
            <text:p>48</text:p>
          </table:table-cell>
          <table:table-cell table:formula="of:=[.D38]-[.C38]" office:value-type="float" office:value="40.4201223324815" calcext:value-type="float">
            <text:p>40,4201223325</text:p>
          </table:table-cell>
          <table:table-cell table:formula="of:=[.D38]-[.D26]" office:value-type="float" office:value="10.5" calcext:value-type="float">
            <text:p>10,5</text:p>
          </table:table-cell>
          <table:table-cell table:number-columns-repeated="1000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45" calcext:value-type="float">
            <text:p>45</text:p>
          </table:table-cell>
          <table:table-cell table:formula="of:=COM.MICROSOFT.STDEV.S([.B28:.B39])" office:value-type="float" office:value="6.67594051937117" calcext:value-type="float">
            <text:p>6,6759405194</text:p>
          </table:table-cell>
          <table:table-cell table:formula="of:=AVERAGE([.B28:.B39])" office:value-type="float" office:value="48.75" calcext:value-type="float">
            <text:p>48,75</text:p>
          </table:table-cell>
          <table:table-cell table:formula="of:=[.D39]-[.C39]" office:value-type="float" office:value="42.0740594806288" calcext:value-type="float">
            <text:p>42,0740594806</text:p>
          </table:table-cell>
          <table:table-cell table:formula="of:=[.D39]-[.D27]" office:value-type="float" office:value="12.4166666666667" calcext:value-type="float">
            <text:p>12,4166666667</text:p>
          </table:table-cell>
          <table:table-cell table:number-columns-repeated="1000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42" calcext:value-type="float">
            <text:p>42</text:p>
          </table:table-cell>
          <table:table-cell table:formula="of:=COM.MICROSOFT.STDEV.S([.B29:.B40])" office:value-type="float" office:value="6.17116952719121" calcext:value-type="float">
            <text:p>6,1711695272</text:p>
          </table:table-cell>
          <table:table-cell table:formula="of:=AVERAGE([.B29:.B40])" office:value-type="float" office:value="49.0833333333333" calcext:value-type="float">
            <text:p>49,0833333333</text:p>
          </table:table-cell>
          <table:table-cell table:formula="of:=[.D40]-[.C40]" office:value-type="float" office:value="42.9121638061421" calcext:value-type="float">
            <text:p>42,9121638061</text:p>
          </table:table-cell>
          <table:table-cell table:formula="of:=[.D40]-[.D28]" office:value-type="float" office:value="12.0833333333333" calcext:value-type="float">
            <text:p>12,0833333333</text:p>
          </table:table-cell>
          <table:table-cell table:number-columns-repeated="1000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54" calcext:value-type="float">
            <text:p>54</text:p>
          </table:table-cell>
          <table:table-cell table:formula="of:=COM.MICROSOFT.STDEV.S([.B30:.B41])" office:value-type="float" office:value="6.31676461105803" calcext:value-type="float">
            <text:p>6,3167646111</text:p>
          </table:table-cell>
          <table:table-cell table:formula="of:=AVERAGE([.B30:.B41])" office:value-type="float" office:value="49.5833333333333" calcext:value-type="float">
            <text:p>49,5833333333</text:p>
          </table:table-cell>
          <table:table-cell table:formula="of:=[.D41]-[.C41]" office:value-type="float" office:value="43.2665687222753" calcext:value-type="float">
            <text:p>43,2665687223</text:p>
          </table:table-cell>
          <table:table-cell table:formula="of:=[.D41]-[.D29]" office:value-type="float" office:value="11.5833333333333" calcext:value-type="float">
            <text:p>11,5833333333</text:p>
          </table:table-cell>
          <table:table-cell table:number-columns-repeated="1000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41" calcext:value-type="float">
            <text:p>41</text:p>
          </table:table-cell>
          <table:table-cell table:formula="of:=COM.MICROSOFT.STDEV.S([.B31:.B42])" office:value-type="float" office:value="5.15443321987799" calcext:value-type="float">
            <text:p>5,1544332199</text:p>
          </table:table-cell>
          <table:table-cell table:formula="of:=AVERAGE([.B31:.B42])" office:value-type="float" office:value="47.75" calcext:value-type="float">
            <text:p>47,75</text:p>
          </table:table-cell>
          <table:table-cell table:formula="of:=[.D42]-[.C42]" office:value-type="float" office:value="42.595566780122" calcext:value-type="float">
            <text:p>42,5955667801</text:p>
          </table:table-cell>
          <table:table-cell table:formula="of:=[.D42]-[.D30]" office:value-type="float" office:value="7.5" calcext:value-type="float">
            <text:p>7,5</text:p>
          </table:table-cell>
          <table:table-cell table:number-columns-repeated="1000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54" calcext:value-type="float">
            <text:p>54</text:p>
          </table:table-cell>
          <table:table-cell table:formula="of:=COM.MICROSOFT.STDEV.S([.B32:.B43])" office:value-type="float" office:value="5.15443321987799" calcext:value-type="float">
            <text:p>5,1544332199</text:p>
          </table:table-cell>
          <table:table-cell table:formula="of:=AVERAGE([.B32:.B43])" office:value-type="float" office:value="47.75" calcext:value-type="float">
            <text:p>47,75</text:p>
          </table:table-cell>
          <table:table-cell table:formula="of:=[.D43]-[.C43]" office:value-type="float" office:value="42.595566780122" calcext:value-type="float">
            <text:p>42,5955667801</text:p>
          </table:table-cell>
          <table:table-cell table:formula="of:=[.D43]-[.D31]" office:value-type="float" office:value="6.33333333333334" calcext:value-type="float">
            <text:p>6,3333333333</text:p>
          </table:table-cell>
          <table:table-cell table:number-columns-repeated="1000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61" calcext:value-type="float">
            <text:p>61</text:p>
          </table:table-cell>
          <table:table-cell table:formula="of:=COM.MICROSOFT.STDEV.S([.B33:.B44])" office:value-type="float" office:value="6.38831793671903" calcext:value-type="float">
            <text:p>6,3883179367</text:p>
          </table:table-cell>
          <table:table-cell table:formula="of:=AVERAGE([.B33:.B44])" office:value-type="float" office:value="48.5833333333333" calcext:value-type="float">
            <text:p>48,5833333333</text:p>
          </table:table-cell>
          <table:table-cell table:formula="of:=[.D44]-[.C44]" office:value-type="float" office:value="42.1950153966143" calcext:value-type="float">
            <text:p>42,1950153966</text:p>
          </table:table-cell>
          <table:table-cell table:formula="of:=[.D44]-[.D32]" office:value-type="float" office:value="6.41666666666667" calcext:value-type="float">
            <text:p>6,4166666667</text:p>
          </table:table-cell>
          <table:table-cell table:number-columns-repeated="1000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54" calcext:value-type="float">
            <text:p>54</text:p>
          </table:table-cell>
          <table:table-cell table:formula="of:=COM.MICROSOFT.STDEV.S([.B34:.B45])" office:value-type="float" office:value="6.45731907969319" calcext:value-type="float">
            <text:p>6,4573190797</text:p>
          </table:table-cell>
          <table:table-cell table:formula="of:=AVERAGE([.B34:.B45])" office:value-type="float" office:value="49.3333333333333" calcext:value-type="float">
            <text:p>49,3333333333</text:p>
          </table:table-cell>
          <table:table-cell table:formula="of:=[.D45]-[.C45]" office:value-type="float" office:value="42.8760142536402" calcext:value-type="float">
            <text:p>42,8760142536</text:p>
          </table:table-cell>
          <table:table-cell table:formula="of:=[.D45]-[.D33]" office:value-type="float" office:value="6.16666666666667" calcext:value-type="float">
            <text:p>6,1666666667</text:p>
          </table:table-cell>
          <table:table-cell table:number-columns-repeated="1000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53" calcext:value-type="float">
            <text:p>53</text:p>
          </table:table-cell>
          <table:table-cell table:formula="of:=COM.MICROSOFT.STDEV.S([.B35:.B46])" office:value-type="float" office:value="6.22981589299444" calcext:value-type="float">
            <text:p>6,229815893</text:p>
          </table:table-cell>
          <table:table-cell table:formula="of:=AVERAGE([.B35:.B46])" office:value-type="float" office:value="49.0833333333333" calcext:value-type="float">
            <text:p>49,0833333333</text:p>
          </table:table-cell>
          <table:table-cell table:formula="of:=[.D46]-[.C46]" office:value-type="float" office:value="42.8535174403389" calcext:value-type="float">
            <text:p>42,8535174403</text:p>
          </table:table-cell>
          <table:table-cell table:formula="of:=[.D46]-[.D34]" office:value-type="float" office:value="4.5" calcext:value-type="float">
            <text:p>4,5</text:p>
          </table:table-cell>
          <table:table-cell table:number-columns-repeated="1000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53" calcext:value-type="float">
            <text:p>53</text:p>
          </table:table-cell>
          <table:table-cell table:formula="of:=COM.MICROSOFT.STDEV.S([.B36:.B47])" office:value-type="float" office:value="6.31196554893237" calcext:value-type="float">
            <text:p>6,3119655489</text:p>
          </table:table-cell>
          <table:table-cell table:formula="of:=AVERAGE([.B36:.B47])" office:value-type="float" office:value="49.25" calcext:value-type="float">
            <text:p>49,25</text:p>
          </table:table-cell>
          <table:table-cell table:formula="of:=[.D47]-[.C47]" office:value-type="float" office:value="42.9380344510676" calcext:value-type="float">
            <text:p>42,9380344511</text:p>
          </table:table-cell>
          <table:table-cell table:formula="of:=[.D47]-[.D35]" office:value-type="float" office:value="3.91666666666666" calcext:value-type="float">
            <text:p>3,9166666667</text:p>
          </table:table-cell>
          <table:table-cell table:number-columns-repeated="1000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47" calcext:value-type="float">
            <text:p>47</text:p>
          </table:table-cell>
          <table:table-cell table:formula="of:=COM.MICROSOFT.STDEV.S([.B37:.B48])" office:value-type="float" office:value="6.14225306603959" calcext:value-type="float">
            <text:p>6,142253066</text:p>
          </table:table-cell>
          <table:table-cell table:formula="of:=AVERAGE([.B37:.B48])" office:value-type="float" office:value="49.5" calcext:value-type="float">
            <text:p>49,5</text:p>
          </table:table-cell>
          <table:table-cell table:formula="of:=[.D48]-[.C48]" office:value-type="float" office:value="43.3577469339604" calcext:value-type="float">
            <text:p>43,357746934</text:p>
          </table:table-cell>
          <table:table-cell table:formula="of:=[.D48]-[.D36]" office:value-type="float" office:value="3.75" calcext:value-type="float">
            <text:p>3,75</text:p>
          </table:table-cell>
          <table:table-cell table:number-columns-repeated="1000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40" calcext:value-type="float">
            <text:p>40</text:p>
          </table:table-cell>
          <table:table-cell table:formula="of:=COM.MICROSOFT.STDEV.S([.B38:.B49])" office:value-type="float" office:value="6.67423812471915" calcext:value-type="float">
            <text:p>6,6742381247</text:p>
          </table:table-cell>
          <table:table-cell table:formula="of:=AVERAGE([.B38:.B49])" office:value-type="float" office:value="49" calcext:value-type="float">
            <text:p>49</text:p>
          </table:table-cell>
          <table:table-cell table:formula="of:=[.D49]-[.C49]" office:value-type="float" office:value="42.3257618752809" calcext:value-type="float">
            <text:p>42,3257618753</text:p>
          </table:table-cell>
          <table:table-cell table:formula="of:=[.D49]-[.D37]" office:value-type="float" office:value="2.5" calcext:value-type="float">
            <text:p>2,5</text:p>
          </table:table-cell>
          <table:table-cell table:number-columns-repeated="1000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55" calcext:value-type="float">
            <text:p>55</text:p>
          </table:table-cell>
          <table:table-cell table:formula="of:=COM.MICROSOFT.STDEV.S([.B39:.B50])" office:value-type="float" office:value="6.6804781175293" calcext:value-type="float">
            <text:p>6,6804781175</text:p>
          </table:table-cell>
          <table:table-cell table:formula="of:=AVERAGE([.B39:.B50])" office:value-type="float" office:value="49.9166666666667" calcext:value-type="float">
            <text:p>49,9166666667</text:p>
          </table:table-cell>
          <table:table-cell table:formula="of:=[.D50]-[.C50]" office:value-type="float" office:value="43.2361885491374" calcext:value-type="float">
            <text:p>43,2361885491</text:p>
          </table:table-cell>
          <table:table-cell table:formula="of:=[.D50]-[.D38]" office:value-type="float" office:value="1.91666666666666" calcext:value-type="float">
            <text:p>1,9166666667</text:p>
          </table:table-cell>
          <table:table-cell table:number-columns-repeated="1000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54" calcext:value-type="float">
            <text:p>54</text:p>
          </table:table-cell>
          <table:table-cell table:formula="of:=COM.MICROSOFT.STDEV.S([.B40:.B51])" office:value-type="float" office:value="6.58280588604383" calcext:value-type="float">
            <text:p>6,582805886</text:p>
          </table:table-cell>
          <table:table-cell table:formula="of:=AVERAGE([.B40:.B51])" office:value-type="float" office:value="50.6666666666667" calcext:value-type="float">
            <text:p>50,6666666667</text:p>
          </table:table-cell>
          <table:table-cell table:formula="of:=[.D51]-[.C51]" office:value-type="float" office:value="44.0838607806228" calcext:value-type="float">
            <text:p>44,0838607806</text:p>
          </table:table-cell>
          <table:table-cell table:formula="of:=[.D51]-[.D39]" office:value-type="float" office:value="1.91666666666666" calcext:value-type="float">
            <text:p>1,9166666667</text:p>
          </table:table-cell>
          <table:table-cell table:number-columns-repeated="1000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47" calcext:value-type="float">
            <text:p>47</text:p>
          </table:table-cell>
          <table:table-cell table:formula="of:=COM.MICROSOFT.STDEV.S([.B41:.B52])" office:value-type="float" office:value="6.12681636642382" calcext:value-type="float">
            <text:p>6,1268163664</text:p>
          </table:table-cell>
          <table:table-cell table:formula="of:=AVERAGE([.B41:.B52])" office:value-type="float" office:value="51.0833333333333" calcext:value-type="float">
            <text:p>51,0833333333</text:p>
          </table:table-cell>
          <table:table-cell table:formula="of:=[.D52]-[.C52]" office:value-type="float" office:value="44.9565169669095" calcext:value-type="float">
            <text:p>44,9565169669</text:p>
          </table:table-cell>
          <table:table-cell table:formula="of:=[.D52]-[.D40]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55" calcext:value-type="float">
            <text:p>55</text:p>
          </table:table-cell>
          <table:table-cell table:formula="of:=COM.MICROSOFT.STDEV.S([.B42:.B53])" office:value-type="float" office:value="6.17669127863091" calcext:value-type="float">
            <text:p>6,1766912786</text:p>
          </table:table-cell>
          <table:table-cell table:formula="of:=AVERAGE([.B42:.B53])" office:value-type="float" office:value="51.1666666666667" calcext:value-type="float">
            <text:p>51,1666666667</text:p>
          </table:table-cell>
          <table:table-cell table:formula="of:=[.D53]-[.C53]" office:value-type="float" office:value="44.9899753880358" calcext:value-type="float">
            <text:p>44,989975388</text:p>
          </table:table-cell>
          <table:table-cell table:formula="of:=[.D53]-[.D41]" office:value-type="float" office:value="1.58333333333333" calcext:value-type="float">
            <text:p>1,5833333333</text:p>
          </table:table-cell>
          <table:table-cell table:number-columns-repeated="1000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55" calcext:value-type="float">
            <text:p>55</text:p>
          </table:table-cell>
          <table:table-cell table:formula="of:=COM.MICROSOFT.STDEV.S([.B43:.B54])" office:value-type="float" office:value="5.34846338737217" calcext:value-type="float">
            <text:p>5,3484633874</text:p>
          </table:table-cell>
          <table:table-cell table:formula="of:=AVERAGE([.B43:.B54])" office:value-type="float" office:value="52.3333333333333" calcext:value-type="float">
            <text:p>52,3333333333</text:p>
          </table:table-cell>
          <table:table-cell table:formula="of:=[.D54]-[.C54]" office:value-type="float" office:value="46.9848699459612" calcext:value-type="float">
            <text:p>46,984869946</text:p>
          </table:table-cell>
          <table:table-cell table:formula="of:=[.D54]-[.D42]" office:value-type="float" office:value="4.58333333333334" calcext:value-type="float">
            <text:p>4,5833333333</text:p>
          </table:table-cell>
          <table:table-cell table:number-columns-repeated="1000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56" calcext:value-type="float">
            <text:p>56</text:p>
          </table:table-cell>
          <table:table-cell table:formula="of:=COM.MICROSOFT.STDEV.S([.B44:.B55])" office:value-type="float" office:value="5.43557306504609" calcext:value-type="float">
            <text:p>5,435573065</text:p>
          </table:table-cell>
          <table:table-cell table:formula="of:=AVERAGE([.B44:.B55])" office:value-type="float" office:value="52.5" calcext:value-type="float">
            <text:p>52,5</text:p>
          </table:table-cell>
          <table:table-cell table:formula="of:=[.D55]-[.C55]" office:value-type="float" office:value="47.0644269349539" calcext:value-type="float">
            <text:p>47,064426935</text:p>
          </table:table-cell>
          <table:table-cell table:formula="of:=[.D55]-[.D43]" office:value-type="float" office:value="4.75" calcext:value-type="float">
            <text:p>4,75</text:p>
          </table:table-cell>
          <table:table-cell table:number-columns-repeated="1000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56" calcext:value-type="float">
            <text:p>56</text:p>
          </table:table-cell>
          <table:table-cell table:formula="of:=COM.MICROSOFT.STDEV.S([.B45:.B56])" office:value-type="float" office:value="4.8889175848561" calcext:value-type="float">
            <text:p>4,8889175849</text:p>
          </table:table-cell>
          <table:table-cell table:formula="of:=AVERAGE([.B45:.B56])" office:value-type="float" office:value="52.0833333333333" calcext:value-type="float">
            <text:p>52,0833333333</text:p>
          </table:table-cell>
          <table:table-cell table:formula="of:=[.D56]-[.C56]" office:value-type="float" office:value="47.1944157484772" calcext:value-type="float">
            <text:p>47,1944157485</text:p>
          </table:table-cell>
          <table:table-cell table:formula="of:=[.D56]-[.D44]" office:value-type="float" office:value="3.5" calcext:value-type="float">
            <text:p>3,5</text:p>
          </table:table-cell>
          <table:table-cell table:number-columns-repeated="1000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47" calcext:value-type="float">
            <text:p>47</text:p>
          </table:table-cell>
          <table:table-cell table:formula="of:=COM.MICROSOFT.STDEV.S([.B46:.B57])" office:value-type="float" office:value="5.05425113597005" calcext:value-type="float">
            <text:p>5,054251136</text:p>
          </table:table-cell>
          <table:table-cell table:formula="of:=AVERAGE([.B46:.B57])" office:value-type="float" office:value="51.5" calcext:value-type="float">
            <text:p>51,5</text:p>
          </table:table-cell>
          <table:table-cell table:formula="of:=[.D57]-[.C57]" office:value-type="float" office:value="46.44574886403" calcext:value-type="float">
            <text:p>46,445748864</text:p>
          </table:table-cell>
          <table:table-cell table:formula="of:=[.D57]-[.D45]" office:value-type="float" office:value="2.16666666666666" calcext:value-type="float">
            <text:p>2,1666666667</text:p>
          </table:table-cell>
          <table:table-cell table:number-columns-repeated="1000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61" calcext:value-type="float">
            <text:p>61</text:p>
          </table:table-cell>
          <table:table-cell table:formula="of:=COM.MICROSOFT.STDEV.S([.B47:.B58])" office:value-type="float" office:value="5.74983530725934" calcext:value-type="float">
            <text:p>5,7498353073</text:p>
          </table:table-cell>
          <table:table-cell table:formula="of:=AVERAGE([.B47:.B58])" office:value-type="float" office:value="52.1666666666667" calcext:value-type="float">
            <text:p>52,1666666667</text:p>
          </table:table-cell>
          <table:table-cell table:formula="of:=[.D58]-[.C58]" office:value-type="float" office:value="46.4168313594073" calcext:value-type="float">
            <text:p>46,4168313594</text:p>
          </table:table-cell>
          <table:table-cell table:formula="of:=[.D58]-[.D46]" office:value-type="float" office:value="3.08333333333333" calcext:value-type="float">
            <text:p>3,0833333333</text:p>
          </table:table-cell>
          <table:table-cell table:number-columns-repeated="1000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54" calcext:value-type="float">
            <text:p>54</text:p>
          </table:table-cell>
          <table:table-cell table:formula="of:=COM.MICROSOFT.STDEV.S([.B48:.B59])" office:value-type="float" office:value="5.77022136017801" calcext:value-type="float">
            <text:p>5,7702213602</text:p>
          </table:table-cell>
          <table:table-cell table:formula="of:=AVERAGE([.B48:.B59])" office:value-type="float" office:value="52.25" calcext:value-type="float">
            <text:p>52,25</text:p>
          </table:table-cell>
          <table:table-cell table:formula="of:=[.D59]-[.C59]" office:value-type="float" office:value="46.479778639822" calcext:value-type="float">
            <text:p>46,4797786398</text:p>
          </table:table-cell>
          <table:table-cell table:formula="of:=[.D59]-[.D47]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59" calcext:value-type="float">
            <text:p>59</text:p>
          </table:table-cell>
          <table:table-cell table:formula="of:=COM.MICROSOFT.STDEV.S([.B49:.B60])" office:value-type="float" office:value="5.81729396634802" calcext:value-type="float">
            <text:p>5,8172939663</text:p>
          </table:table-cell>
          <table:table-cell table:formula="of:=AVERAGE([.B49:.B60])" office:value-type="float" office:value="53.25" calcext:value-type="float">
            <text:p>53,25</text:p>
          </table:table-cell>
          <table:table-cell table:formula="of:=[.D60]-[.C60]" office:value-type="float" office:value="47.432706033652" calcext:value-type="float">
            <text:p>47,4327060337</text:p>
          </table:table-cell>
          <table:table-cell table:formula="of:=[.D60]-[.D48]" office:value-type="float" office:value="3.75" calcext:value-type="float">
            <text:p>3,75</text:p>
          </table:table-cell>
          <table:table-cell table:number-columns-repeated="1000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50" calcext:value-type="float">
            <text:p>50</text:p>
          </table:table-cell>
          <table:table-cell table:formula="of:=COM.MICROSOFT.STDEV.S([.B50:.B61])" office:value-type="float" office:value="4.25245027405769" calcext:value-type="float">
            <text:p>4,2524502741</text:p>
          </table:table-cell>
          <table:table-cell table:formula="of:=AVERAGE([.B50:.B61])" office:value-type="float" office:value="54.0833333333333" calcext:value-type="float">
            <text:p>54,0833333333</text:p>
          </table:table-cell>
          <table:table-cell table:formula="of:=[.D61]-[.C61]" office:value-type="float" office:value="49.8308830592756" calcext:value-type="float">
            <text:p>49,8308830593</text:p>
          </table:table-cell>
          <table:table-cell table:formula="of:=[.D61]-[.D49]" office:value-type="float" office:value="5.08333333333334" calcext:value-type="float">
            <text:p>5,0833333333</text:p>
          </table:table-cell>
          <table:table-cell table:number-columns-repeated="1000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53" calcext:value-type="float">
            <text:p>53</text:p>
          </table:table-cell>
          <table:table-cell table:formula="of:=COM.MICROSOFT.STDEV.S([.B51:.B62])" office:value-type="float" office:value="4.25245027405769" calcext:value-type="float">
            <text:p>4,2524502741</text:p>
          </table:table-cell>
          <table:table-cell table:formula="of:=AVERAGE([.B51:.B62])" office:value-type="float" office:value="53.9166666666667" calcext:value-type="float">
            <text:p>53,9166666667</text:p>
          </table:table-cell>
          <table:table-cell table:formula="of:=[.D62]-[.C62]" office:value-type="float" office:value="49.664216392609" calcext:value-type="float">
            <text:p>49,6642163926</text:p>
          </table:table-cell>
          <table:table-cell table:formula="of:=[.D62]-[.D50]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52" calcext:value-type="float">
            <text:p>52</text:p>
          </table:table-cell>
          <table:table-cell table:formula="of:=COM.MICROSOFT.STDEV.S([.B52:.B63])" office:value-type="float" office:value="4.28793232646734" calcext:value-type="float">
            <text:p>4,2879323265</text:p>
          </table:table-cell>
          <table:table-cell table:formula="of:=AVERAGE([.B52:.B63])" office:value-type="float" office:value="53.75" calcext:value-type="float">
            <text:p>53,75</text:p>
          </table:table-cell>
          <table:table-cell table:formula="of:=[.D63]-[.C63]" office:value-type="float" office:value="49.4620676735327" calcext:value-type="float">
            <text:p>49,4620676735</text:p>
          </table:table-cell>
          <table:table-cell table:formula="of:=[.D63]-[.D51]" office:value-type="float" office:value="3.08333333333334" calcext:value-type="float">
            <text:p>3,0833333333</text:p>
          </table:table-cell>
          <table:table-cell table:number-columns-repeated="1000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40" calcext:value-type="float">
            <text:p>40</text:p>
          </table:table-cell>
          <table:table-cell table:formula="of:=COM.MICROSOFT.STDEV.S([.B53:.B64])" office:value-type="float" office:value="5.57320429022713" calcext:value-type="float">
            <text:p>5,5732042902</text:p>
          </table:table-cell>
          <table:table-cell table:formula="of:=AVERAGE([.B53:.B64])" office:value-type="float" office:value="53.1666666666667" calcext:value-type="float">
            <text:p>53,1666666667</text:p>
          </table:table-cell>
          <table:table-cell table:formula="of:=[.D64]-[.C64]" office:value-type="float" office:value="47.5934623764395" calcext:value-type="float">
            <text:p>47,5934623764</text:p>
          </table:table-cell>
          <table:table-cell table:formula="of:=[.D64]-[.D52]" office:value-type="float" office:value="2.08333333333333" calcext:value-type="float">
            <text:p>2,0833333333</text:p>
          </table:table-cell>
          <table:table-cell table:number-columns-repeated="1000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44" calcext:value-type="float">
            <text:p>44</text:p>
          </table:table-cell>
          <table:table-cell table:formula="of:=COM.MICROSOFT.STDEV.S([.B54:.B65])" office:value-type="float" office:value="6.12186840166241" calcext:value-type="float">
            <text:p>6,1218684017</text:p>
          </table:table-cell>
          <table:table-cell table:formula="of:=AVERAGE([.B54:.B65])" office:value-type="float" office:value="52.25" calcext:value-type="float">
            <text:p>52,25</text:p>
          </table:table-cell>
          <table:table-cell table:formula="of:=[.D65]-[.C65]" office:value-type="float" office:value="46.1281315983376" calcext:value-type="float">
            <text:p>46,1281315983</text:p>
          </table:table-cell>
          <table:table-cell table:formula="of:=[.D65]-[.D53]" office:value-type="float" office:value="1.08333333333334" calcext:value-type="float">
            <text:p>1,0833333333</text:p>
          </table:table-cell>
          <table:table-cell table:number-columns-repeated="1000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53" calcext:value-type="float">
            <text:p>53</text:p>
          </table:table-cell>
          <table:table-cell table:formula="of:=COM.MICROSOFT.STDEV.S([.B55:.B66])" office:value-type="float" office:value="6.06717447092187" calcext:value-type="float">
            <text:p>6,0671744709</text:p>
          </table:table-cell>
          <table:table-cell table:formula="of:=AVERAGE([.B55:.B66])" office:value-type="float" office:value="52.0833333333333" calcext:value-type="float">
            <text:p>52,0833333333</text:p>
          </table:table-cell>
          <table:table-cell table:formula="of:=[.D66]-[.C66]" office:value-type="float" office:value="46.0161588624115" calcext:value-type="float">
            <text:p>46,0161588624</text:p>
          </table:table-cell>
          <table:table-cell table:formula="of:=[.D66]-[.D54]" office:value-type="float" office:value="-0.25" calcext:value-type="float">
            <text:p>-0,25</text:p>
          </table:table-cell>
          <table:table-cell table:number-columns-repeated="1000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49" calcext:value-type="float">
            <text:p>49</text:p>
          </table:table-cell>
          <table:table-cell table:formula="of:=COM.MICROSOFT.STDEV.S([.B56:.B67])" office:value-type="float" office:value="5.99241945370073" calcext:value-type="float">
            <text:p>5,9924194537</text:p>
          </table:table-cell>
          <table:table-cell table:formula="of:=AVERAGE([.B56:.B67])" office:value-type="float" office:value="51.5" calcext:value-type="float">
            <text:p>51,5</text:p>
          </table:table-cell>
          <table:table-cell table:formula="of:=[.D67]-[.C67]" office:value-type="float" office:value="45.5075805462993" calcext:value-type="float">
            <text:p>45,5075805463</text:p>
          </table:table-cell>
          <table:table-cell table:formula="of:=[.D67]-[.D55]" office:value-type="float" office:value="-1" calcext:value-type="float">
            <text:p>-1</text:p>
          </table:table-cell>
          <table:table-cell table:number-columns-repeated="1000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64" calcext:value-type="float">
            <text:p>64</text:p>
          </table:table-cell>
          <table:table-cell table:formula="of:=COM.MICROSOFT.STDEV.S([.B57:.B68])" office:value-type="float" office:value="6.9128777501037" calcext:value-type="float">
            <text:p>6,9128777501</text:p>
          </table:table-cell>
          <table:table-cell table:formula="of:=AVERAGE([.B57:.B68])" office:value-type="float" office:value="52.1666666666667" calcext:value-type="float">
            <text:p>52,1666666667</text:p>
          </table:table-cell>
          <table:table-cell table:formula="of:=[.D68]-[.C68]" office:value-type="float" office:value="45.253788916563" calcext:value-type="float">
            <text:p>45,2537889166</text:p>
          </table:table-cell>
          <table:table-cell table:formula="of:=[.D68]-[.D56]" office:value-type="float" office:value="0.0833333333333286" calcext:value-type="float">
            <text:p>0,0833333333</text:p>
          </table:table-cell>
          <table:table-cell table:number-columns-repeated="1000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54" calcext:value-type="float">
            <text:p>54</text:p>
          </table:table-cell>
          <table:table-cell table:formula="of:=COM.MICROSOFT.STDEV.S([.B58:.B69])" office:value-type="float" office:value="6.73018978524785" calcext:value-type="float">
            <text:p>6,7301897852</text:p>
          </table:table-cell>
          <table:table-cell table:formula="of:=AVERAGE([.B58:.B69])" office:value-type="float" office:value="52.75" calcext:value-type="float">
            <text:p>52,75</text:p>
          </table:table-cell>
          <table:table-cell table:formula="of:=[.D69]-[.C69]" office:value-type="float" office:value="46.0198102147522" calcext:value-type="float">
            <text:p>46,0198102148</text:p>
          </table:table-cell>
          <table:table-cell table:formula="of:=[.D69]-[.D57]" office:value-type="float" office:value="1.25" calcext:value-type="float">
            <text:p>1,25</text:p>
          </table:table-cell>
          <table:table-cell table:number-columns-repeated="1000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50" calcext:value-type="float">
            <text:p>50</text:p>
          </table:table-cell>
          <table:table-cell table:formula="of:=COM.MICROSOFT.STDEV.S([.B59:.B70])" office:value-type="float" office:value="6.23528570947538" calcext:value-type="float">
            <text:p>6,2352857095</text:p>
          </table:table-cell>
          <table:table-cell table:formula="of:=AVERAGE([.B59:.B70])" office:value-type="float" office:value="51.8333333333333" calcext:value-type="float">
            <text:p>51,8333333333</text:p>
          </table:table-cell>
          <table:table-cell table:formula="of:=[.D70]-[.C70]" office:value-type="float" office:value="45.598047623858" calcext:value-type="float">
            <text:p>45,5980476239</text:p>
          </table:table-cell>
          <table:table-cell table:formula="of:=[.D70]-[.D58]" office:value-type="float" office:value="-0.333333333333329" calcext:value-type="float">
            <text:p>-0,3333333333</text:p>
          </table:table-cell>
          <table:table-cell table:number-columns-repeated="1000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48" calcext:value-type="float">
            <text:p>48</text:p>
          </table:table-cell>
          <table:table-cell table:formula="of:=COM.MICROSOFT.STDEV.S([.B60:.B71])" office:value-type="float" office:value="6.28610781924328" calcext:value-type="float">
            <text:p>6,2861078192</text:p>
          </table:table-cell>
          <table:table-cell table:formula="of:=AVERAGE([.B60:.B71])" office:value-type="float" office:value="51.3333333333333" calcext:value-type="float">
            <text:p>51,3333333333</text:p>
          </table:table-cell>
          <table:table-cell table:formula="of:=[.D71]-[.C71]" office:value-type="float" office:value="45.0472255140901" calcext:value-type="float">
            <text:p>45,0472255141</text:p>
          </table:table-cell>
          <table:table-cell table:formula="of:=[.D71]-[.D59]" office:value-type="float" office:value="-0.916666666666664" calcext:value-type="float">
            <text:p>-0,9166666667</text:p>
          </table:table-cell>
          <table:table-cell table:number-columns-repeated="1000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58" calcext:value-type="float">
            <text:p>58</text:p>
          </table:table-cell>
          <table:table-cell table:formula="of:=COM.MICROSOFT.STDEV.S([.B61:.B72])" office:value-type="float" office:value="6.18098256384415" calcext:value-type="float">
            <text:p>6,1809825638</text:p>
          </table:table-cell>
          <table:table-cell table:formula="of:=AVERAGE([.B61:.B72])" office:value-type="float" office:value="51.25" calcext:value-type="float">
            <text:p>51,25</text:p>
          </table:table-cell>
          <table:table-cell table:formula="of:=[.D72]-[.C72]" office:value-type="float" office:value="45.0690174361558" calcext:value-type="float">
            <text:p>45,0690174362</text:p>
          </table:table-cell>
          <table:table-cell table:formula="of:=[.D72]-[.D60]" office:value-type="float" office:value="-2" calcext:value-type="float">
            <text:p>-2</text:p>
          </table:table-cell>
          <table:table-cell table:number-columns-repeated="1000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61" calcext:value-type="float">
            <text:p>61</text:p>
          </table:table-cell>
          <table:table-cell table:formula="of:=COM.MICROSOFT.STDEV.S([.B62:.B73])" office:value-type="float" office:value="6.76667413046312" calcext:value-type="float">
            <text:p>6,7666741305</text:p>
          </table:table-cell>
          <table:table-cell table:formula="of:=AVERAGE([.B62:.B73])" office:value-type="float" office:value="52.1666666666667" calcext:value-type="float">
            <text:p>52,1666666667</text:p>
          </table:table-cell>
          <table:table-cell table:formula="of:=[.D73]-[.C73]" office:value-type="float" office:value="45.3999925362036" calcext:value-type="float">
            <text:p>45,3999925362</text:p>
          </table:table-cell>
          <table:table-cell table:formula="of:=[.D73]-[.D61]" office:value-type="float" office:value="-1.91666666666667" calcext:value-type="float">
            <text:p>-1,9166666667</text:p>
          </table:table-cell>
          <table:table-cell table:number-columns-repeated="1000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44" calcext:value-type="float">
            <text:p>44</text:p>
          </table:table-cell>
          <table:table-cell table:formula="of:=COM.MICROSOFT.STDEV.S([.B63:.B74])" office:value-type="float" office:value="7.15361743625157" calcext:value-type="float">
            <text:p>7,1536174363</text:p>
          </table:table-cell>
          <table:table-cell table:formula="of:=AVERAGE([.B63:.B74])" office:value-type="float" office:value="51.4166666666667" calcext:value-type="float">
            <text:p>51,4166666667</text:p>
          </table:table-cell>
          <table:table-cell table:formula="of:=[.D74]-[.C74]" office:value-type="float" office:value="44.2630492304151" calcext:value-type="float">
            <text:p>44,2630492304</text:p>
          </table:table-cell>
          <table:table-cell table:formula="of:=[.D74]-[.D62]" office:value-type="float" office:value="-2.5" calcext:value-type="float">
            <text:p>-2,5</text:p>
          </table:table-cell>
          <table:table-cell table:number-columns-repeated="1000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43" calcext:value-type="float">
            <text:p>43</text:p>
          </table:table-cell>
          <table:table-cell table:formula="of:=COM.MICROSOFT.STDEV.S([.B64:.B75])" office:value-type="float" office:value="7.54782730126339" calcext:value-type="float">
            <text:p>7,5478273013</text:p>
          </table:table-cell>
          <table:table-cell table:formula="of:=AVERAGE([.B64:.B75])" office:value-type="float" office:value="50.6666666666667" calcext:value-type="float">
            <text:p>50,6666666667</text:p>
          </table:table-cell>
          <table:table-cell table:formula="of:=[.D75]-[.C75]" office:value-type="float" office:value="43.1188393654033" calcext:value-type="float">
            <text:p>43,1188393654</text:p>
          </table:table-cell>
          <table:table-cell table:formula="of:=[.D75]-[.D63]" office:value-type="float" office:value="-3.08333333333334" calcext:value-type="float">
            <text:p>-3,0833333333</text:p>
          </table:table-cell>
          <table:table-cell table:number-columns-repeated="1000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55" calcext:value-type="float">
            <text:p>55</text:p>
          </table:table-cell>
          <table:table-cell table:formula="of:=COM.MICROSOFT.STDEV.S([.B65:.B76])" office:value-type="float" office:value="6.82852750443226" calcext:value-type="float">
            <text:p>6,8285275044</text:p>
          </table:table-cell>
          <table:table-cell table:formula="of:=AVERAGE([.B65:.B76])" office:value-type="float" office:value="51.9166666666667" calcext:value-type="float">
            <text:p>51,9166666667</text:p>
          </table:table-cell>
          <table:table-cell table:formula="of:=[.D76]-[.C76]" office:value-type="float" office:value="45.0881391622344" calcext:value-type="float">
            <text:p>45,0881391622</text:p>
          </table:table-cell>
          <table:table-cell table:formula="of:=[.D76]-[.D64]" office:value-type="float" office:value="-1.25" calcext:value-type="float">
            <text:p>-1,25</text:p>
          </table:table-cell>
          <table:table-cell table:number-columns-repeated="1000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41" calcext:value-type="float">
            <text:p>41</text:p>
          </table:table-cell>
          <table:table-cell table:formula="of:=COM.MICROSOFT.STDEV.S([.B66:.B77])" office:value-type="float" office:value="7.19006047936801" calcext:value-type="float">
            <text:p>7,1900604794</text:p>
          </table:table-cell>
          <table:table-cell table:formula="of:=AVERAGE([.B66:.B77])" office:value-type="float" office:value="51.6666666666667" calcext:value-type="float">
            <text:p>51,6666666667</text:p>
          </table:table-cell>
          <table:table-cell table:formula="of:=[.D77]-[.C77]" office:value-type="float" office:value="44.4766061872987" calcext:value-type="float">
            <text:p>44,4766061873</text:p>
          </table:table-cell>
          <table:table-cell table:formula="of:=[.D77]-[.D65]" office:value-type="float" office:value="-0.583333333333336" calcext:value-type="float">
            <text:p>-0,5833333333</text:p>
          </table:table-cell>
          <table:table-cell table:number-columns-repeated="1000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53" calcext:value-type="float">
            <text:p>53</text:p>
          </table:table-cell>
          <table:table-cell table:formula="of:=COM.MICROSOFT.STDEV.S([.B67:.B78])" office:value-type="float" office:value="7.19006047936801" calcext:value-type="float">
            <text:p>7,1900604794</text:p>
          </table:table-cell>
          <table:table-cell table:formula="of:=AVERAGE([.B67:.B78])" office:value-type="float" office:value="51.6666666666667" calcext:value-type="float">
            <text:p>51,6666666667</text:p>
          </table:table-cell>
          <table:table-cell table:formula="of:=[.D78]-[.C78]" office:value-type="float" office:value="44.4766061872987" calcext:value-type="float">
            <text:p>44,4766061873</text:p>
          </table:table-cell>
          <table:table-cell table:formula="of:=[.D78]-[.D66]" office:value-type="float" office:value="-0.416666666666671" calcext:value-type="float">
            <text:p>-0,4166666667</text:p>
          </table:table-cell>
          <table:table-cell table:number-columns-repeated="1000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48" calcext:value-type="float">
            <text:p>48</text:p>
          </table:table-cell>
          <table:table-cell table:formula="of:=COM.MICROSOFT.STDEV.S([.B68:.B79])" office:value-type="float" office:value="7.22946412365063" calcext:value-type="float">
            <text:p>7,2294641237</text:p>
          </table:table-cell>
          <table:table-cell table:formula="of:=AVERAGE([.B68:.B79])" office:value-type="float" office:value="51.5833333333333" calcext:value-type="float">
            <text:p>51,5833333333</text:p>
          </table:table-cell>
          <table:table-cell table:formula="of:=[.D79]-[.C79]" office:value-type="float" office:value="44.3538692096827" calcext:value-type="float">
            <text:p>44,3538692097</text:p>
          </table:table-cell>
          <table:table-cell table:formula="of:=[.D79]-[.D67]" office:value-type="float" office:value="0.0833333333333357" calcext:value-type="float">
            <text:p>0,0833333333</text:p>
          </table:table-cell>
          <table:table-cell table:number-columns-repeated="1000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55" calcext:value-type="float">
            <text:p>55</text:p>
          </table:table-cell>
          <table:table-cell table:formula="of:=COM.MICROSOFT.STDEV.S([.B69:.B80])" office:value-type="float" office:value="6.22068884424946" calcext:value-type="float">
            <text:p>6,2206888442</text:p>
          </table:table-cell>
          <table:table-cell table:formula="of:=AVERAGE([.B69:.B80])" office:value-type="float" office:value="50.8333333333333" calcext:value-type="float">
            <text:p>50,8333333333</text:p>
          </table:table-cell>
          <table:table-cell table:formula="of:=[.D80]-[.C80]" office:value-type="float" office:value="44.6126444890839" calcext:value-type="float">
            <text:p>44,6126444891</text:p>
          </table:table-cell>
          <table:table-cell table:formula="of:=[.D80]-[.D68]" office:value-type="float" office:value="-1.33333333333333" calcext:value-type="float">
            <text:p>-1,3333333333</text:p>
          </table:table-cell>
          <table:table-cell table:number-columns-repeated="1000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50" calcext:value-type="float">
            <text:p>50</text:p>
          </table:table-cell>
          <table:table-cell table:formula="of:=COM.MICROSOFT.STDEV.S([.B70:.B81])" office:value-type="float" office:value="6.14225306603959" calcext:value-type="float">
            <text:p>6,142253066</text:p>
          </table:table-cell>
          <table:table-cell table:formula="of:=AVERAGE([.B70:.B81])" office:value-type="float" office:value="50.5" calcext:value-type="float">
            <text:p>50,5</text:p>
          </table:table-cell>
          <table:table-cell table:formula="of:=[.D81]-[.C81]" office:value-type="float" office:value="44.3577469339604" calcext:value-type="float">
            <text:p>44,357746934</text:p>
          </table:table-cell>
          <table:table-cell table:formula="of:=[.D81]-[.D69]" office:value-type="float" office:value="-2.25" calcext:value-type="float">
            <text:p>-2,25</text:p>
          </table:table-cell>
          <table:table-cell table:number-columns-repeated="1000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45" calcext:value-type="float">
            <text:p>45</text:p>
          </table:table-cell>
          <table:table-cell table:formula="of:=COM.MICROSOFT.STDEV.S([.B71:.B82])" office:value-type="float" office:value="6.34548276454609" calcext:value-type="float">
            <text:p>6,3454827645</text:p>
          </table:table-cell>
          <table:table-cell table:formula="of:=AVERAGE([.B71:.B82])" office:value-type="float" office:value="50.0833333333333" calcext:value-type="float">
            <text:p>50,0833333333</text:p>
          </table:table-cell>
          <table:table-cell table:formula="of:=[.D82]-[.C82]" office:value-type="float" office:value="43.7378505687872" calcext:value-type="float">
            <text:p>43,7378505688</text:p>
          </table:table-cell>
          <table:table-cell table:formula="of:=[.D82]-[.D70]" office:value-type="float" office:value="-1.75" calcext:value-type="float">
            <text:p>-1,75</text:p>
          </table:table-cell>
          <table:table-cell table:number-columns-repeated="1000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51" calcext:value-type="float">
            <text:p>51</text:p>
          </table:table-cell>
          <table:table-cell table:formula="of:=COM.MICROSOFT.STDEV.S([.B72:.B83])" office:value-type="float" office:value="6.31496539014965" calcext:value-type="float">
            <text:p>6,3149653901</text:p>
          </table:table-cell>
          <table:table-cell table:formula="of:=AVERAGE([.B72:.B83])" office:value-type="float" office:value="50.3333333333333" calcext:value-type="float">
            <text:p>50,3333333333</text:p>
          </table:table-cell>
          <table:table-cell table:formula="of:=[.D83]-[.C83]" office:value-type="float" office:value="44.0183679431837" calcext:value-type="float">
            <text:p>44,0183679432</text:p>
          </table:table-cell>
          <table:table-cell table:formula="of:=[.D83]-[.D71]" office:value-type="float" office:value="-1" calcext:value-type="float">
            <text:p>-1</text:p>
          </table:table-cell>
          <table:table-cell table:number-columns-repeated="1000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47" calcext:value-type="float">
            <text:p>47</text:p>
          </table:table-cell>
          <table:table-cell table:formula="of:=COM.MICROSOFT.STDEV.S([.B73:.B84])" office:value-type="float" office:value="5.88462300226513" calcext:value-type="float">
            <text:p>5,8846230023</text:p>
          </table:table-cell>
          <table:table-cell table:formula="of:=AVERAGE([.B73:.B84])" office:value-type="float" office:value="49.4166666666667" calcext:value-type="float">
            <text:p>49,4166666667</text:p>
          </table:table-cell>
          <table:table-cell table:formula="of:=[.D84]-[.C84]" office:value-type="float" office:value="43.5320436644015" calcext:value-type="float">
            <text:p>43,5320436644</text:p>
          </table:table-cell>
          <table:table-cell table:formula="of:=[.D84]-[.D72]" office:value-type="float" office:value="-1.83333333333334" calcext:value-type="float">
            <text:p>-1,8333333333</text:p>
          </table:table-cell>
          <table:table-cell table:number-columns-repeated="1000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37" calcext:value-type="float">
            <text:p>37</text:p>
          </table:table-cell>
          <table:table-cell table:formula="of:=COM.MICROSOFT.STDEV.S([.B74:.B85])" office:value-type="float" office:value="5.66421515598881" calcext:value-type="float">
            <text:p>5,664215156</text:p>
          </table:table-cell>
          <table:table-cell table:formula="of:=AVERAGE([.B74:.B85])" office:value-type="float" office:value="47.4166666666667" calcext:value-type="float">
            <text:p>47,4166666667</text:p>
          </table:table-cell>
          <table:table-cell table:formula="of:=[.D85]-[.C85]" office:value-type="float" office:value="41.7524515106779" calcext:value-type="float">
            <text:p>41,7524515107</text:p>
          </table:table-cell>
          <table:table-cell table:formula="of:=[.D85]-[.D73]" office:value-type="float" office:value="-4.75" calcext:value-type="float">
            <text:p>-4,75</text:p>
          </table:table-cell>
          <table:table-cell table:number-columns-repeated="1000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53" calcext:value-type="float">
            <text:p>53</text:p>
          </table:table-cell>
          <table:table-cell table:formula="of:=COM.MICROSOFT.STDEV.S([.B75:.B86])" office:value-type="float" office:value="5.76562435842158" calcext:value-type="float">
            <text:p>5,7656243584</text:p>
          </table:table-cell>
          <table:table-cell table:formula="of:=AVERAGE([.B75:.B86])" office:value-type="float" office:value="48.1666666666667" calcext:value-type="float">
            <text:p>48,1666666667</text:p>
          </table:table-cell>
          <table:table-cell table:formula="of:=[.D86]-[.C86]" office:value-type="float" office:value="42.4010423082451" calcext:value-type="float">
            <text:p>42,4010423082</text:p>
          </table:table-cell>
          <table:table-cell table:formula="of:=[.D86]-[.D74]" office:value-type="float" office:value="-3.25" calcext:value-type="float">
            <text:p>-3,25</text:p>
          </table:table-cell>
          <table:table-cell table:number-columns-repeated="1000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57" calcext:value-type="float">
            <text:p>57</text:p>
          </table:table-cell>
          <table:table-cell table:formula="of:=COM.MICROSOFT.STDEV.S([.B76:.B87])" office:value-type="float" office:value="6.03524998854583" calcext:value-type="float">
            <text:p>6,0352499885</text:p>
          </table:table-cell>
          <table:table-cell table:formula="of:=AVERAGE([.B76:.B87])" office:value-type="float" office:value="49.3333333333333" calcext:value-type="float">
            <text:p>49,3333333333</text:p>
          </table:table-cell>
          <table:table-cell table:formula="of:=[.D87]-[.C87]" office:value-type="float" office:value="43.2980833447875" calcext:value-type="float">
            <text:p>43,2980833448</text:p>
          </table:table-cell>
          <table:table-cell table:formula="of:=[.D87]-[.D75]" office:value-type="float" office:value="-1.33333333333333" calcext:value-type="float">
            <text:p>-1,3333333333</text:p>
          </table:table-cell>
          <table:table-cell table:number-columns-repeated="1000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52" calcext:value-type="float">
            <text:p>52</text:p>
          </table:table-cell>
          <table:table-cell table:formula="of:=COM.MICROSOFT.STDEV.S([.B77:.B88])" office:value-type="float" office:value="5.83809329604567" calcext:value-type="float">
            <text:p>5,838093296</text:p>
          </table:table-cell>
          <table:table-cell table:formula="of:=AVERAGE([.B77:.B88])" office:value-type="float" office:value="49.0833333333333" calcext:value-type="float">
            <text:p>49,0833333333</text:p>
          </table:table-cell>
          <table:table-cell table:formula="of:=[.D88]-[.C88]" office:value-type="float" office:value="43.2452400372877" calcext:value-type="float">
            <text:p>43,2452400373</text:p>
          </table:table-cell>
          <table:table-cell table:formula="of:=[.D88]-[.D76]" office:value-type="float" office:value="-2.83333333333333" calcext:value-type="float">
            <text:p>-2,8333333333</text:p>
          </table:table-cell>
          <table:table-cell table:number-columns-repeated="1000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51" calcext:value-type="float">
            <text:p>51</text:p>
          </table:table-cell>
          <table:table-cell table:formula="of:=COM.MICROSOFT.STDEV.S([.B78:.B89])" office:value-type="float" office:value="5.26494985443328" calcext:value-type="float">
            <text:p>5,2649498544</text:p>
          </table:table-cell>
          <table:table-cell table:formula="of:=AVERAGE([.B78:.B89])" office:value-type="float" office:value="49.9166666666667" calcext:value-type="float">
            <text:p>49,9166666667</text:p>
          </table:table-cell>
          <table:table-cell table:formula="of:=[.D89]-[.C89]" office:value-type="float" office:value="44.6517168122334" calcext:value-type="float">
            <text:p>44,6517168122</text:p>
          </table:table-cell>
          <table:table-cell table:formula="of:=[.D89]-[.D77]" office:value-type="float" office:value="-1.75" calcext:value-type="float">
            <text:p>-1,75</text:p>
          </table:table-cell>
          <table:table-cell table:number-columns-repeated="1000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61" calcext:value-type="float">
            <text:p>61</text:p>
          </table:table-cell>
          <table:table-cell table:formula="of:=COM.MICROSOFT.STDEV.S([.B79:.B90])" office:value-type="float" office:value="6.12681636642382" calcext:value-type="float">
            <text:p>6,1268163664</text:p>
          </table:table-cell>
          <table:table-cell table:formula="of:=AVERAGE([.B79:.B90])" office:value-type="float" office:value="50.5833333333333" calcext:value-type="float">
            <text:p>50,5833333333</text:p>
          </table:table-cell>
          <table:table-cell table:formula="of:=[.D90]-[.C90]" office:value-type="float" office:value="44.4565169669095" calcext:value-type="float">
            <text:p>44,4565169669</text:p>
          </table:table-cell>
          <table:table-cell table:formula="of:=[.D90]-[.D78]" office:value-type="float" office:value="-1.08333333333333" calcext:value-type="float">
            <text:p>-1,0833333333</text:p>
          </table:table-cell>
          <table:table-cell table:number-columns-repeated="1000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43" calcext:value-type="float">
            <text:p>43</text:p>
          </table:table-cell>
          <table:table-cell table:formula="of:=COM.MICROSOFT.STDEV.S([.B80:.B91])" office:value-type="float" office:value="6.47840234700632" calcext:value-type="float">
            <text:p>6,478402347</text:p>
          </table:table-cell>
          <table:table-cell table:formula="of:=AVERAGE([.B80:.B91])" office:value-type="float" office:value="50.1666666666667" calcext:value-type="float">
            <text:p>50,1666666667</text:p>
          </table:table-cell>
          <table:table-cell table:formula="of:=[.D91]-[.C91]" office:value-type="float" office:value="43.6882643196604" calcext:value-type="float">
            <text:p>43,6882643197</text:p>
          </table:table-cell>
          <table:table-cell table:formula="of:=[.D91]-[.D79]" office:value-type="float" office:value="-1.41666666666667" calcext:value-type="float">
            <text:p>-1,4166666667</text:p>
          </table:table-cell>
          <table:table-cell table:number-columns-repeated="1000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43" calcext:value-type="float">
            <text:p>43</text:p>
          </table:table-cell>
          <table:table-cell table:formula="of:=COM.MICROSOFT.STDEV.S([.B81:.B92])" office:value-type="float" office:value="6.5897073094518" calcext:value-type="float">
            <text:p>6,5897073095</text:p>
          </table:table-cell>
          <table:table-cell table:formula="of:=AVERAGE([.B81:.B92])" office:value-type="float" office:value="49.1666666666667" calcext:value-type="float">
            <text:p>49,1666666667</text:p>
          </table:table-cell>
          <table:table-cell table:formula="of:=[.D92]-[.C92]" office:value-type="float" office:value="42.5769593572149" calcext:value-type="float">
            <text:p>42,5769593572</text:p>
          </table:table-cell>
          <table:table-cell table:formula="of:=[.D92]-[.D80]" office:value-type="float" office:value="-1.66666666666667" calcext:value-type="float">
            <text:p>-1,6666666667</text:p>
          </table:table-cell>
          <table:table-cell table:number-columns-repeated="1000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47" calcext:value-type="float">
            <text:p>47</text:p>
          </table:table-cell>
          <table:table-cell table:formula="of:=COM.MICROSOFT.STDEV.S([.B82:.B93])" office:value-type="float" office:value="6.6120871870913" calcext:value-type="float">
            <text:p>6,6120871871</text:p>
          </table:table-cell>
          <table:table-cell table:formula="of:=AVERAGE([.B82:.B93])" office:value-type="float" office:value="48.9166666666667" calcext:value-type="float">
            <text:p>48,9166666667</text:p>
          </table:table-cell>
          <table:table-cell table:formula="of:=[.D93]-[.C93]" office:value-type="float" office:value="42.3045794795754" calcext:value-type="float">
            <text:p>42,3045794796</text:p>
          </table:table-cell>
          <table:table-cell table:formula="of:=[.D93]-[.D81]" office:value-type="float" office:value="-1.58333333333334" calcext:value-type="float">
            <text:p>-1,5833333333</text:p>
          </table:table-cell>
          <table:table-cell table:number-columns-repeated="1000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50" calcext:value-type="float">
            <text:p>50</text:p>
          </table:table-cell>
          <table:table-cell table:formula="of:=COM.MICROSOFT.STDEV.S([.B83:.B94])" office:value-type="float" office:value="6.49941722329197" calcext:value-type="float">
            <text:p>6,4994172233</text:p>
          </table:table-cell>
          <table:table-cell table:formula="of:=AVERAGE([.B83:.B94])" office:value-type="float" office:value="49.3333333333333" calcext:value-type="float">
            <text:p>49,3333333333</text:p>
          </table:table-cell>
          <table:table-cell table:formula="of:=[.D94]-[.C94]" office:value-type="float" office:value="42.8339161100414" calcext:value-type="float">
            <text:p>42,83391611</text:p>
          </table:table-cell>
          <table:table-cell table:formula="of:=[.D94]-[.D82]" office:value-type="float" office:value="-0.75" calcext:value-type="float">
            <text:p>-0,75</text:p>
          </table:table-cell>
          <table:table-cell table:number-columns-repeated="1000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57" calcext:value-type="float">
            <text:p>57</text:p>
          </table:table-cell>
          <table:table-cell table:formula="of:=COM.MICROSOFT.STDEV.S([.B84:.B95])" office:value-type="float" office:value="6.86007332764061" calcext:value-type="float">
            <text:p>6,8600733276</text:p>
          </table:table-cell>
          <table:table-cell table:formula="of:=AVERAGE([.B84:.B95])" office:value-type="float" office:value="49.8333333333333" calcext:value-type="float">
            <text:p>49,8333333333</text:p>
          </table:table-cell>
          <table:table-cell table:formula="of:=[.D95]-[.C95]" office:value-type="float" office:value="42.9732600056927" calcext:value-type="float">
            <text:p>42,9732600057</text:p>
          </table:table-cell>
          <table:table-cell table:formula="of:=[.D95]-[.D83]" office:value-type="float" office:value="-0.5" calcext:value-type="float">
            <text:p>-0,5</text:p>
          </table:table-cell>
          <table:table-cell table:number-columns-repeated="1000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55" calcext:value-type="float">
            <text:p>55</text:p>
          </table:table-cell>
          <table:table-cell table:formula="of:=COM.MICROSOFT.STDEV.S([.B85:.B96])" office:value-type="float" office:value="6.94785774701291" calcext:value-type="float">
            <text:p>6,947857747</text:p>
          </table:table-cell>
          <table:table-cell table:formula="of:=AVERAGE([.B85:.B96])" office:value-type="float" office:value="50.5" calcext:value-type="float">
            <text:p>50,5</text:p>
          </table:table-cell>
          <table:table-cell table:formula="of:=[.D96]-[.C96]" office:value-type="float" office:value="43.5521422529871" calcext:value-type="float">
            <text:p>43,552142253</text:p>
          </table:table-cell>
          <table:table-cell table:formula="of:=[.D96]-[.D84]" office:value-type="float" office:value="1.08333333333334" calcext:value-type="float">
            <text:p>1,0833333333</text:p>
          </table:table-cell>
          <table:table-cell table:number-columns-repeated="1000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42" calcext:value-type="float">
            <text:p>42</text:p>
          </table:table-cell>
          <table:table-cell table:formula="of:=COM.MICROSOFT.STDEV.S([.B86:.B97])" office:value-type="float" office:value="6.17116952719121" calcext:value-type="float">
            <text:p>6,1711695272</text:p>
          </table:table-cell>
          <table:table-cell table:formula="of:=AVERAGE([.B86:.B97])" office:value-type="float" office:value="50.9166666666667" calcext:value-type="float">
            <text:p>50,9166666667</text:p>
          </table:table-cell>
          <table:table-cell table:formula="of:=[.D97]-[.C97]" office:value-type="float" office:value="44.7454971394755" calcext:value-type="float">
            <text:p>44,7454971395</text:p>
          </table:table-cell>
          <table:table-cell table:formula="of:=[.D97]-[.D85]" office:value-type="float" office:value="3.5" calcext:value-type="float">
            <text:p>3,5</text:p>
          </table:table-cell>
          <table:table-cell table:number-columns-repeated="1000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37" calcext:value-type="float">
            <text:p>37</text:p>
          </table:table-cell>
          <table:table-cell table:formula="of:=COM.MICROSOFT.STDEV.S([.B87:.B98])" office:value-type="float" office:value="7.3045232976602" calcext:value-type="float">
            <text:p>7,3045232977</text:p>
          </table:table-cell>
          <table:table-cell table:formula="of:=AVERAGE([.B87:.B98])" office:value-type="float" office:value="49.5833333333333" calcext:value-type="float">
            <text:p>49,5833333333</text:p>
          </table:table-cell>
          <table:table-cell table:formula="of:=[.D98]-[.C98]" office:value-type="float" office:value="42.2788100356731" calcext:value-type="float">
            <text:p>42,2788100357</text:p>
          </table:table-cell>
          <table:table-cell table:formula="of:=[.D98]-[.D86]" office:value-type="float" office:value="1.41666666666667" calcext:value-type="float">
            <text:p>1,4166666667</text:p>
          </table:table-cell>
          <table:table-cell table:number-columns-repeated="1000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44" calcext:value-type="float">
            <text:p>44</text:p>
          </table:table-cell>
          <table:table-cell table:formula="of:=COM.MICROSOFT.STDEV.S([.B88:.B99])" office:value-type="float" office:value="7.06463664381197" calcext:value-type="float">
            <text:p>7,0646366438</text:p>
          </table:table-cell>
          <table:table-cell table:formula="of:=AVERAGE([.B88:.B99])" office:value-type="float" office:value="48.5" calcext:value-type="float">
            <text:p>48,5</text:p>
          </table:table-cell>
          <table:table-cell table:formula="of:=[.D99]-[.C99]" office:value-type="float" office:value="41.435363356188" calcext:value-type="float">
            <text:p>41,4353633562</text:p>
          </table:table-cell>
          <table:table-cell table:formula="of:=[.D99]-[.D87]" office:value-type="float" office:value="-0.833333333333336" calcext:value-type="float">
            <text:p>-0,8333333333</text:p>
          </table:table-cell>
          <table:table-cell table:number-columns-repeated="1000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44" calcext:value-type="float">
            <text:p>44</text:p>
          </table:table-cell>
          <table:table-cell table:formula="of:=COM.MICROSOFT.STDEV.S([.B89:.B100])" office:value-type="float" office:value="7.08177344677978" calcext:value-type="float">
            <text:p>7,0817734468</text:p>
          </table:table-cell>
          <table:table-cell table:formula="of:=AVERAGE([.B89:.B100])" office:value-type="float" office:value="47.8333333333333" calcext:value-type="float">
            <text:p>47,8333333333</text:p>
          </table:table-cell>
          <table:table-cell table:formula="of:=[.D100]-[.C100]" office:value-type="float" office:value="40.7515598865536" calcext:value-type="float">
            <text:p>40,7515598866</text:p>
          </table:table-cell>
          <table:table-cell table:formula="of:=[.D100]-[.D88]" office:value-type="float" office:value="-1.25" calcext:value-type="float">
            <text:p>-1,25</text:p>
          </table:table-cell>
          <table:table-cell table:number-columns-repeated="1000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40" calcext:value-type="float">
            <text:p>40</text:p>
          </table:table-cell>
          <table:table-cell table:formula="of:=COM.MICROSOFT.STDEV.S([.B90:.B101])" office:value-type="float" office:value="7.34176512505781" calcext:value-type="float">
            <text:p>7,3417651251</text:p>
          </table:table-cell>
          <table:table-cell table:formula="of:=AVERAGE([.B90:.B101])" office:value-type="float" office:value="46.9166666666667" calcext:value-type="float">
            <text:p>46,9166666667</text:p>
          </table:table-cell>
          <table:table-cell table:formula="of:=[.D101]-[.C101]" office:value-type="float" office:value="39.5749015416089" calcext:value-type="float">
            <text:p>39,5749015416</text:p>
          </table:table-cell>
          <table:table-cell table:formula="of:=[.D101]-[.D89]" office:value-type="float" office:value="-3" calcext:value-type="float">
            <text:p>-3</text:p>
          </table:table-cell>
          <table:table-cell table:number-columns-repeated="1000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55" calcext:value-type="float">
            <text:p>55</text:p>
          </table:table-cell>
          <table:table-cell table:formula="of:=COM.MICROSOFT.STDEV.S([.B91:.B102])" office:value-type="float" office:value="6.44498865692398" calcext:value-type="float">
            <text:p>6,4449886569</text:p>
          </table:table-cell>
          <table:table-cell table:formula="of:=AVERAGE([.B91:.B102])" office:value-type="float" office:value="46.4166666666667" calcext:value-type="float">
            <text:p>46,4166666667</text:p>
          </table:table-cell>
          <table:table-cell table:formula="of:=[.D102]-[.C102]" office:value-type="float" office:value="39.9716780097427" calcext:value-type="float">
            <text:p>39,9716780097</text:p>
          </table:table-cell>
          <table:table-cell table:formula="of:=[.D102]-[.D90]" office:value-type="float" office:value="-4.16666666666667" calcext:value-type="float">
            <text:p>-4,1666666667</text:p>
          </table:table-cell>
          <table:table-cell table:number-columns-repeated="1000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52" calcext:value-type="float">
            <text:p>52</text:p>
          </table:table-cell>
          <table:table-cell table:formula="of:=COM.MICROSOFT.STDEV.S([.B92:.B103])" office:value-type="float" office:value="6.53429182826798" calcext:value-type="float">
            <text:p>6,5342918283</text:p>
          </table:table-cell>
          <table:table-cell table:formula="of:=AVERAGE([.B92:.B103])" office:value-type="float" office:value="47.1666666666667" calcext:value-type="float">
            <text:p>47,1666666667</text:p>
          </table:table-cell>
          <table:table-cell table:formula="of:=[.D103]-[.C103]" office:value-type="float" office:value="40.6323748383987" calcext:value-type="float">
            <text:p>40,6323748384</text:p>
          </table:table-cell>
          <table:table-cell table:formula="of:=[.D103]-[.D91]" office:value-type="float" office:value="-3" calcext:value-type="float">
            <text:p>-3</text:p>
          </table:table-cell>
          <table:table-cell table:number-columns-repeated="1000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47" calcext:value-type="float">
            <text:p>47</text:p>
          </table:table-cell>
          <table:table-cell table:formula="of:=COM.MICROSOFT.STDEV.S([.B93:.B104])" office:value-type="float" office:value="6.40312423743285" calcext:value-type="float">
            <text:p>6,4031242374</text:p>
          </table:table-cell>
          <table:table-cell table:formula="of:=AVERAGE([.B93:.B104])" office:value-type="float" office:value="47.5" calcext:value-type="float">
            <text:p>47,5</text:p>
          </table:table-cell>
          <table:table-cell table:formula="of:=[.D104]-[.C104]" office:value-type="float" office:value="41.0968757625672" calcext:value-type="float">
            <text:p>41,0968757626</text:p>
          </table:table-cell>
          <table:table-cell table:formula="of:=[.D104]-[.D92]" office:value-type="float" office:value="-1.66666666666666" calcext:value-type="float">
            <text:p>-1,6666666667</text:p>
          </table:table-cell>
          <table:table-cell table:number-columns-repeated="1000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55" calcext:value-type="float">
            <text:p>55</text:p>
          </table:table-cell>
          <table:table-cell table:formula="of:=COM.MICROSOFT.STDEV.S([.B94:.B105])" office:value-type="float" office:value="6.75322594069387" calcext:value-type="float">
            <text:p>6,7532259407</text:p>
          </table:table-cell>
          <table:table-cell table:formula="of:=AVERAGE([.B94:.B105])" office:value-type="float" office:value="48.1666666666667" calcext:value-type="float">
            <text:p>48,1666666667</text:p>
          </table:table-cell>
          <table:table-cell table:formula="of:=[.D105]-[.C105]" office:value-type="float" office:value="41.4134407259728" calcext:value-type="float">
            <text:p>41,413440726</text:p>
          </table:table-cell>
          <table:table-cell table:formula="of:=[.D105]-[.D93]" office:value-type="float" office:value="-0.75" calcext:value-type="float">
            <text:p>-0,75</text:p>
          </table:table-cell>
          <table:table-cell table:number-columns-repeated="1000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50" calcext:value-type="float">
            <text:p>50</text:p>
          </table:table-cell>
          <table:table-cell table:formula="of:=COM.MICROSOFT.STDEV.S([.B95:.B106])" office:value-type="float" office:value="6.75322594069387" calcext:value-type="float">
            <text:p>6,7532259407</text:p>
          </table:table-cell>
          <table:table-cell table:formula="of:=AVERAGE([.B95:.B106])" office:value-type="float" office:value="48.1666666666667" calcext:value-type="float">
            <text:p>48,1666666667</text:p>
          </table:table-cell>
          <table:table-cell table:formula="of:=[.D106]-[.C106]" office:value-type="float" office:value="41.4134407259728" calcext:value-type="float">
            <text:p>41,413440726</text:p>
          </table:table-cell>
          <table:table-cell table:formula="of:=[.D106]-[.D94]" office:value-type="float" office:value="-1.16666666666667" calcext:value-type="float">
            <text:p>-1,1666666667</text:p>
          </table:table-cell>
          <table:table-cell table:number-columns-repeated="1000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45" calcext:value-type="float">
            <text:p>45</text:p>
          </table:table-cell>
          <table:table-cell table:formula="of:=COM.MICROSOFT.STDEV.S([.B96:.B107])" office:value-type="float" office:value="6.1913918736689" calcext:value-type="float">
            <text:p>6,1913918737</text:p>
          </table:table-cell>
          <table:table-cell table:formula="of:=AVERAGE([.B96:.B107])" office:value-type="float" office:value="47.1666666666667" calcext:value-type="float">
            <text:p>47,1666666667</text:p>
          </table:table-cell>
          <table:table-cell table:formula="of:=[.D107]-[.C107]" office:value-type="float" office:value="40.9752747929978" calcext:value-type="float">
            <text:p>40,975274793</text:p>
          </table:table-cell>
          <table:table-cell table:formula="of:=[.D107]-[.D95]" office:value-type="float" office:value="-2.66666666666667" calcext:value-type="float">
            <text:p>-2,6666666667</text:p>
          </table:table-cell>
          <table:table-cell table:number-columns-repeated="1000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43" calcext:value-type="float">
            <text:p>43</text:p>
          </table:table-cell>
          <table:table-cell table:formula="of:=COM.MICROSOFT.STDEV.S([.B97:.B108])" office:value-type="float" office:value="5.76562435842158" calcext:value-type="float">
            <text:p>5,7656243584</text:p>
          </table:table-cell>
          <table:table-cell table:formula="of:=AVERAGE([.B97:.B108])" office:value-type="float" office:value="46.1666666666667" calcext:value-type="float">
            <text:p>46,1666666667</text:p>
          </table:table-cell>
          <table:table-cell table:formula="of:=[.D108]-[.C108]" office:value-type="float" office:value="40.4010423082451" calcext:value-type="float">
            <text:p>40,4010423082</text:p>
          </table:table-cell>
          <table:table-cell table:formula="of:=[.D108]-[.D96]" office:value-type="float" office:value="-4.33333333333334" calcext:value-type="float">
            <text:p>-4,3333333333</text:p>
          </table:table-cell>
          <table:table-cell table:number-columns-repeated="1000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33" calcext:value-type="float">
            <text:p>33</text:p>
          </table:table-cell>
          <table:table-cell table:formula="of:=COM.MICROSOFT.STDEV.S([.B98:.B109])" office:value-type="float" office:value="6.84182768422342" calcext:value-type="float">
            <text:p>6,8418276842</text:p>
          </table:table-cell>
          <table:table-cell table:formula="of:=AVERAGE([.B98:.B109])" office:value-type="float" office:value="45.4166666666667" calcext:value-type="float">
            <text:p>45,4166666667</text:p>
          </table:table-cell>
          <table:table-cell table:formula="of:=[.D109]-[.C109]" office:value-type="float" office:value="38.5748389824432" calcext:value-type="float">
            <text:p>38,5748389824</text:p>
          </table:table-cell>
          <table:table-cell table:formula="of:=[.D109]-[.D97]" office:value-type="float" office:value="-5.5" calcext:value-type="float">
            <text:p>-5,5</text:p>
          </table:table-cell>
          <table:table-cell table:number-columns-repeated="1000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33" calcext:value-type="float">
            <text:p>33</text:p>
          </table:table-cell>
          <table:table-cell table:formula="of:=COM.MICROSOFT.STDEV.S([.B99:.B110])" office:value-type="float" office:value="7.36648841139057" calcext:value-type="float">
            <text:p>7,3664884114</text:p>
          </table:table-cell>
          <table:table-cell table:formula="of:=AVERAGE([.B99:.B110])" office:value-type="float" office:value="45.0833333333333" calcext:value-type="float">
            <text:p>45,0833333333</text:p>
          </table:table-cell>
          <table:table-cell table:formula="of:=[.D110]-[.C110]" office:value-type="float" office:value="37.7168449219428" calcext:value-type="float">
            <text:p>37,7168449219</text:p>
          </table:table-cell>
          <table:table-cell table:formula="of:=[.D110]-[.D98]" office:value-type="float" office:value="-4.5" calcext:value-type="float">
            <text:p>-4,5</text:p>
          </table:table-cell>
          <table:table-cell table:number-columns-repeated="1000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33" calcext:value-type="float">
            <text:p>33</text:p>
          </table:table-cell>
          <table:table-cell table:formula="of:=COM.MICROSOFT.STDEV.S([.B100:.B111])" office:value-type="float" office:value="8.15568216123897" calcext:value-type="float">
            <text:p>8,1556821612</text:p>
          </table:table-cell>
          <table:table-cell table:formula="of:=AVERAGE([.B100:.B111])" office:value-type="float" office:value="44.1666666666667" calcext:value-type="float">
            <text:p>44,1666666667</text:p>
          </table:table-cell>
          <table:table-cell table:formula="of:=[.D111]-[.C111]" office:value-type="float" office:value="36.0109845054277" calcext:value-type="float">
            <text:p>36,0109845054</text:p>
          </table:table-cell>
          <table:table-cell table:formula="of:=[.D111]-[.D99]" office:value-type="float" office:value="-4.33333333333334" calcext:value-type="float">
            <text:p>-4,3333333333</text:p>
          </table:table-cell>
          <table:table-cell table:number-columns-repeated="1000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38" calcext:value-type="float">
            <text:p>38</text:p>
          </table:table-cell>
          <table:table-cell table:formula="of:=COM.MICROSOFT.STDEV.S([.B101:.B112])" office:value-type="float" office:value="8.34847109936722" calcext:value-type="float">
            <text:p>8,3484710994</text:p>
          </table:table-cell>
          <table:table-cell table:formula="of:=AVERAGE([.B101:.B112])" office:value-type="float" office:value="43.6666666666667" calcext:value-type="float">
            <text:p>43,6666666667</text:p>
          </table:table-cell>
          <table:table-cell table:formula="of:=[.D112]-[.C112]" office:value-type="float" office:value="35.3181955672994" calcext:value-type="float">
            <text:p>35,3181955673</text:p>
          </table:table-cell>
          <table:table-cell table:formula="of:=[.D112]-[.D100]" office:value-type="float" office:value="-4.16666666666667" calcext:value-type="float">
            <text:p>-4,1666666667</text:p>
          </table:table-cell>
          <table:table-cell table:number-columns-repeated="1000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37" calcext:value-type="float">
            <text:p>37</text:p>
          </table:table-cell>
          <table:table-cell table:formula="of:=COM.MICROSOFT.STDEV.S([.B102:.B113])" office:value-type="float" office:value="8.51157856669194" calcext:value-type="float">
            <text:p>8,5115785667</text:p>
          </table:table-cell>
          <table:table-cell table:formula="of:=AVERAGE([.B102:.B113])" office:value-type="float" office:value="43.4166666666667" calcext:value-type="float">
            <text:p>43,4166666667</text:p>
          </table:table-cell>
          <table:table-cell table:formula="of:=[.D113]-[.C113]" office:value-type="float" office:value="34.9050880999747" calcext:value-type="float">
            <text:p>34,9050881</text:p>
          </table:table-cell>
          <table:table-cell table:formula="of:=[.D113]-[.D101]" office:value-type="float" office:value="-3.5" calcext:value-type="float">
            <text:p>-3,5</text:p>
          </table:table-cell>
          <table:table-cell table:number-columns-repeated="1000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39" calcext:value-type="float">
            <text:p>39</text:p>
          </table:table-cell>
          <table:table-cell table:formula="of:=COM.MICROSOFT.STDEV.S([.B103:.B114])" office:value-type="float" office:value="7.75134396948899" calcext:value-type="float">
            <text:p>7,7513439695</text:p>
          </table:table-cell>
          <table:table-cell table:formula="of:=AVERAGE([.B103:.B114])" office:value-type="float" office:value="42.0833333333333" calcext:value-type="float">
            <text:p>42,0833333333</text:p>
          </table:table-cell>
          <table:table-cell table:formula="of:=[.D114]-[.C114]" office:value-type="float" office:value="34.3319893638443" calcext:value-type="float">
            <text:p>34,3319893638</text:p>
          </table:table-cell>
          <table:table-cell table:formula="of:=[.D114]-[.D102]" office:value-type="float" office:value="-4.33333333333333" calcext:value-type="float">
            <text:p>-4,3333333333</text:p>
          </table:table-cell>
          <table:table-cell table:number-columns-repeated="1000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39" calcext:value-type="float">
            <text:p>39</text:p>
          </table:table-cell>
          <table:table-cell table:formula="of:=COM.MICROSOFT.STDEV.S([.B104:.B115])" office:value-type="float" office:value="7.1223081039276" calcext:value-type="float">
            <text:p>7,1223081039</text:p>
          </table:table-cell>
          <table:table-cell table:formula="of:=AVERAGE([.B104:.B115])" office:value-type="float" office:value="41" calcext:value-type="float">
            <text:p>41</text:p>
          </table:table-cell>
          <table:table-cell table:formula="of:=[.D115]-[.C115]" office:value-type="float" office:value="33.8776918960724" calcext:value-type="float">
            <text:p>33,8776918961</text:p>
          </table:table-cell>
          <table:table-cell table:formula="of:=[.D115]-[.D103]" office:value-type="float" office:value="-6.16666666666666" calcext:value-type="float">
            <text:p>-6,1666666667</text:p>
          </table:table-cell>
          <table:table-cell table:number-columns-repeated="1000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42" calcext:value-type="float">
            <text:p>42</text:p>
          </table:table-cell>
          <table:table-cell table:formula="of:=COM.MICROSOFT.STDEV.S([.B105:.B116])" office:value-type="float" office:value="6.8815739919048" calcext:value-type="float">
            <text:p>6,8815739919</text:p>
          </table:table-cell>
          <table:table-cell table:formula="of:=AVERAGE([.B105:.B116])" office:value-type="float" office:value="40.5833333333333" calcext:value-type="float">
            <text:p>40,5833333333</text:p>
          </table:table-cell>
          <table:table-cell table:formula="of:=[.D116]-[.C116]" office:value-type="float" office:value="33.7017593414285" calcext:value-type="float">
            <text:p>33,7017593414</text:p>
          </table:table-cell>
          <table:table-cell table:formula="of:=[.D116]-[.D104]" office:value-type="float" office:value="-6.91666666666666" calcext:value-type="float">
            <text:p>-6,9166666667</text:p>
          </table:table-cell>
          <table:table-cell table:number-columns-repeated="1000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40" calcext:value-type="float">
            <text:p>40</text:p>
          </table:table-cell>
          <table:table-cell table:formula="of:=COM.MICROSOFT.STDEV.S([.B106:.B117])" office:value-type="float" office:value="5.17570080161893" calcext:value-type="float">
            <text:p>5,1757008016</text:p>
          </table:table-cell>
          <table:table-cell table:formula="of:=AVERAGE([.B106:.B117])" office:value-type="float" office:value="39.3333333333333" calcext:value-type="float">
            <text:p>39,3333333333</text:p>
          </table:table-cell>
          <table:table-cell table:formula="of:=[.D117]-[.C117]" office:value-type="float" office:value="34.1576325317144" calcext:value-type="float">
            <text:p>34,1576325317</text:p>
          </table:table-cell>
          <table:table-cell table:formula="of:=[.D117]-[.D105]" office:value-type="float" office:value="-8.83333333333333" calcext:value-type="float">
            <text:p>-8,8333333333</text:p>
          </table:table-cell>
          <table:table-cell table:number-columns-repeated="1000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45" calcext:value-type="float">
            <text:p>45</text:p>
          </table:table-cell>
          <table:table-cell table:formula="of:=COM.MICROSOFT.STDEV.S([.B107:.B118])" office:value-type="float" office:value="4.37884030586209" calcext:value-type="float">
            <text:p>4,3788403059</text:p>
          </table:table-cell>
          <table:table-cell table:formula="of:=AVERAGE([.B107:.B118])" office:value-type="float" office:value="38.9166666666667" calcext:value-type="float">
            <text:p>38,9166666667</text:p>
          </table:table-cell>
          <table:table-cell table:formula="of:=[.D118]-[.C118]" office:value-type="float" office:value="34.5378263608046" calcext:value-type="float">
            <text:p>34,5378263608</text:p>
          </table:table-cell>
          <table:table-cell table:formula="of:=[.D118]-[.D106]" office:value-type="float" office:value="-9.25" calcext:value-type="float">
            <text:p>-9,25</text:p>
          </table:table-cell>
          <table:table-cell table:number-columns-repeated="1000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35" calcext:value-type="float">
            <text:p>35</text:p>
          </table:table-cell>
          <table:table-cell table:formula="of:=COM.MICROSOFT.STDEV.S([.B108:.B119])" office:value-type="float" office:value="4.05548636996473" calcext:value-type="float">
            <text:p>4,05548637</text:p>
          </table:table-cell>
          <table:table-cell table:formula="of:=AVERAGE([.B108:.B119])" office:value-type="float" office:value="38.0833333333333" calcext:value-type="float">
            <text:p>38,0833333333</text:p>
          </table:table-cell>
          <table:table-cell table:formula="of:=[.D119]-[.C119]" office:value-type="float" office:value="34.0278469633686" calcext:value-type="float">
            <text:p>34,0278469634</text:p>
          </table:table-cell>
          <table:table-cell table:formula="of:=[.D119]-[.D107]" office:value-type="float" office:value="-9.08333333333333" calcext:value-type="float">
            <text:p>-9,0833333333</text:p>
          </table:table-cell>
          <table:table-cell table:number-columns-repeated="1000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45" calcext:value-type="float">
            <text:p>45</text:p>
          </table:table-cell>
          <table:table-cell table:formula="of:=COM.MICROSOFT.STDEV.S([.B109:.B120])" office:value-type="float" office:value="4.30908131951369" calcext:value-type="float">
            <text:p>4,3090813195</text:p>
          </table:table-cell>
          <table:table-cell table:formula="of:=AVERAGE([.B109:.B120])" office:value-type="float" office:value="38.25" calcext:value-type="float">
            <text:p>38,25</text:p>
          </table:table-cell>
          <table:table-cell table:formula="of:=[.D120]-[.C120]" office:value-type="float" office:value="33.9409186804863" calcext:value-type="float">
            <text:p>33,9409186805</text:p>
          </table:table-cell>
          <table:table-cell table:formula="of:=[.D120]-[.D108]" office:value-type="float" office:value="-7.91666666666666" calcext:value-type="float">
            <text:p>-7,9166666667</text:p>
          </table:table-cell>
          <table:table-cell table:number-columns-repeated="1000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36" calcext:value-type="float">
            <text:p>36</text:p>
          </table:table-cell>
          <table:table-cell table:formula="of:=COM.MICROSOFT.STDEV.S([.B110:.B121])" office:value-type="float" office:value="4.05642027587693" calcext:value-type="float">
            <text:p>4,0564202759</text:p>
          </table:table-cell>
          <table:table-cell table:formula="of:=AVERAGE([.B110:.B121])" office:value-type="float" office:value="38.5" calcext:value-type="float">
            <text:p>38,5</text:p>
          </table:table-cell>
          <table:table-cell table:formula="of:=[.D121]-[.C121]" office:value-type="float" office:value="34.4435797241231" calcext:value-type="float">
            <text:p>34,4435797241</text:p>
          </table:table-cell>
          <table:table-cell table:formula="of:=[.D121]-[.D109]" office:value-type="float" office:value="-6.91666666666666" calcext:value-type="float">
            <text:p>-6,9166666667</text:p>
          </table:table-cell>
          <table:table-cell table:number-columns-repeated="1000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38" calcext:value-type="float">
            <text:p>38</text:p>
          </table:table-cell>
          <table:table-cell table:formula="of:=COM.MICROSOFT.STDEV.S([.B111:.B122])" office:value-type="float" office:value="3.67938565359474" calcext:value-type="float">
            <text:p>3,6793856536</text:p>
          </table:table-cell>
          <table:table-cell table:formula="of:=AVERAGE([.B111:.B122])" office:value-type="float" office:value="38.9166666666667" calcext:value-type="float">
            <text:p>38,9166666667</text:p>
          </table:table-cell>
          <table:table-cell table:formula="of:=[.D122]-[.C122]" office:value-type="float" office:value="35.2372810130719" calcext:value-type="float">
            <text:p>35,2372810131</text:p>
          </table:table-cell>
          <table:table-cell table:formula="of:=[.D122]-[.D110]" office:value-type="float" office:value="-6.16666666666667" calcext:value-type="float">
            <text:p>-6,1666666667</text:p>
          </table:table-cell>
          <table:table-cell table:number-columns-repeated="1000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34" calcext:value-type="float">
            <text:p>34</text:p>
          </table:table-cell>
          <table:table-cell table:formula="of:=COM.MICROSOFT.STDEV.S([.B112:.B123])" office:value-type="float" office:value="3.54195631614148" calcext:value-type="float">
            <text:p>3,5419563161</text:p>
          </table:table-cell>
          <table:table-cell table:formula="of:=AVERAGE([.B112:.B123])" office:value-type="float" office:value="39" calcext:value-type="float">
            <text:p>39</text:p>
          </table:table-cell>
          <table:table-cell table:formula="of:=[.D123]-[.C123]" office:value-type="float" office:value="35.4580436838585" calcext:value-type="float">
            <text:p>35,4580436839</text:p>
          </table:table-cell>
          <table:table-cell table:formula="of:=[.D123]-[.D111]" office:value-type="float" office:value="-5.16666666666666" calcext:value-type="float">
            <text:p>-5,1666666667</text:p>
          </table:table-cell>
          <table:table-cell table:number-columns-repeated="1000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32" calcext:value-type="float">
            <text:p>32</text:p>
          </table:table-cell>
          <table:table-cell table:formula="of:=COM.MICROSOFT.STDEV.S([.B113:.B124])" office:value-type="float" office:value="4.07876986803174" calcext:value-type="float">
            <text:p>4,078769868</text:p>
          </table:table-cell>
          <table:table-cell table:formula="of:=AVERAGE([.B113:.B124])" office:value-type="float" office:value="38.5" calcext:value-type="float">
            <text:p>38,5</text:p>
          </table:table-cell>
          <table:table-cell table:formula="of:=[.D124]-[.C124]" office:value-type="float" office:value="34.4212301319683" calcext:value-type="float">
            <text:p>34,421230132</text:p>
          </table:table-cell>
          <table:table-cell table:formula="of:=[.D124]-[.D112]" office:value-type="float" office:value="-5.16666666666666" calcext:value-type="float">
            <text:p>-5,1666666667</text:p>
          </table:table-cell>
          <table:table-cell table:number-columns-repeated="1000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37" calcext:value-type="float">
            <text:p>37</text:p>
          </table:table-cell>
          <table:table-cell table:formula="of:=COM.MICROSOFT.STDEV.S([.B114:.B125])" office:value-type="float" office:value="4.07876986803174" calcext:value-type="float">
            <text:p>4,078769868</text:p>
          </table:table-cell>
          <table:table-cell table:formula="of:=AVERAGE([.B114:.B125])" office:value-type="float" office:value="38.5" calcext:value-type="float">
            <text:p>38,5</text:p>
          </table:table-cell>
          <table:table-cell table:formula="of:=[.D125]-[.C125]" office:value-type="float" office:value="34.4212301319683" calcext:value-type="float">
            <text:p>34,421230132</text:p>
          </table:table-cell>
          <table:table-cell table:formula="of:=[.D125]-[.D113]" office:value-type="float" office:value="-4.91666666666666" calcext:value-type="float">
            <text:p>-4,9166666667</text:p>
          </table:table-cell>
          <table:table-cell table:number-columns-repeated="1000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35" calcext:value-type="float">
            <text:p>35</text:p>
          </table:table-cell>
          <table:table-cell table:formula="of:=COM.MICROSOFT.STDEV.S([.B115:.B126])" office:value-type="float" office:value="4.19595765065147" calcext:value-type="float">
            <text:p>4,1959576507</text:p>
          </table:table-cell>
          <table:table-cell table:formula="of:=AVERAGE([.B115:.B126])" office:value-type="float" office:value="38.1666666666667" calcext:value-type="float">
            <text:p>38,1666666667</text:p>
          </table:table-cell>
          <table:table-cell table:formula="of:=[.D126]-[.C126]" office:value-type="float" office:value="33.9707090160152" calcext:value-type="float">
            <text:p>33,970709016</text:p>
          </table:table-cell>
          <table:table-cell table:formula="of:=[.D126]-[.D114]" office:value-type="float" office:value="-3.91666666666667" calcext:value-type="float">
            <text:p>-3,9166666667</text:p>
          </table:table-cell>
          <table:table-cell table:number-columns-repeated="1000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34" calcext:value-type="float">
            <text:p>34</text:p>
          </table:table-cell>
          <table:table-cell table:formula="of:=COM.MICROSOFT.STDEV.S([.B116:.B127])" office:value-type="float" office:value="4.35107092355643" calcext:value-type="float">
            <text:p>4,3510709236</text:p>
          </table:table-cell>
          <table:table-cell table:formula="of:=AVERAGE([.B116:.B127])" office:value-type="float" office:value="37.75" calcext:value-type="float">
            <text:p>37,75</text:p>
          </table:table-cell>
          <table:table-cell table:formula="of:=[.D127]-[.C127]" office:value-type="float" office:value="33.3989290764436" calcext:value-type="float">
            <text:p>33,3989290764</text:p>
          </table:table-cell>
          <table:table-cell table:formula="of:=[.D127]-[.D115]" office:value-type="float" office:value="-3.25" calcext:value-type="float">
            <text:p>-3,25</text:p>
          </table:table-cell>
          <table:table-cell table:number-columns-repeated="1000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42" calcext:value-type="float">
            <text:p>42</text:p>
          </table:table-cell>
          <table:table-cell table:formula="of:=COM.MICROSOFT.STDEV.S([.B117:.B128])" office:value-type="float" office:value="4.35107092355643" calcext:value-type="float">
            <text:p>4,3510709236</text:p>
          </table:table-cell>
          <table:table-cell table:formula="of:=AVERAGE([.B117:.B128])" office:value-type="float" office:value="37.75" calcext:value-type="float">
            <text:p>37,75</text:p>
          </table:table-cell>
          <table:table-cell table:formula="of:=[.D128]-[.C128]" office:value-type="float" office:value="33.3989290764436" calcext:value-type="float">
            <text:p>33,3989290764</text:p>
          </table:table-cell>
          <table:table-cell table:formula="of:=[.D128]-[.D116]" office:value-type="float" office:value="-2.83333333333334" calcext:value-type="float">
            <text:p>-2,8333333333</text:p>
          </table:table-cell>
          <table:table-cell table:number-columns-repeated="1000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28" calcext:value-type="float">
            <text:p>28</text:p>
          </table:table-cell>
          <table:table-cell table:formula="of:=COM.MICROSOFT.STDEV.S([.B118:.B129])" office:value-type="float" office:value="5.1012476192327" calcext:value-type="float">
            <text:p>5,1012476192</text:p>
          </table:table-cell>
          <table:table-cell table:formula="of:=AVERAGE([.B118:.B129])" office:value-type="float" office:value="36.75" calcext:value-type="float">
            <text:p>36,75</text:p>
          </table:table-cell>
          <table:table-cell table:formula="of:=[.D129]-[.C129]" office:value-type="float" office:value="31.6487523807673" calcext:value-type="float">
            <text:p>31,6487523808</text:p>
          </table:table-cell>
          <table:table-cell table:formula="of:=[.D129]-[.D117]" office:value-type="float" office:value="-2.58333333333334" calcext:value-type="float">
            <text:p>-2,5833333333</text:p>
          </table:table-cell>
          <table:table-cell table:number-columns-repeated="1000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38" calcext:value-type="float">
            <text:p>38</text:p>
          </table:table-cell>
          <table:table-cell table:formula="of:=COM.MICROSOFT.STDEV.S([.B119:.B130])" office:value-type="float" office:value="4.42787314701546" calcext:value-type="float">
            <text:p>4,427873147</text:p>
          </table:table-cell>
          <table:table-cell table:formula="of:=AVERAGE([.B119:.B130])" office:value-type="float" office:value="36.1666666666667" calcext:value-type="float">
            <text:p>36,1666666667</text:p>
          </table:table-cell>
          <table:table-cell table:formula="of:=[.D130]-[.C130]" office:value-type="float" office:value="31.7387935196512" calcext:value-type="float">
            <text:p>31,7387935197</text:p>
          </table:table-cell>
          <table:table-cell table:formula="of:=[.D130]-[.D118]" office:value-type="float" office:value="-2.75" calcext:value-type="float">
            <text:p>-2,75</text:p>
          </table:table-cell>
          <table:table-cell table:number-columns-repeated="1000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37" calcext:value-type="float">
            <text:p>37</text:p>
          </table:table-cell>
          <table:table-cell table:formula="of:=COM.MICROSOFT.STDEV.S([.B120:.B131])" office:value-type="float" office:value="4.41759567130713" calcext:value-type="float">
            <text:p>4,4175956713</text:p>
          </table:table-cell>
          <table:table-cell table:formula="of:=AVERAGE([.B120:.B131])" office:value-type="float" office:value="36.3333333333333" calcext:value-type="float">
            <text:p>36,3333333333</text:p>
          </table:table-cell>
          <table:table-cell table:formula="of:=[.D131]-[.C131]" office:value-type="float" office:value="31.9157376620262" calcext:value-type="float">
            <text:p>31,915737662</text:p>
          </table:table-cell>
          <table:table-cell table:formula="of:=[.D131]-[.D119]" office:value-type="float" office:value="-1.75" calcext:value-type="float">
            <text:p>-1,75</text:p>
          </table:table-cell>
          <table:table-cell table:number-columns-repeated="1000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36" calcext:value-type="float">
            <text:p>36</text:p>
          </table:table-cell>
          <table:table-cell table:formula="of:=COM.MICROSOFT.STDEV.S([.B121:.B132])" office:value-type="float" office:value="3.47610893576903" calcext:value-type="float">
            <text:p>3,4761089358</text:p>
          </table:table-cell>
          <table:table-cell table:formula="of:=AVERAGE([.B121:.B132])" office:value-type="float" office:value="35.5833333333333" calcext:value-type="float">
            <text:p>35,5833333333</text:p>
          </table:table-cell>
          <table:table-cell table:formula="of:=[.D132]-[.C132]" office:value-type="float" office:value="32.1072243975643" calcext:value-type="float">
            <text:p>32,1072243976</text:p>
          </table:table-cell>
          <table:table-cell table:formula="of:=[.D132]-[.D120]" office:value-type="float" office:value="-2.66666666666666" calcext:value-type="float">
            <text:p>-2,6666666667</text:p>
          </table:table-cell>
          <table:table-cell table:number-columns-repeated="1000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32" calcext:value-type="float">
            <text:p>32</text:p>
          </table:table-cell>
          <table:table-cell table:formula="of:=COM.MICROSOFT.STDEV.S([.B122:.B133])" office:value-type="float" office:value="3.62127551611809" calcext:value-type="float">
            <text:p>3,6212755161</text:p>
          </table:table-cell>
          <table:table-cell table:formula="of:=AVERAGE([.B122:.B133])" office:value-type="float" office:value="35.25" calcext:value-type="float">
            <text:p>35,25</text:p>
          </table:table-cell>
          <table:table-cell table:formula="of:=[.D133]-[.C133]" office:value-type="float" office:value="31.6287244838819" calcext:value-type="float">
            <text:p>31,6287244839</text:p>
          </table:table-cell>
          <table:table-cell table:formula="of:=[.D133]-[.D121]" office:value-type="float" office:value="-3.25" calcext:value-type="float">
            <text:p>-3,25</text:p>
          </table:table-cell>
          <table:table-cell table:number-columns-repeated="1000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36" calcext:value-type="float">
            <text:p>36</text:p>
          </table:table-cell>
          <table:table-cell table:formula="of:=COM.MICROSOFT.STDEV.S([.B123:.B134])" office:value-type="float" office:value="3.52802631749959" calcext:value-type="float">
            <text:p>3,5280263175</text:p>
          </table:table-cell>
          <table:table-cell table:formula="of:=AVERAGE([.B123:.B134])" office:value-type="float" office:value="35.0833333333333" calcext:value-type="float">
            <text:p>35,0833333333</text:p>
          </table:table-cell>
          <table:table-cell table:formula="of:=[.D134]-[.C134]" office:value-type="float" office:value="31.5553070158337" calcext:value-type="float">
            <text:p>31,5553070158</text:p>
          </table:table-cell>
          <table:table-cell table:formula="of:=[.D134]-[.D122]" office:value-type="float" office:value="-3.83333333333333" calcext:value-type="float">
            <text:p>-3,8333333333</text:p>
          </table:table-cell>
          <table:table-cell table:number-columns-repeated="1000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36" calcext:value-type="float">
            <text:p>36</text:p>
          </table:table-cell>
          <table:table-cell table:formula="of:=COM.MICROSOFT.STDEV.S([.B124:.B135])" office:value-type="float" office:value="3.51942660619079" calcext:value-type="float">
            <text:p>3,5194266062</text:p>
          </table:table-cell>
          <table:table-cell table:formula="of:=AVERAGE([.B124:.B135])" office:value-type="float" office:value="35.25" calcext:value-type="float">
            <text:p>35,25</text:p>
          </table:table-cell>
          <table:table-cell table:formula="of:=[.D135]-[.C135]" office:value-type="float" office:value="31.7305733938092" calcext:value-type="float">
            <text:p>31,7305733938</text:p>
          </table:table-cell>
          <table:table-cell table:formula="of:=[.D135]-[.D123]" office:value-type="float" office:value="-3.75" calcext:value-type="float">
            <text:p>-3,75</text:p>
          </table:table-cell>
          <table:table-cell table:number-columns-repeated="1000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31" calcext:value-type="float">
            <text:p>31</text:p>
          </table:table-cell>
          <table:table-cell table:formula="of:=COM.MICROSOFT.STDEV.S([.B125:.B136])" office:value-type="float" office:value="3.6139460511477" calcext:value-type="float">
            <text:p>3,6139460511</text:p>
          </table:table-cell>
          <table:table-cell table:formula="of:=AVERAGE([.B125:.B136])" office:value-type="float" office:value="35.1666666666667" calcext:value-type="float">
            <text:p>35,1666666667</text:p>
          </table:table-cell>
          <table:table-cell table:formula="of:=[.D136]-[.C136]" office:value-type="float" office:value="31.552720615519" calcext:value-type="float">
            <text:p>31,5527206155</text:p>
          </table:table-cell>
          <table:table-cell table:formula="of:=[.D136]-[.D124]" office:value-type="float" office:value="-3.33333333333334" calcext:value-type="float">
            <text:p>-3,3333333333</text:p>
          </table:table-cell>
          <table:table-cell table:number-columns-repeated="1000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39" calcext:value-type="float">
            <text:p>39</text:p>
          </table:table-cell>
          <table:table-cell table:formula="of:=COM.MICROSOFT.STDEV.S([.B126:.B137])" office:value-type="float" office:value="3.74974746624437" calcext:value-type="float">
            <text:p>3,7497474662</text:p>
          </table:table-cell>
          <table:table-cell table:formula="of:=AVERAGE([.B126:.B137])" office:value-type="float" office:value="35.3333333333333" calcext:value-type="float">
            <text:p>35,3333333333</text:p>
          </table:table-cell>
          <table:table-cell table:formula="of:=[.D137]-[.C137]" office:value-type="float" office:value="31.583585867089" calcext:value-type="float">
            <text:p>31,5835858671</text:p>
          </table:table-cell>
          <table:table-cell table:formula="of:=[.D137]-[.D125]" office:value-type="float" office:value="-3.16666666666666" calcext:value-type="float">
            <text:p>-3,1666666667</text:p>
          </table:table-cell>
          <table:table-cell table:number-columns-repeated="1000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38" calcext:value-type="float">
            <text:p>38</text:p>
          </table:table-cell>
          <table:table-cell table:formula="of:=COM.MICROSOFT.STDEV.S([.B127:.B138])" office:value-type="float" office:value="3.82475984589724" calcext:value-type="float">
            <text:p>3,8247598459</text:p>
          </table:table-cell>
          <table:table-cell table:formula="of:=AVERAGE([.B127:.B138])" office:value-type="float" office:value="35.5833333333333" calcext:value-type="float">
            <text:p>35,5833333333</text:p>
          </table:table-cell>
          <table:table-cell table:formula="of:=[.D138]-[.C138]" office:value-type="float" office:value="31.7585734874361" calcext:value-type="float">
            <text:p>31,7585734874</text:p>
          </table:table-cell>
          <table:table-cell table:formula="of:=[.D138]-[.D126]" office:value-type="float" office:value="-2.58333333333333" calcext:value-type="float">
            <text:p>-2,5833333333</text:p>
          </table:table-cell>
          <table:table-cell table:number-columns-repeated="1000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35" calcext:value-type="float">
            <text:p>35</text:p>
          </table:table-cell>
          <table:table-cell table:formula="of:=COM.MICROSOFT.STDEV.S([.B128:.B139])" office:value-type="float" office:value="3.79792606882262" calcext:value-type="float">
            <text:p>3,7979260688</text:p>
          </table:table-cell>
          <table:table-cell table:formula="of:=AVERAGE([.B128:.B139])" office:value-type="float" office:value="35.6666666666667" calcext:value-type="float">
            <text:p>35,6666666667</text:p>
          </table:table-cell>
          <table:table-cell table:formula="of:=[.D139]-[.C139]" office:value-type="float" office:value="31.868740597844" calcext:value-type="float">
            <text:p>31,8687405978</text:p>
          </table:table-cell>
          <table:table-cell table:formula="of:=[.D139]-[.D127]" office:value-type="float" office:value="-2.08333333333334" calcext:value-type="float">
            <text:p>-2,0833333333</text:p>
          </table:table-cell>
          <table:table-cell table:number-columns-repeated="1000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37" calcext:value-type="float">
            <text:p>37</text:p>
          </table:table-cell>
          <table:table-cell table:formula="of:=COM.MICROSOFT.STDEV.S([.B129:.B140])" office:value-type="float" office:value="3.278719262151" calcext:value-type="float">
            <text:p>3,2787192622</text:p>
          </table:table-cell>
          <table:table-cell table:formula="of:=AVERAGE([.B129:.B140])" office:value-type="float" office:value="35.25" calcext:value-type="float">
            <text:p>35,25</text:p>
          </table:table-cell>
          <table:table-cell table:formula="of:=[.D140]-[.C140]" office:value-type="float" office:value="31.971280737849" calcext:value-type="float">
            <text:p>31,9712807378</text:p>
          </table:table-cell>
          <table:table-cell table:formula="of:=[.D140]-[.D128]" office:value-type="float" office:value="-2.5" calcext:value-type="float">
            <text:p>-2,5</text:p>
          </table:table-cell>
          <table:table-cell table:number-columns-repeated="1000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39" calcext:value-type="float">
            <text:p>39</text:p>
          </table:table-cell>
          <table:table-cell table:formula="of:=COM.MICROSOFT.STDEV.S([.B130:.B141])" office:value-type="float" office:value="2.51661147842358" calcext:value-type="float">
            <text:p>2,5166114784</text:p>
          </table:table-cell>
          <table:table-cell table:formula="of:=AVERAGE([.B130:.B141])" office:value-type="float" office:value="36.1666666666667" calcext:value-type="float">
            <text:p>36,1666666667</text:p>
          </table:table-cell>
          <table:table-cell table:formula="of:=[.D141]-[.C141]" office:value-type="float" office:value="33.6500551882431" calcext:value-type="float">
            <text:p>33,6500551882</text:p>
          </table:table-cell>
          <table:table-cell table:formula="of:=[.D141]-[.D129]" office:value-type="float" office:value="-0.583333333333336" calcext:value-type="float">
            <text:p>-0,5833333333</text:p>
          </table:table-cell>
          <table:table-cell table:number-columns-repeated="1000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49" calcext:value-type="float">
            <text:p>49</text:p>
          </table:table-cell>
          <table:table-cell table:formula="of:=COM.MICROSOFT.STDEV.S([.B131:.B142])" office:value-type="float" office:value="4.48144321991625" calcext:value-type="float">
            <text:p>4,4814432199</text:p>
          </table:table-cell>
          <table:table-cell table:formula="of:=AVERAGE([.B131:.B142])" office:value-type="float" office:value="37.0833333333333" calcext:value-type="float">
            <text:p>37,0833333333</text:p>
          </table:table-cell>
          <table:table-cell table:formula="of:=[.D142]-[.C142]" office:value-type="float" office:value="32.6018901134171" calcext:value-type="float">
            <text:p>32,6018901134</text:p>
          </table:table-cell>
          <table:table-cell table:formula="of:=[.D142]-[.D130]" office:value-type="float" office:value="0.916666666666671" calcext:value-type="float">
            <text:p>0,9166666667</text:p>
          </table:table-cell>
          <table:table-cell table:number-columns-repeated="1000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38" calcext:value-type="float">
            <text:p>38</text:p>
          </table:table-cell>
          <table:table-cell table:formula="of:=COM.MICROSOFT.STDEV.S([.B132:.B143])" office:value-type="float" office:value="4.48904390171394" calcext:value-type="float">
            <text:p>4,4890439017</text:p>
          </table:table-cell>
          <table:table-cell table:formula="of:=AVERAGE([.B132:.B143])" office:value-type="float" office:value="37.1666666666667" calcext:value-type="float">
            <text:p>37,1666666667</text:p>
          </table:table-cell>
          <table:table-cell table:formula="of:=[.D143]-[.C143]" office:value-type="float" office:value="32.6776227649527" calcext:value-type="float">
            <text:p>32,677622765</text:p>
          </table:table-cell>
          <table:table-cell table:formula="of:=[.D143]-[.D131]" office:value-type="float" office:value="0.833333333333329" calcext:value-type="float">
            <text:p>0,8333333333</text:p>
          </table:table-cell>
          <table:table-cell table:number-columns-repeated="1000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34" calcext:value-type="float">
            <text:p>34</text:p>
          </table:table-cell>
          <table:table-cell table:formula="of:=COM.MICROSOFT.STDEV.S([.B133:.B144])" office:value-type="float" office:value="4.57264594180338" calcext:value-type="float">
            <text:p>4,5726459418</text:p>
          </table:table-cell>
          <table:table-cell table:formula="of:=AVERAGE([.B133:.B144])" office:value-type="float" office:value="37" calcext:value-type="float">
            <text:p>37</text:p>
          </table:table-cell>
          <table:table-cell table:formula="of:=[.D144]-[.C144]" office:value-type="float" office:value="32.4273540581966" calcext:value-type="float">
            <text:p>32,4273540582</text:p>
          </table:table-cell>
          <table:table-cell table:formula="of:=[.D144]-[.D132]" office:value-type="float" office:value="1.41666666666666" calcext:value-type="float">
            <text:p>1,4166666667</text:p>
          </table:table-cell>
          <table:table-cell table:number-columns-repeated="1000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38" calcext:value-type="float">
            <text:p>38</text:p>
          </table:table-cell>
          <table:table-cell table:formula="of:=COM.MICROSOFT.STDEV.S([.B134:.B145])" office:value-type="float" office:value="4.29587540025842" calcext:value-type="float">
            <text:p>4,2958754003</text:p>
          </table:table-cell>
          <table:table-cell table:formula="of:=AVERAGE([.B134:.B145])" office:value-type="float" office:value="37.5" calcext:value-type="float">
            <text:p>37,5</text:p>
          </table:table-cell>
          <table:table-cell table:formula="of:=[.D145]-[.C145]" office:value-type="float" office:value="33.2041245997416" calcext:value-type="float">
            <text:p>33,2041245997</text:p>
          </table:table-cell>
          <table:table-cell table:formula="of:=[.D145]-[.D133]" office:value-type="float" office:value="2.25" calcext:value-type="float">
            <text:p>2,25</text:p>
          </table:table-cell>
          <table:table-cell table:number-columns-repeated="1000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35" calcext:value-type="float">
            <text:p>35</text:p>
          </table:table-cell>
          <table:table-cell table:formula="of:=COM.MICROSOFT.STDEV.S([.B135:.B146])" office:value-type="float" office:value="4.33711955802536" calcext:value-type="float">
            <text:p>4,337119558</text:p>
          </table:table-cell>
          <table:table-cell table:formula="of:=AVERAGE([.B135:.B146])" office:value-type="float" office:value="37.4166666666667" calcext:value-type="float">
            <text:p>37,4166666667</text:p>
          </table:table-cell>
          <table:table-cell table:formula="of:=[.D146]-[.C146]" office:value-type="float" office:value="33.0795471086413" calcext:value-type="float">
            <text:p>33,0795471086</text:p>
          </table:table-cell>
          <table:table-cell table:formula="of:=[.D146]-[.D134]" office:value-type="float" office:value="2.33333333333333" calcext:value-type="float">
            <text:p>2,3333333333</text:p>
          </table:table-cell>
          <table:table-cell table:number-columns-repeated="1000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30" calcext:value-type="float">
            <text:p>30</text:p>
          </table:table-cell>
          <table:table-cell table:formula="of:=COM.MICROSOFT.STDEV.S([.B136:.B147])" office:value-type="float" office:value="4.83281083905222" calcext:value-type="float">
            <text:p>4,8328108391</text:p>
          </table:table-cell>
          <table:table-cell table:formula="of:=AVERAGE([.B136:.B147])" office:value-type="float" office:value="36.9166666666667" calcext:value-type="float">
            <text:p>36,9166666667</text:p>
          </table:table-cell>
          <table:table-cell table:formula="of:=[.D147]-[.C147]" office:value-type="float" office:value="32.0838558276144" calcext:value-type="float">
            <text:p>32,0838558276</text:p>
          </table:table-cell>
          <table:table-cell table:formula="of:=[.D147]-[.D135]" office:value-type="float" office:value="1.66666666666666" calcext:value-type="float">
            <text:p>1,6666666667</text:p>
          </table:table-cell>
          <table:table-cell table:number-columns-repeated="1000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39" calcext:value-type="float">
            <text:p>39</text:p>
          </table:table-cell>
          <table:table-cell table:formula="of:=COM.MICROSOFT.STDEV.S([.B137:.B148])" office:value-type="float" office:value="4.48144321991625" calcext:value-type="float">
            <text:p>4,4814432199</text:p>
          </table:table-cell>
          <table:table-cell table:formula="of:=AVERAGE([.B137:.B148])" office:value-type="float" office:value="37.5833333333333" calcext:value-type="float">
            <text:p>37,5833333333</text:p>
          </table:table-cell>
          <table:table-cell table:formula="of:=[.D148]-[.C148]" office:value-type="float" office:value="33.1018901134171" calcext:value-type="float">
            <text:p>33,1018901134</text:p>
          </table:table-cell>
          <table:table-cell table:formula="of:=[.D148]-[.D136]" office:value-type="float" office:value="2.41666666666667" calcext:value-type="float">
            <text:p>2,4166666667</text:p>
          </table:table-cell>
          <table:table-cell table:number-columns-repeated="1000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30" calcext:value-type="float">
            <text:p>30</text:p>
          </table:table-cell>
          <table:table-cell table:formula="of:=COM.MICROSOFT.STDEV.S([.B138:.B149])" office:value-type="float" office:value="4.95127776590564" calcext:value-type="float">
            <text:p>4,9512777659</text:p>
          </table:table-cell>
          <table:table-cell table:formula="of:=AVERAGE([.B138:.B149])" office:value-type="float" office:value="36.8333333333333" calcext:value-type="float">
            <text:p>36,8333333333</text:p>
          </table:table-cell>
          <table:table-cell table:formula="of:=[.D149]-[.C149]" office:value-type="float" office:value="31.8820555674277" calcext:value-type="float">
            <text:p>31,8820555674</text:p>
          </table:table-cell>
          <table:table-cell table:formula="of:=[.D149]-[.D137]" office:value-type="float" office:value="1.5" calcext:value-type="float">
            <text:p>1,5</text:p>
          </table:table-cell>
          <table:table-cell table:number-columns-repeated="1000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24" calcext:value-type="float">
            <text:p>24</text:p>
          </table:table-cell>
          <table:table-cell table:formula="of:=COM.MICROSOFT.STDEV.S([.B139:.B150])" office:value-type="float" office:value="6.15457454896664" calcext:value-type="float">
            <text:p>6,154574549</text:p>
          </table:table-cell>
          <table:table-cell table:formula="of:=AVERAGE([.B139:.B150])" office:value-type="float" office:value="35.6666666666667" calcext:value-type="float">
            <text:p>35,6666666667</text:p>
          </table:table-cell>
          <table:table-cell table:formula="of:=[.D150]-[.C150]" office:value-type="float" office:value="29.5120921177" calcext:value-type="float">
            <text:p>29,5120921177</text:p>
          </table:table-cell>
          <table:table-cell table:formula="of:=[.D150]-[.D138]" office:value-type="float" office:value="0.0833333333333286" calcext:value-type="float">
            <text:p>0,0833333333</text:p>
          </table:table-cell>
          <table:table-cell table:number-columns-repeated="1000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27" calcext:value-type="float">
            <text:p>27</text:p>
          </table:table-cell>
          <table:table-cell table:formula="of:=COM.MICROSOFT.STDEV.S([.B140:.B151])" office:value-type="float" office:value="6.64694051288397" calcext:value-type="float">
            <text:p>6,6469405129</text:p>
          </table:table-cell>
          <table:table-cell table:formula="of:=AVERAGE([.B140:.B151])" office:value-type="float" office:value="35" calcext:value-type="float">
            <text:p>35</text:p>
          </table:table-cell>
          <table:table-cell table:formula="of:=[.D151]-[.C151]" office:value-type="float" office:value="28.353059487116" calcext:value-type="float">
            <text:p>28,3530594871</text:p>
          </table:table-cell>
          <table:table-cell table:formula="of:=[.D151]-[.D139]" office:value-type="float" office:value="-0.666666666666664" calcext:value-type="float">
            <text:p>-0,6666666667</text:p>
          </table:table-cell>
          <table:table-cell table:number-columns-repeated="1000"/>
        </table:table-row>
      </table:table>
      <table:table table:name="Editors &gt;100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Editors &gt;100</text:p>
          </table:table-cell>
          <table:table-cell table:style-name="ce5" office:value-type="string" calcext:value-type="string">
            <text:p>StdDev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an – 1*StdDev</text:p>
          </table:table-cell>
          <table:table-cell table:style-name="ce7" office:value-type="string" calcext:value-type="string">
            <text:p>Diff</text:p>
          </table:table-cell>
          <table:table-cell table:style-name="ce8" table:number-columns-repeated="1000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/>
          <table:table-cell table:style-name="ce4"/>
          <table:table-cell table:number-columns-repeated="1003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/>
          <table:table-cell table:style-name="ce4"/>
          <table:table-cell table:number-columns-repeated="1003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13" calcext:value-type="float">
            <text:p>13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12" calcext:value-type="float">
            <text:p>12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13" calcext:value-type="float">
            <text:p>13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10" calcext:value-type="float">
            <text:p>10</text:p>
          </table:table-cell>
          <table:table-cell table:formula="of:=COM.MICROSOFT.STDEV.S([.B2:.B13])" office:value-type="float" office:value="4.16866618689693" calcext:value-type="float">
            <text:p>4,1686661869</text:p>
          </table:table-cell>
          <table:table-cell table:formula="of:=AVERAGE([.B2:.B13])" office:value-type="float" office:value="7.6" calcext:value-type="float">
            <text:p>7,6</text:p>
          </table:table-cell>
          <table:table-cell table:formula="of:=[.D13]-[.C13]" office:value-type="float" office:value="3.43133381310307" calcext:value-type="float">
            <text:p>3,4313338131</text:p>
          </table:table-cell>
          <table:table-cell table:number-columns-repeated="1001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9" calcext:value-type="float">
            <text:p>9</text:p>
          </table:table-cell>
          <table:table-cell table:formula="of:=COM.MICROSOFT.STDEV.S([.B3:.B14])" office:value-type="float" office:value="3.9772077916777" calcext:value-type="float">
            <text:p>3,9772077917</text:p>
          </table:table-cell>
          <table:table-cell table:formula="of:=AVERAGE([.B3:.B14])" office:value-type="float" office:value="7.72727272727273" calcext:value-type="float">
            <text:p>7,7272727273</text:p>
          </table:table-cell>
          <table:table-cell table:formula="of:=[.D14]-[.C14]" office:value-type="float" office:value="3.75006493559503" calcext:value-type="float">
            <text:p>3,7500649356</text:p>
          </table:table-cell>
          <table:table-cell table:number-columns-repeated="1001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9" calcext:value-type="float">
            <text:p>9</text:p>
          </table:table-cell>
          <table:table-cell table:formula="of:=COM.MICROSOFT.STDEV.S([.B4:.B15])" office:value-type="float" office:value="3.80987552488943" calcext:value-type="float">
            <text:p>3,8098755249</text:p>
          </table:table-cell>
          <table:table-cell table:formula="of:=AVERAGE([.B4:.B15])" office:value-type="float" office:value="7.83333333333333" calcext:value-type="float">
            <text:p>7,8333333333</text:p>
          </table:table-cell>
          <table:table-cell table:formula="of:=[.D15]-[.C15]" office:value-type="float" office:value="4.0234578084439" calcext:value-type="float">
            <text:p>4,0234578084</text:p>
          </table:table-cell>
          <table:table-cell table:number-columns-repeated="1001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8" calcext:value-type="float">
            <text:p>8</text:p>
          </table:table-cell>
          <table:table-cell table:formula="of:=COM.MICROSOFT.STDEV.S([.B5:.B16])" office:value-type="float" office:value="3.33938843974689" calcext:value-type="float">
            <text:p>3,3393884397</text:p>
          </table:table-cell>
          <table:table-cell table:formula="of:=AVERAGE([.B5:.B16])" office:value-type="float" office:value="8.33333333333333" calcext:value-type="float">
            <text:p>8,3333333333</text:p>
          </table:table-cell>
          <table:table-cell table:formula="of:=[.D16]-[.C16]" office:value-type="float" office:value="4.99394489358645" calcext:value-type="float">
            <text:p>4,9939448936</text:p>
          </table:table-cell>
          <table:table-cell table:number-columns-repeated="1001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7" calcext:value-type="float">
            <text:p>7</text:p>
          </table:table-cell>
          <table:table-cell table:formula="of:=COM.MICROSOFT.STDEV.S([.B6:.B17])" office:value-type="float" office:value="3.20510955705531" calcext:value-type="float">
            <text:p>3,2051095571</text:p>
          </table:table-cell>
          <table:table-cell table:formula="of:=AVERAGE([.B6:.B17])" office:value-type="float" office:value="8.5" calcext:value-type="float">
            <text:p>8,5</text:p>
          </table:table-cell>
          <table:table-cell table:formula="of:=[.D17]-[.C17]" office:value-type="float" office:value="5.29489044294469" calcext:value-type="float">
            <text:p>5,2948904429</text:p>
          </table:table-cell>
          <table:table-cell table:number-columns-repeated="1001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12" calcext:value-type="float">
            <text:p>12</text:p>
          </table:table-cell>
          <table:table-cell table:formula="of:=COM.MICROSOFT.STDEV.S([.B7:.B18])" office:value-type="float" office:value="3.01008406204977" calcext:value-type="float">
            <text:p>3,010084062</text:p>
          </table:table-cell>
          <table:table-cell table:formula="of:=AVERAGE([.B7:.B18])" office:value-type="float" office:value="9.16666666666667" calcext:value-type="float">
            <text:p>9,1666666667</text:p>
          </table:table-cell>
          <table:table-cell table:formula="of:=[.D18]-[.C18]" office:value-type="float" office:value="6.15658260461689" calcext:value-type="float">
            <text:p>6,1565826046</text:p>
          </table:table-cell>
          <table:table-cell table:number-columns-repeated="1001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10" calcext:value-type="float">
            <text:p>10</text:p>
          </table:table-cell>
          <table:table-cell table:formula="of:=COM.MICROSOFT.STDEV.S([.B8:.B19])" office:value-type="float" office:value="2.30118546524493" calcext:value-type="float">
            <text:p>2,3011854652</text:p>
          </table:table-cell>
          <table:table-cell table:formula="of:=AVERAGE([.B8:.B19])" office:value-type="float" office:value="9.75" calcext:value-type="float">
            <text:p>9,75</text:p>
          </table:table-cell>
          <table:table-cell table:formula="of:=[.D19]-[.C19]" office:value-type="float" office:value="7.44881453475507" calcext:value-type="float">
            <text:p>7,4488145348</text:p>
          </table:table-cell>
          <table:table-cell table:number-columns-repeated="1001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10" calcext:value-type="float">
            <text:p>10</text:p>
          </table:table-cell>
          <table:table-cell table:formula="of:=COM.MICROSOFT.STDEV.S([.B9:.B20])" office:value-type="float" office:value="2.1320071635561" calcext:value-type="float">
            <text:p>2,1320071636</text:p>
          </table:table-cell>
          <table:table-cell table:formula="of:=AVERAGE([.B9:.B20])" office:value-type="float" office:value="10" calcext:value-type="float">
            <text:p>10</text:p>
          </table:table-cell>
          <table:table-cell table:formula="of:=[.D20]-[.C20]" office:value-type="float" office:value="7.8679928364439" calcext:value-type="float">
            <text:p>7,8679928364</text:p>
          </table:table-cell>
          <table:table-cell table:number-columns-repeated="1001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6" calcext:value-type="float">
            <text:p>6</text:p>
          </table:table-cell>
          <table:table-cell table:formula="of:=COM.MICROSOFT.STDEV.S([.B10:.B21])" office:value-type="float" office:value="2.27469611690055" calcext:value-type="float">
            <text:p>2,2746961169</text:p>
          </table:table-cell>
          <table:table-cell table:formula="of:=AVERAGE([.B10:.B21])" office:value-type="float" office:value="9.91666666666667" calcext:value-type="float">
            <text:p>9,9166666667</text:p>
          </table:table-cell>
          <table:table-cell table:formula="of:=[.D21]-[.C21]" office:value-type="float" office:value="7.64197054976612" calcext:value-type="float">
            <text:p>7,6419705498</text:p>
          </table:table-cell>
          <table:table-cell table:number-columns-repeated="1001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9" calcext:value-type="float">
            <text:p>9</text:p>
          </table:table-cell>
          <table:table-cell table:formula="of:=COM.MICROSOFT.STDEV.S([.B11:.B22])" office:value-type="float" office:value="2.06522432562458" calcext:value-type="float">
            <text:p>2,0652243256</text:p>
          </table:table-cell>
          <table:table-cell table:formula="of:=AVERAGE([.B11:.B22])" office:value-type="float" office:value="9.58333333333333" calcext:value-type="float">
            <text:p>9,5833333333</text:p>
          </table:table-cell>
          <table:table-cell table:formula="of:=[.D22]-[.C22]" office:value-type="float" office:value="7.51810900770875" calcext:value-type="float">
            <text:p>7,5181090077</text:p>
          </table:table-cell>
          <table:table-cell table:number-columns-repeated="1001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8" calcext:value-type="float">
            <text:p>8</text:p>
          </table:table-cell>
          <table:table-cell table:formula="of:=COM.MICROSOFT.STDEV.S([.B12:.B23])" office:value-type="float" office:value="1.95982373975546" calcext:value-type="float">
            <text:p>1,9598237398</text:p>
          </table:table-cell>
          <table:table-cell table:formula="of:=AVERAGE([.B12:.B23])" office:value-type="float" office:value="9.25" calcext:value-type="float">
            <text:p>9,25</text:p>
          </table:table-cell>
          <table:table-cell table:formula="of:=[.D23]-[.C23]" office:value-type="float" office:value="7.29017626024454" calcext:value-type="float">
            <text:p>7,2901762602</text:p>
          </table:table-cell>
          <table:table-cell table:number-columns-repeated="1001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9" calcext:value-type="float">
            <text:p>9</text:p>
          </table:table-cell>
          <table:table-cell table:formula="of:=COM.MICROSOFT.STDEV.S([.B13:.B24])" office:value-type="float" office:value="1.56427928995103" calcext:value-type="float">
            <text:p>1,56427929</text:p>
          </table:table-cell>
          <table:table-cell table:formula="of:=AVERAGE([.B13:.B24])" office:value-type="float" office:value="8.91666666666667" calcext:value-type="float">
            <text:p>8,9166666667</text:p>
          </table:table-cell>
          <table:table-cell table:formula="of:=[.D24]-[.C24]" office:value-type="float" office:value="7.35238737671564" calcext:value-type="float">
            <text:p>7,3523873767</text:p>
          </table:table-cell>
          <table:table-cell table:number-columns-repeated="1001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8" calcext:value-type="float">
            <text:p>8</text:p>
          </table:table-cell>
          <table:table-cell table:formula="of:=COM.MICROSOFT.STDEV.S([.B14:.B25])" office:value-type="float" office:value="1.54478595163331" calcext:value-type="float">
            <text:p>1,5447859516</text:p>
          </table:table-cell>
          <table:table-cell table:formula="of:=AVERAGE([.B14:.B25])" office:value-type="float" office:value="8.75" calcext:value-type="float">
            <text:p>8,75</text:p>
          </table:table-cell>
          <table:table-cell table:formula="of:=[.D25]-[.C25]" office:value-type="float" office:value="7.20521404836669" calcext:value-type="float">
            <text:p>7,2052140484</text:p>
          </table:table-cell>
          <table:table-cell table:formula="of:=[.D25]-[.D13]" office:value-type="float" office:value="1.15" calcext:value-type="float">
            <text:p>1,15</text:p>
          </table:table-cell>
          <table:table-cell table:number-columns-repeated="1000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7" calcext:value-type="float">
            <text:p>7</text:p>
          </table:table-cell>
          <table:table-cell table:formula="of:=COM.MICROSOFT.STDEV.S([.B15:.B26])" office:value-type="float" office:value="1.62135371797393" calcext:value-type="float">
            <text:p>1,621353718</text:p>
          </table:table-cell>
          <table:table-cell table:formula="of:=AVERAGE([.B15:.B26])" office:value-type="float" office:value="8.58333333333333" calcext:value-type="float">
            <text:p>8,5833333333</text:p>
          </table:table-cell>
          <table:table-cell table:formula="of:=[.D26]-[.C26]" office:value-type="float" office:value="6.96197961535941" calcext:value-type="float">
            <text:p>6,9619796154</text:p>
          </table:table-cell>
          <table:table-cell table:formula="of:=[.D26]-[.D14]" office:value-type="float" office:value="0.856060606060606" calcext:value-type="float">
            <text:p>0,8560606061</text:p>
          </table:table-cell>
          <table:table-cell table:number-columns-repeated="1000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7" calcext:value-type="float">
            <text:p>7</text:p>
          </table:table-cell>
          <table:table-cell table:formula="of:=COM.MICROSOFT.STDEV.S([.B16:.B27])" office:value-type="float" office:value="1.67648622440092" calcext:value-type="float">
            <text:p>1,6764862244</text:p>
          </table:table-cell>
          <table:table-cell table:formula="of:=AVERAGE([.B16:.B27])" office:value-type="float" office:value="8.41666666666667" calcext:value-type="float">
            <text:p>8,4166666667</text:p>
          </table:table-cell>
          <table:table-cell table:formula="of:=[.D27]-[.C27]" office:value-type="float" office:value="6.74018044226574" calcext:value-type="float">
            <text:p>6,7401804423</text:p>
          </table:table-cell>
          <table:table-cell table:formula="of:=[.D27]-[.D15]" office:value-type="float" office:value="0.583333333333333" calcext:value-type="float">
            <text:p>0,5833333333</text:p>
          </table:table-cell>
          <table:table-cell table:number-columns-repeated="1000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7" calcext:value-type="float">
            <text:p>7</text:p>
          </table:table-cell>
          <table:table-cell table:formula="of:=COM.MICROSOFT.STDEV.S([.B17:.B28])" office:value-type="float" office:value="1.72328087371066" calcext:value-type="float">
            <text:p>1,7232808737</text:p>
          </table:table-cell>
          <table:table-cell table:formula="of:=AVERAGE([.B17:.B28])" office:value-type="float" office:value="8.33333333333333" calcext:value-type="float">
            <text:p>8,3333333333</text:p>
          </table:table-cell>
          <table:table-cell table:formula="of:=[.D28]-[.C28]" office:value-type="float" office:value="6.61005245962268" calcext:value-type="float">
            <text:p>6,6100524596</text:p>
          </table:table-cell>
          <table:table-cell table:formula="of:=[.D28]-[.D16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1" calcext:value-type="float">
            <text:p>11</text:p>
          </table:table-cell>
          <table:table-cell table:formula="of:=COM.MICROSOFT.STDEV.S([.B18:.B29])" office:value-type="float" office:value="1.82574185835055" calcext:value-type="float">
            <text:p>1,8257418584</text:p>
          </table:table-cell>
          <table:table-cell table:formula="of:=AVERAGE([.B18:.B29])" office:value-type="float" office:value="8.66666666666667" calcext:value-type="float">
            <text:p>8,6666666667</text:p>
          </table:table-cell>
          <table:table-cell table:formula="of:=[.D29]-[.C29]" office:value-type="float" office:value="6.84092480831611" calcext:value-type="float">
            <text:p>6,8409248083</text:p>
          </table:table-cell>
          <table:table-cell table:formula="of:=[.D29]-[.D17]" office:value-type="float" office:value="0.166666666666666" calcext:value-type="float">
            <text:p>0,1666666667</text:p>
          </table:table-cell>
          <table:table-cell table:number-columns-repeated="1000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11" calcext:value-type="float">
            <text:p>11</text:p>
          </table:table-cell>
          <table:table-cell table:formula="of:=COM.MICROSOFT.STDEV.S([.B19:.B30])" office:value-type="float" office:value="1.67648622440092" calcext:value-type="float">
            <text:p>1,6764862244</text:p>
          </table:table-cell>
          <table:table-cell table:formula="of:=AVERAGE([.B19:.B30])" office:value-type="float" office:value="8.58333333333333" calcext:value-type="float">
            <text:p>8,5833333333</text:p>
          </table:table-cell>
          <table:table-cell table:formula="of:=[.D30]-[.C30]" office:value-type="float" office:value="6.90684710893241" calcext:value-type="float">
            <text:p>6,9068471089</text:p>
          </table:table-cell>
          <table:table-cell table:formula="of:=[.D30]-[.D18]" office:value-type="float" office:value="-0.583333333333332" calcext:value-type="float">
            <text:p>-0,5833333333</text:p>
          </table:table-cell>
          <table:table-cell table:number-columns-repeated="1000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6" calcext:value-type="float">
            <text:p>16</text:p>
          </table:table-cell>
          <table:table-cell table:formula="of:=COM.MICROSOFT.STDEV.S([.B20:.B31])" office:value-type="float" office:value="2.7122058561364" calcext:value-type="float">
            <text:p>2,7122058561</text:p>
          </table:table-cell>
          <table:table-cell table:formula="of:=AVERAGE([.B20:.B31])" office:value-type="float" office:value="9.08333333333333" calcext:value-type="float">
            <text:p>9,0833333333</text:p>
          </table:table-cell>
          <table:table-cell table:formula="of:=[.D31]-[.C31]" office:value-type="float" office:value="6.37112747719693" calcext:value-type="float">
            <text:p>6,3711274772</text:p>
          </table:table-cell>
          <table:table-cell table:formula="of:=[.D31]-[.D19]" office:value-type="float" office:value="-0.666666666666666" calcext:value-type="float">
            <text:p>-0,6666666667</text:p>
          </table:table-cell>
          <table:table-cell table:number-columns-repeated="1000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1" calcext:value-type="float">
            <text:p>11</text:p>
          </table:table-cell>
          <table:table-cell table:formula="of:=COM.MICROSOFT.STDEV.S([.B21:.B32])" office:value-type="float" office:value="2.7579087378049" calcext:value-type="float">
            <text:p>2,7579087378</text:p>
          </table:table-cell>
          <table:table-cell table:formula="of:=AVERAGE([.B21:.B32])" office:value-type="float" office:value="9.16666666666667" calcext:value-type="float">
            <text:p>9,1666666667</text:p>
          </table:table-cell>
          <table:table-cell table:formula="of:=[.D32]-[.C32]" office:value-type="float" office:value="6.40875792886177" calcext:value-type="float">
            <text:p>6,4087579289</text:p>
          </table:table-cell>
          <table:table-cell table:formula="of:=[.D32]-[.D20]" office:value-type="float" office:value="-0.833333333333334" calcext:value-type="float">
            <text:p>-0,8333333333</text:p>
          </table:table-cell>
          <table:table-cell table:number-columns-repeated="1000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8" calcext:value-type="float">
            <text:p>8</text:p>
          </table:table-cell>
          <table:table-cell table:formula="of:=COM.MICROSOFT.STDEV.S([.B22:.B33])" office:value-type="float" office:value="2.60535578911572" calcext:value-type="float">
            <text:p>2,6053557891</text:p>
          </table:table-cell>
          <table:table-cell table:formula="of:=AVERAGE([.B22:.B33])" office:value-type="float" office:value="9.33333333333333" calcext:value-type="float">
            <text:p>9,3333333333</text:p>
          </table:table-cell>
          <table:table-cell table:formula="of:=[.D33]-[.C33]" office:value-type="float" office:value="6.72797754421762" calcext:value-type="float">
            <text:p>6,7279775442</text:p>
          </table:table-cell>
          <table:table-cell table:formula="of:=[.D33]-[.D21]" office:value-type="float" office:value="-0.583333333333332" calcext:value-type="float">
            <text:p>-0,5833333333</text:p>
          </table:table-cell>
          <table:table-cell table:number-columns-repeated="1000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8" calcext:value-type="float">
            <text:p>8</text:p>
          </table:table-cell>
          <table:table-cell table:formula="of:=COM.MICROSOFT.STDEV.S([.B23:.B34])" office:value-type="float" office:value="2.63283462864992" calcext:value-type="float">
            <text:p>2,6328346286</text:p>
          </table:table-cell>
          <table:table-cell table:formula="of:=AVERAGE([.B23:.B34])" office:value-type="float" office:value="9.25" calcext:value-type="float">
            <text:p>9,25</text:p>
          </table:table-cell>
          <table:table-cell table:formula="of:=[.D34]-[.C34]" office:value-type="float" office:value="6.61716537135008" calcext:value-type="float">
            <text:p>6,6171653714</text:p>
          </table:table-cell>
          <table:table-cell table:formula="of:=[.D34]-[.D22]" office:value-type="float" office:value="-0.333333333333334" calcext:value-type="float">
            <text:p>-0,3333333333</text:p>
          </table:table-cell>
          <table:table-cell table:number-columns-repeated="1000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8" calcext:value-type="float">
            <text:p>8</text:p>
          </table:table-cell>
          <table:table-cell table:formula="of:=COM.MICROSOFT.STDEV.S([.B24:.B35])" office:value-type="float" office:value="2.63283462864992" calcext:value-type="float">
            <text:p>2,6328346286</text:p>
          </table:table-cell>
          <table:table-cell table:formula="of:=AVERAGE([.B24:.B35])" office:value-type="float" office:value="9.25" calcext:value-type="float">
            <text:p>9,25</text:p>
          </table:table-cell>
          <table:table-cell table:formula="of:=[.D35]-[.C35]" office:value-type="float" office:value="6.61716537135008" calcext:value-type="float">
            <text:p>6,6171653714</text:p>
          </table:table-cell>
          <table:table-cell table:formula="of:=[.D35]-[.D23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0" calcext:value-type="float">
            <text:p>10</text:p>
          </table:table-cell>
          <table:table-cell table:formula="of:=COM.MICROSOFT.STDEV.S([.B25:.B36])" office:value-type="float" office:value="2.64001836540903" calcext:value-type="float">
            <text:p>2,6400183654</text:p>
          </table:table-cell>
          <table:table-cell table:formula="of:=AVERAGE([.B25:.B36])" office:value-type="float" office:value="9.33333333333333" calcext:value-type="float">
            <text:p>9,3333333333</text:p>
          </table:table-cell>
          <table:table-cell table:formula="of:=[.D36]-[.C36]" office:value-type="float" office:value="6.6933149679243" calcext:value-type="float">
            <text:p>6,6933149679</text:p>
          </table:table-cell>
          <table:table-cell table:formula="of:=[.D36]-[.D24]" office:value-type="float" office:value="0.416666666666668" calcext:value-type="float">
            <text:p>0,4166666667</text:p>
          </table:table-cell>
          <table:table-cell table:number-columns-repeated="1000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8" calcext:value-type="float">
            <text:p>8</text:p>
          </table:table-cell>
          <table:table-cell table:formula="of:=COM.MICROSOFT.STDEV.S([.B26:.B37])" office:value-type="float" office:value="2.64001836540903" calcext:value-type="float">
            <text:p>2,6400183654</text:p>
          </table:table-cell>
          <table:table-cell table:formula="of:=AVERAGE([.B26:.B37])" office:value-type="float" office:value="9.33333333333333" calcext:value-type="float">
            <text:p>9,3333333333</text:p>
          </table:table-cell>
          <table:table-cell table:formula="of:=[.D37]-[.C37]" office:value-type="float" office:value="6.6933149679243" calcext:value-type="float">
            <text:p>6,6933149679</text:p>
          </table:table-cell>
          <table:table-cell table:formula="of:=[.D37]-[.D25]" office:value-type="float" office:value="0.583333333333334" calcext:value-type="float">
            <text:p>0,5833333333</text:p>
          </table:table-cell>
          <table:table-cell table:number-columns-repeated="1000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9" calcext:value-type="float">
            <text:p>9</text:p>
          </table:table-cell>
          <table:table-cell table:formula="of:=COM.MICROSOFT.STDEV.S([.B27:.B38])" office:value-type="float" office:value="2.54057974772402" calcext:value-type="float">
            <text:p>2,5405797477</text:p>
          </table:table-cell>
          <table:table-cell table:formula="of:=AVERAGE([.B27:.B38])" office:value-type="float" office:value="9.5" calcext:value-type="float">
            <text:p>9,5</text:p>
          </table:table-cell>
          <table:table-cell table:formula="of:=[.D38]-[.C38]" office:value-type="float" office:value="6.95942025227598" calcext:value-type="float">
            <text:p>6,9594202523</text:p>
          </table:table-cell>
          <table:table-cell table:formula="of:=[.D38]-[.D26]" office:value-type="float" office:value="0.916666666666666" calcext:value-type="float">
            <text:p>0,9166666667</text:p>
          </table:table-cell>
          <table:table-cell table:number-columns-repeated="1000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8" calcext:value-type="float">
            <text:p>8</text:p>
          </table:table-cell>
          <table:table-cell table:formula="of:=COM.MICROSOFT.STDEV.S([.B28:.B39])" office:value-type="float" office:value="2.46644143115812" calcext:value-type="float">
            <text:p>2,4664414312</text:p>
          </table:table-cell>
          <table:table-cell table:formula="of:=AVERAGE([.B28:.B39])" office:value-type="float" office:value="9.58333333333333" calcext:value-type="float">
            <text:p>9,5833333333</text:p>
          </table:table-cell>
          <table:table-cell table:formula="of:=[.D39]-[.C39]" office:value-type="float" office:value="7.11689190217521" calcext:value-type="float">
            <text:p>7,1168919022</text:p>
          </table:table-cell>
          <table:table-cell table:formula="of:=[.D39]-[.D27]" office:value-type="float" office:value="1.16666666666667" calcext:value-type="float">
            <text:p>1,1666666667</text:p>
          </table:table-cell>
          <table:table-cell table:number-columns-repeated="1000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8" calcext:value-type="float">
            <text:p>8</text:p>
          </table:table-cell>
          <table:table-cell table:formula="of:=COM.MICROSOFT.STDEV.S([.B29:.B40])" office:value-type="float" office:value="2.38683256575942" calcext:value-type="float">
            <text:p>2,3868325658</text:p>
          </table:table-cell>
          <table:table-cell table:formula="of:=AVERAGE([.B29:.B40])" office:value-type="float" office:value="9.66666666666667" calcext:value-type="float">
            <text:p>9,6666666667</text:p>
          </table:table-cell>
          <table:table-cell table:formula="of:=[.D40]-[.C40]" office:value-type="float" office:value="7.27983410090725" calcext:value-type="float">
            <text:p>7,2798341009</text:p>
          </table:table-cell>
          <table:table-cell table:formula="of:=[.D40]-[.D28]" office:value-type="float" office:value="1.33333333333333" calcext:value-type="float">
            <text:p>1,3333333333</text:p>
          </table:table-cell>
          <table:table-cell table:number-columns-repeated="1000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8" calcext:value-type="float">
            <text:p>8</text:p>
          </table:table-cell>
          <table:table-cell table:formula="of:=COM.MICROSOFT.STDEV.S([.B30:.B41])" office:value-type="float" office:value="2.39158879611378" calcext:value-type="float">
            <text:p>2,3915887961</text:p>
          </table:table-cell>
          <table:table-cell table:formula="of:=AVERAGE([.B30:.B41])" office:value-type="float" office:value="9.41666666666667" calcext:value-type="float">
            <text:p>9,4166666667</text:p>
          </table:table-cell>
          <table:table-cell table:formula="of:=[.D41]-[.C41]" office:value-type="float" office:value="7.02507787055288" calcext:value-type="float">
            <text:p>7,0250778706</text:p>
          </table:table-cell>
          <table:table-cell table:formula="of:=[.D41]-[.D29]" office:value-type="float" office:value="0.75" calcext:value-type="float">
            <text:p>0,75</text:p>
          </table:table-cell>
          <table:table-cell table:number-columns-repeated="1000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6" calcext:value-type="float">
            <text:p>6</text:p>
          </table:table-cell>
          <table:table-cell table:formula="of:=COM.MICROSOFT.STDEV.S([.B31:.B42])" office:value-type="float" office:value="2.52262489554756" calcext:value-type="float">
            <text:p>2,5226248955</text:p>
          </table:table-cell>
          <table:table-cell table:formula="of:=AVERAGE([.B31:.B42])" office:value-type="float" office:value="9" calcext:value-type="float">
            <text:p>9</text:p>
          </table:table-cell>
          <table:table-cell table:formula="of:=[.D42]-[.C42]" office:value-type="float" office:value="6.47737510445243" calcext:value-type="float">
            <text:p>6,4773751045</text:p>
          </table:table-cell>
          <table:table-cell table:formula="of:=[.D42]-[.D30]" office:value-type="float" office:value="0.416666666666666" calcext:value-type="float">
            <text:p>0,4166666667</text:p>
          </table:table-cell>
          <table:table-cell table:number-columns-repeated="1000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3" calcext:value-type="float">
            <text:p>13</text:p>
          </table:table-cell>
          <table:table-cell table:formula="of:=COM.MICROSOFT.STDEV.S([.B32:.B43])" office:value-type="float" office:value="1.81533868615599" calcext:value-type="float">
            <text:p>1,8153386862</text:p>
          </table:table-cell>
          <table:table-cell table:formula="of:=AVERAGE([.B32:.B43])" office:value-type="float" office:value="8.75" calcext:value-type="float">
            <text:p>8,75</text:p>
          </table:table-cell>
          <table:table-cell table:formula="of:=[.D43]-[.C43]" office:value-type="float" office:value="6.93466131384401" calcext:value-type="float">
            <text:p>6,9346613138</text:p>
          </table:table-cell>
          <table:table-cell table:formula="of:=[.D43]-[.D31]" office:value-type="float" office:value="-0.333333333333334" calcext:value-type="float">
            <text:p>-0,3333333333</text:p>
          </table:table-cell>
          <table:table-cell table:number-columns-repeated="1000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4" calcext:value-type="float">
            <text:p>14</text:p>
          </table:table-cell>
          <table:table-cell table:formula="of:=COM.MICROSOFT.STDEV.S([.B33:.B44])" office:value-type="float" office:value="2.2962419891482" calcext:value-type="float">
            <text:p>2,2962419891</text:p>
          </table:table-cell>
          <table:table-cell table:formula="of:=AVERAGE([.B33:.B44])" office:value-type="float" office:value="9" calcext:value-type="float">
            <text:p>9</text:p>
          </table:table-cell>
          <table:table-cell table:formula="of:=[.D44]-[.C44]" office:value-type="float" office:value="6.7037580108518" calcext:value-type="float">
            <text:p>6,7037580109</text:p>
          </table:table-cell>
          <table:table-cell table:formula="of:=[.D44]-[.D32]" office:value-type="float" office:value="-0.166666666666666" calcext:value-type="float">
            <text:p>-0,1666666667</text:p>
          </table:table-cell>
          <table:table-cell table:number-columns-repeated="1000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6" calcext:value-type="float">
            <text:p>16</text:p>
          </table:table-cell>
          <table:table-cell table:formula="of:=COM.MICROSOFT.STDEV.S([.B34:.B45])" office:value-type="float" office:value="3.02514712890384" calcext:value-type="float">
            <text:p>3,0251471289</text:p>
          </table:table-cell>
          <table:table-cell table:formula="of:=AVERAGE([.B34:.B45])" office:value-type="float" office:value="9.66666666666667" calcext:value-type="float">
            <text:p>9,6666666667</text:p>
          </table:table-cell>
          <table:table-cell table:formula="of:=[.D45]-[.C45]" office:value-type="float" office:value="6.64151953776283" calcext:value-type="float">
            <text:p>6,6415195378</text:p>
          </table:table-cell>
          <table:table-cell table:formula="of:=[.D45]-[.D33]" office:value-type="float" office:value="0.333333333333332" calcext:value-type="float">
            <text:p>0,3333333333</text:p>
          </table:table-cell>
          <table:table-cell table:number-columns-repeated="1000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1" calcext:value-type="float">
            <text:p>11</text:p>
          </table:table-cell>
          <table:table-cell table:formula="of:=COM.MICROSOFT.STDEV.S([.B35:.B46])" office:value-type="float" office:value="2.99873710792131" calcext:value-type="float">
            <text:p>2,9987371079</text:p>
          </table:table-cell>
          <table:table-cell table:formula="of:=AVERAGE([.B35:.B46])" office:value-type="float" office:value="9.91666666666667" calcext:value-type="float">
            <text:p>9,9166666667</text:p>
          </table:table-cell>
          <table:table-cell table:formula="of:=[.D46]-[.C46]" office:value-type="float" office:value="6.91792955874536" calcext:value-type="float">
            <text:p>6,9179295587</text:p>
          </table:table-cell>
          <table:table-cell table:formula="of:=[.D46]-[.D34]" office:value-type="float" office:value="0.666666666666666" calcext:value-type="float">
            <text:p>0,6666666667</text:p>
          </table:table-cell>
          <table:table-cell table:number-columns-repeated="1000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5" calcext:value-type="float">
            <text:p>15</text:p>
          </table:table-cell>
          <table:table-cell table:formula="of:=COM.MICROSOFT.STDEV.S([.B36:.B47])" office:value-type="float" office:value="3.26134383902765" calcext:value-type="float">
            <text:p>3,261343839</text:p>
          </table:table-cell>
          <table:table-cell table:formula="of:=AVERAGE([.B36:.B47])" office:value-type="float" office:value="10.5" calcext:value-type="float">
            <text:p>10,5</text:p>
          </table:table-cell>
          <table:table-cell table:formula="of:=[.D47]-[.C47]" office:value-type="float" office:value="7.23865616097235" calcext:value-type="float">
            <text:p>7,238656161</text:p>
          </table:table-cell>
          <table:table-cell table:formula="of:=[.D47]-[.D35]" office:value-type="float" office:value="1.25" calcext:value-type="float">
            <text:p>1,25</text:p>
          </table:table-cell>
          <table:table-cell table:number-columns-repeated="1000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0" calcext:value-type="float">
            <text:p>10</text:p>
          </table:table-cell>
          <table:table-cell table:formula="of:=COM.MICROSOFT.STDEV.S([.B37:.B48])" office:value-type="float" office:value="3.26134383902765" calcext:value-type="float">
            <text:p>3,261343839</text:p>
          </table:table-cell>
          <table:table-cell table:formula="of:=AVERAGE([.B37:.B48])" office:value-type="float" office:value="10.5" calcext:value-type="float">
            <text:p>10,5</text:p>
          </table:table-cell>
          <table:table-cell table:formula="of:=[.D48]-[.C48]" office:value-type="float" office:value="7.23865616097235" calcext:value-type="float">
            <text:p>7,238656161</text:p>
          </table:table-cell>
          <table:table-cell table:formula="of:=[.D48]-[.D36]" office:value-type="float" office:value="1.16666666666667" calcext:value-type="float">
            <text:p>1,1666666667</text:p>
          </table:table-cell>
          <table:table-cell table:number-columns-repeated="1000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7" calcext:value-type="float">
            <text:p>7</text:p>
          </table:table-cell>
          <table:table-cell table:formula="of:=COM.MICROSOFT.STDEV.S([.B38:.B49])" office:value-type="float" office:value="3.34278961710761" calcext:value-type="float">
            <text:p>3,3427896171</text:p>
          </table:table-cell>
          <table:table-cell table:formula="of:=AVERAGE([.B38:.B49])" office:value-type="float" office:value="10.4166666666667" calcext:value-type="float">
            <text:p>10,4166666667</text:p>
          </table:table-cell>
          <table:table-cell table:formula="of:=[.D49]-[.C49]" office:value-type="float" office:value="7.07387704955906" calcext:value-type="float">
            <text:p>7,0738770496</text:p>
          </table:table-cell>
          <table:table-cell table:formula="of:=[.D49]-[.D37]" office:value-type="float" office:value="1.08333333333333" calcext:value-type="float">
            <text:p>1,0833333333</text:p>
          </table:table-cell>
          <table:table-cell table:number-columns-repeated="1000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1" calcext:value-type="float">
            <text:p>11</text:p>
          </table:table-cell>
          <table:table-cell table:formula="of:=COM.MICROSOFT.STDEV.S([.B39:.B50])" office:value-type="float" office:value="3.31548250522066" calcext:value-type="float">
            <text:p>3,3154825052</text:p>
          </table:table-cell>
          <table:table-cell table:formula="of:=AVERAGE([.B39:.B50])" office:value-type="float" office:value="10.5833333333333" calcext:value-type="float">
            <text:p>10,5833333333</text:p>
          </table:table-cell>
          <table:table-cell table:formula="of:=[.D50]-[.C50]" office:value-type="float" office:value="7.26785082811268" calcext:value-type="float">
            <text:p>7,2678508281</text:p>
          </table:table-cell>
          <table:table-cell table:formula="of:=[.D50]-[.D38]" office:value-type="float" office:value="1.08333333333333" calcext:value-type="float">
            <text:p>1,0833333333</text:p>
          </table:table-cell>
          <table:table-cell table:number-columns-repeated="1000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7" calcext:value-type="float">
            <text:p>7</text:p>
          </table:table-cell>
          <table:table-cell table:formula="of:=COM.MICROSOFT.STDEV.S([.B40:.B51])" office:value-type="float" office:value="3.39786028927832" calcext:value-type="float">
            <text:p>3,3978602893</text:p>
          </table:table-cell>
          <table:table-cell table:formula="of:=AVERAGE([.B40:.B51])" office:value-type="float" office:value="10.5" calcext:value-type="float">
            <text:p>10,5</text:p>
          </table:table-cell>
          <table:table-cell table:formula="of:=[.D51]-[.C51]" office:value-type="float" office:value="7.10213971072168" calcext:value-type="float">
            <text:p>7,1021397107</text:p>
          </table:table-cell>
          <table:table-cell table:formula="of:=[.D51]-[.D39]" office:value-type="float" office:value="0.916666666666666" calcext:value-type="float">
            <text:p>0,9166666667</text:p>
          </table:table-cell>
          <table:table-cell table:number-columns-repeated="1000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6" calcext:value-type="float">
            <text:p>6</text:p>
          </table:table-cell>
          <table:table-cell table:formula="of:=COM.MICROSOFT.STDEV.S([.B41:.B52])" office:value-type="float" office:value="3.57601437187811" calcext:value-type="float">
            <text:p>3,5760143719</text:p>
          </table:table-cell>
          <table:table-cell table:formula="of:=AVERAGE([.B41:.B52])" office:value-type="float" office:value="10.3333333333333" calcext:value-type="float">
            <text:p>10,3333333333</text:p>
          </table:table-cell>
          <table:table-cell table:formula="of:=[.D52]-[.C52]" office:value-type="float" office:value="6.75731896145522" calcext:value-type="float">
            <text:p>6,7573189615</text:p>
          </table:table-cell>
          <table:table-cell table:formula="of:=[.D52]-[.D40]" office:value-type="float" office:value="0.666666666666668" calcext:value-type="float">
            <text:p>0,6666666667</text:p>
          </table:table-cell>
          <table:table-cell table:number-columns-repeated="1000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8" calcext:value-type="float">
            <text:p>8</text:p>
          </table:table-cell>
          <table:table-cell table:formula="of:=COM.MICROSOFT.STDEV.S([.B42:.B53])" office:value-type="float" office:value="3.57601437187811" calcext:value-type="float">
            <text:p>3,5760143719</text:p>
          </table:table-cell>
          <table:table-cell table:formula="of:=AVERAGE([.B42:.B53])" office:value-type="float" office:value="10.3333333333333" calcext:value-type="float">
            <text:p>10,3333333333</text:p>
          </table:table-cell>
          <table:table-cell table:formula="of:=[.D53]-[.C53]" office:value-type="float" office:value="6.75731896145522" calcext:value-type="float">
            <text:p>6,7573189615</text:p>
          </table:table-cell>
          <table:table-cell table:formula="of:=[.D53]-[.D41]" office:value-type="float" office:value="0.916666666666668" calcext:value-type="float">
            <text:p>0,9166666667</text:p>
          </table:table-cell>
          <table:table-cell table:number-columns-repeated="1000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0" calcext:value-type="float">
            <text:p>10</text:p>
          </table:table-cell>
          <table:table-cell table:formula="of:=COM.MICROSOFT.STDEV.S([.B43:.B54])" office:value-type="float" office:value="3.31205328605942" calcext:value-type="float">
            <text:p>3,3120532861</text:p>
          </table:table-cell>
          <table:table-cell table:formula="of:=AVERAGE([.B43:.B54])" office:value-type="float" office:value="10.6666666666667" calcext:value-type="float">
            <text:p>10,6666666667</text:p>
          </table:table-cell>
          <table:table-cell table:formula="of:=[.D54]-[.C54]" office:value-type="float" office:value="7.35461338060725" calcext:value-type="float">
            <text:p>7,3546133806</text:p>
          </table:table-cell>
          <table:table-cell table:formula="of:=[.D54]-[.D42]" office:value-type="float" office:value="1.66666666666667" calcext:value-type="float">
            <text:p>1,6666666667</text:p>
          </table:table-cell>
          <table:table-cell table:number-columns-repeated="1000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0" calcext:value-type="float">
            <text:p>10</text:p>
          </table:table-cell>
          <table:table-cell table:formula="of:=COM.MICROSOFT.STDEV.S([.B44:.B55])" office:value-type="float" office:value="3.23217723786455" calcext:value-type="float">
            <text:p>3,2321772379</text:p>
          </table:table-cell>
          <table:table-cell table:formula="of:=AVERAGE([.B44:.B55])" office:value-type="float" office:value="10.4166666666667" calcext:value-type="float">
            <text:p>10,4166666667</text:p>
          </table:table-cell>
          <table:table-cell table:formula="of:=[.D55]-[.C55]" office:value-type="float" office:value="7.18448942880212" calcext:value-type="float">
            <text:p>7,1844894288</text:p>
          </table:table-cell>
          <table:table-cell table:formula="of:=[.D55]-[.D43]" office:value-type="float" office:value="1.66666666666667" calcext:value-type="float">
            <text:p>1,6666666667</text:p>
          </table:table-cell>
          <table:table-cell table:number-columns-repeated="1000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2" calcext:value-type="float">
            <text:p>12</text:p>
          </table:table-cell>
          <table:table-cell table:formula="of:=COM.MICROSOFT.STDEV.S([.B45:.B56])" office:value-type="float" office:value="3.07851794330855" calcext:value-type="float">
            <text:p>3,0785179433</text:p>
          </table:table-cell>
          <table:table-cell table:formula="of:=AVERAGE([.B45:.B56])" office:value-type="float" office:value="10.25" calcext:value-type="float">
            <text:p>10,25</text:p>
          </table:table-cell>
          <table:table-cell table:formula="of:=[.D56]-[.C56]" office:value-type="float" office:value="7.17148205669145" calcext:value-type="float">
            <text:p>7,1714820567</text:p>
          </table:table-cell>
          <table:table-cell table:formula="of:=[.D56]-[.D44]" office:value-type="float" office:value="1.25" calcext:value-type="float">
            <text:p>1,25</text:p>
          </table:table-cell>
          <table:table-cell table:number-columns-repeated="1000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6" calcext:value-type="float">
            <text:p>6</text:p>
          </table:table-cell>
          <table:table-cell table:formula="of:=COM.MICROSOFT.STDEV.S([.B46:.B57])" office:value-type="float" office:value="2.7122058561364" calcext:value-type="float">
            <text:p>2,7122058561</text:p>
          </table:table-cell>
          <table:table-cell table:formula="of:=AVERAGE([.B46:.B57])" office:value-type="float" office:value="9.41666666666667" calcext:value-type="float">
            <text:p>9,4166666667</text:p>
          </table:table-cell>
          <table:table-cell table:formula="of:=[.D57]-[.C57]" office:value-type="float" office:value="6.70446081053026" calcext:value-type="float">
            <text:p>6,7044608105</text:p>
          </table:table-cell>
          <table:table-cell table:formula="of:=[.D57]-[.D45]" office:value-type="float" office:value="-0.25" calcext:value-type="float">
            <text:p>-0,25</text:p>
          </table:table-cell>
          <table:table-cell table:number-columns-repeated="1000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2" calcext:value-type="float">
            <text:p>12</text:p>
          </table:table-cell>
          <table:table-cell table:formula="of:=COM.MICROSOFT.STDEV.S([.B47:.B58])" office:value-type="float" office:value="2.77979724571285" calcext:value-type="float">
            <text:p>2,7797972457</text:p>
          </table:table-cell>
          <table:table-cell table:formula="of:=AVERAGE([.B47:.B58])" office:value-type="float" office:value="9.5" calcext:value-type="float">
            <text:p>9,5</text:p>
          </table:table-cell>
          <table:table-cell table:formula="of:=[.D58]-[.C58]" office:value-type="float" office:value="6.72020275428715" calcext:value-type="float">
            <text:p>6,7202027543</text:p>
          </table:table-cell>
          <table:table-cell table:formula="of:=[.D58]-[.D46]" office:value-type="float" office:value="-0.416666666666666" calcext:value-type="float">
            <text:p>-0,4166666667</text:p>
          </table:table-cell>
          <table:table-cell table:number-columns-repeated="1000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9" calcext:value-type="float">
            <text:p>9</text:p>
          </table:table-cell>
          <table:table-cell table:formula="of:=COM.MICROSOFT.STDEV.S([.B48:.B59])" office:value-type="float" office:value="2.17422922601844" calcext:value-type="float">
            <text:p>2,174229226</text:p>
          </table:table-cell>
          <table:table-cell table:formula="of:=AVERAGE([.B48:.B59])" office:value-type="float" office:value="9" calcext:value-type="float">
            <text:p>9</text:p>
          </table:table-cell>
          <table:table-cell table:formula="of:=[.D59]-[.C59]" office:value-type="float" office:value="6.82577077398156" calcext:value-type="float">
            <text:p>6,825770774</text:p>
          </table:table-cell>
          <table:table-cell table:formula="of:=[.D59]-[.D47]" office:value-type="float" office:value="-1.5" calcext:value-type="float">
            <text:p>-1,5</text:p>
          </table:table-cell>
          <table:table-cell table:number-columns-repeated="1000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2" calcext:value-type="float">
            <text:p>12</text:p>
          </table:table-cell>
          <table:table-cell table:formula="of:=COM.MICROSOFT.STDEV.S([.B49:.B60])" office:value-type="float" office:value="2.32900030576263" calcext:value-type="float">
            <text:p>2,3290003058</text:p>
          </table:table-cell>
          <table:table-cell table:formula="of:=AVERAGE([.B49:.B60])" office:value-type="float" office:value="9.16666666666667" calcext:value-type="float">
            <text:p>9,1666666667</text:p>
          </table:table-cell>
          <table:table-cell table:formula="of:=[.D60]-[.C60]" office:value-type="float" office:value="6.83766636090404" calcext:value-type="float">
            <text:p>6,8376663609</text:p>
          </table:table-cell>
          <table:table-cell table:formula="of:=[.D60]-[.D48]" office:value-type="float" office:value="-1.33333333333333" calcext:value-type="float">
            <text:p>-1,3333333333</text:p>
          </table:table-cell>
          <table:table-cell table:number-columns-repeated="1000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0" calcext:value-type="float">
            <text:p>10</text:p>
          </table:table-cell>
          <table:table-cell table:formula="of:=COM.MICROSOFT.STDEV.S([.B50:.B61])" office:value-type="float" office:value="2.23437334445796" calcext:value-type="float">
            <text:p>2,2343733445</text:p>
          </table:table-cell>
          <table:table-cell table:formula="of:=AVERAGE([.B50:.B61])" office:value-type="float" office:value="9.41666666666667" calcext:value-type="float">
            <text:p>9,4166666667</text:p>
          </table:table-cell>
          <table:table-cell table:formula="of:=[.D61]-[.C61]" office:value-type="float" office:value="7.18229332220871" calcext:value-type="float">
            <text:p>7,1822933222</text:p>
          </table:table-cell>
          <table:table-cell table:formula="of:=[.D61]-[.D49]" office:value-type="float" office:value="-1" calcext:value-type="float">
            <text:p>-1</text:p>
          </table:table-cell>
          <table:table-cell table:number-columns-repeated="1000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9" calcext:value-type="float">
            <text:p>9</text:p>
          </table:table-cell>
          <table:table-cell table:formula="of:=COM.MICROSOFT.STDEV.S([.B51:.B62])" office:value-type="float" office:value="2.17944947177034" calcext:value-type="float">
            <text:p>2,1794494718</text:p>
          </table:table-cell>
          <table:table-cell table:formula="of:=AVERAGE([.B51:.B62])" office:value-type="float" office:value="9.25" calcext:value-type="float">
            <text:p>9,25</text:p>
          </table:table-cell>
          <table:table-cell table:formula="of:=[.D62]-[.C62]" office:value-type="float" office:value="7.07055052822966" calcext:value-type="float">
            <text:p>7,0705505282</text:p>
          </table:table-cell>
          <table:table-cell table:formula="of:=[.D62]-[.D50]" office:value-type="float" office:value="-1.33333333333333" calcext:value-type="float">
            <text:p>-1,3333333333</text:p>
          </table:table-cell>
          <table:table-cell table:number-columns-repeated="1000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0" calcext:value-type="float">
            <text:p>10</text:p>
          </table:table-cell>
          <table:table-cell table:formula="of:=COM.MICROSOFT.STDEV.S([.B52:.B63])" office:value-type="float" office:value="2.06705763652765" calcext:value-type="float">
            <text:p>2,0670576365</text:p>
          </table:table-cell>
          <table:table-cell table:formula="of:=AVERAGE([.B52:.B63])" office:value-type="float" office:value="9.5" calcext:value-type="float">
            <text:p>9,5</text:p>
          </table:table-cell>
          <table:table-cell table:formula="of:=[.D63]-[.C63]" office:value-type="float" office:value="7.43294236347235" calcext:value-type="float">
            <text:p>7,4329423635</text:p>
          </table:table-cell>
          <table:table-cell table:formula="of:=[.D63]-[.D51]" office:value-type="float" office:value="-1" calcext:value-type="float">
            <text:p>-1</text:p>
          </table:table-cell>
          <table:table-cell table:number-columns-repeated="1000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0" calcext:value-type="float">
            <text:p>10</text:p>
          </table:table-cell>
          <table:table-cell table:formula="of:=COM.MICROSOFT.STDEV.S([.B53:.B64])" office:value-type="float" office:value="1.74945879077104" calcext:value-type="float">
            <text:p>1,7494587908</text:p>
          </table:table-cell>
          <table:table-cell table:formula="of:=AVERAGE([.B53:.B64])" office:value-type="float" office:value="9.83333333333333" calcext:value-type="float">
            <text:p>9,8333333333</text:p>
          </table:table-cell>
          <table:table-cell table:formula="of:=[.D64]-[.C64]" office:value-type="float" office:value="8.0838745425623" calcext:value-type="float">
            <text:p>8,0838745426</text:p>
          </table:table-cell>
          <table:table-cell table:formula="of:=[.D64]-[.D52]" office:value-type="float" office:value="-0.5" calcext:value-type="float">
            <text:p>-0,5</text:p>
          </table:table-cell>
          <table:table-cell table:number-columns-repeated="1000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1" calcext:value-type="float">
            <text:p>11</text:p>
          </table:table-cell>
          <table:table-cell table:formula="of:=COM.MICROSOFT.STDEV.S([.B54:.B65])" office:value-type="float" office:value="1.67648622440092" calcext:value-type="float">
            <text:p>1,6764862244</text:p>
          </table:table-cell>
          <table:table-cell table:formula="of:=AVERAGE([.B54:.B65])" office:value-type="float" office:value="10.0833333333333" calcext:value-type="float">
            <text:p>10,0833333333</text:p>
          </table:table-cell>
          <table:table-cell table:formula="of:=[.D65]-[.C65]" office:value-type="float" office:value="8.40684710893241" calcext:value-type="float">
            <text:p>8,4068471089</text:p>
          </table:table-cell>
          <table:table-cell table:formula="of:=[.D65]-[.D53]" office:value-type="float" office:value="-0.25" calcext:value-type="float">
            <text:p>-0,25</text:p>
          </table:table-cell>
          <table:table-cell table:number-columns-repeated="1000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12" calcext:value-type="float">
            <text:p>12</text:p>
          </table:table-cell>
          <table:table-cell table:formula="of:=COM.MICROSOFT.STDEV.S([.B55:.B66])" office:value-type="float" office:value="1.76454990398015" calcext:value-type="float">
            <text:p>1,764549904</text:p>
          </table:table-cell>
          <table:table-cell table:formula="of:=AVERAGE([.B55:.B66])" office:value-type="float" office:value="10.25" calcext:value-type="float">
            <text:p>10,25</text:p>
          </table:table-cell>
          <table:table-cell table:formula="of:=[.D66]-[.C66]" office:value-type="float" office:value="8.48545009601985" calcext:value-type="float">
            <text:p>8,485450096</text:p>
          </table:table-cell>
          <table:table-cell table:formula="of:=[.D66]-[.D54]" office:value-type="float" office:value="-0.416666666666666" calcext:value-type="float">
            <text:p>-0,4166666667</text:p>
          </table:table-cell>
          <table:table-cell table:number-columns-repeated="1000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8" calcext:value-type="float">
            <text:p>8</text:p>
          </table:table-cell>
          <table:table-cell table:formula="of:=COM.MICROSOFT.STDEV.S([.B56:.B67])" office:value-type="float" office:value="1.88092498199125" calcext:value-type="float">
            <text:p>1,880924982</text:p>
          </table:table-cell>
          <table:table-cell table:formula="of:=AVERAGE([.B56:.B67])" office:value-type="float" office:value="10.0833333333333" calcext:value-type="float">
            <text:p>10,0833333333</text:p>
          </table:table-cell>
          <table:table-cell table:formula="of:=[.D67]-[.C67]" office:value-type="float" office:value="8.20240835134208" calcext:value-type="float">
            <text:p>8,2024083513</text:p>
          </table:table-cell>
          <table:table-cell table:formula="of:=[.D67]-[.D55]" office:value-type="float" office:value="-0.333333333333332" calcext:value-type="float">
            <text:p>-0,3333333333</text:p>
          </table:table-cell>
          <table:table-cell table:number-columns-repeated="1000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3" calcext:value-type="float">
            <text:p>13</text:p>
          </table:table-cell>
          <table:table-cell table:formula="of:=COM.MICROSOFT.STDEV.S([.B57:.B68])" office:value-type="float" office:value="1.99240983979124" calcext:value-type="float">
            <text:p>1,9924098398</text:p>
          </table:table-cell>
          <table:table-cell table:formula="of:=AVERAGE([.B57:.B68])" office:value-type="float" office:value="10.1666666666667" calcext:value-type="float">
            <text:p>10,1666666667</text:p>
          </table:table-cell>
          <table:table-cell table:formula="of:=[.D68]-[.C68]" office:value-type="float" office:value="8.17425682687542" calcext:value-type="float">
            <text:p>8,1742568269</text:p>
          </table:table-cell>
          <table:table-cell table:formula="of:=[.D68]-[.D56]" office:value-type="float" office:value="-0.0833333333333339" calcext:value-type="float">
            <text:p>-0,0833333333</text:p>
          </table:table-cell>
          <table:table-cell table:number-columns-repeated="1000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2" calcext:value-type="float">
            <text:p>12</text:p>
          </table:table-cell>
          <table:table-cell table:formula="of:=COM.MICROSOFT.STDEV.S([.B58:.B69])" office:value-type="float" office:value="1.55699788832305" calcext:value-type="float">
            <text:p>1,5569978883</text:p>
          </table:table-cell>
          <table:table-cell table:formula="of:=AVERAGE([.B58:.B69])" office:value-type="float" office:value="10.6666666666667" calcext:value-type="float">
            <text:p>10,6666666667</text:p>
          </table:table-cell>
          <table:table-cell table:formula="of:=[.D69]-[.C69]" office:value-type="float" office:value="9.10966877834362" calcext:value-type="float">
            <text:p>9,1096687783</text:p>
          </table:table-cell>
          <table:table-cell table:formula="of:=[.D69]-[.D57]" office:value-type="float" office:value="1.25" calcext:value-type="float">
            <text:p>1,25</text:p>
          </table:table-cell>
          <table:table-cell table:number-columns-repeated="1000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3" calcext:value-type="float">
            <text:p>13</text:p>
          </table:table-cell>
          <table:table-cell table:formula="of:=COM.MICROSOFT.STDEV.S([.B59:.B70])" office:value-type="float" office:value="1.6583123951777" calcext:value-type="float">
            <text:p>1,6583123952</text:p>
          </table:table-cell>
          <table:table-cell table:formula="of:=AVERAGE([.B59:.B70])" office:value-type="float" office:value="10.75" calcext:value-type="float">
            <text:p>10,75</text:p>
          </table:table-cell>
          <table:table-cell table:formula="of:=[.D70]-[.C70]" office:value-type="float" office:value="9.0916876048223" calcext:value-type="float">
            <text:p>9,0916876048</text:p>
          </table:table-cell>
          <table:table-cell table:formula="of:=[.D70]-[.D58]" office:value-type="float" office:value="1.25" calcext:value-type="float">
            <text:p>1,25</text:p>
          </table:table-cell>
          <table:table-cell table:number-columns-repeated="1000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9" calcext:value-type="float">
            <text:p>9</text:p>
          </table:table-cell>
          <table:table-cell table:formula="of:=COM.MICROSOFT.STDEV.S([.B60:.B71])" office:value-type="float" office:value="1.6583123951777" calcext:value-type="float">
            <text:p>1,6583123952</text:p>
          </table:table-cell>
          <table:table-cell table:formula="of:=AVERAGE([.B60:.B71])" office:value-type="float" office:value="10.75" calcext:value-type="float">
            <text:p>10,75</text:p>
          </table:table-cell>
          <table:table-cell table:formula="of:=[.D71]-[.C71]" office:value-type="float" office:value="9.0916876048223" calcext:value-type="float">
            <text:p>9,0916876048</text:p>
          </table:table-cell>
          <table:table-cell table:formula="of:=[.D71]-[.D59]" office:value-type="float" office:value="1.75" calcext:value-type="float">
            <text:p>1,75</text:p>
          </table:table-cell>
          <table:table-cell table:number-columns-repeated="1000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1" calcext:value-type="float">
            <text:p>11</text:p>
          </table:table-cell>
          <table:table-cell table:formula="of:=COM.MICROSOFT.STDEV.S([.B61:.B72])" office:value-type="float" office:value="1.6143297699233" calcext:value-type="float">
            <text:p>1,6143297699</text:p>
          </table:table-cell>
          <table:table-cell table:formula="of:=AVERAGE([.B61:.B72])" office:value-type="float" office:value="10.6666666666667" calcext:value-type="float">
            <text:p>10,6666666667</text:p>
          </table:table-cell>
          <table:table-cell table:formula="of:=[.D72]-[.C72]" office:value-type="float" office:value="9.05233689674337" calcext:value-type="float">
            <text:p>9,0523368967</text:p>
          </table:table-cell>
          <table:table-cell table:formula="of:=[.D72]-[.D60]" office:value-type="float" office:value="1.5" calcext:value-type="float">
            <text:p>1,5</text:p>
          </table:table-cell>
          <table:table-cell table:number-columns-repeated="1000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8" calcext:value-type="float">
            <text:p>8</text:p>
          </table:table-cell>
          <table:table-cell table:formula="of:=COM.MICROSOFT.STDEV.S([.B62:.B73])" office:value-type="float" office:value="1.78376517003169" calcext:value-type="float">
            <text:p>1,78376517</text:p>
          </table:table-cell>
          <table:table-cell table:formula="of:=AVERAGE([.B62:.B73])" office:value-type="float" office:value="10.5" calcext:value-type="float">
            <text:p>10,5</text:p>
          </table:table-cell>
          <table:table-cell table:formula="of:=[.D73]-[.C73]" office:value-type="float" office:value="8.71623482996831" calcext:value-type="float">
            <text:p>8,71623483</text:p>
          </table:table-cell>
          <table:table-cell table:formula="of:=[.D73]-[.D61]" office:value-type="float" office:value="1.08333333333333" calcext:value-type="float">
            <text:p>1,0833333333</text:p>
          </table:table-cell>
          <table:table-cell table:number-columns-repeated="1000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9" calcext:value-type="float">
            <text:p>9</text:p>
          </table:table-cell>
          <table:table-cell table:formula="of:=COM.MICROSOFT.STDEV.S([.B63:.B74])" office:value-type="float" office:value="1.78376517003169" calcext:value-type="float">
            <text:p>1,78376517</text:p>
          </table:table-cell>
          <table:table-cell table:formula="of:=AVERAGE([.B63:.B74])" office:value-type="float" office:value="10.5" calcext:value-type="float">
            <text:p>10,5</text:p>
          </table:table-cell>
          <table:table-cell table:formula="of:=[.D74]-[.C74]" office:value-type="float" office:value="8.71623482996831" calcext:value-type="float">
            <text:p>8,71623483</text:p>
          </table:table-cell>
          <table:table-cell table:formula="of:=[.D74]-[.D62]" office:value-type="float" office:value="1.25" calcext:value-type="float">
            <text:p>1,25</text:p>
          </table:table-cell>
          <table:table-cell table:number-columns-repeated="1000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8" calcext:value-type="float">
            <text:p>8</text:p>
          </table:table-cell>
          <table:table-cell table:formula="of:=COM.MICROSOFT.STDEV.S([.B64:.B75])" office:value-type="float" office:value="1.9227505550564" calcext:value-type="float">
            <text:p>1,9227505551</text:p>
          </table:table-cell>
          <table:table-cell table:formula="of:=AVERAGE([.B64:.B75])" office:value-type="float" office:value="10.3333333333333" calcext:value-type="float">
            <text:p>10,3333333333</text:p>
          </table:table-cell>
          <table:table-cell table:formula="of:=[.D75]-[.C75]" office:value-type="float" office:value="8.41058277827693" calcext:value-type="float">
            <text:p>8,4105827783</text:p>
          </table:table-cell>
          <table:table-cell table:formula="of:=[.D75]-[.D63]" office:value-type="float" office:value="0.833333333333334" calcext:value-type="float">
            <text:p>0,8333333333</text:p>
          </table:table-cell>
          <table:table-cell table:number-columns-repeated="1000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10" calcext:value-type="float">
            <text:p>10</text:p>
          </table:table-cell>
          <table:table-cell table:formula="of:=COM.MICROSOFT.STDEV.S([.B65:.B76])" office:value-type="float" office:value="1.9227505550564" calcext:value-type="float">
            <text:p>1,9227505551</text:p>
          </table:table-cell>
          <table:table-cell table:formula="of:=AVERAGE([.B65:.B76])" office:value-type="float" office:value="10.3333333333333" calcext:value-type="float">
            <text:p>10,3333333333</text:p>
          </table:table-cell>
          <table:table-cell table:formula="of:=[.D76]-[.C76]" office:value-type="float" office:value="8.41058277827693" calcext:value-type="float">
            <text:p>8,4105827783</text:p>
          </table:table-cell>
          <table:table-cell table:formula="of:=[.D76]-[.D64]" office:value-type="float" office:value="0.5" calcext:value-type="float">
            <text:p>0,5</text:p>
          </table:table-cell>
          <table:table-cell table:number-columns-repeated="1000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1" calcext:value-type="float">
            <text:p>11</text:p>
          </table:table-cell>
          <table:table-cell table:formula="of:=COM.MICROSOFT.STDEV.S([.B66:.B77])" office:value-type="float" office:value="1.9227505550564" calcext:value-type="float">
            <text:p>1,9227505551</text:p>
          </table:table-cell>
          <table:table-cell table:formula="of:=AVERAGE([.B66:.B77])" office:value-type="float" office:value="10.3333333333333" calcext:value-type="float">
            <text:p>10,3333333333</text:p>
          </table:table-cell>
          <table:table-cell table:formula="of:=[.D77]-[.C77]" office:value-type="float" office:value="8.41058277827693" calcext:value-type="float">
            <text:p>8,4105827783</text:p>
          </table:table-cell>
          <table:table-cell table:formula="of:=[.D77]-[.D65]" office:value-type="float" office:value="0.25" calcext:value-type="float">
            <text:p>0,25</text:p>
          </table:table-cell>
          <table:table-cell table:number-columns-repeated="1000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13" calcext:value-type="float">
            <text:p>13</text:p>
          </table:table-cell>
          <table:table-cell table:formula="of:=COM.MICROSOFT.STDEV.S([.B67:.B78])" office:value-type="float" office:value="2.02072594216369" calcext:value-type="float">
            <text:p>2,0207259422</text:p>
          </table:table-cell>
          <table:table-cell table:formula="of:=AVERAGE([.B67:.B78])" office:value-type="float" office:value="10.4166666666667" calcext:value-type="float">
            <text:p>10,4166666667</text:p>
          </table:table-cell>
          <table:table-cell table:formula="of:=[.D78]-[.C78]" office:value-type="float" office:value="8.39594072450298" calcext:value-type="float">
            <text:p>8,3959407245</text:p>
          </table:table-cell>
          <table:table-cell table:formula="of:=[.D78]-[.D66]" office:value-type="float" office:value="0.166666666666666" calcext:value-type="float">
            <text:p>0,1666666667</text:p>
          </table:table-cell>
          <table:table-cell table:number-columns-repeated="1000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8" calcext:value-type="float">
            <text:p>8</text:p>
          </table:table-cell>
          <table:table-cell table:formula="of:=COM.MICROSOFT.STDEV.S([.B68:.B79])" office:value-type="float" office:value="2.02072594216369" calcext:value-type="float">
            <text:p>2,0207259422</text:p>
          </table:table-cell>
          <table:table-cell table:formula="of:=AVERAGE([.B68:.B79])" office:value-type="float" office:value="10.4166666666667" calcext:value-type="float">
            <text:p>10,4166666667</text:p>
          </table:table-cell>
          <table:table-cell table:formula="of:=[.D79]-[.C79]" office:value-type="float" office:value="8.39594072450298" calcext:value-type="float">
            <text:p>8,3959407245</text:p>
          </table:table-cell>
          <table:table-cell table:formula="of:=[.D79]-[.D67]" office:value-type="float" office:value="0.333333333333332" calcext:value-type="float">
            <text:p>0,3333333333</text:p>
          </table:table-cell>
          <table:table-cell table:number-columns-repeated="1000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4" calcext:value-type="float">
            <text:p>14</text:p>
          </table:table-cell>
          <table:table-cell table:formula="of:=COM.MICROSOFT.STDEV.S([.B69:.B80])" office:value-type="float" office:value="2.15322168769582" calcext:value-type="float">
            <text:p>2,1532216877</text:p>
          </table:table-cell>
          <table:table-cell table:formula="of:=AVERAGE([.B69:.B80])" office:value-type="float" office:value="10.5" calcext:value-type="float">
            <text:p>10,5</text:p>
          </table:table-cell>
          <table:table-cell table:formula="of:=[.D80]-[.C80]" office:value-type="float" office:value="8.34677831230418" calcext:value-type="float">
            <text:p>8,3467783123</text:p>
          </table:table-cell>
          <table:table-cell table:formula="of:=[.D80]-[.D68]" office:value-type="float" office:value="0.333333333333334" calcext:value-type="float">
            <text:p>0,3333333333</text:p>
          </table:table-cell>
          <table:table-cell table:number-columns-repeated="1000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1" calcext:value-type="float">
            <text:p>11</text:p>
          </table:table-cell>
          <table:table-cell table:formula="of:=COM.MICROSOFT.STDEV.S([.B70:.B81])" office:value-type="float" office:value="2.10878393795327" calcext:value-type="float">
            <text:p>2,108783938</text:p>
          </table:table-cell>
          <table:table-cell table:formula="of:=AVERAGE([.B70:.B81])" office:value-type="float" office:value="10.4166666666667" calcext:value-type="float">
            <text:p>10,4166666667</text:p>
          </table:table-cell>
          <table:table-cell table:formula="of:=[.D81]-[.C81]" office:value-type="float" office:value="8.3078827287134" calcext:value-type="float">
            <text:p>8,3078827287</text:p>
          </table:table-cell>
          <table:table-cell table:formula="of:=[.D81]-[.D69]" office:value-type="float" office:value="-0.25" calcext:value-type="float">
            <text:p>-0,25</text:p>
          </table:table-cell>
          <table:table-cell table:number-columns-repeated="1000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9" calcext:value-type="float">
            <text:p>9</text:p>
          </table:table-cell>
          <table:table-cell table:formula="of:=COM.MICROSOFT.STDEV.S([.B71:.B82])" office:value-type="float" office:value="1.97522534195852" calcext:value-type="float">
            <text:p>1,975225342</text:p>
          </table:table-cell>
          <table:table-cell table:formula="of:=AVERAGE([.B71:.B82])" office:value-type="float" office:value="10.0833333333333" calcext:value-type="float">
            <text:p>10,0833333333</text:p>
          </table:table-cell>
          <table:table-cell table:formula="of:=[.D82]-[.C82]" office:value-type="float" office:value="8.10810799137481" calcext:value-type="float">
            <text:p>8,1081079914</text:p>
          </table:table-cell>
          <table:table-cell table:formula="of:=[.D82]-[.D70]" office:value-type="float" office:value="-0.666666666666666" calcext:value-type="float">
            <text:p>-0,6666666667</text:p>
          </table:table-cell>
          <table:table-cell table:number-columns-repeated="1000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0" calcext:value-type="float">
            <text:p>10</text:p>
          </table:table-cell>
          <table:table-cell table:formula="of:=COM.MICROSOFT.STDEV.S([.B72:.B83])" office:value-type="float" office:value="1.94624736040381" calcext:value-type="float">
            <text:p>1,9462473604</text:p>
          </table:table-cell>
          <table:table-cell table:formula="of:=AVERAGE([.B72:.B83])" office:value-type="float" office:value="10.1666666666667" calcext:value-type="float">
            <text:p>10,1666666667</text:p>
          </table:table-cell>
          <table:table-cell table:formula="of:=[.D83]-[.C83]" office:value-type="float" office:value="8.22041930626286" calcext:value-type="float">
            <text:p>8,2204193063</text:p>
          </table:table-cell>
          <table:table-cell table:formula="of:=[.D83]-[.D71]" office:value-type="float" office:value="-0.583333333333334" calcext:value-type="float">
            <text:p>-0,5833333333</text:p>
          </table:table-cell>
          <table:table-cell table:number-columns-repeated="1000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6" calcext:value-type="float">
            <text:p>16</text:p>
          </table:table-cell>
          <table:table-cell table:formula="of:=COM.MICROSOFT.STDEV.S([.B73:.B84])" office:value-type="float" office:value="2.57464325272219" calcext:value-type="float">
            <text:p>2,5746432527</text:p>
          </table:table-cell>
          <table:table-cell table:formula="of:=AVERAGE([.B73:.B84])" office:value-type="float" office:value="10.5833333333333" calcext:value-type="float">
            <text:p>10,5833333333</text:p>
          </table:table-cell>
          <table:table-cell table:formula="of:=[.D84]-[.C84]" office:value-type="float" office:value="8.00869008061115" calcext:value-type="float">
            <text:p>8,0086900806</text:p>
          </table:table-cell>
          <table:table-cell table:formula="of:=[.D84]-[.D72]" office:value-type="float" office:value="-0.0833333333333322" calcext:value-type="float">
            <text:p>-0,0833333333</text:p>
          </table:table-cell>
          <table:table-cell table:number-columns-repeated="1000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0" calcext:value-type="float">
            <text:p>10</text:p>
          </table:table-cell>
          <table:table-cell table:formula="of:=COM.MICROSOFT.STDEV.S([.B74:.B85])" office:value-type="float" office:value="2.45412454303511" calcext:value-type="float">
            <text:p>2,454124543</text:p>
          </table:table-cell>
          <table:table-cell table:formula="of:=AVERAGE([.B74:.B85])" office:value-type="float" office:value="10.75" calcext:value-type="float">
            <text:p>10,75</text:p>
          </table:table-cell>
          <table:table-cell table:formula="of:=[.D85]-[.C85]" office:value-type="float" office:value="8.29587545696489" calcext:value-type="float">
            <text:p>8,295875457</text:p>
          </table:table-cell>
          <table:table-cell table:formula="of:=[.D85]-[.D73]" office:value-type="float" office:value="0.25" calcext:value-type="float">
            <text:p>0,25</text:p>
          </table:table-cell>
          <table:table-cell table:number-columns-repeated="1000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10" calcext:value-type="float">
            <text:p>10</text:p>
          </table:table-cell>
          <table:table-cell table:formula="of:=COM.MICROSOFT.STDEV.S([.B75:.B86])" office:value-type="float" office:value="2.40580106988894" calcext:value-type="float">
            <text:p>2,4058010699</text:p>
          </table:table-cell>
          <table:table-cell table:formula="of:=AVERAGE([.B75:.B86])" office:value-type="float" office:value="10.8333333333333" calcext:value-type="float">
            <text:p>10,8333333333</text:p>
          </table:table-cell>
          <table:table-cell table:formula="of:=[.D86]-[.C86]" office:value-type="float" office:value="8.42753226344439" calcext:value-type="float">
            <text:p>8,4275322634</text:p>
          </table:table-cell>
          <table:table-cell table:formula="of:=[.D86]-[.D74]" office:value-type="float" office:value="0.333333333333334" calcext:value-type="float">
            <text:p>0,3333333333</text:p>
          </table:table-cell>
          <table:table-cell table:number-columns-repeated="1000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12" calcext:value-type="float">
            <text:p>12</text:p>
          </table:table-cell>
          <table:table-cell table:formula="of:=COM.MICROSOFT.STDEV.S([.B76:.B87])" office:value-type="float" office:value="2.24957908520818" calcext:value-type="float">
            <text:p>2,2495790852</text:p>
          </table:table-cell>
          <table:table-cell table:formula="of:=AVERAGE([.B76:.B87])" office:value-type="float" office:value="11.1666666666667" calcext:value-type="float">
            <text:p>11,1666666667</text:p>
          </table:table-cell>
          <table:table-cell table:formula="of:=[.D87]-[.C87]" office:value-type="float" office:value="8.91708758145849" calcext:value-type="float">
            <text:p>8,9170875815</text:p>
          </table:table-cell>
          <table:table-cell table:formula="of:=[.D87]-[.D75]" office:value-type="float" office:value="0.833333333333332" calcext:value-type="float">
            <text:p>0,8333333333</text:p>
          </table:table-cell>
          <table:table-cell table:number-columns-repeated="1000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10" calcext:value-type="float">
            <text:p>10</text:p>
          </table:table-cell>
          <table:table-cell table:formula="of:=COM.MICROSOFT.STDEV.S([.B77:.B88])" office:value-type="float" office:value="2.24957908520818" calcext:value-type="float">
            <text:p>2,2495790852</text:p>
          </table:table-cell>
          <table:table-cell table:formula="of:=AVERAGE([.B77:.B88])" office:value-type="float" office:value="11.1666666666667" calcext:value-type="float">
            <text:p>11,1666666667</text:p>
          </table:table-cell>
          <table:table-cell table:formula="of:=[.D88]-[.C88]" office:value-type="float" office:value="8.91708758145849" calcext:value-type="float">
            <text:p>8,9170875815</text:p>
          </table:table-cell>
          <table:table-cell table:formula="of:=[.D88]-[.D76]" office:value-type="float" office:value="0.833333333333332" calcext:value-type="float">
            <text:p>0,8333333333</text:p>
          </table:table-cell>
          <table:table-cell table:number-columns-repeated="1000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9" calcext:value-type="float">
            <text:p>9</text:p>
          </table:table-cell>
          <table:table-cell table:formula="of:=COM.MICROSOFT.STDEV.S([.B78:.B89])" office:value-type="float" office:value="2.33549683248457" calcext:value-type="float">
            <text:p>2,3354968325</text:p>
          </table:table-cell>
          <table:table-cell table:formula="of:=AVERAGE([.B78:.B89])" office:value-type="float" office:value="11" calcext:value-type="float">
            <text:p>11</text:p>
          </table:table-cell>
          <table:table-cell table:formula="of:=[.D89]-[.C89]" office:value-type="float" office:value="8.66450316751543" calcext:value-type="float">
            <text:p>8,6645031675</text:p>
          </table:table-cell>
          <table:table-cell table:formula="of:=[.D89]-[.D77]" office:value-type="float" office:value="0.666666666666666" calcext:value-type="float">
            <text:p>0,6666666667</text:p>
          </table:table-cell>
          <table:table-cell table:number-columns-repeated="1000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2" calcext:value-type="float">
            <text:p>12</text:p>
          </table:table-cell>
          <table:table-cell table:formula="of:=COM.MICROSOFT.STDEV.S([.B79:.B90])" office:value-type="float" office:value="2.27469611690055" calcext:value-type="float">
            <text:p>2,2746961169</text:p>
          </table:table-cell>
          <table:table-cell table:formula="of:=AVERAGE([.B79:.B90])" office:value-type="float" office:value="10.9166666666667" calcext:value-type="float">
            <text:p>10,9166666667</text:p>
          </table:table-cell>
          <table:table-cell table:formula="of:=[.D90]-[.C90]" office:value-type="float" office:value="8.64197054976612" calcext:value-type="float">
            <text:p>8,6419705498</text:p>
          </table:table-cell>
          <table:table-cell table:formula="of:=[.D90]-[.D78]" office:value-type="float" office:value="0.5" calcext:value-type="float">
            <text:p>0,5</text:p>
          </table:table-cell>
          <table:table-cell table:number-columns-repeated="1000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6" calcext:value-type="float">
            <text:p>6</text:p>
          </table:table-cell>
          <table:table-cell table:formula="of:=COM.MICROSOFT.STDEV.S([.B80:.B91])" office:value-type="float" office:value="2.56284642891099" calcext:value-type="float">
            <text:p>2,5628464289</text:p>
          </table:table-cell>
          <table:table-cell table:formula="of:=AVERAGE([.B80:.B91])" office:value-type="float" office:value="10.75" calcext:value-type="float">
            <text:p>10,75</text:p>
          </table:table-cell>
          <table:table-cell table:formula="of:=[.D91]-[.C91]" office:value-type="float" office:value="8.18715357108901" calcext:value-type="float">
            <text:p>8,1871535711</text:p>
          </table:table-cell>
          <table:table-cell table:formula="of:=[.D91]-[.D79]" office:value-type="float" office:value="0.333333333333334" calcext:value-type="float">
            <text:p>0,3333333333</text:p>
          </table:table-cell>
          <table:table-cell table:number-columns-repeated="1000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0" calcext:value-type="float">
            <text:p>10</text:p>
          </table:table-cell>
          <table:table-cell table:formula="of:=COM.MICROSOFT.STDEV.S([.B81:.B92])" office:value-type="float" office:value="2.35326980770986" calcext:value-type="float">
            <text:p>2,3532698077</text:p>
          </table:table-cell>
          <table:table-cell table:formula="of:=AVERAGE([.B81:.B92])" office:value-type="float" office:value="10.4166666666667" calcext:value-type="float">
            <text:p>10,4166666667</text:p>
          </table:table-cell>
          <table:table-cell table:formula="of:=[.D92]-[.C92]" office:value-type="float" office:value="8.06339685895681" calcext:value-type="float">
            <text:p>8,063396859</text:p>
          </table:table-cell>
          <table:table-cell table:formula="of:=[.D92]-[.D80]" office:value-type="float" office:value="-0.0833333333333339" calcext:value-type="float">
            <text:p>-0,0833333333</text:p>
          </table:table-cell>
          <table:table-cell table:number-columns-repeated="1000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12" calcext:value-type="float">
            <text:p>12</text:p>
          </table:table-cell>
          <table:table-cell table:formula="of:=COM.MICROSOFT.STDEV.S([.B82:.B93])" office:value-type="float" office:value="2.3931721056524" calcext:value-type="float">
            <text:p>2,3931721057</text:p>
          </table:table-cell>
          <table:table-cell table:formula="of:=AVERAGE([.B82:.B93])" office:value-type="float" office:value="10.5" calcext:value-type="float">
            <text:p>10,5</text:p>
          </table:table-cell>
          <table:table-cell table:formula="of:=[.D93]-[.C93]" office:value-type="float" office:value="8.1068278943476" calcext:value-type="float">
            <text:p>8,1068278943</text:p>
          </table:table-cell>
          <table:table-cell table:formula="of:=[.D93]-[.D81]" office:value-type="float" office:value="0.0833333333333339" calcext:value-type="float">
            <text:p>0,0833333333</text:p>
          </table:table-cell>
          <table:table-cell table:number-columns-repeated="1000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8" calcext:value-type="float">
            <text:p>8</text:p>
          </table:table-cell>
          <table:table-cell table:formula="of:=COM.MICROSOFT.STDEV.S([.B83:.B94])" office:value-type="float" office:value="2.46644143115812" calcext:value-type="float">
            <text:p>2,4664414312</text:p>
          </table:table-cell>
          <table:table-cell table:formula="of:=AVERAGE([.B83:.B94])" office:value-type="float" office:value="10.4166666666667" calcext:value-type="float">
            <text:p>10,4166666667</text:p>
          </table:table-cell>
          <table:table-cell table:formula="of:=[.D94]-[.C94]" office:value-type="float" office:value="7.95022523550854" calcext:value-type="float">
            <text:p>7,9502252355</text:p>
          </table:table-cell>
          <table:table-cell table:formula="of:=[.D94]-[.D82]" office:value-type="float" office:value="0.333333333333332" calcext:value-type="float">
            <text:p>0,3333333333</text:p>
          </table:table-cell>
          <table:table-cell table:number-columns-repeated="1000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9" calcext:value-type="float">
            <text:p>9</text:p>
          </table:table-cell>
          <table:table-cell table:formula="of:=COM.MICROSOFT.STDEV.S([.B84:.B95])" office:value-type="float" office:value="2.49848438906955" calcext:value-type="float">
            <text:p>2,4984843891</text:p>
          </table:table-cell>
          <table:table-cell table:formula="of:=AVERAGE([.B84:.B95])" office:value-type="float" office:value="10.3333333333333" calcext:value-type="float">
            <text:p>10,3333333333</text:p>
          </table:table-cell>
          <table:table-cell table:formula="of:=[.D95]-[.C95]" office:value-type="float" office:value="7.83484894426378" calcext:value-type="float">
            <text:p>7,8348489443</text:p>
          </table:table-cell>
          <table:table-cell table:formula="of:=[.D95]-[.D83]" office:value-type="float" office:value="0.166666666666668" calcext:value-type="float">
            <text:p>0,1666666667</text:p>
          </table:table-cell>
          <table:table-cell table:number-columns-repeated="1000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0" calcext:value-type="float">
            <text:p>10</text:p>
          </table:table-cell>
          <table:table-cell table:formula="of:=COM.MICROSOFT.STDEV.S([.B85:.B96])" office:value-type="float" office:value="1.74945879077104" calcext:value-type="float">
            <text:p>1,7494587908</text:p>
          </table:table-cell>
          <table:table-cell table:formula="of:=AVERAGE([.B85:.B96])" office:value-type="float" office:value="9.83333333333333" calcext:value-type="float">
            <text:p>9,8333333333</text:p>
          </table:table-cell>
          <table:table-cell table:formula="of:=[.D96]-[.C96]" office:value-type="float" office:value="8.0838745425623" calcext:value-type="float">
            <text:p>8,0838745426</text:p>
          </table:table-cell>
          <table:table-cell table:formula="of:=[.D96]-[.D84]" office:value-type="float" office:value="-0.75" calcext:value-type="float">
            <text:p>-0,75</text:p>
          </table:table-cell>
          <table:table-cell table:number-columns-repeated="1000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14" calcext:value-type="float">
            <text:p>14</text:p>
          </table:table-cell>
          <table:table-cell table:formula="of:=COM.MICROSOFT.STDEV.S([.B86:.B97])" office:value-type="float" office:value="2.12488858887978" calcext:value-type="float">
            <text:p>2,1248885889</text:p>
          </table:table-cell>
          <table:table-cell table:formula="of:=AVERAGE([.B86:.B97])" office:value-type="float" office:value="10.1666666666667" calcext:value-type="float">
            <text:p>10,1666666667</text:p>
          </table:table-cell>
          <table:table-cell table:formula="of:=[.D97]-[.C97]" office:value-type="float" office:value="8.04177807778688" calcext:value-type="float">
            <text:p>8,0417780778</text:p>
          </table:table-cell>
          <table:table-cell table:formula="of:=[.D97]-[.D85]" office:value-type="float" office:value="-0.583333333333334" calcext:value-type="float">
            <text:p>-0,5833333333</text:p>
          </table:table-cell>
          <table:table-cell table:number-columns-repeated="1000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9" calcext:value-type="float">
            <text:p>9</text:p>
          </table:table-cell>
          <table:table-cell table:formula="of:=COM.MICROSOFT.STDEV.S([.B87:.B98])" office:value-type="float" office:value="2.15146180044822" calcext:value-type="float">
            <text:p>2,1514618004</text:p>
          </table:table-cell>
          <table:table-cell table:formula="of:=AVERAGE([.B87:.B98])" office:value-type="float" office:value="10.0833333333333" calcext:value-type="float">
            <text:p>10,0833333333</text:p>
          </table:table-cell>
          <table:table-cell table:formula="of:=[.D98]-[.C98]" office:value-type="float" office:value="7.93187153288512" calcext:value-type="float">
            <text:p>7,9318715329</text:p>
          </table:table-cell>
          <table:table-cell table:formula="of:=[.D98]-[.D86]" office:value-type="float" office:value="-0.75" calcext:value-type="float">
            <text:p>-0,75</text:p>
          </table:table-cell>
          <table:table-cell table:number-columns-repeated="1000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14" calcext:value-type="float">
            <text:p>14</text:p>
          </table:table-cell>
          <table:table-cell table:formula="of:=COM.MICROSOFT.STDEV.S([.B88:.B99])" office:value-type="float" office:value="2.37888438329628" calcext:value-type="float">
            <text:p>2,3788843833</text:p>
          </table:table-cell>
          <table:table-cell table:formula="of:=AVERAGE([.B88:.B99])" office:value-type="float" office:value="10.25" calcext:value-type="float">
            <text:p>10,25</text:p>
          </table:table-cell>
          <table:table-cell table:formula="of:=[.D99]-[.C99]" office:value-type="float" office:value="7.87111561670372" calcext:value-type="float">
            <text:p>7,8711156167</text:p>
          </table:table-cell>
          <table:table-cell table:formula="of:=[.D99]-[.D87]" office:value-type="float" office:value="-0.916666666666666" calcext:value-type="float">
            <text:p>-0,9166666667</text:p>
          </table:table-cell>
          <table:table-cell table:number-columns-repeated="1000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11" calcext:value-type="float">
            <text:p>11</text:p>
          </table:table-cell>
          <table:table-cell table:formula="of:=COM.MICROSOFT.STDEV.S([.B89:.B100])" office:value-type="float" office:value="2.38683256575942" calcext:value-type="float">
            <text:p>2,3868325658</text:p>
          </table:table-cell>
          <table:table-cell table:formula="of:=AVERAGE([.B89:.B100])" office:value-type="float" office:value="10.3333333333333" calcext:value-type="float">
            <text:p>10,3333333333</text:p>
          </table:table-cell>
          <table:table-cell table:formula="of:=[.D100]-[.C100]" office:value-type="float" office:value="7.94650076757391" calcext:value-type="float">
            <text:p>7,9465007676</text:p>
          </table:table-cell>
          <table:table-cell table:formula="of:=[.D100]-[.D88]" office:value-type="float" office:value="-0.833333333333332" calcext:value-type="float">
            <text:p>-0,8333333333</text:p>
          </table:table-cell>
          <table:table-cell table:number-columns-repeated="1000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11" calcext:value-type="float">
            <text:p>11</text:p>
          </table:table-cell>
          <table:table-cell table:formula="of:=COM.MICROSOFT.STDEV.S([.B90:.B101])" office:value-type="float" office:value="2.35487888127066" calcext:value-type="float">
            <text:p>2,3548788813</text:p>
          </table:table-cell>
          <table:table-cell table:formula="of:=AVERAGE([.B90:.B101])" office:value-type="float" office:value="10.5" calcext:value-type="float">
            <text:p>10,5</text:p>
          </table:table-cell>
          <table:table-cell table:formula="of:=[.D101]-[.C101]" office:value-type="float" office:value="8.14512111872934" calcext:value-type="float">
            <text:p>8,1451211187</text:p>
          </table:table-cell>
          <table:table-cell table:formula="of:=[.D101]-[.D89]" office:value-type="float" office:value="-0.5" calcext:value-type="float">
            <text:p>-0,5</text:p>
          </table:table-cell>
          <table:table-cell table:number-columns-repeated="1000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10" calcext:value-type="float">
            <text:p>10</text:p>
          </table:table-cell>
          <table:table-cell table:formula="of:=COM.MICROSOFT.STDEV.S([.B91:.B102])" office:value-type="float" office:value="2.3094010767585" calcext:value-type="float">
            <text:p>2,3094010768</text:p>
          </table:table-cell>
          <table:table-cell table:formula="of:=AVERAGE([.B91:.B102])" office:value-type="float" office:value="10.3333333333333" calcext:value-type="float">
            <text:p>10,3333333333</text:p>
          </table:table-cell>
          <table:table-cell table:formula="of:=[.D102]-[.C102]" office:value-type="float" office:value="8.02393225657483" calcext:value-type="float">
            <text:p>8,0239322566</text:p>
          </table:table-cell>
          <table:table-cell table:formula="of:=[.D102]-[.D90]" office:value-type="float" office:value="-0.583333333333332" calcext:value-type="float">
            <text:p>-0,5833333333</text:p>
          </table:table-cell>
          <table:table-cell table:number-columns-repeated="1000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7" calcext:value-type="float">
            <text:p>7</text:p>
          </table:table-cell>
          <table:table-cell table:formula="of:=COM.MICROSOFT.STDEV.S([.B92:.B103])" office:value-type="float" office:value="2.15146180044822" calcext:value-type="float">
            <text:p>2,1514618004</text:p>
          </table:table-cell>
          <table:table-cell table:formula="of:=AVERAGE([.B92:.B103])" office:value-type="float" office:value="10.4166666666667" calcext:value-type="float">
            <text:p>10,4166666667</text:p>
          </table:table-cell>
          <table:table-cell table:formula="of:=[.D103]-[.C103]" office:value-type="float" office:value="8.26520486621845" calcext:value-type="float">
            <text:p>8,2652048662</text:p>
          </table:table-cell>
          <table:table-cell table:formula="of:=[.D103]-[.D91]" office:value-type="float" office:value="-0.333333333333334" calcext:value-type="float">
            <text:p>-0,3333333333</text:p>
          </table:table-cell>
          <table:table-cell table:number-columns-repeated="1000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13" calcext:value-type="float">
            <text:p>13</text:p>
          </table:table-cell>
          <table:table-cell table:formula="of:=COM.MICROSOFT.STDEV.S([.B93:.B104])" office:value-type="float" office:value="2.26969494679685" calcext:value-type="float">
            <text:p>2,2696949468</text:p>
          </table:table-cell>
          <table:table-cell table:formula="of:=AVERAGE([.B93:.B104])" office:value-type="float" office:value="10.6666666666667" calcext:value-type="float">
            <text:p>10,6666666667</text:p>
          </table:table-cell>
          <table:table-cell table:formula="of:=[.D104]-[.C104]" office:value-type="float" office:value="8.39697171986982" calcext:value-type="float">
            <text:p>8,3969717199</text:p>
          </table:table-cell>
          <table:table-cell table:formula="of:=[.D104]-[.D92]" office:value-type="float" office:value="0.25" calcext:value-type="float">
            <text:p>0,25</text:p>
          </table:table-cell>
          <table:table-cell table:number-columns-repeated="1000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6" calcext:value-type="float">
            <text:p>6</text:p>
          </table:table-cell>
          <table:table-cell table:formula="of:=COM.MICROSOFT.STDEV.S([.B94:.B105])" office:value-type="float" office:value="2.58785040080946" calcext:value-type="float">
            <text:p>2,5878504008</text:p>
          </table:table-cell>
          <table:table-cell table:formula="of:=AVERAGE([.B94:.B105])" office:value-type="float" office:value="10.1666666666667" calcext:value-type="float">
            <text:p>10,1666666667</text:p>
          </table:table-cell>
          <table:table-cell table:formula="of:=[.D105]-[.C105]" office:value-type="float" office:value="7.5788162658572" calcext:value-type="float">
            <text:p>7,5788162659</text:p>
          </table:table-cell>
          <table:table-cell table:formula="of:=[.D105]-[.D93]" office:value-type="float" office:value="-0.333333333333334" calcext:value-type="float">
            <text:p>-0,3333333333</text:p>
          </table:table-cell>
          <table:table-cell table:number-columns-repeated="1000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2" calcext:value-type="float">
            <text:p>12</text:p>
          </table:table-cell>
          <table:table-cell table:formula="of:=COM.MICROSOFT.STDEV.S([.B95:.B106])" office:value-type="float" office:value="2.54057974772402" calcext:value-type="float">
            <text:p>2,5405797477</text:p>
          </table:table-cell>
          <table:table-cell table:formula="of:=AVERAGE([.B95:.B106])" office:value-type="float" office:value="10.5" calcext:value-type="float">
            <text:p>10,5</text:p>
          </table:table-cell>
          <table:table-cell table:formula="of:=[.D106]-[.C106]" office:value-type="float" office:value="7.95942025227598" calcext:value-type="float">
            <text:p>7,9594202523</text:p>
          </table:table-cell>
          <table:table-cell table:formula="of:=[.D106]-[.D94]" office:value-type="float" office:value="0.0833333333333339" calcext:value-type="float">
            <text:p>0,0833333333</text:p>
          </table:table-cell>
          <table:table-cell table:number-columns-repeated="1000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9" calcext:value-type="float">
            <text:p>9</text:p>
          </table:table-cell>
          <table:table-cell table:formula="of:=COM.MICROSOFT.STDEV.S([.B96:.B107])" office:value-type="float" office:value="2.54057974772402" calcext:value-type="float">
            <text:p>2,5405797477</text:p>
          </table:table-cell>
          <table:table-cell table:formula="of:=AVERAGE([.B96:.B107])" office:value-type="float" office:value="10.5" calcext:value-type="float">
            <text:p>10,5</text:p>
          </table:table-cell>
          <table:table-cell table:formula="of:=[.D107]-[.C107]" office:value-type="float" office:value="7.95942025227598" calcext:value-type="float">
            <text:p>7,9594202523</text:p>
          </table:table-cell>
          <table:table-cell table:formula="of:=[.D107]-[.D95]" office:value-type="float" office:value="0.166666666666666" calcext:value-type="float">
            <text:p>0,1666666667</text:p>
          </table:table-cell>
          <table:table-cell table:number-columns-repeated="1000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13" calcext:value-type="float">
            <text:p>13</text:p>
          </table:table-cell>
          <table:table-cell table:formula="of:=COM.MICROSOFT.STDEV.S([.B97:.B108])" office:value-type="float" office:value="2.63283462864992" calcext:value-type="float">
            <text:p>2,6328346286</text:p>
          </table:table-cell>
          <table:table-cell table:formula="of:=AVERAGE([.B97:.B108])" office:value-type="float" office:value="10.75" calcext:value-type="float">
            <text:p>10,75</text:p>
          </table:table-cell>
          <table:table-cell table:formula="of:=[.D108]-[.C108]" office:value-type="float" office:value="8.11716537135008" calcext:value-type="float">
            <text:p>8,1171653714</text:p>
          </table:table-cell>
          <table:table-cell table:formula="of:=[.D108]-[.D96]" office:value-type="float" office:value="0.916666666666666" calcext:value-type="float">
            <text:p>0,9166666667</text:p>
          </table:table-cell>
          <table:table-cell table:number-columns-repeated="1000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8" calcext:value-type="float">
            <text:p>8</text:p>
          </table:table-cell>
          <table:table-cell table:formula="of:=COM.MICROSOFT.STDEV.S([.B98:.B109])" office:value-type="float" office:value="2.52712556798502" calcext:value-type="float">
            <text:p>2,527125568</text:p>
          </table:table-cell>
          <table:table-cell table:formula="of:=AVERAGE([.B98:.B109])" office:value-type="float" office:value="10.25" calcext:value-type="float">
            <text:p>10,25</text:p>
          </table:table-cell>
          <table:table-cell table:formula="of:=[.D109]-[.C109]" office:value-type="float" office:value="7.72287443201498" calcext:value-type="float">
            <text:p>7,722874432</text:p>
          </table:table-cell>
          <table:table-cell table:formula="of:=[.D109]-[.D97]" office:value-type="float" office:value="0.0833333333333339" calcext:value-type="float">
            <text:p>0,0833333333</text:p>
          </table:table-cell>
          <table:table-cell table:number-columns-repeated="1000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8" calcext:value-type="float">
            <text:p>8</text:p>
          </table:table-cell>
          <table:table-cell table:formula="of:=COM.MICROSOFT.STDEV.S([.B99:.B110])" office:value-type="float" office:value="2.58785040080946" calcext:value-type="float">
            <text:p>2,5878504008</text:p>
          </table:table-cell>
          <table:table-cell table:formula="of:=AVERAGE([.B99:.B110])" office:value-type="float" office:value="10.1666666666667" calcext:value-type="float">
            <text:p>10,1666666667</text:p>
          </table:table-cell>
          <table:table-cell table:formula="of:=[.D110]-[.C110]" office:value-type="float" office:value="7.5788162658572" calcext:value-type="float">
            <text:p>7,5788162659</text:p>
          </table:table-cell>
          <table:table-cell table:formula="of:=[.D110]-[.D98]" office:value-type="float" office:value="0.0833333333333322" calcext:value-type="float">
            <text:p>0,0833333333</text:p>
          </table:table-cell>
          <table:table-cell table:number-columns-repeated="1000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11" calcext:value-type="float">
            <text:p>11</text:p>
          </table:table-cell>
          <table:table-cell table:formula="of:=COM.MICROSOFT.STDEV.S([.B100:.B111])" office:value-type="float" office:value="2.31431644466797" calcext:value-type="float">
            <text:p>2,3143164447</text:p>
          </table:table-cell>
          <table:table-cell table:formula="of:=AVERAGE([.B100:.B111])" office:value-type="float" office:value="9.91666666666667" calcext:value-type="float">
            <text:p>9,9166666667</text:p>
          </table:table-cell>
          <table:table-cell table:formula="of:=[.D111]-[.C111]" office:value-type="float" office:value="7.60235022199869" calcext:value-type="float">
            <text:p>7,602350222</text:p>
          </table:table-cell>
          <table:table-cell table:formula="of:=[.D111]-[.D99]" office:value-type="float" office:value="-0.333333333333334" calcext:value-type="float">
            <text:p>-0,3333333333</text:p>
          </table:table-cell>
          <table:table-cell table:number-columns-repeated="1000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7" calcext:value-type="float">
            <text:p>7</text:p>
          </table:table-cell>
          <table:table-cell table:formula="of:=COM.MICROSOFT.STDEV.S([.B101:.B112])" office:value-type="float" office:value="2.42930342928074" calcext:value-type="float">
            <text:p>2,4293034293</text:p>
          </table:table-cell>
          <table:table-cell table:formula="of:=AVERAGE([.B101:.B112])" office:value-type="float" office:value="9.58333333333333" calcext:value-type="float">
            <text:p>9,5833333333</text:p>
          </table:table-cell>
          <table:table-cell table:formula="of:=[.D112]-[.C112]" office:value-type="float" office:value="7.1540299040526" calcext:value-type="float">
            <text:p>7,1540299041</text:p>
          </table:table-cell>
          <table:table-cell table:formula="of:=[.D112]-[.D100]" office:value-type="float" office:value="-0.75" calcext:value-type="float">
            <text:p>-0,75</text:p>
          </table:table-cell>
          <table:table-cell table:number-columns-repeated="1000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7" calcext:value-type="float">
            <text:p>7</text:p>
          </table:table-cell>
          <table:table-cell table:formula="of:=COM.MICROSOFT.STDEV.S([.B102:.B113])" office:value-type="float" office:value="2.49089250160368" calcext:value-type="float">
            <text:p>2,4908925016</text:p>
          </table:table-cell>
          <table:table-cell table:formula="of:=AVERAGE([.B102:.B113])" office:value-type="float" office:value="9.25" calcext:value-type="float">
            <text:p>9,25</text:p>
          </table:table-cell>
          <table:table-cell table:formula="of:=[.D113]-[.C113]" office:value-type="float" office:value="6.75910749839632" calcext:value-type="float">
            <text:p>6,7591074984</text:p>
          </table:table-cell>
          <table:table-cell table:formula="of:=[.D113]-[.D101]" office:value-type="float" office:value="-1.25" calcext:value-type="float">
            <text:p>-1,25</text:p>
          </table:table-cell>
          <table:table-cell table:number-columns-repeated="1000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7" calcext:value-type="float">
            <text:p>7</text:p>
          </table:table-cell>
          <table:table-cell table:formula="of:=COM.MICROSOFT.STDEV.S([.B103:.B114])" office:value-type="float" office:value="2.55840859626733" calcext:value-type="float">
            <text:p>2,5584085963</text:p>
          </table:table-cell>
          <table:table-cell table:formula="of:=AVERAGE([.B103:.B114])" office:value-type="float" office:value="9" calcext:value-type="float">
            <text:p>9</text:p>
          </table:table-cell>
          <table:table-cell table:formula="of:=[.D114]-[.C114]" office:value-type="float" office:value="6.44159140373268" calcext:value-type="float">
            <text:p>6,4415914037</text:p>
          </table:table-cell>
          <table:table-cell table:formula="of:=[.D114]-[.D102]" office:value-type="float" office:value="-1.33333333333333" calcext:value-type="float">
            <text:p>-1,3333333333</text:p>
          </table:table-cell>
          <table:table-cell table:number-columns-repeated="1000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7" calcext:value-type="float">
            <text:p>7</text:p>
          </table:table-cell>
          <table:table-cell table:formula="of:=COM.MICROSOFT.STDEV.S([.B104:.B115])" office:value-type="float" office:value="2.55840859626733" calcext:value-type="float">
            <text:p>2,5584085963</text:p>
          </table:table-cell>
          <table:table-cell table:formula="of:=AVERAGE([.B104:.B115])" office:value-type="float" office:value="9" calcext:value-type="float">
            <text:p>9</text:p>
          </table:table-cell>
          <table:table-cell table:formula="of:=[.D115]-[.C115]" office:value-type="float" office:value="6.44159140373268" calcext:value-type="float">
            <text:p>6,4415914037</text:p>
          </table:table-cell>
          <table:table-cell table:formula="of:=[.D115]-[.D103]" office:value-type="float" office:value="-1.41666666666667" calcext:value-type="float">
            <text:p>-1,4166666667</text:p>
          </table:table-cell>
          <table:table-cell table:number-columns-repeated="1000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9" calcext:value-type="float">
            <text:p>9</text:p>
          </table:table-cell>
          <table:table-cell table:formula="of:=COM.MICROSOFT.STDEV.S([.B105:.B116])" office:value-type="float" office:value="2.22928171609085" calcext:value-type="float">
            <text:p>2,2292817161</text:p>
          </table:table-cell>
          <table:table-cell table:formula="of:=AVERAGE([.B105:.B116])" office:value-type="float" office:value="8.66666666666667" calcext:value-type="float">
            <text:p>8,6666666667</text:p>
          </table:table-cell>
          <table:table-cell table:formula="of:=[.D116]-[.C116]" office:value-type="float" office:value="6.43738495057582" calcext:value-type="float">
            <text:p>6,4373849506</text:p>
          </table:table-cell>
          <table:table-cell table:formula="of:=[.D116]-[.D104]" office:value-type="float" office:value="-2" calcext:value-type="float">
            <text:p>-2</text:p>
          </table:table-cell>
          <table:table-cell table:number-columns-repeated="1000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9" calcext:value-type="float">
            <text:p>9</text:p>
          </table:table-cell>
          <table:table-cell table:formula="of:=COM.MICROSOFT.STDEV.S([.B106:.B117])" office:value-type="float" office:value="2.06522432562458" calcext:value-type="float">
            <text:p>2,0652243256</text:p>
          </table:table-cell>
          <table:table-cell table:formula="of:=AVERAGE([.B106:.B117])" office:value-type="float" office:value="8.91666666666667" calcext:value-type="float">
            <text:p>8,9166666667</text:p>
          </table:table-cell>
          <table:table-cell table:formula="of:=[.D117]-[.C117]" office:value-type="float" office:value="6.85144234104208" calcext:value-type="float">
            <text:p>6,851442341</text:p>
          </table:table-cell>
          <table:table-cell table:formula="of:=[.D117]-[.D105]" office:value-type="float" office:value="-1.25" calcext:value-type="float">
            <text:p>-1,25</text:p>
          </table:table-cell>
          <table:table-cell table:number-columns-repeated="1000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8" calcext:value-type="float">
            <text:p>8</text:p>
          </table:table-cell>
          <table:table-cell table:formula="of:=COM.MICROSOFT.STDEV.S([.B107:.B118])" office:value-type="float" office:value="1.83195540504146" calcext:value-type="float">
            <text:p>1,831955405</text:p>
          </table:table-cell>
          <table:table-cell table:formula="of:=AVERAGE([.B107:.B118])" office:value-type="float" office:value="8.58333333333333" calcext:value-type="float">
            <text:p>8,5833333333</text:p>
          </table:table-cell>
          <table:table-cell table:formula="of:=[.D118]-[.C118]" office:value-type="float" office:value="6.75137792829188" calcext:value-type="float">
            <text:p>6,7513779283</text:p>
          </table:table-cell>
          <table:table-cell table:formula="of:=[.D118]-[.D106]" office:value-type="float" office:value="-1.91666666666667" calcext:value-type="float">
            <text:p>-1,9166666667</text:p>
          </table:table-cell>
          <table:table-cell table:number-columns-repeated="1000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6" calcext:value-type="float">
            <text:p>6</text:p>
          </table:table-cell>
          <table:table-cell table:formula="of:=COM.MICROSOFT.STDEV.S([.B108:.B119])" office:value-type="float" office:value="1.96946385566932" calcext:value-type="float">
            <text:p>1,9694638557</text:p>
          </table:table-cell>
          <table:table-cell table:formula="of:=AVERAGE([.B108:.B119])" office:value-type="float" office:value="8.33333333333333" calcext:value-type="float">
            <text:p>8,3333333333</text:p>
          </table:table-cell>
          <table:table-cell table:formula="of:=[.D119]-[.C119]" office:value-type="float" office:value="6.36386947766401" calcext:value-type="float">
            <text:p>6,3638694777</text:p>
          </table:table-cell>
          <table:table-cell table:formula="of:=[.D119]-[.D107]" office:value-type="float" office:value="-2.16666666666667" calcext:value-type="float">
            <text:p>-2,1666666667</text:p>
          </table:table-cell>
          <table:table-cell table:number-columns-repeated="1000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4" calcext:value-type="float">
            <text:p>4</text:p>
          </table:table-cell>
          <table:table-cell table:formula="of:=COM.MICROSOFT.STDEV.S([.B109:.B120])" office:value-type="float" office:value="1.72986249234563" calcext:value-type="float">
            <text:p>1,7298624923</text:p>
          </table:table-cell>
          <table:table-cell table:formula="of:=AVERAGE([.B109:.B120])" office:value-type="float" office:value="7.58333333333333" calcext:value-type="float">
            <text:p>7,5833333333</text:p>
          </table:table-cell>
          <table:table-cell table:formula="of:=[.D120]-[.C120]" office:value-type="float" office:value="5.8534708409877" calcext:value-type="float">
            <text:p>5,853470841</text:p>
          </table:table-cell>
          <table:table-cell table:formula="of:=[.D120]-[.D108]" office:value-type="float" office:value="-3.16666666666667" calcext:value-type="float">
            <text:p>-3,1666666667</text:p>
          </table:table-cell>
          <table:table-cell table:number-columns-repeated="1000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8" calcext:value-type="float">
            <text:p>8</text:p>
          </table:table-cell>
          <table:table-cell table:formula="of:=COM.MICROSOFT.STDEV.S([.B110:.B121])" office:value-type="float" office:value="1.72986249234563" calcext:value-type="float">
            <text:p>1,7298624923</text:p>
          </table:table-cell>
          <table:table-cell table:formula="of:=AVERAGE([.B110:.B121])" office:value-type="float" office:value="7.58333333333333" calcext:value-type="float">
            <text:p>7,5833333333</text:p>
          </table:table-cell>
          <table:table-cell table:formula="of:=[.D121]-[.C121]" office:value-type="float" office:value="5.8534708409877" calcext:value-type="float">
            <text:p>5,853470841</text:p>
          </table:table-cell>
          <table:table-cell table:formula="of:=[.D121]-[.D109]" office:value-type="float" office:value="-2.66666666666667" calcext:value-type="float">
            <text:p>-2,6666666667</text:p>
          </table:table-cell>
          <table:table-cell table:number-columns-repeated="1000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9" calcext:value-type="float">
            <text:p>9</text:p>
          </table:table-cell>
          <table:table-cell table:formula="of:=COM.MICROSOFT.STDEV.S([.B111:.B122])" office:value-type="float" office:value="1.77525072919719" calcext:value-type="float">
            <text:p>1,7752507292</text:p>
          </table:table-cell>
          <table:table-cell table:formula="of:=AVERAGE([.B111:.B122])" office:value-type="float" office:value="7.66666666666667" calcext:value-type="float">
            <text:p>7,6666666667</text:p>
          </table:table-cell>
          <table:table-cell table:formula="of:=[.D122]-[.C122]" office:value-type="float" office:value="5.89141593746948" calcext:value-type="float">
            <text:p>5,8914159375</text:p>
          </table:table-cell>
          <table:table-cell table:formula="of:=[.D122]-[.D110]" office:value-type="float" office:value="-2.5" calcext:value-type="float">
            <text:p>-2,5</text:p>
          </table:table-cell>
          <table:table-cell table:number-columns-repeated="1000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7" calcext:value-type="float">
            <text:p>7</text:p>
          </table:table-cell>
          <table:table-cell table:formula="of:=COM.MICROSOFT.STDEV.S([.B112:.B123])" office:value-type="float" office:value="1.43548112513055" calcext:value-type="float">
            <text:p>1,4354811251</text:p>
          </table:table-cell>
          <table:table-cell table:formula="of:=AVERAGE([.B112:.B123])" office:value-type="float" office:value="7.33333333333333" calcext:value-type="float">
            <text:p>7,3333333333</text:p>
          </table:table-cell>
          <table:table-cell table:formula="of:=[.D123]-[.C123]" office:value-type="float" office:value="5.89785220820279" calcext:value-type="float">
            <text:p>5,8978522082</text:p>
          </table:table-cell>
          <table:table-cell table:formula="of:=[.D123]-[.D111]" office:value-type="float" office:value="-2.58333333333333" calcext:value-type="float">
            <text:p>-2,5833333333</text:p>
          </table:table-cell>
          <table:table-cell table:number-columns-repeated="1000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5" calcext:value-type="float">
            <text:p>5</text:p>
          </table:table-cell>
          <table:table-cell table:formula="of:=COM.MICROSOFT.STDEV.S([.B113:.B124])" office:value-type="float" office:value="1.58592292219752" calcext:value-type="float">
            <text:p>1,5859229222</text:p>
          </table:table-cell>
          <table:table-cell table:formula="of:=AVERAGE([.B113:.B124])" office:value-type="float" office:value="7.16666666666667" calcext:value-type="float">
            <text:p>7,1666666667</text:p>
          </table:table-cell>
          <table:table-cell table:formula="of:=[.D124]-[.C124]" office:value-type="float" office:value="5.58074374446915" calcext:value-type="float">
            <text:p>5,5807437445</text:p>
          </table:table-cell>
          <table:table-cell table:formula="of:=[.D124]-[.D112]" office:value-type="float" office:value="-2.41666666666667" calcext:value-type="float">
            <text:p>-2,4166666667</text:p>
          </table:table-cell>
          <table:table-cell table:number-columns-repeated="1000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7" calcext:value-type="float">
            <text:p>7</text:p>
          </table:table-cell>
          <table:table-cell table:formula="of:=COM.MICROSOFT.STDEV.S([.B114:.B125])" office:value-type="float" office:value="1.58592292219752" calcext:value-type="float">
            <text:p>1,5859229222</text:p>
          </table:table-cell>
          <table:table-cell table:formula="of:=AVERAGE([.B114:.B125])" office:value-type="float" office:value="7.16666666666667" calcext:value-type="float">
            <text:p>7,1666666667</text:p>
          </table:table-cell>
          <table:table-cell table:formula="of:=[.D125]-[.C125]" office:value-type="float" office:value="5.58074374446915" calcext:value-type="float">
            <text:p>5,5807437445</text:p>
          </table:table-cell>
          <table:table-cell table:formula="of:=[.D125]-[.D113]" office:value-type="float" office:value="-2.08333333333333" calcext:value-type="float">
            <text:p>-2,0833333333</text:p>
          </table:table-cell>
          <table:table-cell table:number-columns-repeated="1000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7" calcext:value-type="float">
            <text:p>7</text:p>
          </table:table-cell>
          <table:table-cell table:formula="of:=COM.MICROSOFT.STDEV.S([.B115:.B126])" office:value-type="float" office:value="1.58592292219752" calcext:value-type="float">
            <text:p>1,5859229222</text:p>
          </table:table-cell>
          <table:table-cell table:formula="of:=AVERAGE([.B115:.B126])" office:value-type="float" office:value="7.16666666666667" calcext:value-type="float">
            <text:p>7,1666666667</text:p>
          </table:table-cell>
          <table:table-cell table:formula="of:=[.D126]-[.C126]" office:value-type="float" office:value="5.58074374446915" calcext:value-type="float">
            <text:p>5,5807437445</text:p>
          </table:table-cell>
          <table:table-cell table:formula="of:=[.D126]-[.D114]" office:value-type="float" office:value="-1.83333333333333" calcext:value-type="float">
            <text:p>-1,8333333333</text:p>
          </table:table-cell>
          <table:table-cell table:number-columns-repeated="1000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7" calcext:value-type="float">
            <text:p>7</text:p>
          </table:table-cell>
          <table:table-cell table:formula="of:=COM.MICROSOFT.STDEV.S([.B116:.B127])" office:value-type="float" office:value="1.58592292219752" calcext:value-type="float">
            <text:p>1,5859229222</text:p>
          </table:table-cell>
          <table:table-cell table:formula="of:=AVERAGE([.B116:.B127])" office:value-type="float" office:value="7.16666666666667" calcext:value-type="float">
            <text:p>7,1666666667</text:p>
          </table:table-cell>
          <table:table-cell table:formula="of:=[.D127]-[.C127]" office:value-type="float" office:value="5.58074374446915" calcext:value-type="float">
            <text:p>5,5807437445</text:p>
          </table:table-cell>
          <table:table-cell table:formula="of:=[.D127]-[.D115]" office:value-type="float" office:value="-1.83333333333333" calcext:value-type="float">
            <text:p>-1,8333333333</text:p>
          </table:table-cell>
          <table:table-cell table:number-columns-repeated="1000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10" calcext:value-type="float">
            <text:p>10</text:p>
          </table:table-cell>
          <table:table-cell table:formula="of:=COM.MICROSOFT.STDEV.S([.B117:.B128])" office:value-type="float" office:value="1.71225529107612" calcext:value-type="float">
            <text:p>1,7122552911</text:p>
          </table:table-cell>
          <table:table-cell table:formula="of:=AVERAGE([.B117:.B128])" office:value-type="float" office:value="7.25" calcext:value-type="float">
            <text:p>7,25</text:p>
          </table:table-cell>
          <table:table-cell table:formula="of:=[.D128]-[.C128]" office:value-type="float" office:value="5.53774470892388" calcext:value-type="float">
            <text:p>5,5377447089</text:p>
          </table:table-cell>
          <table:table-cell table:formula="of:=[.D128]-[.D116]" office:value-type="float" office:value="-1.41666666666667" calcext:value-type="float">
            <text:p>-1,4166666667</text:p>
          </table:table-cell>
          <table:table-cell table:number-columns-repeated="1000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8" calcext:value-type="float">
            <text:p>8</text:p>
          </table:table-cell>
          <table:table-cell table:formula="of:=COM.MICROSOFT.STDEV.S([.B118:.B129])" office:value-type="float" office:value="1.64224532179869" calcext:value-type="float">
            <text:p>1,6422453218</text:p>
          </table:table-cell>
          <table:table-cell table:formula="of:=AVERAGE([.B118:.B129])" office:value-type="float" office:value="7.16666666666667" calcext:value-type="float">
            <text:p>7,1666666667</text:p>
          </table:table-cell>
          <table:table-cell table:formula="of:=[.D129]-[.C129]" office:value-type="float" office:value="5.52442134486797" calcext:value-type="float">
            <text:p>5,5244213449</text:p>
          </table:table-cell>
          <table:table-cell table:formula="of:=[.D129]-[.D117]" office:value-type="float" office:value="-1.75" calcext:value-type="float">
            <text:p>-1,75</text:p>
          </table:table-cell>
          <table:table-cell table:number-columns-repeated="1000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7" calcext:value-type="float">
            <text:p>7</text:p>
          </table:table-cell>
          <table:table-cell table:formula="of:=COM.MICROSOFT.STDEV.S([.B119:.B130])" office:value-type="float" office:value="1.62135371797393" calcext:value-type="float">
            <text:p>1,621353718</text:p>
          </table:table-cell>
          <table:table-cell table:formula="of:=AVERAGE([.B119:.B130])" office:value-type="float" office:value="7.08333333333333" calcext:value-type="float">
            <text:p>7,0833333333</text:p>
          </table:table-cell>
          <table:table-cell table:formula="of:=[.D130]-[.C130]" office:value-type="float" office:value="5.46197961535941" calcext:value-type="float">
            <text:p>5,4619796154</text:p>
          </table:table-cell>
          <table:table-cell table:formula="of:=[.D130]-[.D118]" office:value-type="float" office:value="-1.5" calcext:value-type="float">
            <text:p>-1,5</text:p>
          </table:table-cell>
          <table:table-cell table:number-columns-repeated="1000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9" calcext:value-type="float">
            <text:p>9</text:p>
          </table:table-cell>
          <table:table-cell table:formula="of:=COM.MICROSOFT.STDEV.S([.B120:.B131])" office:value-type="float" office:value="1.66969421987344" calcext:value-type="float">
            <text:p>1,6696942199</text:p>
          </table:table-cell>
          <table:table-cell table:formula="of:=AVERAGE([.B120:.B131])" office:value-type="float" office:value="7.33333333333333" calcext:value-type="float">
            <text:p>7,3333333333</text:p>
          </table:table-cell>
          <table:table-cell table:formula="of:=[.D131]-[.C131]" office:value-type="float" office:value="5.66363911345989" calcext:value-type="float">
            <text:p>5,6636391135</text:p>
          </table:table-cell>
          <table:table-cell table:formula="of:=[.D131]-[.D119]" office:value-type="float" office:value="-1" calcext:value-type="float">
            <text:p>-1</text:p>
          </table:table-cell>
          <table:table-cell table:number-columns-repeated="1000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5" calcext:value-type="float">
            <text:p>5</text:p>
          </table:table-cell>
          <table:table-cell table:formula="of:=COM.MICROSOFT.STDEV.S([.B121:.B132])" office:value-type="float" office:value="1.50504203102489" calcext:value-type="float">
            <text:p>1,505042031</text:p>
          </table:table-cell>
          <table:table-cell table:formula="of:=AVERAGE([.B121:.B132])" office:value-type="float" office:value="7.41666666666667" calcext:value-type="float">
            <text:p>7,4166666667</text:p>
          </table:table-cell>
          <table:table-cell table:formula="of:=[.D132]-[.C132]" office:value-type="float" office:value="5.91162463564178" calcext:value-type="float">
            <text:p>5,9116246356</text:p>
          </table:table-cell>
          <table:table-cell table:formula="of:=[.D132]-[.D120]" office:value-type="float" office:value="-0.166666666666666" calcext:value-type="float">
            <text:p>-0,1666666667</text:p>
          </table:table-cell>
          <table:table-cell table:number-columns-repeated="1000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7" calcext:value-type="float">
            <text:p>7</text:p>
          </table:table-cell>
          <table:table-cell table:formula="of:=COM.MICROSOFT.STDEV.S([.B122:.B133])" office:value-type="float" office:value="1.49747261825525" calcext:value-type="float">
            <text:p>1,4974726183</text:p>
          </table:table-cell>
          <table:table-cell table:formula="of:=AVERAGE([.B122:.B133])" office:value-type="float" office:value="7.33333333333333" calcext:value-type="float">
            <text:p>7,3333333333</text:p>
          </table:table-cell>
          <table:table-cell table:formula="of:=[.D133]-[.C133]" office:value-type="float" office:value="5.83586071507808" calcext:value-type="float">
            <text:p>5,8358607151</text:p>
          </table:table-cell>
          <table:table-cell table:formula="of:=[.D133]-[.D121]" office:value-type="float" office:value="-0.25" calcext:value-type="float">
            <text:p>-0,25</text:p>
          </table:table-cell>
          <table:table-cell table:number-columns-repeated="1000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7" calcext:value-type="float">
            <text:p>7</text:p>
          </table:table-cell>
          <table:table-cell table:formula="of:=COM.MICROSOFT.STDEV.S([.B123:.B134])" office:value-type="float" office:value="1.40345893053447" calcext:value-type="float">
            <text:p>1,4034589305</text:p>
          </table:table-cell>
          <table:table-cell table:formula="of:=AVERAGE([.B123:.B134])" office:value-type="float" office:value="7.16666666666667" calcext:value-type="float">
            <text:p>7,1666666667</text:p>
          </table:table-cell>
          <table:table-cell table:formula="of:=[.D134]-[.C134]" office:value-type="float" office:value="5.76320773613219" calcext:value-type="float">
            <text:p>5,7632077361</text:p>
          </table:table-cell>
          <table:table-cell table:formula="of:=[.D134]-[.D122]" office:value-type="float" office:value="-0.5" calcext:value-type="float">
            <text:p>-0,5</text:p>
          </table:table-cell>
          <table:table-cell table:number-columns-repeated="1000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8" calcext:value-type="float">
            <text:p>8</text:p>
          </table:table-cell>
          <table:table-cell table:formula="of:=COM.MICROSOFT.STDEV.S([.B124:.B135])" office:value-type="float" office:value="1.42222616792382" calcext:value-type="float">
            <text:p>1,4222261679</text:p>
          </table:table-cell>
          <table:table-cell table:formula="of:=AVERAGE([.B124:.B135])" office:value-type="float" office:value="7.25" calcext:value-type="float">
            <text:p>7,25</text:p>
          </table:table-cell>
          <table:table-cell table:formula="of:=[.D135]-[.C135]" office:value-type="float" office:value="5.82777383207618" calcext:value-type="float">
            <text:p>5,8277738321</text:p>
          </table:table-cell>
          <table:table-cell table:formula="of:=[.D135]-[.D123]" office:value-type="float" office:value="-0.083333333333333" calcext:value-type="float">
            <text:p>-0,0833333333</text:p>
          </table:table-cell>
          <table:table-cell table:number-columns-repeated="1000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7" calcext:value-type="float">
            <text:p>7</text:p>
          </table:table-cell>
          <table:table-cell table:formula="of:=COM.MICROSOFT.STDEV.S([.B125:.B136])" office:value-type="float" office:value="1.24011240937215" calcext:value-type="float">
            <text:p>1,2401124094</text:p>
          </table:table-cell>
          <table:table-cell table:formula="of:=AVERAGE([.B125:.B136])" office:value-type="float" office:value="7.41666666666667" calcext:value-type="float">
            <text:p>7,4166666667</text:p>
          </table:table-cell>
          <table:table-cell table:formula="of:=[.D136]-[.C136]" office:value-type="float" office:value="6.17655425729452" calcext:value-type="float">
            <text:p>6,1765542573</text:p>
          </table:table-cell>
          <table:table-cell table:formula="of:=[.D136]-[.D124]" office:value-type="float" office:value="0.25" calcext:value-type="float">
            <text:p>0,25</text:p>
          </table:table-cell>
          <table:table-cell table:number-columns-repeated="1000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6" calcext:value-type="float">
            <text:p>6</text:p>
          </table:table-cell>
          <table:table-cell table:formula="of:=COM.MICROSOFT.STDEV.S([.B126:.B137])" office:value-type="float" office:value="1.30267789455786" calcext:value-type="float">
            <text:p>1,3026778946</text:p>
          </table:table-cell>
          <table:table-cell table:formula="of:=AVERAGE([.B126:.B137])" office:value-type="float" office:value="7.33333333333333" calcext:value-type="float">
            <text:p>7,3333333333</text:p>
          </table:table-cell>
          <table:table-cell table:formula="of:=[.D137]-[.C137]" office:value-type="float" office:value="6.03065543877547" calcext:value-type="float">
            <text:p>6,0306554388</text:p>
          </table:table-cell>
          <table:table-cell table:formula="of:=[.D137]-[.D125]" office:value-type="float" office:value="0.166666666666666" calcext:value-type="float">
            <text:p>0,1666666667</text:p>
          </table:table-cell>
          <table:table-cell table:number-columns-repeated="1000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6" calcext:value-type="float">
            <text:p>6</text:p>
          </table:table-cell>
          <table:table-cell table:formula="of:=COM.MICROSOFT.STDEV.S([.B127:.B138])" office:value-type="float" office:value="1.35680105059994" calcext:value-type="float">
            <text:p>1,3568010506</text:p>
          </table:table-cell>
          <table:table-cell table:formula="of:=AVERAGE([.B127:.B138])" office:value-type="float" office:value="7.25" calcext:value-type="float">
            <text:p>7,25</text:p>
          </table:table-cell>
          <table:table-cell table:formula="of:=[.D138]-[.C138]" office:value-type="float" office:value="5.89319894940006" calcext:value-type="float">
            <text:p>5,8931989494</text:p>
          </table:table-cell>
          <table:table-cell table:formula="of:=[.D138]-[.D126]" office:value-type="float" office:value="0.083333333333333" calcext:value-type="float">
            <text:p>0,0833333333</text:p>
          </table:table-cell>
          <table:table-cell table:number-columns-repeated="1000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7" calcext:value-type="float">
            <text:p>7</text:p>
          </table:table-cell>
          <table:table-cell table:formula="of:=COM.MICROSOFT.STDEV.S([.B128:.B139])" office:value-type="float" office:value="1.35680105059994" calcext:value-type="float">
            <text:p>1,3568010506</text:p>
          </table:table-cell>
          <table:table-cell table:formula="of:=AVERAGE([.B128:.B139])" office:value-type="float" office:value="7.25" calcext:value-type="float">
            <text:p>7,25</text:p>
          </table:table-cell>
          <table:table-cell table:formula="of:=[.D139]-[.C139]" office:value-type="float" office:value="5.89319894940006" calcext:value-type="float">
            <text:p>5,8931989494</text:p>
          </table:table-cell>
          <table:table-cell table:formula="of:=[.D139]-[.D127]" office:value-type="float" office:value="0.083333333333333" calcext:value-type="float">
            <text:p>0,0833333333</text:p>
          </table:table-cell>
          <table:table-cell table:number-columns-repeated="1000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7" calcext:value-type="float">
            <text:p>7</text:p>
          </table:table-cell>
          <table:table-cell table:formula="of:=COM.MICROSOFT.STDEV.S([.B129:.B140])" office:value-type="float" office:value="1.04446593573419" calcext:value-type="float">
            <text:p>1,0444659357</text:p>
          </table:table-cell>
          <table:table-cell table:formula="of:=AVERAGE([.B129:.B140])" office:value-type="float" office:value="7" calcext:value-type="float">
            <text:p>7</text:p>
          </table:table-cell>
          <table:table-cell table:formula="of:=[.D140]-[.C140]" office:value-type="float" office:value="5.95553406426581" calcext:value-type="float">
            <text:p>5,9555340643</text:p>
          </table:table-cell>
          <table:table-cell table:formula="of:=[.D140]-[.D128]" office:value-type="float" office:value="-0.25" calcext:value-type="float">
            <text:p>-0,25</text:p>
          </table:table-cell>
          <table:table-cell table:number-columns-repeated="1000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8" calcext:value-type="float">
            <text:p>8</text:p>
          </table:table-cell>
          <table:table-cell table:formula="of:=COM.MICROSOFT.STDEV.S([.B130:.B141])" office:value-type="float" office:value="1.04446593573419" calcext:value-type="float">
            <text:p>1,0444659357</text:p>
          </table:table-cell>
          <table:table-cell table:formula="of:=AVERAGE([.B130:.B141])" office:value-type="float" office:value="7" calcext:value-type="float">
            <text:p>7</text:p>
          </table:table-cell>
          <table:table-cell table:formula="of:=[.D141]-[.C141]" office:value-type="float" office:value="5.95553406426581" calcext:value-type="float">
            <text:p>5,9555340643</text:p>
          </table:table-cell>
          <table:table-cell table:formula="of:=[.D141]-[.D129]" office:value-type="float" office:value="-0.166666666666667" calcext:value-type="float">
            <text:p>-0,1666666667</text:p>
          </table:table-cell>
          <table:table-cell table:number-columns-repeated="1000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10" calcext:value-type="float">
            <text:p>10</text:p>
          </table:table-cell>
          <table:table-cell table:formula="of:=COM.MICROSOFT.STDEV.S([.B131:.B142])" office:value-type="float" office:value="1.35680105059994" calcext:value-type="float">
            <text:p>1,3568010506</text:p>
          </table:table-cell>
          <table:table-cell table:formula="of:=AVERAGE([.B131:.B142])" office:value-type="float" office:value="7.25" calcext:value-type="float">
            <text:p>7,25</text:p>
          </table:table-cell>
          <table:table-cell table:formula="of:=[.D142]-[.C142]" office:value-type="float" office:value="5.89319894940006" calcext:value-type="float">
            <text:p>5,8931989494</text:p>
          </table:table-cell>
          <table:table-cell table:formula="of:=[.D142]-[.D130]" office:value-type="float" office:value="0.166666666666667" calcext:value-type="float">
            <text:p>0,1666666667</text:p>
          </table:table-cell>
          <table:table-cell table:number-columns-repeated="1000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7" calcext:value-type="float">
            <text:p>7</text:p>
          </table:table-cell>
          <table:table-cell table:formula="of:=COM.MICROSOFT.STDEV.S([.B132:.B143])" office:value-type="float" office:value="1.24011240937215" calcext:value-type="float">
            <text:p>1,2401124094</text:p>
          </table:table-cell>
          <table:table-cell table:formula="of:=AVERAGE([.B132:.B143])" office:value-type="float" office:value="7.08333333333333" calcext:value-type="float">
            <text:p>7,0833333333</text:p>
          </table:table-cell>
          <table:table-cell table:formula="of:=[.D143]-[.C143]" office:value-type="float" office:value="5.84322092396119" calcext:value-type="float">
            <text:p>5,843220924</text:p>
          </table:table-cell>
          <table:table-cell table:formula="of:=[.D143]-[.D131]" office:value-type="float" office:value="-0.25" calcext:value-type="float">
            <text:p>-0,25</text:p>
          </table:table-cell>
          <table:table-cell table:number-columns-repeated="1000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9" calcext:value-type="float">
            <text:p>9</text:p>
          </table:table-cell>
          <table:table-cell table:formula="of:=COM.MICROSOFT.STDEV.S([.B133:.B144])" office:value-type="float" office:value="1.16450015288132" calcext:value-type="float">
            <text:p>1,1645001529</text:p>
          </table:table-cell>
          <table:table-cell table:formula="of:=AVERAGE([.B133:.B144])" office:value-type="float" office:value="7.41666666666667" calcext:value-type="float">
            <text:p>7,4166666667</text:p>
          </table:table-cell>
          <table:table-cell table:formula="of:=[.D144]-[.C144]" office:value-type="float" office:value="6.25216651378535" calcext:value-type="float">
            <text:p>6,2521665138</text:p>
          </table:table-cell>
          <table:table-cell table:formula="of:=[.D144]-[.D132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6" calcext:value-type="float">
            <text:p>6</text:p>
          </table:table-cell>
          <table:table-cell table:formula="of:=COM.MICROSOFT.STDEV.S([.B134:.B145])" office:value-type="float" office:value="1.23091490979333" calcext:value-type="float">
            <text:p>1,2309149098</text:p>
          </table:table-cell>
          <table:table-cell table:formula="of:=AVERAGE([.B134:.B145])" office:value-type="float" office:value="7.33333333333333" calcext:value-type="float">
            <text:p>7,3333333333</text:p>
          </table:table-cell>
          <table:table-cell table:formula="of:=[.D145]-[.C145]" office:value-type="float" office:value="6.10241842354001" calcext:value-type="float">
            <text:p>6,1024184235</text:p>
          </table:table-cell>
          <table:table-cell table:formula="of:=[.D145]-[.D133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10" calcext:value-type="float">
            <text:p>10</text:p>
          </table:table-cell>
          <table:table-cell table:formula="of:=COM.MICROSOFT.STDEV.S([.B135:.B146])" office:value-type="float" office:value="1.44337567297406" calcext:value-type="float">
            <text:p>1,443375673</text:p>
          </table:table-cell>
          <table:table-cell table:formula="of:=AVERAGE([.B135:.B146])" office:value-type="float" office:value="7.58333333333333" calcext:value-type="float">
            <text:p>7,5833333333</text:p>
          </table:table-cell>
          <table:table-cell table:formula="of:=[.D146]-[.C146]" office:value-type="float" office:value="6.13995766035927" calcext:value-type="float">
            <text:p>6,1399576604</text:p>
          </table:table-cell>
          <table:table-cell table:formula="of:=[.D146]-[.D134]" office:value-type="float" office:value="0.416666666666666" calcext:value-type="float">
            <text:p>0,4166666667</text:p>
          </table:table-cell>
          <table:table-cell table:number-columns-repeated="1000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5" calcext:value-type="float">
            <text:p>5</text:p>
          </table:table-cell>
          <table:table-cell table:formula="of:=COM.MICROSOFT.STDEV.S([.B136:.B147])" office:value-type="float" office:value="1.6143297699233" calcext:value-type="float">
            <text:p>1,6143297699</text:p>
          </table:table-cell>
          <table:table-cell table:formula="of:=AVERAGE([.B136:.B147])" office:value-type="float" office:value="7.33333333333333" calcext:value-type="float">
            <text:p>7,3333333333</text:p>
          </table:table-cell>
          <table:table-cell table:formula="of:=[.D147]-[.C147]" office:value-type="float" office:value="5.71900356341004" calcext:value-type="float">
            <text:p>5,7190035634</text:p>
          </table:table-cell>
          <table:table-cell table:formula="of:=[.D147]-[.D135]" office:value-type="float" office:value="0.083333333333333" calcext:value-type="float">
            <text:p>0,0833333333</text:p>
          </table:table-cell>
          <table:table-cell table:number-columns-repeated="1000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9" calcext:value-type="float">
            <text:p>9</text:p>
          </table:table-cell>
          <table:table-cell table:formula="of:=COM.MICROSOFT.STDEV.S([.B137:.B148])" office:value-type="float" office:value="1.67874411932904" calcext:value-type="float">
            <text:p>1,6787441193</text:p>
          </table:table-cell>
          <table:table-cell table:formula="of:=AVERAGE([.B137:.B148])" office:value-type="float" office:value="7.5" calcext:value-type="float">
            <text:p>7,5</text:p>
          </table:table-cell>
          <table:table-cell table:formula="of:=[.D148]-[.C148]" office:value-type="float" office:value="5.82125588067096" calcext:value-type="float">
            <text:p>5,8212558807</text:p>
          </table:table-cell>
          <table:table-cell table:formula="of:=[.D148]-[.D136]" office:value-type="float" office:value="0.083333333333333" calcext:value-type="float">
            <text:p>0,0833333333</text:p>
          </table:table-cell>
          <table:table-cell table:number-columns-repeated="1000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6" calcext:value-type="float">
            <text:p>6</text:p>
          </table:table-cell>
          <table:table-cell table:formula="of:=COM.MICROSOFT.STDEV.S([.B138:.B149])" office:value-type="float" office:value="1.67874411932904" calcext:value-type="float">
            <text:p>1,6787441193</text:p>
          </table:table-cell>
          <table:table-cell table:formula="of:=AVERAGE([.B138:.B149])" office:value-type="float" office:value="7.5" calcext:value-type="float">
            <text:p>7,5</text:p>
          </table:table-cell>
          <table:table-cell table:formula="of:=[.D149]-[.C149]" office:value-type="float" office:value="5.82125588067096" calcext:value-type="float">
            <text:p>5,8212558807</text:p>
          </table:table-cell>
          <table:table-cell table:formula="of:=[.D149]-[.D137]" office:value-type="float" office:value="0.166666666666667" calcext:value-type="float">
            <text:p>0,1666666667</text:p>
          </table:table-cell>
          <table:table-cell table:number-columns-repeated="1000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7" calcext:value-type="float">
            <text:p>7</text:p>
          </table:table-cell>
          <table:table-cell table:formula="of:=COM.MICROSOFT.STDEV.S([.B139:.B150])" office:value-type="float" office:value="1.62135371797393" calcext:value-type="float">
            <text:p>1,621353718</text:p>
          </table:table-cell>
          <table:table-cell table:formula="of:=AVERAGE([.B139:.B150])" office:value-type="float" office:value="7.58333333333333" calcext:value-type="float">
            <text:p>7,5833333333</text:p>
          </table:table-cell>
          <table:table-cell table:formula="of:=[.D150]-[.C150]" office:value-type="float" office:value="5.96197961535941" calcext:value-type="float">
            <text:p>5,9619796154</text:p>
          </table:table-cell>
          <table:table-cell table:formula="of:=[.D150]-[.D138]" office:value-type="float" office:value="0.333333333333333" calcext:value-type="float">
            <text:p>0,3333333333</text:p>
          </table:table-cell>
          <table:table-cell table:number-columns-repeated="1000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7" calcext:value-type="float">
            <text:p>7</text:p>
          </table:table-cell>
          <table:table-cell table:formula="of:=COM.MICROSOFT.STDEV.S([.B140:.B151])" office:value-type="float" office:value="1.62135371797393" calcext:value-type="float">
            <text:p>1,621353718</text:p>
          </table:table-cell>
          <table:table-cell table:formula="of:=AVERAGE([.B140:.B151])" office:value-type="float" office:value="7.58333333333333" calcext:value-type="float">
            <text:p>7,5833333333</text:p>
          </table:table-cell>
          <table:table-cell table:formula="of:=[.D151]-[.C151]" office:value-type="float" office:value="5.96197961535941" calcext:value-type="float">
            <text:p>5,9619796154</text:p>
          </table:table-cell>
          <table:table-cell table:formula="of:=[.D151]-[.D139]" office:value-type="float" office:value="0.333333333333333" calcext:value-type="float">
            <text:p>0,3333333333</text:p>
          </table:table-cell>
          <table:table-cell table:number-columns-repeated="1000"/>
        </table:table-row>
      </table:table>
      <table:table table:name="Num articles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Num articles</text:p>
          </table:table-cell>
          <table:table-cell table:style-name="ce5" office:value-type="string" calcext:value-type="string">
            <text:p>StdDev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an – 1*StdDev</text:p>
          </table:table-cell>
          <table:table-cell table:style-name="ce7" office:value-type="string" calcext:value-type="string">
            <text:p>Diff</text:p>
          </table:table-cell>
          <table:table-cell table:style-name="ce8" table:number-columns-repeated="1000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617" calcext:value-type="float">
            <text:p>617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1600" calcext:value-type="float">
            <text:p>1600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2100" calcext:value-type="float">
            <text:p>2100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2400" calcext:value-type="float">
            <text:p>2400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2900" calcext:value-type="float">
            <text:p>2900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3900" calcext:value-type="float">
            <text:p>3900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4800" calcext:value-type="float">
            <text:p>4800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6500" calcext:value-type="float">
            <text:p>6500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7900" calcext:value-type="float">
            <text:p>7900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8700" calcext:value-type="float">
            <text:p>8700</text:p>
          </table:table-cell>
          <table:table-cell table:formula="of:=COM.MICROSOFT.STDEV.S([.B2:.B13])" office:value-type="float" office:value="2971.35088525965" calcext:value-type="float">
            <text:p>2971,3508852597</text:p>
          </table:table-cell>
          <table:table-cell table:formula="of:=AVERAGE([.B2:.B13])" office:value-type="float" office:value="3452.08333333333" calcext:value-type="float">
            <text:p>3452,0833333333</text:p>
          </table:table-cell>
          <table:table-cell table:formula="of:=[.D13]-[.C13]" office:value-type="float" office:value="480.732448073679" calcext:value-type="float">
            <text:p>480,7324480737</text:p>
          </table:table-cell>
          <table:table-cell table:number-columns-repeated="1001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9300" calcext:value-type="float">
            <text:p>9300</text:p>
          </table:table-cell>
          <table:table-cell table:formula="of:=COM.MICROSOFT.STDEV.S([.B3:.B14])" office:value-type="float" office:value="3193.74943515384" calcext:value-type="float">
            <text:p>3193,7494351538</text:p>
          </table:table-cell>
          <table:table-cell table:formula="of:=AVERAGE([.B3:.B14])" office:value-type="float" office:value="4227" calcext:value-type="float">
            <text:p>4227</text:p>
          </table:table-cell>
          <table:table-cell table:formula="of:=[.D14]-[.C14]" office:value-type="float" office:value="1033.25056484616" calcext:value-type="float">
            <text:p>1033,2505648462</text:p>
          </table:table-cell>
          <table:table-cell table:number-columns-repeated="1001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9900" calcext:value-type="float">
            <text:p>9900</text:p>
          </table:table-cell>
          <table:table-cell table:formula="of:=COM.MICROSOFT.STDEV.S([.B4:.B15])" office:value-type="float" office:value="3281.06087218291" calcext:value-type="float">
            <text:p>3281,0608721829</text:p>
          </table:table-cell>
          <table:table-cell table:formula="of:=AVERAGE([.B4:.B15])" office:value-type="float" office:value="5051.41666666667" calcext:value-type="float">
            <text:p>5051,4166666667</text:p>
          </table:table-cell>
          <table:table-cell table:formula="of:=[.D15]-[.C15]" office:value-type="float" office:value="1770.35579448375" calcext:value-type="float">
            <text:p>1770,3557944838</text:p>
          </table:table-cell>
          <table:table-cell table:number-columns-repeated="1001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10000" calcext:value-type="float">
            <text:p>10000</text:p>
          </table:table-cell>
          <table:table-cell table:formula="of:=COM.MICROSOFT.STDEV.S([.B5:.B16])" office:value-type="float" office:value="3246.06988479449" calcext:value-type="float">
            <text:p>3246,0698847945</text:p>
          </table:table-cell>
          <table:table-cell table:formula="of:=AVERAGE([.B5:.B16])" office:value-type="float" office:value="5833.33333333333" calcext:value-type="float">
            <text:p>5833,3333333333</text:p>
          </table:table-cell>
          <table:table-cell table:formula="of:=[.D16]-[.C16]" office:value-type="float" office:value="2587.26344853885" calcext:value-type="float">
            <text:p>2587,2634485389</text:p>
          </table:table-cell>
          <table:table-cell table:number-columns-repeated="1001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11000" calcext:value-type="float">
            <text:p>11000</text:p>
          </table:table-cell>
          <table:table-cell table:formula="of:=COM.MICROSOFT.STDEV.S([.B6:.B17])" office:value-type="float" office:value="3265.75435621718" calcext:value-type="float">
            <text:p>3265,7543562172</text:p>
          </table:table-cell>
          <table:table-cell table:formula="of:=AVERAGE([.B6:.B17])" office:value-type="float" office:value="6616.66666666667" calcext:value-type="float">
            <text:p>6616,6666666667</text:p>
          </table:table-cell>
          <table:table-cell table:formula="of:=[.D17]-[.C17]" office:value-type="float" office:value="3350.91231044948" calcext:value-type="float">
            <text:p>3350,9123104495</text:p>
          </table:table-cell>
          <table:table-cell table:number-columns-repeated="1001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12000" calcext:value-type="float">
            <text:p>12000</text:p>
          </table:table-cell>
          <table:table-cell table:formula="of:=COM.MICROSOFT.STDEV.S([.B7:.B18])" office:value-type="float" office:value="3271.49071757074" calcext:value-type="float">
            <text:p>3271,4907175707</text:p>
          </table:table-cell>
          <table:table-cell table:formula="of:=AVERAGE([.B7:.B18])" office:value-type="float" office:value="7441.66666666667" calcext:value-type="float">
            <text:p>7441,6666666667</text:p>
          </table:table-cell>
          <table:table-cell table:formula="of:=[.D18]-[.C18]" office:value-type="float" office:value="4170.17594909593" calcext:value-type="float">
            <text:p>4170,1759490959</text:p>
          </table:table-cell>
          <table:table-cell table:number-columns-repeated="1001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12000" calcext:value-type="float">
            <text:p>12000</text:p>
          </table:table-cell>
          <table:table-cell table:formula="of:=COM.MICROSOFT.STDEV.S([.B8:.B19])" office:value-type="float" office:value="3095.58581130479" calcext:value-type="float">
            <text:p>3095,5858113048</text:p>
          </table:table-cell>
          <table:table-cell table:formula="of:=AVERAGE([.B8:.B19])" office:value-type="float" office:value="8241.66666666667" calcext:value-type="float">
            <text:p>8241,6666666667</text:p>
          </table:table-cell>
          <table:table-cell table:formula="of:=[.D19]-[.C19]" office:value-type="float" office:value="5146.08085536188" calcext:value-type="float">
            <text:p>5146,0808553619</text:p>
          </table:table-cell>
          <table:table-cell table:number-columns-repeated="1001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13000" calcext:value-type="float">
            <text:p>13000</text:p>
          </table:table-cell>
          <table:table-cell table:formula="of:=COM.MICROSOFT.STDEV.S([.B9:.B20])" office:value-type="float" office:value="2876.49829206319" calcext:value-type="float">
            <text:p>2876,4982920632</text:p>
          </table:table-cell>
          <table:table-cell table:formula="of:=AVERAGE([.B9:.B20])" office:value-type="float" office:value="9083.33333333333" calcext:value-type="float">
            <text:p>9083,3333333333</text:p>
          </table:table-cell>
          <table:table-cell table:formula="of:=[.D20]-[.C20]" office:value-type="float" office:value="6206.83504127015" calcext:value-type="float">
            <text:p>6206,8350412702</text:p>
          </table:table-cell>
          <table:table-cell table:number-columns-repeated="1001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13000" calcext:value-type="float">
            <text:p>13000</text:p>
          </table:table-cell>
          <table:table-cell table:formula="of:=COM.MICROSOFT.STDEV.S([.B10:.B21])" office:value-type="float" office:value="2568.85483270565" calcext:value-type="float">
            <text:p>2568,8548327057</text:p>
          </table:table-cell>
          <table:table-cell table:formula="of:=AVERAGE([.B10:.B21])" office:value-type="float" office:value="9841.66666666667" calcext:value-type="float">
            <text:p>9841,6666666667</text:p>
          </table:table-cell>
          <table:table-cell table:formula="of:=[.D21]-[.C21]" office:value-type="float" office:value="7272.81183396102" calcext:value-type="float">
            <text:p>7272,811833961</text:p>
          </table:table-cell>
          <table:table-cell table:number-columns-repeated="1001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14000" calcext:value-type="float">
            <text:p>14000</text:p>
          </table:table-cell>
          <table:table-cell table:formula="of:=COM.MICROSOFT.STDEV.S([.B11:.B22])" office:value-type="float" office:value="2284.51639335662" calcext:value-type="float">
            <text:p>2284,5163933566</text:p>
          </table:table-cell>
          <table:table-cell table:formula="of:=AVERAGE([.B11:.B22])" office:value-type="float" office:value="10608.3333333333" calcext:value-type="float">
            <text:p>10608,3333333333</text:p>
          </table:table-cell>
          <table:table-cell table:formula="of:=[.D22]-[.C22]" office:value-type="float" office:value="8323.81693997671" calcext:value-type="float">
            <text:p>8323,8169399767</text:p>
          </table:table-cell>
          <table:table-cell table:number-columns-repeated="1001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14000" calcext:value-type="float">
            <text:p>14000</text:p>
          </table:table-cell>
          <table:table-cell table:formula="of:=COM.MICROSOFT.STDEV.S([.B12:.B23])" office:value-type="float" office:value="2074.6668224663" calcext:value-type="float">
            <text:p>2074,6668224663</text:p>
          </table:table-cell>
          <table:table-cell table:formula="of:=AVERAGE([.B12:.B23])" office:value-type="float" office:value="11233.3333333333" calcext:value-type="float">
            <text:p>11233,3333333333</text:p>
          </table:table-cell>
          <table:table-cell table:formula="of:=[.D23]-[.C23]" office:value-type="float" office:value="9158.66651086703" calcext:value-type="float">
            <text:p>9158,666510867</text:p>
          </table:table-cell>
          <table:table-cell table:number-columns-repeated="1001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15000" calcext:value-type="float">
            <text:p>15000</text:p>
          </table:table-cell>
          <table:table-cell table:formula="of:=COM.MICROSOFT.STDEV.S([.B13:.B24])" office:value-type="float" office:value="2049.88913225702" calcext:value-type="float">
            <text:p>2049,889132257</text:p>
          </table:table-cell>
          <table:table-cell table:formula="of:=AVERAGE([.B13:.B24])" office:value-type="float" office:value="11825" calcext:value-type="float">
            <text:p>11825</text:p>
          </table:table-cell>
          <table:table-cell table:formula="of:=[.D24]-[.C24]" office:value-type="float" office:value="9775.11086774298" calcext:value-type="float">
            <text:p>9775,110867743</text:p>
          </table:table-cell>
          <table:table-cell table:number-columns-repeated="1001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5000" calcext:value-type="float">
            <text:p>15000</text:p>
          </table:table-cell>
          <table:table-cell table:formula="of:=COM.MICROSOFT.STDEV.S([.B14:.B25])" office:value-type="float" office:value="1982.4227601599" calcext:value-type="float">
            <text:p>1982,4227601599</text:p>
          </table:table-cell>
          <table:table-cell table:formula="of:=AVERAGE([.B14:.B25])" office:value-type="float" office:value="12350" calcext:value-type="float">
            <text:p>12350</text:p>
          </table:table-cell>
          <table:table-cell table:formula="of:=[.D25]-[.C25]" office:value-type="float" office:value="10367.5772398401" calcext:value-type="float">
            <text:p>10367,5772398401</text:p>
          </table:table-cell>
          <table:table-cell table:formula="of:=[.D25]-[.D13]" office:value-type="float" office:value="8897.91666666667" calcext:value-type="float">
            <text:p>8897,9166666667</text:p>
          </table:table-cell>
          <table:table-cell table:number-columns-repeated="1000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16000" calcext:value-type="float">
            <text:p>16000</text:p>
          </table:table-cell>
          <table:table-cell table:formula="of:=COM.MICROSOFT.STDEV.S([.B15:.B26])" office:value-type="float" office:value="1988.81341203211" calcext:value-type="float">
            <text:p>1988,8134120321</text:p>
          </table:table-cell>
          <table:table-cell table:formula="of:=AVERAGE([.B15:.B26])" office:value-type="float" office:value="12908.3333333333" calcext:value-type="float">
            <text:p>12908,3333333333</text:p>
          </table:table-cell>
          <table:table-cell table:formula="of:=[.D26]-[.C26]" office:value-type="float" office:value="10919.5199213012" calcext:value-type="float">
            <text:p>10919,5199213012</text:p>
          </table:table-cell>
          <table:table-cell table:formula="of:=[.D26]-[.D14]" office:value-type="float" office:value="8681.33333333334" calcext:value-type="float">
            <text:p>8681,3333333333</text:p>
          </table:table-cell>
          <table:table-cell table:number-columns-repeated="1000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6000" calcext:value-type="float">
            <text:p>16000</text:p>
          </table:table-cell>
          <table:table-cell table:formula="of:=COM.MICROSOFT.STDEV.S([.B16:.B27])" office:value-type="float" office:value="1928.65159365215" calcext:value-type="float">
            <text:p>1928,6515936522</text:p>
          </table:table-cell>
          <table:table-cell table:formula="of:=AVERAGE([.B16:.B27])" office:value-type="float" office:value="13416.6666666667" calcext:value-type="float">
            <text:p>13416,6666666667</text:p>
          </table:table-cell>
          <table:table-cell table:formula="of:=[.D27]-[.C27]" office:value-type="float" office:value="11488.0150730145" calcext:value-type="float">
            <text:p>11488,0150730145</text:p>
          </table:table-cell>
          <table:table-cell table:formula="of:=[.D27]-[.D15]" office:value-type="float" office:value="8365.25" calcext:value-type="float">
            <text:p>8365,25</text:p>
          </table:table-cell>
          <table:table-cell table:number-columns-repeated="1000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7000" calcext:value-type="float">
            <text:p>17000</text:p>
          </table:table-cell>
          <table:table-cell table:formula="of:=COM.MICROSOFT.STDEV.S([.B17:.B28])" office:value-type="float" office:value="1858.64075456917" calcext:value-type="float">
            <text:p>1858,6407545692</text:p>
          </table:table-cell>
          <table:table-cell table:formula="of:=AVERAGE([.B17:.B28])" office:value-type="float" office:value="14000" calcext:value-type="float">
            <text:p>14000</text:p>
          </table:table-cell>
          <table:table-cell table:formula="of:=[.D28]-[.C28]" office:value-type="float" office:value="12141.3592454308" calcext:value-type="float">
            <text:p>12141,3592454308</text:p>
          </table:table-cell>
          <table:table-cell table:formula="of:=[.D28]-[.D16]" office:value-type="float" office:value="8166.66666666667" calcext:value-type="float">
            <text:p>8166,6666666667</text:p>
          </table:table-cell>
          <table:table-cell table:number-columns-repeated="1000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7000" calcext:value-type="float">
            <text:p>17000</text:p>
          </table:table-cell>
          <table:table-cell table:formula="of:=COM.MICROSOFT.STDEV.S([.B18:.B29])" office:value-type="float" office:value="1783.76517003169" calcext:value-type="float">
            <text:p>1783,7651700317</text:p>
          </table:table-cell>
          <table:table-cell table:formula="of:=AVERAGE([.B18:.B29])" office:value-type="float" office:value="14500" calcext:value-type="float">
            <text:p>14500</text:p>
          </table:table-cell>
          <table:table-cell table:formula="of:=[.D29]-[.C29]" office:value-type="float" office:value="12716.2348299683" calcext:value-type="float">
            <text:p>12716,2348299683</text:p>
          </table:table-cell>
          <table:table-cell table:formula="of:=[.D29]-[.D17]" office:value-type="float" office:value="7883.33333333333" calcext:value-type="float">
            <text:p>7883,3333333333</text:p>
          </table:table-cell>
          <table:table-cell table:number-columns-repeated="1000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18000" calcext:value-type="float">
            <text:p>18000</text:p>
          </table:table-cell>
          <table:table-cell table:formula="of:=COM.MICROSOFT.STDEV.S([.B19:.B30])" office:value-type="float" office:value="1858.64075456917" calcext:value-type="float">
            <text:p>1858,6407545692</text:p>
          </table:table-cell>
          <table:table-cell table:formula="of:=AVERAGE([.B19:.B30])" office:value-type="float" office:value="15000" calcext:value-type="float">
            <text:p>15000</text:p>
          </table:table-cell>
          <table:table-cell table:formula="of:=[.D30]-[.C30]" office:value-type="float" office:value="13141.3592454308" calcext:value-type="float">
            <text:p>13141,3592454308</text:p>
          </table:table-cell>
          <table:table-cell table:formula="of:=[.D30]-[.D18]" office:value-type="float" office:value="7558.33333333333" calcext:value-type="float">
            <text:p>7558,3333333333</text:p>
          </table:table-cell>
          <table:table-cell table:number-columns-repeated="1000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8000" calcext:value-type="float">
            <text:p>18000</text:p>
          </table:table-cell>
          <table:table-cell table:formula="of:=COM.MICROSOFT.STDEV.S([.B20:.B31])" office:value-type="float" office:value="1783.76517003169" calcext:value-type="float">
            <text:p>1783,7651700317</text:p>
          </table:table-cell>
          <table:table-cell table:formula="of:=AVERAGE([.B20:.B31])" office:value-type="float" office:value="15500" calcext:value-type="float">
            <text:p>15500</text:p>
          </table:table-cell>
          <table:table-cell table:formula="of:=[.D31]-[.C31]" office:value-type="float" office:value="13716.2348299683" calcext:value-type="float">
            <text:p>13716,2348299683</text:p>
          </table:table-cell>
          <table:table-cell table:formula="of:=[.D31]-[.D19]" office:value-type="float" office:value="7258.33333333333" calcext:value-type="float">
            <text:p>7258,3333333333</text:p>
          </table:table-cell>
          <table:table-cell table:number-columns-repeated="1000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9000" calcext:value-type="float">
            <text:p>19000</text:p>
          </table:table-cell>
          <table:table-cell table:formula="of:=COM.MICROSOFT.STDEV.S([.B21:.B32])" office:value-type="float" office:value="1858.64075456917" calcext:value-type="float">
            <text:p>1858,6407545692</text:p>
          </table:table-cell>
          <table:table-cell table:formula="of:=AVERAGE([.B21:.B32])" office:value-type="float" office:value="16000" calcext:value-type="float">
            <text:p>16000</text:p>
          </table:table-cell>
          <table:table-cell table:formula="of:=[.D32]-[.C32]" office:value-type="float" office:value="14141.3592454308" calcext:value-type="float">
            <text:p>14141,3592454308</text:p>
          </table:table-cell>
          <table:table-cell table:formula="of:=[.D32]-[.D20]" office:value-type="float" office:value="6916.66666666667" calcext:value-type="float">
            <text:p>6916,6666666667</text:p>
          </table:table-cell>
          <table:table-cell table:number-columns-repeated="1000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20000" calcext:value-type="float">
            <text:p>20000</text:p>
          </table:table-cell>
          <table:table-cell table:formula="of:=COM.MICROSOFT.STDEV.S([.B22:.B33])" office:value-type="float" office:value="1928.65159365215" calcext:value-type="float">
            <text:p>1928,6515936522</text:p>
          </table:table-cell>
          <table:table-cell table:formula="of:=AVERAGE([.B22:.B33])" office:value-type="float" office:value="16583.3333333333" calcext:value-type="float">
            <text:p>16583,3333333333</text:p>
          </table:table-cell>
          <table:table-cell table:formula="of:=[.D33]-[.C33]" office:value-type="float" office:value="14654.6817396812" calcext:value-type="float">
            <text:p>14654,6817396812</text:p>
          </table:table-cell>
          <table:table-cell table:formula="of:=[.D33]-[.D21]" office:value-type="float" office:value="6741.66666666667" calcext:value-type="float">
            <text:p>6741,6666666667</text:p>
          </table:table-cell>
          <table:table-cell table:number-columns-repeated="1000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20000" calcext:value-type="float">
            <text:p>20000</text:p>
          </table:table-cell>
          <table:table-cell table:formula="of:=COM.MICROSOFT.STDEV.S([.B23:.B34])" office:value-type="float" office:value="1975.22534195852" calcext:value-type="float">
            <text:p>1975,2253419585</text:p>
          </table:table-cell>
          <table:table-cell table:formula="of:=AVERAGE([.B23:.B34])" office:value-type="float" office:value="17083.3333333333" calcext:value-type="float">
            <text:p>17083,3333333333</text:p>
          </table:table-cell>
          <table:table-cell table:formula="of:=[.D34]-[.C34]" office:value-type="float" office:value="15108.1079913748" calcext:value-type="float">
            <text:p>15108,1079913748</text:p>
          </table:table-cell>
          <table:table-cell table:formula="of:=[.D34]-[.D22]" office:value-type="float" office:value="6475" calcext:value-type="float">
            <text:p>6475</text:p>
          </table:table-cell>
          <table:table-cell table:number-columns-repeated="1000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21000" calcext:value-type="float">
            <text:p>21000</text:p>
          </table:table-cell>
          <table:table-cell table:formula="of:=COM.MICROSOFT.STDEV.S([.B24:.B35])" office:value-type="float" office:value="2015.09455376319" calcext:value-type="float">
            <text:p>2015,0945537632</text:p>
          </table:table-cell>
          <table:table-cell table:formula="of:=AVERAGE([.B24:.B35])" office:value-type="float" office:value="17666.6666666667" calcext:value-type="float">
            <text:p>17666,6666666667</text:p>
          </table:table-cell>
          <table:table-cell table:formula="of:=[.D35]-[.C35]" office:value-type="float" office:value="15651.5721129035" calcext:value-type="float">
            <text:p>15651,5721129035</text:p>
          </table:table-cell>
          <table:table-cell table:formula="of:=[.D35]-[.D23]" office:value-type="float" office:value="6433.33333333333" calcext:value-type="float">
            <text:p>6433,3333333333</text:p>
          </table:table-cell>
          <table:table-cell table:number-columns-repeated="1000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22000" calcext:value-type="float">
            <text:p>22000</text:p>
          </table:table-cell>
          <table:table-cell table:formula="of:=COM.MICROSOFT.STDEV.S([.B25:.B36])" office:value-type="float" office:value="2179.44947177034" calcext:value-type="float">
            <text:p>2179,4494717703</text:p>
          </table:table-cell>
          <table:table-cell table:formula="of:=AVERAGE([.B25:.B36])" office:value-type="float" office:value="18250" calcext:value-type="float">
            <text:p>18250</text:p>
          </table:table-cell>
          <table:table-cell table:formula="of:=[.D36]-[.C36]" office:value-type="float" office:value="16070.5505282297" calcext:value-type="float">
            <text:p>16070,5505282297</text:p>
          </table:table-cell>
          <table:table-cell table:formula="of:=[.D36]-[.D24]" office:value-type="float" office:value="6425" calcext:value-type="float">
            <text:p>6425</text:p>
          </table:table-cell>
          <table:table-cell table:number-columns-repeated="1000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23000" calcext:value-type="float">
            <text:p>23000</text:p>
          </table:table-cell>
          <table:table-cell table:formula="of:=COM.MICROSOFT.STDEV.S([.B26:.B37])" office:value-type="float" office:value="2314.31644466797" calcext:value-type="float">
            <text:p>2314,316444668</text:p>
          </table:table-cell>
          <table:table-cell table:formula="of:=AVERAGE([.B26:.B37])" office:value-type="float" office:value="18916.6666666667" calcext:value-type="float">
            <text:p>18916,6666666667</text:p>
          </table:table-cell>
          <table:table-cell table:formula="of:=[.D37]-[.C37]" office:value-type="float" office:value="16602.3502219987" calcext:value-type="float">
            <text:p>16602,3502219987</text:p>
          </table:table-cell>
          <table:table-cell table:formula="of:=[.D37]-[.D25]" office:value-type="float" office:value="6566.66666666667" calcext:value-type="float">
            <text:p>6566,6666666667</text:p>
          </table:table-cell>
          <table:table-cell table:number-columns-repeated="1000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24000" calcext:value-type="float">
            <text:p>24000</text:p>
          </table:table-cell>
          <table:table-cell table:formula="of:=COM.MICROSOFT.STDEV.S([.B27:.B38])" office:value-type="float" office:value="2539.08835942542" calcext:value-type="float">
            <text:p>2539,0883594254</text:p>
          </table:table-cell>
          <table:table-cell table:formula="of:=AVERAGE([.B27:.B38])" office:value-type="float" office:value="19583.3333333333" calcext:value-type="float">
            <text:p>19583,3333333333</text:p>
          </table:table-cell>
          <table:table-cell table:formula="of:=[.D38]-[.C38]" office:value-type="float" office:value="17044.2449739079" calcext:value-type="float">
            <text:p>17044,2449739079</text:p>
          </table:table-cell>
          <table:table-cell table:formula="of:=[.D38]-[.D26]" office:value-type="float" office:value="6675" calcext:value-type="float">
            <text:p>6675</text:p>
          </table:table-cell>
          <table:table-cell table:number-columns-repeated="1000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25000" calcext:value-type="float">
            <text:p>25000</text:p>
          </table:table-cell>
          <table:table-cell table:formula="of:=COM.MICROSOFT.STDEV.S([.B28:.B39])" office:value-type="float" office:value="2708.01280154532" calcext:value-type="float">
            <text:p>2708,0128015453</text:p>
          </table:table-cell>
          <table:table-cell table:formula="of:=AVERAGE([.B28:.B39])" office:value-type="float" office:value="20333.3333333333" calcext:value-type="float">
            <text:p>20333,3333333333</text:p>
          </table:table-cell>
          <table:table-cell table:formula="of:=[.D39]-[.C39]" office:value-type="float" office:value="17625.320531788" calcext:value-type="float">
            <text:p>17625,320531788</text:p>
          </table:table-cell>
          <table:table-cell table:formula="of:=[.D39]-[.D27]" office:value-type="float" office:value="6916.66666666667" calcext:value-type="float">
            <text:p>6916,6666666667</text:p>
          </table:table-cell>
          <table:table-cell table:number-columns-repeated="1000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25000" calcext:value-type="float">
            <text:p>25000</text:p>
          </table:table-cell>
          <table:table-cell table:formula="of:=COM.MICROSOFT.STDEV.S([.B29:.B40])" office:value-type="float" office:value="2796.10118167813" calcext:value-type="float">
            <text:p>2796,1011816781</text:p>
          </table:table-cell>
          <table:table-cell table:formula="of:=AVERAGE([.B29:.B40])" office:value-type="float" office:value="21000" calcext:value-type="float">
            <text:p>21000</text:p>
          </table:table-cell>
          <table:table-cell table:formula="of:=[.D40]-[.C40]" office:value-type="float" office:value="18203.8988183219" calcext:value-type="float">
            <text:p>18203,8988183219</text:p>
          </table:table-cell>
          <table:table-cell table:formula="of:=[.D40]-[.D28]" office:value-type="float" office:value="7000" calcext:value-type="float">
            <text:p>7000</text:p>
          </table:table-cell>
          <table:table-cell table:number-columns-repeated="1000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26000" calcext:value-type="float">
            <text:p>26000</text:p>
          </table:table-cell>
          <table:table-cell table:formula="of:=COM.MICROSOFT.STDEV.S([.B30:.B41])" office:value-type="float" office:value="2832.44192751189" calcext:value-type="float">
            <text:p>2832,4419275119</text:p>
          </table:table-cell>
          <table:table-cell table:formula="of:=AVERAGE([.B30:.B41])" office:value-type="float" office:value="21750" calcext:value-type="float">
            <text:p>21750</text:p>
          </table:table-cell>
          <table:table-cell table:formula="of:=[.D41]-[.C41]" office:value-type="float" office:value="18917.5580724881" calcext:value-type="float">
            <text:p>18917,5580724881</text:p>
          </table:table-cell>
          <table:table-cell table:formula="of:=[.D41]-[.D29]" office:value-type="float" office:value="7250" calcext:value-type="float">
            <text:p>7250</text:p>
          </table:table-cell>
          <table:table-cell table:number-columns-repeated="1000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27000" calcext:value-type="float">
            <text:p>27000</text:p>
          </table:table-cell>
          <table:table-cell table:formula="of:=COM.MICROSOFT.STDEV.S([.B31:.B42])" office:value-type="float" office:value="2938.76906822629" calcext:value-type="float">
            <text:p>2938,7690682263</text:p>
          </table:table-cell>
          <table:table-cell table:formula="of:=AVERAGE([.B31:.B42])" office:value-type="float" office:value="22500" calcext:value-type="float">
            <text:p>22500</text:p>
          </table:table-cell>
          <table:table-cell table:formula="of:=[.D42]-[.C42]" office:value-type="float" office:value="19561.2309317737" calcext:value-type="float">
            <text:p>19561,2309317737</text:p>
          </table:table-cell>
          <table:table-cell table:formula="of:=[.D42]-[.D30]" office:value-type="float" office:value="7500" calcext:value-type="float">
            <text:p>7500</text:p>
          </table:table-cell>
          <table:table-cell table:number-columns-repeated="1000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28000" calcext:value-type="float">
            <text:p>28000</text:p>
          </table:table-cell>
          <table:table-cell table:formula="of:=COM.MICROSOFT.STDEV.S([.B32:.B43])" office:value-type="float" office:value="2964.43566094439" calcext:value-type="float">
            <text:p>2964,4356609444</text:p>
          </table:table-cell>
          <table:table-cell table:formula="of:=AVERAGE([.B32:.B43])" office:value-type="float" office:value="23333.3333333333" calcext:value-type="float">
            <text:p>23333,3333333333</text:p>
          </table:table-cell>
          <table:table-cell table:formula="of:=[.D43]-[.C43]" office:value-type="float" office:value="20368.8976723889" calcext:value-type="float">
            <text:p>20368,8976723889</text:p>
          </table:table-cell>
          <table:table-cell table:formula="of:=[.D43]-[.D31]" office:value-type="float" office:value="7833.33333333333" calcext:value-type="float">
            <text:p>7833,3333333333</text:p>
          </table:table-cell>
          <table:table-cell table:number-columns-repeated="1000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29000" calcext:value-type="float">
            <text:p>29000</text:p>
          </table:table-cell>
          <table:table-cell table:formula="of:=COM.MICROSOFT.STDEV.S([.B33:.B44])" office:value-type="float" office:value="3040.1355631656" calcext:value-type="float">
            <text:p>3040,1355631656</text:p>
          </table:table-cell>
          <table:table-cell table:formula="of:=AVERAGE([.B33:.B44])" office:value-type="float" office:value="24166.6666666667" calcext:value-type="float">
            <text:p>24166,6666666667</text:p>
          </table:table-cell>
          <table:table-cell table:formula="of:=[.D44]-[.C44]" office:value-type="float" office:value="21126.5311035011" calcext:value-type="float">
            <text:p>21126,5311035011</text:p>
          </table:table-cell>
          <table:table-cell table:formula="of:=[.D44]-[.D32]" office:value-type="float" office:value="8166.66666666667" calcext:value-type="float">
            <text:p>8166,6666666667</text:p>
          </table:table-cell>
          <table:table-cell table:number-columns-repeated="1000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30000" calcext:value-type="float">
            <text:p>30000</text:p>
          </table:table-cell>
          <table:table-cell table:formula="of:=COM.MICROSOFT.STDEV.S([.B34:.B45])" office:value-type="float" office:value="3162.27766016838" calcext:value-type="float">
            <text:p>3162,2776601684</text:p>
          </table:table-cell>
          <table:table-cell table:formula="of:=AVERAGE([.B34:.B45])" office:value-type="float" office:value="25000" calcext:value-type="float">
            <text:p>25000</text:p>
          </table:table-cell>
          <table:table-cell table:formula="of:=[.D45]-[.C45]" office:value-type="float" office:value="21837.7223398316" calcext:value-type="float">
            <text:p>21837,7223398316</text:p>
          </table:table-cell>
          <table:table-cell table:formula="of:=[.D45]-[.D33]" office:value-type="float" office:value="8416.66666666667" calcext:value-type="float">
            <text:p>8416,6666666667</text:p>
          </table:table-cell>
          <table:table-cell table:number-columns-repeated="1000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32000" calcext:value-type="float">
            <text:p>32000</text:p>
          </table:table-cell>
          <table:table-cell table:formula="of:=COM.MICROSOFT.STDEV.S([.B35:.B46])" office:value-type="float" office:value="3330.30165163895" calcext:value-type="float">
            <text:p>3330,301651639</text:p>
          </table:table-cell>
          <table:table-cell table:formula="of:=AVERAGE([.B35:.B46])" office:value-type="float" office:value="26000" calcext:value-type="float">
            <text:p>26000</text:p>
          </table:table-cell>
          <table:table-cell table:formula="of:=[.D46]-[.C46]" office:value-type="float" office:value="22669.6983483611" calcext:value-type="float">
            <text:p>22669,6983483611</text:p>
          </table:table-cell>
          <table:table-cell table:formula="of:=[.D46]-[.D34]" office:value-type="float" office:value="8916.66666666667" calcext:value-type="float">
            <text:p>8916,6666666667</text:p>
          </table:table-cell>
          <table:table-cell table:number-columns-repeated="1000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35000" calcext:value-type="float">
            <text:p>35000</text:p>
          </table:table-cell>
          <table:table-cell table:formula="of:=COM.MICROSOFT.STDEV.S([.B36:.B47])" office:value-type="float" office:value="3833.66269994762" calcext:value-type="float">
            <text:p>3833,6626999476</text:p>
          </table:table-cell>
          <table:table-cell table:formula="of:=AVERAGE([.B36:.B47])" office:value-type="float" office:value="27166.6666666667" calcext:value-type="float">
            <text:p>27166,6666666667</text:p>
          </table:table-cell>
          <table:table-cell table:formula="of:=[.D47]-[.C47]" office:value-type="float" office:value="23333.003966719" calcext:value-type="float">
            <text:p>23333,003966719</text:p>
          </table:table-cell>
          <table:table-cell table:formula="of:=[.D47]-[.D35]" office:value-type="float" office:value="9500" calcext:value-type="float">
            <text:p>9500</text:p>
          </table:table-cell>
          <table:table-cell table:number-columns-repeated="1000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37000" calcext:value-type="float">
            <text:p>37000</text:p>
          </table:table-cell>
          <table:table-cell table:formula="of:=COM.MICROSOFT.STDEV.S([.B37:.B48])" office:value-type="float" office:value="4399.55231882297" calcext:value-type="float">
            <text:p>4399,552318823</text:p>
          </table:table-cell>
          <table:table-cell table:formula="of:=AVERAGE([.B37:.B48])" office:value-type="float" office:value="28416.6666666667" calcext:value-type="float">
            <text:p>28416,6666666667</text:p>
          </table:table-cell>
          <table:table-cell table:formula="of:=[.D48]-[.C48]" office:value-type="float" office:value="24017.1143478437" calcext:value-type="float">
            <text:p>24017,1143478437</text:p>
          </table:table-cell>
          <table:table-cell table:formula="of:=[.D48]-[.D36]" office:value-type="float" office:value="10166.6666666667" calcext:value-type="float">
            <text:p>10166,6666666667</text:p>
          </table:table-cell>
          <table:table-cell table:number-columns-repeated="1000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38000" calcext:value-type="float">
            <text:p>38000</text:p>
          </table:table-cell>
          <table:table-cell table:formula="of:=COM.MICROSOFT.STDEV.S([.B38:.B49])" office:value-type="float" office:value="4830.45891539648" calcext:value-type="float">
            <text:p>4830,4589153965</text:p>
          </table:table-cell>
          <table:table-cell table:formula="of:=AVERAGE([.B38:.B49])" office:value-type="float" office:value="29666.6666666667" calcext:value-type="float">
            <text:p>29666,6666666667</text:p>
          </table:table-cell>
          <table:table-cell table:formula="of:=[.D49]-[.C49]" office:value-type="float" office:value="24836.2077512702" calcext:value-type="float">
            <text:p>24836,2077512702</text:p>
          </table:table-cell>
          <table:table-cell table:formula="of:=[.D49]-[.D37]" office:value-type="float" office:value="10750" calcext:value-type="float">
            <text:p>10750</text:p>
          </table:table-cell>
          <table:table-cell table:number-columns-repeated="1000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38000" calcext:value-type="float">
            <text:p>38000</text:p>
          </table:table-cell>
          <table:table-cell table:formula="of:=COM.MICROSOFT.STDEV.S([.B39:.B50])" office:value-type="float" office:value="5024.18393795691" calcext:value-type="float">
            <text:p>5024,1839379569</text:p>
          </table:table-cell>
          <table:table-cell table:formula="of:=AVERAGE([.B39:.B50])" office:value-type="float" office:value="30833.3333333333" calcext:value-type="float">
            <text:p>30833,3333333333</text:p>
          </table:table-cell>
          <table:table-cell table:formula="of:=[.D50]-[.C50]" office:value-type="float" office:value="25809.1493953764" calcext:value-type="float">
            <text:p>25809,1493953764</text:p>
          </table:table-cell>
          <table:table-cell table:formula="of:=[.D50]-[.D38]" office:value-type="float" office:value="11250" calcext:value-type="float">
            <text:p>11250</text:p>
          </table:table-cell>
          <table:table-cell table:number-columns-repeated="1000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39000" calcext:value-type="float">
            <text:p>39000</text:p>
          </table:table-cell>
          <table:table-cell table:formula="of:=COM.MICROSOFT.STDEV.S([.B40:.B51])" office:value-type="float" office:value="5169.84262113197" calcext:value-type="float">
            <text:p>5169,842621132</text:p>
          </table:table-cell>
          <table:table-cell table:formula="of:=AVERAGE([.B40:.B51])" office:value-type="float" office:value="32000" calcext:value-type="float">
            <text:p>32000</text:p>
          </table:table-cell>
          <table:table-cell table:formula="of:=[.D51]-[.C51]" office:value-type="float" office:value="26830.157378868" calcext:value-type="float">
            <text:p>26830,157378868</text:p>
          </table:table-cell>
          <table:table-cell table:formula="of:=[.D51]-[.D39]" office:value-type="float" office:value="11666.6666666667" calcext:value-type="float">
            <text:p>11666,6666666667</text:p>
          </table:table-cell>
          <table:table-cell table:number-columns-repeated="1000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40000" calcext:value-type="float">
            <text:p>40000</text:p>
          </table:table-cell>
          <table:table-cell table:formula="of:=COM.MICROSOFT.STDEV.S([.B41:.B52])" office:value-type="float" office:value="5136.76587322837" calcext:value-type="float">
            <text:p>5136,7658732284</text:p>
          </table:table-cell>
          <table:table-cell table:formula="of:=AVERAGE([.B41:.B52])" office:value-type="float" office:value="33250" calcext:value-type="float">
            <text:p>33250</text:p>
          </table:table-cell>
          <table:table-cell table:formula="of:=[.D52]-[.C52]" office:value-type="float" office:value="28113.2341267716" calcext:value-type="float">
            <text:p>28113,2341267716</text:p>
          </table:table-cell>
          <table:table-cell table:formula="of:=[.D52]-[.D40]" office:value-type="float" office:value="12250" calcext:value-type="float">
            <text:p>12250</text:p>
          </table:table-cell>
          <table:table-cell table:number-columns-repeated="1000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41000" calcext:value-type="float">
            <text:p>41000</text:p>
          </table:table-cell>
          <table:table-cell table:formula="of:=COM.MICROSOFT.STDEV.S([.B42:.B53])" office:value-type="float" office:value="5036.23235798711" calcext:value-type="float">
            <text:p>5036,2323579871</text:p>
          </table:table-cell>
          <table:table-cell table:formula="of:=AVERAGE([.B42:.B53])" office:value-type="float" office:value="34500" calcext:value-type="float">
            <text:p>34500</text:p>
          </table:table-cell>
          <table:table-cell table:formula="of:=[.D53]-[.C53]" office:value-type="float" office:value="29463.7676420129" calcext:value-type="float">
            <text:p>29463,7676420129</text:p>
          </table:table-cell>
          <table:table-cell table:formula="of:=[.D53]-[.D41]" office:value-type="float" office:value="12750" calcext:value-type="float">
            <text:p>12750</text:p>
          </table:table-cell>
          <table:table-cell table:number-columns-repeated="1000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42000" calcext:value-type="float">
            <text:p>42000</text:p>
          </table:table-cell>
          <table:table-cell table:formula="of:=COM.MICROSOFT.STDEV.S([.B43:.B54])" office:value-type="float" office:value="4864.06115392178" calcext:value-type="float">
            <text:p>4864,0611539218</text:p>
          </table:table-cell>
          <table:table-cell table:formula="of:=AVERAGE([.B43:.B54])" office:value-type="float" office:value="35750" calcext:value-type="float">
            <text:p>35750</text:p>
          </table:table-cell>
          <table:table-cell table:formula="of:=[.D54]-[.C54]" office:value-type="float" office:value="30885.9388460782" calcext:value-type="float">
            <text:p>30885,9388460782</text:p>
          </table:table-cell>
          <table:table-cell table:formula="of:=[.D54]-[.D42]" office:value-type="float" office:value="13250" calcext:value-type="float">
            <text:p>13250</text:p>
          </table:table-cell>
          <table:table-cell table:number-columns-repeated="1000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44000" calcext:value-type="float">
            <text:p>44000</text:p>
          </table:table-cell>
          <table:table-cell table:formula="of:=COM.MICROSOFT.STDEV.S([.B44:.B55])" office:value-type="float" office:value="4737.82330790941" calcext:value-type="float">
            <text:p>4737,8233079094</text:p>
          </table:table-cell>
          <table:table-cell table:formula="of:=AVERAGE([.B44:.B55])" office:value-type="float" office:value="37083.3333333333" calcext:value-type="float">
            <text:p>37083,3333333333</text:p>
          </table:table-cell>
          <table:table-cell table:formula="of:=[.D55]-[.C55]" office:value-type="float" office:value="32345.5100254239" calcext:value-type="float">
            <text:p>32345,5100254239</text:p>
          </table:table-cell>
          <table:table-cell table:formula="of:=[.D55]-[.D43]" office:value-type="float" office:value="13750" calcext:value-type="float">
            <text:p>13750</text:p>
          </table:table-cell>
          <table:table-cell table:number-columns-repeated="1000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45000" calcext:value-type="float">
            <text:p>45000</text:p>
          </table:table-cell>
          <table:table-cell table:formula="of:=COM.MICROSOFT.STDEV.S([.B45:.B56])" office:value-type="float" office:value="4501.6831868926" calcext:value-type="float">
            <text:p>4501,6831868926</text:p>
          </table:table-cell>
          <table:table-cell table:formula="of:=AVERAGE([.B45:.B56])" office:value-type="float" office:value="38416.6666666667" calcext:value-type="float">
            <text:p>38416,6666666667</text:p>
          </table:table-cell>
          <table:table-cell table:formula="of:=[.D56]-[.C56]" office:value-type="float" office:value="33914.9834797741" calcext:value-type="float">
            <text:p>33914,9834797741</text:p>
          </table:table-cell>
          <table:table-cell table:formula="of:=[.D56]-[.D44]" office:value-type="float" office:value="14250" calcext:value-type="float">
            <text:p>14250</text:p>
          </table:table-cell>
          <table:table-cell table:number-columns-repeated="1000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46000" calcext:value-type="float">
            <text:p>46000</text:p>
          </table:table-cell>
          <table:table-cell table:formula="of:=COM.MICROSOFT.STDEV.S([.B46:.B57])" office:value-type="float" office:value="4136.86310670735" calcext:value-type="float">
            <text:p>4136,8631067074</text:p>
          </table:table-cell>
          <table:table-cell table:formula="of:=AVERAGE([.B46:.B57])" office:value-type="float" office:value="39750" calcext:value-type="float">
            <text:p>39750</text:p>
          </table:table-cell>
          <table:table-cell table:formula="of:=[.D57]-[.C57]" office:value-type="float" office:value="35613.1368932927" calcext:value-type="float">
            <text:p>35613,1368932927</text:p>
          </table:table-cell>
          <table:table-cell table:formula="of:=[.D57]-[.D45]" office:value-type="float" office:value="14750" calcext:value-type="float">
            <text:p>14750</text:p>
          </table:table-cell>
          <table:table-cell table:number-columns-repeated="1000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47000" calcext:value-type="float">
            <text:p>47000</text:p>
          </table:table-cell>
          <table:table-cell table:formula="of:=COM.MICROSOFT.STDEV.S([.B47:.B58])" office:value-type="float" office:value="3837.61289440099" calcext:value-type="float">
            <text:p>3837,612894401</text:p>
          </table:table-cell>
          <table:table-cell table:formula="of:=AVERAGE([.B47:.B58])" office:value-type="float" office:value="41000" calcext:value-type="float">
            <text:p>41000</text:p>
          </table:table-cell>
          <table:table-cell table:formula="of:=[.D58]-[.C58]" office:value-type="float" office:value="37162.387105599" calcext:value-type="float">
            <text:p>37162,387105599</text:p>
          </table:table-cell>
          <table:table-cell table:formula="of:=[.D58]-[.D46]" office:value-type="float" office:value="15000" calcext:value-type="float">
            <text:p>15000</text:p>
          </table:table-cell>
          <table:table-cell table:number-columns-repeated="1000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48000" calcext:value-type="float">
            <text:p>48000</text:p>
          </table:table-cell>
          <table:table-cell table:formula="of:=COM.MICROSOFT.STDEV.S([.B48:.B59])" office:value-type="float" office:value="3824.75984589724" calcext:value-type="float">
            <text:p>3824,7598458972</text:p>
          </table:table-cell>
          <table:table-cell table:formula="of:=AVERAGE([.B48:.B59])" office:value-type="float" office:value="42083.3333333333" calcext:value-type="float">
            <text:p>42083,3333333333</text:p>
          </table:table-cell>
          <table:table-cell table:formula="of:=[.D59]-[.C59]" office:value-type="float" office:value="38258.5734874361" calcext:value-type="float">
            <text:p>38258,5734874361</text:p>
          </table:table-cell>
          <table:table-cell table:formula="of:=[.D59]-[.D47]" office:value-type="float" office:value="14916.6666666667" calcext:value-type="float">
            <text:p>14916,6666666667</text:p>
          </table:table-cell>
          <table:table-cell table:number-columns-repeated="1000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48000" calcext:value-type="float">
            <text:p>48000</text:p>
          </table:table-cell>
          <table:table-cell table:formula="of:=COM.MICROSOFT.STDEV.S([.B49:.B60])" office:value-type="float" office:value="3813.85035698237" calcext:value-type="float">
            <text:p>3813,8503569824</text:p>
          </table:table-cell>
          <table:table-cell table:formula="of:=AVERAGE([.B49:.B60])" office:value-type="float" office:value="43000" calcext:value-type="float">
            <text:p>43000</text:p>
          </table:table-cell>
          <table:table-cell table:formula="of:=[.D60]-[.C60]" office:value-type="float" office:value="39186.1496430176" calcext:value-type="float">
            <text:p>39186,1496430176</text:p>
          </table:table-cell>
          <table:table-cell table:formula="of:=[.D60]-[.D48]" office:value-type="float" office:value="14583.3333333333" calcext:value-type="float">
            <text:p>14583,3333333333</text:p>
          </table:table-cell>
          <table:table-cell table:number-columns-repeated="1000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49000" calcext:value-type="float">
            <text:p>49000</text:p>
          </table:table-cell>
          <table:table-cell table:formula="of:=COM.MICROSOFT.STDEV.S([.B50:.B61])" office:value-type="float" office:value="3824.75984589724" calcext:value-type="float">
            <text:p>3824,7598458972</text:p>
          </table:table-cell>
          <table:table-cell table:formula="of:=AVERAGE([.B50:.B61])" office:value-type="float" office:value="43916.6666666667" calcext:value-type="float">
            <text:p>43916,6666666667</text:p>
          </table:table-cell>
          <table:table-cell table:formula="of:=[.D61]-[.C61]" office:value-type="float" office:value="40091.9068207694" calcext:value-type="float">
            <text:p>40091,9068207694</text:p>
          </table:table-cell>
          <table:table-cell table:formula="of:=[.D61]-[.D49]" office:value-type="float" office:value="14250" calcext:value-type="float">
            <text:p>14250</text:p>
          </table:table-cell>
          <table:table-cell table:number-columns-repeated="1000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50000" calcext:value-type="float">
            <text:p>50000</text:p>
          </table:table-cell>
          <table:table-cell table:formula="of:=COM.MICROSOFT.STDEV.S([.B51:.B62])" office:value-type="float" office:value="3704.01093001856" calcext:value-type="float">
            <text:p>3704,0109300186</text:p>
          </table:table-cell>
          <table:table-cell table:formula="of:=AVERAGE([.B51:.B62])" office:value-type="float" office:value="44916.6666666667" calcext:value-type="float">
            <text:p>44916,6666666667</text:p>
          </table:table-cell>
          <table:table-cell table:formula="of:=[.D62]-[.C62]" office:value-type="float" office:value="41212.6557366481" calcext:value-type="float">
            <text:p>41212,6557366481</text:p>
          </table:table-cell>
          <table:table-cell table:formula="of:=[.D62]-[.D50]" office:value-type="float" office:value="14083.3333333333" calcext:value-type="float">
            <text:p>14083,3333333333</text:p>
          </table:table-cell>
          <table:table-cell table:number-columns-repeated="1000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50000" calcext:value-type="float">
            <text:p>50000</text:p>
          </table:table-cell>
          <table:table-cell table:formula="of:=COM.MICROSOFT.STDEV.S([.B52:.B63])" office:value-type="float" office:value="3459.72498469126" calcext:value-type="float">
            <text:p>3459,7249846913</text:p>
          </table:table-cell>
          <table:table-cell table:formula="of:=AVERAGE([.B52:.B63])" office:value-type="float" office:value="45833.3333333333" calcext:value-type="float">
            <text:p>45833,3333333333</text:p>
          </table:table-cell>
          <table:table-cell table:formula="of:=[.D63]-[.C63]" office:value-type="float" office:value="42373.6083486421" calcext:value-type="float">
            <text:p>42373,6083486421</text:p>
          </table:table-cell>
          <table:table-cell table:formula="of:=[.D63]-[.D51]" office:value-type="float" office:value="13833.3333333333" calcext:value-type="float">
            <text:p>13833,3333333333</text:p>
          </table:table-cell>
          <table:table-cell table:number-columns-repeated="1000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51000" calcext:value-type="float">
            <text:p>51000</text:p>
          </table:table-cell>
          <table:table-cell table:formula="of:=COM.MICROSOFT.STDEV.S([.B53:.B64])" office:value-type="float" office:value="3222.78817739603" calcext:value-type="float">
            <text:p>3222,788177396</text:p>
          </table:table-cell>
          <table:table-cell table:formula="of:=AVERAGE([.B53:.B64])" office:value-type="float" office:value="46750" calcext:value-type="float">
            <text:p>46750</text:p>
          </table:table-cell>
          <table:table-cell table:formula="of:=[.D64]-[.C64]" office:value-type="float" office:value="43527.211822604" calcext:value-type="float">
            <text:p>43527,211822604</text:p>
          </table:table-cell>
          <table:table-cell table:formula="of:=[.D64]-[.D52]" office:value-type="float" office:value="13500" calcext:value-type="float">
            <text:p>13500</text:p>
          </table:table-cell>
          <table:table-cell table:number-columns-repeated="1000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52000" calcext:value-type="float">
            <text:p>52000</text:p>
          </table:table-cell>
          <table:table-cell table:formula="of:=COM.MICROSOFT.STDEV.S([.B54:.B65])" office:value-type="float" office:value="2994.94523651051" calcext:value-type="float">
            <text:p>2994,9452365105</text:p>
          </table:table-cell>
          <table:table-cell table:formula="of:=AVERAGE([.B54:.B65])" office:value-type="float" office:value="47666.6666666667" calcext:value-type="float">
            <text:p>47666,6666666667</text:p>
          </table:table-cell>
          <table:table-cell table:formula="of:=[.D65]-[.C65]" office:value-type="float" office:value="44671.7214301562" calcext:value-type="float">
            <text:p>44671,7214301562</text:p>
          </table:table-cell>
          <table:table-cell table:formula="of:=[.D65]-[.D53]" office:value-type="float" office:value="13166.6666666667" calcext:value-type="float">
            <text:p>13166,6666666667</text:p>
          </table:table-cell>
          <table:table-cell table:number-columns-repeated="1000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52000" calcext:value-type="float">
            <text:p>52000</text:p>
          </table:table-cell>
          <table:table-cell table:formula="of:=COM.MICROSOFT.STDEV.S([.B55:.B66])" office:value-type="float" office:value="2645.75131106459" calcext:value-type="float">
            <text:p>2645,7513110646</text:p>
          </table:table-cell>
          <table:table-cell table:formula="of:=AVERAGE([.B55:.B66])" office:value-type="float" office:value="48500" calcext:value-type="float">
            <text:p>48500</text:p>
          </table:table-cell>
          <table:table-cell table:formula="of:=[.D66]-[.C66]" office:value-type="float" office:value="45854.2486889354" calcext:value-type="float">
            <text:p>45854,2486889354</text:p>
          </table:table-cell>
          <table:table-cell table:formula="of:=[.D66]-[.D54]" office:value-type="float" office:value="12750" calcext:value-type="float">
            <text:p>12750</text:p>
          </table:table-cell>
          <table:table-cell table:number-columns-repeated="1000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53000" calcext:value-type="float">
            <text:p>53000</text:p>
          </table:table-cell>
          <table:table-cell table:formula="of:=COM.MICROSOFT.STDEV.S([.B56:.B67])" office:value-type="float" office:value="2527.12556798502" calcext:value-type="float">
            <text:p>2527,125567985</text:p>
          </table:table-cell>
          <table:table-cell table:formula="of:=AVERAGE([.B56:.B67])" office:value-type="float" office:value="49250" calcext:value-type="float">
            <text:p>49250</text:p>
          </table:table-cell>
          <table:table-cell table:formula="of:=[.D67]-[.C67]" office:value-type="float" office:value="46722.874432015" calcext:value-type="float">
            <text:p>46722,874432015</text:p>
          </table:table-cell>
          <table:table-cell table:formula="of:=[.D67]-[.D55]" office:value-type="float" office:value="12166.6666666667" calcext:value-type="float">
            <text:p>12166,6666666667</text:p>
          </table:table-cell>
          <table:table-cell table:number-columns-repeated="1000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54000" calcext:value-type="float">
            <text:p>54000</text:p>
          </table:table-cell>
          <table:table-cell table:formula="of:=COM.MICROSOFT.STDEV.S([.B57:.B68])" office:value-type="float" office:value="2486.32624203224" calcext:value-type="float">
            <text:p>2486,3262420323</text:p>
          </table:table-cell>
          <table:table-cell table:formula="of:=AVERAGE([.B57:.B68])" office:value-type="float" office:value="50000" calcext:value-type="float">
            <text:p>50000</text:p>
          </table:table-cell>
          <table:table-cell table:formula="of:=[.D68]-[.C68]" office:value-type="float" office:value="47513.6737579678" calcext:value-type="float">
            <text:p>47513,6737579678</text:p>
          </table:table-cell>
          <table:table-cell table:formula="of:=[.D68]-[.D56]" office:value-type="float" office:value="11583.3333333333" calcext:value-type="float">
            <text:p>11583,3333333333</text:p>
          </table:table-cell>
          <table:table-cell table:number-columns-repeated="1000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54000" calcext:value-type="float">
            <text:p>54000</text:p>
          </table:table-cell>
          <table:table-cell table:formula="of:=COM.MICROSOFT.STDEV.S([.B58:.B69])" office:value-type="float" office:value="2386.83256575942" calcext:value-type="float">
            <text:p>2386,8325657594</text:p>
          </table:table-cell>
          <table:table-cell table:formula="of:=AVERAGE([.B58:.B69])" office:value-type="float" office:value="50666.6666666667" calcext:value-type="float">
            <text:p>50666,6666666667</text:p>
          </table:table-cell>
          <table:table-cell table:formula="of:=[.D69]-[.C69]" office:value-type="float" office:value="48279.8341009072" calcext:value-type="float">
            <text:p>48279,8341009072</text:p>
          </table:table-cell>
          <table:table-cell table:formula="of:=[.D69]-[.D57]" office:value-type="float" office:value="10916.6666666667" calcext:value-type="float">
            <text:p>10916,6666666667</text:p>
          </table:table-cell>
          <table:table-cell table:number-columns-repeated="1000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55000" calcext:value-type="float">
            <text:p>55000</text:p>
          </table:table-cell>
          <table:table-cell table:formula="of:=COM.MICROSOFT.STDEV.S([.B59:.B70])" office:value-type="float" office:value="2386.83256575942" calcext:value-type="float">
            <text:p>2386,8325657594</text:p>
          </table:table-cell>
          <table:table-cell table:formula="of:=AVERAGE([.B59:.B70])" office:value-type="float" office:value="51333.3333333333" calcext:value-type="float">
            <text:p>51333,3333333333</text:p>
          </table:table-cell>
          <table:table-cell table:formula="of:=[.D70]-[.C70]" office:value-type="float" office:value="48946.5007675739" calcext:value-type="float">
            <text:p>48946,5007675739</text:p>
          </table:table-cell>
          <table:table-cell table:formula="of:=[.D70]-[.D58]" office:value-type="float" office:value="10333.3333333333" calcext:value-type="float">
            <text:p>10333,3333333333</text:p>
          </table:table-cell>
          <table:table-cell table:number-columns-repeated="1000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56000" calcext:value-type="float">
            <text:p>56000</text:p>
          </table:table-cell>
          <table:table-cell table:formula="of:=COM.MICROSOFT.STDEV.S([.B60:.B71])" office:value-type="float" office:value="2486.32624203224" calcext:value-type="float">
            <text:p>2486,3262420323</text:p>
          </table:table-cell>
          <table:table-cell table:formula="of:=AVERAGE([.B60:.B71])" office:value-type="float" office:value="52000" calcext:value-type="float">
            <text:p>52000</text:p>
          </table:table-cell>
          <table:table-cell table:formula="of:=[.D71]-[.C71]" office:value-type="float" office:value="49513.6737579678" calcext:value-type="float">
            <text:p>49513,6737579678</text:p>
          </table:table-cell>
          <table:table-cell table:formula="of:=[.D71]-[.D59]" office:value-type="float" office:value="9916.66666666666" calcext:value-type="float">
            <text:p>9916,6666666667</text:p>
          </table:table-cell>
          <table:table-cell table:number-columns-repeated="1000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57000" calcext:value-type="float">
            <text:p>57000</text:p>
          </table:table-cell>
          <table:table-cell table:formula="of:=COM.MICROSOFT.STDEV.S([.B61:.B72])" office:value-type="float" office:value="2527.12556798502" calcext:value-type="float">
            <text:p>2527,125567985</text:p>
          </table:table-cell>
          <table:table-cell table:formula="of:=AVERAGE([.B61:.B72])" office:value-type="float" office:value="52750" calcext:value-type="float">
            <text:p>52750</text:p>
          </table:table-cell>
          <table:table-cell table:formula="of:=[.D72]-[.C72]" office:value-type="float" office:value="50222.874432015" calcext:value-type="float">
            <text:p>50222,874432015</text:p>
          </table:table-cell>
          <table:table-cell table:formula="of:=[.D72]-[.D60]" office:value-type="float" office:value="9750" calcext:value-type="float">
            <text:p>9750</text:p>
          </table:table-cell>
          <table:table-cell table:number-columns-repeated="1000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58000" calcext:value-type="float">
            <text:p>58000</text:p>
          </table:table-cell>
          <table:table-cell table:formula="of:=COM.MICROSOFT.STDEV.S([.B62:.B73])" office:value-type="float" office:value="2645.75131106459" calcext:value-type="float">
            <text:p>2645,7513110646</text:p>
          </table:table-cell>
          <table:table-cell table:formula="of:=AVERAGE([.B62:.B73])" office:value-type="float" office:value="53500" calcext:value-type="float">
            <text:p>53500</text:p>
          </table:table-cell>
          <table:table-cell table:formula="of:=[.D73]-[.C73]" office:value-type="float" office:value="50854.2486889354" calcext:value-type="float">
            <text:p>50854,2486889354</text:p>
          </table:table-cell>
          <table:table-cell table:formula="of:=[.D73]-[.D61]" office:value-type="float" office:value="9583.33333333334" calcext:value-type="float">
            <text:p>9583,3333333333</text:p>
          </table:table-cell>
          <table:table-cell table:number-columns-repeated="1000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58000" calcext:value-type="float">
            <text:p>58000</text:p>
          </table:table-cell>
          <table:table-cell table:formula="of:=COM.MICROSOFT.STDEV.S([.B63:.B74])" office:value-type="float" office:value="2691.17525301201" calcext:value-type="float">
            <text:p>2691,175253012</text:p>
          </table:table-cell>
          <table:table-cell table:formula="of:=AVERAGE([.B63:.B74])" office:value-type="float" office:value="54166.6666666667" calcext:value-type="float">
            <text:p>54166,6666666667</text:p>
          </table:table-cell>
          <table:table-cell table:formula="of:=[.D74]-[.C74]" office:value-type="float" office:value="51475.4914136547" calcext:value-type="float">
            <text:p>51475,4914136547</text:p>
          </table:table-cell>
          <table:table-cell table:formula="of:=[.D74]-[.D62]" office:value-type="float" office:value="9250" calcext:value-type="float">
            <text:p>9250</text:p>
          </table:table-cell>
          <table:table-cell table:number-columns-repeated="1000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59000" calcext:value-type="float">
            <text:p>59000</text:p>
          </table:table-cell>
          <table:table-cell table:formula="of:=COM.MICROSOFT.STDEV.S([.B64:.B75])" office:value-type="float" office:value="2678.47763183537" calcext:value-type="float">
            <text:p>2678,4776318354</text:p>
          </table:table-cell>
          <table:table-cell table:formula="of:=AVERAGE([.B64:.B75])" office:value-type="float" office:value="54916.6666666667" calcext:value-type="float">
            <text:p>54916,6666666667</text:p>
          </table:table-cell>
          <table:table-cell table:formula="of:=[.D75]-[.C75]" office:value-type="float" office:value="52238.1890348313" calcext:value-type="float">
            <text:p>52238,1890348313</text:p>
          </table:table-cell>
          <table:table-cell table:formula="of:=[.D75]-[.D63]" office:value-type="float" office:value="9083.33333333333" calcext:value-type="float">
            <text:p>9083,3333333333</text:p>
          </table:table-cell>
          <table:table-cell table:number-columns-repeated="1000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60000" calcext:value-type="float">
            <text:p>60000</text:p>
          </table:table-cell>
          <table:table-cell table:formula="of:=COM.MICROSOFT.STDEV.S([.B65:.B76])" office:value-type="float" office:value="2741.37766736937" calcext:value-type="float">
            <text:p>2741,3776673694</text:p>
          </table:table-cell>
          <table:table-cell table:formula="of:=AVERAGE([.B65:.B76])" office:value-type="float" office:value="55666.6666666667" calcext:value-type="float">
            <text:p>55666,6666666667</text:p>
          </table:table-cell>
          <table:table-cell table:formula="of:=[.D76]-[.C76]" office:value-type="float" office:value="52925.2889992973" calcext:value-type="float">
            <text:p>52925,2889992973</text:p>
          </table:table-cell>
          <table:table-cell table:formula="of:=[.D76]-[.D64]" office:value-type="float" office:value="8916.66666666666" calcext:value-type="float">
            <text:p>8916,6666666667</text:p>
          </table:table-cell>
          <table:table-cell table:number-columns-repeated="1000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61000" calcext:value-type="float">
            <text:p>61000</text:p>
          </table:table-cell>
          <table:table-cell table:formula="of:=COM.MICROSOFT.STDEV.S([.B66:.B77])" office:value-type="float" office:value="2874.91765362967" calcext:value-type="float">
            <text:p>2874,9176536297</text:p>
          </table:table-cell>
          <table:table-cell table:formula="of:=AVERAGE([.B66:.B77])" office:value-type="float" office:value="56416.6666666667" calcext:value-type="float">
            <text:p>56416,6666666667</text:p>
          </table:table-cell>
          <table:table-cell table:formula="of:=[.D77]-[.C77]" office:value-type="float" office:value="53541.749013037" calcext:value-type="float">
            <text:p>53541,749013037</text:p>
          </table:table-cell>
          <table:table-cell table:formula="of:=[.D77]-[.D65]" office:value-type="float" office:value="8750" calcext:value-type="float">
            <text:p>8750</text:p>
          </table:table-cell>
          <table:table-cell table:number-columns-repeated="1000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62000" calcext:value-type="float">
            <text:p>62000</text:p>
          </table:table-cell>
          <table:table-cell table:formula="of:=COM.MICROSOFT.STDEV.S([.B67:.B78])" office:value-type="float" office:value="2927.14567764944" calcext:value-type="float">
            <text:p>2927,1456776495</text:p>
          </table:table-cell>
          <table:table-cell table:formula="of:=AVERAGE([.B67:.B78])" office:value-type="float" office:value="57250" calcext:value-type="float">
            <text:p>57250</text:p>
          </table:table-cell>
          <table:table-cell table:formula="of:=[.D78]-[.C78]" office:value-type="float" office:value="54322.8543223506" calcext:value-type="float">
            <text:p>54322,8543223506</text:p>
          </table:table-cell>
          <table:table-cell table:formula="of:=[.D78]-[.D66]" office:value-type="float" office:value="8750" calcext:value-type="float">
            <text:p>8750</text:p>
          </table:table-cell>
          <table:table-cell table:number-columns-repeated="1000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63000" calcext:value-type="float">
            <text:p>63000</text:p>
          </table:table-cell>
          <table:table-cell table:formula="of:=COM.MICROSOFT.STDEV.S([.B68:.B79])" office:value-type="float" office:value="3028.90119090115" calcext:value-type="float">
            <text:p>3028,9011909012</text:p>
          </table:table-cell>
          <table:table-cell table:formula="of:=AVERAGE([.B68:.B79])" office:value-type="float" office:value="58083.3333333333" calcext:value-type="float">
            <text:p>58083,3333333333</text:p>
          </table:table-cell>
          <table:table-cell table:formula="of:=[.D79]-[.C79]" office:value-type="float" office:value="55054.4321424322" calcext:value-type="float">
            <text:p>55054,4321424322</text:p>
          </table:table-cell>
          <table:table-cell table:formula="of:=[.D79]-[.D67]" office:value-type="float" office:value="8833.33333333334" calcext:value-type="float">
            <text:p>8833,3333333333</text:p>
          </table:table-cell>
          <table:table-cell table:number-columns-repeated="1000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63000" calcext:value-type="float">
            <text:p>63000</text:p>
          </table:table-cell>
          <table:table-cell table:formula="of:=COM.MICROSOFT.STDEV.S([.B69:.B80])" office:value-type="float" office:value="3040.1355631656" calcext:value-type="float">
            <text:p>3040,1355631656</text:p>
          </table:table-cell>
          <table:table-cell table:formula="of:=AVERAGE([.B69:.B80])" office:value-type="float" office:value="58833.3333333333" calcext:value-type="float">
            <text:p>58833,3333333333</text:p>
          </table:table-cell>
          <table:table-cell table:formula="of:=[.D80]-[.C80]" office:value-type="float" office:value="55793.1977701677" calcext:value-type="float">
            <text:p>55793,1977701677</text:p>
          </table:table-cell>
          <table:table-cell table:formula="of:=[.D80]-[.D68]" office:value-type="float" office:value="8833.33333333334" calcext:value-type="float">
            <text:p>8833,3333333333</text:p>
          </table:table-cell>
          <table:table-cell table:number-columns-repeated="1000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64000" calcext:value-type="float">
            <text:p>64000</text:p>
          </table:table-cell>
          <table:table-cell table:formula="of:=COM.MICROSOFT.STDEV.S([.B70:.B81])" office:value-type="float" office:value="2964.43566094439" calcext:value-type="float">
            <text:p>2964,4356609444</text:p>
          </table:table-cell>
          <table:table-cell table:formula="of:=AVERAGE([.B70:.B81])" office:value-type="float" office:value="59666.6666666667" calcext:value-type="float">
            <text:p>59666,6666666667</text:p>
          </table:table-cell>
          <table:table-cell table:formula="of:=[.D81]-[.C81]" office:value-type="float" office:value="56702.2310057223" calcext:value-type="float">
            <text:p>56702,2310057223</text:p>
          </table:table-cell>
          <table:table-cell table:formula="of:=[.D81]-[.D69]" office:value-type="float" office:value="9000" calcext:value-type="float">
            <text:p>9000</text:p>
          </table:table-cell>
          <table:table-cell table:number-columns-repeated="1000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65000" calcext:value-type="float">
            <text:p>65000</text:p>
          </table:table-cell>
          <table:table-cell table:formula="of:=COM.MICROSOFT.STDEV.S([.B71:.B82])" office:value-type="float" office:value="2938.76906822629" calcext:value-type="float">
            <text:p>2938,7690682263</text:p>
          </table:table-cell>
          <table:table-cell table:formula="of:=AVERAGE([.B71:.B82])" office:value-type="float" office:value="60500" calcext:value-type="float">
            <text:p>60500</text:p>
          </table:table-cell>
          <table:table-cell table:formula="of:=[.D82]-[.C82]" office:value-type="float" office:value="57561.2309317737" calcext:value-type="float">
            <text:p>57561,2309317737</text:p>
          </table:table-cell>
          <table:table-cell table:formula="of:=[.D82]-[.D70]" office:value-type="float" office:value="9166.66666666666" calcext:value-type="float">
            <text:p>9166,6666666667</text:p>
          </table:table-cell>
          <table:table-cell table:number-columns-repeated="1000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66000" calcext:value-type="float">
            <text:p>66000</text:p>
          </table:table-cell>
          <table:table-cell table:formula="of:=COM.MICROSOFT.STDEV.S([.B72:.B83])" office:value-type="float" office:value="2964.43566094439" calcext:value-type="float">
            <text:p>2964,4356609444</text:p>
          </table:table-cell>
          <table:table-cell table:formula="of:=AVERAGE([.B72:.B83])" office:value-type="float" office:value="61333.3333333333" calcext:value-type="float">
            <text:p>61333,3333333333</text:p>
          </table:table-cell>
          <table:table-cell table:formula="of:=[.D83]-[.C83]" office:value-type="float" office:value="58368.897672389" calcext:value-type="float">
            <text:p>58368,897672389</text:p>
          </table:table-cell>
          <table:table-cell table:formula="of:=[.D83]-[.D71]" office:value-type="float" office:value="9333.33333333334" calcext:value-type="float">
            <text:p>9333,3333333333</text:p>
          </table:table-cell>
          <table:table-cell table:number-columns-repeated="1000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67000" calcext:value-type="float">
            <text:p>67000</text:p>
          </table:table-cell>
          <table:table-cell table:formula="of:=COM.MICROSOFT.STDEV.S([.B73:.B84])" office:value-type="float" office:value="3040.1355631656" calcext:value-type="float">
            <text:p>3040,1355631656</text:p>
          </table:table-cell>
          <table:table-cell table:formula="of:=AVERAGE([.B73:.B84])" office:value-type="float" office:value="62166.6666666667" calcext:value-type="float">
            <text:p>62166,6666666667</text:p>
          </table:table-cell>
          <table:table-cell table:formula="of:=[.D84]-[.C84]" office:value-type="float" office:value="59126.5311035011" calcext:value-type="float">
            <text:p>59126,5311035011</text:p>
          </table:table-cell>
          <table:table-cell table:formula="of:=[.D84]-[.D72]" office:value-type="float" office:value="9416.66666666666" calcext:value-type="float">
            <text:p>9416,6666666667</text:p>
          </table:table-cell>
          <table:table-cell table:number-columns-repeated="1000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70000" calcext:value-type="float">
            <text:p>70000</text:p>
          </table:table-cell>
          <table:table-cell table:formula="of:=COM.MICROSOFT.STDEV.S([.B74:.B85])" office:value-type="float" office:value="3485.90234394413" calcext:value-type="float">
            <text:p>3485,9023439441</text:p>
          </table:table-cell>
          <table:table-cell table:formula="of:=AVERAGE([.B74:.B85])" office:value-type="float" office:value="63166.6666666667" calcext:value-type="float">
            <text:p>63166,6666666667</text:p>
          </table:table-cell>
          <table:table-cell table:formula="of:=[.D85]-[.C85]" office:value-type="float" office:value="59680.7643227225" calcext:value-type="float">
            <text:p>59680,7643227225</text:p>
          </table:table-cell>
          <table:table-cell table:formula="of:=[.D85]-[.D73]" office:value-type="float" office:value="9666.66666666666" calcext:value-type="float">
            <text:p>9666,6666666667</text:p>
          </table:table-cell>
          <table:table-cell table:number-columns-repeated="1000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72000" calcext:value-type="float">
            <text:p>72000</text:p>
          </table:table-cell>
          <table:table-cell table:formula="of:=COM.MICROSOFT.STDEV.S([.B75:.B86])" office:value-type="float" office:value="3915.78004149024" calcext:value-type="float">
            <text:p>3915,7800414903</text:p>
          </table:table-cell>
          <table:table-cell table:formula="of:=AVERAGE([.B75:.B86])" office:value-type="float" office:value="64333.3333333333" calcext:value-type="float">
            <text:p>64333,3333333333</text:p>
          </table:table-cell>
          <table:table-cell table:formula="of:=[.D86]-[.C86]" office:value-type="float" office:value="60417.5532918431" calcext:value-type="float">
            <text:p>60417,5532918431</text:p>
          </table:table-cell>
          <table:table-cell table:formula="of:=[.D86]-[.D74]" office:value-type="float" office:value="10166.6666666667" calcext:value-type="float">
            <text:p>10166,6666666667</text:p>
          </table:table-cell>
          <table:table-cell table:number-columns-repeated="1000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72000" calcext:value-type="float">
            <text:p>72000</text:p>
          </table:table-cell>
          <table:table-cell table:formula="of:=COM.MICROSOFT.STDEV.S([.B76:.B87])" office:value-type="float" office:value="4100.07390916384" calcext:value-type="float">
            <text:p>4100,0739091638</text:p>
          </table:table-cell>
          <table:table-cell table:formula="of:=AVERAGE([.B76:.B87])" office:value-type="float" office:value="65416.6666666667" calcext:value-type="float">
            <text:p>65416,6666666667</text:p>
          </table:table-cell>
          <table:table-cell table:formula="of:=[.D87]-[.C87]" office:value-type="float" office:value="61316.5927575028" calcext:value-type="float">
            <text:p>61316,5927575028</text:p>
          </table:table-cell>
          <table:table-cell table:formula="of:=[.D87]-[.D75]" office:value-type="float" office:value="10500" calcext:value-type="float">
            <text:p>10500</text:p>
          </table:table-cell>
          <table:table-cell table:number-columns-repeated="1000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73000" calcext:value-type="float">
            <text:p>73000</text:p>
          </table:table-cell>
          <table:table-cell table:formula="of:=COM.MICROSOFT.STDEV.S([.B77:.B88])" office:value-type="float" office:value="4253.34093283258" calcext:value-type="float">
            <text:p>4253,3409328326</text:p>
          </table:table-cell>
          <table:table-cell table:formula="of:=AVERAGE([.B77:.B88])" office:value-type="float" office:value="66500" calcext:value-type="float">
            <text:p>66500</text:p>
          </table:table-cell>
          <table:table-cell table:formula="of:=[.D88]-[.C88]" office:value-type="float" office:value="62246.6590671674" calcext:value-type="float">
            <text:p>62246,6590671674</text:p>
          </table:table-cell>
          <table:table-cell table:formula="of:=[.D88]-[.D76]" office:value-type="float" office:value="10833.3333333333" calcext:value-type="float">
            <text:p>10833,3333333333</text:p>
          </table:table-cell>
          <table:table-cell table:number-columns-repeated="1000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74000" calcext:value-type="float">
            <text:p>74000</text:p>
          </table:table-cell>
          <table:table-cell table:formula="of:=COM.MICROSOFT.STDEV.S([.B78:.B89])" office:value-type="float" office:value="4378.84030586209" calcext:value-type="float">
            <text:p>4378,8403058621</text:p>
          </table:table-cell>
          <table:table-cell table:formula="of:=AVERAGE([.B78:.B89])" office:value-type="float" office:value="67583.3333333333" calcext:value-type="float">
            <text:p>67583,3333333333</text:p>
          </table:table-cell>
          <table:table-cell table:formula="of:=[.D89]-[.C89]" office:value-type="float" office:value="63204.4930274712" calcext:value-type="float">
            <text:p>63204,4930274712</text:p>
          </table:table-cell>
          <table:table-cell table:formula="of:=[.D89]-[.D77]" office:value-type="float" office:value="11166.6666666667" calcext:value-type="float">
            <text:p>11166,6666666667</text:p>
          </table:table-cell>
          <table:table-cell table:number-columns-repeated="1000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75000" calcext:value-type="float">
            <text:p>75000</text:p>
          </table:table-cell>
          <table:table-cell table:formula="of:=COM.MICROSOFT.STDEV.S([.B79:.B90])" office:value-type="float" office:value="4478.90679302506" calcext:value-type="float">
            <text:p>4478,9067930251</text:p>
          </table:table-cell>
          <table:table-cell table:formula="of:=AVERAGE([.B79:.B90])" office:value-type="float" office:value="68666.6666666667" calcext:value-type="float">
            <text:p>68666,6666666667</text:p>
          </table:table-cell>
          <table:table-cell table:formula="of:=[.D90]-[.C90]" office:value-type="float" office:value="64187.7598736416" calcext:value-type="float">
            <text:p>64187,7598736416</text:p>
          </table:table-cell>
          <table:table-cell table:formula="of:=[.D90]-[.D78]" office:value-type="float" office:value="11416.6666666667" calcext:value-type="float">
            <text:p>11416,6666666667</text:p>
          </table:table-cell>
          <table:table-cell table:number-columns-repeated="1000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76000" calcext:value-type="float">
            <text:p>76000</text:p>
          </table:table-cell>
          <table:table-cell table:formula="of:=COM.MICROSOFT.STDEV.S([.B80:.B91])" office:value-type="float" office:value="4555.21678957215" calcext:value-type="float">
            <text:p>4555,2167895722</text:p>
          </table:table-cell>
          <table:table-cell table:formula="of:=AVERAGE([.B80:.B91])" office:value-type="float" office:value="69750" calcext:value-type="float">
            <text:p>69750</text:p>
          </table:table-cell>
          <table:table-cell table:formula="of:=[.D91]-[.C91]" office:value-type="float" office:value="65194.7832104279" calcext:value-type="float">
            <text:p>65194,7832104279</text:p>
          </table:table-cell>
          <table:table-cell table:formula="of:=[.D91]-[.D79]" office:value-type="float" office:value="11666.6666666667" calcext:value-type="float">
            <text:p>11666,6666666667</text:p>
          </table:table-cell>
          <table:table-cell table:number-columns-repeated="1000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77000" calcext:value-type="float">
            <text:p>77000</text:p>
          </table:table-cell>
          <table:table-cell table:formula="of:=COM.MICROSOFT.STDEV.S([.B81:.B92])" office:value-type="float" office:value="4461.11142558838" calcext:value-type="float">
            <text:p>4461,1114255884</text:p>
          </table:table-cell>
          <table:table-cell table:formula="of:=AVERAGE([.B81:.B92])" office:value-type="float" office:value="70916.6666666667" calcext:value-type="float">
            <text:p>70916,6666666667</text:p>
          </table:table-cell>
          <table:table-cell table:formula="of:=[.D92]-[.C92]" office:value-type="float" office:value="66455.5552410783" calcext:value-type="float">
            <text:p>66455,5552410783</text:p>
          </table:table-cell>
          <table:table-cell table:formula="of:=[.D92]-[.D80]" office:value-type="float" office:value="12083.3333333333" calcext:value-type="float">
            <text:p>12083,3333333333</text:p>
          </table:table-cell>
          <table:table-cell table:number-columns-repeated="1000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79000" calcext:value-type="float">
            <text:p>79000</text:p>
          </table:table-cell>
          <table:table-cell table:formula="of:=COM.MICROSOFT.STDEV.S([.B82:.B93])" office:value-type="float" office:value="4448.35686381823" calcext:value-type="float">
            <text:p>4448,3568638182</text:p>
          </table:table-cell>
          <table:table-cell table:formula="of:=AVERAGE([.B82:.B93])" office:value-type="float" office:value="72166.6666666667" calcext:value-type="float">
            <text:p>72166,6666666667</text:p>
          </table:table-cell>
          <table:table-cell table:formula="of:=[.D93]-[.C93]" office:value-type="float" office:value="67718.3098028484" calcext:value-type="float">
            <text:p>67718,3098028484</text:p>
          </table:table-cell>
          <table:table-cell table:formula="of:=[.D93]-[.D81]" office:value-type="float" office:value="12500" calcext:value-type="float">
            <text:p>12500</text:p>
          </table:table-cell>
          <table:table-cell table:number-columns-repeated="1000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82000" calcext:value-type="float">
            <text:p>82000</text:p>
          </table:table-cell>
          <table:table-cell table:formula="of:=COM.MICROSOFT.STDEV.S([.B83:.B94])" office:value-type="float" office:value="4660.43956829149" calcext:value-type="float">
            <text:p>4660,4395682915</text:p>
          </table:table-cell>
          <table:table-cell table:formula="of:=AVERAGE([.B83:.B94])" office:value-type="float" office:value="73583.3333333333" calcext:value-type="float">
            <text:p>73583,3333333333</text:p>
          </table:table-cell>
          <table:table-cell table:formula="of:=[.D94]-[.C94]" office:value-type="float" office:value="68922.8937650418" calcext:value-type="float">
            <text:p>68922,8937650418</text:p>
          </table:table-cell>
          <table:table-cell table:formula="of:=[.D94]-[.D82]" office:value-type="float" office:value="13083.3333333333" calcext:value-type="float">
            <text:p>13083,3333333333</text:p>
          </table:table-cell>
          <table:table-cell table:number-columns-repeated="1000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83000" calcext:value-type="float">
            <text:p>83000</text:p>
          </table:table-cell>
          <table:table-cell table:formula="of:=COM.MICROSOFT.STDEV.S([.B84:.B95])" office:value-type="float" office:value="4729.02065586907" calcext:value-type="float">
            <text:p>4729,0206558691</text:p>
          </table:table-cell>
          <table:table-cell table:formula="of:=AVERAGE([.B84:.B95])" office:value-type="float" office:value="75000" calcext:value-type="float">
            <text:p>75000</text:p>
          </table:table-cell>
          <table:table-cell table:formula="of:=[.D95]-[.C95]" office:value-type="float" office:value="70270.9793441309" calcext:value-type="float">
            <text:p>70270,9793441309</text:p>
          </table:table-cell>
          <table:table-cell table:formula="of:=[.D95]-[.D83]" office:value-type="float" office:value="13666.6666666667" calcext:value-type="float">
            <text:p>13666,6666666667</text:p>
          </table:table-cell>
          <table:table-cell table:number-columns-repeated="1000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83000" calcext:value-type="float">
            <text:p>83000</text:p>
          </table:table-cell>
          <table:table-cell table:formula="of:=COM.MICROSOFT.STDEV.S([.B85:.B96])" office:value-type="float" office:value="4519.31880090821" calcext:value-type="float">
            <text:p>4519,3188009082</text:p>
          </table:table-cell>
          <table:table-cell table:formula="of:=AVERAGE([.B85:.B96])" office:value-type="float" office:value="76333.3333333333" calcext:value-type="float">
            <text:p>76333,3333333333</text:p>
          </table:table-cell>
          <table:table-cell table:formula="of:=[.D96]-[.C96]" office:value-type="float" office:value="71814.0145324251" calcext:value-type="float">
            <text:p>71814,0145324251</text:p>
          </table:table-cell>
          <table:table-cell table:formula="of:=[.D96]-[.D84]" office:value-type="float" office:value="14166.6666666667" calcext:value-type="float">
            <text:p>14166,6666666667</text:p>
          </table:table-cell>
          <table:table-cell table:number-columns-repeated="1000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85000" calcext:value-type="float">
            <text:p>85000</text:p>
          </table:table-cell>
          <table:table-cell table:formula="of:=COM.MICROSOFT.STDEV.S([.B86:.B97])" office:value-type="float" office:value="4679.90546395065" calcext:value-type="float">
            <text:p>4679,9054639507</text:p>
          </table:table-cell>
          <table:table-cell table:formula="of:=AVERAGE([.B86:.B97])" office:value-type="float" office:value="77583.3333333333" calcext:value-type="float">
            <text:p>77583,3333333333</text:p>
          </table:table-cell>
          <table:table-cell table:formula="of:=[.D97]-[.C97]" office:value-type="float" office:value="72903.4278693827" calcext:value-type="float">
            <text:p>72903,4278693827</text:p>
          </table:table-cell>
          <table:table-cell table:formula="of:=[.D97]-[.D85]" office:value-type="float" office:value="14416.6666666667" calcext:value-type="float">
            <text:p>14416,6666666667</text:p>
          </table:table-cell>
          <table:table-cell table:number-columns-repeated="1000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86000" calcext:value-type="float">
            <text:p>86000</text:p>
          </table:table-cell>
          <table:table-cell table:formula="of:=COM.MICROSOFT.STDEV.S([.B87:.B98])" office:value-type="float" office:value="4901.2985292397" calcext:value-type="float">
            <text:p>4901,2985292397</text:p>
          </table:table-cell>
          <table:table-cell table:formula="of:=AVERAGE([.B87:.B98])" office:value-type="float" office:value="78750" calcext:value-type="float">
            <text:p>78750</text:p>
          </table:table-cell>
          <table:table-cell table:formula="of:=[.D98]-[.C98]" office:value-type="float" office:value="73848.7014707603" calcext:value-type="float">
            <text:p>73848,7014707603</text:p>
          </table:table-cell>
          <table:table-cell table:formula="of:=[.D98]-[.D86]" office:value-type="float" office:value="14416.6666666667" calcext:value-type="float">
            <text:p>14416,6666666667</text:p>
          </table:table-cell>
          <table:table-cell table:number-columns-repeated="1000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88000" calcext:value-type="float">
            <text:p>88000</text:p>
          </table:table-cell>
          <table:table-cell table:formula="of:=COM.MICROSOFT.STDEV.S([.B88:.B99])" office:value-type="float" office:value="5071.45905728292" calcext:value-type="float">
            <text:p>5071,4590572829</text:p>
          </table:table-cell>
          <table:table-cell table:formula="of:=AVERAGE([.B88:.B99])" office:value-type="float" office:value="80083.3333333333" calcext:value-type="float">
            <text:p>80083,3333333333</text:p>
          </table:table-cell>
          <table:table-cell table:formula="of:=[.D99]-[.C99]" office:value-type="float" office:value="75011.8742760504" calcext:value-type="float">
            <text:p>75011,8742760504</text:p>
          </table:table-cell>
          <table:table-cell table:formula="of:=[.D99]-[.D87]" office:value-type="float" office:value="14666.6666666667" calcext:value-type="float">
            <text:p>14666,6666666667</text:p>
          </table:table-cell>
          <table:table-cell table:number-columns-repeated="1000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89000" calcext:value-type="float">
            <text:p>89000</text:p>
          </table:table-cell>
          <table:table-cell table:formula="of:=COM.MICROSOFT.STDEV.S([.B89:.B100])" office:value-type="float" office:value="5142.66173269929" calcext:value-type="float">
            <text:p>5142,6617326993</text:p>
          </table:table-cell>
          <table:table-cell table:formula="of:=AVERAGE([.B89:.B100])" office:value-type="float" office:value="81416.6666666667" calcext:value-type="float">
            <text:p>81416,6666666667</text:p>
          </table:table-cell>
          <table:table-cell table:formula="of:=[.D100]-[.C100]" office:value-type="float" office:value="76274.0049339674" calcext:value-type="float">
            <text:p>76274,0049339674</text:p>
          </table:table-cell>
          <table:table-cell table:formula="of:=[.D100]-[.D88]" office:value-type="float" office:value="14916.6666666667" calcext:value-type="float">
            <text:p>14916,6666666667</text:p>
          </table:table-cell>
          <table:table-cell table:number-columns-repeated="1000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91000" calcext:value-type="float">
            <text:p>91000</text:p>
          </table:table-cell>
          <table:table-cell table:formula="of:=COM.MICROSOFT.STDEV.S([.B90:.B101])" office:value-type="float" office:value="5254.14699128799" calcext:value-type="float">
            <text:p>5254,146991288</text:p>
          </table:table-cell>
          <table:table-cell table:formula="of:=AVERAGE([.B90:.B101])" office:value-type="float" office:value="82833.3333333333" calcext:value-type="float">
            <text:p>82833,3333333333</text:p>
          </table:table-cell>
          <table:table-cell table:formula="of:=[.D101]-[.C101]" office:value-type="float" office:value="77579.1863420453" calcext:value-type="float">
            <text:p>77579,1863420453</text:p>
          </table:table-cell>
          <table:table-cell table:formula="of:=[.D101]-[.D89]" office:value-type="float" office:value="15250" calcext:value-type="float">
            <text:p>15250</text:p>
          </table:table-cell>
          <table:table-cell table:number-columns-repeated="1000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93000" calcext:value-type="float">
            <text:p>93000</text:p>
          </table:table-cell>
          <table:table-cell table:formula="of:=COM.MICROSOFT.STDEV.S([.B91:.B102])" office:value-type="float" office:value="5382.35050602401" calcext:value-type="float">
            <text:p>5382,350506024</text:p>
          </table:table-cell>
          <table:table-cell table:formula="of:=AVERAGE([.B91:.B102])" office:value-type="float" office:value="84333.3333333333" calcext:value-type="float">
            <text:p>84333,3333333333</text:p>
          </table:table-cell>
          <table:table-cell table:formula="of:=[.D102]-[.C102]" office:value-type="float" office:value="78950.9828273093" calcext:value-type="float">
            <text:p>78950,9828273093</text:p>
          </table:table-cell>
          <table:table-cell table:formula="of:=[.D102]-[.D90]" office:value-type="float" office:value="15666.6666666667" calcext:value-type="float">
            <text:p>15666,6666666667</text:p>
          </table:table-cell>
          <table:table-cell table:number-columns-repeated="1000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94000" calcext:value-type="float">
            <text:p>94000</text:p>
          </table:table-cell>
          <table:table-cell table:formula="of:=COM.MICROSOFT.STDEV.S([.B92:.B103])" office:value-type="float" office:value="5356.95526367075" calcext:value-type="float">
            <text:p>5356,9552636708</text:p>
          </table:table-cell>
          <table:table-cell table:formula="of:=AVERAGE([.B92:.B103])" office:value-type="float" office:value="85833.3333333333" calcext:value-type="float">
            <text:p>85833,3333333333</text:p>
          </table:table-cell>
          <table:table-cell table:formula="of:=[.D103]-[.C103]" office:value-type="float" office:value="80476.3780696626" calcext:value-type="float">
            <text:p>80476,3780696626</text:p>
          </table:table-cell>
          <table:table-cell table:formula="of:=[.D103]-[.D91]" office:value-type="float" office:value="16083.3333333333" calcext:value-type="float">
            <text:p>16083,3333333333</text:p>
          </table:table-cell>
          <table:table-cell table:number-columns-repeated="1000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95000" calcext:value-type="float">
            <text:p>95000</text:p>
          </table:table-cell>
          <table:table-cell table:formula="of:=COM.MICROSOFT.STDEV.S([.B93:.B104])" office:value-type="float" office:value="5175.70080161893" calcext:value-type="float">
            <text:p>5175,7008016189</text:p>
          </table:table-cell>
          <table:table-cell table:formula="of:=AVERAGE([.B93:.B104])" office:value-type="float" office:value="87333.3333333333" calcext:value-type="float">
            <text:p>87333,3333333333</text:p>
          </table:table-cell>
          <table:table-cell table:formula="of:=[.D104]-[.C104]" office:value-type="float" office:value="82157.6325317144" calcext:value-type="float">
            <text:p>82157,6325317144</text:p>
          </table:table-cell>
          <table:table-cell table:formula="of:=[.D104]-[.D92]" office:value-type="float" office:value="16416.6666666667" calcext:value-type="float">
            <text:p>16416,6666666667</text:p>
          </table:table-cell>
          <table:table-cell table:number-columns-repeated="1000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96000" calcext:value-type="float">
            <text:p>96000</text:p>
          </table:table-cell>
          <table:table-cell table:formula="of:=COM.MICROSOFT.STDEV.S([.B94:.B105])" office:value-type="float" office:value="5011.35075240562" calcext:value-type="float">
            <text:p>5011,3507524056</text:p>
          </table:table-cell>
          <table:table-cell table:formula="of:=AVERAGE([.B94:.B105])" office:value-type="float" office:value="88750" calcext:value-type="float">
            <text:p>88750</text:p>
          </table:table-cell>
          <table:table-cell table:formula="of:=[.D105]-[.C105]" office:value-type="float" office:value="83738.6492475944" calcext:value-type="float">
            <text:p>83738,6492475944</text:p>
          </table:table-cell>
          <table:table-cell table:formula="of:=[.D105]-[.D93]" office:value-type="float" office:value="16583.3333333333" calcext:value-type="float">
            <text:p>16583,3333333333</text:p>
          </table:table-cell>
          <table:table-cell table:number-columns-repeated="1000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00000" calcext:value-type="float">
            <text:p>100000</text:p>
          </table:table-cell>
          <table:table-cell table:formula="of:=COM.MICROSOFT.STDEV.S([.B95:.B106])" office:value-type="float" office:value="5479.29988892078" calcext:value-type="float">
            <text:p>5479,2998889208</text:p>
          </table:table-cell>
          <table:table-cell table:formula="of:=AVERAGE([.B95:.B106])" office:value-type="float" office:value="90250" calcext:value-type="float">
            <text:p>90250</text:p>
          </table:table-cell>
          <table:table-cell table:formula="of:=[.D106]-[.C106]" office:value-type="float" office:value="84770.7001110792" calcext:value-type="float">
            <text:p>84770,7001110792</text:p>
          </table:table-cell>
          <table:table-cell table:formula="of:=[.D106]-[.D94]" office:value-type="float" office:value="16666.6666666667" calcext:value-type="float">
            <text:p>16666,6666666667</text:p>
          </table:table-cell>
          <table:table-cell table:number-columns-repeated="1000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02000" calcext:value-type="float">
            <text:p>102000</text:p>
          </table:table-cell>
          <table:table-cell table:formula="of:=COM.MICROSOFT.STDEV.S([.B96:.B107])" office:value-type="float" office:value="5921.19971463605" calcext:value-type="float">
            <text:p>5921,1997146361</text:p>
          </table:table-cell>
          <table:table-cell table:formula="of:=AVERAGE([.B96:.B107])" office:value-type="float" office:value="91833.3333333333" calcext:value-type="float">
            <text:p>91833,3333333333</text:p>
          </table:table-cell>
          <table:table-cell table:formula="of:=[.D107]-[.C107]" office:value-type="float" office:value="85912.1336186973" calcext:value-type="float">
            <text:p>85912,1336186973</text:p>
          </table:table-cell>
          <table:table-cell table:formula="of:=[.D107]-[.D95]" office:value-type="float" office:value="16833.3333333333" calcext:value-type="float">
            <text:p>16833,3333333333</text:p>
          </table:table-cell>
          <table:table-cell table:number-columns-repeated="1000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103000" calcext:value-type="float">
            <text:p>103000</text:p>
          </table:table-cell>
          <table:table-cell table:formula="of:=COM.MICROSOFT.STDEV.S([.B97:.B108])" office:value-type="float" office:value="6022.68439092796" calcext:value-type="float">
            <text:p>6022,684390928</text:p>
          </table:table-cell>
          <table:table-cell table:formula="of:=AVERAGE([.B97:.B108])" office:value-type="float" office:value="93500" calcext:value-type="float">
            <text:p>93500</text:p>
          </table:table-cell>
          <table:table-cell table:formula="of:=[.D108]-[.C108]" office:value-type="float" office:value="87477.3156090721" calcext:value-type="float">
            <text:p>87477,3156090721</text:p>
          </table:table-cell>
          <table:table-cell table:formula="of:=[.D108]-[.D96]" office:value-type="float" office:value="17166.6666666667" calcext:value-type="float">
            <text:p>17166,6666666667</text:p>
          </table:table-cell>
          <table:table-cell table:number-columns-repeated="1000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104000" calcext:value-type="float">
            <text:p>104000</text:p>
          </table:table-cell>
          <table:table-cell table:formula="of:=COM.MICROSOFT.STDEV.S([.B98:.B109])" office:value-type="float" office:value="6082.13977498251" calcext:value-type="float">
            <text:p>6082,1397749825</text:p>
          </table:table-cell>
          <table:table-cell table:formula="of:=AVERAGE([.B98:.B109])" office:value-type="float" office:value="95083.3333333333" calcext:value-type="float">
            <text:p>95083,3333333333</text:p>
          </table:table-cell>
          <table:table-cell table:formula="of:=[.D109]-[.C109]" office:value-type="float" office:value="89001.1935583508" calcext:value-type="float">
            <text:p>89001,1935583508</text:p>
          </table:table-cell>
          <table:table-cell table:formula="of:=[.D109]-[.D97]" office:value-type="float" office:value="17500" calcext:value-type="float">
            <text:p>17500</text:p>
          </table:table-cell>
          <table:table-cell table:number-columns-repeated="1000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105000" calcext:value-type="float">
            <text:p>105000</text:p>
          </table:table-cell>
          <table:table-cell table:formula="of:=COM.MICROSOFT.STDEV.S([.B99:.B110])" office:value-type="float" office:value="5974.69410907117" calcext:value-type="float">
            <text:p>5974,6941090712</text:p>
          </table:table-cell>
          <table:table-cell table:formula="of:=AVERAGE([.B99:.B110])" office:value-type="float" office:value="96666.6666666667" calcext:value-type="float">
            <text:p>96666,6666666667</text:p>
          </table:table-cell>
          <table:table-cell table:formula="of:=[.D110]-[.C110]" office:value-type="float" office:value="90691.9725575955" calcext:value-type="float">
            <text:p>90691,9725575955</text:p>
          </table:table-cell>
          <table:table-cell table:formula="of:=[.D110]-[.D98]" office:value-type="float" office:value="17916.6666666667" calcext:value-type="float">
            <text:p>17916,6666666667</text:p>
          </table:table-cell>
          <table:table-cell table:number-columns-repeated="1000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105000" calcext:value-type="float">
            <text:p>105000</text:p>
          </table:table-cell>
          <table:table-cell table:formula="of:=COM.MICROSOFT.STDEV.S([.B100:.B111])" office:value-type="float" office:value="5743.90322362975" calcext:value-type="float">
            <text:p>5743,9032236298</text:p>
          </table:table-cell>
          <table:table-cell table:formula="of:=AVERAGE([.B100:.B111])" office:value-type="float" office:value="98083.3333333333" calcext:value-type="float">
            <text:p>98083,3333333333</text:p>
          </table:table-cell>
          <table:table-cell table:formula="of:=[.D111]-[.C111]" office:value-type="float" office:value="92339.4301097036" calcext:value-type="float">
            <text:p>92339,4301097036</text:p>
          </table:table-cell>
          <table:table-cell table:formula="of:=[.D111]-[.D99]" office:value-type="float" office:value="18000" calcext:value-type="float">
            <text:p>18000</text:p>
          </table:table-cell>
          <table:table-cell table:number-columns-repeated="1000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106000" calcext:value-type="float">
            <text:p>106000</text:p>
          </table:table-cell>
          <table:table-cell table:formula="of:=COM.MICROSOFT.STDEV.S([.B101:.B112])" office:value-type="float" office:value="5385.1648071345" calcext:value-type="float">
            <text:p>5385,1648071345</text:p>
          </table:table-cell>
          <table:table-cell table:formula="of:=AVERAGE([.B101:.B112])" office:value-type="float" office:value="99500" calcext:value-type="float">
            <text:p>99500</text:p>
          </table:table-cell>
          <table:table-cell table:formula="of:=[.D112]-[.C112]" office:value-type="float" office:value="94114.8351928655" calcext:value-type="float">
            <text:p>94114,8351928655</text:p>
          </table:table-cell>
          <table:table-cell table:formula="of:=[.D112]-[.D100]" office:value-type="float" office:value="18083.3333333333" calcext:value-type="float">
            <text:p>18083,3333333333</text:p>
          </table:table-cell>
          <table:table-cell table:number-columns-repeated="1000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106000" calcext:value-type="float">
            <text:p>106000</text:p>
          </table:table-cell>
          <table:table-cell table:formula="of:=COM.MICROSOFT.STDEV.S([.B102:.B113])" office:value-type="float" office:value="4956.63008688179" calcext:value-type="float">
            <text:p>4956,6300868818</text:p>
          </table:table-cell>
          <table:table-cell table:formula="of:=AVERAGE([.B102:.B113])" office:value-type="float" office:value="100750" calcext:value-type="float">
            <text:p>100750</text:p>
          </table:table-cell>
          <table:table-cell table:formula="of:=[.D113]-[.C113]" office:value-type="float" office:value="95793.3699131182" calcext:value-type="float">
            <text:p>95793,3699131182</text:p>
          </table:table-cell>
          <table:table-cell table:formula="of:=[.D113]-[.D101]" office:value-type="float" office:value="17916.6666666667" calcext:value-type="float">
            <text:p>17916,6666666667</text:p>
          </table:table-cell>
          <table:table-cell table:number-columns-repeated="1000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107000" calcext:value-type="float">
            <text:p>107000</text:p>
          </table:table-cell>
          <table:table-cell table:formula="of:=COM.MICROSOFT.STDEV.S([.B103:.B114])" office:value-type="float" office:value="4601.54782918122" calcext:value-type="float">
            <text:p>4601,5478291812</text:p>
          </table:table-cell>
          <table:table-cell table:formula="of:=AVERAGE([.B103:.B114])" office:value-type="float" office:value="101916.666666667" calcext:value-type="float">
            <text:p>101916,666666667</text:p>
          </table:table-cell>
          <table:table-cell table:formula="of:=[.D114]-[.C114]" office:value-type="float" office:value="97315.1188374855" calcext:value-type="float">
            <text:p>97315,1188374855</text:p>
          </table:table-cell>
          <table:table-cell table:formula="of:=[.D114]-[.D102]" office:value-type="float" office:value="17583.3333333333" calcext:value-type="float">
            <text:p>17583,3333333333</text:p>
          </table:table-cell>
          <table:table-cell table:number-columns-repeated="1000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108000" calcext:value-type="float">
            <text:p>108000</text:p>
          </table:table-cell>
          <table:table-cell table:formula="of:=COM.MICROSOFT.STDEV.S([.B104:.B115])" office:value-type="float" office:value="4166.06056197706" calcext:value-type="float">
            <text:p>4166,0605619771</text:p>
          </table:table-cell>
          <table:table-cell table:formula="of:=AVERAGE([.B104:.B115])" office:value-type="float" office:value="103083.333333333" calcext:value-type="float">
            <text:p>103083,333333333</text:p>
          </table:table-cell>
          <table:table-cell table:formula="of:=[.D115]-[.C115]" office:value-type="float" office:value="98917.2727713563" calcext:value-type="float">
            <text:p>98917,2727713563</text:p>
          </table:table-cell>
          <table:table-cell table:formula="of:=[.D115]-[.D103]" office:value-type="float" office:value="17250" calcext:value-type="float">
            <text:p>17250</text:p>
          </table:table-cell>
          <table:table-cell table:number-columns-repeated="1000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11000" calcext:value-type="float">
            <text:p>111000</text:p>
          </table:table-cell>
          <table:table-cell table:formula="of:=COM.MICROSOFT.STDEV.S([.B105:.B116])" office:value-type="float" office:value="3895.41299790439" calcext:value-type="float">
            <text:p>3895,4129979044</text:p>
          </table:table-cell>
          <table:table-cell table:formula="of:=AVERAGE([.B105:.B116])" office:value-type="float" office:value="104416.666666667" calcext:value-type="float">
            <text:p>104416,666666667</text:p>
          </table:table-cell>
          <table:table-cell table:formula="of:=[.D116]-[.C116]" office:value-type="float" office:value="100521.253668762" calcext:value-type="float">
            <text:p>100521,253668762</text:p>
          </table:table-cell>
          <table:table-cell table:formula="of:=[.D116]-[.D104]" office:value-type="float" office:value="17083.3333333333" calcext:value-type="float">
            <text:p>17083,3333333333</text:p>
          </table:table-cell>
          <table:table-cell table:number-columns-repeated="1000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113000" calcext:value-type="float">
            <text:p>113000</text:p>
          </table:table-cell>
          <table:table-cell table:formula="of:=COM.MICROSOFT.STDEV.S([.B106:.B117])" office:value-type="float" office:value="3639.01418552116" calcext:value-type="float">
            <text:p>3639,0141855212</text:p>
          </table:table-cell>
          <table:table-cell table:formula="of:=AVERAGE([.B106:.B117])" office:value-type="float" office:value="105833.333333333" calcext:value-type="float">
            <text:p>105833,333333333</text:p>
          </table:table-cell>
          <table:table-cell table:formula="of:=[.D117]-[.C117]" office:value-type="float" office:value="102194.319147812" calcext:value-type="float">
            <text:p>102194,319147812</text:p>
          </table:table-cell>
          <table:table-cell table:formula="of:=[.D117]-[.D105]" office:value-type="float" office:value="17083.3333333333" calcext:value-type="float">
            <text:p>17083,3333333333</text:p>
          </table:table-cell>
          <table:table-cell table:number-columns-repeated="1000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113000" calcext:value-type="float">
            <text:p>113000</text:p>
          </table:table-cell>
          <table:table-cell table:formula="of:=COM.MICROSOFT.STDEV.S([.B107:.B118])" office:value-type="float" office:value="3679.38565359474" calcext:value-type="float">
            <text:p>3679,3856535947</text:p>
          </table:table-cell>
          <table:table-cell table:formula="of:=AVERAGE([.B107:.B118])" office:value-type="float" office:value="106916.666666667" calcext:value-type="float">
            <text:p>106916,666666667</text:p>
          </table:table-cell>
          <table:table-cell table:formula="of:=[.D118]-[.C118]" office:value-type="float" office:value="103237.281013072" calcext:value-type="float">
            <text:p>103237,281013072</text:p>
          </table:table-cell>
          <table:table-cell table:formula="of:=[.D118]-[.D106]" office:value-type="float" office:value="16666.6666666667" calcext:value-type="float">
            <text:p>16666,6666666667</text:p>
          </table:table-cell>
          <table:table-cell table:number-columns-repeated="1000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114000" calcext:value-type="float">
            <text:p>114000</text:p>
          </table:table-cell>
          <table:table-cell table:formula="of:=COM.MICROSOFT.STDEV.S([.B108:.B119])" office:value-type="float" office:value="3848.45502255204" calcext:value-type="float">
            <text:p>3848,4550225521</text:p>
          </table:table-cell>
          <table:table-cell table:formula="of:=AVERAGE([.B108:.B119])" office:value-type="float" office:value="107916.666666667" calcext:value-type="float">
            <text:p>107916,666666667</text:p>
          </table:table-cell>
          <table:table-cell table:formula="of:=[.D119]-[.C119]" office:value-type="float" office:value="104068.211644115" calcext:value-type="float">
            <text:p>104068,211644115</text:p>
          </table:table-cell>
          <table:table-cell table:formula="of:=[.D119]-[.D107]" office:value-type="float" office:value="16083.3333333333" calcext:value-type="float">
            <text:p>16083,3333333333</text:p>
          </table:table-cell>
          <table:table-cell table:number-columns-repeated="1000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114000" calcext:value-type="float">
            <text:p>114000</text:p>
          </table:table-cell>
          <table:table-cell table:formula="of:=COM.MICROSOFT.STDEV.S([.B109:.B120])" office:value-type="float" office:value="3880.79966767238" calcext:value-type="float">
            <text:p>3880,7996676724</text:p>
          </table:table-cell>
          <table:table-cell table:formula="of:=AVERAGE([.B109:.B120])" office:value-type="float" office:value="108833.333333333" calcext:value-type="float">
            <text:p>108833,333333333</text:p>
          </table:table-cell>
          <table:table-cell table:formula="of:=[.D120]-[.C120]" office:value-type="float" office:value="104952.533665661" calcext:value-type="float">
            <text:p>104952,533665661</text:p>
          </table:table-cell>
          <table:table-cell table:formula="of:=[.D120]-[.D108]" office:value-type="float" office:value="15333.3333333333" calcext:value-type="float">
            <text:p>15333,3333333333</text:p>
          </table:table-cell>
          <table:table-cell table:number-columns-repeated="1000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115000" calcext:value-type="float">
            <text:p>115000</text:p>
          </table:table-cell>
          <table:table-cell table:formula="of:=COM.MICROSOFT.STDEV.S([.B110:.B121])" office:value-type="float" office:value="3934.11651165452" calcext:value-type="float">
            <text:p>3934,1165116545</text:p>
          </table:table-cell>
          <table:table-cell table:formula="of:=AVERAGE([.B110:.B121])" office:value-type="float" office:value="109750" calcext:value-type="float">
            <text:p>109750</text:p>
          </table:table-cell>
          <table:table-cell table:formula="of:=[.D121]-[.C121]" office:value-type="float" office:value="105815.883488345" calcext:value-type="float">
            <text:p>105815,883488345</text:p>
          </table:table-cell>
          <table:table-cell table:formula="of:=[.D121]-[.D109]" office:value-type="float" office:value="14666.6666666667" calcext:value-type="float">
            <text:p>14666,6666666667</text:p>
          </table:table-cell>
          <table:table-cell table:number-columns-repeated="1000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116000" calcext:value-type="float">
            <text:p>116000</text:p>
          </table:table-cell>
          <table:table-cell table:formula="of:=COM.MICROSOFT.STDEV.S([.B111:.B122])" office:value-type="float" office:value="4007.56859711797" calcext:value-type="float">
            <text:p>4007,568597118</text:p>
          </table:table-cell>
          <table:table-cell table:formula="of:=AVERAGE([.B111:.B122])" office:value-type="float" office:value="110666.666666667" calcext:value-type="float">
            <text:p>110666,666666667</text:p>
          </table:table-cell>
          <table:table-cell table:formula="of:=[.D122]-[.C122]" office:value-type="float" office:value="106659.098069549" calcext:value-type="float">
            <text:p>106659,098069549</text:p>
          </table:table-cell>
          <table:table-cell table:formula="of:=[.D122]-[.D110]" office:value-type="float" office:value="14000" calcext:value-type="float">
            <text:p>14000</text:p>
          </table:table-cell>
          <table:table-cell table:number-columns-repeated="1000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117000" calcext:value-type="float">
            <text:p>117000</text:p>
          </table:table-cell>
          <table:table-cell table:formula="of:=COM.MICROSOFT.STDEV.S([.B112:.B123])" office:value-type="float" office:value="3961.94014303216" calcext:value-type="float">
            <text:p>3961,9401430322</text:p>
          </table:table-cell>
          <table:table-cell table:formula="of:=AVERAGE([.B112:.B123])" office:value-type="float" office:value="111666.666666667" calcext:value-type="float">
            <text:p>111666,666666667</text:p>
          </table:table-cell>
          <table:table-cell table:formula="of:=[.D123]-[.C123]" office:value-type="float" office:value="107704.726523635" calcext:value-type="float">
            <text:p>107704,726523635</text:p>
          </table:table-cell>
          <table:table-cell table:formula="of:=[.D123]-[.D111]" office:value-type="float" office:value="13583.3333333333" calcext:value-type="float">
            <text:p>13583,3333333333</text:p>
          </table:table-cell>
          <table:table-cell table:number-columns-repeated="1000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117000" calcext:value-type="float">
            <text:p>117000</text:p>
          </table:table-cell>
          <table:table-cell table:formula="of:=COM.MICROSOFT.STDEV.S([.B113:.B124])" office:value-type="float" office:value="3800.91695475838" calcext:value-type="float">
            <text:p>3800,9169547584</text:p>
          </table:table-cell>
          <table:table-cell table:formula="of:=AVERAGE([.B113:.B124])" office:value-type="float" office:value="112583.333333333" calcext:value-type="float">
            <text:p>112583,333333333</text:p>
          </table:table-cell>
          <table:table-cell table:formula="of:=[.D124]-[.C124]" office:value-type="float" office:value="108782.416378575" calcext:value-type="float">
            <text:p>108782,416378575</text:p>
          </table:table-cell>
          <table:table-cell table:formula="of:=[.D124]-[.D112]" office:value-type="float" office:value="13083.3333333333" calcext:value-type="float">
            <text:p>13083,3333333333</text:p>
          </table:table-cell>
          <table:table-cell table:number-columns-repeated="1000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118000" calcext:value-type="float">
            <text:p>118000</text:p>
          </table:table-cell>
          <table:table-cell table:formula="of:=COM.MICROSOFT.STDEV.S([.B114:.B125])" office:value-type="float" office:value="3476.10893576904" calcext:value-type="float">
            <text:p>3476,108935769</text:p>
          </table:table-cell>
          <table:table-cell table:formula="of:=AVERAGE([.B114:.B125])" office:value-type="float" office:value="113583.333333333" calcext:value-type="float">
            <text:p>113583,333333333</text:p>
          </table:table-cell>
          <table:table-cell table:formula="of:=[.D125]-[.C125]" office:value-type="float" office:value="110107.224397564" calcext:value-type="float">
            <text:p>110107,224397564</text:p>
          </table:table-cell>
          <table:table-cell table:formula="of:=[.D125]-[.D113]" office:value-type="float" office:value="12833.3333333333" calcext:value-type="float">
            <text:p>12833,3333333333</text:p>
          </table:table-cell>
          <table:table-cell table:number-columns-repeated="1000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118000" calcext:value-type="float">
            <text:p>118000</text:p>
          </table:table-cell>
          <table:table-cell table:formula="of:=COM.MICROSOFT.STDEV.S([.B115:.B126])" office:value-type="float" office:value="3000" calcext:value-type="float">
            <text:p>3000</text:p>
          </table:table-cell>
          <table:table-cell table:formula="of:=AVERAGE([.B115:.B126])" office:value-type="float" office:value="114500" calcext:value-type="float">
            <text:p>114500</text:p>
          </table:table-cell>
          <table:table-cell table:formula="of:=[.D126]-[.C126]" office:value-type="float" office:value="111500" calcext:value-type="float">
            <text:p>111500</text:p>
          </table:table-cell>
          <table:table-cell table:formula="of:=[.D126]-[.D114]" office:value-type="float" office:value="12583.3333333333" calcext:value-type="float">
            <text:p>12583,3333333333</text:p>
          </table:table-cell>
          <table:table-cell table:number-columns-repeated="1000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118000" calcext:value-type="float">
            <text:p>118000</text:p>
          </table:table-cell>
          <table:table-cell table:formula="of:=COM.MICROSOFT.STDEV.S([.B116:.B127])" office:value-type="float" office:value="2348.43597212092" calcext:value-type="float">
            <text:p>2348,4359721209</text:p>
          </table:table-cell>
          <table:table-cell table:formula="of:=AVERAGE([.B116:.B127])" office:value-type="float" office:value="115333.333333333" calcext:value-type="float">
            <text:p>115333,333333333</text:p>
          </table:table-cell>
          <table:table-cell table:formula="of:=[.D127]-[.C127]" office:value-type="float" office:value="112984.897361212" calcext:value-type="float">
            <text:p>112984,897361212</text:p>
          </table:table-cell>
          <table:table-cell table:formula="of:=[.D127]-[.D115]" office:value-type="float" office:value="12250" calcext:value-type="float">
            <text:p>12250</text:p>
          </table:table-cell>
          <table:table-cell table:number-columns-repeated="1000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119000" calcext:value-type="float">
            <text:p>119000</text:p>
          </table:table-cell>
          <table:table-cell table:formula="of:=COM.MICROSOFT.STDEV.S([.B117:.B128])" office:value-type="float" office:value="2132.0071635561" calcext:value-type="float">
            <text:p>2132,0071635561</text:p>
          </table:table-cell>
          <table:table-cell table:formula="of:=AVERAGE([.B117:.B128])" office:value-type="float" office:value="116000" calcext:value-type="float">
            <text:p>116000</text:p>
          </table:table-cell>
          <table:table-cell table:formula="of:=[.D128]-[.C128]" office:value-type="float" office:value="113867.992836444" calcext:value-type="float">
            <text:p>113867,992836444</text:p>
          </table:table-cell>
          <table:table-cell table:formula="of:=[.D128]-[.D116]" office:value-type="float" office:value="11583.3333333333" calcext:value-type="float">
            <text:p>11583,3333333333</text:p>
          </table:table-cell>
          <table:table-cell table:number-columns-repeated="1000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120000" calcext:value-type="float">
            <text:p>120000</text:p>
          </table:table-cell>
          <table:table-cell table:formula="of:=COM.MICROSOFT.STDEV.S([.B118:.B129])" office:value-type="float" office:value="2193.30938551907" calcext:value-type="float">
            <text:p>2193,3093855191</text:p>
          </table:table-cell>
          <table:table-cell table:formula="of:=AVERAGE([.B118:.B129])" office:value-type="float" office:value="116583.333333333" calcext:value-type="float">
            <text:p>116583,333333333</text:p>
          </table:table-cell>
          <table:table-cell table:formula="of:=[.D129]-[.C129]" office:value-type="float" office:value="114390.023947814" calcext:value-type="float">
            <text:p>114390,023947814</text:p>
          </table:table-cell>
          <table:table-cell table:formula="of:=[.D129]-[.D117]" office:value-type="float" office:value="10750" calcext:value-type="float">
            <text:p>10750</text:p>
          </table:table-cell>
          <table:table-cell table:number-columns-repeated="1000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120000" calcext:value-type="float">
            <text:p>120000</text:p>
          </table:table-cell>
          <table:table-cell table:formula="of:=COM.MICROSOFT.STDEV.S([.B119:.B130])" office:value-type="float" office:value="2081.66599946613" calcext:value-type="float">
            <text:p>2081,6659994661</text:p>
          </table:table-cell>
          <table:table-cell table:formula="of:=AVERAGE([.B119:.B130])" office:value-type="float" office:value="117166.666666667" calcext:value-type="float">
            <text:p>117166,666666667</text:p>
          </table:table-cell>
          <table:table-cell table:formula="of:=[.D130]-[.C130]" office:value-type="float" office:value="115085.000667201" calcext:value-type="float">
            <text:p>115085,000667201</text:p>
          </table:table-cell>
          <table:table-cell table:formula="of:=[.D130]-[.D118]" office:value-type="float" office:value="10250" calcext:value-type="float">
            <text:p>10250</text:p>
          </table:table-cell>
          <table:table-cell table:number-columns-repeated="1000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121000" calcext:value-type="float">
            <text:p>121000</text:p>
          </table:table-cell>
          <table:table-cell table:formula="of:=COM.MICROSOFT.STDEV.S([.B120:.B131])" office:value-type="float" office:value="2094.36473336514" calcext:value-type="float">
            <text:p>2094,3647333651</text:p>
          </table:table-cell>
          <table:table-cell table:formula="of:=AVERAGE([.B120:.B131])" office:value-type="float" office:value="117750" calcext:value-type="float">
            <text:p>117750</text:p>
          </table:table-cell>
          <table:table-cell table:formula="of:=[.D131]-[.C131]" office:value-type="float" office:value="115655.635266635" calcext:value-type="float">
            <text:p>115655,635266635</text:p>
          </table:table-cell>
          <table:table-cell table:formula="of:=[.D131]-[.D119]" office:value-type="float" office:value="9833.33333333333" calcext:value-type="float">
            <text:p>9833,3333333333</text:p>
          </table:table-cell>
          <table:table-cell table:number-columns-repeated="1000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121000" calcext:value-type="float">
            <text:p>121000</text:p>
          </table:table-cell>
          <table:table-cell table:formula="of:=COM.MICROSOFT.STDEV.S([.B121:.B132])" office:value-type="float" office:value="1922.7505550564" calcext:value-type="float">
            <text:p>1922,7505550564</text:p>
          </table:table-cell>
          <table:table-cell table:formula="of:=AVERAGE([.B121:.B132])" office:value-type="float" office:value="118333.333333333" calcext:value-type="float">
            <text:p>118333,333333333</text:p>
          </table:table-cell>
          <table:table-cell table:formula="of:=[.D132]-[.C132]" office:value-type="float" office:value="116410.582778277" calcext:value-type="float">
            <text:p>116410,582778277</text:p>
          </table:table-cell>
          <table:table-cell table:formula="of:=[.D132]-[.D120]" office:value-type="float" office:value="9500" calcext:value-type="float">
            <text:p>9500</text:p>
          </table:table-cell>
          <table:table-cell table:number-columns-repeated="1000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121000" calcext:value-type="float">
            <text:p>121000</text:p>
          </table:table-cell>
          <table:table-cell table:formula="of:=COM.MICROSOFT.STDEV.S([.B122:.B133])" office:value-type="float" office:value="1749.45879077104" calcext:value-type="float">
            <text:p>1749,458790771</text:p>
          </table:table-cell>
          <table:table-cell table:formula="of:=AVERAGE([.B122:.B133])" office:value-type="float" office:value="118833.333333333" calcext:value-type="float">
            <text:p>118833,333333333</text:p>
          </table:table-cell>
          <table:table-cell table:formula="of:=[.D133]-[.C133]" office:value-type="float" office:value="117083.874542562" calcext:value-type="float">
            <text:p>117083,874542562</text:p>
          </table:table-cell>
          <table:table-cell table:formula="of:=[.D133]-[.D121]" office:value-type="float" office:value="9083.33333333333" calcext:value-type="float">
            <text:p>9083,3333333333</text:p>
          </table:table-cell>
          <table:table-cell table:number-columns-repeated="1000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121000" calcext:value-type="float">
            <text:p>121000</text:p>
          </table:table-cell>
          <table:table-cell table:formula="of:=COM.MICROSOFT.STDEV.S([.B123:.B134])" office:value-type="float" office:value="1602.55477852765" calcext:value-type="float">
            <text:p>1602,5547785277</text:p>
          </table:table-cell>
          <table:table-cell table:formula="of:=AVERAGE([.B123:.B134])" office:value-type="float" office:value="119250" calcext:value-type="float">
            <text:p>119250</text:p>
          </table:table-cell>
          <table:table-cell table:formula="of:=[.D134]-[.C134]" office:value-type="float" office:value="117647.445221472" calcext:value-type="float">
            <text:p>117647,445221472</text:p>
          </table:table-cell>
          <table:table-cell table:formula="of:=[.D134]-[.D122]" office:value-type="float" office:value="8583.33333333333" calcext:value-type="float">
            <text:p>8583,3333333333</text:p>
          </table:table-cell>
          <table:table-cell table:number-columns-repeated="1000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122000" calcext:value-type="float">
            <text:p>122000</text:p>
          </table:table-cell>
          <table:table-cell table:formula="of:=COM.MICROSOFT.STDEV.S([.B124:.B135])" office:value-type="float" office:value="1614.3297699233" calcext:value-type="float">
            <text:p>1614,3297699233</text:p>
          </table:table-cell>
          <table:table-cell table:formula="of:=AVERAGE([.B124:.B135])" office:value-type="float" office:value="119666.666666667" calcext:value-type="float">
            <text:p>119666,666666667</text:p>
          </table:table-cell>
          <table:table-cell table:formula="of:=[.D135]-[.C135]" office:value-type="float" office:value="118052.336896743" calcext:value-type="float">
            <text:p>118052,336896743</text:p>
          </table:table-cell>
          <table:table-cell table:formula="of:=[.D135]-[.D123]" office:value-type="float" office:value="8000" calcext:value-type="float">
            <text:p>8000</text:p>
          </table:table-cell>
          <table:table-cell table:number-columns-repeated="1000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123000" calcext:value-type="float">
            <text:p>123000</text:p>
          </table:table-cell>
          <table:table-cell table:formula="of:=COM.MICROSOFT.STDEV.S([.B125:.B136])" office:value-type="float" office:value="1642.24532179869" calcext:value-type="float">
            <text:p>1642,2453217987</text:p>
          </table:table-cell>
          <table:table-cell table:formula="of:=AVERAGE([.B125:.B136])" office:value-type="float" office:value="120166.666666667" calcext:value-type="float">
            <text:p>120166,666666667</text:p>
          </table:table-cell>
          <table:table-cell table:formula="of:=[.D136]-[.C136]" office:value-type="float" office:value="118524.421344868" calcext:value-type="float">
            <text:p>118524,421344868</text:p>
          </table:table-cell>
          <table:table-cell table:formula="of:=[.D136]-[.D124]" office:value-type="float" office:value="7583.33333333334" calcext:value-type="float">
            <text:p>7583,3333333334</text:p>
          </table:table-cell>
          <table:table-cell table:number-columns-repeated="1000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124000" calcext:value-type="float">
            <text:p>124000</text:p>
          </table:table-cell>
          <table:table-cell table:formula="of:=COM.MICROSOFT.STDEV.S([.B126:.B137])" office:value-type="float" office:value="1825.74185835055" calcext:value-type="float">
            <text:p>1825,7418583506</text:p>
          </table:table-cell>
          <table:table-cell table:formula="of:=AVERAGE([.B126:.B137])" office:value-type="float" office:value="120666.666666667" calcext:value-type="float">
            <text:p>120666,666666667</text:p>
          </table:table-cell>
          <table:table-cell table:formula="of:=[.D137]-[.C137]" office:value-type="float" office:value="118840.924808316" calcext:value-type="float">
            <text:p>118840,924808316</text:p>
          </table:table-cell>
          <table:table-cell table:formula="of:=[.D137]-[.D125]" office:value-type="float" office:value="7083.33333333334" calcext:value-type="float">
            <text:p>7083,3333333334</text:p>
          </table:table-cell>
          <table:table-cell table:number-columns-repeated="1000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124000" calcext:value-type="float">
            <text:p>124000</text:p>
          </table:table-cell>
          <table:table-cell table:formula="of:=COM.MICROSOFT.STDEV.S([.B127:.B138])" office:value-type="float" office:value="1850.47086554812" calcext:value-type="float">
            <text:p>1850,4708655481</text:p>
          </table:table-cell>
          <table:table-cell table:formula="of:=AVERAGE([.B127:.B138])" office:value-type="float" office:value="121166.666666667" calcext:value-type="float">
            <text:p>121166,666666667</text:p>
          </table:table-cell>
          <table:table-cell table:formula="of:=[.D138]-[.C138]" office:value-type="float" office:value="119316.195801119" calcext:value-type="float">
            <text:p>119316,195801119</text:p>
          </table:table-cell>
          <table:table-cell table:formula="of:=[.D138]-[.D126]" office:value-type="float" office:value="6666.66666666667" calcext:value-type="float">
            <text:p>6666,6666666667</text:p>
          </table:table-cell>
          <table:table-cell table:number-columns-repeated="1000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125000" calcext:value-type="float">
            <text:p>125000</text:p>
          </table:table-cell>
          <table:table-cell table:formula="of:=COM.MICROSOFT.STDEV.S([.B128:.B139])" office:value-type="float" office:value="1864.74468152418" calcext:value-type="float">
            <text:p>1864,7446815242</text:p>
          </table:table-cell>
          <table:table-cell table:formula="of:=AVERAGE([.B128:.B139])" office:value-type="float" office:value="121750" calcext:value-type="float">
            <text:p>121750</text:p>
          </table:table-cell>
          <table:table-cell table:formula="of:=[.D139]-[.C139]" office:value-type="float" office:value="119885.255318476" calcext:value-type="float">
            <text:p>119885,255318476</text:p>
          </table:table-cell>
          <table:table-cell table:formula="of:=[.D139]-[.D127]" office:value-type="float" office:value="6416.66666666667" calcext:value-type="float">
            <text:p>6416,6666666667</text:p>
          </table:table-cell>
          <table:table-cell table:number-columns-repeated="1000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125000" calcext:value-type="float">
            <text:p>125000</text:p>
          </table:table-cell>
          <table:table-cell table:formula="of:=COM.MICROSOFT.STDEV.S([.B129:.B140])" office:value-type="float" office:value="1864.74468152418" calcext:value-type="float">
            <text:p>1864,7446815242</text:p>
          </table:table-cell>
          <table:table-cell table:formula="of:=AVERAGE([.B129:.B140])" office:value-type="float" office:value="122250" calcext:value-type="float">
            <text:p>122250</text:p>
          </table:table-cell>
          <table:table-cell table:formula="of:=[.D140]-[.C140]" office:value-type="float" office:value="120385.255318476" calcext:value-type="float">
            <text:p>120385,255318476</text:p>
          </table:table-cell>
          <table:table-cell table:formula="of:=[.D140]-[.D128]" office:value-type="float" office:value="6250" calcext:value-type="float">
            <text:p>6250</text:p>
          </table:table-cell>
          <table:table-cell table:number-columns-repeated="1000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126000" calcext:value-type="float">
            <text:p>126000</text:p>
          </table:table-cell>
          <table:table-cell table:formula="of:=COM.MICROSOFT.STDEV.S([.B130:.B141])" office:value-type="float" office:value="2005.67377026456" calcext:value-type="float">
            <text:p>2005,6737702646</text:p>
          </table:table-cell>
          <table:table-cell table:formula="of:=AVERAGE([.B130:.B141])" office:value-type="float" office:value="122750" calcext:value-type="float">
            <text:p>122750</text:p>
          </table:table-cell>
          <table:table-cell table:formula="of:=[.D141]-[.C141]" office:value-type="float" office:value="120744.326229735" calcext:value-type="float">
            <text:p>120744,326229735</text:p>
          </table:table-cell>
          <table:table-cell table:formula="of:=[.D141]-[.D129]" office:value-type="float" office:value="6166.66666666667" calcext:value-type="float">
            <text:p>6166,6666666667</text:p>
          </table:table-cell>
          <table:table-cell table:number-columns-repeated="1000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126000" calcext:value-type="float">
            <text:p>126000</text:p>
          </table:table-cell>
          <table:table-cell table:formula="of:=COM.MICROSOFT.STDEV.S([.B131:.B142])" office:value-type="float" office:value="2005.67377026456" calcext:value-type="float">
            <text:p>2005,6737702646</text:p>
          </table:table-cell>
          <table:table-cell table:formula="of:=AVERAGE([.B131:.B142])" office:value-type="float" office:value="123250" calcext:value-type="float">
            <text:p>123250</text:p>
          </table:table-cell>
          <table:table-cell table:formula="of:=[.D142]-[.C142]" office:value-type="float" office:value="121244.326229735" calcext:value-type="float">
            <text:p>121244,326229735</text:p>
          </table:table-cell>
          <table:table-cell table:formula="of:=[.D142]-[.D130]" office:value-type="float" office:value="6083.33333333333" calcext:value-type="float">
            <text:p>6083,3333333333</text:p>
          </table:table-cell>
          <table:table-cell table:number-columns-repeated="1000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126000" calcext:value-type="float">
            <text:p>126000</text:p>
          </table:table-cell>
          <table:table-cell table:formula="of:=COM.MICROSOFT.STDEV.S([.B132:.B143])" office:value-type="float" office:value="2015.09455376319" calcext:value-type="float">
            <text:p>2015,0945537632</text:p>
          </table:table-cell>
          <table:table-cell table:formula="of:=AVERAGE([.B132:.B143])" office:value-type="float" office:value="123666.666666667" calcext:value-type="float">
            <text:p>123666,666666667</text:p>
          </table:table-cell>
          <table:table-cell table:formula="of:=[.D143]-[.C143]" office:value-type="float" office:value="121651.572112903" calcext:value-type="float">
            <text:p>121651,572112903</text:p>
          </table:table-cell>
          <table:table-cell table:formula="of:=[.D143]-[.D131]" office:value-type="float" office:value="5916.66666666667" calcext:value-type="float">
            <text:p>5916,6666666667</text:p>
          </table:table-cell>
          <table:table-cell table:number-columns-repeated="1000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128000" calcext:value-type="float">
            <text:p>128000</text:p>
          </table:table-cell>
          <table:table-cell table:formula="of:=COM.MICROSOFT.STDEV.S([.B133:.B144])" office:value-type="float" office:value="2179.44947177034" calcext:value-type="float">
            <text:p>2179,4494717703</text:p>
          </table:table-cell>
          <table:table-cell table:formula="of:=AVERAGE([.B133:.B144])" office:value-type="float" office:value="124250" calcext:value-type="float">
            <text:p>124250</text:p>
          </table:table-cell>
          <table:table-cell table:formula="of:=[.D144]-[.C144]" office:value-type="float" office:value="122070.55052823" calcext:value-type="float">
            <text:p>122070,55052823</text:p>
          </table:table-cell>
          <table:table-cell table:formula="of:=[.D144]-[.D132]" office:value-type="float" office:value="5916.66666666667" calcext:value-type="float">
            <text:p>5916,6666666667</text:p>
          </table:table-cell>
          <table:table-cell table:number-columns-repeated="1000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129000" calcext:value-type="float">
            <text:p>129000</text:p>
          </table:table-cell>
          <table:table-cell table:formula="of:=COM.MICROSOFT.STDEV.S([.B134:.B145])" office:value-type="float" office:value="2314.31644466797" calcext:value-type="float">
            <text:p>2314,316444668</text:p>
          </table:table-cell>
          <table:table-cell table:formula="of:=AVERAGE([.B134:.B145])" office:value-type="float" office:value="124916.666666667" calcext:value-type="float">
            <text:p>124916,666666667</text:p>
          </table:table-cell>
          <table:table-cell table:formula="of:=[.D145]-[.C145]" office:value-type="float" office:value="122602.350221999" calcext:value-type="float">
            <text:p>122602,350221999</text:p>
          </table:table-cell>
          <table:table-cell table:formula="of:=[.D145]-[.D133]" office:value-type="float" office:value="6083.33333333334" calcext:value-type="float">
            <text:p>6083,3333333334</text:p>
          </table:table-cell>
          <table:table-cell table:number-columns-repeated="1000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130000" calcext:value-type="float">
            <text:p>130000</text:p>
          </table:table-cell>
          <table:table-cell table:formula="of:=COM.MICROSOFT.STDEV.S([.B135:.B146])" office:value-type="float" office:value="2386.83256575942" calcext:value-type="float">
            <text:p>2386,8325657594</text:p>
          </table:table-cell>
          <table:table-cell table:formula="of:=AVERAGE([.B135:.B146])" office:value-type="float" office:value="125666.666666667" calcext:value-type="float">
            <text:p>125666,666666667</text:p>
          </table:table-cell>
          <table:table-cell table:formula="of:=[.D146]-[.C146]" office:value-type="float" office:value="123279.834100907" calcext:value-type="float">
            <text:p>123279,834100907</text:p>
          </table:table-cell>
          <table:table-cell table:formula="of:=[.D146]-[.D134]" office:value-type="float" office:value="6416.66666666667" calcext:value-type="float">
            <text:p>6416,6666666667</text:p>
          </table:table-cell>
          <table:table-cell table:number-columns-repeated="1000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130000" calcext:value-type="float">
            <text:p>130000</text:p>
          </table:table-cell>
          <table:table-cell table:formula="of:=COM.MICROSOFT.STDEV.S([.B136:.B147])" office:value-type="float" office:value="2386.83256575942" calcext:value-type="float">
            <text:p>2386,8325657594</text:p>
          </table:table-cell>
          <table:table-cell table:formula="of:=AVERAGE([.B136:.B147])" office:value-type="float" office:value="126333.333333333" calcext:value-type="float">
            <text:p>126333,333333333</text:p>
          </table:table-cell>
          <table:table-cell table:formula="of:=[.D147]-[.C147]" office:value-type="float" office:value="123946.500767574" calcext:value-type="float">
            <text:p>123946,500767574</text:p>
          </table:table-cell>
          <table:table-cell table:formula="of:=[.D147]-[.D135]" office:value-type="float" office:value="6666.66666666666" calcext:value-type="float">
            <text:p>6666,6666666667</text:p>
          </table:table-cell>
          <table:table-cell table:number-columns-repeated="1000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131000" calcext:value-type="float">
            <text:p>131000</text:p>
          </table:table-cell>
          <table:table-cell table:formula="of:=COM.MICROSOFT.STDEV.S([.B137:.B148])" office:value-type="float" office:value="2486.32624203224" calcext:value-type="float">
            <text:p>2486,3262420323</text:p>
          </table:table-cell>
          <table:table-cell table:formula="of:=AVERAGE([.B137:.B148])" office:value-type="float" office:value="127000" calcext:value-type="float">
            <text:p>127000</text:p>
          </table:table-cell>
          <table:table-cell table:formula="of:=[.D148]-[.C148]" office:value-type="float" office:value="124513.673757968" calcext:value-type="float">
            <text:p>124513,673757968</text:p>
          </table:table-cell>
          <table:table-cell table:formula="of:=[.D148]-[.D136]" office:value-type="float" office:value="6833.33333333333" calcext:value-type="float">
            <text:p>6833,3333333333</text:p>
          </table:table-cell>
          <table:table-cell table:number-columns-repeated="1000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131000" calcext:value-type="float">
            <text:p>131000</text:p>
          </table:table-cell>
          <table:table-cell table:formula="of:=COM.MICROSOFT.STDEV.S([.B138:.B149])" office:value-type="float" office:value="2539.08835942542" calcext:value-type="float">
            <text:p>2539,0883594254</text:p>
          </table:table-cell>
          <table:table-cell table:formula="of:=AVERAGE([.B138:.B149])" office:value-type="float" office:value="127583.333333333" calcext:value-type="float">
            <text:p>127583,333333333</text:p>
          </table:table-cell>
          <table:table-cell table:formula="of:=[.D149]-[.C149]" office:value-type="float" office:value="125044.244973908" calcext:value-type="float">
            <text:p>125044,244973908</text:p>
          </table:table-cell>
          <table:table-cell table:formula="of:=[.D149]-[.D137]" office:value-type="float" office:value="6916.66666666666" calcext:value-type="float">
            <text:p>6916,6666666667</text:p>
          </table:table-cell>
          <table:table-cell table:number-columns-repeated="1000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132000" calcext:value-type="float">
            <text:p>132000</text:p>
          </table:table-cell>
          <table:table-cell table:formula="of:=COM.MICROSOFT.STDEV.S([.B139:.B150])" office:value-type="float" office:value="2562.84642891099" calcext:value-type="float">
            <text:p>2562,846428911</text:p>
          </table:table-cell>
          <table:table-cell table:formula="of:=AVERAGE([.B139:.B150])" office:value-type="float" office:value="128250" calcext:value-type="float">
            <text:p>128250</text:p>
          </table:table-cell>
          <table:table-cell table:formula="of:=[.D150]-[.C150]" office:value-type="float" office:value="125687.153571089" calcext:value-type="float">
            <text:p>125687,153571089</text:p>
          </table:table-cell>
          <table:table-cell table:formula="of:=[.D150]-[.D138]" office:value-type="float" office:value="7083.33333333333" calcext:value-type="float">
            <text:p>7083,3333333333</text:p>
          </table:table-cell>
          <table:table-cell table:number-columns-repeated="1000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132000" calcext:value-type="float">
            <text:p>132000</text:p>
          </table:table-cell>
          <table:table-cell table:formula="of:=COM.MICROSOFT.STDEV.S([.B140:.B151])" office:value-type="float" office:value="2552.4794837866" calcext:value-type="float">
            <text:p>2552,4794837866</text:p>
          </table:table-cell>
          <table:table-cell table:formula="of:=AVERAGE([.B140:.B151])" office:value-type="float" office:value="128833.333333333" calcext:value-type="float">
            <text:p>128833,333333333</text:p>
          </table:table-cell>
          <table:table-cell table:formula="of:=[.D151]-[.C151]" office:value-type="float" office:value="126280.853849547" calcext:value-type="float">
            <text:p>126280,853849547</text:p>
          </table:table-cell>
          <table:table-cell table:formula="of:=[.D151]-[.D139]" office:value-type="float" office:value="7083.33333333333" calcext:value-type="float">
            <text:p>7083,3333333333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1:.B152])" office:value-type="float" office:value="2358.73617932069" calcext:value-type="float">
            <text:p>2358,7361793207</text:p>
          </table:table-cell>
          <table:table-cell table:formula="of:=AVERAGE([.B141:.B152])" office:value-type="float" office:value="129181.818181818" calcext:value-type="float">
            <text:p>129181,818181818</text:p>
          </table:table-cell>
          <table:table-cell table:formula="of:=[.D152]-[.C152]" office:value-type="float" office:value="126823.082002497" calcext:value-type="float">
            <text:p>126823,082002497</text:p>
          </table:table-cell>
          <table:table-cell table:formula="of:=[.D152]-[.D140]" office:value-type="float" office:value="6931.81818181818" calcext:value-type="float">
            <text:p>6931,8181818182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2:.B153])" office:value-type="float" office:value="2223.61067735439" calcext:value-type="float">
            <text:p>2223,6106773544</text:p>
          </table:table-cell>
          <table:table-cell table:formula="of:=AVERAGE([.B142:.B153])" office:value-type="float" office:value="129500" calcext:value-type="float">
            <text:p>129500</text:p>
          </table:table-cell>
          <table:table-cell table:formula="of:=[.D153]-[.C153]" office:value-type="float" office:value="127276.389322646" calcext:value-type="float">
            <text:p>127276,389322646</text:p>
          </table:table-cell>
          <table:table-cell table:formula="of:=[.D153]-[.D141]" office:value-type="float" office:value="6750" calcext:value-type="float">
            <text:p>6750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3:.B154])" office:value-type="float" office:value="1964.97102042527" calcext:value-type="float">
            <text:p>1964,9710204253</text:p>
          </table:table-cell>
          <table:table-cell table:formula="of:=AVERAGE([.B143:.B154])" office:value-type="float" office:value="129888.888888889" calcext:value-type="float">
            <text:p>129888,888888889</text:p>
          </table:table-cell>
          <table:table-cell table:formula="of:=[.D154]-[.C154]" office:value-type="float" office:value="127923.917868464" calcext:value-type="float">
            <text:p>127923,917868464</text:p>
          </table:table-cell>
          <table:table-cell table:formula="of:=[.D154]-[.D142]" office:value-type="float" office:value="6638.88888888889" calcext:value-type="float">
            <text:p>6638,8888888889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4:.B155])" office:value-type="float" office:value="1407.88595317336" calcext:value-type="float">
            <text:p>1407,8859531734</text:p>
          </table:table-cell>
          <table:table-cell table:formula="of:=AVERAGE([.B144:.B155])" office:value-type="float" office:value="130375" calcext:value-type="float">
            <text:p>130375</text:p>
          </table:table-cell>
          <table:table-cell table:formula="of:=[.D155]-[.C155]" office:value-type="float" office:value="128967.114046827" calcext:value-type="float">
            <text:p>128967,114046827</text:p>
          </table:table-cell>
          <table:table-cell table:formula="of:=[.D155]-[.D143]" office:value-type="float" office:value="6708.33333333333" calcext:value-type="float">
            <text:p>6708,3333333333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5:.B156])" office:value-type="float" office:value="1112.69728052837" calcext:value-type="float">
            <text:p>1112,6972805284</text:p>
          </table:table-cell>
          <table:table-cell table:formula="of:=AVERAGE([.B145:.B156])" office:value-type="float" office:value="130714.285714286" calcext:value-type="float">
            <text:p>130714,285714286</text:p>
          </table:table-cell>
          <table:table-cell table:formula="of:=[.D156]-[.C156]" office:value-type="float" office:value="129601.588433757" calcext:value-type="float">
            <text:p>129601,588433757</text:p>
          </table:table-cell>
          <table:table-cell table:formula="of:=[.D156]-[.D144]" office:value-type="float" office:value="6464.28571428571" calcext:value-type="float">
            <text:p>6464,2857142857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6:.B157])" office:value-type="float" office:value="894.427190999916" calcext:value-type="float">
            <text:p>894,4271909999</text:p>
          </table:table-cell>
          <table:table-cell table:formula="of:=AVERAGE([.B146:.B157])" office:value-type="float" office:value="131000" calcext:value-type="float">
            <text:p>131000</text:p>
          </table:table-cell>
          <table:table-cell table:formula="of:=[.D157]-[.C157]" office:value-type="float" office:value="130105.572809" calcext:value-type="float">
            <text:p>130105,572809</text:p>
          </table:table-cell>
          <table:table-cell table:formula="of:=[.D157]-[.D145]" office:value-type="float" office:value="6083.33333333333" calcext:value-type="float">
            <text:p>6083,3333333333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7:.B158])" office:value-type="float" office:value="836.660026534076" calcext:value-type="float">
            <text:p>836,6600265341</text:p>
          </table:table-cell>
          <table:table-cell table:formula="of:=AVERAGE([.B147:.B158])" office:value-type="float" office:value="131200" calcext:value-type="float">
            <text:p>131200</text:p>
          </table:table-cell>
          <table:table-cell table:formula="of:=[.D158]-[.C158]" office:value-type="float" office:value="130363.339973466" calcext:value-type="float">
            <text:p>130363,339973466</text:p>
          </table:table-cell>
          <table:table-cell table:formula="of:=[.D158]-[.D146]" office:value-type="float" office:value="5533.33333333333" calcext:value-type="float">
            <text:p>5533,3333333333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8:.B159])" office:value-type="float" office:value="577.350269189626" calcext:value-type="float">
            <text:p>577,3502691896</text:p>
          </table:table-cell>
          <table:table-cell table:formula="of:=AVERAGE([.B148:.B159])" office:value-type="float" office:value="131500" calcext:value-type="float">
            <text:p>131500</text:p>
          </table:table-cell>
          <table:table-cell table:formula="of:=[.D159]-[.C159]" office:value-type="float" office:value="130922.64973081" calcext:value-type="float">
            <text:p>130922,64973081</text:p>
          </table:table-cell>
          <table:table-cell table:formula="of:=[.D159]-[.D147]" office:value-type="float" office:value="5166.66666666667" calcext:value-type="float">
            <text:p>5166,6666666667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9:.B160])" office:value-type="float" office:value="577.350269189626" calcext:value-type="float">
            <text:p>577,3502691896</text:p>
          </table:table-cell>
          <table:table-cell table:formula="of:=AVERAGE([.B149:.B160])" office:value-type="float" office:value="131666.666666667" calcext:value-type="float">
            <text:p>131666,666666667</text:p>
          </table:table-cell>
          <table:table-cell table:formula="of:=[.D160]-[.C160]" office:value-type="float" office:value="131089.316397477" calcext:value-type="float">
            <text:p>131089,316397477</text:p>
          </table:table-cell>
          <table:table-cell table:formula="of:=[.D160]-[.D148]" office:value-type="float" office:value="4666.66666666666" calcext:value-type="float">
            <text:p>4666,6666666667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0:.B161])" office:value-type="float" office:value="0" calcext:value-type="float">
            <text:p>0</text:p>
          </table:table-cell>
          <table:table-cell table:formula="of:=AVERAGE([.B150:.B161])" office:value-type="float" office:value="132000" calcext:value-type="float">
            <text:p>132000</text:p>
          </table:table-cell>
          <table:table-cell table:formula="of:=[.D161]-[.C161]" office:value-type="float" office:value="132000" calcext:value-type="float">
            <text:p>132000</text:p>
          </table:table-cell>
          <table:table-cell table:formula="of:=[.D161]-[.D149]" office:value-type="float" office:value="4416.66666666667" calcext:value-type="float">
            <text:p>4416,6666666667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1:.B162])" office:value-type="string" office:string-value="" calcext:value-type="error">
            <text:p>#DIV/0!</text:p>
          </table:table-cell>
          <table:table-cell table:formula="of:=AVERAGE([.B151:.B162])" office:value-type="float" office:value="132000" calcext:value-type="float">
            <text:p>132000</text:p>
          </table:table-cell>
          <table:table-cell table:formula="of:=[.D162]-[.C162]" office:value-type="string" office:string-value="" calcext:value-type="error">
            <text:p>#DIV/0!</text:p>
          </table:table-cell>
          <table:table-cell table:formula="of:=[.D162]-[.D150]" office:value-type="float" office:value="3750" calcext:value-type="float">
            <text:p>3750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2:.B163])" office:value-type="string" office:string-value="" calcext:value-type="error">
            <text:p>#DIV/0!</text:p>
          </table:table-cell>
          <table:table-cell table:formula="of:=AVERAGE([.B152:.B163])" office:value-type="string" office:string-value="" calcext:value-type="error">
            <text:p>#DIV/0!</text:p>
          </table:table-cell>
          <table:table-cell table:formula="of:=[.D163]-[.C163]" office:value-type="string" office:string-value="" calcext:value-type="error">
            <text:p>#DIV/0!</text:p>
          </table:table-cell>
          <table:table-cell table:formula="of:=[.D163]-[.D151]" office:value-type="float" office:value="-128833.333333333" calcext:value-type="float">
            <text:p>-128833,333333333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3:.B164])" office:value-type="string" office:string-value="" calcext:value-type="error">
            <text:p>#DIV/0!</text:p>
          </table:table-cell>
          <table:table-cell table:formula="of:=AVERAGE([.B153:.B164])" office:value-type="string" office:string-value="" calcext:value-type="error">
            <text:p>#DIV/0!</text:p>
          </table:table-cell>
          <table:table-cell table:formula="of:=[.D164]-[.C164]" office:value-type="string" office:string-value="" calcext:value-type="error">
            <text:p>#DIV/0!</text:p>
          </table:table-cell>
          <table:table-cell table:formula="of:=[.D164]-[.D152]" office:value-type="float" office:value="-129181.818181818" calcext:value-type="float">
            <text:p>-129181,818181818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4:.B165])" office:value-type="string" office:string-value="" calcext:value-type="error">
            <text:p>#DIV/0!</text:p>
          </table:table-cell>
          <table:table-cell table:formula="of:=AVERAGE([.B154:.B165])" office:value-type="string" office:string-value="" calcext:value-type="error">
            <text:p>#DIV/0!</text:p>
          </table:table-cell>
          <table:table-cell table:formula="of:=[.D165]-[.C165]" office:value-type="string" office:string-value="" calcext:value-type="error">
            <text:p>#DIV/0!</text:p>
          </table:table-cell>
          <table:table-cell table:formula="of:=[.D165]-[.D153]" office:value-type="float" office:value="-129500" calcext:value-type="float">
            <text:p>-129500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5:.B166])" office:value-type="string" office:string-value="" calcext:value-type="error">
            <text:p>#DIV/0!</text:p>
          </table:table-cell>
          <table:table-cell table:formula="of:=AVERAGE([.B155:.B166])" office:value-type="string" office:string-value="" calcext:value-type="error">
            <text:p>#DIV/0!</text:p>
          </table:table-cell>
          <table:table-cell table:formula="of:=[.D166]-[.C166]" office:value-type="string" office:string-value="" calcext:value-type="error">
            <text:p>#DIV/0!</text:p>
          </table:table-cell>
          <table:table-cell table:formula="of:=[.D166]-[.D154]" office:value-type="float" office:value="-129888.888888889" calcext:value-type="float">
            <text:p>-129888,888888889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6:.B167])" office:value-type="string" office:string-value="" calcext:value-type="error">
            <text:p>#DIV/0!</text:p>
          </table:table-cell>
          <table:table-cell table:formula="of:=AVERAGE([.B156:.B167])" office:value-type="string" office:string-value="" calcext:value-type="error">
            <text:p>#DIV/0!</text:p>
          </table:table-cell>
          <table:table-cell table:formula="of:=[.D167]-[.C167]" office:value-type="string" office:string-value="" calcext:value-type="error">
            <text:p>#DIV/0!</text:p>
          </table:table-cell>
          <table:table-cell table:formula="of:=[.D167]-[.D155]" office:value-type="float" office:value="-130375" calcext:value-type="float">
            <text:p>-130375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7:.B168])" office:value-type="string" office:string-value="" calcext:value-type="error">
            <text:p>#DIV/0!</text:p>
          </table:table-cell>
          <table:table-cell table:formula="of:=AVERAGE([.B157:.B168])" office:value-type="string" office:string-value="" calcext:value-type="error">
            <text:p>#DIV/0!</text:p>
          </table:table-cell>
          <table:table-cell table:formula="of:=[.D168]-[.C168]" office:value-type="string" office:string-value="" calcext:value-type="error">
            <text:p>#DIV/0!</text:p>
          </table:table-cell>
          <table:table-cell table:formula="of:=[.D168]-[.D156]" office:value-type="float" office:value="-130714.285714286" calcext:value-type="float">
            <text:p>-130714,285714286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8:.B169])" office:value-type="string" office:string-value="" calcext:value-type="error">
            <text:p>#DIV/0!</text:p>
          </table:table-cell>
          <table:table-cell table:formula="of:=AVERAGE([.B158:.B169])" office:value-type="string" office:string-value="" calcext:value-type="error">
            <text:p>#DIV/0!</text:p>
          </table:table-cell>
          <table:table-cell table:formula="of:=[.D169]-[.C169]" office:value-type="string" office:string-value="" calcext:value-type="error">
            <text:p>#DIV/0!</text:p>
          </table:table-cell>
          <table:table-cell table:formula="of:=[.D169]-[.D157]" office:value-type="float" office:value="-131000" calcext:value-type="float">
            <text:p>-131000</text:p>
          </table:table-cell>
          <table:table-cell table:number-columns-repeated="1000"/>
        </table:table-row>
      </table:table>
      <table:table table:name="Articles per day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Articles per day</text:p>
          </table:table-cell>
          <table:table-cell table:style-name="ce5" office:value-type="string" calcext:value-type="string">
            <text:p>StdDev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an – 1*StdDev</text:p>
          </table:table-cell>
          <table:table-cell table:style-name="ce7" office:value-type="string" calcext:value-type="string">
            <text:p>Diff</text:p>
          </table:table-cell>
          <table:table-cell table:style-name="ce8" table:number-columns-repeated="1000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/>
          <table:table-cell table:style-name="ce4"/>
          <table:table-cell table:number-columns-repeated="1003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/>
          <table:table-cell table:style-name="ce4"/>
          <table:table-cell table:number-columns-repeated="1003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20" calcext:value-type="float">
            <text:p>20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30" calcext:value-type="float">
            <text:p>30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18" calcext:value-type="float">
            <text:p>18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9" calcext:value-type="float">
            <text:p>9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18" calcext:value-type="float">
            <text:p>18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33" calcext:value-type="float">
            <text:p>33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30" calcext:value-type="float">
            <text:p>30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56" calcext:value-type="float">
            <text:p>56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46" calcext:value-type="float">
            <text:p>46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24" calcext:value-type="float">
            <text:p>24</text:p>
          </table:table-cell>
          <table:table-cell table:formula="of:=COM.MICROSOFT.STDEV.S([.B2:.B13])" office:value-type="float" office:value="14.0649288026005" calcext:value-type="float">
            <text:p>14,0649288026</text:p>
          </table:table-cell>
          <table:table-cell table:formula="of:=AVERAGE([.B2:.B13])" office:value-type="float" office:value="28.4" calcext:value-type="float">
            <text:p>28,4</text:p>
          </table:table-cell>
          <table:table-cell table:formula="of:=[.D13]-[.C13]" office:value-type="float" office:value="14.3350711973995" calcext:value-type="float">
            <text:p>14,3350711974</text:p>
          </table:table-cell>
          <table:table-cell table:number-columns-repeated="1001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21" calcext:value-type="float">
            <text:p>21</text:p>
          </table:table-cell>
          <table:table-cell table:formula="of:=COM.MICROSOFT.STDEV.S([.B3:.B14])" office:value-type="float" office:value="13.5284212611148" calcext:value-type="float">
            <text:p>13,5284212611</text:p>
          </table:table-cell>
          <table:table-cell table:formula="of:=AVERAGE([.B3:.B14])" office:value-type="float" office:value="27.7272727272727" calcext:value-type="float">
            <text:p>27,7272727273</text:p>
          </table:table-cell>
          <table:table-cell table:formula="of:=[.D14]-[.C14]" office:value-type="float" office:value="14.198851466158" calcext:value-type="float">
            <text:p>14,1988514662</text:p>
          </table:table-cell>
          <table:table-cell table:number-columns-repeated="1001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19" calcext:value-type="float">
            <text:p>19</text:p>
          </table:table-cell>
          <table:table-cell table:formula="of:=COM.MICROSOFT.STDEV.S([.B4:.B15])" office:value-type="float" office:value="13.1425748134554" calcext:value-type="float">
            <text:p>13,1425748135</text:p>
          </table:table-cell>
          <table:table-cell table:formula="of:=AVERAGE([.B4:.B15])" office:value-type="float" office:value="27" calcext:value-type="float">
            <text:p>27</text:p>
          </table:table-cell>
          <table:table-cell table:formula="of:=[.D15]-[.C15]" office:value-type="float" office:value="13.8574251865446" calcext:value-type="float">
            <text:p>13,8574251865</text:p>
          </table:table-cell>
          <table:table-cell table:number-columns-repeated="1001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17" calcext:value-type="float">
            <text:p>17</text:p>
          </table:table-cell>
          <table:table-cell table:formula="of:=COM.MICROSOFT.STDEV.S([.B5:.B16])" office:value-type="float" office:value="13.3152339275529" calcext:value-type="float">
            <text:p>13,3152339276</text:p>
          </table:table-cell>
          <table:table-cell table:formula="of:=AVERAGE([.B5:.B16])" office:value-type="float" office:value="26.75" calcext:value-type="float">
            <text:p>26,75</text:p>
          </table:table-cell>
          <table:table-cell table:formula="of:=[.D16]-[.C16]" office:value-type="float" office:value="13.4347660724471" calcext:value-type="float">
            <text:p>13,4347660724</text:p>
          </table:table-cell>
          <table:table-cell table:number-columns-repeated="1001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20" calcext:value-type="float">
            <text:p>20</text:p>
          </table:table-cell>
          <table:table-cell table:formula="of:=COM.MICROSOFT.STDEV.S([.B6:.B17])" office:value-type="float" office:value="13.4059575178238" calcext:value-type="float">
            <text:p>13,4059575178</text:p>
          </table:table-cell>
          <table:table-cell table:formula="of:=AVERAGE([.B6:.B17])" office:value-type="float" office:value="25.9166666666667" calcext:value-type="float">
            <text:p>25,9166666667</text:p>
          </table:table-cell>
          <table:table-cell table:formula="of:=[.D17]-[.C17]" office:value-type="float" office:value="12.5107091488428" calcext:value-type="float">
            <text:p>12,5107091488</text:p>
          </table:table-cell>
          <table:table-cell table:number-columns-repeated="1001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25" calcext:value-type="float">
            <text:p>25</text:p>
          </table:table-cell>
          <table:table-cell table:formula="of:=COM.MICROSOFT.STDEV.S([.B7:.B18])" office:value-type="float" office:value="13.1805642036778" calcext:value-type="float">
            <text:p>13,1805642037</text:p>
          </table:table-cell>
          <table:table-cell table:formula="of:=AVERAGE([.B7:.B18])" office:value-type="float" office:value="26.5" calcext:value-type="float">
            <text:p>26,5</text:p>
          </table:table-cell>
          <table:table-cell table:formula="of:=[.D18]-[.C18]" office:value-type="float" office:value="13.3194357963222" calcext:value-type="float">
            <text:p>13,3194357963</text:p>
          </table:table-cell>
          <table:table-cell table:number-columns-repeated="1001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19" calcext:value-type="float">
            <text:p>19</text:p>
          </table:table-cell>
          <table:table-cell table:formula="of:=COM.MICROSOFT.STDEV.S([.B8:.B19])" office:value-type="float" office:value="12.2573416466387" calcext:value-type="float">
            <text:p>12,2573416466</text:p>
          </table:table-cell>
          <table:table-cell table:formula="of:=AVERAGE([.B8:.B19])" office:value-type="float" office:value="27.3333333333333" calcext:value-type="float">
            <text:p>27,3333333333</text:p>
          </table:table-cell>
          <table:table-cell table:formula="of:=[.D19]-[.C19]" office:value-type="float" office:value="15.0759916866946" calcext:value-type="float">
            <text:p>15,0759916867</text:p>
          </table:table-cell>
          <table:table-cell table:number-columns-repeated="1001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20" calcext:value-type="float">
            <text:p>20</text:p>
          </table:table-cell>
          <table:table-cell table:formula="of:=COM.MICROSOFT.STDEV.S([.B9:.B20])" office:value-type="float" office:value="12.1318513913507" calcext:value-type="float">
            <text:p>12,1318513914</text:p>
          </table:table-cell>
          <table:table-cell table:formula="of:=AVERAGE([.B9:.B20])" office:value-type="float" office:value="27.5" calcext:value-type="float">
            <text:p>27,5</text:p>
          </table:table-cell>
          <table:table-cell table:formula="of:=[.D20]-[.C20]" office:value-type="float" office:value="15.3681486086493" calcext:value-type="float">
            <text:p>15,3681486086</text:p>
          </table:table-cell>
          <table:table-cell table:number-columns-repeated="1001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16" calcext:value-type="float">
            <text:p>16</text:p>
          </table:table-cell>
          <table:table-cell table:formula="of:=COM.MICROSOFT.STDEV.S([.B10:.B21])" office:value-type="float" office:value="12.4203523104279" calcext:value-type="float">
            <text:p>12,4203523104</text:p>
          </table:table-cell>
          <table:table-cell table:formula="of:=AVERAGE([.B10:.B21])" office:value-type="float" office:value="26.0833333333333" calcext:value-type="float">
            <text:p>26,0833333333</text:p>
          </table:table-cell>
          <table:table-cell table:formula="of:=[.D21]-[.C21]" office:value-type="float" office:value="13.6629810229054" calcext:value-type="float">
            <text:p>13,6629810229</text:p>
          </table:table-cell>
          <table:table-cell table:number-columns-repeated="1001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19" calcext:value-type="float">
            <text:p>19</text:p>
          </table:table-cell>
          <table:table-cell table:formula="of:=COM.MICROSOFT.STDEV.S([.B11:.B22])" office:value-type="float" office:value="12.5106015648789" calcext:value-type="float">
            <text:p>12,5106015649</text:p>
          </table:table-cell>
          <table:table-cell table:formula="of:=AVERAGE([.B11:.B22])" office:value-type="float" office:value="25.1666666666667" calcext:value-type="float">
            <text:p>25,1666666667</text:p>
          </table:table-cell>
          <table:table-cell table:formula="of:=[.D22]-[.C22]" office:value-type="float" office:value="12.6560651017877" calcext:value-type="float">
            <text:p>12,6560651018</text:p>
          </table:table-cell>
          <table:table-cell table:number-columns-repeated="1001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15" calcext:value-type="float">
            <text:p>15</text:p>
          </table:table-cell>
          <table:table-cell table:formula="of:=COM.MICROSOFT.STDEV.S([.B12:.B23])" office:value-type="float" office:value="8.1700673191841" calcext:value-type="float">
            <text:p>8,1700673192</text:p>
          </table:table-cell>
          <table:table-cell table:formula="of:=AVERAGE([.B12:.B23])" office:value-type="float" office:value="21.75" calcext:value-type="float">
            <text:p>21,75</text:p>
          </table:table-cell>
          <table:table-cell table:formula="of:=[.D23]-[.C23]" office:value-type="float" office:value="13.5799326808159" calcext:value-type="float">
            <text:p>13,5799326808</text:p>
          </table:table-cell>
          <table:table-cell table:number-columns-repeated="1001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16" calcext:value-type="float">
            <text:p>16</text:p>
          </table:table-cell>
          <table:table-cell table:formula="of:=COM.MICROSOFT.STDEV.S([.B13:.B24])" office:value-type="float" office:value="3.07851794330855" calcext:value-type="float">
            <text:p>3,0785179433</text:p>
          </table:table-cell>
          <table:table-cell table:formula="of:=AVERAGE([.B13:.B24])" office:value-type="float" office:value="19.25" calcext:value-type="float">
            <text:p>19,25</text:p>
          </table:table-cell>
          <table:table-cell table:formula="of:=[.D24]-[.C24]" office:value-type="float" office:value="16.1714820566914" calcext:value-type="float">
            <text:p>16,1714820567</text:p>
          </table:table-cell>
          <table:table-cell table:number-columns-repeated="1001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4" calcext:value-type="float">
            <text:p>14</text:p>
          </table:table-cell>
          <table:table-cell table:formula="of:=COM.MICROSOFT.STDEV.S([.B14:.B25])" office:value-type="float" office:value="3.02890119090115" calcext:value-type="float">
            <text:p>3,0289011909</text:p>
          </table:table-cell>
          <table:table-cell table:formula="of:=AVERAGE([.B14:.B25])" office:value-type="float" office:value="18.4166666666667" calcext:value-type="float">
            <text:p>18,4166666667</text:p>
          </table:table-cell>
          <table:table-cell table:formula="of:=[.D25]-[.C25]" office:value-type="float" office:value="15.3877654757655" calcext:value-type="float">
            <text:p>15,3877654758</text:p>
          </table:table-cell>
          <table:table-cell table:formula="of:=[.D25]-[.D13]" office:value-type="float" office:value="-9.98333333333333" calcext:value-type="float">
            <text:p>-9,9833333333</text:p>
          </table:table-cell>
          <table:table-cell table:number-columns-repeated="1000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7" calcext:value-type="float">
            <text:p>7</text:p>
          </table:table-cell>
          <table:table-cell table:formula="of:=COM.MICROSOFT.STDEV.S([.B15:.B26])" office:value-type="float" office:value="4.35107092355643" calcext:value-type="float">
            <text:p>4,3510709236</text:p>
          </table:table-cell>
          <table:table-cell table:formula="of:=AVERAGE([.B15:.B26])" office:value-type="float" office:value="17.25" calcext:value-type="float">
            <text:p>17,25</text:p>
          </table:table-cell>
          <table:table-cell table:formula="of:=[.D26]-[.C26]" office:value-type="float" office:value="12.8989290764436" calcext:value-type="float">
            <text:p>12,8989290764</text:p>
          </table:table-cell>
          <table:table-cell table:formula="of:=[.D26]-[.D14]" office:value-type="float" office:value="-10.4772727272727" calcext:value-type="float">
            <text:p>-10,4772727273</text:p>
          </table:table-cell>
          <table:table-cell table:number-columns-repeated="1000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1" calcext:value-type="float">
            <text:p>11</text:p>
          </table:table-cell>
          <table:table-cell table:formula="of:=COM.MICROSOFT.STDEV.S([.B16:.B27])" office:value-type="float" office:value="4.66043956829149" calcext:value-type="float">
            <text:p>4,6604395683</text:p>
          </table:table-cell>
          <table:table-cell table:formula="of:=AVERAGE([.B16:.B27])" office:value-type="float" office:value="16.5833333333333" calcext:value-type="float">
            <text:p>16,5833333333</text:p>
          </table:table-cell>
          <table:table-cell table:formula="of:=[.D27]-[.C27]" office:value-type="float" office:value="11.9228937650418" calcext:value-type="float">
            <text:p>11,922893765</text:p>
          </table:table-cell>
          <table:table-cell table:formula="of:=[.D27]-[.D15]" office:value-type="float" office:value="-10.4166666666667" calcext:value-type="float">
            <text:p>-10,4166666667</text:p>
          </table:table-cell>
          <table:table-cell table:number-columns-repeated="1000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20" calcext:value-type="float">
            <text:p>20</text:p>
          </table:table-cell>
          <table:table-cell table:formula="of:=COM.MICROSOFT.STDEV.S([.B17:.B28])" office:value-type="float" office:value="4.76413367748741" calcext:value-type="float">
            <text:p>4,7641336775</text:p>
          </table:table-cell>
          <table:table-cell table:formula="of:=AVERAGE([.B17:.B28])" office:value-type="float" office:value="16.8333333333333" calcext:value-type="float">
            <text:p>16,8333333333</text:p>
          </table:table-cell>
          <table:table-cell table:formula="of:=[.D28]-[.C28]" office:value-type="float" office:value="12.0691996558459" calcext:value-type="float">
            <text:p>12,0691996558</text:p>
          </table:table-cell>
          <table:table-cell table:formula="of:=[.D28]-[.D16]" office:value-type="float" office:value="-9.91666666666667" calcext:value-type="float">
            <text:p>-9,9166666667</text:p>
          </table:table-cell>
          <table:table-cell table:number-columns-repeated="1000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6" calcext:value-type="float">
            <text:p>16</text:p>
          </table:table-cell>
          <table:table-cell table:formula="of:=COM.MICROSOFT.STDEV.S([.B18:.B29])" office:value-type="float" office:value="4.66125227028883" calcext:value-type="float">
            <text:p>4,6612522703</text:p>
          </table:table-cell>
          <table:table-cell table:formula="of:=AVERAGE([.B18:.B29])" office:value-type="float" office:value="16.5" calcext:value-type="float">
            <text:p>16,5</text:p>
          </table:table-cell>
          <table:table-cell table:formula="of:=[.D29]-[.C29]" office:value-type="float" office:value="11.8387477297112" calcext:value-type="float">
            <text:p>11,8387477297</text:p>
          </table:table-cell>
          <table:table-cell table:formula="of:=[.D29]-[.D17]" office:value-type="float" office:value="-9.41666666666667" calcext:value-type="float">
            <text:p>-9,4166666667</text:p>
          </table:table-cell>
          <table:table-cell table:number-columns-repeated="1000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21" calcext:value-type="float">
            <text:p>21</text:p>
          </table:table-cell>
          <table:table-cell table:formula="of:=COM.MICROSOFT.STDEV.S([.B19:.B30])" office:value-type="float" office:value="4.10838020134309" calcext:value-type="float">
            <text:p>4,1083802013</text:p>
          </table:table-cell>
          <table:table-cell table:formula="of:=AVERAGE([.B19:.B30])" office:value-type="float" office:value="16.1666666666667" calcext:value-type="float">
            <text:p>16,1666666667</text:p>
          </table:table-cell>
          <table:table-cell table:formula="of:=[.D30]-[.C30]" office:value-type="float" office:value="12.0582864653236" calcext:value-type="float">
            <text:p>12,0582864653</text:p>
          </table:table-cell>
          <table:table-cell table:formula="of:=[.D30]-[.D18]" office:value-type="float" office:value="-10.3333333333333" calcext:value-type="float">
            <text:p>-10,3333333333</text:p>
          </table:table-cell>
          <table:table-cell table:number-columns-repeated="1000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23" calcext:value-type="float">
            <text:p>23</text:p>
          </table:table-cell>
          <table:table-cell table:formula="of:=COM.MICROSOFT.STDEV.S([.B20:.B31])" office:value-type="float" office:value="4.50252454437811" calcext:value-type="float">
            <text:p>4,5025245444</text:p>
          </table:table-cell>
          <table:table-cell table:formula="of:=AVERAGE([.B20:.B31])" office:value-type="float" office:value="16.5" calcext:value-type="float">
            <text:p>16,5</text:p>
          </table:table-cell>
          <table:table-cell table:formula="of:=[.D31]-[.C31]" office:value-type="float" office:value="11.9974754556219" calcext:value-type="float">
            <text:p>11,9974754556</text:p>
          </table:table-cell>
          <table:table-cell table:formula="of:=[.D31]-[.D19]" office:value-type="float" office:value="-10.8333333333333" calcext:value-type="float">
            <text:p>-10,8333333333</text:p>
          </table:table-cell>
          <table:table-cell table:number-columns-repeated="1000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24" calcext:value-type="float">
            <text:p>24</text:p>
          </table:table-cell>
          <table:table-cell table:formula="of:=COM.MICROSOFT.STDEV.S([.B21:.B32])" office:value-type="float" office:value="4.91441910621338" calcext:value-type="float">
            <text:p>4,9144191062</text:p>
          </table:table-cell>
          <table:table-cell table:formula="of:=AVERAGE([.B21:.B32])" office:value-type="float" office:value="16.8333333333333" calcext:value-type="float">
            <text:p>16,8333333333</text:p>
          </table:table-cell>
          <table:table-cell table:formula="of:=[.D32]-[.C32]" office:value-type="float" office:value="11.9189142271199" calcext:value-type="float">
            <text:p>11,9189142271</text:p>
          </table:table-cell>
          <table:table-cell table:formula="of:=[.D32]-[.D20]" office:value-type="float" office:value="-10.6666666666667" calcext:value-type="float">
            <text:p>-10,6666666667</text:p>
          </table:table-cell>
          <table:table-cell table:number-columns-repeated="1000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24" calcext:value-type="float">
            <text:p>24</text:p>
          </table:table-cell>
          <table:table-cell table:formula="of:=COM.MICROSOFT.STDEV.S([.B22:.B33])" office:value-type="float" office:value="5.31721047850537" calcext:value-type="float">
            <text:p>5,3172104785</text:p>
          </table:table-cell>
          <table:table-cell table:formula="of:=AVERAGE([.B22:.B33])" office:value-type="float" office:value="17.5" calcext:value-type="float">
            <text:p>17,5</text:p>
          </table:table-cell>
          <table:table-cell table:formula="of:=[.D33]-[.C33]" office:value-type="float" office:value="12.1827895214946" calcext:value-type="float">
            <text:p>12,1827895215</text:p>
          </table:table-cell>
          <table:table-cell table:formula="of:=[.D33]-[.D21]" office:value-type="float" office:value="-8.58333333333333" calcext:value-type="float">
            <text:p>-8,5833333333</text:p>
          </table:table-cell>
          <table:table-cell table:number-columns-repeated="1000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20" calcext:value-type="float">
            <text:p>20</text:p>
          </table:table-cell>
          <table:table-cell table:formula="of:=COM.MICROSOFT.STDEV.S([.B23:.B34])" office:value-type="float" office:value="5.3505876199524" calcext:value-type="float">
            <text:p>5,35058762</text:p>
          </table:table-cell>
          <table:table-cell table:formula="of:=AVERAGE([.B23:.B34])" office:value-type="float" office:value="17.5833333333333" calcext:value-type="float">
            <text:p>17,5833333333</text:p>
          </table:table-cell>
          <table:table-cell table:formula="of:=[.D34]-[.C34]" office:value-type="float" office:value="12.2327457133809" calcext:value-type="float">
            <text:p>12,2327457134</text:p>
          </table:table-cell>
          <table:table-cell table:formula="of:=[.D34]-[.D22]" office:value-type="float" office:value="-7.58333333333334" calcext:value-type="float">
            <text:p>-7,5833333333</text:p>
          </table:table-cell>
          <table:table-cell table:number-columns-repeated="1000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27" calcext:value-type="float">
            <text:p>27</text:p>
          </table:table-cell>
          <table:table-cell table:formula="of:=COM.MICROSOFT.STDEV.S([.B24:.B35])" office:value-type="float" office:value="5.91543948007451" calcext:value-type="float">
            <text:p>5,9154394801</text:p>
          </table:table-cell>
          <table:table-cell table:formula="of:=AVERAGE([.B24:.B35])" office:value-type="float" office:value="18.5833333333333" calcext:value-type="float">
            <text:p>18,5833333333</text:p>
          </table:table-cell>
          <table:table-cell table:formula="of:=[.D35]-[.C35]" office:value-type="float" office:value="12.6678938532588" calcext:value-type="float">
            <text:p>12,6678938533</text:p>
          </table:table-cell>
          <table:table-cell table:formula="of:=[.D35]-[.D23]" office:value-type="float" office:value="-3.16666666666667" calcext:value-type="float">
            <text:p>-3,1666666667</text:p>
          </table:table-cell>
          <table:table-cell table:number-columns-repeated="1000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30" calcext:value-type="float">
            <text:p>30</text:p>
          </table:table-cell>
          <table:table-cell table:formula="of:=COM.MICROSOFT.STDEV.S([.B25:.B36])" office:value-type="float" office:value="6.68954408012983" calcext:value-type="float">
            <text:p>6,6895440801</text:p>
          </table:table-cell>
          <table:table-cell table:formula="of:=AVERAGE([.B25:.B36])" office:value-type="float" office:value="19.75" calcext:value-type="float">
            <text:p>19,75</text:p>
          </table:table-cell>
          <table:table-cell table:formula="of:=[.D36]-[.C36]" office:value-type="float" office:value="13.0604559198702" calcext:value-type="float">
            <text:p>13,0604559199</text:p>
          </table:table-cell>
          <table:table-cell table:formula="of:=[.D36]-[.D24]" office:value-type="float" office:value="0.5" calcext:value-type="float">
            <text:p>0,5</text:p>
          </table:table-cell>
          <table:table-cell table:number-columns-repeated="1000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31" calcext:value-type="float">
            <text:p>31</text:p>
          </table:table-cell>
          <table:table-cell table:formula="of:=COM.MICROSOFT.STDEV.S([.B26:.B37])" office:value-type="float" office:value="7.14567044164549" calcext:value-type="float">
            <text:p>7,1456704416</text:p>
          </table:table-cell>
          <table:table-cell table:formula="of:=AVERAGE([.B26:.B37])" office:value-type="float" office:value="21.1666666666667" calcext:value-type="float">
            <text:p>21,1666666667</text:p>
          </table:table-cell>
          <table:table-cell table:formula="of:=[.D37]-[.C37]" office:value-type="float" office:value="14.0209962250212" calcext:value-type="float">
            <text:p>14,020996225</text:p>
          </table:table-cell>
          <table:table-cell table:formula="of:=[.D37]-[.D25]" office:value-type="float" office:value="2.75" calcext:value-type="float">
            <text:p>2,75</text:p>
          </table:table-cell>
          <table:table-cell table:number-columns-repeated="1000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26" calcext:value-type="float">
            <text:p>26</text:p>
          </table:table-cell>
          <table:table-cell table:formula="of:=COM.MICROSOFT.STDEV.S([.B27:.B38])" office:value-type="float" office:value="5.67490488506596" calcext:value-type="float">
            <text:p>5,6749048851</text:p>
          </table:table-cell>
          <table:table-cell table:formula="of:=AVERAGE([.B27:.B38])" office:value-type="float" office:value="22.75" calcext:value-type="float">
            <text:p>22,75</text:p>
          </table:table-cell>
          <table:table-cell table:formula="of:=[.D38]-[.C38]" office:value-type="float" office:value="17.075095114934" calcext:value-type="float">
            <text:p>17,0750951149</text:p>
          </table:table-cell>
          <table:table-cell table:formula="of:=[.D38]-[.D26]" office:value-type="float" office:value="5.5" calcext:value-type="float">
            <text:p>5,5</text:p>
          </table:table-cell>
          <table:table-cell table:number-columns-repeated="1000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21" calcext:value-type="float">
            <text:p>21</text:p>
          </table:table-cell>
          <table:table-cell table:formula="of:=COM.MICROSOFT.STDEV.S([.B28:.B39])" office:value-type="float" office:value="4.37884030586209" calcext:value-type="float">
            <text:p>4,3788403059</text:p>
          </table:table-cell>
          <table:table-cell table:formula="of:=AVERAGE([.B28:.B39])" office:value-type="float" office:value="23.5833333333333" calcext:value-type="float">
            <text:p>23,5833333333</text:p>
          </table:table-cell>
          <table:table-cell table:formula="of:=[.D39]-[.C39]" office:value-type="float" office:value="19.2044930274712" calcext:value-type="float">
            <text:p>19,2044930275</text:p>
          </table:table-cell>
          <table:table-cell table:formula="of:=[.D39]-[.D27]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24" calcext:value-type="float">
            <text:p>24</text:p>
          </table:table-cell>
          <table:table-cell table:formula="of:=COM.MICROSOFT.STDEV.S([.B29:.B40])" office:value-type="float" office:value="4.23101821687347" calcext:value-type="float">
            <text:p>4,2310182169</text:p>
          </table:table-cell>
          <table:table-cell table:formula="of:=AVERAGE([.B29:.B40])" office:value-type="float" office:value="23.9166666666667" calcext:value-type="float">
            <text:p>23,9166666667</text:p>
          </table:table-cell>
          <table:table-cell table:formula="of:=[.D40]-[.C40]" office:value-type="float" office:value="19.6856484497932" calcext:value-type="float">
            <text:p>19,6856484498</text:p>
          </table:table-cell>
          <table:table-cell table:formula="of:=[.D40]-[.D28]" office:value-type="float" office:value="7.08333333333334" calcext:value-type="float">
            <text:p>7,0833333333</text:p>
          </table:table-cell>
          <table:table-cell table:number-columns-repeated="1000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31" calcext:value-type="float">
            <text:p>31</text:p>
          </table:table-cell>
          <table:table-cell table:formula="of:=COM.MICROSOFT.STDEV.S([.B30:.B41])" office:value-type="float" office:value="3.88079966767238" calcext:value-type="float">
            <text:p>3,8807996677</text:p>
          </table:table-cell>
          <table:table-cell table:formula="of:=AVERAGE([.B30:.B41])" office:value-type="float" office:value="25.1666666666667" calcext:value-type="float">
            <text:p>25,1666666667</text:p>
          </table:table-cell>
          <table:table-cell table:formula="of:=[.D41]-[.C41]" office:value-type="float" office:value="21.2858669989943" calcext:value-type="float">
            <text:p>21,285866999</text:p>
          </table:table-cell>
          <table:table-cell table:formula="of:=[.D41]-[.D29]" office:value-type="float" office:value="8.66666666666667" calcext:value-type="float">
            <text:p>8,6666666667</text:p>
          </table:table-cell>
          <table:table-cell table:number-columns-repeated="1000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29" calcext:value-type="float">
            <text:p>29</text:p>
          </table:table-cell>
          <table:table-cell table:formula="of:=COM.MICROSOFT.STDEV.S([.B31:.B42])" office:value-type="float" office:value="3.78593889720018" calcext:value-type="float">
            <text:p>3,7859388972</text:p>
          </table:table-cell>
          <table:table-cell table:formula="of:=AVERAGE([.B31:.B42])" office:value-type="float" office:value="25.8333333333333" calcext:value-type="float">
            <text:p>25,8333333333</text:p>
          </table:table-cell>
          <table:table-cell table:formula="of:=[.D42]-[.C42]" office:value-type="float" office:value="22.0473944361331" calcext:value-type="float">
            <text:p>22,0473944361</text:p>
          </table:table-cell>
          <table:table-cell table:formula="of:=[.D42]-[.D30]" office:value-type="float" office:value="9.66666666666666" calcext:value-type="float">
            <text:p>9,6666666667</text:p>
          </table:table-cell>
          <table:table-cell table:number-columns-repeated="1000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21" calcext:value-type="float">
            <text:p>21</text:p>
          </table:table-cell>
          <table:table-cell table:formula="of:=COM.MICROSOFT.STDEV.S([.B32:.B43])" office:value-type="float" office:value="3.96194014303216" calcext:value-type="float">
            <text:p>3,961940143</text:p>
          </table:table-cell>
          <table:table-cell table:formula="of:=AVERAGE([.B32:.B43])" office:value-type="float" office:value="25.6666666666667" calcext:value-type="float">
            <text:p>25,6666666667</text:p>
          </table:table-cell>
          <table:table-cell table:formula="of:=[.D43]-[.C43]" office:value-type="float" office:value="21.7047265236345" calcext:value-type="float">
            <text:p>21,7047265236</text:p>
          </table:table-cell>
          <table:table-cell table:formula="of:=[.D43]-[.D31]" office:value-type="float" office:value="9.16666666666667" calcext:value-type="float">
            <text:p>9,1666666667</text:p>
          </table:table-cell>
          <table:table-cell table:number-columns-repeated="1000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28" calcext:value-type="float">
            <text:p>28</text:p>
          </table:table-cell>
          <table:table-cell table:formula="of:=COM.MICROSOFT.STDEV.S([.B33:.B44])" office:value-type="float" office:value="3.9772077916777" calcext:value-type="float">
            <text:p>3,9772077917</text:p>
          </table:table-cell>
          <table:table-cell table:formula="of:=AVERAGE([.B33:.B44])" office:value-type="float" office:value="26" calcext:value-type="float">
            <text:p>26</text:p>
          </table:table-cell>
          <table:table-cell table:formula="of:=[.D44]-[.C44]" office:value-type="float" office:value="22.0227922083223" calcext:value-type="float">
            <text:p>22,0227922083</text:p>
          </table:table-cell>
          <table:table-cell table:formula="of:=[.D44]-[.D32]" office:value-type="float" office:value="9.16666666666667" calcext:value-type="float">
            <text:p>9,1666666667</text:p>
          </table:table-cell>
          <table:table-cell table:number-columns-repeated="1000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44" calcext:value-type="float">
            <text:p>44</text:p>
          </table:table-cell>
          <table:table-cell table:formula="of:=COM.MICROSOFT.STDEV.S([.B34:.B45])" office:value-type="float" office:value="6.47138222320301" calcext:value-type="float">
            <text:p>6,4713822232</text:p>
          </table:table-cell>
          <table:table-cell table:formula="of:=AVERAGE([.B34:.B45])" office:value-type="float" office:value="27.6666666666667" calcext:value-type="float">
            <text:p>27,6666666667</text:p>
          </table:table-cell>
          <table:table-cell table:formula="of:=[.D45]-[.C45]" office:value-type="float" office:value="21.1952844434637" calcext:value-type="float">
            <text:p>21,1952844435</text:p>
          </table:table-cell>
          <table:table-cell table:formula="of:=[.D45]-[.D33]" office:value-type="float" office:value="10.1666666666667" calcext:value-type="float">
            <text:p>10,1666666667</text:p>
          </table:table-cell>
          <table:table-cell table:number-columns-repeated="1000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66" calcext:value-type="float">
            <text:p>66</text:p>
          </table:table-cell>
          <table:table-cell table:formula="of:=COM.MICROSOFT.STDEV.S([.B35:.B46])" office:value-type="float" office:value="12.4133359372454" calcext:value-type="float">
            <text:p>12,4133359372</text:p>
          </table:table-cell>
          <table:table-cell table:formula="of:=AVERAGE([.B35:.B46])" office:value-type="float" office:value="31.5" calcext:value-type="float">
            <text:p>31,5</text:p>
          </table:table-cell>
          <table:table-cell table:formula="of:=[.D46]-[.C46]" office:value-type="float" office:value="19.0866640627546" calcext:value-type="float">
            <text:p>19,0866640628</text:p>
          </table:table-cell>
          <table:table-cell table:formula="of:=[.D46]-[.D34]" office:value-type="float" office:value="13.9166666666667" calcext:value-type="float">
            <text:p>13,9166666667</text:p>
          </table:table-cell>
          <table:table-cell table:number-columns-repeated="1000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02" calcext:value-type="float">
            <text:p>102</text:p>
          </table:table-cell>
          <table:table-cell table:formula="of:=COM.MICROSOFT.STDEV.S([.B36:.B47])" office:value-type="float" office:value="23.6955116578493" calcext:value-type="float">
            <text:p>23,6955116578</text:p>
          </table:table-cell>
          <table:table-cell table:formula="of:=AVERAGE([.B36:.B47])" office:value-type="float" office:value="37.75" calcext:value-type="float">
            <text:p>37,75</text:p>
          </table:table-cell>
          <table:table-cell table:formula="of:=[.D47]-[.C47]" office:value-type="float" office:value="14.0544883421507" calcext:value-type="float">
            <text:p>14,0544883422</text:p>
          </table:table-cell>
          <table:table-cell table:formula="of:=[.D47]-[.D35]" office:value-type="float" office:value="19.1666666666667" calcext:value-type="float">
            <text:p>19,1666666667</text:p>
          </table:table-cell>
          <table:table-cell table:number-columns-repeated="1000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67" calcext:value-type="float">
            <text:p>67</text:p>
          </table:table-cell>
          <table:table-cell table:formula="of:=COM.MICROSOFT.STDEV.S([.B37:.B48])" office:value-type="float" office:value="24.968464959309" calcext:value-type="float">
            <text:p>24,9684649593</text:p>
          </table:table-cell>
          <table:table-cell table:formula="of:=AVERAGE([.B37:.B48])" office:value-type="float" office:value="40.8333333333333" calcext:value-type="float">
            <text:p>40,8333333333</text:p>
          </table:table-cell>
          <table:table-cell table:formula="of:=[.D48]-[.C48]" office:value-type="float" office:value="15.8648683740243" calcext:value-type="float">
            <text:p>15,864868374</text:p>
          </table:table-cell>
          <table:table-cell table:formula="of:=[.D48]-[.D36]" office:value-type="float" office:value="21.0833333333333" calcext:value-type="float">
            <text:p>21,0833333333</text:p>
          </table:table-cell>
          <table:table-cell table:number-columns-repeated="1000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7" calcext:value-type="float">
            <text:p>17</text:p>
          </table:table-cell>
          <table:table-cell table:formula="of:=COM.MICROSOFT.STDEV.S([.B38:.B49])" office:value-type="float" office:value="25.78348073453" calcext:value-type="float">
            <text:p>25,7834807345</text:p>
          </table:table-cell>
          <table:table-cell table:formula="of:=AVERAGE([.B38:.B49])" office:value-type="float" office:value="39.6666666666667" calcext:value-type="float">
            <text:p>39,6666666667</text:p>
          </table:table-cell>
          <table:table-cell table:formula="of:=[.D49]-[.C49]" office:value-type="float" office:value="13.8831859321367" calcext:value-type="float">
            <text:p>13,8831859321</text:p>
          </table:table-cell>
          <table:table-cell table:formula="of:=[.D49]-[.D37]" office:value-type="float" office:value="18.5" calcext:value-type="float">
            <text:p>18,5</text:p>
          </table:table-cell>
          <table:table-cell table:number-columns-repeated="1000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23" calcext:value-type="float">
            <text:p>23</text:p>
          </table:table-cell>
          <table:table-cell table:formula="of:=COM.MICROSOFT.STDEV.S([.B39:.B50])" office:value-type="float" office:value="25.9420975297377" calcext:value-type="float">
            <text:p>25,9420975297</text:p>
          </table:table-cell>
          <table:table-cell table:formula="of:=AVERAGE([.B39:.B50])" office:value-type="float" office:value="39.4166666666667" calcext:value-type="float">
            <text:p>39,4166666667</text:p>
          </table:table-cell>
          <table:table-cell table:formula="of:=[.D50]-[.C50]" office:value-type="float" office:value="13.4745691369289" calcext:value-type="float">
            <text:p>13,4745691369</text:p>
          </table:table-cell>
          <table:table-cell table:formula="of:=[.D50]-[.D38]" office:value-type="float" office:value="16.6666666666667" calcext:value-type="float">
            <text:p>16,6666666667</text:p>
          </table:table-cell>
          <table:table-cell table:number-columns-repeated="1000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28" calcext:value-type="float">
            <text:p>28</text:p>
          </table:table-cell>
          <table:table-cell table:formula="of:=COM.MICROSOFT.STDEV.S([.B40:.B51])" office:value-type="float" office:value="25.5663130630203" calcext:value-type="float">
            <text:p>25,566313063</text:p>
          </table:table-cell>
          <table:table-cell table:formula="of:=AVERAGE([.B40:.B51])" office:value-type="float" office:value="40" calcext:value-type="float">
            <text:p>40</text:p>
          </table:table-cell>
          <table:table-cell table:formula="of:=[.D51]-[.C51]" office:value-type="float" office:value="14.4336869369797" calcext:value-type="float">
            <text:p>14,433686937</text:p>
          </table:table-cell>
          <table:table-cell table:formula="of:=[.D51]-[.D39]" office:value-type="float" office:value="16.4166666666667" calcext:value-type="float">
            <text:p>16,4166666667</text:p>
          </table:table-cell>
          <table:table-cell table:number-columns-repeated="1000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28" calcext:value-type="float">
            <text:p>28</text:p>
          </table:table-cell>
          <table:table-cell table:formula="of:=COM.MICROSOFT.STDEV.S([.B41:.B52])" office:value-type="float" office:value="25.3640165063291" calcext:value-type="float">
            <text:p>25,3640165063</text:p>
          </table:table-cell>
          <table:table-cell table:formula="of:=AVERAGE([.B41:.B52])" office:value-type="float" office:value="40.3333333333333" calcext:value-type="float">
            <text:p>40,3333333333</text:p>
          </table:table-cell>
          <table:table-cell table:formula="of:=[.D52]-[.C52]" office:value-type="float" office:value="14.9693168270043" calcext:value-type="float">
            <text:p>14,969316827</text:p>
          </table:table-cell>
          <table:table-cell table:formula="of:=[.D52]-[.D40]" office:value-type="float" office:value="16.4166666666667" calcext:value-type="float">
            <text:p>16,4166666667</text:p>
          </table:table-cell>
          <table:table-cell table:number-columns-repeated="1000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41" calcext:value-type="float">
            <text:p>41</text:p>
          </table:table-cell>
          <table:table-cell table:formula="of:=COM.MICROSOFT.STDEV.S([.B42:.B53])" office:value-type="float" office:value="25.1931929238231" calcext:value-type="float">
            <text:p>25,1931929238</text:p>
          </table:table-cell>
          <table:table-cell table:formula="of:=AVERAGE([.B42:.B53])" office:value-type="float" office:value="41.1666666666667" calcext:value-type="float">
            <text:p>41,1666666667</text:p>
          </table:table-cell>
          <table:table-cell table:formula="of:=[.D53]-[.C53]" office:value-type="float" office:value="15.9734737428436" calcext:value-type="float">
            <text:p>15,9734737428</text:p>
          </table:table-cell>
          <table:table-cell table:formula="of:=[.D53]-[.D41]" office:value-type="float" office:value="16" calcext:value-type="float">
            <text:p>16</text:p>
          </table:table-cell>
          <table:table-cell table:number-columns-repeated="1000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34" calcext:value-type="float">
            <text:p>34</text:p>
          </table:table-cell>
          <table:table-cell table:formula="of:=COM.MICROSOFT.STDEV.S([.B43:.B54])" office:value-type="float" office:value="25.0143897980682" calcext:value-type="float">
            <text:p>25,0143897981</text:p>
          </table:table-cell>
          <table:table-cell table:formula="of:=AVERAGE([.B43:.B54])" office:value-type="float" office:value="41.5833333333333" calcext:value-type="float">
            <text:p>41,5833333333</text:p>
          </table:table-cell>
          <table:table-cell table:formula="of:=[.D54]-[.C54]" office:value-type="float" office:value="16.5689435352652" calcext:value-type="float">
            <text:p>16,5689435353</text:p>
          </table:table-cell>
          <table:table-cell table:formula="of:=[.D54]-[.D42]" office:value-type="float" office:value="15.75" calcext:value-type="float">
            <text:p>15,75</text:p>
          </table:table-cell>
          <table:table-cell table:number-columns-repeated="1000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43" calcext:value-type="float">
            <text:p>43</text:p>
          </table:table-cell>
          <table:table-cell table:formula="of:=COM.MICROSOFT.STDEV.S([.B44:.B55])" office:value-type="float" office:value="24.1602917401611" calcext:value-type="float">
            <text:p>24,1602917402</text:p>
          </table:table-cell>
          <table:table-cell table:formula="of:=AVERAGE([.B44:.B55])" office:value-type="float" office:value="43.4166666666667" calcext:value-type="float">
            <text:p>43,4166666667</text:p>
          </table:table-cell>
          <table:table-cell table:formula="of:=[.D55]-[.C55]" office:value-type="float" office:value="19.2563749265056" calcext:value-type="float">
            <text:p>19,2563749265</text:p>
          </table:table-cell>
          <table:table-cell table:formula="of:=[.D55]-[.D43]" office:value-type="float" office:value="17.75" calcext:value-type="float">
            <text:p>17,75</text:p>
          </table:table-cell>
          <table:table-cell table:number-columns-repeated="1000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40" calcext:value-type="float">
            <text:p>40</text:p>
          </table:table-cell>
          <table:table-cell table:formula="of:=COM.MICROSOFT.STDEV.S([.B45:.B56])" office:value-type="float" office:value="23.7082967193625" calcext:value-type="float">
            <text:p>23,7082967194</text:p>
          </table:table-cell>
          <table:table-cell table:formula="of:=AVERAGE([.B45:.B56])" office:value-type="float" office:value="44.4166666666667" calcext:value-type="float">
            <text:p>44,4166666667</text:p>
          </table:table-cell>
          <table:table-cell table:formula="of:=[.D56]-[.C56]" office:value-type="float" office:value="20.7083699473042" calcext:value-type="float">
            <text:p>20,7083699473</text:p>
          </table:table-cell>
          <table:table-cell table:formula="of:=[.D56]-[.D44]" office:value-type="float" office:value="18.4166666666667" calcext:value-type="float">
            <text:p>18,4166666667</text:p>
          </table:table-cell>
          <table:table-cell table:number-columns-repeated="1000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34" calcext:value-type="float">
            <text:p>34</text:p>
          </table:table-cell>
          <table:table-cell table:formula="of:=COM.MICROSOFT.STDEV.S([.B46:.B57])" office:value-type="float" office:value="23.899251921854" calcext:value-type="float">
            <text:p>23,8992519219</text:p>
          </table:table-cell>
          <table:table-cell table:formula="of:=AVERAGE([.B46:.B57])" office:value-type="float" office:value="43.5833333333333" calcext:value-type="float">
            <text:p>43,5833333333</text:p>
          </table:table-cell>
          <table:table-cell table:formula="of:=[.D57]-[.C57]" office:value-type="float" office:value="19.6840814114793" calcext:value-type="float">
            <text:p>19,6840814115</text:p>
          </table:table-cell>
          <table:table-cell table:formula="of:=[.D57]-[.D45]" office:value-type="float" office:value="15.9166666666667" calcext:value-type="float">
            <text:p>15,9166666667</text:p>
          </table:table-cell>
          <table:table-cell table:number-columns-repeated="1000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28" calcext:value-type="float">
            <text:p>28</text:p>
          </table:table-cell>
          <table:table-cell table:formula="of:=COM.MICROSOFT.STDEV.S([.B47:.B58])" office:value-type="float" office:value="23.1652495751457" calcext:value-type="float">
            <text:p>23,1652495751</text:p>
          </table:table-cell>
          <table:table-cell table:formula="of:=AVERAGE([.B47:.B58])" office:value-type="float" office:value="40.4166666666667" calcext:value-type="float">
            <text:p>40,4166666667</text:p>
          </table:table-cell>
          <table:table-cell table:formula="of:=[.D58]-[.C58]" office:value-type="float" office:value="17.251417091521" calcext:value-type="float">
            <text:p>17,2514170915</text:p>
          </table:table-cell>
          <table:table-cell table:formula="of:=[.D58]-[.D46]" office:value-type="float" office:value="8.91666666666666" calcext:value-type="float">
            <text:p>8,9166666667</text:p>
          </table:table-cell>
          <table:table-cell table:number-columns-repeated="1000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28" calcext:value-type="float">
            <text:p>28</text:p>
          </table:table-cell>
          <table:table-cell table:formula="of:=COM.MICROSOFT.STDEV.S([.B48:.B59])" office:value-type="float" office:value="12.8213245663763" calcext:value-type="float">
            <text:p>12,8213245664</text:p>
          </table:table-cell>
          <table:table-cell table:formula="of:=AVERAGE([.B48:.B59])" office:value-type="float" office:value="34.25" calcext:value-type="float">
            <text:p>34,25</text:p>
          </table:table-cell>
          <table:table-cell table:formula="of:=[.D59]-[.C59]" office:value-type="float" office:value="21.4286754336237" calcext:value-type="float">
            <text:p>21,4286754336</text:p>
          </table:table-cell>
          <table:table-cell table:formula="of:=[.D59]-[.D47]" office:value-type="float" office:value="-3.5" calcext:value-type="float">
            <text:p>-3,5</text:p>
          </table:table-cell>
          <table:table-cell table:number-columns-repeated="1000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29" calcext:value-type="float">
            <text:p>29</text:p>
          </table:table-cell>
          <table:table-cell table:formula="of:=COM.MICROSOFT.STDEV.S([.B49:.B60])" office:value-type="float" office:value="7.64506178503285" calcext:value-type="float">
            <text:p>7,645061785</text:p>
          </table:table-cell>
          <table:table-cell table:formula="of:=AVERAGE([.B49:.B60])" office:value-type="float" office:value="31.0833333333333" calcext:value-type="float">
            <text:p>31,0833333333</text:p>
          </table:table-cell>
          <table:table-cell table:formula="of:=[.D60]-[.C60]" office:value-type="float" office:value="23.4382715483005" calcext:value-type="float">
            <text:p>23,4382715483</text:p>
          </table:table-cell>
          <table:table-cell table:formula="of:=[.D60]-[.D48]" office:value-type="float" office:value="-9.75" calcext:value-type="float">
            <text:p>-9,75</text:p>
          </table:table-cell>
          <table:table-cell table:number-columns-repeated="1000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20" calcext:value-type="float">
            <text:p>20</text:p>
          </table:table-cell>
          <table:table-cell table:formula="of:=COM.MICROSOFT.STDEV.S([.B50:.B61])" office:value-type="float" office:value="7.17740562565273" calcext:value-type="float">
            <text:p>7,1774056257</text:p>
          </table:table-cell>
          <table:table-cell table:formula="of:=AVERAGE([.B50:.B61])" office:value-type="float" office:value="31.3333333333333" calcext:value-type="float">
            <text:p>31,3333333333</text:p>
          </table:table-cell>
          <table:table-cell table:formula="of:=[.D61]-[.C61]" office:value-type="float" office:value="24.1559277076806" calcext:value-type="float">
            <text:p>24,1559277077</text:p>
          </table:table-cell>
          <table:table-cell table:formula="of:=[.D61]-[.D49]" office:value-type="float" office:value="-8.33333333333333" calcext:value-type="float">
            <text:p>-8,3333333333</text:p>
          </table:table-cell>
          <table:table-cell table:number-columns-repeated="1000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20" calcext:value-type="float">
            <text:p>20</text:p>
          </table:table-cell>
          <table:table-cell table:formula="of:=COM.MICROSOFT.STDEV.S([.B51:.B62])" office:value-type="float" office:value="7.53728107878472" calcext:value-type="float">
            <text:p>7,5372810788</text:p>
          </table:table-cell>
          <table:table-cell table:formula="of:=AVERAGE([.B51:.B62])" office:value-type="float" office:value="31.0833333333333" calcext:value-type="float">
            <text:p>31,0833333333</text:p>
          </table:table-cell>
          <table:table-cell table:formula="of:=[.D62]-[.C62]" office:value-type="float" office:value="23.5460522545486" calcext:value-type="float">
            <text:p>23,5460522545</text:p>
          </table:table-cell>
          <table:table-cell table:formula="of:=[.D62]-[.D50]" office:value-type="float" office:value="-8.33333333333333" calcext:value-type="float">
            <text:p>-8,3333333333</text:p>
          </table:table-cell>
          <table:table-cell table:number-columns-repeated="1000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3" calcext:value-type="float">
            <text:p>13</text:p>
          </table:table-cell>
          <table:table-cell table:formula="of:=COM.MICROSOFT.STDEV.S([.B52:.B63])" office:value-type="float" office:value="9.16349807495462" calcext:value-type="float">
            <text:p>9,163498075</text:p>
          </table:table-cell>
          <table:table-cell table:formula="of:=AVERAGE([.B52:.B63])" office:value-type="float" office:value="29.8333333333333" calcext:value-type="float">
            <text:p>29,8333333333</text:p>
          </table:table-cell>
          <table:table-cell table:formula="of:=[.D63]-[.C63]" office:value-type="float" office:value="20.6698352583787" calcext:value-type="float">
            <text:p>20,6698352584</text:p>
          </table:table-cell>
          <table:table-cell table:formula="of:=[.D63]-[.D51]" office:value-type="float" office:value="-10.1666666666667" calcext:value-type="float">
            <text:p>-10,1666666667</text:p>
          </table:table-cell>
          <table:table-cell table:number-columns-repeated="1000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29" calcext:value-type="float">
            <text:p>29</text:p>
          </table:table-cell>
          <table:table-cell table:formula="of:=COM.MICROSOFT.STDEV.S([.B53:.B64])" office:value-type="float" office:value="9.14984682766313" calcext:value-type="float">
            <text:p>9,1498468277</text:p>
          </table:table-cell>
          <table:table-cell table:formula="of:=AVERAGE([.B53:.B64])" office:value-type="float" office:value="29.9166666666667" calcext:value-type="float">
            <text:p>29,9166666667</text:p>
          </table:table-cell>
          <table:table-cell table:formula="of:=[.D64]-[.C64]" office:value-type="float" office:value="20.7668198390035" calcext:value-type="float">
            <text:p>20,766819839</text:p>
          </table:table-cell>
          <table:table-cell table:formula="of:=[.D64]-[.D52]" office:value-type="float" office:value="-10.4166666666667" calcext:value-type="float">
            <text:p>-10,4166666667</text:p>
          </table:table-cell>
          <table:table-cell table:number-columns-repeated="1000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25" calcext:value-type="float">
            <text:p>25</text:p>
          </table:table-cell>
          <table:table-cell table:formula="of:=COM.MICROSOFT.STDEV.S([.B54:.B65])" office:value-type="float" office:value="8.53291310518313" calcext:value-type="float">
            <text:p>8,5329131052</text:p>
          </table:table-cell>
          <table:table-cell table:formula="of:=AVERAGE([.B54:.B65])" office:value-type="float" office:value="28.5833333333333" calcext:value-type="float">
            <text:p>28,5833333333</text:p>
          </table:table-cell>
          <table:table-cell table:formula="of:=[.D65]-[.C65]" office:value-type="float" office:value="20.0504202281502" calcext:value-type="float">
            <text:p>20,0504202282</text:p>
          </table:table-cell>
          <table:table-cell table:formula="of:=[.D65]-[.D53]" office:value-type="float" office:value="-12.5833333333333" calcext:value-type="float">
            <text:p>-12,5833333333</text:p>
          </table:table-cell>
          <table:table-cell table:number-columns-repeated="1000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21" calcext:value-type="float">
            <text:p>21</text:p>
          </table:table-cell>
          <table:table-cell table:formula="of:=COM.MICROSOFT.STDEV.S([.B55:.B66])" office:value-type="float" office:value="8.60760762877288" calcext:value-type="float">
            <text:p>8,6076076288</text:p>
          </table:table-cell>
          <table:table-cell table:formula="of:=AVERAGE([.B55:.B66])" office:value-type="float" office:value="27.5" calcext:value-type="float">
            <text:p>27,5</text:p>
          </table:table-cell>
          <table:table-cell table:formula="of:=[.D66]-[.C66]" office:value-type="float" office:value="18.8923923712271" calcext:value-type="float">
            <text:p>18,8923923712</text:p>
          </table:table-cell>
          <table:table-cell table:formula="of:=[.D66]-[.D54]" office:value-type="float" office:value="-14.0833333333333" calcext:value-type="float">
            <text:p>-14,0833333333</text:p>
          </table:table-cell>
          <table:table-cell table:number-columns-repeated="1000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7" calcext:value-type="float">
            <text:p>17</text:p>
          </table:table-cell>
          <table:table-cell table:formula="of:=COM.MICROSOFT.STDEV.S([.B56:.B67])" office:value-type="float" office:value="7.55986211193797" calcext:value-type="float">
            <text:p>7,5598621119</text:p>
          </table:table-cell>
          <table:table-cell table:formula="of:=AVERAGE([.B56:.B67])" office:value-type="float" office:value="25.3333333333333" calcext:value-type="float">
            <text:p>25,3333333333</text:p>
          </table:table-cell>
          <table:table-cell table:formula="of:=[.D67]-[.C67]" office:value-type="float" office:value="17.7734712213954" calcext:value-type="float">
            <text:p>17,7734712214</text:p>
          </table:table-cell>
          <table:table-cell table:formula="of:=[.D67]-[.D55]" office:value-type="float" office:value="-18.0833333333333" calcext:value-type="float">
            <text:p>-18,0833333333</text:p>
          </table:table-cell>
          <table:table-cell table:number-columns-repeated="1000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28" calcext:value-type="float">
            <text:p>28</text:p>
          </table:table-cell>
          <table:table-cell table:formula="of:=COM.MICROSOFT.STDEV.S([.B57:.B68])" office:value-type="float" office:value="6.09520427479795" calcext:value-type="float">
            <text:p>6,0952042748</text:p>
          </table:table-cell>
          <table:table-cell table:formula="of:=AVERAGE([.B57:.B68])" office:value-type="float" office:value="24.3333333333333" calcext:value-type="float">
            <text:p>24,3333333333</text:p>
          </table:table-cell>
          <table:table-cell table:formula="of:=[.D68]-[.C68]" office:value-type="float" office:value="18.2381290585354" calcext:value-type="float">
            <text:p>18,2381290585</text:p>
          </table:table-cell>
          <table:table-cell table:formula="of:=[.D68]-[.D56]" office:value-type="float" office:value="-20.0833333333333" calcext:value-type="float">
            <text:p>-20,0833333333</text:p>
          </table:table-cell>
          <table:table-cell table:number-columns-repeated="1000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23" calcext:value-type="float">
            <text:p>23</text:p>
          </table:table-cell>
          <table:table-cell table:formula="of:=COM.MICROSOFT.STDEV.S([.B58:.B69])" office:value-type="float" office:value="5.28218848125615" calcext:value-type="float">
            <text:p>5,2821884813</text:p>
          </table:table-cell>
          <table:table-cell table:formula="of:=AVERAGE([.B58:.B69])" office:value-type="float" office:value="23.4166666666667" calcext:value-type="float">
            <text:p>23,4166666667</text:p>
          </table:table-cell>
          <table:table-cell table:formula="of:=[.D69]-[.C69]" office:value-type="float" office:value="18.1344781854105" calcext:value-type="float">
            <text:p>18,1344781854</text:p>
          </table:table-cell>
          <table:table-cell table:formula="of:=[.D69]-[.D57]" office:value-type="float" office:value="-20.1666666666667" calcext:value-type="float">
            <text:p>-20,1666666667</text:p>
          </table:table-cell>
          <table:table-cell table:number-columns-repeated="1000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32" calcext:value-type="float">
            <text:p>32</text:p>
          </table:table-cell>
          <table:table-cell table:formula="of:=COM.MICROSOFT.STDEV.S([.B59:.B70])" office:value-type="float" office:value="5.70685393348926" calcext:value-type="float">
            <text:p>5,7068539335</text:p>
          </table:table-cell>
          <table:table-cell table:formula="of:=AVERAGE([.B59:.B70])" office:value-type="float" office:value="23.75" calcext:value-type="float">
            <text:p>23,75</text:p>
          </table:table-cell>
          <table:table-cell table:formula="of:=[.D70]-[.C70]" office:value-type="float" office:value="18.0431460665107" calcext:value-type="float">
            <text:p>18,0431460665</text:p>
          </table:table-cell>
          <table:table-cell table:formula="of:=[.D70]-[.D58]" office:value-type="float" office:value="-16.6666666666667" calcext:value-type="float">
            <text:p>-16,6666666667</text:p>
          </table:table-cell>
          <table:table-cell table:number-columns-repeated="1000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34" calcext:value-type="float">
            <text:p>34</text:p>
          </table:table-cell>
          <table:table-cell table:formula="of:=COM.MICROSOFT.STDEV.S([.B60:.B71])" office:value-type="float" office:value="6.34070543824151" calcext:value-type="float">
            <text:p>6,3407054382</text:p>
          </table:table-cell>
          <table:table-cell table:formula="of:=AVERAGE([.B60:.B71])" office:value-type="float" office:value="24.25" calcext:value-type="float">
            <text:p>24,25</text:p>
          </table:table-cell>
          <table:table-cell table:formula="of:=[.D71]-[.C71]" office:value-type="float" office:value="17.9092945617585" calcext:value-type="float">
            <text:p>17,9092945618</text:p>
          </table:table-cell>
          <table:table-cell table:formula="of:=[.D71]-[.D59]" office:value-type="float" office:value="-10" calcext:value-type="float">
            <text:p>-10</text:p>
          </table:table-cell>
          <table:table-cell table:number-columns-repeated="1000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28" calcext:value-type="float">
            <text:p>28</text:p>
          </table:table-cell>
          <table:table-cell table:formula="of:=COM.MICROSOFT.STDEV.S([.B61:.B72])" office:value-type="float" office:value="6.27887270329973" calcext:value-type="float">
            <text:p>6,2788727033</text:p>
          </table:table-cell>
          <table:table-cell table:formula="of:=AVERAGE([.B61:.B72])" office:value-type="float" office:value="24.1666666666667" calcext:value-type="float">
            <text:p>24,1666666667</text:p>
          </table:table-cell>
          <table:table-cell table:formula="of:=[.D72]-[.C72]" office:value-type="float" office:value="17.8877939633669" calcext:value-type="float">
            <text:p>17,8877939634</text:p>
          </table:table-cell>
          <table:table-cell table:formula="of:=[.D72]-[.D60]" office:value-type="float" office:value="-6.91666666666666" calcext:value-type="float">
            <text:p>-6,9166666667</text:p>
          </table:table-cell>
          <table:table-cell table:number-columns-repeated="1000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21" calcext:value-type="float">
            <text:p>21</text:p>
          </table:table-cell>
          <table:table-cell table:formula="of:=COM.MICROSOFT.STDEV.S([.B62:.B73])" office:value-type="float" office:value="6.22494979899437" calcext:value-type="float">
            <text:p>6,224949799</text:p>
          </table:table-cell>
          <table:table-cell table:formula="of:=AVERAGE([.B62:.B73])" office:value-type="float" office:value="24.25" calcext:value-type="float">
            <text:p>24,25</text:p>
          </table:table-cell>
          <table:table-cell table:formula="of:=[.D73]-[.C73]" office:value-type="float" office:value="18.0250502010056" calcext:value-type="float">
            <text:p>18,025050201</text:p>
          </table:table-cell>
          <table:table-cell table:formula="of:=[.D73]-[.D61]" office:value-type="float" office:value="-7.08333333333333" calcext:value-type="float">
            <text:p>-7,0833333333</text:p>
          </table:table-cell>
          <table:table-cell table:number-columns-repeated="1000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3" calcext:value-type="float">
            <text:p>13</text:p>
          </table:table-cell>
          <table:table-cell table:formula="of:=COM.MICROSOFT.STDEV.S([.B63:.B74])" office:value-type="float" office:value="6.94567665835549" calcext:value-type="float">
            <text:p>6,9456766584</text:p>
          </table:table-cell>
          <table:table-cell table:formula="of:=AVERAGE([.B63:.B74])" office:value-type="float" office:value="23.6666666666667" calcext:value-type="float">
            <text:p>23,6666666667</text:p>
          </table:table-cell>
          <table:table-cell table:formula="of:=[.D74]-[.C74]" office:value-type="float" office:value="16.7209900083112" calcext:value-type="float">
            <text:p>16,7209900083</text:p>
          </table:table-cell>
          <table:table-cell table:formula="of:=[.D74]-[.D62]" office:value-type="float" office:value="-7.41666666666666" calcext:value-type="float">
            <text:p>-7,4166666667</text:p>
          </table:table-cell>
          <table:table-cell table:number-columns-repeated="1000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8" calcext:value-type="float">
            <text:p>18</text:p>
          </table:table-cell>
          <table:table-cell table:formula="of:=COM.MICROSOFT.STDEV.S([.B64:.B75])" office:value-type="float" office:value="6.37407153072413" calcext:value-type="float">
            <text:p>6,3740715307</text:p>
          </table:table-cell>
          <table:table-cell table:formula="of:=AVERAGE([.B64:.B75])" office:value-type="float" office:value="24.0833333333333" calcext:value-type="float">
            <text:p>24,0833333333</text:p>
          </table:table-cell>
          <table:table-cell table:formula="of:=[.D75]-[.C75]" office:value-type="float" office:value="17.7092618026092" calcext:value-type="float">
            <text:p>17,7092618026</text:p>
          </table:table-cell>
          <table:table-cell table:formula="of:=[.D75]-[.D63]" office:value-type="float" office:value="-5.75" calcext:value-type="float">
            <text:p>-5,75</text:p>
          </table:table-cell>
          <table:table-cell table:number-columns-repeated="1000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31" calcext:value-type="float">
            <text:p>31</text:p>
          </table:table-cell>
          <table:table-cell table:formula="of:=COM.MICROSOFT.STDEV.S([.B65:.B76])" office:value-type="float" office:value="6.53834841531101" calcext:value-type="float">
            <text:p>6,5383484153</text:p>
          </table:table-cell>
          <table:table-cell table:formula="of:=AVERAGE([.B65:.B76])" office:value-type="float" office:value="24.25" calcext:value-type="float">
            <text:p>24,25</text:p>
          </table:table-cell>
          <table:table-cell table:formula="of:=[.D76]-[.C76]" office:value-type="float" office:value="17.711651584689" calcext:value-type="float">
            <text:p>17,7116515847</text:p>
          </table:table-cell>
          <table:table-cell table:formula="of:=[.D76]-[.D64]" office:value-type="float" office:value="-5.66666666666667" calcext:value-type="float">
            <text:p>-5,6666666667</text:p>
          </table:table-cell>
          <table:table-cell table:number-columns-repeated="1000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33" calcext:value-type="float">
            <text:p>33</text:p>
          </table:table-cell>
          <table:table-cell table:formula="of:=COM.MICROSOFT.STDEV.S([.B66:.B77])" office:value-type="float" office:value="7.01243484278053" calcext:value-type="float">
            <text:p>7,0124348428</text:p>
          </table:table-cell>
          <table:table-cell table:formula="of:=AVERAGE([.B66:.B77])" office:value-type="float" office:value="24.9166666666667" calcext:value-type="float">
            <text:p>24,9166666667</text:p>
          </table:table-cell>
          <table:table-cell table:formula="of:=[.D77]-[.C77]" office:value-type="float" office:value="17.9042318238861" calcext:value-type="float">
            <text:p>17,9042318239</text:p>
          </table:table-cell>
          <table:table-cell table:formula="of:=[.D77]-[.D65]" office:value-type="float" office:value="-3.66666666666666" calcext:value-type="float">
            <text:p>-3,6666666667</text:p>
          </table:table-cell>
          <table:table-cell table:number-columns-repeated="1000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27" calcext:value-type="float">
            <text:p>27</text:p>
          </table:table-cell>
          <table:table-cell table:formula="of:=COM.MICROSOFT.STDEV.S([.B67:.B78])" office:value-type="float" office:value="6.92109204905665" calcext:value-type="float">
            <text:p>6,9210920491</text:p>
          </table:table-cell>
          <table:table-cell table:formula="of:=AVERAGE([.B67:.B78])" office:value-type="float" office:value="25.4166666666667" calcext:value-type="float">
            <text:p>25,4166666667</text:p>
          </table:table-cell>
          <table:table-cell table:formula="of:=[.D78]-[.C78]" office:value-type="float" office:value="18.49557461761" calcext:value-type="float">
            <text:p>18,4955746176</text:p>
          </table:table-cell>
          <table:table-cell table:formula="of:=[.D78]-[.D66]" office:value-type="float" office:value="-2.08333333333333" calcext:value-type="float">
            <text:p>-2,0833333333</text:p>
          </table:table-cell>
          <table:table-cell table:number-columns-repeated="1000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31" calcext:value-type="float">
            <text:p>31</text:p>
          </table:table-cell>
          <table:table-cell table:formula="of:=COM.MICROSOFT.STDEV.S([.B68:.B79])" office:value-type="float" office:value="6.54298143514148" calcext:value-type="float">
            <text:p>6,5429814351</text:p>
          </table:table-cell>
          <table:table-cell table:formula="of:=AVERAGE([.B68:.B79])" office:value-type="float" office:value="26.5833333333333" calcext:value-type="float">
            <text:p>26,5833333333</text:p>
          </table:table-cell>
          <table:table-cell table:formula="of:=[.D79]-[.C79]" office:value-type="float" office:value="20.0403518981919" calcext:value-type="float">
            <text:p>20,0403518982</text:p>
          </table:table-cell>
          <table:table-cell table:formula="of:=[.D79]-[.D67]" office:value-type="float" office:value="1.25" calcext:value-type="float">
            <text:p>1,25</text:p>
          </table:table-cell>
          <table:table-cell table:number-columns-repeated="1000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24" calcext:value-type="float">
            <text:p>24</text:p>
          </table:table-cell>
          <table:table-cell table:formula="of:=COM.MICROSOFT.STDEV.S([.B69:.B80])" office:value-type="float" office:value="6.56609749879153" calcext:value-type="float">
            <text:p>6,5660974988</text:p>
          </table:table-cell>
          <table:table-cell table:formula="of:=AVERAGE([.B69:.B80])" office:value-type="float" office:value="26.25" calcext:value-type="float">
            <text:p>26,25</text:p>
          </table:table-cell>
          <table:table-cell table:formula="of:=[.D80]-[.C80]" office:value-type="float" office:value="19.6839025012085" calcext:value-type="float">
            <text:p>19,6839025012</text:p>
          </table:table-cell>
          <table:table-cell table:formula="of:=[.D80]-[.D68]" office:value-type="float" office:value="1.91666666666667" calcext:value-type="float">
            <text:p>1,9166666667</text:p>
          </table:table-cell>
          <table:table-cell table:number-columns-repeated="1000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35" calcext:value-type="float">
            <text:p>35</text:p>
          </table:table-cell>
          <table:table-cell table:formula="of:=COM.MICROSOFT.STDEV.S([.B70:.B81])" office:value-type="float" office:value="6.92984323579742" calcext:value-type="float">
            <text:p>6,9298432358</text:p>
          </table:table-cell>
          <table:table-cell table:formula="of:=AVERAGE([.B70:.B81])" office:value-type="float" office:value="27.25" calcext:value-type="float">
            <text:p>27,25</text:p>
          </table:table-cell>
          <table:table-cell table:formula="of:=[.D81]-[.C81]" office:value-type="float" office:value="20.3201567642026" calcext:value-type="float">
            <text:p>20,3201567642</text:p>
          </table:table-cell>
          <table:table-cell table:formula="of:=[.D81]-[.D69]" office:value-type="float" office:value="3.83333333333333" calcext:value-type="float">
            <text:p>3,8333333333</text:p>
          </table:table-cell>
          <table:table-cell table:number-columns-repeated="1000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32" calcext:value-type="float">
            <text:p>32</text:p>
          </table:table-cell>
          <table:table-cell table:formula="of:=COM.MICROSOFT.STDEV.S([.B71:.B82])" office:value-type="float" office:value="6.92984323579742" calcext:value-type="float">
            <text:p>6,9298432358</text:p>
          </table:table-cell>
          <table:table-cell table:formula="of:=AVERAGE([.B71:.B82])" office:value-type="float" office:value="27.25" calcext:value-type="float">
            <text:p>27,25</text:p>
          </table:table-cell>
          <table:table-cell table:formula="of:=[.D82]-[.C82]" office:value-type="float" office:value="20.3201567642026" calcext:value-type="float">
            <text:p>20,3201567642</text:p>
          </table:table-cell>
          <table:table-cell table:formula="of:=[.D82]-[.D70]" office:value-type="float" office:value="3.5" calcext:value-type="float">
            <text:p>3,5</text:p>
          </table:table-cell>
          <table:table-cell table:number-columns-repeated="1000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28" calcext:value-type="float">
            <text:p>28</text:p>
          </table:table-cell>
          <table:table-cell table:formula="of:=COM.MICROSOFT.STDEV.S([.B72:.B83])" office:value-type="float" office:value="6.60750262270783" calcext:value-type="float">
            <text:p>6,6075026227</text:p>
          </table:table-cell>
          <table:table-cell table:formula="of:=AVERAGE([.B72:.B83])" office:value-type="float" office:value="26.75" calcext:value-type="float">
            <text:p>26,75</text:p>
          </table:table-cell>
          <table:table-cell table:formula="of:=[.D83]-[.C83]" office:value-type="float" office:value="20.1424973772922" calcext:value-type="float">
            <text:p>20,1424973773</text:p>
          </table:table-cell>
          <table:table-cell table:formula="of:=[.D83]-[.D71]" office:value-type="float" office:value="2.5" calcext:value-type="float">
            <text:p>2,5</text:p>
          </table:table-cell>
          <table:table-cell table:number-columns-repeated="1000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39" calcext:value-type="float">
            <text:p>39</text:p>
          </table:table-cell>
          <table:table-cell table:formula="of:=COM.MICROSOFT.STDEV.S([.B73:.B84])" office:value-type="float" office:value="7.49949493248874" calcext:value-type="float">
            <text:p>7,4994949325</text:p>
          </table:table-cell>
          <table:table-cell table:formula="of:=AVERAGE([.B73:.B84])" office:value-type="float" office:value="27.6666666666667" calcext:value-type="float">
            <text:p>27,6666666667</text:p>
          </table:table-cell>
          <table:table-cell table:formula="of:=[.D84]-[.C84]" office:value-type="float" office:value="20.1671717341779" calcext:value-type="float">
            <text:p>20,1671717342</text:p>
          </table:table-cell>
          <table:table-cell table:formula="of:=[.D84]-[.D72]" office:value-type="float" office:value="3.5" calcext:value-type="float">
            <text:p>3,5</text:p>
          </table:table-cell>
          <table:table-cell table:number-columns-repeated="1000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83" calcext:value-type="float">
            <text:p>83</text:p>
          </table:table-cell>
          <table:table-cell table:formula="of:=COM.MICROSOFT.STDEV.S([.B74:.B85])" office:value-type="float" office:value="17.36157373121" calcext:value-type="float">
            <text:p>17,3615737312</text:p>
          </table:table-cell>
          <table:table-cell table:formula="of:=AVERAGE([.B74:.B85])" office:value-type="float" office:value="32.8333333333333" calcext:value-type="float">
            <text:p>32,8333333333</text:p>
          </table:table-cell>
          <table:table-cell table:formula="of:=[.D85]-[.C85]" office:value-type="float" office:value="15.4717596021233" calcext:value-type="float">
            <text:p>15,4717596021</text:p>
          </table:table-cell>
          <table:table-cell table:formula="of:=[.D85]-[.D73]" office:value-type="float" office:value="8.58333333333334" calcext:value-type="float">
            <text:p>8,5833333333</text:p>
          </table:table-cell>
          <table:table-cell table:number-columns-repeated="1000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60" calcext:value-type="float">
            <text:p>60</text:p>
          </table:table-cell>
          <table:table-cell table:formula="of:=COM.MICROSOFT.STDEV.S([.B75:.B86])" office:value-type="float" office:value="17.7770280776267" calcext:value-type="float">
            <text:p>17,7770280776</text:p>
          </table:table-cell>
          <table:table-cell table:formula="of:=AVERAGE([.B75:.B86])" office:value-type="float" office:value="36.75" calcext:value-type="float">
            <text:p>36,75</text:p>
          </table:table-cell>
          <table:table-cell table:formula="of:=[.D86]-[.C86]" office:value-type="float" office:value="18.9729719223733" calcext:value-type="float">
            <text:p>18,9729719224</text:p>
          </table:table-cell>
          <table:table-cell table:formula="of:=[.D86]-[.D74]" office:value-type="float" office:value="13.0833333333333" calcext:value-type="float">
            <text:p>13,0833333333</text:p>
          </table:table-cell>
          <table:table-cell table:number-columns-repeated="1000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20" calcext:value-type="float">
            <text:p>20</text:p>
          </table:table-cell>
          <table:table-cell table:formula="of:=COM.MICROSOFT.STDEV.S([.B76:.B87])" office:value-type="float" office:value="17.5936886066532" calcext:value-type="float">
            <text:p>17,5936886067</text:p>
          </table:table-cell>
          <table:table-cell table:formula="of:=AVERAGE([.B76:.B87])" office:value-type="float" office:value="36.9166666666667" calcext:value-type="float">
            <text:p>36,9166666667</text:p>
          </table:table-cell>
          <table:table-cell table:formula="of:=[.D87]-[.C87]" office:value-type="float" office:value="19.3229780600135" calcext:value-type="float">
            <text:p>19,32297806</text:p>
          </table:table-cell>
          <table:table-cell table:formula="of:=[.D87]-[.D75]" office:value-type="float" office:value="12.8333333333333" calcext:value-type="float">
            <text:p>12,8333333333</text:p>
          </table:table-cell>
          <table:table-cell table:number-columns-repeated="1000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36" calcext:value-type="float">
            <text:p>36</text:p>
          </table:table-cell>
          <table:table-cell table:formula="of:=COM.MICROSOFT.STDEV.S([.B77:.B88])" office:value-type="float" office:value="17.4997835484449" calcext:value-type="float">
            <text:p>17,4997835484</text:p>
          </table:table-cell>
          <table:table-cell table:formula="of:=AVERAGE([.B77:.B88])" office:value-type="float" office:value="37.3333333333333" calcext:value-type="float">
            <text:p>37,3333333333</text:p>
          </table:table-cell>
          <table:table-cell table:formula="of:=[.D88]-[.C88]" office:value-type="float" office:value="19.8335497848884" calcext:value-type="float">
            <text:p>19,8335497849</text:p>
          </table:table-cell>
          <table:table-cell table:formula="of:=[.D88]-[.D76]" office:value-type="float" office:value="13.0833333333333" calcext:value-type="float">
            <text:p>13,0833333333</text:p>
          </table:table-cell>
          <table:table-cell table:number-columns-repeated="1000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25" calcext:value-type="float">
            <text:p>25</text:p>
          </table:table-cell>
          <table:table-cell table:formula="of:=COM.MICROSOFT.STDEV.S([.B78:.B89])" office:value-type="float" office:value="17.8291555570865" calcext:value-type="float">
            <text:p>17,8291555571</text:p>
          </table:table-cell>
          <table:table-cell table:formula="of:=AVERAGE([.B78:.B89])" office:value-type="float" office:value="36.6666666666667" calcext:value-type="float">
            <text:p>36,6666666667</text:p>
          </table:table-cell>
          <table:table-cell table:formula="of:=[.D89]-[.C89]" office:value-type="float" office:value="18.8375111095802" calcext:value-type="float">
            <text:p>18,8375111096</text:p>
          </table:table-cell>
          <table:table-cell table:formula="of:=[.D89]-[.D77]" office:value-type="float" office:value="11.75" calcext:value-type="float">
            <text:p>11,75</text:p>
          </table:table-cell>
          <table:table-cell table:number-columns-repeated="1000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35" calcext:value-type="float">
            <text:p>35</text:p>
          </table:table-cell>
          <table:table-cell table:formula="of:=COM.MICROSOFT.STDEV.S([.B79:.B90])" office:value-type="float" office:value="17.5827050009808" calcext:value-type="float">
            <text:p>17,582705001</text:p>
          </table:table-cell>
          <table:table-cell table:formula="of:=AVERAGE([.B79:.B90])" office:value-type="float" office:value="37.3333333333333" calcext:value-type="float">
            <text:p>37,3333333333</text:p>
          </table:table-cell>
          <table:table-cell table:formula="of:=[.D90]-[.C90]" office:value-type="float" office:value="19.7506283323525" calcext:value-type="float">
            <text:p>19,7506283324</text:p>
          </table:table-cell>
          <table:table-cell table:formula="of:=[.D90]-[.D78]" office:value-type="float" office:value="11.9166666666667" calcext:value-type="float">
            <text:p>11,9166666667</text:p>
          </table:table-cell>
          <table:table-cell table:number-columns-repeated="1000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8" calcext:value-type="float">
            <text:p>18</text:p>
          </table:table-cell>
          <table:table-cell table:formula="of:=COM.MICROSOFT.STDEV.S([.B80:.B91])" office:value-type="float" office:value="18.3903383724864" calcext:value-type="float">
            <text:p>18,3903383725</text:p>
          </table:table-cell>
          <table:table-cell table:formula="of:=AVERAGE([.B80:.B91])" office:value-type="float" office:value="36.25" calcext:value-type="float">
            <text:p>36,25</text:p>
          </table:table-cell>
          <table:table-cell table:formula="of:=[.D91]-[.C91]" office:value-type="float" office:value="17.8596616275136" calcext:value-type="float">
            <text:p>17,8596616275</text:p>
          </table:table-cell>
          <table:table-cell table:formula="of:=[.D91]-[.D79]" office:value-type="float" office:value="9.66666666666667" calcext:value-type="float">
            <text:p>9,6666666667</text:p>
          </table:table-cell>
          <table:table-cell table:number-columns-repeated="1000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25" calcext:value-type="float">
            <text:p>25</text:p>
          </table:table-cell>
          <table:table-cell table:formula="of:=COM.MICROSOFT.STDEV.S([.B81:.B92])" office:value-type="float" office:value="18.3319558711177" calcext:value-type="float">
            <text:p>18,3319558711</text:p>
          </table:table-cell>
          <table:table-cell table:formula="of:=AVERAGE([.B81:.B92])" office:value-type="float" office:value="36.3333333333333" calcext:value-type="float">
            <text:p>36,3333333333</text:p>
          </table:table-cell>
          <table:table-cell table:formula="of:=[.D92]-[.C92]" office:value-type="float" office:value="18.0013774622157" calcext:value-type="float">
            <text:p>18,0013774622</text:p>
          </table:table-cell>
          <table:table-cell table:formula="of:=[.D92]-[.D80]" office:value-type="float" office:value="10.0833333333333" calcext:value-type="float">
            <text:p>10,0833333333</text:p>
          </table:table-cell>
          <table:table-cell table:number-columns-repeated="1000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89" calcext:value-type="float">
            <text:p>89</text:p>
          </table:table-cell>
          <table:table-cell table:formula="of:=COM.MICROSOFT.STDEV.S([.B82:.B93])" office:value-type="float" office:value="23.7901176325317" calcext:value-type="float">
            <text:p>23,7901176325</text:p>
          </table:table-cell>
          <table:table-cell table:formula="of:=AVERAGE([.B82:.B93])" office:value-type="float" office:value="40.8333333333333" calcext:value-type="float">
            <text:p>40,8333333333</text:p>
          </table:table-cell>
          <table:table-cell table:formula="of:=[.D93]-[.C93]" office:value-type="float" office:value="17.0432157008016" calcext:value-type="float">
            <text:p>17,0432157008</text:p>
          </table:table-cell>
          <table:table-cell table:formula="of:=[.D93]-[.D81]" office:value-type="float" office:value="13.5833333333333" calcext:value-type="float">
            <text:p>13,5833333333</text:p>
          </table:table-cell>
          <table:table-cell table:number-columns-repeated="1000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93" calcext:value-type="float">
            <text:p>93</text:p>
          </table:table-cell>
          <table:table-cell table:formula="of:=COM.MICROSOFT.STDEV.S([.B83:.B94])" office:value-type="float" office:value="27.8941451443369" calcext:value-type="float">
            <text:p>27,8941451443</text:p>
          </table:table-cell>
          <table:table-cell table:formula="of:=AVERAGE([.B83:.B94])" office:value-type="float" office:value="45.9166666666667" calcext:value-type="float">
            <text:p>45,9166666667</text:p>
          </table:table-cell>
          <table:table-cell table:formula="of:=[.D94]-[.C94]" office:value-type="float" office:value="18.0225215223298" calcext:value-type="float">
            <text:p>18,0225215223</text:p>
          </table:table-cell>
          <table:table-cell table:formula="of:=[.D94]-[.D82]" office:value-type="float" office:value="18.6666666666667" calcext:value-type="float">
            <text:p>18,6666666667</text:p>
          </table:table-cell>
          <table:table-cell table:number-columns-repeated="1000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21" calcext:value-type="float">
            <text:p>21</text:p>
          </table:table-cell>
          <table:table-cell table:formula="of:=COM.MICROSOFT.STDEV.S([.B84:.B95])" office:value-type="float" office:value="28.3719878924565" calcext:value-type="float">
            <text:p>28,3719878925</text:p>
          </table:table-cell>
          <table:table-cell table:formula="of:=AVERAGE([.B84:.B95])" office:value-type="float" office:value="45.3333333333333" calcext:value-type="float">
            <text:p>45,3333333333</text:p>
          </table:table-cell>
          <table:table-cell table:formula="of:=[.D95]-[.C95]" office:value-type="float" office:value="16.9613454408769" calcext:value-type="float">
            <text:p>16,9613454409</text:p>
          </table:table-cell>
          <table:table-cell table:formula="of:=[.D95]-[.D83]" office:value-type="float" office:value="18.5833333333333" calcext:value-type="float">
            <text:p>18,5833333333</text:p>
          </table:table-cell>
          <table:table-cell table:number-columns-repeated="1000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7" calcext:value-type="float">
            <text:p>17</text:p>
          </table:table-cell>
          <table:table-cell table:formula="of:=COM.MICROSOFT.STDEV.S([.B85:.B96])" office:value-type="float" office:value="29.5065478095348" calcext:value-type="float">
            <text:p>29,5065478095</text:p>
          </table:table-cell>
          <table:table-cell table:formula="of:=AVERAGE([.B85:.B96])" office:value-type="float" office:value="43.5" calcext:value-type="float">
            <text:p>43,5</text:p>
          </table:table-cell>
          <table:table-cell table:formula="of:=[.D96]-[.C96]" office:value-type="float" office:value="13.9934521904652" calcext:value-type="float">
            <text:p>13,9934521905</text:p>
          </table:table-cell>
          <table:table-cell table:formula="of:=[.D96]-[.D84]" office:value-type="float" office:value="15.8333333333333" calcext:value-type="float">
            <text:p>15,8333333333</text:p>
          </table:table-cell>
          <table:table-cell table:number-columns-repeated="1000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55" calcext:value-type="float">
            <text:p>55</text:p>
          </table:table-cell>
          <table:table-cell table:formula="of:=COM.MICROSOFT.STDEV.S([.B86:.B97])" office:value-type="float" office:value="27.1086478430553" calcext:value-type="float">
            <text:p>27,1086478431</text:p>
          </table:table-cell>
          <table:table-cell table:formula="of:=AVERAGE([.B86:.B97])" office:value-type="float" office:value="41.1666666666667" calcext:value-type="float">
            <text:p>41,1666666667</text:p>
          </table:table-cell>
          <table:table-cell table:formula="of:=[.D97]-[.C97]" office:value-type="float" office:value="14.0580188236113" calcext:value-type="float">
            <text:p>14,0580188236</text:p>
          </table:table-cell>
          <table:table-cell table:formula="of:=[.D97]-[.D85]" office:value-type="float" office:value="8.33333333333333" calcext:value-type="float">
            <text:p>8,3333333333</text:p>
          </table:table-cell>
          <table:table-cell table:number-columns-repeated="1000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53" calcext:value-type="float">
            <text:p>53</text:p>
          </table:table-cell>
          <table:table-cell table:formula="of:=COM.MICROSOFT.STDEV.S([.B87:.B98])" office:value-type="float" office:value="26.7393422552318" calcext:value-type="float">
            <text:p>26,7393422552</text:p>
          </table:table-cell>
          <table:table-cell table:formula="of:=AVERAGE([.B87:.B98])" office:value-type="float" office:value="40.5833333333333" calcext:value-type="float">
            <text:p>40,5833333333</text:p>
          </table:table-cell>
          <table:table-cell table:formula="of:=[.D98]-[.C98]" office:value-type="float" office:value="13.8439910781015" calcext:value-type="float">
            <text:p>13,8439910781</text:p>
          </table:table-cell>
          <table:table-cell table:formula="of:=[.D98]-[.D86]" office:value-type="float" office:value="3.83333333333334" calcext:value-type="float">
            <text:p>3,8333333333</text:p>
          </table:table-cell>
          <table:table-cell table:number-columns-repeated="1000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64" calcext:value-type="float">
            <text:p>64</text:p>
          </table:table-cell>
          <table:table-cell table:formula="of:=COM.MICROSOFT.STDEV.S([.B88:.B99])" office:value-type="float" office:value="26.6769393092441" calcext:value-type="float">
            <text:p>26,6769393092</text:p>
          </table:table-cell>
          <table:table-cell table:formula="of:=AVERAGE([.B88:.B99])" office:value-type="float" office:value="44.25" calcext:value-type="float">
            <text:p>44,25</text:p>
          </table:table-cell>
          <table:table-cell table:formula="of:=[.D99]-[.C99]" office:value-type="float" office:value="17.5730606907559" calcext:value-type="float">
            <text:p>17,5730606908</text:p>
          </table:table-cell>
          <table:table-cell table:formula="of:=[.D99]-[.D87]" office:value-type="float" office:value="7.33333333333334" calcext:value-type="float">
            <text:p>7,3333333333</text:p>
          </table:table-cell>
          <table:table-cell table:number-columns-repeated="1000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31" calcext:value-type="float">
            <text:p>31</text:p>
          </table:table-cell>
          <table:table-cell table:formula="of:=COM.MICROSOFT.STDEV.S([.B89:.B100])" office:value-type="float" office:value="26.855956960094" calcext:value-type="float">
            <text:p>26,8559569601</text:p>
          </table:table-cell>
          <table:table-cell table:formula="of:=AVERAGE([.B89:.B100])" office:value-type="float" office:value="43.8333333333333" calcext:value-type="float">
            <text:p>43,8333333333</text:p>
          </table:table-cell>
          <table:table-cell table:formula="of:=[.D100]-[.C100]" office:value-type="float" office:value="16.9773763732393" calcext:value-type="float">
            <text:p>16,9773763732</text:p>
          </table:table-cell>
          <table:table-cell table:formula="of:=[.D100]-[.D88]" office:value-type="float" office:value="6.5" calcext:value-type="float">
            <text:p>6,5</text:p>
          </table:table-cell>
          <table:table-cell table:number-columns-repeated="1000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61" calcext:value-type="float">
            <text:p>61</text:p>
          </table:table-cell>
          <table:table-cell table:formula="of:=COM.MICROSOFT.STDEV.S([.B90:.B101])" office:value-type="float" office:value="26.5700902702587" calcext:value-type="float">
            <text:p>26,5700902703</text:p>
          </table:table-cell>
          <table:table-cell table:formula="of:=AVERAGE([.B90:.B101])" office:value-type="float" office:value="46.8333333333333" calcext:value-type="float">
            <text:p>46,8333333333</text:p>
          </table:table-cell>
          <table:table-cell table:formula="of:=[.D101]-[.C101]" office:value-type="float" office:value="20.2632430630746" calcext:value-type="float">
            <text:p>20,2632430631</text:p>
          </table:table-cell>
          <table:table-cell table:formula="of:=[.D101]-[.D89]" office:value-type="float" office:value="10.1666666666667" calcext:value-type="float">
            <text:p>10,1666666667</text:p>
          </table:table-cell>
          <table:table-cell table:number-columns-repeated="1000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46" calcext:value-type="float">
            <text:p>46</text:p>
          </table:table-cell>
          <table:table-cell table:formula="of:=COM.MICROSOFT.STDEV.S([.B91:.B102])" office:value-type="float" office:value="26.3132355220023" calcext:value-type="float">
            <text:p>26,313235522</text:p>
          </table:table-cell>
          <table:table-cell table:formula="of:=AVERAGE([.B91:.B102])" office:value-type="float" office:value="47.75" calcext:value-type="float">
            <text:p>47,75</text:p>
          </table:table-cell>
          <table:table-cell table:formula="of:=[.D102]-[.C102]" office:value-type="float" office:value="21.4367644779977" calcext:value-type="float">
            <text:p>21,436764478</text:p>
          </table:table-cell>
          <table:table-cell table:formula="of:=[.D102]-[.D90]" office:value-type="float" office:value="10.4166666666667" calcext:value-type="float">
            <text:p>10,4166666667</text:p>
          </table:table-cell>
          <table:table-cell table:number-columns-repeated="1000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49" calcext:value-type="float">
            <text:p>49</text:p>
          </table:table-cell>
          <table:table-cell table:formula="of:=COM.MICROSOFT.STDEV.S([.B92:.B103])" office:value-type="float" office:value="24.5924353976559" calcext:value-type="float">
            <text:p>24,5924353977</text:p>
          </table:table-cell>
          <table:table-cell table:formula="of:=AVERAGE([.B92:.B103])" office:value-type="float" office:value="50.3333333333333" calcext:value-type="float">
            <text:p>50,3333333333</text:p>
          </table:table-cell>
          <table:table-cell table:formula="of:=[.D103]-[.C103]" office:value-type="float" office:value="25.7408979356774" calcext:value-type="float">
            <text:p>25,7408979357</text:p>
          </table:table-cell>
          <table:table-cell table:formula="of:=[.D103]-[.D91]" office:value-type="float" office:value="14.0833333333333" calcext:value-type="float">
            <text:p>14,0833333333</text:p>
          </table:table-cell>
          <table:table-cell table:number-columns-repeated="1000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37" calcext:value-type="float">
            <text:p>37</text:p>
          </table:table-cell>
          <table:table-cell table:formula="of:=COM.MICROSOFT.STDEV.S([.B93:.B104])" office:value-type="float" office:value="23.6963109262845" calcext:value-type="float">
            <text:p>23,6963109263</text:p>
          </table:table-cell>
          <table:table-cell table:formula="of:=AVERAGE([.B93:.B104])" office:value-type="float" office:value="51.3333333333333" calcext:value-type="float">
            <text:p>51,3333333333</text:p>
          </table:table-cell>
          <table:table-cell table:formula="of:=[.D104]-[.C104]" office:value-type="float" office:value="27.6370224070488" calcext:value-type="float">
            <text:p>27,637022407</text:p>
          </table:table-cell>
          <table:table-cell table:formula="of:=[.D104]-[.D92]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37" calcext:value-type="float">
            <text:p>37</text:p>
          </table:table-cell>
          <table:table-cell table:formula="of:=COM.MICROSOFT.STDEV.S([.B94:.B105])" office:value-type="float" office:value="20.7539700473734" calcext:value-type="float">
            <text:p>20,7539700474</text:p>
          </table:table-cell>
          <table:table-cell table:formula="of:=AVERAGE([.B94:.B105])" office:value-type="float" office:value="47" calcext:value-type="float">
            <text:p>47</text:p>
          </table:table-cell>
          <table:table-cell table:formula="of:=[.D105]-[.C105]" office:value-type="float" office:value="26.2460299526266" calcext:value-type="float">
            <text:p>26,2460299526</text:p>
          </table:table-cell>
          <table:table-cell table:formula="of:=[.D105]-[.D93]" office:value-type="float" office:value="6.16666666666666" calcext:value-type="float">
            <text:p>6,1666666667</text:p>
          </table:table-cell>
          <table:table-cell table:number-columns-repeated="1000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08" calcext:value-type="float">
            <text:p>108</text:p>
          </table:table-cell>
          <table:table-cell table:formula="of:=COM.MICROSOFT.STDEV.S([.B95:.B106])" office:value-type="float" office:value="23.9777358852294" calcext:value-type="float">
            <text:p>23,9777358852</text:p>
          </table:table-cell>
          <table:table-cell table:formula="of:=AVERAGE([.B95:.B106])" office:value-type="float" office:value="48.25" calcext:value-type="float">
            <text:p>48,25</text:p>
          </table:table-cell>
          <table:table-cell table:formula="of:=[.D106]-[.C106]" office:value-type="float" office:value="24.2722641147706" calcext:value-type="float">
            <text:p>24,2722641148</text:p>
          </table:table-cell>
          <table:table-cell table:formula="of:=[.D106]-[.D94]" office:value-type="float" office:value="2.33333333333334" calcext:value-type="float">
            <text:p>2,3333333333</text:p>
          </table:table-cell>
          <table:table-cell table:number-columns-repeated="1000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74" calcext:value-type="float">
            <text:p>74</text:p>
          </table:table-cell>
          <table:table-cell table:formula="of:=COM.MICROSOFT.STDEV.S([.B96:.B107])" office:value-type="float" office:value="23.3757190782282" calcext:value-type="float">
            <text:p>23,3757190782</text:p>
          </table:table-cell>
          <table:table-cell table:formula="of:=AVERAGE([.B96:.B107])" office:value-type="float" office:value="52.6666666666667" calcext:value-type="float">
            <text:p>52,6666666667</text:p>
          </table:table-cell>
          <table:table-cell table:formula="of:=[.D107]-[.C107]" office:value-type="float" office:value="29.2909475884385" calcext:value-type="float">
            <text:p>29,2909475884</text:p>
          </table:table-cell>
          <table:table-cell table:formula="of:=[.D107]-[.D95]" office:value-type="float" office:value="7.33333333333333" calcext:value-type="float">
            <text:p>7,3333333333</text:p>
          </table:table-cell>
          <table:table-cell table:number-columns-repeated="1000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46" calcext:value-type="float">
            <text:p>46</text:p>
          </table:table-cell>
          <table:table-cell table:formula="of:=COM.MICROSOFT.STDEV.S([.B97:.B108])" office:value-type="float" office:value="20.698960594604" calcext:value-type="float">
            <text:p>20,6989605946</text:p>
          </table:table-cell>
          <table:table-cell table:formula="of:=AVERAGE([.B97:.B108])" office:value-type="float" office:value="55.0833333333333" calcext:value-type="float">
            <text:p>55,0833333333</text:p>
          </table:table-cell>
          <table:table-cell table:formula="of:=[.D108]-[.C108]" office:value-type="float" office:value="34.3843727387293" calcext:value-type="float">
            <text:p>34,3843727387</text:p>
          </table:table-cell>
          <table:table-cell table:formula="of:=[.D108]-[.D96]" office:value-type="float" office:value="11.5833333333333" calcext:value-type="float">
            <text:p>11,5833333333</text:p>
          </table:table-cell>
          <table:table-cell table:number-columns-repeated="1000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16" calcext:value-type="float">
            <text:p>16</text:p>
          </table:table-cell>
          <table:table-cell table:formula="of:=COM.MICROSOFT.STDEV.S([.B98:.B109])" office:value-type="float" office:value="23.5751538444159" calcext:value-type="float">
            <text:p>23,5751538444</text:p>
          </table:table-cell>
          <table:table-cell table:formula="of:=AVERAGE([.B98:.B109])" office:value-type="float" office:value="51.8333333333333" calcext:value-type="float">
            <text:p>51,8333333333</text:p>
          </table:table-cell>
          <table:table-cell table:formula="of:=[.D109]-[.C109]" office:value-type="float" office:value="28.2581794889174" calcext:value-type="float">
            <text:p>28,2581794889</text:p>
          </table:table-cell>
          <table:table-cell table:formula="of:=[.D109]-[.D97]" office:value-type="float" office:value="10.6666666666667" calcext:value-type="float">
            <text:p>10,6666666667</text:p>
          </table:table-cell>
          <table:table-cell table:number-columns-repeated="1000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29" calcext:value-type="float">
            <text:p>29</text:p>
          </table:table-cell>
          <table:table-cell table:formula="of:=COM.MICROSOFT.STDEV.S([.B99:.B110])" office:value-type="float" office:value="24.4682849766176" calcext:value-type="float">
            <text:p>24,4682849766</text:p>
          </table:table-cell>
          <table:table-cell table:formula="of:=AVERAGE([.B99:.B110])" office:value-type="float" office:value="49.8333333333333" calcext:value-type="float">
            <text:p>49,8333333333</text:p>
          </table:table-cell>
          <table:table-cell table:formula="of:=[.D110]-[.C110]" office:value-type="float" office:value="25.3650483567158" calcext:value-type="float">
            <text:p>25,3650483567</text:p>
          </table:table-cell>
          <table:table-cell table:formula="of:=[.D110]-[.D98]" office:value-type="float" office:value="9.25" calcext:value-type="float">
            <text:p>9,25</text:p>
          </table:table-cell>
          <table:table-cell table:number-columns-repeated="1000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19" calcext:value-type="float">
            <text:p>19</text:p>
          </table:table-cell>
          <table:table-cell table:formula="of:=COM.MICROSOFT.STDEV.S([.B100:.B111])" office:value-type="float" office:value="25.5252400338935" calcext:value-type="float">
            <text:p>25,5252400339</text:p>
          </table:table-cell>
          <table:table-cell table:formula="of:=AVERAGE([.B100:.B111])" office:value-type="float" office:value="46.0833333333333" calcext:value-type="float">
            <text:p>46,0833333333</text:p>
          </table:table-cell>
          <table:table-cell table:formula="of:=[.D111]-[.C111]" office:value-type="float" office:value="20.5580932994398" calcext:value-type="float">
            <text:p>20,5580932994</text:p>
          </table:table-cell>
          <table:table-cell table:formula="of:=[.D111]-[.D99]" office:value-type="float" office:value="1.83333333333334" calcext:value-type="float">
            <text:p>1,8333333333</text:p>
          </table:table-cell>
          <table:table-cell table:number-columns-repeated="1000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13" calcext:value-type="float">
            <text:p>13</text:p>
          </table:table-cell>
          <table:table-cell table:formula="of:=COM.MICROSOFT.STDEV.S([.B101:.B112])" office:value-type="float" office:value="26.9796500190702" calcext:value-type="float">
            <text:p>26,9796500191</text:p>
          </table:table-cell>
          <table:table-cell table:formula="of:=AVERAGE([.B101:.B112])" office:value-type="float" office:value="44.5833333333333" calcext:value-type="float">
            <text:p>44,5833333333</text:p>
          </table:table-cell>
          <table:table-cell table:formula="of:=[.D112]-[.C112]" office:value-type="float" office:value="17.6036833142631" calcext:value-type="float">
            <text:p>17,6036833143</text:p>
          </table:table-cell>
          <table:table-cell table:formula="of:=[.D112]-[.D100]" office:value-type="float" office:value="0.75" calcext:value-type="float">
            <text:p>0,75</text:p>
          </table:table-cell>
          <table:table-cell table:number-columns-repeated="1000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19" calcext:value-type="float">
            <text:p>19</text:p>
          </table:table-cell>
          <table:table-cell table:formula="of:=COM.MICROSOFT.STDEV.S([.B102:.B113])" office:value-type="float" office:value="27.3776894347912" calcext:value-type="float">
            <text:p>27,3776894348</text:p>
          </table:table-cell>
          <table:table-cell table:formula="of:=AVERAGE([.B102:.B113])" office:value-type="float" office:value="41.0833333333333" calcext:value-type="float">
            <text:p>41,0833333333</text:p>
          </table:table-cell>
          <table:table-cell table:formula="of:=[.D113]-[.C113]" office:value-type="float" office:value="13.7056438985421" calcext:value-type="float">
            <text:p>13,7056438985</text:p>
          </table:table-cell>
          <table:table-cell table:formula="of:=[.D113]-[.D101]" office:value-type="float" office:value="-5.75" calcext:value-type="float">
            <text:p>-5,75</text:p>
          </table:table-cell>
          <table:table-cell table:number-columns-repeated="1000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30" calcext:value-type="float">
            <text:p>30</text:p>
          </table:table-cell>
          <table:table-cell table:formula="of:=COM.MICROSOFT.STDEV.S([.B103:.B114])" office:value-type="float" office:value="27.505784515592" calcext:value-type="float">
            <text:p>27,5057845156</text:p>
          </table:table-cell>
          <table:table-cell table:formula="of:=AVERAGE([.B103:.B114])" office:value-type="float" office:value="39.75" calcext:value-type="float">
            <text:p>39,75</text:p>
          </table:table-cell>
          <table:table-cell table:formula="of:=[.D114]-[.C114]" office:value-type="float" office:value="12.244215484408" calcext:value-type="float">
            <text:p>12,2442154844</text:p>
          </table:table-cell>
          <table:table-cell table:formula="of:=[.D114]-[.D102]" office:value-type="float" office:value="-8" calcext:value-type="float">
            <text:p>-8</text:p>
          </table:table-cell>
          <table:table-cell table:number-columns-repeated="1000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34" calcext:value-type="float">
            <text:p>34</text:p>
          </table:table-cell>
          <table:table-cell table:formula="of:=COM.MICROSOFT.STDEV.S([.B104:.B115])" office:value-type="float" office:value="27.3877875902912" calcext:value-type="float">
            <text:p>27,3877875903</text:p>
          </table:table-cell>
          <table:table-cell table:formula="of:=AVERAGE([.B104:.B115])" office:value-type="float" office:value="38.5" calcext:value-type="float">
            <text:p>38,5</text:p>
          </table:table-cell>
          <table:table-cell table:formula="of:=[.D115]-[.C115]" office:value-type="float" office:value="11.1122124097088" calcext:value-type="float">
            <text:p>11,1122124097</text:p>
          </table:table-cell>
          <table:table-cell table:formula="of:=[.D115]-[.D103]" office:value-type="float" office:value="-11.8333333333333" calcext:value-type="float">
            <text:p>-11,8333333333</text:p>
          </table:table-cell>
          <table:table-cell table:number-columns-repeated="1000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77" calcext:value-type="float">
            <text:p>77</text:p>
          </table:table-cell>
          <table:table-cell table:formula="of:=COM.MICROSOFT.STDEV.S([.B105:.B116])" office:value-type="float" office:value="29.5383674483738" calcext:value-type="float">
            <text:p>29,5383674484</text:p>
          </table:table-cell>
          <table:table-cell table:formula="of:=AVERAGE([.B105:.B116])" office:value-type="float" office:value="41.8333333333333" calcext:value-type="float">
            <text:p>41,8333333333</text:p>
          </table:table-cell>
          <table:table-cell table:formula="of:=[.D116]-[.C116]" office:value-type="float" office:value="12.2949658849595" calcext:value-type="float">
            <text:p>12,294965885</text:p>
          </table:table-cell>
          <table:table-cell table:formula="of:=[.D116]-[.D104]" office:value-type="float" office:value="-9.5" calcext:value-type="float">
            <text:p>-9,5</text:p>
          </table:table-cell>
          <table:table-cell table:number-columns-repeated="1000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66" calcext:value-type="float">
            <text:p>66</text:p>
          </table:table-cell>
          <table:table-cell table:formula="of:=COM.MICROSOFT.STDEV.S([.B106:.B117])" office:value-type="float" office:value="30.2838841029951" calcext:value-type="float">
            <text:p>30,283884103</text:p>
          </table:table-cell>
          <table:table-cell table:formula="of:=AVERAGE([.B106:.B117])" office:value-type="float" office:value="44.25" calcext:value-type="float">
            <text:p>44,25</text:p>
          </table:table-cell>
          <table:table-cell table:formula="of:=[.D117]-[.C117]" office:value-type="float" office:value="13.966115897005" calcext:value-type="float">
            <text:p>13,966115897</text:p>
          </table:table-cell>
          <table:table-cell table:formula="of:=[.D117]-[.D105]" office:value-type="float" office:value="-2.75" calcext:value-type="float">
            <text:p>-2,75</text:p>
          </table:table-cell>
          <table:table-cell table:number-columns-repeated="1000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28" calcext:value-type="float">
            <text:p>28</text:p>
          </table:table-cell>
          <table:table-cell table:formula="of:=COM.MICROSOFT.STDEV.S([.B107:.B118])" office:value-type="float" office:value="22.8730024794351" calcext:value-type="float">
            <text:p>22,8730024794</text:p>
          </table:table-cell>
          <table:table-cell table:formula="of:=AVERAGE([.B107:.B118])" office:value-type="float" office:value="37.5833333333333" calcext:value-type="float">
            <text:p>37,5833333333</text:p>
          </table:table-cell>
          <table:table-cell table:formula="of:=[.D118]-[.C118]" office:value-type="float" office:value="14.7103308538983" calcext:value-type="float">
            <text:p>14,7103308539</text:p>
          </table:table-cell>
          <table:table-cell table:formula="of:=[.D118]-[.D106]" office:value-type="float" office:value="-10.6666666666667" calcext:value-type="float">
            <text:p>-10,6666666667</text:p>
          </table:table-cell>
          <table:table-cell table:number-columns-repeated="1000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13" calcext:value-type="float">
            <text:p>13</text:p>
          </table:table-cell>
          <table:table-cell table:formula="of:=COM.MICROSOFT.STDEV.S([.B108:.B119])" office:value-type="float" office:value="20.7210915823379" calcext:value-type="float">
            <text:p>20,7210915823</text:p>
          </table:table-cell>
          <table:table-cell table:formula="of:=AVERAGE([.B108:.B119])" office:value-type="float" office:value="32.5" calcext:value-type="float">
            <text:p>32,5</text:p>
          </table:table-cell>
          <table:table-cell table:formula="of:=[.D119]-[.C119]" office:value-type="float" office:value="11.7789084176621" calcext:value-type="float">
            <text:p>11,7789084177</text:p>
          </table:table-cell>
          <table:table-cell table:formula="of:=[.D119]-[.D107]" office:value-type="float" office:value="-20.1666666666667" calcext:value-type="float">
            <text:p>-20,1666666667</text:p>
          </table:table-cell>
          <table:table-cell table:number-columns-repeated="1000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11" calcext:value-type="float">
            <text:p>11</text:p>
          </table:table-cell>
          <table:table-cell table:formula="of:=COM.MICROSOFT.STDEV.S([.B109:.B120])" office:value-type="float" office:value="21.107768209545" calcext:value-type="float">
            <text:p>21,1077682095</text:p>
          </table:table-cell>
          <table:table-cell table:formula="of:=AVERAGE([.B109:.B120])" office:value-type="float" office:value="29.5833333333333" calcext:value-type="float">
            <text:p>29,5833333333</text:p>
          </table:table-cell>
          <table:table-cell table:formula="of:=[.D120]-[.C120]" office:value-type="float" office:value="8.47556512378833" calcext:value-type="float">
            <text:p>8,4755651238</text:p>
          </table:table-cell>
          <table:table-cell table:formula="of:=[.D120]-[.D108]" office:value-type="float" office:value="-25.5" calcext:value-type="float">
            <text:p>-25,5</text:p>
          </table:table-cell>
          <table:table-cell table:number-columns-repeated="1000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16" calcext:value-type="float">
            <text:p>16</text:p>
          </table:table-cell>
          <table:table-cell table:formula="of:=COM.MICROSOFT.STDEV.S([.B110:.B121])" office:value-type="float" office:value="21.107768209545" calcext:value-type="float">
            <text:p>21,1077682095</text:p>
          </table:table-cell>
          <table:table-cell table:formula="of:=AVERAGE([.B110:.B121])" office:value-type="float" office:value="29.5833333333333" calcext:value-type="float">
            <text:p>29,5833333333</text:p>
          </table:table-cell>
          <table:table-cell table:formula="of:=[.D121]-[.C121]" office:value-type="float" office:value="8.47556512378833" calcext:value-type="float">
            <text:p>8,4755651238</text:p>
          </table:table-cell>
          <table:table-cell table:formula="of:=[.D121]-[.D109]" office:value-type="float" office:value="-22.25" calcext:value-type="float">
            <text:p>-22,25</text:p>
          </table:table-cell>
          <table:table-cell table:number-columns-repeated="1000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30" calcext:value-type="float">
            <text:p>30</text:p>
          </table:table-cell>
          <table:table-cell table:formula="of:=COM.MICROSOFT.STDEV.S([.B111:.B122])" office:value-type="float" office:value="21.1072298399186" calcext:value-type="float">
            <text:p>21,1072298399</text:p>
          </table:table-cell>
          <table:table-cell table:formula="of:=AVERAGE([.B111:.B122])" office:value-type="float" office:value="29.6666666666667" calcext:value-type="float">
            <text:p>29,6666666667</text:p>
          </table:table-cell>
          <table:table-cell table:formula="of:=[.D122]-[.C122]" office:value-type="float" office:value="8.55943682674804" calcext:value-type="float">
            <text:p>8,5594368267</text:p>
          </table:table-cell>
          <table:table-cell table:formula="of:=[.D122]-[.D110]" office:value-type="float" office:value="-20.1666666666667" calcext:value-type="float">
            <text:p>-20,1666666667</text:p>
          </table:table-cell>
          <table:table-cell table:number-columns-repeated="1000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35" calcext:value-type="float">
            <text:p>35</text:p>
          </table:table-cell>
          <table:table-cell table:formula="of:=COM.MICROSOFT.STDEV.S([.B112:.B123])" office:value-type="float" office:value="20.87625880799" calcext:value-type="float">
            <text:p>20,876258808</text:p>
          </table:table-cell>
          <table:table-cell table:formula="of:=AVERAGE([.B112:.B123])" office:value-type="float" office:value="31" calcext:value-type="float">
            <text:p>31</text:p>
          </table:table-cell>
          <table:table-cell table:formula="of:=[.D123]-[.C123]" office:value-type="float" office:value="10.12374119201" calcext:value-type="float">
            <text:p>10,123741192</text:p>
          </table:table-cell>
          <table:table-cell table:formula="of:=[.D123]-[.D111]" office:value-type="float" office:value="-15.0833333333333" calcext:value-type="float">
            <text:p>-15,0833333333</text:p>
          </table:table-cell>
          <table:table-cell table:number-columns-repeated="1000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24" calcext:value-type="float">
            <text:p>24</text:p>
          </table:table-cell>
          <table:table-cell table:formula="of:=COM.MICROSOFT.STDEV.S([.B113:.B124])" office:value-type="float" office:value="20.2460246752669" calcext:value-type="float">
            <text:p>20,2460246753</text:p>
          </table:table-cell>
          <table:table-cell table:formula="of:=AVERAGE([.B113:.B124])" office:value-type="float" office:value="31.9166666666667" calcext:value-type="float">
            <text:p>31,9166666667</text:p>
          </table:table-cell>
          <table:table-cell table:formula="of:=[.D124]-[.C124]" office:value-type="float" office:value="11.6706419913998" calcext:value-type="float">
            <text:p>11,6706419914</text:p>
          </table:table-cell>
          <table:table-cell table:formula="of:=[.D124]-[.D112]" office:value-type="float" office:value="-12.6666666666667" calcext:value-type="float">
            <text:p>-12,6666666667</text:p>
          </table:table-cell>
          <table:table-cell table:number-columns-repeated="1000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16" calcext:value-type="float">
            <text:p>16</text:p>
          </table:table-cell>
          <table:table-cell table:formula="of:=COM.MICROSOFT.STDEV.S([.B114:.B125])" office:value-type="float" office:value="20.4376361083411" calcext:value-type="float">
            <text:p>20,4376361083</text:p>
          </table:table-cell>
          <table:table-cell table:formula="of:=AVERAGE([.B114:.B125])" office:value-type="float" office:value="31.6666666666667" calcext:value-type="float">
            <text:p>31,6666666667</text:p>
          </table:table-cell>
          <table:table-cell table:formula="of:=[.D125]-[.C125]" office:value-type="float" office:value="11.2290305583255" calcext:value-type="float">
            <text:p>11,2290305583</text:p>
          </table:table-cell>
          <table:table-cell table:formula="of:=[.D125]-[.D113]" office:value-type="float" office:value="-9.41666666666667" calcext:value-type="float">
            <text:p>-9,4166666667</text:p>
          </table:table-cell>
          <table:table-cell table:number-columns-repeated="1000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12" calcext:value-type="float">
            <text:p>12</text:p>
          </table:table-cell>
          <table:table-cell table:formula="of:=COM.MICROSOFT.STDEV.S([.B115:.B126])" office:value-type="float" office:value="21.2167743814067" calcext:value-type="float">
            <text:p>21,2167743814</text:p>
          </table:table-cell>
          <table:table-cell table:formula="of:=AVERAGE([.B115:.B126])" office:value-type="float" office:value="30.1666666666667" calcext:value-type="float">
            <text:p>30,1666666667</text:p>
          </table:table-cell>
          <table:table-cell table:formula="of:=[.D126]-[.C126]" office:value-type="float" office:value="8.94989228525999" calcext:value-type="float">
            <text:p>8,9498922853</text:p>
          </table:table-cell>
          <table:table-cell table:formula="of:=[.D126]-[.D114]" office:value-type="float" office:value="-9.58333333333333" calcext:value-type="float">
            <text:p>-9,5833333333</text:p>
          </table:table-cell>
          <table:table-cell table:number-columns-repeated="1000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9" calcext:value-type="float">
            <text:p>9</text:p>
          </table:table-cell>
          <table:table-cell table:formula="of:=COM.MICROSOFT.STDEV.S([.B116:.B127])" office:value-type="float" office:value="22.0184151577857" calcext:value-type="float">
            <text:p>22,0184151578</text:p>
          </table:table-cell>
          <table:table-cell table:formula="of:=AVERAGE([.B116:.B127])" office:value-type="float" office:value="28.0833333333333" calcext:value-type="float">
            <text:p>28,0833333333</text:p>
          </table:table-cell>
          <table:table-cell table:formula="of:=[.D127]-[.C127]" office:value-type="float" office:value="6.06491817554765" calcext:value-type="float">
            <text:p>6,0649181755</text:p>
          </table:table-cell>
          <table:table-cell table:formula="of:=[.D127]-[.D115]" office:value-type="float" office:value="-10.4166666666667" calcext:value-type="float">
            <text:p>-10,4166666667</text:p>
          </table:table-cell>
          <table:table-cell table:number-columns-repeated="1000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18" calcext:value-type="float">
            <text:p>18</text:p>
          </table:table-cell>
          <table:table-cell table:formula="of:=COM.MICROSOFT.STDEV.S([.B117:.B128])" office:value-type="float" office:value="15.8161789048909" calcext:value-type="float">
            <text:p>15,8161789049</text:p>
          </table:table-cell>
          <table:table-cell table:formula="of:=AVERAGE([.B117:.B128])" office:value-type="float" office:value="23.1666666666667" calcext:value-type="float">
            <text:p>23,1666666667</text:p>
          </table:table-cell>
          <table:table-cell table:formula="of:=[.D128]-[.C128]" office:value-type="float" office:value="7.35048776177579" calcext:value-type="float">
            <text:p>7,3504877618</text:p>
          </table:table-cell>
          <table:table-cell table:formula="of:=[.D128]-[.D116]" office:value-type="float" office:value="-18.6666666666667" calcext:value-type="float">
            <text:p>-18,6666666667</text:p>
          </table:table-cell>
          <table:table-cell table:number-columns-repeated="1000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24" calcext:value-type="float">
            <text:p>24</text:p>
          </table:table-cell>
          <table:table-cell table:formula="of:=COM.MICROSOFT.STDEV.S([.B118:.B129])" office:value-type="float" office:value="8.37022138659463" calcext:value-type="float">
            <text:p>8,3702213866</text:p>
          </table:table-cell>
          <table:table-cell table:formula="of:=AVERAGE([.B118:.B129])" office:value-type="float" office:value="19.6666666666667" calcext:value-type="float">
            <text:p>19,6666666667</text:p>
          </table:table-cell>
          <table:table-cell table:formula="of:=[.D129]-[.C129]" office:value-type="float" office:value="11.296445280072" calcext:value-type="float">
            <text:p>11,2964452801</text:p>
          </table:table-cell>
          <table:table-cell table:formula="of:=[.D129]-[.D117]" office:value-type="float" office:value="-24.5833333333333" calcext:value-type="float">
            <text:p>-24,5833333333</text:p>
          </table:table-cell>
          <table:table-cell table:number-columns-repeated="1000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19" calcext:value-type="float">
            <text:p>19</text:p>
          </table:table-cell>
          <table:table-cell table:formula="of:=COM.MICROSOFT.STDEV.S([.B119:.B130])" office:value-type="float" office:value="7.94822259528773" calcext:value-type="float">
            <text:p>7,9482225953</text:p>
          </table:table-cell>
          <table:table-cell table:formula="of:=AVERAGE([.B119:.B130])" office:value-type="float" office:value="18.9166666666667" calcext:value-type="float">
            <text:p>18,9166666667</text:p>
          </table:table-cell>
          <table:table-cell table:formula="of:=[.D130]-[.C130]" office:value-type="float" office:value="10.9684440713789" calcext:value-type="float">
            <text:p>10,9684440714</text:p>
          </table:table-cell>
          <table:table-cell table:formula="of:=[.D130]-[.D118]" office:value-type="float" office:value="-18.6666666666667" calcext:value-type="float">
            <text:p>-18,6666666667</text:p>
          </table:table-cell>
          <table:table-cell table:number-columns-repeated="1000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10" calcext:value-type="float">
            <text:p>10</text:p>
          </table:table-cell>
          <table:table-cell table:formula="of:=COM.MICROSOFT.STDEV.S([.B120:.B131])" office:value-type="float" office:value="8.19460280620819" calcext:value-type="float">
            <text:p>8,1946028062</text:p>
          </table:table-cell>
          <table:table-cell table:formula="of:=AVERAGE([.B120:.B131])" office:value-type="float" office:value="18.6666666666667" calcext:value-type="float">
            <text:p>18,6666666667</text:p>
          </table:table-cell>
          <table:table-cell table:formula="of:=[.D131]-[.C131]" office:value-type="float" office:value="10.4720638604585" calcext:value-type="float">
            <text:p>10,4720638605</text:p>
          </table:table-cell>
          <table:table-cell table:formula="of:=[.D131]-[.D119]" office:value-type="float" office:value="-13.8333333333333" calcext:value-type="float">
            <text:p>-13,8333333333</text:p>
          </table:table-cell>
          <table:table-cell table:number-columns-repeated="1000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7" calcext:value-type="float">
            <text:p>7</text:p>
          </table:table-cell>
          <table:table-cell table:formula="of:=COM.MICROSOFT.STDEV.S([.B121:.B132])" office:value-type="float" office:value="8.60584720179286" calcext:value-type="float">
            <text:p>8,6058472018</text:p>
          </table:table-cell>
          <table:table-cell table:formula="of:=AVERAGE([.B121:.B132])" office:value-type="float" office:value="18.3333333333333" calcext:value-type="float">
            <text:p>18,3333333333</text:p>
          </table:table-cell>
          <table:table-cell table:formula="of:=[.D132]-[.C132]" office:value-type="float" office:value="9.72748613154047" calcext:value-type="float">
            <text:p>9,7274861315</text:p>
          </table:table-cell>
          <table:table-cell table:formula="of:=[.D132]-[.D120]" office:value-type="float" office:value="-11.25" calcext:value-type="float">
            <text:p>-11,25</text:p>
          </table:table-cell>
          <table:table-cell table:number-columns-repeated="1000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8" calcext:value-type="float">
            <text:p>8</text:p>
          </table:table-cell>
          <table:table-cell table:formula="of:=COM.MICROSOFT.STDEV.S([.B122:.B133])" office:value-type="float" office:value="9.09878446760219" calcext:value-type="float">
            <text:p>9,0987844676</text:p>
          </table:table-cell>
          <table:table-cell table:formula="of:=AVERAGE([.B122:.B133])" office:value-type="float" office:value="17.6666666666667" calcext:value-type="float">
            <text:p>17,6666666667</text:p>
          </table:table-cell>
          <table:table-cell table:formula="of:=[.D133]-[.C133]" office:value-type="float" office:value="8.56788219906448" calcext:value-type="float">
            <text:p>8,5678821991</text:p>
          </table:table-cell>
          <table:table-cell table:formula="of:=[.D133]-[.D121]" office:value-type="float" office:value="-11.9166666666667" calcext:value-type="float">
            <text:p>-11,9166666667</text:p>
          </table:table-cell>
          <table:table-cell table:number-columns-repeated="1000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13" calcext:value-type="float">
            <text:p>13</text:p>
          </table:table-cell>
          <table:table-cell table:formula="of:=COM.MICROSOFT.STDEV.S([.B123:.B134])" office:value-type="float" office:value="8.2915619758885" calcext:value-type="float">
            <text:p>8,2915619759</text:p>
          </table:table-cell>
          <table:table-cell table:formula="of:=AVERAGE([.B123:.B134])" office:value-type="float" office:value="16.25" calcext:value-type="float">
            <text:p>16,25</text:p>
          </table:table-cell>
          <table:table-cell table:formula="of:=[.D134]-[.C134]" office:value-type="float" office:value="7.9584380241115" calcext:value-type="float">
            <text:p>7,9584380241</text:p>
          </table:table-cell>
          <table:table-cell table:formula="of:=[.D134]-[.D122]" office:value-type="float" office:value="-13.4166666666667" calcext:value-type="float">
            <text:p>-13,4166666667</text:p>
          </table:table-cell>
          <table:table-cell table:number-columns-repeated="1000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12" calcext:value-type="float">
            <text:p>12</text:p>
          </table:table-cell>
          <table:table-cell table:formula="of:=COM.MICROSOFT.STDEV.S([.B124:.B135])" office:value-type="float" office:value="5.8672176049847" calcext:value-type="float">
            <text:p>5,867217605</text:p>
          </table:table-cell>
          <table:table-cell table:formula="of:=AVERAGE([.B124:.B135])" office:value-type="float" office:value="14.3333333333333" calcext:value-type="float">
            <text:p>14,3333333333</text:p>
          </table:table-cell>
          <table:table-cell table:formula="of:=[.D135]-[.C135]" office:value-type="float" office:value="8.46611572834863" calcext:value-type="float">
            <text:p>8,4661157283</text:p>
          </table:table-cell>
          <table:table-cell table:formula="of:=[.D135]-[.D123]" office:value-type="float" office:value="-16.6666666666667" calcext:value-type="float">
            <text:p>-16,6666666667</text:p>
          </table:table-cell>
          <table:table-cell table:number-columns-repeated="1000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54" calcext:value-type="float">
            <text:p>54</text:p>
          </table:table-cell>
          <table:table-cell table:formula="of:=COM.MICROSOFT.STDEV.S([.B125:.B136])" office:value-type="float" office:value="12.7338727475782" calcext:value-type="float">
            <text:p>12,7338727476</text:p>
          </table:table-cell>
          <table:table-cell table:formula="of:=AVERAGE([.B125:.B136])" office:value-type="float" office:value="16.8333333333333" calcext:value-type="float">
            <text:p>16,8333333333</text:p>
          </table:table-cell>
          <table:table-cell table:formula="of:=[.D136]-[.C136]" office:value-type="float" office:value="4.09946058575512" calcext:value-type="float">
            <text:p>4,0994605858</text:p>
          </table:table-cell>
          <table:table-cell table:formula="of:=[.D136]-[.D124]" office:value-type="float" office:value="-15.0833333333333" calcext:value-type="float">
            <text:p>-15,0833333333</text:p>
          </table:table-cell>
          <table:table-cell table:number-columns-repeated="1000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19" calcext:value-type="float">
            <text:p>19</text:p>
          </table:table-cell>
          <table:table-cell table:formula="of:=COM.MICROSOFT.STDEV.S([.B126:.B137])" office:value-type="float" office:value="12.7454685946406" calcext:value-type="float">
            <text:p>12,7454685946</text:p>
          </table:table-cell>
          <table:table-cell table:formula="of:=AVERAGE([.B126:.B137])" office:value-type="float" office:value="17.0833333333333" calcext:value-type="float">
            <text:p>17,0833333333</text:p>
          </table:table-cell>
          <table:table-cell table:formula="of:=[.D137]-[.C137]" office:value-type="float" office:value="4.33786473869274" calcext:value-type="float">
            <text:p>4,3378647387</text:p>
          </table:table-cell>
          <table:table-cell table:formula="of:=[.D137]-[.D125]" office:value-type="float" office:value="-14.5833333333333" calcext:value-type="float">
            <text:p>-14,5833333333</text:p>
          </table:table-cell>
          <table:table-cell table:number-columns-repeated="1000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10" calcext:value-type="float">
            <text:p>10</text:p>
          </table:table-cell>
          <table:table-cell table:formula="of:=COM.MICROSOFT.STDEV.S([.B127:.B138])" office:value-type="float" office:value="12.8307750303241" calcext:value-type="float">
            <text:p>12,8307750303</text:p>
          </table:table-cell>
          <table:table-cell table:formula="of:=AVERAGE([.B127:.B138])" office:value-type="float" office:value="16.9166666666667" calcext:value-type="float">
            <text:p>16,9166666667</text:p>
          </table:table-cell>
          <table:table-cell table:formula="of:=[.D138]-[.C138]" office:value-type="float" office:value="4.08589163634259" calcext:value-type="float">
            <text:p>4,0858916363</text:p>
          </table:table-cell>
          <table:table-cell table:formula="of:=[.D138]-[.D126]" office:value-type="float" office:value="-13.25" calcext:value-type="float">
            <text:p>-13,25</text:p>
          </table:table-cell>
          <table:table-cell table:number-columns-repeated="1000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16" calcext:value-type="float">
            <text:p>16</text:p>
          </table:table-cell>
          <table:table-cell table:formula="of:=COM.MICROSOFT.STDEV.S([.B128:.B139])" office:value-type="float" office:value="12.5950928395294" calcext:value-type="float">
            <text:p>12,5950928395</text:p>
          </table:table-cell>
          <table:table-cell table:formula="of:=AVERAGE([.B128:.B139])" office:value-type="float" office:value="17.5" calcext:value-type="float">
            <text:p>17,5</text:p>
          </table:table-cell>
          <table:table-cell table:formula="of:=[.D139]-[.C139]" office:value-type="float" office:value="4.90490716047064" calcext:value-type="float">
            <text:p>4,9049071605</text:p>
          </table:table-cell>
          <table:table-cell table:formula="of:=[.D139]-[.D127]" office:value-type="float" office:value="-10.5833333333333" calcext:value-type="float">
            <text:p>-10,5833333333</text:p>
          </table:table-cell>
          <table:table-cell table:number-columns-repeated="1000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11" calcext:value-type="float">
            <text:p>11</text:p>
          </table:table-cell>
          <table:table-cell table:formula="of:=COM.MICROSOFT.STDEV.S([.B129:.B140])" office:value-type="float" office:value="12.7311952829785" calcext:value-type="float">
            <text:p>12,731195283</text:p>
          </table:table-cell>
          <table:table-cell table:formula="of:=AVERAGE([.B129:.B140])" office:value-type="float" office:value="16.9166666666667" calcext:value-type="float">
            <text:p>16,9166666667</text:p>
          </table:table-cell>
          <table:table-cell table:formula="of:=[.D140]-[.C140]" office:value-type="float" office:value="4.1854713836882" calcext:value-type="float">
            <text:p>4,1854713837</text:p>
          </table:table-cell>
          <table:table-cell table:formula="of:=[.D140]-[.D128]" office:value-type="float" office:value="-6.25" calcext:value-type="float">
            <text:p>-6,25</text:p>
          </table:table-cell>
          <table:table-cell table:number-columns-repeated="1000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11" calcext:value-type="float">
            <text:p>11</text:p>
          </table:table-cell>
          <table:table-cell table:formula="of:=COM.MICROSOFT.STDEV.S([.B130:.B141])" office:value-type="float" office:value="12.6263313129445" calcext:value-type="float">
            <text:p>12,6263313129</text:p>
          </table:table-cell>
          <table:table-cell table:formula="of:=AVERAGE([.B130:.B141])" office:value-type="float" office:value="15.8333333333333" calcext:value-type="float">
            <text:p>15,8333333333</text:p>
          </table:table-cell>
          <table:table-cell table:formula="of:=[.D141]-[.C141]" office:value-type="float" office:value="3.20700202038885" calcext:value-type="float">
            <text:p>3,2070020204</text:p>
          </table:table-cell>
          <table:table-cell table:formula="of:=[.D141]-[.D129]" office:value-type="float" office:value="-3.83333333333333" calcext:value-type="float">
            <text:p>-3,8333333333</text:p>
          </table:table-cell>
          <table:table-cell table:number-columns-repeated="1000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15" calcext:value-type="float">
            <text:p>15</text:p>
          </table:table-cell>
          <table:table-cell table:formula="of:=COM.MICROSOFT.STDEV.S([.B131:.B142])" office:value-type="float" office:value="12.5878729519544" calcext:value-type="float">
            <text:p>12,587872952</text:p>
          </table:table-cell>
          <table:table-cell table:formula="of:=AVERAGE([.B131:.B142])" office:value-type="float" office:value="15.5" calcext:value-type="float">
            <text:p>15,5</text:p>
          </table:table-cell>
          <table:table-cell table:formula="of:=[.D142]-[.C142]" office:value-type="float" office:value="2.91212704804559" calcext:value-type="float">
            <text:p>2,912127048</text:p>
          </table:table-cell>
          <table:table-cell table:formula="of:=[.D142]-[.D130]" office:value-type="float" office:value="-3.41666666666667" calcext:value-type="float">
            <text:p>-3,4166666667</text:p>
          </table:table-cell>
          <table:table-cell table:number-columns-repeated="1000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11" calcext:value-type="float">
            <text:p>11</text:p>
          </table:table-cell>
          <table:table-cell table:formula="of:=COM.MICROSOFT.STDEV.S([.B132:.B143])" office:value-type="float" office:value="12.5514094343177" calcext:value-type="float">
            <text:p>12,5514094343</text:p>
          </table:table-cell>
          <table:table-cell table:formula="of:=AVERAGE([.B132:.B143])" office:value-type="float" office:value="15.5833333333333" calcext:value-type="float">
            <text:p>15,5833333333</text:p>
          </table:table-cell>
          <table:table-cell table:formula="of:=[.D143]-[.C143]" office:value-type="float" office:value="3.03192389901566" calcext:value-type="float">
            <text:p>3,031923899</text:p>
          </table:table-cell>
          <table:table-cell table:formula="of:=[.D143]-[.D131]" office:value-type="float" office:value="-3.08333333333333" calcext:value-type="float">
            <text:p>-3,0833333333</text:p>
          </table:table-cell>
          <table:table-cell table:number-columns-repeated="1000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46" calcext:value-type="float">
            <text:p>46</text:p>
          </table:table-cell>
          <table:table-cell table:formula="of:=COM.MICROSOFT.STDEV.S([.B133:.B144])" office:value-type="float" office:value="14.9473824606264" calcext:value-type="float">
            <text:p>14,9473824606</text:p>
          </table:table-cell>
          <table:table-cell table:formula="of:=AVERAGE([.B133:.B144])" office:value-type="float" office:value="18.8333333333333" calcext:value-type="float">
            <text:p>18,8333333333</text:p>
          </table:table-cell>
          <table:table-cell table:formula="of:=[.D144]-[.C144]" office:value-type="float" office:value="3.88595087270691" calcext:value-type="float">
            <text:p>3,8859508727</text:p>
          </table:table-cell>
          <table:table-cell table:formula="of:=[.D144]-[.D132]" office:value-type="float" office:value="0.5" calcext:value-type="float">
            <text:p>0,5</text:p>
          </table:table-cell>
          <table:table-cell table:number-columns-repeated="1000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50" calcext:value-type="float">
            <text:p>50</text:p>
          </table:table-cell>
          <table:table-cell table:formula="of:=COM.MICROSOFT.STDEV.S([.B134:.B145])" office:value-type="float" office:value="16.9616322828014" calcext:value-type="float">
            <text:p>16,9616322828</text:p>
          </table:table-cell>
          <table:table-cell table:formula="of:=AVERAGE([.B134:.B145])" office:value-type="float" office:value="22.3333333333333" calcext:value-type="float">
            <text:p>22,3333333333</text:p>
          </table:table-cell>
          <table:table-cell table:formula="of:=[.D145]-[.C145]" office:value-type="float" office:value="5.37170105053196" calcext:value-type="float">
            <text:p>5,3717010505</text:p>
          </table:table-cell>
          <table:table-cell table:formula="of:=[.D145]-[.D133]" office:value-type="float" office:value="4.66666666666666" calcext:value-type="float">
            <text:p>4,6666666667</text:p>
          </table:table-cell>
          <table:table-cell table:number-columns-repeated="1000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24" calcext:value-type="float">
            <text:p>24</text:p>
          </table:table-cell>
          <table:table-cell table:formula="of:=COM.MICROSOFT.STDEV.S([.B135:.B146])" office:value-type="float" office:value="16.7066943577608" calcext:value-type="float">
            <text:p>16,7066943578</text:p>
          </table:table-cell>
          <table:table-cell table:formula="of:=AVERAGE([.B135:.B146])" office:value-type="float" office:value="23.25" calcext:value-type="float">
            <text:p>23,25</text:p>
          </table:table-cell>
          <table:table-cell table:formula="of:=[.D146]-[.C146]" office:value-type="float" office:value="6.5433056422392" calcext:value-type="float">
            <text:p>6,5433056422</text:p>
          </table:table-cell>
          <table:table-cell table:formula="of:=[.D146]-[.D134]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12" calcext:value-type="float">
            <text:p>12</text:p>
          </table:table-cell>
          <table:table-cell table:formula="of:=COM.MICROSOFT.STDEV.S([.B136:.B147])" office:value-type="float" office:value="16.7066943577608" calcext:value-type="float">
            <text:p>16,7066943578</text:p>
          </table:table-cell>
          <table:table-cell table:formula="of:=AVERAGE([.B136:.B147])" office:value-type="float" office:value="23.25" calcext:value-type="float">
            <text:p>23,25</text:p>
          </table:table-cell>
          <table:table-cell table:formula="of:=[.D147]-[.C147]" office:value-type="float" office:value="6.5433056422392" calcext:value-type="float">
            <text:p>6,5433056422</text:p>
          </table:table-cell>
          <table:table-cell table:formula="of:=[.D147]-[.D135]" office:value-type="float" office:value="8.91666666666667" calcext:value-type="float">
            <text:p>8,9166666667</text:p>
          </table:table-cell>
          <table:table-cell table:number-columns-repeated="1000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18" calcext:value-type="float">
            <text:p>18</text:p>
          </table:table-cell>
          <table:table-cell table:formula="of:=COM.MICROSOFT.STDEV.S([.B137:.B148])" office:value-type="float" office:value="13.6323478935548" calcext:value-type="float">
            <text:p>13,6323478936</text:p>
          </table:table-cell>
          <table:table-cell table:formula="of:=AVERAGE([.B137:.B148])" office:value-type="float" office:value="20.25" calcext:value-type="float">
            <text:p>20,25</text:p>
          </table:table-cell>
          <table:table-cell table:formula="of:=[.D148]-[.C148]" office:value-type="float" office:value="6.61765210644516" calcext:value-type="float">
            <text:p>6,6176521064</text:p>
          </table:table-cell>
          <table:table-cell table:formula="of:=[.D148]-[.D136]" office:value-type="float" office:value="3.41666666666667" calcext:value-type="float">
            <text:p>3,4166666667</text:p>
          </table:table-cell>
          <table:table-cell table:number-columns-repeated="1000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15" calcext:value-type="float">
            <text:p>15</text:p>
          </table:table-cell>
          <table:table-cell table:formula="of:=COM.MICROSOFT.STDEV.S([.B138:.B149])" office:value-type="float" office:value="13.7143477181138" calcext:value-type="float">
            <text:p>13,7143477181</text:p>
          </table:table-cell>
          <table:table-cell table:formula="of:=AVERAGE([.B138:.B149])" office:value-type="float" office:value="19.9166666666667" calcext:value-type="float">
            <text:p>19,9166666667</text:p>
          </table:table-cell>
          <table:table-cell table:formula="of:=[.D149]-[.C149]" office:value-type="float" office:value="6.20231894855286" calcext:value-type="float">
            <text:p>6,2023189486</text:p>
          </table:table-cell>
          <table:table-cell table:formula="of:=[.D149]-[.D137]" office:value-type="float" office:value="2.83333333333334" calcext:value-type="float">
            <text:p>2,8333333333</text:p>
          </table:table-cell>
          <table:table-cell table:number-columns-repeated="1000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9" calcext:value-type="float">
            <text:p>9</text:p>
          </table:table-cell>
          <table:table-cell table:formula="of:=COM.MICROSOFT.STDEV.S([.B139:.B150])" office:value-type="float" office:value="13.7829495018192" calcext:value-type="float">
            <text:p>13,7829495018</text:p>
          </table:table-cell>
          <table:table-cell table:formula="of:=AVERAGE([.B139:.B150])" office:value-type="float" office:value="19.8333333333333" calcext:value-type="float">
            <text:p>19,8333333333</text:p>
          </table:table-cell>
          <table:table-cell table:formula="of:=[.D150]-[.C150]" office:value-type="float" office:value="6.05038383151418" calcext:value-type="float">
            <text:p>6,0503838315</text:p>
          </table:table-cell>
          <table:table-cell table:formula="of:=[.D150]-[.D138]" office:value-type="float" office:value="2.91666666666666" calcext:value-type="float">
            <text:p>2,9166666667</text:p>
          </table:table-cell>
          <table:table-cell table:number-columns-repeated="1000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10" calcext:value-type="float">
            <text:p>10</text:p>
          </table:table-cell>
          <table:table-cell table:formula="of:=COM.MICROSOFT.STDEV.S([.B140:.B151])" office:value-type="float" office:value="14.0410653139822" calcext:value-type="float">
            <text:p>14,041065314</text:p>
          </table:table-cell>
          <table:table-cell table:formula="of:=AVERAGE([.B140:.B151])" office:value-type="float" office:value="19.3333333333333" calcext:value-type="float">
            <text:p>19,3333333333</text:p>
          </table:table-cell>
          <table:table-cell table:formula="of:=[.D151]-[.C151]" office:value-type="float" office:value="5.29226801935109" calcext:value-type="float">
            <text:p>5,2922680194</text:p>
          </table:table-cell>
          <table:table-cell table:formula="of:=[.D151]-[.D139]" office:value-type="float" office:value="1.83333333333333" calcext:value-type="float">
            <text:p>1,8333333333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1:.B152])" office:value-type="float" office:value="14.4668900974228" calcext:value-type="float">
            <text:p>14,4668900974</text:p>
          </table:table-cell>
          <table:table-cell table:formula="of:=AVERAGE([.B141:.B152])" office:value-type="float" office:value="20.0909090909091" calcext:value-type="float">
            <text:p>20,0909090909</text:p>
          </table:table-cell>
          <table:table-cell table:formula="of:=[.D152]-[.C152]" office:value-type="float" office:value="5.62401899348632" calcext:value-type="float">
            <text:p>5,6240189935</text:p>
          </table:table-cell>
          <table:table-cell table:formula="of:=[.D152]-[.D140]" office:value-type="float" office:value="3.17424242424242" calcext:value-type="float">
            <text:p>3,1742424242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2:.B153])" office:value-type="float" office:value="14.9145715474647" calcext:value-type="float">
            <text:p>14,9145715475</text:p>
          </table:table-cell>
          <table:table-cell table:formula="of:=AVERAGE([.B142:.B153])" office:value-type="float" office:value="21" calcext:value-type="float">
            <text:p>21</text:p>
          </table:table-cell>
          <table:table-cell table:formula="of:=[.D153]-[.C153]" office:value-type="float" office:value="6.08542845253527" calcext:value-type="float">
            <text:p>6,0854284525</text:p>
          </table:table-cell>
          <table:table-cell table:formula="of:=[.D153]-[.D141]" office:value-type="float" office:value="5.16666666666667" calcext:value-type="float">
            <text:p>5,1666666667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3:.B154])" office:value-type="float" office:value="15.6604597633658" calcext:value-type="float">
            <text:p>15,6604597634</text:p>
          </table:table-cell>
          <table:table-cell table:formula="of:=AVERAGE([.B143:.B154])" office:value-type="float" office:value="21.6666666666667" calcext:value-type="float">
            <text:p>21,6666666667</text:p>
          </table:table-cell>
          <table:table-cell table:formula="of:=[.D154]-[.C154]" office:value-type="float" office:value="6.00620690330084" calcext:value-type="float">
            <text:p>6,0062069033</text:p>
          </table:table-cell>
          <table:table-cell table:formula="of:=[.D154]-[.D142]" office:value-type="float" office:value="6.16666666666667" calcext:value-type="float">
            <text:p>6,1666666667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4:.B155])" office:value-type="float" office:value="16.1864140562386" calcext:value-type="float">
            <text:p>16,1864140562</text:p>
          </table:table-cell>
          <table:table-cell table:formula="of:=AVERAGE([.B144:.B155])" office:value-type="float" office:value="23" calcext:value-type="float">
            <text:p>23</text:p>
          </table:table-cell>
          <table:table-cell table:formula="of:=[.D155]-[.C155]" office:value-type="float" office:value="6.81358594376135" calcext:value-type="float">
            <text:p>6,8135859438</text:p>
          </table:table-cell>
          <table:table-cell table:formula="of:=[.D155]-[.D143]" office:value-type="float" office:value="7.41666666666667" calcext:value-type="float">
            <text:p>7,4166666667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5:.B156])" office:value-type="float" office:value="14.3144948183567" calcext:value-type="float">
            <text:p>14,3144948184</text:p>
          </table:table-cell>
          <table:table-cell table:formula="of:=AVERAGE([.B145:.B156])" office:value-type="float" office:value="19.7142857142857" calcext:value-type="float">
            <text:p>19,7142857143</text:p>
          </table:table-cell>
          <table:table-cell table:formula="of:=[.D156]-[.C156]" office:value-type="float" office:value="5.39979089592898" calcext:value-type="float">
            <text:p>5,3997908959</text:p>
          </table:table-cell>
          <table:table-cell table:formula="of:=[.D156]-[.D144]" office:value-type="float" office:value="0.880952380952383" calcext:value-type="float">
            <text:p>0,880952381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6:.B157])" office:value-type="float" office:value="5.64505683467108" calcext:value-type="float">
            <text:p>5,6450568347</text:p>
          </table:table-cell>
          <table:table-cell table:formula="of:=AVERAGE([.B146:.B157])" office:value-type="float" office:value="14.6666666666667" calcext:value-type="float">
            <text:p>14,6666666667</text:p>
          </table:table-cell>
          <table:table-cell table:formula="of:=[.D157]-[.C157]" office:value-type="float" office:value="9.02160983199559" calcext:value-type="float">
            <text:p>9,021609832</text:p>
          </table:table-cell>
          <table:table-cell table:formula="of:=[.D157]-[.D145]" office:value-type="float" office:value="-7.66666666666667" calcext:value-type="float">
            <text:p>-7,6666666667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7:.B158])" office:value-type="float" office:value="3.70135110466435" calcext:value-type="float">
            <text:p>3,7013511047</text:p>
          </table:table-cell>
          <table:table-cell table:formula="of:=AVERAGE([.B147:.B158])" office:value-type="float" office:value="12.8" calcext:value-type="float">
            <text:p>12,8</text:p>
          </table:table-cell>
          <table:table-cell table:formula="of:=[.D158]-[.C158]" office:value-type="float" office:value="9.09864889533565" calcext:value-type="float">
            <text:p>9,0986488953</text:p>
          </table:table-cell>
          <table:table-cell table:formula="of:=[.D158]-[.D146]" office:value-type="float" office:value="-10.45" calcext:value-type="float">
            <text:p>-10,45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8:.B159])" office:value-type="float" office:value="4.24264068711929" calcext:value-type="float">
            <text:p>4,2426406871</text:p>
          </table:table-cell>
          <table:table-cell table:formula="of:=AVERAGE([.B148:.B159])" office:value-type="float" office:value="13" calcext:value-type="float">
            <text:p>13</text:p>
          </table:table-cell>
          <table:table-cell table:formula="of:=[.D159]-[.C159]" office:value-type="float" office:value="8.75735931288072" calcext:value-type="float">
            <text:p>8,7573593129</text:p>
          </table:table-cell>
          <table:table-cell table:formula="of:=[.D159]-[.D147]" office:value-type="float" office:value="-10.25" calcext:value-type="float">
            <text:p>-10,25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9:.B160])" office:value-type="float" office:value="3.21455025366432" calcext:value-type="float">
            <text:p>3,2145502537</text:p>
          </table:table-cell>
          <table:table-cell table:formula="of:=AVERAGE([.B149:.B160])" office:value-type="float" office:value="11.3333333333333" calcext:value-type="float">
            <text:p>11,3333333333</text:p>
          </table:table-cell>
          <table:table-cell table:formula="of:=[.D160]-[.C160]" office:value-type="float" office:value="8.11878307966902" calcext:value-type="float">
            <text:p>8,1187830797</text:p>
          </table:table-cell>
          <table:table-cell table:formula="of:=[.D160]-[.D148]" office:value-type="float" office:value="-8.91666666666667" calcext:value-type="float">
            <text:p>-8,9166666667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0:.B161])" office:value-type="float" office:value="0.707106781186548" calcext:value-type="float">
            <text:p>0,7071067812</text:p>
          </table:table-cell>
          <table:table-cell table:formula="of:=AVERAGE([.B150:.B161])" office:value-type="float" office:value="9.5" calcext:value-type="float">
            <text:p>9,5</text:p>
          </table:table-cell>
          <table:table-cell table:formula="of:=[.D161]-[.C161]" office:value-type="float" office:value="8.79289321881345" calcext:value-type="float">
            <text:p>8,7928932188</text:p>
          </table:table-cell>
          <table:table-cell table:formula="of:=[.D161]-[.D149]" office:value-type="float" office:value="-10.4166666666667" calcext:value-type="float">
            <text:p>-10,4166666667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1:.B162])" office:value-type="string" office:string-value="" calcext:value-type="error">
            <text:p>#DIV/0!</text:p>
          </table:table-cell>
          <table:table-cell table:formula="of:=AVERAGE([.B151:.B162])" office:value-type="float" office:value="10" calcext:value-type="float">
            <text:p>10</text:p>
          </table:table-cell>
          <table:table-cell table:formula="of:=[.D162]-[.C162]" office:value-type="string" office:string-value="" calcext:value-type="error">
            <text:p>#DIV/0!</text:p>
          </table:table-cell>
          <table:table-cell table:formula="of:=[.D162]-[.D150]" office:value-type="float" office:value="-9.83333333333333" calcext:value-type="float">
            <text:p>-9,8333333333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2:.B163])" office:value-type="string" office:string-value="" calcext:value-type="error">
            <text:p>#DIV/0!</text:p>
          </table:table-cell>
          <table:table-cell table:formula="of:=AVERAGE([.B152:.B163])" office:value-type="string" office:string-value="" calcext:value-type="error">
            <text:p>#DIV/0!</text:p>
          </table:table-cell>
          <table:table-cell table:formula="of:=[.D163]-[.C163]" office:value-type="string" office:string-value="" calcext:value-type="error">
            <text:p>#DIV/0!</text:p>
          </table:table-cell>
          <table:table-cell table:formula="of:=[.D163]-[.D151]" office:value-type="float" office:value="-19.3333333333333" calcext:value-type="float">
            <text:p>-19,3333333333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3:.B164])" office:value-type="string" office:string-value="" calcext:value-type="error">
            <text:p>#DIV/0!</text:p>
          </table:table-cell>
          <table:table-cell table:formula="of:=AVERAGE([.B153:.B164])" office:value-type="string" office:string-value="" calcext:value-type="error">
            <text:p>#DIV/0!</text:p>
          </table:table-cell>
          <table:table-cell table:formula="of:=[.D164]-[.C164]" office:value-type="string" office:string-value="" calcext:value-type="error">
            <text:p>#DIV/0!</text:p>
          </table:table-cell>
          <table:table-cell table:formula="of:=[.D164]-[.D152]" office:value-type="float" office:value="-20.0909090909091" calcext:value-type="float">
            <text:p>-20,0909090909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4:.B165])" office:value-type="string" office:string-value="" calcext:value-type="error">
            <text:p>#DIV/0!</text:p>
          </table:table-cell>
          <table:table-cell table:formula="of:=AVERAGE([.B154:.B165])" office:value-type="string" office:string-value="" calcext:value-type="error">
            <text:p>#DIV/0!</text:p>
          </table:table-cell>
          <table:table-cell table:formula="of:=[.D165]-[.C165]" office:value-type="string" office:string-value="" calcext:value-type="error">
            <text:p>#DIV/0!</text:p>
          </table:table-cell>
          <table:table-cell table:formula="of:=[.D165]-[.D153]" office:value-type="float" office:value="-21" calcext:value-type="float">
            <text:p>-21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5:.B166])" office:value-type="string" office:string-value="" calcext:value-type="error">
            <text:p>#DIV/0!</text:p>
          </table:table-cell>
          <table:table-cell table:formula="of:=AVERAGE([.B155:.B166])" office:value-type="string" office:string-value="" calcext:value-type="error">
            <text:p>#DIV/0!</text:p>
          </table:table-cell>
          <table:table-cell table:formula="of:=[.D166]-[.C166]" office:value-type="string" office:string-value="" calcext:value-type="error">
            <text:p>#DIV/0!</text:p>
          </table:table-cell>
          <table:table-cell table:formula="of:=[.D166]-[.D154]" office:value-type="float" office:value="-21.6666666666667" calcext:value-type="float">
            <text:p>-21,6666666667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6:.B167])" office:value-type="string" office:string-value="" calcext:value-type="error">
            <text:p>#DIV/0!</text:p>
          </table:table-cell>
          <table:table-cell table:formula="of:=AVERAGE([.B156:.B167])" office:value-type="string" office:string-value="" calcext:value-type="error">
            <text:p>#DIV/0!</text:p>
          </table:table-cell>
          <table:table-cell table:formula="of:=[.D167]-[.C167]" office:value-type="string" office:string-value="" calcext:value-type="error">
            <text:p>#DIV/0!</text:p>
          </table:table-cell>
          <table:table-cell table:formula="of:=[.D167]-[.D155]" office:value-type="float" office:value="-23" calcext:value-type="float">
            <text:p>-23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7:.B168])" office:value-type="string" office:string-value="" calcext:value-type="error">
            <text:p>#DIV/0!</text:p>
          </table:table-cell>
          <table:table-cell table:formula="of:=AVERAGE([.B157:.B168])" office:value-type="string" office:string-value="" calcext:value-type="error">
            <text:p>#DIV/0!</text:p>
          </table:table-cell>
          <table:table-cell table:formula="of:=[.D168]-[.C168]" office:value-type="string" office:string-value="" calcext:value-type="error">
            <text:p>#DIV/0!</text:p>
          </table:table-cell>
          <table:table-cell table:formula="of:=[.D168]-[.D156]" office:value-type="float" office:value="-19.7142857142857" calcext:value-type="float">
            <text:p>-19,7142857143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8:.B169])" office:value-type="string" office:string-value="" calcext:value-type="error">
            <text:p>#DIV/0!</text:p>
          </table:table-cell>
          <table:table-cell table:formula="of:=AVERAGE([.B158:.B169])" office:value-type="string" office:string-value="" calcext:value-type="error">
            <text:p>#DIV/0!</text:p>
          </table:table-cell>
          <table:table-cell table:formula="of:=[.D169]-[.C169]" office:value-type="string" office:string-value="" calcext:value-type="error">
            <text:p>#DIV/0!</text:p>
          </table:table-cell>
          <table:table-cell table:formula="of:=[.D169]-[.D157]" office:value-type="float" office:value="-14.6666666666667" calcext:value-type="float">
            <text:p>-14,6666666667</text:p>
          </table:table-cell>
          <table:table-cell table:number-columns-repeated="1000"/>
        </table:table-row>
      </table:table>
      <table:table table:name="Edits per article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Edits per article</text:p>
          </table:table-cell>
          <table:table-cell table:style-name="ce5" office:value-type="string" calcext:value-type="string">
            <text:p>StdDev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an – 1*StdDev</text:p>
          </table:table-cell>
          <table:table-cell table:style-name="ce7" office:value-type="string" calcext:value-type="string">
            <text:p>Diff</text:p>
          </table:table-cell>
          <table:table-cell table:style-name="ce8" table:number-columns-repeated="1000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3.6" calcext:value-type="float">
            <text:p>3,6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2.4" calcext:value-type="float">
            <text:p>2,4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2.7" calcext:value-type="float">
            <text:p>2,7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2.9" calcext:value-type="float">
            <text:p>2,9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3.1" calcext:value-type="float">
            <text:p>3,1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3.2" calcext:value-type="float">
            <text:p>3,2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3.7" calcext:value-type="float">
            <text:p>3,7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3.6" calcext:value-type="float">
            <text:p>3,6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3.9" calcext:value-type="float">
            <text:p>3,9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4.1" calcext:value-type="float">
            <text:p>4,1</text:p>
          </table:table-cell>
          <table:table-cell table:formula="of:=COM.MICROSOFT.STDEV.S([.B2:.B13])" office:value-type="float" office:value="0.891202796361425" calcext:value-type="float">
            <text:p>0,8912027964</text:p>
          </table:table-cell>
          <table:table-cell table:formula="of:=AVERAGE([.B2:.B13])" office:value-type="float" office:value="3.01666666666667" calcext:value-type="float">
            <text:p>3,0166666667</text:p>
          </table:table-cell>
          <table:table-cell table:formula="of:=[.D13]-[.C13]" office:value-type="float" office:value="2.12546387030524" calcext:value-type="float">
            <text:p>2,1254638703</text:p>
          </table:table-cell>
          <table:table-cell table:number-columns-repeated="1001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4.4" calcext:value-type="float">
            <text:p>4,4</text:p>
          </table:table-cell>
          <table:table-cell table:formula="of:=COM.MICROSOFT.STDEV.S([.B3:.B14])" office:value-type="float" office:value="0.714779050412847" calcext:value-type="float">
            <text:p>0,7147790504</text:p>
          </table:table-cell>
          <table:table-cell table:formula="of:=AVERAGE([.B3:.B14])" office:value-type="float" office:value="3.3" calcext:value-type="float">
            <text:p>3,3</text:p>
          </table:table-cell>
          <table:table-cell table:formula="of:=[.D14]-[.C14]" office:value-type="float" office:value="2.58522094958715" calcext:value-type="float">
            <text:p>2,5852209496</text:p>
          </table:table-cell>
          <table:table-cell table:number-columns-repeated="1001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4.6" calcext:value-type="float">
            <text:p>4,6</text:p>
          </table:table-cell>
          <table:table-cell table:formula="of:=COM.MICROSOFT.STDEV.S([.B4:.B15])" office:value-type="float" office:value="0.805473698383677" calcext:value-type="float">
            <text:p>0,8054736984</text:p>
          </table:table-cell>
          <table:table-cell table:formula="of:=AVERAGE([.B4:.B15])" office:value-type="float" office:value="3.38333333333333" calcext:value-type="float">
            <text:p>3,3833333333</text:p>
          </table:table-cell>
          <table:table-cell table:formula="of:=[.D15]-[.C15]" office:value-type="float" office:value="2.57785963494966" calcext:value-type="float">
            <text:p>2,5778596349</text:p>
          </table:table-cell>
          <table:table-cell table:number-columns-repeated="1001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4.7" calcext:value-type="float">
            <text:p>4,7</text:p>
          </table:table-cell>
          <table:table-cell table:formula="of:=COM.MICROSOFT.STDEV.S([.B5:.B16])" office:value-type="float" office:value="0.7597348022152" calcext:value-type="float">
            <text:p>0,7597348022</text:p>
          </table:table-cell>
          <table:table-cell table:formula="of:=AVERAGE([.B5:.B16])" office:value-type="float" office:value="3.60833333333333" calcext:value-type="float">
            <text:p>3,6083333333</text:p>
          </table:table-cell>
          <table:table-cell table:formula="of:=[.D16]-[.C16]" office:value-type="float" office:value="2.84859853111813" calcext:value-type="float">
            <text:p>2,8485985311</text:p>
          </table:table-cell>
          <table:table-cell table:number-columns-repeated="1001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4.9" calcext:value-type="float">
            <text:p>4,9</text:p>
          </table:table-cell>
          <table:table-cell table:formula="of:=COM.MICROSOFT.STDEV.S([.B6:.B17])" office:value-type="float" office:value="0.740802186003712" calcext:value-type="float">
            <text:p>0,740802186</text:p>
          </table:table-cell>
          <table:table-cell table:formula="of:=AVERAGE([.B6:.B17])" office:value-type="float" office:value="3.81666666666667" calcext:value-type="float">
            <text:p>3,8166666667</text:p>
          </table:table-cell>
          <table:table-cell table:formula="of:=[.D17]-[.C17]" office:value-type="float" office:value="3.07586448066295" calcext:value-type="float">
            <text:p>3,0758644807</text:p>
          </table:table-cell>
          <table:table-cell table:number-columns-repeated="1001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5" calcext:value-type="float">
            <text:p>5</text:p>
          </table:table-cell>
          <table:table-cell table:formula="of:=COM.MICROSOFT.STDEV.S([.B7:.B18])" office:value-type="float" office:value="0.722946412365063" calcext:value-type="float">
            <text:p>0,7229464124</text:p>
          </table:table-cell>
          <table:table-cell table:formula="of:=AVERAGE([.B7:.B18])" office:value-type="float" office:value="4.00833333333333" calcext:value-type="float">
            <text:p>4,0083333333</text:p>
          </table:table-cell>
          <table:table-cell table:formula="of:=[.D18]-[.C18]" office:value-type="float" office:value="3.28538692096827" calcext:value-type="float">
            <text:p>3,285386921</text:p>
          </table:table-cell>
          <table:table-cell table:number-columns-repeated="1001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5.3" calcext:value-type="float">
            <text:p>5,3</text:p>
          </table:table-cell>
          <table:table-cell table:formula="of:=COM.MICROSOFT.STDEV.S([.B8:.B19])" office:value-type="float" office:value="0.720427061898116" calcext:value-type="float">
            <text:p>0,7204270619</text:p>
          </table:table-cell>
          <table:table-cell table:formula="of:=AVERAGE([.B8:.B19])" office:value-type="float" office:value="4.20833333333333" calcext:value-type="float">
            <text:p>4,2083333333</text:p>
          </table:table-cell>
          <table:table-cell table:formula="of:=[.D19]-[.C19]" office:value-type="float" office:value="3.48790627143522" calcext:value-type="float">
            <text:p>3,4879062714</text:p>
          </table:table-cell>
          <table:table-cell table:number-columns-repeated="1001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5.6" calcext:value-type="float">
            <text:p>5,6</text:p>
          </table:table-cell>
          <table:table-cell table:formula="of:=COM.MICROSOFT.STDEV.S([.B9:.B20])" office:value-type="float" office:value="0.732161598324172" calcext:value-type="float">
            <text:p>0,7321615983</text:p>
          </table:table-cell>
          <table:table-cell table:formula="of:=AVERAGE([.B9:.B20])" office:value-type="float" office:value="4.41666666666667" calcext:value-type="float">
            <text:p>4,4166666667</text:p>
          </table:table-cell>
          <table:table-cell table:formula="of:=[.D20]-[.C20]" office:value-type="float" office:value="3.68450506834249" calcext:value-type="float">
            <text:p>3,6845050683</text:p>
          </table:table-cell>
          <table:table-cell table:number-columns-repeated="1001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5.9" calcext:value-type="float">
            <text:p>5,9</text:p>
          </table:table-cell>
          <table:table-cell table:formula="of:=COM.MICROSOFT.STDEV.S([.B10:.B21])" office:value-type="float" office:value="0.739112899892756" calcext:value-type="float">
            <text:p>0,7391128999</text:p>
          </table:table-cell>
          <table:table-cell table:formula="of:=AVERAGE([.B10:.B21])" office:value-type="float" office:value="4.64166666666667" calcext:value-type="float">
            <text:p>4,6416666667</text:p>
          </table:table-cell>
          <table:table-cell table:formula="of:=[.D21]-[.C21]" office:value-type="float" office:value="3.90255376677391" calcext:value-type="float">
            <text:p>3,9025537668</text:p>
          </table:table-cell>
          <table:table-cell table:number-columns-repeated="1001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6.4" calcext:value-type="float">
            <text:p>6,4</text:p>
          </table:table-cell>
          <table:table-cell table:formula="of:=COM.MICROSOFT.STDEV.S([.B11:.B22])" office:value-type="float" office:value="0.831573900212814" calcext:value-type="float">
            <text:p>0,8315739002</text:p>
          </table:table-cell>
          <table:table-cell table:formula="of:=AVERAGE([.B11:.B22])" office:value-type="float" office:value="4.86666666666667" calcext:value-type="float">
            <text:p>4,8666666667</text:p>
          </table:table-cell>
          <table:table-cell table:formula="of:=[.D22]-[.C22]" office:value-type="float" office:value="4.03509276645385" calcext:value-type="float">
            <text:p>4,0350927665</text:p>
          </table:table-cell>
          <table:table-cell table:number-columns-repeated="1001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6.8" calcext:value-type="float">
            <text:p>6,8</text:p>
          </table:table-cell>
          <table:table-cell table:formula="of:=COM.MICROSOFT.STDEV.S([.B12:.B23])" office:value-type="float" office:value="0.898820776283452" calcext:value-type="float">
            <text:p>0,8988207763</text:p>
          </table:table-cell>
          <table:table-cell table:formula="of:=AVERAGE([.B12:.B23])" office:value-type="float" office:value="5.13333333333333" calcext:value-type="float">
            <text:p>5,1333333333</text:p>
          </table:table-cell>
          <table:table-cell table:formula="of:=[.D23]-[.C23]" office:value-type="float" office:value="4.23451255704988" calcext:value-type="float">
            <text:p>4,234512557</text:p>
          </table:table-cell>
          <table:table-cell table:number-columns-repeated="1001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7" calcext:value-type="float">
            <text:p>7</text:p>
          </table:table-cell>
          <table:table-cell table:formula="of:=COM.MICROSOFT.STDEV.S([.B13:.B24])" office:value-type="float" office:value="0.955803644092554" calcext:value-type="float">
            <text:p>0,9558036441</text:p>
          </table:table-cell>
          <table:table-cell table:formula="of:=AVERAGE([.B13:.B24])" office:value-type="float" office:value="5.39166666666667" calcext:value-type="float">
            <text:p>5,3916666667</text:p>
          </table:table-cell>
          <table:table-cell table:formula="of:=[.D24]-[.C24]" office:value-type="float" office:value="4.43586302257411" calcext:value-type="float">
            <text:p>4,4358630226</text:p>
          </table:table-cell>
          <table:table-cell table:number-columns-repeated="1001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7.5" calcext:value-type="float">
            <text:p>7,5</text:p>
          </table:table-cell>
          <table:table-cell table:formula="of:=COM.MICROSOFT.STDEV.S([.B14:.B25])" office:value-type="float" office:value="1.03846477595973" calcext:value-type="float">
            <text:p>1,038464776</text:p>
          </table:table-cell>
          <table:table-cell table:formula="of:=AVERAGE([.B14:.B25])" office:value-type="float" office:value="5.675" calcext:value-type="float">
            <text:p>5,675</text:p>
          </table:table-cell>
          <table:table-cell table:formula="of:=[.D25]-[.C25]" office:value-type="float" office:value="4.63653522404027" calcext:value-type="float">
            <text:p>4,636535224</text:p>
          </table:table-cell>
          <table:table-cell table:formula="of:=[.D25]-[.D13]" office:value-type="float" office:value="2.65833333333333" calcext:value-type="float">
            <text:p>2,6583333333</text:p>
          </table:table-cell>
          <table:table-cell table:number-columns-repeated="1000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8" calcext:value-type="float">
            <text:p>8</text:p>
          </table:table-cell>
          <table:table-cell table:formula="of:=COM.MICROSOFT.STDEV.S([.B15:.B26])" office:value-type="float" office:value="1.15059273262247" calcext:value-type="float">
            <text:p>1,1505927326</text:p>
          </table:table-cell>
          <table:table-cell table:formula="of:=AVERAGE([.B15:.B26])" office:value-type="float" office:value="5.975" calcext:value-type="float">
            <text:p>5,975</text:p>
          </table:table-cell>
          <table:table-cell table:formula="of:=[.D26]-[.C26]" office:value-type="float" office:value="4.82440726737753" calcext:value-type="float">
            <text:p>4,8244072674</text:p>
          </table:table-cell>
          <table:table-cell table:formula="of:=[.D26]-[.D14]" office:value-type="float" office:value="2.675" calcext:value-type="float">
            <text:p>2,675</text:p>
          </table:table-cell>
          <table:table-cell table:number-columns-repeated="1000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8.6" calcext:value-type="float">
            <text:p>8,6</text:p>
          </table:table-cell>
          <table:table-cell table:formula="of:=COM.MICROSOFT.STDEV.S([.B16:.B27])" office:value-type="float" office:value="1.28732162636109" calcext:value-type="float">
            <text:p>1,2873216264</text:p>
          </table:table-cell>
          <table:table-cell table:formula="of:=AVERAGE([.B16:.B27])" office:value-type="float" office:value="6.30833333333333" calcext:value-type="float">
            <text:p>6,3083333333</text:p>
          </table:table-cell>
          <table:table-cell table:formula="of:=[.D27]-[.C27]" office:value-type="float" office:value="5.02101170697224" calcext:value-type="float">
            <text:p>5,021011707</text:p>
          </table:table-cell>
          <table:table-cell table:formula="of:=[.D27]-[.D15]" office:value-type="float" office:value="2.925" calcext:value-type="float">
            <text:p>2,925</text:p>
          </table:table-cell>
          <table:table-cell table:number-columns-repeated="1000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8.8" calcext:value-type="float">
            <text:p>8,8</text:p>
          </table:table-cell>
          <table:table-cell table:formula="of:=COM.MICROSOFT.STDEV.S([.B17:.B28])" office:value-type="float" office:value="1.3634848400664" calcext:value-type="float">
            <text:p>1,3634848401</text:p>
          </table:table-cell>
          <table:table-cell table:formula="of:=AVERAGE([.B17:.B28])" office:value-type="float" office:value="6.65" calcext:value-type="float">
            <text:p>6,65</text:p>
          </table:table-cell>
          <table:table-cell table:formula="of:=[.D28]-[.C28]" office:value-type="float" office:value="5.2865151599336" calcext:value-type="float">
            <text:p>5,2865151599</text:p>
          </table:table-cell>
          <table:table-cell table:formula="of:=[.D28]-[.D16]" office:value-type="float" office:value="3.04166666666667" calcext:value-type="float">
            <text:p>3,0416666667</text:p>
          </table:table-cell>
          <table:table-cell table:number-columns-repeated="1000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9.3" calcext:value-type="float">
            <text:p>9,3</text:p>
          </table:table-cell>
          <table:table-cell table:formula="of:=COM.MICROSOFT.STDEV.S([.B18:.B29])" office:value-type="float" office:value="1.43959169295472" calcext:value-type="float">
            <text:p>1,439591693</text:p>
          </table:table-cell>
          <table:table-cell table:formula="of:=AVERAGE([.B18:.B29])" office:value-type="float" office:value="7.01666666666667" calcext:value-type="float">
            <text:p>7,0166666667</text:p>
          </table:table-cell>
          <table:table-cell table:formula="of:=[.D29]-[.C29]" office:value-type="float" office:value="5.57707497371194" calcext:value-type="float">
            <text:p>5,5770749737</text:p>
          </table:table-cell>
          <table:table-cell table:formula="of:=[.D29]-[.D17]" office:value-type="float" office:value="3.2" calcext:value-type="float">
            <text:p>3,2</text:p>
          </table:table-cell>
          <table:table-cell table:number-columns-repeated="1000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9.7" calcext:value-type="float">
            <text:p>9,7</text:p>
          </table:table-cell>
          <table:table-cell table:formula="of:=COM.MICROSOFT.STDEV.S([.B19:.B30])" office:value-type="float" office:value="1.47983926236069" calcext:value-type="float">
            <text:p>1,4798392624</text:p>
          </table:table-cell>
          <table:table-cell table:formula="of:=AVERAGE([.B19:.B30])" office:value-type="float" office:value="7.40833333333333" calcext:value-type="float">
            <text:p>7,4083333333</text:p>
          </table:table-cell>
          <table:table-cell table:formula="of:=[.D30]-[.C30]" office:value-type="float" office:value="5.92849407097264" calcext:value-type="float">
            <text:p>5,928494071</text:p>
          </table:table-cell>
          <table:table-cell table:formula="of:=[.D30]-[.D18]" office:value-type="float" office:value="3.4" calcext:value-type="float">
            <text:p>3,4</text:p>
          </table:table-cell>
          <table:table-cell table:number-columns-repeated="1000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0.1" calcext:value-type="float">
            <text:p>10,1</text:p>
          </table:table-cell>
          <table:table-cell table:formula="of:=COM.MICROSOFT.STDEV.S([.B20:.B31])" office:value-type="float" office:value="1.50662677608764" calcext:value-type="float">
            <text:p>1,5066267761</text:p>
          </table:table-cell>
          <table:table-cell table:formula="of:=AVERAGE([.B20:.B31])" office:value-type="float" office:value="7.80833333333333" calcext:value-type="float">
            <text:p>7,8083333333</text:p>
          </table:table-cell>
          <table:table-cell table:formula="of:=[.D31]-[.C31]" office:value-type="float" office:value="6.30170655724569" calcext:value-type="float">
            <text:p>6,3017065572</text:p>
          </table:table-cell>
          <table:table-cell table:formula="of:=[.D31]-[.D19]" office:value-type="float" office:value="3.6" calcext:value-type="float">
            <text:p>3,6</text:p>
          </table:table-cell>
          <table:table-cell table:number-columns-repeated="1000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0.6" calcext:value-type="float">
            <text:p>10,6</text:p>
          </table:table-cell>
          <table:table-cell table:formula="of:=COM.MICROSOFT.STDEV.S([.B21:.B32])" office:value-type="float" office:value="1.53156188845956" calcext:value-type="float">
            <text:p>1,5315618885</text:p>
          </table:table-cell>
          <table:table-cell table:formula="of:=AVERAGE([.B21:.B32])" office:value-type="float" office:value="8.225" calcext:value-type="float">
            <text:p>8,225</text:p>
          </table:table-cell>
          <table:table-cell table:formula="of:=[.D32]-[.C32]" office:value-type="float" office:value="6.69343811154044" calcext:value-type="float">
            <text:p>6,6934381115</text:p>
          </table:table-cell>
          <table:table-cell table:formula="of:=[.D32]-[.D20]" office:value-type="float" office:value="3.80833333333333" calcext:value-type="float">
            <text:p>3,8083333333</text:p>
          </table:table-cell>
          <table:table-cell table:number-columns-repeated="1000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0.8" calcext:value-type="float">
            <text:p>10,8</text:p>
          </table:table-cell>
          <table:table-cell table:formula="of:=COM.MICROSOFT.STDEV.S([.B22:.B33])" office:value-type="float" office:value="1.50836053884723" calcext:value-type="float">
            <text:p>1,5083605388</text:p>
          </table:table-cell>
          <table:table-cell table:formula="of:=AVERAGE([.B22:.B33])" office:value-type="float" office:value="8.63333333333333" calcext:value-type="float">
            <text:p>8,6333333333</text:p>
          </table:table-cell>
          <table:table-cell table:formula="of:=[.D33]-[.C33]" office:value-type="float" office:value="7.1249727944861" calcext:value-type="float">
            <text:p>7,1249727945</text:p>
          </table:table-cell>
          <table:table-cell table:formula="of:=[.D33]-[.D21]" office:value-type="float" office:value="3.99166666666667" calcext:value-type="float">
            <text:p>3,9916666667</text:p>
          </table:table-cell>
          <table:table-cell table:number-columns-repeated="1000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1.3" calcext:value-type="float">
            <text:p>11,3</text:p>
          </table:table-cell>
          <table:table-cell table:formula="of:=COM.MICROSOFT.STDEV.S([.B23:.B34])" office:value-type="float" office:value="1.51204757821567" calcext:value-type="float">
            <text:p>1,5120475782</text:p>
          </table:table-cell>
          <table:table-cell table:formula="of:=AVERAGE([.B23:.B34])" office:value-type="float" office:value="9.04166666666667" calcext:value-type="float">
            <text:p>9,0416666667</text:p>
          </table:table-cell>
          <table:table-cell table:formula="of:=[.D34]-[.C34]" office:value-type="float" office:value="7.52961908845099" calcext:value-type="float">
            <text:p>7,5296190885</text:p>
          </table:table-cell>
          <table:table-cell table:formula="of:=[.D34]-[.D22]" office:value-type="float" office:value="4.175" calcext:value-type="float">
            <text:p>4,175</text:p>
          </table:table-cell>
          <table:table-cell table:number-columns-repeated="1000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1.5" calcext:value-type="float">
            <text:p>11,5</text:p>
          </table:table-cell>
          <table:table-cell table:formula="of:=COM.MICROSOFT.STDEV.S([.B24:.B35])" office:value-type="float" office:value="1.48711638801916" calcext:value-type="float">
            <text:p>1,487116388</text:p>
          </table:table-cell>
          <table:table-cell table:formula="of:=AVERAGE([.B24:.B35])" office:value-type="float" office:value="9.43333333333333" calcext:value-type="float">
            <text:p>9,4333333333</text:p>
          </table:table-cell>
          <table:table-cell table:formula="of:=[.D35]-[.C35]" office:value-type="float" office:value="7.94621694531417" calcext:value-type="float">
            <text:p>7,9462169453</text:p>
          </table:table-cell>
          <table:table-cell table:formula="of:=[.D35]-[.D23]" office:value-type="float" office:value="4.3" calcext:value-type="float">
            <text:p>4,3</text:p>
          </table:table-cell>
          <table:table-cell table:number-columns-repeated="1000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1.8" calcext:value-type="float">
            <text:p>11,8</text:p>
          </table:table-cell>
          <table:table-cell table:formula="of:=COM.MICROSOFT.STDEV.S([.B25:.B36])" office:value-type="float" office:value="1.41699639656521" calcext:value-type="float">
            <text:p>1,4169963966</text:p>
          </table:table-cell>
          <table:table-cell table:formula="of:=AVERAGE([.B25:.B36])" office:value-type="float" office:value="9.83333333333333" calcext:value-type="float">
            <text:p>9,8333333333</text:p>
          </table:table-cell>
          <table:table-cell table:formula="of:=[.D36]-[.C36]" office:value-type="float" office:value="8.41633693676812" calcext:value-type="float">
            <text:p>8,4163369368</text:p>
          </table:table-cell>
          <table:table-cell table:formula="of:=[.D36]-[.D24]" office:value-type="float" office:value="4.44166666666667" calcext:value-type="float">
            <text:p>4,4416666667</text:p>
          </table:table-cell>
          <table:table-cell table:number-columns-repeated="1000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2" calcext:value-type="float">
            <text:p>12</text:p>
          </table:table-cell>
          <table:table-cell table:formula="of:=COM.MICROSOFT.STDEV.S([.B26:.B37])" office:value-type="float" office:value="1.33652081120642" calcext:value-type="float">
            <text:p>1,3365208112</text:p>
          </table:table-cell>
          <table:table-cell table:formula="of:=AVERAGE([.B26:.B37])" office:value-type="float" office:value="10.2083333333333" calcext:value-type="float">
            <text:p>10,2083333333</text:p>
          </table:table-cell>
          <table:table-cell table:formula="of:=[.D37]-[.C37]" office:value-type="float" office:value="8.87181252212691" calcext:value-type="float">
            <text:p>8,8718125221</text:p>
          </table:table-cell>
          <table:table-cell table:formula="of:=[.D37]-[.D25]" office:value-type="float" office:value="4.53333333333333" calcext:value-type="float">
            <text:p>4,5333333333</text:p>
          </table:table-cell>
          <table:table-cell table:number-columns-repeated="1000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2" calcext:value-type="float">
            <text:p>12</text:p>
          </table:table-cell>
          <table:table-cell table:formula="of:=COM.MICROSOFT.STDEV.S([.B27:.B38])" office:value-type="float" office:value="1.23026850974111" calcext:value-type="float">
            <text:p>1,2302685097</text:p>
          </table:table-cell>
          <table:table-cell table:formula="of:=AVERAGE([.B27:.B38])" office:value-type="float" office:value="10.5416666666667" calcext:value-type="float">
            <text:p>10,5416666667</text:p>
          </table:table-cell>
          <table:table-cell table:formula="of:=[.D38]-[.C38]" office:value-type="float" office:value="9.31139815692556" calcext:value-type="float">
            <text:p>9,3113981569</text:p>
          </table:table-cell>
          <table:table-cell table:formula="of:=[.D38]-[.D26]" office:value-type="float" office:value="4.56666666666667" calcext:value-type="float">
            <text:p>4,5666666667</text:p>
          </table:table-cell>
          <table:table-cell table:number-columns-repeated="1000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2.3" calcext:value-type="float">
            <text:p>12,3</text:p>
          </table:table-cell>
          <table:table-cell table:formula="of:=COM.MICROSOFT.STDEV.S([.B28:.B39])" office:value-type="float" office:value="1.16111231936528" calcext:value-type="float">
            <text:p>1,1611123194</text:p>
          </table:table-cell>
          <table:table-cell table:formula="of:=AVERAGE([.B28:.B39])" office:value-type="float" office:value="10.85" calcext:value-type="float">
            <text:p>10,85</text:p>
          </table:table-cell>
          <table:table-cell table:formula="of:=[.D39]-[.C39]" office:value-type="float" office:value="9.68888768063472" calcext:value-type="float">
            <text:p>9,6888876806</text:p>
          </table:table-cell>
          <table:table-cell table:formula="of:=[.D39]-[.D27]" office:value-type="float" office:value="4.54166666666667" calcext:value-type="float">
            <text:p>4,5416666667</text:p>
          </table:table-cell>
          <table:table-cell table:number-columns-repeated="1000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2.6" calcext:value-type="float">
            <text:p>12,6</text:p>
          </table:table-cell>
          <table:table-cell table:formula="of:=COM.MICROSOFT.STDEV.S([.B29:.B40])" office:value-type="float" office:value="1.06543489484413" calcext:value-type="float">
            <text:p>1,0654348948</text:p>
          </table:table-cell>
          <table:table-cell table:formula="of:=AVERAGE([.B29:.B40])" office:value-type="float" office:value="11.1666666666667" calcext:value-type="float">
            <text:p>11,1666666667</text:p>
          </table:table-cell>
          <table:table-cell table:formula="of:=[.D40]-[.C40]" office:value-type="float" office:value="10.1012317718225" calcext:value-type="float">
            <text:p>10,1012317718</text:p>
          </table:table-cell>
          <table:table-cell table:formula="of:=[.D40]-[.D28]" office:value-type="float" office:value="4.51666666666667" calcext:value-type="float">
            <text:p>4,5166666667</text:p>
          </table:table-cell>
          <table:table-cell table:number-columns-repeated="1000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2.9" calcext:value-type="float">
            <text:p>12,9</text:p>
          </table:table-cell>
          <table:table-cell table:formula="of:=COM.MICROSOFT.STDEV.S([.B30:.B41])" office:value-type="float" office:value="0.99666109251507" calcext:value-type="float">
            <text:p>0,9966610925</text:p>
          </table:table-cell>
          <table:table-cell table:formula="of:=AVERAGE([.B30:.B41])" office:value-type="float" office:value="11.4666666666667" calcext:value-type="float">
            <text:p>11,4666666667</text:p>
          </table:table-cell>
          <table:table-cell table:formula="of:=[.D41]-[.C41]" office:value-type="float" office:value="10.4700055741516" calcext:value-type="float">
            <text:p>10,4700055742</text:p>
          </table:table-cell>
          <table:table-cell table:formula="of:=[.D41]-[.D29]" office:value-type="float" office:value="4.45" calcext:value-type="float">
            <text:p>4,45</text:p>
          </table:table-cell>
          <table:table-cell table:number-columns-repeated="1000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3.1" calcext:value-type="float">
            <text:p>13,1</text:p>
          </table:table-cell>
          <table:table-cell table:formula="of:=COM.MICROSOFT.STDEV.S([.B31:.B42])" office:value-type="float" office:value="0.929809364625596" calcext:value-type="float">
            <text:p>0,9298093646</text:p>
          </table:table-cell>
          <table:table-cell table:formula="of:=AVERAGE([.B31:.B42])" office:value-type="float" office:value="11.75" calcext:value-type="float">
            <text:p>11,75</text:p>
          </table:table-cell>
          <table:table-cell table:formula="of:=[.D42]-[.C42]" office:value-type="float" office:value="10.8201906353744" calcext:value-type="float">
            <text:p>10,8201906354</text:p>
          </table:table-cell>
          <table:table-cell table:formula="of:=[.D42]-[.D30]" office:value-type="float" office:value="4.34166666666667" calcext:value-type="float">
            <text:p>4,3416666667</text:p>
          </table:table-cell>
          <table:table-cell table:number-columns-repeated="1000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3.4" calcext:value-type="float">
            <text:p>13,4</text:p>
          </table:table-cell>
          <table:table-cell table:formula="of:=COM.MICROSOFT.STDEV.S([.B32:.B43])" office:value-type="float" office:value="0.884333339044421" calcext:value-type="float">
            <text:p>0,884333339</text:p>
          </table:table-cell>
          <table:table-cell table:formula="of:=AVERAGE([.B32:.B43])" office:value-type="float" office:value="12.025" calcext:value-type="float">
            <text:p>12,025</text:p>
          </table:table-cell>
          <table:table-cell table:formula="of:=[.D43]-[.C43]" office:value-type="float" office:value="11.1406666609556" calcext:value-type="float">
            <text:p>11,140666661</text:p>
          </table:table-cell>
          <table:table-cell table:formula="of:=[.D43]-[.D31]" office:value-type="float" office:value="4.21666666666667" calcext:value-type="float">
            <text:p>4,2166666667</text:p>
          </table:table-cell>
          <table:table-cell table:number-columns-repeated="1000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3.6" calcext:value-type="float">
            <text:p>13,6</text:p>
          </table:table-cell>
          <table:table-cell table:formula="of:=COM.MICROSOFT.STDEV.S([.B33:.B44])" office:value-type="float" office:value="0.868776569247081" calcext:value-type="float">
            <text:p>0,8687765692</text:p>
          </table:table-cell>
          <table:table-cell table:formula="of:=AVERAGE([.B33:.B44])" office:value-type="float" office:value="12.275" calcext:value-type="float">
            <text:p>12,275</text:p>
          </table:table-cell>
          <table:table-cell table:formula="of:=[.D44]-[.C44]" office:value-type="float" office:value="11.4062234307529" calcext:value-type="float">
            <text:p>11,4062234308</text:p>
          </table:table-cell>
          <table:table-cell table:formula="of:=[.D44]-[.D32]" office:value-type="float" office:value="4.05" calcext:value-type="float">
            <text:p>4,05</text:p>
          </table:table-cell>
          <table:table-cell table:number-columns-repeated="1000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3.6" calcext:value-type="float">
            <text:p>13,6</text:p>
          </table:table-cell>
          <table:table-cell table:formula="of:=COM.MICROSOFT.STDEV.S([.B34:.B45])" office:value-type="float" office:value="0.810676858986964" calcext:value-type="float">
            <text:p>0,810676859</text:p>
          </table:table-cell>
          <table:table-cell table:formula="of:=AVERAGE([.B34:.B45])" office:value-type="float" office:value="12.5083333333333" calcext:value-type="float">
            <text:p>12,5083333333</text:p>
          </table:table-cell>
          <table:table-cell table:formula="of:=[.D45]-[.C45]" office:value-type="float" office:value="11.6976564743464" calcext:value-type="float">
            <text:p>11,6976564743</text:p>
          </table:table-cell>
          <table:table-cell table:formula="of:=[.D45]-[.D33]" office:value-type="float" office:value="3.875" calcext:value-type="float">
            <text:p>3,875</text:p>
          </table:table-cell>
          <table:table-cell table:number-columns-repeated="1000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3.3" calcext:value-type="float">
            <text:p>13,3</text:p>
          </table:table-cell>
          <table:table-cell table:formula="of:=COM.MICROSOFT.STDEV.S([.B35:.B46])" office:value-type="float" office:value="0.742385589593685" calcext:value-type="float">
            <text:p>0,7423855896</text:p>
          </table:table-cell>
          <table:table-cell table:formula="of:=AVERAGE([.B35:.B46])" office:value-type="float" office:value="12.675" calcext:value-type="float">
            <text:p>12,675</text:p>
          </table:table-cell>
          <table:table-cell table:formula="of:=[.D46]-[.C46]" office:value-type="float" office:value="11.9326144104063" calcext:value-type="float">
            <text:p>11,9326144104</text:p>
          </table:table-cell>
          <table:table-cell table:formula="of:=[.D46]-[.D34]" office:value-type="float" office:value="3.63333333333333" calcext:value-type="float">
            <text:p>3,6333333333</text:p>
          </table:table-cell>
          <table:table-cell table:number-columns-repeated="1000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2.8" calcext:value-type="float">
            <text:p>12,8</text:p>
          </table:table-cell>
          <table:table-cell table:formula="of:=COM.MICROSOFT.STDEV.S([.B36:.B47])" office:value-type="float" office:value="0.643616674925708" calcext:value-type="float">
            <text:p>0,6436166749</text:p>
          </table:table-cell>
          <table:table-cell table:formula="of:=AVERAGE([.B36:.B47])" office:value-type="float" office:value="12.7833333333333" calcext:value-type="float">
            <text:p>12,7833333333</text:p>
          </table:table-cell>
          <table:table-cell table:formula="of:=[.D47]-[.C47]" office:value-type="float" office:value="12.1397166584076" calcext:value-type="float">
            <text:p>12,1397166584</text:p>
          </table:table-cell>
          <table:table-cell table:formula="of:=[.D47]-[.D35]" office:value-type="float" office:value="3.35" calcext:value-type="float">
            <text:p>3,35</text:p>
          </table:table-cell>
          <table:table-cell table:number-columns-repeated="1000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2.7" calcext:value-type="float">
            <text:p>12,7</text:p>
          </table:table-cell>
          <table:table-cell table:formula="of:=COM.MICROSOFT.STDEV.S([.B37:.B48])" office:value-type="float" office:value="0.566421515598881" calcext:value-type="float">
            <text:p>0,5664215156</text:p>
          </table:table-cell>
          <table:table-cell table:formula="of:=AVERAGE([.B37:.B48])" office:value-type="float" office:value="12.8583333333333" calcext:value-type="float">
            <text:p>12,8583333333</text:p>
          </table:table-cell>
          <table:table-cell table:formula="of:=[.D48]-[.C48]" office:value-type="float" office:value="12.2919118177345" calcext:value-type="float">
            <text:p>12,2919118177</text:p>
          </table:table-cell>
          <table:table-cell table:formula="of:=[.D48]-[.D36]" office:value-type="float" office:value="3.025" calcext:value-type="float">
            <text:p>3,025</text:p>
          </table:table-cell>
          <table:table-cell table:number-columns-repeated="1000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3" calcext:value-type="float">
            <text:p>13</text:p>
          </table:table-cell>
          <table:table-cell table:formula="of:=COM.MICROSOFT.STDEV.S([.B38:.B49])" office:value-type="float" office:value="0.498102459947811" calcext:value-type="float">
            <text:p>0,4981024599</text:p>
          </table:table-cell>
          <table:table-cell table:formula="of:=AVERAGE([.B38:.B49])" office:value-type="float" office:value="12.9416666666667" calcext:value-type="float">
            <text:p>12,9416666667</text:p>
          </table:table-cell>
          <table:table-cell table:formula="of:=[.D49]-[.C49]" office:value-type="float" office:value="12.4435642067189" calcext:value-type="float">
            <text:p>12,4435642067</text:p>
          </table:table-cell>
          <table:table-cell table:formula="of:=[.D49]-[.D37]" office:value-type="float" office:value="2.73333333333333" calcext:value-type="float">
            <text:p>2,7333333333</text:p>
          </table:table-cell>
          <table:table-cell table:number-columns-repeated="1000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3.3" calcext:value-type="float">
            <text:p>13,3</text:p>
          </table:table-cell>
          <table:table-cell table:formula="of:=COM.MICROSOFT.STDEV.S([.B39:.B50])" office:value-type="float" office:value="0.407876986803174" calcext:value-type="float">
            <text:p>0,4078769868</text:p>
          </table:table-cell>
          <table:table-cell table:formula="of:=AVERAGE([.B39:.B50])" office:value-type="float" office:value="13.05" calcext:value-type="float">
            <text:p>13,05</text:p>
          </table:table-cell>
          <table:table-cell table:formula="of:=[.D50]-[.C50]" office:value-type="float" office:value="12.6421230131968" calcext:value-type="float">
            <text:p>12,6421230132</text:p>
          </table:table-cell>
          <table:table-cell table:formula="of:=[.D50]-[.D38]" office:value-type="float" office:value="2.50833333333334" calcext:value-type="float">
            <text:p>2,5083333333</text:p>
          </table:table-cell>
          <table:table-cell table:number-columns-repeated="1000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3.6" calcext:value-type="float">
            <text:p>13,6</text:p>
          </table:table-cell>
          <table:table-cell table:formula="of:=COM.MICROSOFT.STDEV.S([.B40:.B51])" office:value-type="float" office:value="0.360450055381106" calcext:value-type="float">
            <text:p>0,3604500554</text:p>
          </table:table-cell>
          <table:table-cell table:formula="of:=AVERAGE([.B40:.B51])" office:value-type="float" office:value="13.1583333333333" calcext:value-type="float">
            <text:p>13,1583333333</text:p>
          </table:table-cell>
          <table:table-cell table:formula="of:=[.D51]-[.C51]" office:value-type="float" office:value="12.7978832779522" calcext:value-type="float">
            <text:p>12,797883278</text:p>
          </table:table-cell>
          <table:table-cell table:formula="of:=[.D51]-[.D39]" office:value-type="float" office:value="2.30833333333333" calcext:value-type="float">
            <text:p>2,3083333333</text:p>
          </table:table-cell>
          <table:table-cell table:number-columns-repeated="1000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3.7" calcext:value-type="float">
            <text:p>13,7</text:p>
          </table:table-cell>
          <table:table-cell table:formula="of:=COM.MICROSOFT.STDEV.S([.B41:.B52])" office:value-type="float" office:value="0.34509550720186" calcext:value-type="float">
            <text:p>0,3450955072</text:p>
          </table:table-cell>
          <table:table-cell table:formula="of:=AVERAGE([.B41:.B52])" office:value-type="float" office:value="13.25" calcext:value-type="float">
            <text:p>13,25</text:p>
          </table:table-cell>
          <table:table-cell table:formula="of:=[.D52]-[.C52]" office:value-type="float" office:value="12.9049044927981" calcext:value-type="float">
            <text:p>12,9049044928</text:p>
          </table:table-cell>
          <table:table-cell table:formula="of:=[.D52]-[.D40]" office:value-type="float" office:value="2.08333333333333" calcext:value-type="float">
            <text:p>2,0833333333</text:p>
          </table:table-cell>
          <table:table-cell table:number-columns-repeated="1000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4" calcext:value-type="float">
            <text:p>14</text:p>
          </table:table-cell>
          <table:table-cell table:formula="of:=COM.MICROSOFT.STDEV.S([.B42:.B53])" office:value-type="float" office:value="0.387200519659055" calcext:value-type="float">
            <text:p>0,3872005197</text:p>
          </table:table-cell>
          <table:table-cell table:formula="of:=AVERAGE([.B42:.B53])" office:value-type="float" office:value="13.3416666666667" calcext:value-type="float">
            <text:p>13,3416666667</text:p>
          </table:table-cell>
          <table:table-cell table:formula="of:=[.D53]-[.C53]" office:value-type="float" office:value="12.9544661470076" calcext:value-type="float">
            <text:p>12,954466147</text:p>
          </table:table-cell>
          <table:table-cell table:formula="of:=[.D53]-[.D41]" office:value-type="float" office:value="1.875" calcext:value-type="float">
            <text:p>1,875</text:p>
          </table:table-cell>
          <table:table-cell table:number-columns-repeated="1000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4.1" calcext:value-type="float">
            <text:p>14,1</text:p>
          </table:table-cell>
          <table:table-cell table:formula="of:=COM.MICROSOFT.STDEV.S([.B43:.B54])" office:value-type="float" office:value="0.435107092355643" calcext:value-type="float">
            <text:p>0,4351070924</text:p>
          </table:table-cell>
          <table:table-cell table:formula="of:=AVERAGE([.B43:.B54])" office:value-type="float" office:value="13.425" calcext:value-type="float">
            <text:p>13,425</text:p>
          </table:table-cell>
          <table:table-cell table:formula="of:=[.D54]-[.C54]" office:value-type="float" office:value="12.9898929076444" calcext:value-type="float">
            <text:p>12,9898929076</text:p>
          </table:table-cell>
          <table:table-cell table:formula="of:=[.D54]-[.D42]" office:value-type="float" office:value="1.675" calcext:value-type="float">
            <text:p>1,675</text:p>
          </table:table-cell>
          <table:table-cell table:number-columns-repeated="1000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4.2" calcext:value-type="float">
            <text:p>14,2</text:p>
          </table:table-cell>
          <table:table-cell table:formula="of:=COM.MICROSOFT.STDEV.S([.B44:.B55])" office:value-type="float" office:value="0.488891758485609" calcext:value-type="float">
            <text:p>0,4888917585</text:p>
          </table:table-cell>
          <table:table-cell table:formula="of:=AVERAGE([.B44:.B55])" office:value-type="float" office:value="13.4916666666667" calcext:value-type="float">
            <text:p>13,4916666667</text:p>
          </table:table-cell>
          <table:table-cell table:formula="of:=[.D55]-[.C55]" office:value-type="float" office:value="13.0027749081811" calcext:value-type="float">
            <text:p>13,0027749082</text:p>
          </table:table-cell>
          <table:table-cell table:formula="of:=[.D55]-[.D43]" office:value-type="float" office:value="1.46666666666667" calcext:value-type="float">
            <text:p>1,4666666667</text:p>
          </table:table-cell>
          <table:table-cell table:number-columns-repeated="1000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4.3" calcext:value-type="float">
            <text:p>14,3</text:p>
          </table:table-cell>
          <table:table-cell table:formula="of:=COM.MICROSOFT.STDEV.S([.B45:.B56])" office:value-type="float" office:value="0.54188224148459" calcext:value-type="float">
            <text:p>0,5418822415</text:p>
          </table:table-cell>
          <table:table-cell table:formula="of:=AVERAGE([.B45:.B56])" office:value-type="float" office:value="13.55" calcext:value-type="float">
            <text:p>13,55</text:p>
          </table:table-cell>
          <table:table-cell table:formula="of:=[.D56]-[.C56]" office:value-type="float" office:value="13.0081177585154" calcext:value-type="float">
            <text:p>13,0081177585</text:p>
          </table:table-cell>
          <table:table-cell table:formula="of:=[.D56]-[.D44]" office:value-type="float" office:value="1.275" calcext:value-type="float">
            <text:p>1,275</text:p>
          </table:table-cell>
          <table:table-cell table:number-columns-repeated="1000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4.4" calcext:value-type="float">
            <text:p>14,4</text:p>
          </table:table-cell>
          <table:table-cell table:formula="of:=COM.MICROSOFT.STDEV.S([.B46:.B57])" office:value-type="float" office:value="0.595182681403302" calcext:value-type="float">
            <text:p>0,5951826814</text:p>
          </table:table-cell>
          <table:table-cell table:formula="of:=AVERAGE([.B46:.B57])" office:value-type="float" office:value="13.6166666666667" calcext:value-type="float">
            <text:p>13,6166666667</text:p>
          </table:table-cell>
          <table:table-cell table:formula="of:=[.D57]-[.C57]" office:value-type="float" office:value="13.0214839852634" calcext:value-type="float">
            <text:p>13,0214839853</text:p>
          </table:table-cell>
          <table:table-cell table:formula="of:=[.D57]-[.D45]" office:value-type="float" office:value="1.10833333333333" calcext:value-type="float">
            <text:p>1,1083333333</text:p>
          </table:table-cell>
          <table:table-cell table:number-columns-repeated="1000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4.5" calcext:value-type="float">
            <text:p>14,5</text:p>
          </table:table-cell>
          <table:table-cell table:formula="of:=COM.MICROSOFT.STDEV.S([.B47:.B58])" office:value-type="float" office:value="0.636515133481927" calcext:value-type="float">
            <text:p>0,6365151335</text:p>
          </table:table-cell>
          <table:table-cell table:formula="of:=AVERAGE([.B47:.B58])" office:value-type="float" office:value="13.7166666666667" calcext:value-type="float">
            <text:p>13,7166666667</text:p>
          </table:table-cell>
          <table:table-cell table:formula="of:=[.D58]-[.C58]" office:value-type="float" office:value="13.0801515331847" calcext:value-type="float">
            <text:p>13,0801515332</text:p>
          </table:table-cell>
          <table:table-cell table:formula="of:=[.D58]-[.D46]" office:value-type="float" office:value="1.04166666666667" calcext:value-type="float">
            <text:p>1,0416666667</text:p>
          </table:table-cell>
          <table:table-cell table:number-columns-repeated="1000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4.6" calcext:value-type="float">
            <text:p>14,6</text:p>
          </table:table-cell>
          <table:table-cell table:formula="of:=COM.MICROSOFT.STDEV.S([.B48:.B59])" office:value-type="float" office:value="0.612496134805368" calcext:value-type="float">
            <text:p>0,6124961348</text:p>
          </table:table-cell>
          <table:table-cell table:formula="of:=AVERAGE([.B48:.B59])" office:value-type="float" office:value="13.8666666666667" calcext:value-type="float">
            <text:p>13,8666666667</text:p>
          </table:table-cell>
          <table:table-cell table:formula="of:=[.D59]-[.C59]" office:value-type="float" office:value="13.2541705318613" calcext:value-type="float">
            <text:p>13,2541705319</text:p>
          </table:table-cell>
          <table:table-cell table:formula="of:=[.D59]-[.D47]" office:value-type="float" office:value="1.08333333333333" calcext:value-type="float">
            <text:p>1,0833333333</text:p>
          </table:table-cell>
          <table:table-cell table:number-columns-repeated="1000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4.9" calcext:value-type="float">
            <text:p>14,9</text:p>
          </table:table-cell>
          <table:table-cell table:formula="of:=COM.MICROSOFT.STDEV.S([.B49:.B60])" office:value-type="float" office:value="0.558406824652226" calcext:value-type="float">
            <text:p>0,5584068247</text:p>
          </table:table-cell>
          <table:table-cell table:formula="of:=AVERAGE([.B49:.B60])" office:value-type="float" office:value="14.05" calcext:value-type="float">
            <text:p>14,05</text:p>
          </table:table-cell>
          <table:table-cell table:formula="of:=[.D60]-[.C60]" office:value-type="float" office:value="13.4915931753478" calcext:value-type="float">
            <text:p>13,4915931753</text:p>
          </table:table-cell>
          <table:table-cell table:formula="of:=[.D60]-[.D48]" office:value-type="float" office:value="1.19166666666667" calcext:value-type="float">
            <text:p>1,1916666667</text:p>
          </table:table-cell>
          <table:table-cell table:number-columns-repeated="1000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5" calcext:value-type="float">
            <text:p>15</text:p>
          </table:table-cell>
          <table:table-cell table:formula="of:=COM.MICROSOFT.STDEV.S([.B50:.B61])" office:value-type="float" office:value="0.513160143944688" calcext:value-type="float">
            <text:p>0,5131601439</text:p>
          </table:table-cell>
          <table:table-cell table:formula="of:=AVERAGE([.B50:.B61])" office:value-type="float" office:value="14.2166666666667" calcext:value-type="float">
            <text:p>14,2166666667</text:p>
          </table:table-cell>
          <table:table-cell table:formula="of:=[.D61]-[.C61]" office:value-type="float" office:value="13.703506522722" calcext:value-type="float">
            <text:p>13,7035065227</text:p>
          </table:table-cell>
          <table:table-cell table:formula="of:=[.D61]-[.D49]" office:value-type="float" office:value="1.275" calcext:value-type="float">
            <text:p>1,275</text:p>
          </table:table-cell>
          <table:table-cell table:number-columns-repeated="1000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15.2" calcext:value-type="float">
            <text:p>15,2</text:p>
          </table:table-cell>
          <table:table-cell table:formula="of:=COM.MICROSOFT.STDEV.S([.B51:.B62])" office:value-type="float" office:value="0.49749371855331" calcext:value-type="float">
            <text:p>0,4974937186</text:p>
          </table:table-cell>
          <table:table-cell table:formula="of:=AVERAGE([.B51:.B62])" office:value-type="float" office:value="14.375" calcext:value-type="float">
            <text:p>14,375</text:p>
          </table:table-cell>
          <table:table-cell table:formula="of:=[.D62]-[.C62]" office:value-type="float" office:value="13.8775062814467" calcext:value-type="float">
            <text:p>13,8775062814</text:p>
          </table:table-cell>
          <table:table-cell table:formula="of:=[.D62]-[.D50]" office:value-type="float" office:value="1.325" calcext:value-type="float">
            <text:p>1,325</text:p>
          </table:table-cell>
          <table:table-cell table:number-columns-repeated="1000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5.5" calcext:value-type="float">
            <text:p>15,5</text:p>
          </table:table-cell>
          <table:table-cell table:formula="of:=COM.MICROSOFT.STDEV.S([.B52:.B63])" office:value-type="float" office:value="0.529722626103568" calcext:value-type="float">
            <text:p>0,5297226261</text:p>
          </table:table-cell>
          <table:table-cell table:formula="of:=AVERAGE([.B52:.B63])" office:value-type="float" office:value="14.5333333333333" calcext:value-type="float">
            <text:p>14,5333333333</text:p>
          </table:table-cell>
          <table:table-cell table:formula="of:=[.D63]-[.C63]" office:value-type="float" office:value="14.0036107072298" calcext:value-type="float">
            <text:p>14,0036107072</text:p>
          </table:table-cell>
          <table:table-cell table:formula="of:=[.D63]-[.D51]" office:value-type="float" office:value="1.375" calcext:value-type="float">
            <text:p>1,375</text:p>
          </table:table-cell>
          <table:table-cell table:number-columns-repeated="1000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5.6" calcext:value-type="float">
            <text:p>15,6</text:p>
          </table:table-cell>
          <table:table-cell table:formula="of:=COM.MICROSOFT.STDEV.S([.B53:.B64])" office:value-type="float" office:value="0.541812334725416" calcext:value-type="float">
            <text:p>0,5418123347</text:p>
          </table:table-cell>
          <table:table-cell table:formula="of:=AVERAGE([.B53:.B64])" office:value-type="float" office:value="14.6916666666667" calcext:value-type="float">
            <text:p>14,6916666667</text:p>
          </table:table-cell>
          <table:table-cell table:formula="of:=[.D64]-[.C64]" office:value-type="float" office:value="14.1498543319413" calcext:value-type="float">
            <text:p>14,1498543319</text:p>
          </table:table-cell>
          <table:table-cell table:formula="of:=[.D64]-[.D52]" office:value-type="float" office:value="1.44166666666666" calcext:value-type="float">
            <text:p>1,4416666667</text:p>
          </table:table-cell>
          <table:table-cell table:number-columns-repeated="1000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5.7" calcext:value-type="float">
            <text:p>15,7</text:p>
          </table:table-cell>
          <table:table-cell table:formula="of:=COM.MICROSOFT.STDEV.S([.B54:.B65])" office:value-type="float" office:value="0.56622085850493" calcext:value-type="float">
            <text:p>0,5662208585</text:p>
          </table:table-cell>
          <table:table-cell table:formula="of:=AVERAGE([.B54:.B65])" office:value-type="float" office:value="14.8333333333333" calcext:value-type="float">
            <text:p>14,8333333333</text:p>
          </table:table-cell>
          <table:table-cell table:formula="of:=[.D65]-[.C65]" office:value-type="float" office:value="14.2671124748284" calcext:value-type="float">
            <text:p>14,2671124748</text:p>
          </table:table-cell>
          <table:table-cell table:formula="of:=[.D65]-[.D53]" office:value-type="float" office:value="1.49166666666667" calcext:value-type="float">
            <text:p>1,4916666667</text:p>
          </table:table-cell>
          <table:table-cell table:number-columns-repeated="1000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16" calcext:value-type="float">
            <text:p>16</text:p>
          </table:table-cell>
          <table:table-cell table:formula="of:=COM.MICROSOFT.STDEV.S([.B55:.B66])" office:value-type="float" office:value="0.606717447092187" calcext:value-type="float">
            <text:p>0,6067174471</text:p>
          </table:table-cell>
          <table:table-cell table:formula="of:=AVERAGE([.B55:.B66])" office:value-type="float" office:value="14.9916666666667" calcext:value-type="float">
            <text:p>14,9916666667</text:p>
          </table:table-cell>
          <table:table-cell table:formula="of:=[.D66]-[.C66]" office:value-type="float" office:value="14.3849492195745" calcext:value-type="float">
            <text:p>14,3849492196</text:p>
          </table:table-cell>
          <table:table-cell table:formula="of:=[.D66]-[.D54]" office:value-type="float" office:value="1.56666666666667" calcext:value-type="float">
            <text:p>1,5666666667</text:p>
          </table:table-cell>
          <table:table-cell table:number-columns-repeated="1000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6.2" calcext:value-type="float">
            <text:p>16,2</text:p>
          </table:table-cell>
          <table:table-cell table:formula="of:=COM.MICROSOFT.STDEV.S([.B56:.B67])" office:value-type="float" office:value="0.643086779572248" calcext:value-type="float">
            <text:p>0,6430867796</text:p>
          </table:table-cell>
          <table:table-cell table:formula="of:=AVERAGE([.B56:.B67])" office:value-type="float" office:value="15.1583333333333" calcext:value-type="float">
            <text:p>15,1583333333</text:p>
          </table:table-cell>
          <table:table-cell table:formula="of:=[.D67]-[.C67]" office:value-type="float" office:value="14.5152465537611" calcext:value-type="float">
            <text:p>14,5152465538</text:p>
          </table:table-cell>
          <table:table-cell table:formula="of:=[.D67]-[.D55]" office:value-type="float" office:value="1.66666666666667" calcext:value-type="float">
            <text:p>1,6666666667</text:p>
          </table:table-cell>
          <table:table-cell table:number-columns-repeated="1000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6.4" calcext:value-type="float">
            <text:p>16,4</text:p>
          </table:table-cell>
          <table:table-cell table:formula="of:=COM.MICROSOFT.STDEV.S([.B57:.B68])" office:value-type="float" office:value="0.673300329224138" calcext:value-type="float">
            <text:p>0,6733003292</text:p>
          </table:table-cell>
          <table:table-cell table:formula="of:=AVERAGE([.B57:.B68])" office:value-type="float" office:value="15.3333333333333" calcext:value-type="float">
            <text:p>15,3333333333</text:p>
          </table:table-cell>
          <table:table-cell table:formula="of:=[.D68]-[.C68]" office:value-type="float" office:value="14.6600330041092" calcext:value-type="float">
            <text:p>14,6600330041</text:p>
          </table:table-cell>
          <table:table-cell table:formula="of:=[.D68]-[.D56]" office:value-type="float" office:value="1.78333333333334" calcext:value-type="float">
            <text:p>1,7833333333</text:p>
          </table:table-cell>
          <table:table-cell table:number-columns-repeated="1000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6.6" calcext:value-type="float">
            <text:p>16,6</text:p>
          </table:table-cell>
          <table:table-cell table:formula="of:=COM.MICROSOFT.STDEV.S([.B58:.B69])" office:value-type="float" office:value="0.695221787153807" calcext:value-type="float">
            <text:p>0,6952217872</text:p>
          </table:table-cell>
          <table:table-cell table:formula="of:=AVERAGE([.B58:.B69])" office:value-type="float" office:value="15.5166666666667" calcext:value-type="float">
            <text:p>15,5166666667</text:p>
          </table:table-cell>
          <table:table-cell table:formula="of:=[.D69]-[.C69]" office:value-type="float" office:value="14.8214448795129" calcext:value-type="float">
            <text:p>14,8214448795</text:p>
          </table:table-cell>
          <table:table-cell table:formula="of:=[.D69]-[.D57]" office:value-type="float" office:value="1.9" calcext:value-type="float">
            <text:p>1,9</text:p>
          </table:table-cell>
          <table:table-cell table:number-columns-repeated="1000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6.6" calcext:value-type="float">
            <text:p>16,6</text:p>
          </table:table-cell>
          <table:table-cell table:formula="of:=COM.MICROSOFT.STDEV.S([.B59:.B70])" office:value-type="float" office:value="0.680184912469775" calcext:value-type="float">
            <text:p>0,6801849125</text:p>
          </table:table-cell>
          <table:table-cell table:formula="of:=AVERAGE([.B59:.B70])" office:value-type="float" office:value="15.6916666666667" calcext:value-type="float">
            <text:p>15,6916666667</text:p>
          </table:table-cell>
          <table:table-cell table:formula="of:=[.D70]-[.C70]" office:value-type="float" office:value="15.0114817541969" calcext:value-type="float">
            <text:p>15,0114817542</text:p>
          </table:table-cell>
          <table:table-cell table:formula="of:=[.D70]-[.D58]" office:value-type="float" office:value="1.975" calcext:value-type="float">
            <text:p>1,975</text:p>
          </table:table-cell>
          <table:table-cell table:number-columns-repeated="1000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6.7" calcext:value-type="float">
            <text:p>16,7</text:p>
          </table:table-cell>
          <table:table-cell table:formula="of:=COM.MICROSOFT.STDEV.S([.B60:.B71])" office:value-type="float" office:value="0.642910050732864" calcext:value-type="float">
            <text:p>0,6429100507</text:p>
          </table:table-cell>
          <table:table-cell table:formula="of:=AVERAGE([.B60:.B71])" office:value-type="float" office:value="15.8666666666667" calcext:value-type="float">
            <text:p>15,8666666667</text:p>
          </table:table-cell>
          <table:table-cell table:formula="of:=[.D71]-[.C71]" office:value-type="float" office:value="15.2237566159338" calcext:value-type="float">
            <text:p>15,2237566159</text:p>
          </table:table-cell>
          <table:table-cell table:formula="of:=[.D71]-[.D59]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6.8" calcext:value-type="float">
            <text:p>16,8</text:p>
          </table:table-cell>
          <table:table-cell table:formula="of:=COM.MICROSOFT.STDEV.S([.B61:.B72])" office:value-type="float" office:value="0.616625715265973" calcext:value-type="float">
            <text:p>0,6166257153</text:p>
          </table:table-cell>
          <table:table-cell table:formula="of:=AVERAGE([.B61:.B72])" office:value-type="float" office:value="16.025" calcext:value-type="float">
            <text:p>16,025</text:p>
          </table:table-cell>
          <table:table-cell table:formula="of:=[.D72]-[.C72]" office:value-type="float" office:value="15.408374284734" calcext:value-type="float">
            <text:p>15,4083742847</text:p>
          </table:table-cell>
          <table:table-cell table:formula="of:=[.D72]-[.D60]" office:value-type="float" office:value="1.975" calcext:value-type="float">
            <text:p>1,975</text:p>
          </table:table-cell>
          <table:table-cell table:number-columns-repeated="1000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7" calcext:value-type="float">
            <text:p>17</text:p>
          </table:table-cell>
          <table:table-cell table:formula="of:=COM.MICROSOFT.STDEV.S([.B62:.B73])" office:value-type="float" office:value="0.583809329604567" calcext:value-type="float">
            <text:p>0,5838093296</text:p>
          </table:table-cell>
          <table:table-cell table:formula="of:=AVERAGE([.B62:.B73])" office:value-type="float" office:value="16.1916666666667" calcext:value-type="float">
            <text:p>16,1916666667</text:p>
          </table:table-cell>
          <table:table-cell table:formula="of:=[.D73]-[.C73]" office:value-type="float" office:value="15.6078573370621" calcext:value-type="float">
            <text:p>15,6078573371</text:p>
          </table:table-cell>
          <table:table-cell table:formula="of:=[.D73]-[.D61]" office:value-type="float" office:value="1.975" calcext:value-type="float">
            <text:p>1,975</text:p>
          </table:table-cell>
          <table:table-cell table:number-columns-repeated="1000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7.1" calcext:value-type="float">
            <text:p>17,1</text:p>
          </table:table-cell>
          <table:table-cell table:formula="of:=COM.MICROSOFT.STDEV.S([.B63:.B74])" office:value-type="float" office:value="0.546892045188911" calcext:value-type="float">
            <text:p>0,5468920452</text:p>
          </table:table-cell>
          <table:table-cell table:formula="of:=AVERAGE([.B63:.B74])" office:value-type="float" office:value="16.35" calcext:value-type="float">
            <text:p>16,35</text:p>
          </table:table-cell>
          <table:table-cell table:formula="of:=[.D74]-[.C74]" office:value-type="float" office:value="15.8031079548111" calcext:value-type="float">
            <text:p>15,8031079548</text:p>
          </table:table-cell>
          <table:table-cell table:formula="of:=[.D74]-[.D62]" office:value-type="float" office:value="1.975" calcext:value-type="float">
            <text:p>1,975</text:p>
          </table:table-cell>
          <table:table-cell table:number-columns-repeated="1000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7.3" calcext:value-type="float">
            <text:p>17,3</text:p>
          </table:table-cell>
          <table:table-cell table:formula="of:=COM.MICROSOFT.STDEV.S([.B64:.B75])" office:value-type="float" office:value="0.539359889970594" calcext:value-type="float">
            <text:p>0,53935989</text:p>
          </table:table-cell>
          <table:table-cell table:formula="of:=AVERAGE([.B64:.B75])" office:value-type="float" office:value="16.5" calcext:value-type="float">
            <text:p>16,5</text:p>
          </table:table-cell>
          <table:table-cell table:formula="of:=[.D75]-[.C75]" office:value-type="float" office:value="15.9606401100294" calcext:value-type="float">
            <text:p>15,96064011</text:p>
          </table:table-cell>
          <table:table-cell table:formula="of:=[.D75]-[.D63]" office:value-type="float" office:value="1.96666666666667" calcext:value-type="float">
            <text:p>1,9666666667</text:p>
          </table:table-cell>
          <table:table-cell table:number-columns-repeated="1000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17.5" calcext:value-type="float">
            <text:p>17,5</text:p>
          </table:table-cell>
          <table:table-cell table:formula="of:=COM.MICROSOFT.STDEV.S([.B65:.B76])" office:value-type="float" office:value="0.529937103186155" calcext:value-type="float">
            <text:p>0,5299371032</text:p>
          </table:table-cell>
          <table:table-cell table:formula="of:=AVERAGE([.B65:.B76])" office:value-type="float" office:value="16.6583333333333" calcext:value-type="float">
            <text:p>16,6583333333</text:p>
          </table:table-cell>
          <table:table-cell table:formula="of:=[.D76]-[.C76]" office:value-type="float" office:value="16.1283962301472" calcext:value-type="float">
            <text:p>16,1283962301</text:p>
          </table:table-cell>
          <table:table-cell table:formula="of:=[.D76]-[.D64]" office:value-type="float" office:value="1.96666666666667" calcext:value-type="float">
            <text:p>1,9666666667</text:p>
          </table:table-cell>
          <table:table-cell table:number-columns-repeated="1000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7.5" calcext:value-type="float">
            <text:p>17,5</text:p>
          </table:table-cell>
          <table:table-cell table:formula="of:=COM.MICROSOFT.STDEV.S([.B66:.B77])" office:value-type="float" office:value="0.487028715474735" calcext:value-type="float">
            <text:p>0,4870287155</text:p>
          </table:table-cell>
          <table:table-cell table:formula="of:=AVERAGE([.B66:.B77])" office:value-type="float" office:value="16.8083333333333" calcext:value-type="float">
            <text:p>16,8083333333</text:p>
          </table:table-cell>
          <table:table-cell table:formula="of:=[.D77]-[.C77]" office:value-type="float" office:value="16.3213046178586" calcext:value-type="float">
            <text:p>16,3213046179</text:p>
          </table:table-cell>
          <table:table-cell table:formula="of:=[.D77]-[.D65]" office:value-type="float" office:value="1.975" calcext:value-type="float">
            <text:p>1,975</text:p>
          </table:table-cell>
          <table:table-cell table:number-columns-repeated="1000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17.5" calcext:value-type="float">
            <text:p>17,5</text:p>
          </table:table-cell>
          <table:table-cell table:formula="of:=COM.MICROSOFT.STDEV.S([.B67:.B78])" office:value-type="float" office:value="0.451931880090821" calcext:value-type="float">
            <text:p>0,4519318801</text:p>
          </table:table-cell>
          <table:table-cell table:formula="of:=AVERAGE([.B67:.B78])" office:value-type="float" office:value="16.9333333333333" calcext:value-type="float">
            <text:p>16,9333333333</text:p>
          </table:table-cell>
          <table:table-cell table:formula="of:=[.D78]-[.C78]" office:value-type="float" office:value="16.4814014532425" calcext:value-type="float">
            <text:p>16,4814014532</text:p>
          </table:table-cell>
          <table:table-cell table:formula="of:=[.D78]-[.D66]" office:value-type="float" office:value="1.94166666666667" calcext:value-type="float">
            <text:p>1,9416666667</text:p>
          </table:table-cell>
          <table:table-cell table:number-columns-repeated="1000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7.5" calcext:value-type="float">
            <text:p>17,5</text:p>
          </table:table-cell>
          <table:table-cell table:formula="of:=COM.MICROSOFT.STDEV.S([.B68:.B79])" office:value-type="float" office:value="0.414418175569586" calcext:value-type="float">
            <text:p>0,4144181756</text:p>
          </table:table-cell>
          <table:table-cell table:formula="of:=AVERAGE([.B68:.B79])" office:value-type="float" office:value="17.0416666666667" calcext:value-type="float">
            <text:p>17,0416666667</text:p>
          </table:table-cell>
          <table:table-cell table:formula="of:=[.D79]-[.C79]" office:value-type="float" office:value="16.6272484910971" calcext:value-type="float">
            <text:p>16,6272484911</text:p>
          </table:table-cell>
          <table:table-cell table:formula="of:=[.D79]-[.D67]" office:value-type="float" office:value="1.88333333333333" calcext:value-type="float">
            <text:p>1,8833333333</text:p>
          </table:table-cell>
          <table:table-cell table:number-columns-repeated="1000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7.7" calcext:value-type="float">
            <text:p>17,7</text:p>
          </table:table-cell>
          <table:table-cell table:formula="of:=COM.MICROSOFT.STDEV.S([.B69:.B80])" office:value-type="float" office:value="0.401134754052912" calcext:value-type="float">
            <text:p>0,4011347541</text:p>
          </table:table-cell>
          <table:table-cell table:formula="of:=AVERAGE([.B69:.B80])" office:value-type="float" office:value="17.15" calcext:value-type="float">
            <text:p>17,15</text:p>
          </table:table-cell>
          <table:table-cell table:formula="of:=[.D80]-[.C80]" office:value-type="float" office:value="16.7488652459471" calcext:value-type="float">
            <text:p>16,7488652459</text:p>
          </table:table-cell>
          <table:table-cell table:formula="of:=[.D80]-[.D68]" office:value-type="float" office:value="1.81666666666666" calcext:value-type="float">
            <text:p>1,8166666667</text:p>
          </table:table-cell>
          <table:table-cell table:number-columns-repeated="1000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7.8" calcext:value-type="float">
            <text:p>17,8</text:p>
          </table:table-cell>
          <table:table-cell table:formula="of:=COM.MICROSOFT.STDEV.S([.B70:.B81])" office:value-type="float" office:value="0.401134754052913" calcext:value-type="float">
            <text:p>0,4011347541</text:p>
          </table:table-cell>
          <table:table-cell table:formula="of:=AVERAGE([.B70:.B81])" office:value-type="float" office:value="17.25" calcext:value-type="float">
            <text:p>17,25</text:p>
          </table:table-cell>
          <table:table-cell table:formula="of:=[.D81]-[.C81]" office:value-type="float" office:value="16.8488652459471" calcext:value-type="float">
            <text:p>16,8488652459</text:p>
          </table:table-cell>
          <table:table-cell table:formula="of:=[.D81]-[.D69]" office:value-type="float" office:value="1.73333333333333" calcext:value-type="float">
            <text:p>1,7333333333</text:p>
          </table:table-cell>
          <table:table-cell table:number-columns-repeated="1000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7.9" calcext:value-type="float">
            <text:p>17,9</text:p>
          </table:table-cell>
          <table:table-cell table:formula="of:=COM.MICROSOFT.STDEV.S([.B71:.B82])" office:value-type="float" office:value="0.384845502255204" calcext:value-type="float">
            <text:p>0,3848455023</text:p>
          </table:table-cell>
          <table:table-cell table:formula="of:=AVERAGE([.B71:.B82])" office:value-type="float" office:value="17.3583333333333" calcext:value-type="float">
            <text:p>17,3583333333</text:p>
          </table:table-cell>
          <table:table-cell table:formula="of:=[.D82]-[.C82]" office:value-type="float" office:value="16.9734878310781" calcext:value-type="float">
            <text:p>16,9734878311</text:p>
          </table:table-cell>
          <table:table-cell table:formula="of:=[.D82]-[.D70]" office:value-type="float" office:value="1.66666666666667" calcext:value-type="float">
            <text:p>1,6666666667</text:p>
          </table:table-cell>
          <table:table-cell table:number-columns-repeated="1000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8" calcext:value-type="float">
            <text:p>18</text:p>
          </table:table-cell>
          <table:table-cell table:formula="of:=COM.MICROSOFT.STDEV.S([.B72:.B83])" office:value-type="float" office:value="0.36514837167011" calcext:value-type="float">
            <text:p>0,3651483717</text:p>
          </table:table-cell>
          <table:table-cell table:formula="of:=AVERAGE([.B72:.B83])" office:value-type="float" office:value="17.4666666666667" calcext:value-type="float">
            <text:p>17,4666666667</text:p>
          </table:table-cell>
          <table:table-cell table:formula="of:=[.D83]-[.C83]" office:value-type="float" office:value="17.1015182949966" calcext:value-type="float">
            <text:p>17,101518295</text:p>
          </table:table-cell>
          <table:table-cell table:formula="of:=[.D83]-[.D71]" office:value-type="float" office:value="1.6" calcext:value-type="float">
            <text:p>1,6</text:p>
          </table:table-cell>
          <table:table-cell table:number-columns-repeated="1000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8" calcext:value-type="float">
            <text:p>18</text:p>
          </table:table-cell>
          <table:table-cell table:formula="of:=COM.MICROSOFT.STDEV.S([.B73:.B84])" office:value-type="float" office:value="0.328449064359738" calcext:value-type="float">
            <text:p>0,3284490644</text:p>
          </table:table-cell>
          <table:table-cell table:formula="of:=AVERAGE([.B73:.B84])" office:value-type="float" office:value="17.5666666666667" calcext:value-type="float">
            <text:p>17,5666666667</text:p>
          </table:table-cell>
          <table:table-cell table:formula="of:=[.D84]-[.C84]" office:value-type="float" office:value="17.2382176023069" calcext:value-type="float">
            <text:p>17,2382176023</text:p>
          </table:table-cell>
          <table:table-cell table:formula="of:=[.D84]-[.D72]" office:value-type="float" office:value="1.54166666666667" calcext:value-type="float">
            <text:p>1,5416666667</text:p>
          </table:table-cell>
          <table:table-cell table:number-columns-repeated="1000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7.7" calcext:value-type="float">
            <text:p>17,7</text:p>
          </table:table-cell>
          <table:table-cell table:formula="of:=COM.MICROSOFT.STDEV.S([.B74:.B85])" office:value-type="float" office:value="0.276750626179795" calcext:value-type="float">
            <text:p>0,2767506262</text:p>
          </table:table-cell>
          <table:table-cell table:formula="of:=AVERAGE([.B74:.B85])" office:value-type="float" office:value="17.625" calcext:value-type="float">
            <text:p>17,625</text:p>
          </table:table-cell>
          <table:table-cell table:formula="of:=[.D85]-[.C85]" office:value-type="float" office:value="17.3482493738202" calcext:value-type="float">
            <text:p>17,3482493738</text:p>
          </table:table-cell>
          <table:table-cell table:formula="of:=[.D85]-[.D73]" office:value-type="float" office:value="1.43333333333333" calcext:value-type="float">
            <text:p>1,4333333333</text:p>
          </table:table-cell>
          <table:table-cell table:number-columns-repeated="1000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17.5" calcext:value-type="float">
            <text:p>17,5</text:p>
          </table:table-cell>
          <table:table-cell table:formula="of:=COM.MICROSOFT.STDEV.S([.B75:.B86])" office:value-type="float" office:value="0.227469611690054" calcext:value-type="float">
            <text:p>0,2274696117</text:p>
          </table:table-cell>
          <table:table-cell table:formula="of:=AVERAGE([.B75:.B86])" office:value-type="float" office:value="17.6583333333333" calcext:value-type="float">
            <text:p>17,6583333333</text:p>
          </table:table-cell>
          <table:table-cell table:formula="of:=[.D86]-[.C86]" office:value-type="float" office:value="17.4308637216433" calcext:value-type="float">
            <text:p>17,4308637216</text:p>
          </table:table-cell>
          <table:table-cell table:formula="of:=[.D86]-[.D74]" office:value-type="float" office:value="1.30833333333334" calcext:value-type="float">
            <text:p>1,3083333333</text:p>
          </table:table-cell>
          <table:table-cell table:number-columns-repeated="1000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17.6" calcext:value-type="float">
            <text:p>17,6</text:p>
          </table:table-cell>
          <table:table-cell table:formula="of:=COM.MICROSOFT.STDEV.S([.B76:.B87])" office:value-type="float" office:value="0.199240983979124" calcext:value-type="float">
            <text:p>0,199240984</text:p>
          </table:table-cell>
          <table:table-cell table:formula="of:=AVERAGE([.B76:.B87])" office:value-type="float" office:value="17.6833333333333" calcext:value-type="float">
            <text:p>17,6833333333</text:p>
          </table:table-cell>
          <table:table-cell table:formula="of:=[.D87]-[.C87]" office:value-type="float" office:value="17.4840923493542" calcext:value-type="float">
            <text:p>17,4840923494</text:p>
          </table:table-cell>
          <table:table-cell table:formula="of:=[.D87]-[.D75]" office:value-type="float" office:value="1.18333333333333" calcext:value-type="float">
            <text:p>1,1833333333</text:p>
          </table:table-cell>
          <table:table-cell table:number-columns-repeated="1000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17.7" calcext:value-type="float">
            <text:p>17,7</text:p>
          </table:table-cell>
          <table:table-cell table:formula="of:=COM.MICROSOFT.STDEV.S([.B77:.B88])" office:value-type="float" office:value="0.190692517849118" calcext:value-type="float">
            <text:p>0,1906925178</text:p>
          </table:table-cell>
          <table:table-cell table:formula="of:=AVERAGE([.B77:.B88])" office:value-type="float" office:value="17.7" calcext:value-type="float">
            <text:p>17,7</text:p>
          </table:table-cell>
          <table:table-cell table:formula="of:=[.D88]-[.C88]" office:value-type="float" office:value="17.5093074821509" calcext:value-type="float">
            <text:p>17,5093074822</text:p>
          </table:table-cell>
          <table:table-cell table:formula="of:=[.D88]-[.D76]" office:value-type="float" office:value="1.04166666666666" calcext:value-type="float">
            <text:p>1,0416666667</text:p>
          </table:table-cell>
          <table:table-cell table:number-columns-repeated="1000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7.8" calcext:value-type="float">
            <text:p>17,8</text:p>
          </table:table-cell>
          <table:table-cell table:formula="of:=COM.MICROSOFT.STDEV.S([.B78:.B89])" office:value-type="float" office:value="0.181533868615599" calcext:value-type="float">
            <text:p>0,1815338686</text:p>
          </table:table-cell>
          <table:table-cell table:formula="of:=AVERAGE([.B78:.B89])" office:value-type="float" office:value="17.725" calcext:value-type="float">
            <text:p>17,725</text:p>
          </table:table-cell>
          <table:table-cell table:formula="of:=[.D89]-[.C89]" office:value-type="float" office:value="17.5434661313844" calcext:value-type="float">
            <text:p>17,5434661314</text:p>
          </table:table-cell>
          <table:table-cell table:formula="of:=[.D89]-[.D77]" office:value-type="float" office:value="0.916666666666668" calcext:value-type="float">
            <text:p>0,9166666667</text:p>
          </table:table-cell>
          <table:table-cell table:number-columns-repeated="1000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7.8" calcext:value-type="float">
            <text:p>17,8</text:p>
          </table:table-cell>
          <table:table-cell table:formula="of:=COM.MICROSOFT.STDEV.S([.B79:.B90])" office:value-type="float" office:value="0.167874411932903" calcext:value-type="float">
            <text:p>0,1678744119</text:p>
          </table:table-cell>
          <table:table-cell table:formula="of:=AVERAGE([.B79:.B90])" office:value-type="float" office:value="17.75" calcext:value-type="float">
            <text:p>17,75</text:p>
          </table:table-cell>
          <table:table-cell table:formula="of:=[.D90]-[.C90]" office:value-type="float" office:value="17.5821255880671" calcext:value-type="float">
            <text:p>17,5821255881</text:p>
          </table:table-cell>
          <table:table-cell table:formula="of:=[.D90]-[.D78]" office:value-type="float" office:value="0.81666666666667" calcext:value-type="float">
            <text:p>0,8166666667</text:p>
          </table:table-cell>
          <table:table-cell table:number-columns-repeated="1000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7.9" calcext:value-type="float">
            <text:p>17,9</text:p>
          </table:table-cell>
          <table:table-cell table:formula="of:=COM.MICROSOFT.STDEV.S([.B80:.B91])" office:value-type="float" office:value="0.152752523165194" calcext:value-type="float">
            <text:p>0,1527525232</text:p>
          </table:table-cell>
          <table:table-cell table:formula="of:=AVERAGE([.B80:.B91])" office:value-type="float" office:value="17.7833333333333" calcext:value-type="float">
            <text:p>17,7833333333</text:p>
          </table:table-cell>
          <table:table-cell table:formula="of:=[.D91]-[.C91]" office:value-type="float" office:value="17.6305808101681" calcext:value-type="float">
            <text:p>17,6305808102</text:p>
          </table:table-cell>
          <table:table-cell table:formula="of:=[.D91]-[.D79]" office:value-type="float" office:value="0.741666666666667" calcext:value-type="float">
            <text:p>0,7416666667</text:p>
          </table:table-cell>
          <table:table-cell table:number-columns-repeated="1000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8" calcext:value-type="float">
            <text:p>18</text:p>
          </table:table-cell>
          <table:table-cell table:formula="of:=COM.MICROSOFT.STDEV.S([.B81:.B92])" office:value-type="float" office:value="0.162135371797393" calcext:value-type="float">
            <text:p>0,1621353718</text:p>
          </table:table-cell>
          <table:table-cell table:formula="of:=AVERAGE([.B81:.B92])" office:value-type="float" office:value="17.8083333333333" calcext:value-type="float">
            <text:p>17,8083333333</text:p>
          </table:table-cell>
          <table:table-cell table:formula="of:=[.D92]-[.C92]" office:value-type="float" office:value="17.6461979615359" calcext:value-type="float">
            <text:p>17,6461979615</text:p>
          </table:table-cell>
          <table:table-cell table:formula="of:=[.D92]-[.D80]" office:value-type="float" office:value="0.658333333333335" calcext:value-type="float">
            <text:p>0,6583333333</text:p>
          </table:table-cell>
          <table:table-cell table:number-columns-repeated="1000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17.7" calcext:value-type="float">
            <text:p>17,7</text:p>
          </table:table-cell>
          <table:table-cell table:formula="of:=COM.MICROSOFT.STDEV.S([.B82:.B93])" office:value-type="float" office:value="0.165144564768954" calcext:value-type="float">
            <text:p>0,1651445648</text:p>
          </table:table-cell>
          <table:table-cell table:formula="of:=AVERAGE([.B82:.B93])" office:value-type="float" office:value="17.8" calcext:value-type="float">
            <text:p>17,8</text:p>
          </table:table-cell>
          <table:table-cell table:formula="of:=[.D93]-[.C93]" office:value-type="float" office:value="17.634855435231" calcext:value-type="float">
            <text:p>17,6348554352</text:p>
          </table:table-cell>
          <table:table-cell table:formula="of:=[.D93]-[.D81]" office:value-type="float" office:value="0.550000000000004" calcext:value-type="float">
            <text:p>0,55</text:p>
          </table:table-cell>
          <table:table-cell table:number-columns-repeated="1000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17.3" calcext:value-type="float">
            <text:p>17,3</text:p>
          </table:table-cell>
          <table:table-cell table:formula="of:=COM.MICROSOFT.STDEV.S([.B83:.B94])" office:value-type="float" office:value="0.215322168769582" calcext:value-type="float">
            <text:p>0,2153221688</text:p>
          </table:table-cell>
          <table:table-cell table:formula="of:=AVERAGE([.B83:.B94])" office:value-type="float" office:value="17.75" calcext:value-type="float">
            <text:p>17,75</text:p>
          </table:table-cell>
          <table:table-cell table:formula="of:=[.D94]-[.C94]" office:value-type="float" office:value="17.5346778312304" calcext:value-type="float">
            <text:p>17,5346778312</text:p>
          </table:table-cell>
          <table:table-cell table:formula="of:=[.D94]-[.D82]" office:value-type="float" office:value="0.391666666666669" calcext:value-type="float">
            <text:p>0,3916666667</text:p>
          </table:table-cell>
          <table:table-cell table:number-columns-repeated="1000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7.4" calcext:value-type="float">
            <text:p>17,4</text:p>
          </table:table-cell>
          <table:table-cell table:formula="of:=COM.MICROSOFT.STDEV.S([.B84:.B95])" office:value-type="float" office:value="0.221564683762799" calcext:value-type="float">
            <text:p>0,2215646838</text:p>
          </table:table-cell>
          <table:table-cell table:formula="of:=AVERAGE([.B84:.B95])" office:value-type="float" office:value="17.7" calcext:value-type="float">
            <text:p>17,7</text:p>
          </table:table-cell>
          <table:table-cell table:formula="of:=[.D95]-[.C95]" office:value-type="float" office:value="17.4784353162372" calcext:value-type="float">
            <text:p>17,4784353162</text:p>
          </table:table-cell>
          <table:table-cell table:formula="of:=[.D95]-[.D83]" office:value-type="float" office:value="0.233333333333331" calcext:value-type="float">
            <text:p>0,2333333333</text:p>
          </table:table-cell>
          <table:table-cell table:number-columns-repeated="1000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7.5" calcext:value-type="float">
            <text:p>17,5</text:p>
          </table:table-cell>
          <table:table-cell table:formula="of:=COM.MICROSOFT.STDEV.S([.B85:.B96])" office:value-type="float" office:value="0.206522432562458" calcext:value-type="float">
            <text:p>0,2065224326</text:p>
          </table:table-cell>
          <table:table-cell table:formula="of:=AVERAGE([.B85:.B96])" office:value-type="float" office:value="17.6583333333333" calcext:value-type="float">
            <text:p>17,6583333333</text:p>
          </table:table-cell>
          <table:table-cell table:formula="of:=[.D96]-[.C96]" office:value-type="float" office:value="17.4518109007709" calcext:value-type="float">
            <text:p>17,4518109008</text:p>
          </table:table-cell>
          <table:table-cell table:formula="of:=[.D96]-[.D84]" office:value-type="float" office:value="0.091666666666665" calcext:value-type="float">
            <text:p>0,0916666667</text:p>
          </table:table-cell>
          <table:table-cell table:number-columns-repeated="1000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17.4" calcext:value-type="float">
            <text:p>17,4</text:p>
          </table:table-cell>
          <table:table-cell table:formula="of:=COM.MICROSOFT.STDEV.S([.B86:.B97])" office:value-type="float" office:value="0.218812220588312" calcext:value-type="float">
            <text:p>0,2188122206</text:p>
          </table:table-cell>
          <table:table-cell table:formula="of:=AVERAGE([.B86:.B97])" office:value-type="float" office:value="17.6333333333333" calcext:value-type="float">
            <text:p>17,6333333333</text:p>
          </table:table-cell>
          <table:table-cell table:formula="of:=[.D97]-[.C97]" office:value-type="float" office:value="17.414521112745" calcext:value-type="float">
            <text:p>17,4145211127</text:p>
          </table:table-cell>
          <table:table-cell table:formula="of:=[.D97]-[.D85]" office:value-type="float" office:value="0.00833333333333641" calcext:value-type="float">
            <text:p>0,0083333333</text:p>
          </table:table-cell>
          <table:table-cell table:number-columns-repeated="1000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17.4" calcext:value-type="float">
            <text:p>17,4</text:p>
          </table:table-cell>
          <table:table-cell table:formula="of:=COM.MICROSOFT.STDEV.S([.B87:.B98])" office:value-type="float" office:value="0.226133508433323" calcext:value-type="float">
            <text:p>0,2261335084</text:p>
          </table:table-cell>
          <table:table-cell table:formula="of:=AVERAGE([.B87:.B98])" office:value-type="float" office:value="17.625" calcext:value-type="float">
            <text:p>17,625</text:p>
          </table:table-cell>
          <table:table-cell table:formula="of:=[.D98]-[.C98]" office:value-type="float" office:value="17.3988664915667" calcext:value-type="float">
            <text:p>17,3988664916</text:p>
          </table:table-cell>
          <table:table-cell table:formula="of:=[.D98]-[.D86]" office:value-type="float" office:value="-0.033333333333335" calcext:value-type="float">
            <text:p>-0,0333333333</text:p>
          </table:table-cell>
          <table:table-cell table:number-columns-repeated="1000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17.4" calcext:value-type="float">
            <text:p>17,4</text:p>
          </table:table-cell>
          <table:table-cell table:formula="of:=COM.MICROSOFT.STDEV.S([.B88:.B99])" office:value-type="float" office:value="0.235326980770986" calcext:value-type="float">
            <text:p>0,2353269808</text:p>
          </table:table-cell>
          <table:table-cell table:formula="of:=AVERAGE([.B88:.B99])" office:value-type="float" office:value="17.6083333333333" calcext:value-type="float">
            <text:p>17,6083333333</text:p>
          </table:table-cell>
          <table:table-cell table:formula="of:=[.D99]-[.C99]" office:value-type="float" office:value="17.3730063525624" calcext:value-type="float">
            <text:p>17,3730063526</text:p>
          </table:table-cell>
          <table:table-cell table:formula="of:=[.D99]-[.D87]" office:value-type="float" office:value="-0.0749999999999993" calcext:value-type="float">
            <text:p>-0,075</text:p>
          </table:table-cell>
          <table:table-cell table:number-columns-repeated="1000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17.5" calcext:value-type="float">
            <text:p>17,5</text:p>
          </table:table-cell>
          <table:table-cell table:formula="of:=COM.MICROSOFT.STDEV.S([.B89:.B100])" office:value-type="float" office:value="0.235326980770986" calcext:value-type="float">
            <text:p>0,2353269808</text:p>
          </table:table-cell>
          <table:table-cell table:formula="of:=AVERAGE([.B89:.B100])" office:value-type="float" office:value="17.5916666666667" calcext:value-type="float">
            <text:p>17,5916666667</text:p>
          </table:table-cell>
          <table:table-cell table:formula="of:=[.D100]-[.C100]" office:value-type="float" office:value="17.3563396858957" calcext:value-type="float">
            <text:p>17,3563396859</text:p>
          </table:table-cell>
          <table:table-cell table:formula="of:=[.D100]-[.D88]" office:value-type="float" office:value="-0.108333333333331" calcext:value-type="float">
            <text:p>-0,1083333333</text:p>
          </table:table-cell>
          <table:table-cell table:number-columns-repeated="1000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17.4" calcext:value-type="float">
            <text:p>17,4</text:p>
          </table:table-cell>
          <table:table-cell table:formula="of:=COM.MICROSOFT.STDEV.S([.B90:.B101])" office:value-type="float" office:value="0.231431644466797" calcext:value-type="float">
            <text:p>0,2314316445</text:p>
          </table:table-cell>
          <table:table-cell table:formula="of:=AVERAGE([.B90:.B101])" office:value-type="float" office:value="17.5583333333333" calcext:value-type="float">
            <text:p>17,5583333333</text:p>
          </table:table-cell>
          <table:table-cell table:formula="of:=[.D101]-[.C101]" office:value-type="float" office:value="17.3269016888665" calcext:value-type="float">
            <text:p>17,3269016889</text:p>
          </table:table-cell>
          <table:table-cell table:formula="of:=[.D101]-[.D89]" office:value-type="float" office:value="-0.166666666666668" calcext:value-type="float">
            <text:p>-0,1666666667</text:p>
          </table:table-cell>
          <table:table-cell table:number-columns-repeated="1000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17.4" calcext:value-type="float">
            <text:p>17,4</text:p>
          </table:table-cell>
          <table:table-cell table:formula="of:=COM.MICROSOFT.STDEV.S([.B91:.B102])" office:value-type="float" office:value="0.222076972732838" calcext:value-type="float">
            <text:p>0,2220769727</text:p>
          </table:table-cell>
          <table:table-cell table:formula="of:=AVERAGE([.B91:.B102])" office:value-type="float" office:value="17.525" calcext:value-type="float">
            <text:p>17,525</text:p>
          </table:table-cell>
          <table:table-cell table:formula="of:=[.D102]-[.C102]" office:value-type="float" office:value="17.3029230272672" calcext:value-type="float">
            <text:p>17,3029230273</text:p>
          </table:table-cell>
          <table:table-cell table:formula="of:=[.D102]-[.D90]" office:value-type="float" office:value="-0.225000000000001" calcext:value-type="float">
            <text:p>-0,225</text:p>
          </table:table-cell>
          <table:table-cell table:number-columns-repeated="1000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17.4" calcext:value-type="float">
            <text:p>17,4</text:p>
          </table:table-cell>
          <table:table-cell table:formula="of:=COM.MICROSOFT.STDEV.S([.B92:.B103])" office:value-type="float" office:value="0.189896303441131" calcext:value-type="float">
            <text:p>0,1898963034</text:p>
          </table:table-cell>
          <table:table-cell table:formula="of:=AVERAGE([.B92:.B103])" office:value-type="float" office:value="17.4833333333333" calcext:value-type="float">
            <text:p>17,4833333333</text:p>
          </table:table-cell>
          <table:table-cell table:formula="of:=[.D103]-[.C103]" office:value-type="float" office:value="17.2934370298922" calcext:value-type="float">
            <text:p>17,2934370299</text:p>
          </table:table-cell>
          <table:table-cell table:formula="of:=[.D103]-[.D91]" office:value-type="float" office:value="-0.299999999999997" calcext:value-type="float">
            <text:p>-0,3</text:p>
          </table:table-cell>
          <table:table-cell table:number-columns-repeated="1000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17.4" calcext:value-type="float">
            <text:p>17,4</text:p>
          </table:table-cell>
          <table:table-cell table:formula="of:=COM.MICROSOFT.STDEV.S([.B93:.B104])" office:value-type="float" office:value="0.0984731927834663" calcext:value-type="float">
            <text:p>0,0984731928</text:p>
          </table:table-cell>
          <table:table-cell table:formula="of:=AVERAGE([.B93:.B104])" office:value-type="float" office:value="17.4333333333333" calcext:value-type="float">
            <text:p>17,4333333333</text:p>
          </table:table-cell>
          <table:table-cell table:formula="of:=[.D104]-[.C104]" office:value-type="float" office:value="17.3348601405499" calcext:value-type="float">
            <text:p>17,3348601405</text:p>
          </table:table-cell>
          <table:table-cell table:formula="of:=[.D104]-[.D92]" office:value-type="float" office:value="-0.375" calcext:value-type="float">
            <text:p>-0,375</text:p>
          </table:table-cell>
          <table:table-cell table:number-columns-repeated="1000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17.5" calcext:value-type="float">
            <text:p>17,5</text:p>
          </table:table-cell>
          <table:table-cell table:formula="of:=COM.MICROSOFT.STDEV.S([.B94:.B105])" office:value-type="float" office:value="0.0577350269189628" calcext:value-type="float">
            <text:p>0,0577350269</text:p>
          </table:table-cell>
          <table:table-cell table:formula="of:=AVERAGE([.B94:.B105])" office:value-type="float" office:value="17.4166666666667" calcext:value-type="float">
            <text:p>17,4166666667</text:p>
          </table:table-cell>
          <table:table-cell table:formula="of:=[.D105]-[.C105]" office:value-type="float" office:value="17.3589316397477" calcext:value-type="float">
            <text:p>17,3589316397</text:p>
          </table:table-cell>
          <table:table-cell table:formula="of:=[.D105]-[.D93]" office:value-type="float" office:value="-0.383333333333333" calcext:value-type="float">
            <text:p>-0,3833333333</text:p>
          </table:table-cell>
          <table:table-cell table:number-columns-repeated="1000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7.9" calcext:value-type="float">
            <text:p>17,9</text:p>
          </table:table-cell>
          <table:table-cell table:formula="of:=COM.MICROSOFT.STDEV.S([.B95:.B106])" office:value-type="float" office:value="0.143548112513055" calcext:value-type="float">
            <text:p>0,1435481125</text:p>
          </table:table-cell>
          <table:table-cell table:formula="of:=AVERAGE([.B95:.B106])" office:value-type="float" office:value="17.4666666666667" calcext:value-type="float">
            <text:p>17,4666666667</text:p>
          </table:table-cell>
          <table:table-cell table:formula="of:=[.D106]-[.C106]" office:value-type="float" office:value="17.3231185541536" calcext:value-type="float">
            <text:p>17,3231185542</text:p>
          </table:table-cell>
          <table:table-cell table:formula="of:=[.D106]-[.D94]" office:value-type="float" office:value="-0.283333333333331" calcext:value-type="float">
            <text:p>-0,2833333333</text:p>
          </table:table-cell>
          <table:table-cell table:number-columns-repeated="1000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7.7" calcext:value-type="float">
            <text:p>17,7</text:p>
          </table:table-cell>
          <table:table-cell table:formula="of:=COM.MICROSOFT.STDEV.S([.B96:.B107])" office:value-type="float" office:value="0.156427928995103" calcext:value-type="float">
            <text:p>0,156427929</text:p>
          </table:table-cell>
          <table:table-cell table:formula="of:=AVERAGE([.B96:.B107])" office:value-type="float" office:value="17.4916666666667" calcext:value-type="float">
            <text:p>17,4916666667</text:p>
          </table:table-cell>
          <table:table-cell table:formula="of:=[.D107]-[.C107]" office:value-type="float" office:value="17.3352387376716" calcext:value-type="float">
            <text:p>17,3352387377</text:p>
          </table:table-cell>
          <table:table-cell table:formula="of:=[.D107]-[.D95]" office:value-type="float" office:value="-0.208333333333332" calcext:value-type="float">
            <text:p>-0,2083333333</text:p>
          </table:table-cell>
          <table:table-cell table:number-columns-repeated="1000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18" calcext:value-type="float">
            <text:p>18</text:p>
          </table:table-cell>
          <table:table-cell table:formula="of:=COM.MICROSOFT.STDEV.S([.B97:.B108])" office:value-type="float" office:value="0.214617347995464" calcext:value-type="float">
            <text:p>0,214617348</text:p>
          </table:table-cell>
          <table:table-cell table:formula="of:=AVERAGE([.B97:.B108])" office:value-type="float" office:value="17.5333333333333" calcext:value-type="float">
            <text:p>17,5333333333</text:p>
          </table:table-cell>
          <table:table-cell table:formula="of:=[.D108]-[.C108]" office:value-type="float" office:value="17.3187159853379" calcext:value-type="float">
            <text:p>17,3187159853</text:p>
          </table:table-cell>
          <table:table-cell table:formula="of:=[.D108]-[.D96]" office:value-type="float" office:value="-0.124999999999996" calcext:value-type="float">
            <text:p>-0,125</text:p>
          </table:table-cell>
          <table:table-cell table:number-columns-repeated="1000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17.9" calcext:value-type="float">
            <text:p>17,9</text:p>
          </table:table-cell>
          <table:table-cell table:formula="of:=COM.MICROSOFT.STDEV.S([.B98:.B109])" office:value-type="float" office:value="0.234035739306473" calcext:value-type="float">
            <text:p>0,2340357393</text:p>
          </table:table-cell>
          <table:table-cell table:formula="of:=AVERAGE([.B98:.B109])" office:value-type="float" office:value="17.575" calcext:value-type="float">
            <text:p>17,575</text:p>
          </table:table-cell>
          <table:table-cell table:formula="of:=[.D109]-[.C109]" office:value-type="float" office:value="17.3409642606935" calcext:value-type="float">
            <text:p>17,3409642607</text:p>
          </table:table-cell>
          <table:table-cell table:formula="of:=[.D109]-[.D97]" office:value-type="float" office:value="-0.0583333333333336" calcext:value-type="float">
            <text:p>-0,0583333333</text:p>
          </table:table-cell>
          <table:table-cell table:number-columns-repeated="1000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17.8" calcext:value-type="float">
            <text:p>17,8</text:p>
          </table:table-cell>
          <table:table-cell table:formula="of:=COM.MICROSOFT.STDEV.S([.B99:.B110])" office:value-type="float" office:value="0.235326980770986" calcext:value-type="float">
            <text:p>0,2353269808</text:p>
          </table:table-cell>
          <table:table-cell table:formula="of:=AVERAGE([.B99:.B110])" office:value-type="float" office:value="17.6083333333333" calcext:value-type="float">
            <text:p>17,6083333333</text:p>
          </table:table-cell>
          <table:table-cell table:formula="of:=[.D110]-[.C110]" office:value-type="float" office:value="17.3730063525624" calcext:value-type="float">
            <text:p>17,3730063526</text:p>
          </table:table-cell>
          <table:table-cell table:formula="of:=[.D110]-[.D98]" office:value-type="float" office:value="-0.0166666666666657" calcext:value-type="float">
            <text:p>-0,0166666667</text:p>
          </table:table-cell>
          <table:table-cell table:number-columns-repeated="1000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17.8" calcext:value-type="float">
            <text:p>17,8</text:p>
          </table:table-cell>
          <table:table-cell table:formula="of:=COM.MICROSOFT.STDEV.S([.B100:.B111])" office:value-type="float" office:value="0.231431644466798" calcext:value-type="float">
            <text:p>0,2314316445</text:p>
          </table:table-cell>
          <table:table-cell table:formula="of:=AVERAGE([.B100:.B111])" office:value-type="float" office:value="17.6416666666667" calcext:value-type="float">
            <text:p>17,6416666667</text:p>
          </table:table-cell>
          <table:table-cell table:formula="of:=[.D111]-[.C111]" office:value-type="float" office:value="17.4102350221999" calcext:value-type="float">
            <text:p>17,4102350222</text:p>
          </table:table-cell>
          <table:table-cell table:formula="of:=[.D111]-[.D99]" office:value-type="float" office:value="0.033333333333335" calcext:value-type="float">
            <text:p>0,0333333333</text:p>
          </table:table-cell>
          <table:table-cell table:number-columns-repeated="1000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17.8" calcext:value-type="float">
            <text:p>17,8</text:p>
          </table:table-cell>
          <table:table-cell table:formula="of:=COM.MICROSOFT.STDEV.S([.B101:.B112])" office:value-type="float" office:value="0.230940107675851" calcext:value-type="float">
            <text:p>0,2309401077</text:p>
          </table:table-cell>
          <table:table-cell table:formula="of:=AVERAGE([.B101:.B112])" office:value-type="float" office:value="17.6666666666667" calcext:value-type="float">
            <text:p>17,6666666667</text:p>
          </table:table-cell>
          <table:table-cell table:formula="of:=[.D112]-[.C112]" office:value-type="float" office:value="17.4357265589908" calcext:value-type="float">
            <text:p>17,435726559</text:p>
          </table:table-cell>
          <table:table-cell table:formula="of:=[.D112]-[.D100]" office:value-type="float" office:value="0.0749999999999993" calcext:value-type="float">
            <text:p>0,075</text:p>
          </table:table-cell>
          <table:table-cell table:number-columns-repeated="1000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17.7" calcext:value-type="float">
            <text:p>17,7</text:p>
          </table:table-cell>
          <table:table-cell table:formula="of:=COM.MICROSOFT.STDEV.S([.B102:.B113])" office:value-type="float" office:value="0.215146180044822" calcext:value-type="float">
            <text:p>0,21514618</text:p>
          </table:table-cell>
          <table:table-cell table:formula="of:=AVERAGE([.B102:.B113])" office:value-type="float" office:value="17.6916666666667" calcext:value-type="float">
            <text:p>17,6916666667</text:p>
          </table:table-cell>
          <table:table-cell table:formula="of:=[.D113]-[.C113]" office:value-type="float" office:value="17.4765204866218" calcext:value-type="float">
            <text:p>17,4765204866</text:p>
          </table:table-cell>
          <table:table-cell table:formula="of:=[.D113]-[.D101]" office:value-type="float" office:value="0.133333333333333" calcext:value-type="float">
            <text:p>0,1333333333</text:p>
          </table:table-cell>
          <table:table-cell table:number-columns-repeated="1000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17.6" calcext:value-type="float">
            <text:p>17,6</text:p>
          </table:table-cell>
          <table:table-cell table:formula="of:=COM.MICROSOFT.STDEV.S([.B103:.B114])" office:value-type="float" office:value="0.197522534195852" calcext:value-type="float">
            <text:p>0,1975225342</text:p>
          </table:table-cell>
          <table:table-cell table:formula="of:=AVERAGE([.B103:.B114])" office:value-type="float" office:value="17.7083333333333" calcext:value-type="float">
            <text:p>17,7083333333</text:p>
          </table:table-cell>
          <table:table-cell table:formula="of:=[.D114]-[.C114]" office:value-type="float" office:value="17.5108107991375" calcext:value-type="float">
            <text:p>17,5108107991</text:p>
          </table:table-cell>
          <table:table-cell table:formula="of:=[.D114]-[.D102]" office:value-type="float" office:value="0.18333333333333" calcext:value-type="float">
            <text:p>0,1833333333</text:p>
          </table:table-cell>
          <table:table-cell table:number-columns-repeated="1000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17.5" calcext:value-type="float">
            <text:p>17,5</text:p>
          </table:table-cell>
          <table:table-cell table:formula="of:=COM.MICROSOFT.STDEV.S([.B104:.B115])" office:value-type="float" office:value="0.185047086554812" calcext:value-type="float">
            <text:p>0,1850470866</text:p>
          </table:table-cell>
          <table:table-cell table:formula="of:=AVERAGE([.B104:.B115])" office:value-type="float" office:value="17.7166666666667" calcext:value-type="float">
            <text:p>17,7166666667</text:p>
          </table:table-cell>
          <table:table-cell table:formula="of:=[.D115]-[.C115]" office:value-type="float" office:value="17.5316195801119" calcext:value-type="float">
            <text:p>17,5316195801</text:p>
          </table:table-cell>
          <table:table-cell table:formula="of:=[.D115]-[.D103]" office:value-type="float" office:value="0.233333333333327" calcext:value-type="float">
            <text:p>0,2333333333</text:p>
          </table:table-cell>
          <table:table-cell table:number-columns-repeated="1000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7.2" calcext:value-type="float">
            <text:p>17,2</text:p>
          </table:table-cell>
          <table:table-cell table:formula="of:=COM.MICROSOFT.STDEV.S([.B105:.B116])" office:value-type="float" office:value="0.221564683762799" calcext:value-type="float">
            <text:p>0,2215646838</text:p>
          </table:table-cell>
          <table:table-cell table:formula="of:=AVERAGE([.B105:.B116])" office:value-type="float" office:value="17.7" calcext:value-type="float">
            <text:p>17,7</text:p>
          </table:table-cell>
          <table:table-cell table:formula="of:=[.D116]-[.C116]" office:value-type="float" office:value="17.4784353162372" calcext:value-type="float">
            <text:p>17,4784353162</text:p>
          </table:table-cell>
          <table:table-cell table:formula="of:=[.D116]-[.D104]" office:value-type="float" office:value="0.266666666666666" calcext:value-type="float">
            <text:p>0,2666666667</text:p>
          </table:table-cell>
          <table:table-cell table:number-columns-repeated="1000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17" calcext:value-type="float">
            <text:p>17</text:p>
          </table:table-cell>
          <table:table-cell table:formula="of:=COM.MICROSOFT.STDEV.S([.B106:.B117])" office:value-type="float" office:value="0.296826650767852" calcext:value-type="float">
            <text:p>0,2968266508</text:p>
          </table:table-cell>
          <table:table-cell table:formula="of:=AVERAGE([.B106:.B117])" office:value-type="float" office:value="17.6583333333333" calcext:value-type="float">
            <text:p>17,6583333333</text:p>
          </table:table-cell>
          <table:table-cell table:formula="of:=[.D117]-[.C117]" office:value-type="float" office:value="17.3615066825655" calcext:value-type="float">
            <text:p>17,3615066826</text:p>
          </table:table-cell>
          <table:table-cell table:formula="of:=[.D117]-[.D105]" office:value-type="float" office:value="0.241666666666667" calcext:value-type="float">
            <text:p>0,2416666667</text:p>
          </table:table-cell>
          <table:table-cell table:number-columns-repeated="1000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16.9" calcext:value-type="float">
            <text:p>16,9</text:p>
          </table:table-cell>
          <table:table-cell table:formula="of:=COM.MICROSOFT.STDEV.S([.B107:.B118])" office:value-type="float" office:value="0.357071421427143" calcext:value-type="float">
            <text:p>0,3570714214</text:p>
          </table:table-cell>
          <table:table-cell table:formula="of:=AVERAGE([.B107:.B118])" office:value-type="float" office:value="17.575" calcext:value-type="float">
            <text:p>17,575</text:p>
          </table:table-cell>
          <table:table-cell table:formula="of:=[.D118]-[.C118]" office:value-type="float" office:value="17.2179285785729" calcext:value-type="float">
            <text:p>17,2179285786</text:p>
          </table:table-cell>
          <table:table-cell table:formula="of:=[.D118]-[.D106]" office:value-type="float" office:value="0.108333333333331" calcext:value-type="float">
            <text:p>0,1083333333</text:p>
          </table:table-cell>
          <table:table-cell table:number-columns-repeated="1000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16.9" calcext:value-type="float">
            <text:p>16,9</text:p>
          </table:table-cell>
          <table:table-cell table:formula="of:=COM.MICROSOFT.STDEV.S([.B108:.B119])" office:value-type="float" office:value="0.403300775044526" calcext:value-type="float">
            <text:p>0,403300775</text:p>
          </table:table-cell>
          <table:table-cell table:formula="of:=AVERAGE([.B108:.B119])" office:value-type="float" office:value="17.5083333333333" calcext:value-type="float">
            <text:p>17,5083333333</text:p>
          </table:table-cell>
          <table:table-cell table:formula="of:=[.D119]-[.C119]" office:value-type="float" office:value="17.1050325582888" calcext:value-type="float">
            <text:p>17,1050325583</text:p>
          </table:table-cell>
          <table:table-cell table:formula="of:=[.D119]-[.D107]" office:value-type="float" office:value="0.0166666666666657" calcext:value-type="float">
            <text:p>0,0166666667</text:p>
          </table:table-cell>
          <table:table-cell table:number-columns-repeated="1000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16.8" calcext:value-type="float">
            <text:p>16,8</text:p>
          </table:table-cell>
          <table:table-cell table:formula="of:=COM.MICROSOFT.STDEV.S([.B109:.B120])" office:value-type="float" office:value="0.41878250665326" calcext:value-type="float">
            <text:p>0,4187825067</text:p>
          </table:table-cell>
          <table:table-cell table:formula="of:=AVERAGE([.B109:.B120])" office:value-type="float" office:value="17.4083333333333" calcext:value-type="float">
            <text:p>17,4083333333</text:p>
          </table:table-cell>
          <table:table-cell table:formula="of:=[.D120]-[.C120]" office:value-type="float" office:value="16.9895508266801" calcext:value-type="float">
            <text:p>16,9895508267</text:p>
          </table:table-cell>
          <table:table-cell table:formula="of:=[.D120]-[.D108]" office:value-type="float" office:value="-0.124999999999996" calcext:value-type="float">
            <text:p>-0,125</text:p>
          </table:table-cell>
          <table:table-cell table:number-columns-repeated="1000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16.8" calcext:value-type="float">
            <text:p>16,8</text:p>
          </table:table-cell>
          <table:table-cell table:formula="of:=COM.MICROSOFT.STDEV.S([.B110:.B121])" office:value-type="float" office:value="0.421756787590654" calcext:value-type="float">
            <text:p>0,4217567876</text:p>
          </table:table-cell>
          <table:table-cell table:formula="of:=AVERAGE([.B110:.B121])" office:value-type="float" office:value="17.3166666666667" calcext:value-type="float">
            <text:p>17,3166666667</text:p>
          </table:table-cell>
          <table:table-cell table:formula="of:=[.D121]-[.C121]" office:value-type="float" office:value="16.894909879076" calcext:value-type="float">
            <text:p>16,8949098791</text:p>
          </table:table-cell>
          <table:table-cell table:formula="of:=[.D121]-[.D109]" office:value-type="float" office:value="-0.258333333333329" calcext:value-type="float">
            <text:p>-0,2583333333</text:p>
          </table:table-cell>
          <table:table-cell table:number-columns-repeated="1000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16.7" calcext:value-type="float">
            <text:p>16,7</text:p>
          </table:table-cell>
          <table:table-cell table:formula="of:=COM.MICROSOFT.STDEV.S([.B111:.B122])" office:value-type="float" office:value="0.426667850377146" calcext:value-type="float">
            <text:p>0,4266678504</text:p>
          </table:table-cell>
          <table:table-cell table:formula="of:=AVERAGE([.B111:.B122])" office:value-type="float" office:value="17.225" calcext:value-type="float">
            <text:p>17,225</text:p>
          </table:table-cell>
          <table:table-cell table:formula="of:=[.D122]-[.C122]" office:value-type="float" office:value="16.7983321496229" calcext:value-type="float">
            <text:p>16,7983321496</text:p>
          </table:table-cell>
          <table:table-cell table:formula="of:=[.D122]-[.D110]" office:value-type="float" office:value="-0.383333333333333" calcext:value-type="float">
            <text:p>-0,3833333333</text:p>
          </table:table-cell>
          <table:table-cell table:number-columns-repeated="1000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16.6" calcext:value-type="float">
            <text:p>16,6</text:p>
          </table:table-cell>
          <table:table-cell table:formula="of:=COM.MICROSOFT.STDEV.S([.B112:.B123])" office:value-type="float" office:value="0.420227211268986" calcext:value-type="float">
            <text:p>0,4202272113</text:p>
          </table:table-cell>
          <table:table-cell table:formula="of:=AVERAGE([.B112:.B123])" office:value-type="float" office:value="17.125" calcext:value-type="float">
            <text:p>17,125</text:p>
          </table:table-cell>
          <table:table-cell table:formula="of:=[.D123]-[.C123]" office:value-type="float" office:value="16.704772788731" calcext:value-type="float">
            <text:p>16,7047727887</text:p>
          </table:table-cell>
          <table:table-cell table:formula="of:=[.D123]-[.D111]" office:value-type="float" office:value="-0.516666666666666" calcext:value-type="float">
            <text:p>-0,5166666667</text:p>
          </table:table-cell>
          <table:table-cell table:number-columns-repeated="1000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16.5" calcext:value-type="float">
            <text:p>16,5</text:p>
          </table:table-cell>
          <table:table-cell table:formula="of:=COM.MICROSOFT.STDEV.S([.B113:.B124])" office:value-type="float" office:value="0.397339637940626" calcext:value-type="float">
            <text:p>0,3973396379</text:p>
          </table:table-cell>
          <table:table-cell table:formula="of:=AVERAGE([.B113:.B124])" office:value-type="float" office:value="17.0166666666667" calcext:value-type="float">
            <text:p>17,0166666667</text:p>
          </table:table-cell>
          <table:table-cell table:formula="of:=[.D124]-[.C124]" office:value-type="float" office:value="16.619327028726" calcext:value-type="float">
            <text:p>16,6193270287</text:p>
          </table:table-cell>
          <table:table-cell table:formula="of:=[.D124]-[.D112]" office:value-type="float" office:value="-0.650000000000006" calcext:value-type="float">
            <text:p>-0,65</text:p>
          </table:table-cell>
          <table:table-cell table:number-columns-repeated="1000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16.5" calcext:value-type="float">
            <text:p>16,5</text:p>
          </table:table-cell>
          <table:table-cell table:formula="of:=COM.MICROSOFT.STDEV.S([.B114:.B125])" office:value-type="float" office:value="0.358870281282637" calcext:value-type="float">
            <text:p>0,3588702813</text:p>
          </table:table-cell>
          <table:table-cell table:formula="of:=AVERAGE([.B114:.B125])" office:value-type="float" office:value="16.9166666666667" calcext:value-type="float">
            <text:p>16,9166666667</text:p>
          </table:table-cell>
          <table:table-cell table:formula="of:=[.D125]-[.C125]" office:value-type="float" office:value="16.557796385384" calcext:value-type="float">
            <text:p>16,5577963854</text:p>
          </table:table-cell>
          <table:table-cell table:formula="of:=[.D125]-[.D113]" office:value-type="float" office:value="-0.775000000000002" calcext:value-type="float">
            <text:p>-0,775</text:p>
          </table:table-cell>
          <table:table-cell table:number-columns-repeated="1000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16.5" calcext:value-type="float">
            <text:p>16,5</text:p>
          </table:table-cell>
          <table:table-cell table:formula="of:=COM.MICROSOFT.STDEV.S([.B115:.B126])" office:value-type="float" office:value="0.304884478867891" calcext:value-type="float">
            <text:p>0,3048844789</text:p>
          </table:table-cell>
          <table:table-cell table:formula="of:=AVERAGE([.B115:.B126])" office:value-type="float" office:value="16.825" calcext:value-type="float">
            <text:p>16,825</text:p>
          </table:table-cell>
          <table:table-cell table:formula="of:=[.D126]-[.C126]" office:value-type="float" office:value="16.5201155211321" calcext:value-type="float">
            <text:p>16,5201155211</text:p>
          </table:table-cell>
          <table:table-cell table:formula="of:=[.D126]-[.D114]" office:value-type="float" office:value="-0.883333333333333" calcext:value-type="float">
            <text:p>-0,8833333333</text:p>
          </table:table-cell>
          <table:table-cell table:number-columns-repeated="1000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16.5" calcext:value-type="float">
            <text:p>16,5</text:p>
          </table:table-cell>
          <table:table-cell table:formula="of:=COM.MICROSOFT.STDEV.S([.B116:.B127])" office:value-type="float" office:value="0.231431644466797" calcext:value-type="float">
            <text:p>0,2314316445</text:p>
          </table:table-cell>
          <table:table-cell table:formula="of:=AVERAGE([.B116:.B127])" office:value-type="float" office:value="16.7416666666667" calcext:value-type="float">
            <text:p>16,7416666667</text:p>
          </table:table-cell>
          <table:table-cell table:formula="of:=[.D127]-[.C127]" office:value-type="float" office:value="16.5102350221999" calcext:value-type="float">
            <text:p>16,5102350222</text:p>
          </table:table-cell>
          <table:table-cell table:formula="of:=[.D127]-[.D115]" office:value-type="float" office:value="-0.975000000000001" calcext:value-type="float">
            <text:p>-0,975</text:p>
          </table:table-cell>
          <table:table-cell table:number-columns-repeated="1000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16.5" calcext:value-type="float">
            <text:p>16,5</text:p>
          </table:table-cell>
          <table:table-cell table:formula="of:=COM.MICROSOFT.STDEV.S([.B117:.B128])" office:value-type="float" office:value="0.189896303441131" calcext:value-type="float">
            <text:p>0,1898963034</text:p>
          </table:table-cell>
          <table:table-cell table:formula="of:=AVERAGE([.B117:.B128])" office:value-type="float" office:value="16.6833333333333" calcext:value-type="float">
            <text:p>16,6833333333</text:p>
          </table:table-cell>
          <table:table-cell table:formula="of:=[.D128]-[.C128]" office:value-type="float" office:value="16.4934370298922" calcext:value-type="float">
            <text:p>16,4934370299</text:p>
          </table:table-cell>
          <table:table-cell table:formula="of:=[.D128]-[.D116]" office:value-type="float" office:value="-1.01666666666667" calcext:value-type="float">
            <text:p>-1,0166666667</text:p>
          </table:table-cell>
          <table:table-cell table:number-columns-repeated="1000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16.4" calcext:value-type="float">
            <text:p>16,4</text:p>
          </table:table-cell>
          <table:table-cell table:formula="of:=COM.MICROSOFT.STDEV.S([.B118:.B129])" office:value-type="float" office:value="0.177525072919719" calcext:value-type="float">
            <text:p>0,1775250729</text:p>
          </table:table-cell>
          <table:table-cell table:formula="of:=AVERAGE([.B118:.B129])" office:value-type="float" office:value="16.6333333333333" calcext:value-type="float">
            <text:p>16,6333333333</text:p>
          </table:table-cell>
          <table:table-cell table:formula="of:=[.D129]-[.C129]" office:value-type="float" office:value="16.4558082604136" calcext:value-type="float">
            <text:p>16,4558082604</text:p>
          </table:table-cell>
          <table:table-cell table:formula="of:=[.D129]-[.D117]" office:value-type="float" office:value="-1.025" calcext:value-type="float">
            <text:p>-1,025</text:p>
          </table:table-cell>
          <table:table-cell table:number-columns-repeated="1000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16.4" calcext:value-type="float">
            <text:p>16,4</text:p>
          </table:table-cell>
          <table:table-cell table:formula="of:=COM.MICROSOFT.STDEV.S([.B119:.B130])" office:value-type="float" office:value="0.167648622440092" calcext:value-type="float">
            <text:p>0,1676486224</text:p>
          </table:table-cell>
          <table:table-cell table:formula="of:=AVERAGE([.B119:.B130])" office:value-type="float" office:value="16.5916666666667" calcext:value-type="float">
            <text:p>16,5916666667</text:p>
          </table:table-cell>
          <table:table-cell table:formula="of:=[.D130]-[.C130]" office:value-type="float" office:value="16.4240180442266" calcext:value-type="float">
            <text:p>16,4240180442</text:p>
          </table:table-cell>
          <table:table-cell table:formula="of:=[.D130]-[.D118]" office:value-type="float" office:value="-0.983333333333331" calcext:value-type="float">
            <text:p>-0,9833333333</text:p>
          </table:table-cell>
          <table:table-cell table:number-columns-repeated="1000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16.4" calcext:value-type="float">
            <text:p>16,4</text:p>
          </table:table-cell>
          <table:table-cell table:formula="of:=COM.MICROSOFT.STDEV.S([.B120:.B131])" office:value-type="float" office:value="0.144599761096245" calcext:value-type="float">
            <text:p>0,1445997611</text:p>
          </table:table-cell>
          <table:table-cell table:formula="of:=AVERAGE([.B120:.B131])" office:value-type="float" office:value="16.55" calcext:value-type="float">
            <text:p>16,55</text:p>
          </table:table-cell>
          <table:table-cell table:formula="of:=[.D131]-[.C131]" office:value-type="float" office:value="16.4054002389038" calcext:value-type="float">
            <text:p>16,4054002389</text:p>
          </table:table-cell>
          <table:table-cell table:formula="of:=[.D131]-[.D119]" office:value-type="float" office:value="-0.958333333333332" calcext:value-type="float">
            <text:p>-0,9583333333</text:p>
          </table:table-cell>
          <table:table-cell table:number-columns-repeated="1000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16.4" calcext:value-type="float">
            <text:p>16,4</text:p>
          </table:table-cell>
          <table:table-cell table:formula="of:=COM.MICROSOFT.STDEV.S([.B121:.B132])" office:value-type="float" office:value="0.126730446462585" calcext:value-type="float">
            <text:p>0,1267304465</text:p>
          </table:table-cell>
          <table:table-cell table:formula="of:=AVERAGE([.B121:.B132])" office:value-type="float" office:value="16.5166666666667" calcext:value-type="float">
            <text:p>16,5166666667</text:p>
          </table:table-cell>
          <table:table-cell table:formula="of:=[.D132]-[.C132]" office:value-type="float" office:value="16.3899362202041" calcext:value-type="float">
            <text:p>16,3899362202</text:p>
          </table:table-cell>
          <table:table-cell table:formula="of:=[.D132]-[.D120]" office:value-type="float" office:value="-0.891666666666669" calcext:value-type="float">
            <text:p>-0,8916666667</text:p>
          </table:table-cell>
          <table:table-cell table:number-columns-repeated="1000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16.4" calcext:value-type="float">
            <text:p>16,4</text:p>
          </table:table-cell>
          <table:table-cell table:formula="of:=COM.MICROSOFT.STDEV.S([.B122:.B133])" office:value-type="float" office:value="0.0937436866561098" calcext:value-type="float">
            <text:p>0,0937436867</text:p>
          </table:table-cell>
          <table:table-cell table:formula="of:=AVERAGE([.B122:.B133])" office:value-type="float" office:value="16.4833333333333" calcext:value-type="float">
            <text:p>16,4833333333</text:p>
          </table:table-cell>
          <table:table-cell table:formula="of:=[.D133]-[.C133]" office:value-type="float" office:value="16.3895896466772" calcext:value-type="float">
            <text:p>16,3895896467</text:p>
          </table:table-cell>
          <table:table-cell table:formula="of:=[.D133]-[.D121]" office:value-type="float" office:value="-0.833333333333336" calcext:value-type="float">
            <text:p>-0,8333333333</text:p>
          </table:table-cell>
          <table:table-cell table:number-columns-repeated="1000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16.4" calcext:value-type="float">
            <text:p>16,4</text:p>
          </table:table-cell>
          <table:table-cell table:formula="of:=COM.MICROSOFT.STDEV.S([.B123:.B134])" office:value-type="float" office:value="0.0668557923421531" calcext:value-type="float">
            <text:p>0,0668557923</text:p>
          </table:table-cell>
          <table:table-cell table:formula="of:=AVERAGE([.B123:.B134])" office:value-type="float" office:value="16.4583333333333" calcext:value-type="float">
            <text:p>16,4583333333</text:p>
          </table:table-cell>
          <table:table-cell table:formula="of:=[.D134]-[.C134]" office:value-type="float" office:value="16.3914775409912" calcext:value-type="float">
            <text:p>16,391477541</text:p>
          </table:table-cell>
          <table:table-cell table:formula="of:=[.D134]-[.D122]" office:value-type="float" office:value="-0.766666666666666" calcext:value-type="float">
            <text:p>-0,7666666667</text:p>
          </table:table-cell>
          <table:table-cell table:number-columns-repeated="1000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16.4" calcext:value-type="float">
            <text:p>16,4</text:p>
          </table:table-cell>
          <table:table-cell table:formula="of:=COM.MICROSOFT.STDEV.S([.B124:.B135])" office:value-type="float" office:value="0.0514928650544445" calcext:value-type="float">
            <text:p>0,0514928651</text:p>
          </table:table-cell>
          <table:table-cell table:formula="of:=AVERAGE([.B124:.B135])" office:value-type="float" office:value="16.4416666666667" calcext:value-type="float">
            <text:p>16,4416666667</text:p>
          </table:table-cell>
          <table:table-cell table:formula="of:=[.D135]-[.C135]" office:value-type="float" office:value="16.3901738016122" calcext:value-type="float">
            <text:p>16,3901738016</text:p>
          </table:table-cell>
          <table:table-cell table:formula="of:=[.D135]-[.D123]" office:value-type="float" office:value="-0.683333333333334" calcext:value-type="float">
            <text:p>-0,6833333333</text:p>
          </table:table-cell>
          <table:table-cell table:number-columns-repeated="1000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16.2" calcext:value-type="float">
            <text:p>16,2</text:p>
          </table:table-cell>
          <table:table-cell table:formula="of:=COM.MICROSOFT.STDEV.S([.B125:.B136])" office:value-type="float" office:value="0.0834847109936726" calcext:value-type="float">
            <text:p>0,083484711</text:p>
          </table:table-cell>
          <table:table-cell table:formula="of:=AVERAGE([.B125:.B136])" office:value-type="float" office:value="16.4166666666667" calcext:value-type="float">
            <text:p>16,4166666667</text:p>
          </table:table-cell>
          <table:table-cell table:formula="of:=[.D136]-[.C136]" office:value-type="float" office:value="16.333181955673" calcext:value-type="float">
            <text:p>16,3331819557</text:p>
          </table:table-cell>
          <table:table-cell table:formula="of:=[.D136]-[.D124]" office:value-type="float" office:value="-0.599999999999994" calcext:value-type="float">
            <text:p>-0,6</text:p>
          </table:table-cell>
          <table:table-cell table:number-columns-repeated="1000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16.2" calcext:value-type="float">
            <text:p>16,2</text:p>
          </table:table-cell>
          <table:table-cell table:formula="of:=COM.MICROSOFT.STDEV.S([.B126:.B137])" office:value-type="float" office:value="0.0996204919895624" calcext:value-type="float">
            <text:p>0,099620492</text:p>
          </table:table-cell>
          <table:table-cell table:formula="of:=AVERAGE([.B126:.B137])" office:value-type="float" office:value="16.3916666666667" calcext:value-type="float">
            <text:p>16,3916666667</text:p>
          </table:table-cell>
          <table:table-cell table:formula="of:=[.D137]-[.C137]" office:value-type="float" office:value="16.2920461746771" calcext:value-type="float">
            <text:p>16,2920461747</text:p>
          </table:table-cell>
          <table:table-cell table:formula="of:=[.D137]-[.D125]" office:value-type="float" office:value="-0.524999999999999" calcext:value-type="float">
            <text:p>-0,525</text:p>
          </table:table-cell>
          <table:table-cell table:number-columns-repeated="1000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16.2" calcext:value-type="float">
            <text:p>16,2</text:p>
          </table:table-cell>
          <table:table-cell table:formula="of:=COM.MICROSOFT.STDEV.S([.B127:.B138])" office:value-type="float" office:value="0.107308673997732" calcext:value-type="float">
            <text:p>0,107308674</text:p>
          </table:table-cell>
          <table:table-cell table:formula="of:=AVERAGE([.B127:.B138])" office:value-type="float" office:value="16.3666666666667" calcext:value-type="float">
            <text:p>16,3666666667</text:p>
          </table:table-cell>
          <table:table-cell table:formula="of:=[.D138]-[.C138]" office:value-type="float" office:value="16.2593579926689" calcext:value-type="float">
            <text:p>16,2593579927</text:p>
          </table:table-cell>
          <table:table-cell table:formula="of:=[.D138]-[.D126]" office:value-type="float" office:value="-0.458333333333336" calcext:value-type="float">
            <text:p>-0,4583333333</text:p>
          </table:table-cell>
          <table:table-cell table:number-columns-repeated="1000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16.1" calcext:value-type="float">
            <text:p>16,1</text:p>
          </table:table-cell>
          <table:table-cell table:formula="of:=COM.MICROSOFT.STDEV.S([.B128:.B139])" office:value-type="float" office:value="0.123091490979332" calcext:value-type="float">
            <text:p>0,123091491</text:p>
          </table:table-cell>
          <table:table-cell table:formula="of:=AVERAGE([.B128:.B139])" office:value-type="float" office:value="16.3333333333333" calcext:value-type="float">
            <text:p>16,3333333333</text:p>
          </table:table-cell>
          <table:table-cell table:formula="of:=[.D139]-[.C139]" office:value-type="float" office:value="16.210241842354" calcext:value-type="float">
            <text:p>16,2102418424</text:p>
          </table:table-cell>
          <table:table-cell table:formula="of:=[.D139]-[.D127]" office:value-type="float" office:value="-0.408333333333331" calcext:value-type="float">
            <text:p>-0,4083333333</text:p>
          </table:table-cell>
          <table:table-cell table:number-columns-repeated="1000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16.2" calcext:value-type="float">
            <text:p>16,2</text:p>
          </table:table-cell>
          <table:table-cell table:formula="of:=COM.MICROSOFT.STDEV.S([.B129:.B140])" office:value-type="float" office:value="0.116450015288131" calcext:value-type="float">
            <text:p>0,1164500153</text:p>
          </table:table-cell>
          <table:table-cell table:formula="of:=AVERAGE([.B129:.B140])" office:value-type="float" office:value="16.3083333333333" calcext:value-type="float">
            <text:p>16,3083333333</text:p>
          </table:table-cell>
          <table:table-cell table:formula="of:=[.D140]-[.C140]" office:value-type="float" office:value="16.1918833180452" calcext:value-type="float">
            <text:p>16,191883318</text:p>
          </table:table-cell>
          <table:table-cell table:formula="of:=[.D140]-[.D128]" office:value-type="float" office:value="-0.375" calcext:value-type="float">
            <text:p>-0,375</text:p>
          </table:table-cell>
          <table:table-cell table:number-columns-repeated="1000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16.2" calcext:value-type="float">
            <text:p>16,2</text:p>
          </table:table-cell>
          <table:table-cell table:formula="of:=COM.MICROSOFT.STDEV.S([.B130:.B141])" office:value-type="float" office:value="0.116450015288131" calcext:value-type="float">
            <text:p>0,1164500153</text:p>
          </table:table-cell>
          <table:table-cell table:formula="of:=AVERAGE([.B130:.B141])" office:value-type="float" office:value="16.2916666666667" calcext:value-type="float">
            <text:p>16,2916666667</text:p>
          </table:table-cell>
          <table:table-cell table:formula="of:=[.D141]-[.C141]" office:value-type="float" office:value="16.1752166513785" calcext:value-type="float">
            <text:p>16,1752166514</text:p>
          </table:table-cell>
          <table:table-cell table:formula="of:=[.D141]-[.D129]" office:value-type="float" office:value="-0.341666666666672" calcext:value-type="float">
            <text:p>-0,3416666667</text:p>
          </table:table-cell>
          <table:table-cell table:number-columns-repeated="1000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16.7" calcext:value-type="float">
            <text:p>16,7</text:p>
          </table:table-cell>
          <table:table-cell table:formula="of:=COM.MICROSOFT.STDEV.S([.B131:.B142])" office:value-type="float" office:value="0.164224532179869" calcext:value-type="float">
            <text:p>0,1642245322</text:p>
          </table:table-cell>
          <table:table-cell table:formula="of:=AVERAGE([.B131:.B142])" office:value-type="float" office:value="16.3166666666667" calcext:value-type="float">
            <text:p>16,3166666667</text:p>
          </table:table-cell>
          <table:table-cell table:formula="of:=[.D142]-[.C142]" office:value-type="float" office:value="16.1524421344868" calcext:value-type="float">
            <text:p>16,1524421345</text:p>
          </table:table-cell>
          <table:table-cell table:formula="of:=[.D142]-[.D130]" office:value-type="float" office:value="-0.275000000000002" calcext:value-type="float">
            <text:p>-0,275</text:p>
          </table:table-cell>
          <table:table-cell table:number-columns-repeated="1000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16.7" calcext:value-type="float">
            <text:p>16,7</text:p>
          </table:table-cell>
          <table:table-cell table:formula="of:=COM.MICROSOFT.STDEV.S([.B132:.B143])" office:value-type="float" office:value="0.197522534195852" calcext:value-type="float">
            <text:p>0,1975225342</text:p>
          </table:table-cell>
          <table:table-cell table:formula="of:=AVERAGE([.B132:.B143])" office:value-type="float" office:value="16.3416666666667" calcext:value-type="float">
            <text:p>16,3416666667</text:p>
          </table:table-cell>
          <table:table-cell table:formula="of:=[.D143]-[.C143]" office:value-type="float" office:value="16.1441441324708" calcext:value-type="float">
            <text:p>16,1441441325</text:p>
          </table:table-cell>
          <table:table-cell table:formula="of:=[.D143]-[.D131]" office:value-type="float" office:value="-0.208333333333336" calcext:value-type="float">
            <text:p>-0,2083333333</text:p>
          </table:table-cell>
          <table:table-cell table:number-columns-repeated="1000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16.5" calcext:value-type="float">
            <text:p>16,5</text:p>
          </table:table-cell>
          <table:table-cell table:formula="of:=COM.MICROSOFT.STDEV.S([.B133:.B144])" office:value-type="float" office:value="0.202259958738972" calcext:value-type="float">
            <text:p>0,2022599587</text:p>
          </table:table-cell>
          <table:table-cell table:formula="of:=AVERAGE([.B133:.B144])" office:value-type="float" office:value="16.35" calcext:value-type="float">
            <text:p>16,35</text:p>
          </table:table-cell>
          <table:table-cell table:formula="of:=[.D144]-[.C144]" office:value-type="float" office:value="16.147740041261" calcext:value-type="float">
            <text:p>16,1477400413</text:p>
          </table:table-cell>
          <table:table-cell table:formula="of:=[.D144]-[.D132]" office:value-type="float" office:value="-0.166666666666671" calcext:value-type="float">
            <text:p>-0,1666666667</text:p>
          </table:table-cell>
          <table:table-cell table:number-columns-repeated="1000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16.4" calcext:value-type="float">
            <text:p>16,4</text:p>
          </table:table-cell>
          <table:table-cell table:formula="of:=COM.MICROSOFT.STDEV.S([.B134:.B145])" office:value-type="float" office:value="0.202259958738972" calcext:value-type="float">
            <text:p>0,2022599587</text:p>
          </table:table-cell>
          <table:table-cell table:formula="of:=AVERAGE([.B134:.B145])" office:value-type="float" office:value="16.35" calcext:value-type="float">
            <text:p>16,35</text:p>
          </table:table-cell>
          <table:table-cell table:formula="of:=[.D145]-[.C145]" office:value-type="float" office:value="16.147740041261" calcext:value-type="float">
            <text:p>16,1477400413</text:p>
          </table:table-cell>
          <table:table-cell table:formula="of:=[.D145]-[.D133]" office:value-type="float" office:value="-0.133333333333336" calcext:value-type="float">
            <text:p>-0,1333333333</text:p>
          </table:table-cell>
          <table:table-cell table:number-columns-repeated="1000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16.4" calcext:value-type="float">
            <text:p>16,4</text:p>
          </table:table-cell>
          <table:table-cell table:formula="of:=COM.MICROSOFT.STDEV.S([.B135:.B146])" office:value-type="float" office:value="0.202259958738972" calcext:value-type="float">
            <text:p>0,2022599587</text:p>
          </table:table-cell>
          <table:table-cell table:formula="of:=AVERAGE([.B135:.B146])" office:value-type="float" office:value="16.35" calcext:value-type="float">
            <text:p>16,35</text:p>
          </table:table-cell>
          <table:table-cell table:formula="of:=[.D146]-[.C146]" office:value-type="float" office:value="16.147740041261" calcext:value-type="float">
            <text:p>16,1477400413</text:p>
          </table:table-cell>
          <table:table-cell table:formula="of:=[.D146]-[.D134]" office:value-type="float" office:value="-0.108333333333334" calcext:value-type="float">
            <text:p>-0,1083333333</text:p>
          </table:table-cell>
          <table:table-cell table:number-columns-repeated="1000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16.4" calcext:value-type="float">
            <text:p>16,4</text:p>
          </table:table-cell>
          <table:table-cell table:formula="of:=COM.MICROSOFT.STDEV.S([.B136:.B147])" office:value-type="float" office:value="0.202259958738972" calcext:value-type="float">
            <text:p>0,2022599587</text:p>
          </table:table-cell>
          <table:table-cell table:formula="of:=AVERAGE([.B136:.B147])" office:value-type="float" office:value="16.35" calcext:value-type="float">
            <text:p>16,35</text:p>
          </table:table-cell>
          <table:table-cell table:formula="of:=[.D147]-[.C147]" office:value-type="float" office:value="16.147740041261" calcext:value-type="float">
            <text:p>16,1477400413</text:p>
          </table:table-cell>
          <table:table-cell table:formula="of:=[.D147]-[.D135]" office:value-type="float" office:value="-0.0916666666666686" calcext:value-type="float">
            <text:p>-0,0916666667</text:p>
          </table:table-cell>
          <table:table-cell table:number-columns-repeated="1000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16.3" calcext:value-type="float">
            <text:p>16,3</text:p>
          </table:table-cell>
          <table:table-cell table:formula="of:=COM.MICROSOFT.STDEV.S([.B137:.B148])" office:value-type="float" office:value="0.197522534195852" calcext:value-type="float">
            <text:p>0,1975225342</text:p>
          </table:table-cell>
          <table:table-cell table:formula="of:=AVERAGE([.B137:.B148])" office:value-type="float" office:value="16.3583333333333" calcext:value-type="float">
            <text:p>16,3583333333</text:p>
          </table:table-cell>
          <table:table-cell table:formula="of:=[.D148]-[.C148]" office:value-type="float" office:value="16.1608107991375" calcext:value-type="float">
            <text:p>16,1608107991</text:p>
          </table:table-cell>
          <table:table-cell table:formula="of:=[.D148]-[.D136]" office:value-type="float" office:value="-0.0583333333333336" calcext:value-type="float">
            <text:p>-0,0583333333</text:p>
          </table:table-cell>
          <table:table-cell table:number-columns-repeated="1000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16.3" calcext:value-type="float">
            <text:p>16,3</text:p>
          </table:table-cell>
          <table:table-cell table:formula="of:=COM.MICROSOFT.STDEV.S([.B138:.B149])" office:value-type="float" office:value="0.19227505550564" calcext:value-type="float">
            <text:p>0,1922750555</text:p>
          </table:table-cell>
          <table:table-cell table:formula="of:=AVERAGE([.B138:.B149])" office:value-type="float" office:value="16.3666666666667" calcext:value-type="float">
            <text:p>16,3666666667</text:p>
          </table:table-cell>
          <table:table-cell table:formula="of:=[.D149]-[.C149]" office:value-type="float" office:value="16.174391611161" calcext:value-type="float">
            <text:p>16,1743916112</text:p>
          </table:table-cell>
          <table:table-cell table:formula="of:=[.D149]-[.D137]" office:value-type="float" office:value="-0.024999999999995" calcext:value-type="float">
            <text:p>-0,025</text:p>
          </table:table-cell>
          <table:table-cell table:number-columns-repeated="1000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16.3" calcext:value-type="float">
            <text:p>16,3</text:p>
          </table:table-cell>
          <table:table-cell table:formula="of:=COM.MICROSOFT.STDEV.S([.B139:.B150])" office:value-type="float" office:value="0.186474468152418" calcext:value-type="float">
            <text:p>0,1864744682</text:p>
          </table:table-cell>
          <table:table-cell table:formula="of:=AVERAGE([.B139:.B150])" office:value-type="float" office:value="16.375" calcext:value-type="float">
            <text:p>16,375</text:p>
          </table:table-cell>
          <table:table-cell table:formula="of:=[.D150]-[.C150]" office:value-type="float" office:value="16.1885255318476" calcext:value-type="float">
            <text:p>16,1885255318</text:p>
          </table:table-cell>
          <table:table-cell table:formula="of:=[.D150]-[.D138]" office:value-type="float" office:value="0.00833333333333997" calcext:value-type="float">
            <text:p>0,0083333333</text:p>
          </table:table-cell>
          <table:table-cell table:number-columns-repeated="1000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16.3" calcext:value-type="float">
            <text:p>16,3</text:p>
          </table:table-cell>
          <table:table-cell table:formula="of:=COM.MICROSOFT.STDEV.S([.B140:.B151])" office:value-type="float" office:value="0.167648622440092" calcext:value-type="float">
            <text:p>0,1676486224</text:p>
          </table:table-cell>
          <table:table-cell table:formula="of:=AVERAGE([.B140:.B151])" office:value-type="float" office:value="16.3916666666667" calcext:value-type="float">
            <text:p>16,3916666667</text:p>
          </table:table-cell>
          <table:table-cell table:formula="of:=[.D151]-[.C151]" office:value-type="float" office:value="16.2240180442266" calcext:value-type="float">
            <text:p>16,2240180442</text:p>
          </table:table-cell>
          <table:table-cell table:formula="of:=[.D151]-[.D139]" office:value-type="float" office:value="0.0583333333333371" calcext:value-type="float">
            <text:p>0,0583333333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1:.B152])" office:value-type="float" office:value="0.164039906452945" calcext:value-type="float">
            <text:p>0,1640399065</text:p>
          </table:table-cell>
          <table:table-cell table:formula="of:=AVERAGE([.B141:.B152])" office:value-type="float" office:value="16.4090909090909" calcext:value-type="float">
            <text:p>16,4090909091</text:p>
          </table:table-cell>
          <table:table-cell table:formula="of:=[.D152]-[.C152]" office:value-type="float" office:value="16.245051002638" calcext:value-type="float">
            <text:p>16,2450510026</text:p>
          </table:table-cell>
          <table:table-cell table:formula="of:=[.D152]-[.D140]" office:value-type="float" office:value="0.100757575757577" calcext:value-type="float">
            <text:p>0,1007575758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2:.B153])" office:value-type="float" office:value="0.156702123647242" calcext:value-type="float">
            <text:p>0,1567021236</text:p>
          </table:table-cell>
          <table:table-cell table:formula="of:=AVERAGE([.B142:.B153])" office:value-type="float" office:value="16.43" calcext:value-type="float">
            <text:p>16,43</text:p>
          </table:table-cell>
          <table:table-cell table:formula="of:=[.D153]-[.C153]" office:value-type="float" office:value="16.2732978763528" calcext:value-type="float">
            <text:p>16,2732978764</text:p>
          </table:table-cell>
          <table:table-cell table:formula="of:=[.D153]-[.D141]" office:value-type="float" office:value="0.138333333333335" calcext:value-type="float">
            <text:p>0,1383333333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3:.B154])" office:value-type="float" office:value="0.132287565553229" calcext:value-type="float">
            <text:p>0,1322875656</text:p>
          </table:table-cell>
          <table:table-cell table:formula="of:=AVERAGE([.B143:.B154])" office:value-type="float" office:value="16.4" calcext:value-type="float">
            <text:p>16,4</text:p>
          </table:table-cell>
          <table:table-cell table:formula="of:=[.D154]-[.C154]" office:value-type="float" office:value="16.2677124344468" calcext:value-type="float">
            <text:p>16,2677124344</text:p>
          </table:table-cell>
          <table:table-cell table:formula="of:=[.D154]-[.D142]" office:value-type="float" office:value="0.0833333333333286" calcext:value-type="float">
            <text:p>0,0833333333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4:.B155])" office:value-type="float" office:value="0.0744023809142838" calcext:value-type="float">
            <text:p>0,0744023809</text:p>
          </table:table-cell>
          <table:table-cell table:formula="of:=AVERAGE([.B144:.B155])" office:value-type="float" office:value="16.3625" calcext:value-type="float">
            <text:p>16,3625</text:p>
          </table:table-cell>
          <table:table-cell table:formula="of:=[.D155]-[.C155]" office:value-type="float" office:value="16.2880976190857" calcext:value-type="float">
            <text:p>16,2880976191</text:p>
          </table:table-cell>
          <table:table-cell table:formula="of:=[.D155]-[.D143]" office:value-type="float" office:value="0.0208333333333321" calcext:value-type="float">
            <text:p>0,0208333333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5:.B156])" office:value-type="float" office:value="0.0534522483824837" calcext:value-type="float">
            <text:p>0,0534522484</text:p>
          </table:table-cell>
          <table:table-cell table:formula="of:=AVERAGE([.B145:.B156])" office:value-type="float" office:value="16.3428571428571" calcext:value-type="float">
            <text:p>16,3428571429</text:p>
          </table:table-cell>
          <table:table-cell table:formula="of:=[.D156]-[.C156]" office:value-type="float" office:value="16.2894048944747" calcext:value-type="float">
            <text:p>16,2894048945</text:p>
          </table:table-cell>
          <table:table-cell table:formula="of:=[.D156]-[.D144]" office:value-type="float" office:value="-0.00714285714285978" calcext:value-type="float">
            <text:p>-0,0071428571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6:.B157])" office:value-type="float" office:value="0.0516397779494311" calcext:value-type="float">
            <text:p>0,0516397779</text:p>
          </table:table-cell>
          <table:table-cell table:formula="of:=AVERAGE([.B146:.B157])" office:value-type="float" office:value="16.3333333333333" calcext:value-type="float">
            <text:p>16,3333333333</text:p>
          </table:table-cell>
          <table:table-cell table:formula="of:=[.D157]-[.C157]" office:value-type="float" office:value="16.2816935553839" calcext:value-type="float">
            <text:p>16,2816935554</text:p>
          </table:table-cell>
          <table:table-cell table:formula="of:=[.D157]-[.D145]" office:value-type="float" office:value="-0.0166666666666657" calcext:value-type="float">
            <text:p>-0,0166666667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7:.B158])" office:value-type="float" office:value="0.0447213595499948" calcext:value-type="float">
            <text:p>0,0447213595</text:p>
          </table:table-cell>
          <table:table-cell table:formula="of:=AVERAGE([.B147:.B158])" office:value-type="float" office:value="16.32" calcext:value-type="float">
            <text:p>16,32</text:p>
          </table:table-cell>
          <table:table-cell table:formula="of:=[.D158]-[.C158]" office:value-type="float" office:value="16.27527864045" calcext:value-type="float">
            <text:p>16,2752786405</text:p>
          </table:table-cell>
          <table:table-cell table:formula="of:=[.D158]-[.D146]" office:value-type="float" office:value="-0.0300000000000011" calcext:value-type="float">
            <text:p>-0,03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8:.B159])" office:value-type="float" office:value="0" calcext:value-type="float">
            <text:p>0</text:p>
          </table:table-cell>
          <table:table-cell table:formula="of:=AVERAGE([.B148:.B159])" office:value-type="float" office:value="16.3" calcext:value-type="float">
            <text:p>16,3</text:p>
          </table:table-cell>
          <table:table-cell table:formula="of:=[.D159]-[.C159]" office:value-type="float" office:value="16.3" calcext:value-type="float">
            <text:p>16,3</text:p>
          </table:table-cell>
          <table:table-cell table:formula="of:=[.D159]-[.D147]" office:value-type="float" office:value="-0.0500000000000007" calcext:value-type="float">
            <text:p>-0,05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9:.B160])" office:value-type="float" office:value="0" calcext:value-type="float">
            <text:p>0</text:p>
          </table:table-cell>
          <table:table-cell table:formula="of:=AVERAGE([.B149:.B160])" office:value-type="float" office:value="16.3" calcext:value-type="float">
            <text:p>16,3</text:p>
          </table:table-cell>
          <table:table-cell table:formula="of:=[.D160]-[.C160]" office:value-type="float" office:value="16.3" calcext:value-type="float">
            <text:p>16,3</text:p>
          </table:table-cell>
          <table:table-cell table:formula="of:=[.D160]-[.D148]" office:value-type="float" office:value="-0.0583333333333336" calcext:value-type="float">
            <text:p>-0,0583333333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0:.B161])" office:value-type="float" office:value="0" calcext:value-type="float">
            <text:p>0</text:p>
          </table:table-cell>
          <table:table-cell table:formula="of:=AVERAGE([.B150:.B161])" office:value-type="float" office:value="16.3" calcext:value-type="float">
            <text:p>16,3</text:p>
          </table:table-cell>
          <table:table-cell table:formula="of:=[.D161]-[.C161]" office:value-type="float" office:value="16.3" calcext:value-type="float">
            <text:p>16,3</text:p>
          </table:table-cell>
          <table:table-cell table:formula="of:=[.D161]-[.D149]" office:value-type="float" office:value="-0.06666666666667" calcext:value-type="float">
            <text:p>-0,0666666667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1:.B162])" office:value-type="string" office:string-value="" calcext:value-type="error">
            <text:p>#DIV/0!</text:p>
          </table:table-cell>
          <table:table-cell table:formula="of:=AVERAGE([.B151:.B162])" office:value-type="float" office:value="16.3" calcext:value-type="float">
            <text:p>16,3</text:p>
          </table:table-cell>
          <table:table-cell table:formula="of:=[.D162]-[.C162]" office:value-type="string" office:string-value="" calcext:value-type="error">
            <text:p>#DIV/0!</text:p>
          </table:table-cell>
          <table:table-cell table:formula="of:=[.D162]-[.D150]" office:value-type="float" office:value="-0.0750000000000028" calcext:value-type="float">
            <text:p>-0,075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2:.B163])" office:value-type="string" office:string-value="" calcext:value-type="error">
            <text:p>#DIV/0!</text:p>
          </table:table-cell>
          <table:table-cell table:formula="of:=AVERAGE([.B152:.B163])" office:value-type="string" office:string-value="" calcext:value-type="error">
            <text:p>#DIV/0!</text:p>
          </table:table-cell>
          <table:table-cell table:formula="of:=[.D163]-[.C163]" office:value-type="string" office:string-value="" calcext:value-type="error">
            <text:p>#DIV/0!</text:p>
          </table:table-cell>
          <table:table-cell table:formula="of:=[.D163]-[.D151]" office:value-type="float" office:value="-16.3916666666667" calcext:value-type="float">
            <text:p>-16,3916666667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3:.B164])" office:value-type="string" office:string-value="" calcext:value-type="error">
            <text:p>#DIV/0!</text:p>
          </table:table-cell>
          <table:table-cell table:formula="of:=AVERAGE([.B153:.B164])" office:value-type="string" office:string-value="" calcext:value-type="error">
            <text:p>#DIV/0!</text:p>
          </table:table-cell>
          <table:table-cell table:formula="of:=[.D164]-[.C164]" office:value-type="string" office:string-value="" calcext:value-type="error">
            <text:p>#DIV/0!</text:p>
          </table:table-cell>
          <table:table-cell table:formula="of:=[.D164]-[.D152]" office:value-type="float" office:value="-16.4090909090909" calcext:value-type="float">
            <text:p>-16,4090909091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4:.B165])" office:value-type="string" office:string-value="" calcext:value-type="error">
            <text:p>#DIV/0!</text:p>
          </table:table-cell>
          <table:table-cell table:formula="of:=AVERAGE([.B154:.B165])" office:value-type="string" office:string-value="" calcext:value-type="error">
            <text:p>#DIV/0!</text:p>
          </table:table-cell>
          <table:table-cell table:formula="of:=[.D165]-[.C165]" office:value-type="string" office:string-value="" calcext:value-type="error">
            <text:p>#DIV/0!</text:p>
          </table:table-cell>
          <table:table-cell table:formula="of:=[.D165]-[.D153]" office:value-type="float" office:value="-16.43" calcext:value-type="float">
            <text:p>-16,43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5:.B166])" office:value-type="string" office:string-value="" calcext:value-type="error">
            <text:p>#DIV/0!</text:p>
          </table:table-cell>
          <table:table-cell table:formula="of:=AVERAGE([.B155:.B166])" office:value-type="string" office:string-value="" calcext:value-type="error">
            <text:p>#DIV/0!</text:p>
          </table:table-cell>
          <table:table-cell table:formula="of:=[.D166]-[.C166]" office:value-type="string" office:string-value="" calcext:value-type="error">
            <text:p>#DIV/0!</text:p>
          </table:table-cell>
          <table:table-cell table:formula="of:=[.D166]-[.D154]" office:value-type="float" office:value="-16.4" calcext:value-type="float">
            <text:p>-16,4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6:.B167])" office:value-type="string" office:string-value="" calcext:value-type="error">
            <text:p>#DIV/0!</text:p>
          </table:table-cell>
          <table:table-cell table:formula="of:=AVERAGE([.B156:.B167])" office:value-type="string" office:string-value="" calcext:value-type="error">
            <text:p>#DIV/0!</text:p>
          </table:table-cell>
          <table:table-cell table:formula="of:=[.D167]-[.C167]" office:value-type="string" office:string-value="" calcext:value-type="error">
            <text:p>#DIV/0!</text:p>
          </table:table-cell>
          <table:table-cell table:formula="of:=[.D167]-[.D155]" office:value-type="float" office:value="-16.3625" calcext:value-type="float">
            <text:p>-16,3625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7:.B168])" office:value-type="string" office:string-value="" calcext:value-type="error">
            <text:p>#DIV/0!</text:p>
          </table:table-cell>
          <table:table-cell table:formula="of:=AVERAGE([.B157:.B168])" office:value-type="string" office:string-value="" calcext:value-type="error">
            <text:p>#DIV/0!</text:p>
          </table:table-cell>
          <table:table-cell table:formula="of:=[.D168]-[.C168]" office:value-type="string" office:string-value="" calcext:value-type="error">
            <text:p>#DIV/0!</text:p>
          </table:table-cell>
          <table:table-cell table:formula="of:=[.D168]-[.D156]" office:value-type="float" office:value="-16.3428571428571" calcext:value-type="float">
            <text:p>-16,3428571429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8:.B169])" office:value-type="string" office:string-value="" calcext:value-type="error">
            <text:p>#DIV/0!</text:p>
          </table:table-cell>
          <table:table-cell table:formula="of:=AVERAGE([.B158:.B169])" office:value-type="string" office:string-value="" calcext:value-type="error">
            <text:p>#DIV/0!</text:p>
          </table:table-cell>
          <table:table-cell table:formula="of:=[.D169]-[.C169]" office:value-type="string" office:string-value="" calcext:value-type="error">
            <text:p>#DIV/0!</text:p>
          </table:table-cell>
          <table:table-cell table:formula="of:=[.D169]-[.D157]" office:value-type="float" office:value="-16.3333333333333" calcext:value-type="float">
            <text:p>-16,3333333333</text:p>
          </table:table-cell>
          <table:table-cell table:number-columns-repeated="1000"/>
        </table:table-row>
      </table:table>
      <table:table table:name="Edits in database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Edits in database</text:p>
          </table:table-cell>
          <table:table-cell table:style-name="ce5" office:value-type="string" calcext:value-type="string">
            <text:p>StdDev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an – 1*StdDev</text:p>
          </table:table-cell>
          <table:table-cell table:style-name="ce7" office:value-type="string" calcext:value-type="string">
            <text:p>Diff</text:p>
          </table:table-cell>
          <table:table-cell table:style-name="ce8" table:number-columns-repeated="1000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200" calcext:value-type="float">
            <text:p>1200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2400" calcext:value-type="float">
            <text:p>2400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2100" calcext:value-type="float">
            <text:p>2100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1200" calcext:value-type="float">
            <text:p>1200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2300" calcext:value-type="float">
            <text:p>2300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3300" calcext:value-type="float">
            <text:p>3300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5100" calcext:value-type="float">
            <text:p>5100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5600" calcext:value-type="float">
            <text:p>5600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7400" calcext:value-type="float">
            <text:p>7400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4400" calcext:value-type="float">
            <text:p>4400</text:p>
          </table:table-cell>
          <table:table-cell table:formula="of:=COM.MICROSOFT.STDEV.S([.B2:.B13])" office:value-type="float" office:value="2305.94800560322" calcext:value-type="float">
            <text:p>2305,9480056032</text:p>
          </table:table-cell>
          <table:table-cell table:formula="of:=AVERAGE([.B2:.B13])" office:value-type="float" office:value="2918.75" calcext:value-type="float">
            <text:p>2918,75</text:p>
          </table:table-cell>
          <table:table-cell table:formula="of:=[.D13]-[.C13]" office:value-type="float" office:value="612.801994396783" calcext:value-type="float">
            <text:p>612,8019943968</text:p>
          </table:table-cell>
          <table:table-cell table:number-columns-repeated="1001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5700" calcext:value-type="float">
            <text:p>5700</text:p>
          </table:table-cell>
          <table:table-cell table:formula="of:=COM.MICROSOFT.STDEV.S([.B3:.B14])" office:value-type="float" office:value="2236.20812713817" calcext:value-type="float">
            <text:p>2236,2081271382</text:p>
          </table:table-cell>
          <table:table-cell table:formula="of:=AVERAGE([.B3:.B14])" office:value-type="float" office:value="3393.66666666667" calcext:value-type="float">
            <text:p>3393,6666666667</text:p>
          </table:table-cell>
          <table:table-cell table:formula="of:=[.D14]-[.C14]" office:value-type="float" office:value="1157.4585395285" calcext:value-type="float">
            <text:p>1157,4585395285</text:p>
          </table:table-cell>
          <table:table-cell table:number-columns-repeated="1001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4400" calcext:value-type="float">
            <text:p>4400</text:p>
          </table:table-cell>
          <table:table-cell table:formula="of:=COM.MICROSOFT.STDEV.S([.B4:.B15])" office:value-type="float" office:value="1978.73161087571" calcext:value-type="float">
            <text:p>1978,7316108757</text:p>
          </table:table-cell>
          <table:table-cell table:formula="of:=AVERAGE([.B4:.B15])" office:value-type="float" office:value="3758.33333333333" calcext:value-type="float">
            <text:p>3758,3333333333</text:p>
          </table:table-cell>
          <table:table-cell table:formula="of:=[.D15]-[.C15]" office:value-type="float" office:value="1779.60172245762" calcext:value-type="float">
            <text:p>1779,6017224576</text:p>
          </table:table-cell>
          <table:table-cell table:number-columns-repeated="1001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800" calcext:value-type="float">
            <text:p>3800</text:p>
          </table:table-cell>
          <table:table-cell table:formula="of:=COM.MICROSOFT.STDEV.S([.B5:.B16])" office:value-type="float" office:value="1808.12559901634" calcext:value-type="float">
            <text:p>1808,1255990163</text:p>
          </table:table-cell>
          <table:table-cell table:formula="of:=AVERAGE([.B5:.B16])" office:value-type="float" office:value="3975" calcext:value-type="float">
            <text:p>3975</text:p>
          </table:table-cell>
          <table:table-cell table:formula="of:=[.D16]-[.C16]" office:value-type="float" office:value="2166.87440098366" calcext:value-type="float">
            <text:p>2166,8744009837</text:p>
          </table:table-cell>
          <table:table-cell table:number-columns-repeated="1001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4400" calcext:value-type="float">
            <text:p>4400</text:p>
          </table:table-cell>
          <table:table-cell table:formula="of:=COM.MICROSOFT.STDEV.S([.B6:.B17])" office:value-type="float" office:value="1740.66775762184" calcext:value-type="float">
            <text:p>1740,6677576218</text:p>
          </table:table-cell>
          <table:table-cell table:formula="of:=AVERAGE([.B6:.B17])" office:value-type="float" office:value="4141.66666666667" calcext:value-type="float">
            <text:p>4141,6666666667</text:p>
          </table:table-cell>
          <table:table-cell table:formula="of:=[.D17]-[.C17]" office:value-type="float" office:value="2400.99890904483" calcext:value-type="float">
            <text:p>2400,9989090448</text:p>
          </table:table-cell>
          <table:table-cell table:number-columns-repeated="1001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5500" calcext:value-type="float">
            <text:p>5500</text:p>
          </table:table-cell>
          <table:table-cell table:formula="of:=COM.MICROSOFT.STDEV.S([.B7:.B18])" office:value-type="float" office:value="1652.61500768823" calcext:value-type="float">
            <text:p>1652,6150076882</text:p>
          </table:table-cell>
          <table:table-cell table:formula="of:=AVERAGE([.B7:.B18])" office:value-type="float" office:value="4425" calcext:value-type="float">
            <text:p>4425</text:p>
          </table:table-cell>
          <table:table-cell table:formula="of:=[.D18]-[.C18]" office:value-type="float" office:value="2772.38499231177" calcext:value-type="float">
            <text:p>2772,3849923118</text:p>
          </table:table-cell>
          <table:table-cell table:number-columns-repeated="1001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6900" calcext:value-type="float">
            <text:p>6900</text:p>
          </table:table-cell>
          <table:table-cell table:formula="of:=COM.MICROSOFT.STDEV.S([.B8:.B19])" office:value-type="float" office:value="1447.88246634996" calcext:value-type="float">
            <text:p>1447,88246635</text:p>
          </table:table-cell>
          <table:table-cell table:formula="of:=AVERAGE([.B8:.B19])" office:value-type="float" office:value="4900" calcext:value-type="float">
            <text:p>4900</text:p>
          </table:table-cell>
          <table:table-cell table:formula="of:=[.D19]-[.C19]" office:value-type="float" office:value="3452.11753365004" calcext:value-type="float">
            <text:p>3452,1175336501</text:p>
          </table:table-cell>
          <table:table-cell table:number-columns-repeated="1001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6700" calcext:value-type="float">
            <text:p>6700</text:p>
          </table:table-cell>
          <table:table-cell table:formula="of:=COM.MICROSOFT.STDEV.S([.B9:.B20])" office:value-type="float" office:value="1276.5958521384" calcext:value-type="float">
            <text:p>1276,5958521384</text:p>
          </table:table-cell>
          <table:table-cell table:formula="of:=AVERAGE([.B9:.B20])" office:value-type="float" office:value="5266.66666666667" calcext:value-type="float">
            <text:p>5266,6666666667</text:p>
          </table:table-cell>
          <table:table-cell table:formula="of:=[.D20]-[.C20]" office:value-type="float" office:value="3990.07081452827" calcext:value-type="float">
            <text:p>3990,0708145283</text:p>
          </table:table-cell>
          <table:table-cell table:number-columns-repeated="1001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6600" calcext:value-type="float">
            <text:p>6600</text:p>
          </table:table-cell>
          <table:table-cell table:formula="of:=COM.MICROSOFT.STDEV.S([.B10:.B21])" office:value-type="float" office:value="1164.98796976491" calcext:value-type="float">
            <text:p>1164,9879697649</text:p>
          </table:table-cell>
          <table:table-cell table:formula="of:=AVERAGE([.B10:.B21])" office:value-type="float" office:value="5541.66666666667" calcext:value-type="float">
            <text:p>5541,6666666667</text:p>
          </table:table-cell>
          <table:table-cell table:formula="of:=[.D21]-[.C21]" office:value-type="float" office:value="4376.67869690176" calcext:value-type="float">
            <text:p>4376,6786969018</text:p>
          </table:table-cell>
          <table:table-cell table:number-columns-repeated="1001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10000" calcext:value-type="float">
            <text:p>10000</text:p>
          </table:table-cell>
          <table:table-cell table:formula="of:=COM.MICROSOFT.STDEV.S([.B11:.B22])" office:value-type="float" office:value="1721.78554255327" calcext:value-type="float">
            <text:p>1721,7855425533</text:p>
          </table:table-cell>
          <table:table-cell table:formula="of:=AVERAGE([.B11:.B22])" office:value-type="float" office:value="5950" calcext:value-type="float">
            <text:p>5950</text:p>
          </table:table-cell>
          <table:table-cell table:formula="of:=[.D22]-[.C22]" office:value-type="float" office:value="4228.21445744673" calcext:value-type="float">
            <text:p>4228,2144574467</text:p>
          </table:table-cell>
          <table:table-cell table:number-columns-repeated="1001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8400" calcext:value-type="float">
            <text:p>8400</text:p>
          </table:table-cell>
          <table:table-cell table:formula="of:=COM.MICROSOFT.STDEV.S([.B12:.B23])" office:value-type="float" office:value="1854.64200580516" calcext:value-type="float">
            <text:p>1854,6420058052</text:p>
          </table:table-cell>
          <table:table-cell table:formula="of:=AVERAGE([.B12:.B23])" office:value-type="float" office:value="6183.33333333333" calcext:value-type="float">
            <text:p>6183,3333333333</text:p>
          </table:table-cell>
          <table:table-cell table:formula="of:=[.D23]-[.C23]" office:value-type="float" office:value="4328.69132752818" calcext:value-type="float">
            <text:p>4328,6913275282</text:p>
          </table:table-cell>
          <table:table-cell table:number-columns-repeated="1001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7800" calcext:value-type="float">
            <text:p>7800</text:p>
          </table:table-cell>
          <table:table-cell table:formula="of:=COM.MICROSOFT.STDEV.S([.B13:.B24])" office:value-type="float" office:value="1881.89137612009" calcext:value-type="float">
            <text:p>1881,8913761201</text:p>
          </table:table-cell>
          <table:table-cell table:formula="of:=AVERAGE([.B13:.B24])" office:value-type="float" office:value="6216.66666666667" calcext:value-type="float">
            <text:p>6216,6666666667</text:p>
          </table:table-cell>
          <table:table-cell table:formula="of:=[.D24]-[.C24]" office:value-type="float" office:value="4334.77529054658" calcext:value-type="float">
            <text:p>4334,7752905466</text:p>
          </table:table-cell>
          <table:table-cell table:number-columns-repeated="1001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9600" calcext:value-type="float">
            <text:p>9600</text:p>
          </table:table-cell>
          <table:table-cell table:formula="of:=COM.MICROSOFT.STDEV.S([.B14:.B25])" office:value-type="float" office:value="2019.2257742196" calcext:value-type="float">
            <text:p>2019,2257742196</text:p>
          </table:table-cell>
          <table:table-cell table:formula="of:=AVERAGE([.B14:.B25])" office:value-type="float" office:value="6650" calcext:value-type="float">
            <text:p>6650</text:p>
          </table:table-cell>
          <table:table-cell table:formula="of:=[.D25]-[.C25]" office:value-type="float" office:value="4630.7742257804" calcext:value-type="float">
            <text:p>4630,7742257804</text:p>
          </table:table-cell>
          <table:table-cell table:formula="of:=[.D25]-[.D13]" office:value-type="float" office:value="3731.25" calcext:value-type="float">
            <text:p>3731,25</text:p>
          </table:table-cell>
          <table:table-cell table:number-columns-repeated="1000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10000" calcext:value-type="float">
            <text:p>10000</text:p>
          </table:table-cell>
          <table:table-cell table:formula="of:=COM.MICROSOFT.STDEV.S([.B15:.B26])" office:value-type="float" office:value="2208.02599347897" calcext:value-type="float">
            <text:p>2208,025993479</text:p>
          </table:table-cell>
          <table:table-cell table:formula="of:=AVERAGE([.B15:.B26])" office:value-type="float" office:value="7008.33333333333" calcext:value-type="float">
            <text:p>7008,3333333333</text:p>
          </table:table-cell>
          <table:table-cell table:formula="of:=[.D26]-[.C26]" office:value-type="float" office:value="4800.30733985436" calcext:value-type="float">
            <text:p>4800,3073398544</text:p>
          </table:table-cell>
          <table:table-cell table:formula="of:=[.D26]-[.D14]" office:value-type="float" office:value="3614.66666666667" calcext:value-type="float">
            <text:p>3614,6666666667</text:p>
          </table:table-cell>
          <table:table-cell table:number-columns-repeated="1000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2000" calcext:value-type="float">
            <text:p>12000</text:p>
          </table:table-cell>
          <table:table-cell table:formula="of:=COM.MICROSOFT.STDEV.S([.B16:.B27])" office:value-type="float" office:value="2466.67178541647" calcext:value-type="float">
            <text:p>2466,6717854165</text:p>
          </table:table-cell>
          <table:table-cell table:formula="of:=AVERAGE([.B16:.B27])" office:value-type="float" office:value="7641.66666666667" calcext:value-type="float">
            <text:p>7641,6666666667</text:p>
          </table:table-cell>
          <table:table-cell table:formula="of:=[.D27]-[.C27]" office:value-type="float" office:value="5174.99488125019" calcext:value-type="float">
            <text:p>5174,9948812502</text:p>
          </table:table-cell>
          <table:table-cell table:formula="of:=[.D27]-[.D15]" office:value-type="float" office:value="3883.33333333333" calcext:value-type="float">
            <text:p>3883,3333333333</text:p>
          </table:table-cell>
          <table:table-cell table:number-columns-repeated="1000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7400" calcext:value-type="float">
            <text:p>7400</text:p>
          </table:table-cell>
          <table:table-cell table:formula="of:=COM.MICROSOFT.STDEV.S([.B17:.B28])" office:value-type="float" office:value="2156.36829934597" calcext:value-type="float">
            <text:p>2156,368299346</text:p>
          </table:table-cell>
          <table:table-cell table:formula="of:=AVERAGE([.B17:.B28])" office:value-type="float" office:value="7941.66666666667" calcext:value-type="float">
            <text:p>7941,6666666667</text:p>
          </table:table-cell>
          <table:table-cell table:formula="of:=[.D28]-[.C28]" office:value-type="float" office:value="5785.2983673207" calcext:value-type="float">
            <text:p>5785,2983673207</text:p>
          </table:table-cell>
          <table:table-cell table:formula="of:=[.D28]-[.D16]" office:value-type="float" office:value="3966.66666666667" calcext:value-type="float">
            <text:p>3966,6666666667</text:p>
          </table:table-cell>
          <table:table-cell table:number-columns-repeated="1000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4000" calcext:value-type="float">
            <text:p>14000</text:p>
          </table:table-cell>
          <table:table-cell table:formula="of:=COM.MICROSOFT.STDEV.S([.B18:.B29])" office:value-type="float" office:value="2479.53746908694" calcext:value-type="float">
            <text:p>2479,5374690869</text:p>
          </table:table-cell>
          <table:table-cell table:formula="of:=AVERAGE([.B18:.B29])" office:value-type="float" office:value="8741.66666666667" calcext:value-type="float">
            <text:p>8741,6666666667</text:p>
          </table:table-cell>
          <table:table-cell table:formula="of:=[.D29]-[.C29]" office:value-type="float" office:value="6262.12919757973" calcext:value-type="float">
            <text:p>6262,1291975797</text:p>
          </table:table-cell>
          <table:table-cell table:formula="of:=[.D29]-[.D17]" office:value-type="float" office:value="4600" calcext:value-type="float">
            <text:p>4600</text:p>
          </table:table-cell>
          <table:table-cell table:number-columns-repeated="1000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13000" calcext:value-type="float">
            <text:p>13000</text:p>
          </table:table-cell>
          <table:table-cell table:formula="of:=COM.MICROSOFT.STDEV.S([.B19:.B30])" office:value-type="float" office:value="2532.81493898617" calcext:value-type="float">
            <text:p>2532,8149389862</text:p>
          </table:table-cell>
          <table:table-cell table:formula="of:=AVERAGE([.B19:.B30])" office:value-type="float" office:value="9366.66666666667" calcext:value-type="float">
            <text:p>9366,6666666667</text:p>
          </table:table-cell>
          <table:table-cell table:formula="of:=[.D30]-[.C30]" office:value-type="float" office:value="6833.8517276805" calcext:value-type="float">
            <text:p>6833,8517276805</text:p>
          </table:table-cell>
          <table:table-cell table:formula="of:=[.D30]-[.D18]" office:value-type="float" office:value="4941.66666666667" calcext:value-type="float">
            <text:p>4941,6666666667</text:p>
          </table:table-cell>
          <table:table-cell table:number-columns-repeated="1000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4000" calcext:value-type="float">
            <text:p>14000</text:p>
          </table:table-cell>
          <table:table-cell table:formula="of:=COM.MICROSOFT.STDEV.S([.B20:.B31])" office:value-type="float" office:value="2726.12223208029" calcext:value-type="float">
            <text:p>2726,1222320803</text:p>
          </table:table-cell>
          <table:table-cell table:formula="of:=AVERAGE([.B20:.B31])" office:value-type="float" office:value="9958.33333333333" calcext:value-type="float">
            <text:p>9958,3333333333</text:p>
          </table:table-cell>
          <table:table-cell table:formula="of:=[.D31]-[.C31]" office:value-type="float" office:value="7232.21110125304" calcext:value-type="float">
            <text:p>7232,2111012531</text:p>
          </table:table-cell>
          <table:table-cell table:formula="of:=[.D31]-[.D19]" office:value-type="float" office:value="5058.33333333333" calcext:value-type="float">
            <text:p>5058,3333333333</text:p>
          </table:table-cell>
          <table:table-cell table:number-columns-repeated="1000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7000" calcext:value-type="float">
            <text:p>17000</text:p>
          </table:table-cell>
          <table:table-cell table:formula="of:=COM.MICROSOFT.STDEV.S([.B21:.B32])" office:value-type="float" office:value="3189.13876471471" calcext:value-type="float">
            <text:p>3189,1387647147</text:p>
          </table:table-cell>
          <table:table-cell table:formula="of:=AVERAGE([.B21:.B32])" office:value-type="float" office:value="10816.6666666667" calcext:value-type="float">
            <text:p>10816,6666666667</text:p>
          </table:table-cell>
          <table:table-cell table:formula="of:=[.D32]-[.C32]" office:value-type="float" office:value="7627.52790195196" calcext:value-type="float">
            <text:p>7627,527901952</text:p>
          </table:table-cell>
          <table:table-cell table:formula="of:=[.D32]-[.D20]" office:value-type="float" office:value="5550" calcext:value-type="float">
            <text:p>5550</text:p>
          </table:table-cell>
          <table:table-cell table:number-columns-repeated="1000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1000" calcext:value-type="float">
            <text:p>11000</text:p>
          </table:table-cell>
          <table:table-cell table:formula="of:=COM.MICROSOFT.STDEV.S([.B22:.B33])" office:value-type="float" office:value="2900.10449132545" calcext:value-type="float">
            <text:p>2900,1044913255</text:p>
          </table:table-cell>
          <table:table-cell table:formula="of:=AVERAGE([.B22:.B33])" office:value-type="float" office:value="11183.3333333333" calcext:value-type="float">
            <text:p>11183,3333333333</text:p>
          </table:table-cell>
          <table:table-cell table:formula="of:=[.D33]-[.C33]" office:value-type="float" office:value="8283.22884200788" calcext:value-type="float">
            <text:p>8283,2288420079</text:p>
          </table:table-cell>
          <table:table-cell table:formula="of:=[.D33]-[.D21]" office:value-type="float" office:value="5641.66666666667" calcext:value-type="float">
            <text:p>5641,6666666667</text:p>
          </table:table-cell>
          <table:table-cell table:number-columns-repeated="1000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6000" calcext:value-type="float">
            <text:p>16000</text:p>
          </table:table-cell>
          <table:table-cell table:formula="of:=COM.MICROSOFT.STDEV.S([.B23:.B34])" office:value-type="float" office:value="3181.14711538102" calcext:value-type="float">
            <text:p>3181,147115381</text:p>
          </table:table-cell>
          <table:table-cell table:formula="of:=AVERAGE([.B23:.B34])" office:value-type="float" office:value="11683.3333333333" calcext:value-type="float">
            <text:p>11683,3333333333</text:p>
          </table:table-cell>
          <table:table-cell table:formula="of:=[.D34]-[.C34]" office:value-type="float" office:value="8502.18621795232" calcext:value-type="float">
            <text:p>8502,1862179523</text:p>
          </table:table-cell>
          <table:table-cell table:formula="of:=[.D34]-[.D22]" office:value-type="float" office:value="5733.33333333333" calcext:value-type="float">
            <text:p>5733,3333333333</text:p>
          </table:table-cell>
          <table:table-cell table:number-columns-repeated="1000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4000" calcext:value-type="float">
            <text:p>14000</text:p>
          </table:table-cell>
          <table:table-cell table:formula="of:=COM.MICROSOFT.STDEV.S([.B24:.B35])" office:value-type="float" office:value="3064.31068920891" calcext:value-type="float">
            <text:p>3064,3106892089</text:p>
          </table:table-cell>
          <table:table-cell table:formula="of:=AVERAGE([.B24:.B35])" office:value-type="float" office:value="12150" calcext:value-type="float">
            <text:p>12150</text:p>
          </table:table-cell>
          <table:table-cell table:formula="of:=[.D35]-[.C35]" office:value-type="float" office:value="9085.68931079109" calcext:value-type="float">
            <text:p>9085,6893107911</text:p>
          </table:table-cell>
          <table:table-cell table:formula="of:=[.D35]-[.D23]" office:value-type="float" office:value="5966.66666666667" calcext:value-type="float">
            <text:p>5966,6666666667</text:p>
          </table:table-cell>
          <table:table-cell table:number-columns-repeated="1000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8000" calcext:value-type="float">
            <text:p>18000</text:p>
          </table:table-cell>
          <table:table-cell table:formula="of:=COM.MICROSOFT.STDEV.S([.B25:.B36])" office:value-type="float" office:value="3161.12753186696" calcext:value-type="float">
            <text:p>3161,127531867</text:p>
          </table:table-cell>
          <table:table-cell table:formula="of:=AVERAGE([.B25:.B36])" office:value-type="float" office:value="13000" calcext:value-type="float">
            <text:p>13000</text:p>
          </table:table-cell>
          <table:table-cell table:formula="of:=[.D36]-[.C36]" office:value-type="float" office:value="9838.87246813304" calcext:value-type="float">
            <text:p>9838,8724681331</text:p>
          </table:table-cell>
          <table:table-cell table:formula="of:=[.D36]-[.D24]" office:value-type="float" office:value="6783.33333333333" calcext:value-type="float">
            <text:p>6783,3333333333</text:p>
          </table:table-cell>
          <table:table-cell table:number-columns-repeated="1000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4000" calcext:value-type="float">
            <text:p>14000</text:p>
          </table:table-cell>
          <table:table-cell table:formula="of:=COM.MICROSOFT.STDEV.S([.B26:.B37])" office:value-type="float" office:value="2980.94961481415" calcext:value-type="float">
            <text:p>2980,9496148142</text:p>
          </table:table-cell>
          <table:table-cell table:formula="of:=AVERAGE([.B26:.B37])" office:value-type="float" office:value="13366.6666666667" calcext:value-type="float">
            <text:p>13366,6666666667</text:p>
          </table:table-cell>
          <table:table-cell table:formula="of:=[.D37]-[.C37]" office:value-type="float" office:value="10385.7170518525" calcext:value-type="float">
            <text:p>10385,7170518525</text:p>
          </table:table-cell>
          <table:table-cell table:formula="of:=[.D37]-[.D25]" office:value-type="float" office:value="6716.66666666667" calcext:value-type="float">
            <text:p>6716,6666666667</text:p>
          </table:table-cell>
          <table:table-cell table:number-columns-repeated="1000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1000" calcext:value-type="float">
            <text:p>11000</text:p>
          </table:table-cell>
          <table:table-cell table:formula="of:=COM.MICROSOFT.STDEV.S([.B27:.B38])" office:value-type="float" office:value="2890.89479699153" calcext:value-type="float">
            <text:p>2890,8947969915</text:p>
          </table:table-cell>
          <table:table-cell table:formula="of:=AVERAGE([.B27:.B38])" office:value-type="float" office:value="13450" calcext:value-type="float">
            <text:p>13450</text:p>
          </table:table-cell>
          <table:table-cell table:formula="of:=[.D38]-[.C38]" office:value-type="float" office:value="10559.1052030085" calcext:value-type="float">
            <text:p>10559,1052030085</text:p>
          </table:table-cell>
          <table:table-cell table:formula="of:=[.D38]-[.D26]" office:value-type="float" office:value="6441.66666666667" calcext:value-type="float">
            <text:p>6441,6666666667</text:p>
          </table:table-cell>
          <table:table-cell table:number-columns-repeated="1000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4000" calcext:value-type="float">
            <text:p>14000</text:p>
          </table:table-cell>
          <table:table-cell table:formula="of:=COM.MICROSOFT.STDEV.S([.B28:.B39])" office:value-type="float" office:value="2857.15476187996" calcext:value-type="float">
            <text:p>2857,15476188</text:p>
          </table:table-cell>
          <table:table-cell table:formula="of:=AVERAGE([.B28:.B39])" office:value-type="float" office:value="13616.6666666667" calcext:value-type="float">
            <text:p>13616,6666666667</text:p>
          </table:table-cell>
          <table:table-cell table:formula="of:=[.D39]-[.C39]" office:value-type="float" office:value="10759.5119047867" calcext:value-type="float">
            <text:p>10759,5119047867</text:p>
          </table:table-cell>
          <table:table-cell table:formula="of:=[.D39]-[.D27]" office:value-type="float" office:value="5975" calcext:value-type="float">
            <text:p>5975</text:p>
          </table:table-cell>
          <table:table-cell table:number-columns-repeated="1000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6000" calcext:value-type="float">
            <text:p>16000</text:p>
          </table:table-cell>
          <table:table-cell table:formula="of:=COM.MICROSOFT.STDEV.S([.B29:.B40])" office:value-type="float" office:value="2146.17347995464" calcext:value-type="float">
            <text:p>2146,1734799546</text:p>
          </table:table-cell>
          <table:table-cell table:formula="of:=AVERAGE([.B29:.B40])" office:value-type="float" office:value="14333.3333333333" calcext:value-type="float">
            <text:p>14333,3333333333</text:p>
          </table:table-cell>
          <table:table-cell table:formula="of:=[.D40]-[.C40]" office:value-type="float" office:value="12187.1598533787" calcext:value-type="float">
            <text:p>12187,1598533787</text:p>
          </table:table-cell>
          <table:table-cell table:formula="of:=[.D40]-[.D28]" office:value-type="float" office:value="6391.66666666667" calcext:value-type="float">
            <text:p>6391,6666666667</text:p>
          </table:table-cell>
          <table:table-cell table:number-columns-repeated="1000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20000" calcext:value-type="float">
            <text:p>20000</text:p>
          </table:table-cell>
          <table:table-cell table:formula="of:=COM.MICROSOFT.STDEV.S([.B30:.B41])" office:value-type="float" office:value="2691.17525301201" calcext:value-type="float">
            <text:p>2691,175253012</text:p>
          </table:table-cell>
          <table:table-cell table:formula="of:=AVERAGE([.B30:.B41])" office:value-type="float" office:value="14833.3333333333" calcext:value-type="float">
            <text:p>14833,3333333333</text:p>
          </table:table-cell>
          <table:table-cell table:formula="of:=[.D41]-[.C41]" office:value-type="float" office:value="12142.1580803213" calcext:value-type="float">
            <text:p>12142,1580803213</text:p>
          </table:table-cell>
          <table:table-cell table:formula="of:=[.D41]-[.D29]" office:value-type="float" office:value="6091.66666666667" calcext:value-type="float">
            <text:p>6091,6666666667</text:p>
          </table:table-cell>
          <table:table-cell table:number-columns-repeated="1000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7000" calcext:value-type="float">
            <text:p>17000</text:p>
          </table:table-cell>
          <table:table-cell table:formula="of:=COM.MICROSOFT.STDEV.S([.B31:.B42])" office:value-type="float" office:value="2691.17525301201" calcext:value-type="float">
            <text:p>2691,175253012</text:p>
          </table:table-cell>
          <table:table-cell table:formula="of:=AVERAGE([.B31:.B42])" office:value-type="float" office:value="15166.6666666667" calcext:value-type="float">
            <text:p>15166,6666666667</text:p>
          </table:table-cell>
          <table:table-cell table:formula="of:=[.D42]-[.C42]" office:value-type="float" office:value="12475.4914136547" calcext:value-type="float">
            <text:p>12475,4914136547</text:p>
          </table:table-cell>
          <table:table-cell table:formula="of:=[.D42]-[.D30]" office:value-type="float" office:value="5800" calcext:value-type="float">
            <text:p>5800</text:p>
          </table:table-cell>
          <table:table-cell table:number-columns-repeated="1000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8000" calcext:value-type="float">
            <text:p>18000</text:p>
          </table:table-cell>
          <table:table-cell table:formula="of:=COM.MICROSOFT.STDEV.S([.B32:.B43])" office:value-type="float" office:value="2779.79724571285" calcext:value-type="float">
            <text:p>2779,7972457129</text:p>
          </table:table-cell>
          <table:table-cell table:formula="of:=AVERAGE([.B32:.B43])" office:value-type="float" office:value="15500" calcext:value-type="float">
            <text:p>15500</text:p>
          </table:table-cell>
          <table:table-cell table:formula="of:=[.D43]-[.C43]" office:value-type="float" office:value="12720.2027542872" calcext:value-type="float">
            <text:p>12720,2027542872</text:p>
          </table:table-cell>
          <table:table-cell table:formula="of:=[.D43]-[.D31]" office:value-type="float" office:value="5541.66666666667" calcext:value-type="float">
            <text:p>5541,6666666667</text:p>
          </table:table-cell>
          <table:table-cell table:number-columns-repeated="1000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6000" calcext:value-type="float">
            <text:p>16000</text:p>
          </table:table-cell>
          <table:table-cell table:formula="of:=COM.MICROSOFT.STDEV.S([.B33:.B44])" office:value-type="float" office:value="2745.51976643381" calcext:value-type="float">
            <text:p>2745,5197664338</text:p>
          </table:table-cell>
          <table:table-cell table:formula="of:=AVERAGE([.B33:.B44])" office:value-type="float" office:value="15416.6666666667" calcext:value-type="float">
            <text:p>15416,6666666667</text:p>
          </table:table-cell>
          <table:table-cell table:formula="of:=[.D44]-[.C44]" office:value-type="float" office:value="12671.1469002329" calcext:value-type="float">
            <text:p>12671,1469002329</text:p>
          </table:table-cell>
          <table:table-cell table:formula="of:=[.D44]-[.D32]" office:value-type="float" office:value="4600" calcext:value-type="float">
            <text:p>4600</text:p>
          </table:table-cell>
          <table:table-cell table:number-columns-repeated="1000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8000" calcext:value-type="float">
            <text:p>18000</text:p>
          </table:table-cell>
          <table:table-cell table:formula="of:=COM.MICROSOFT.STDEV.S([.B34:.B45])" office:value-type="float" office:value="2449.48974278318" calcext:value-type="float">
            <text:p>2449,4897427832</text:p>
          </table:table-cell>
          <table:table-cell table:formula="of:=AVERAGE([.B34:.B45])" office:value-type="float" office:value="16000" calcext:value-type="float">
            <text:p>16000</text:p>
          </table:table-cell>
          <table:table-cell table:formula="of:=[.D45]-[.C45]" office:value-type="float" office:value="13550.5102572168" calcext:value-type="float">
            <text:p>13550,5102572168</text:p>
          </table:table-cell>
          <table:table-cell table:formula="of:=[.D45]-[.D33]" office:value-type="float" office:value="4816.66666666667" calcext:value-type="float">
            <text:p>4816,6666666667</text:p>
          </table:table-cell>
          <table:table-cell table:number-columns-repeated="1000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9000" calcext:value-type="float">
            <text:p>19000</text:p>
          </table:table-cell>
          <table:table-cell table:formula="of:=COM.MICROSOFT.STDEV.S([.B35:.B46])" office:value-type="float" office:value="2598.07621135332" calcext:value-type="float">
            <text:p>2598,0762113533</text:p>
          </table:table-cell>
          <table:table-cell table:formula="of:=AVERAGE([.B35:.B46])" office:value-type="float" office:value="16250" calcext:value-type="float">
            <text:p>16250</text:p>
          </table:table-cell>
          <table:table-cell table:formula="of:=[.D46]-[.C46]" office:value-type="float" office:value="13651.9237886467" calcext:value-type="float">
            <text:p>13651,9237886467</text:p>
          </table:table-cell>
          <table:table-cell table:formula="of:=[.D46]-[.D34]" office:value-type="float" office:value="4566.66666666667" calcext:value-type="float">
            <text:p>4566,6666666667</text:p>
          </table:table-cell>
          <table:table-cell table:number-columns-repeated="1000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21000" calcext:value-type="float">
            <text:p>21000</text:p>
          </table:table-cell>
          <table:table-cell table:formula="of:=COM.MICROSOFT.STDEV.S([.B36:.B47])" office:value-type="float" office:value="2823.06517276824" calcext:value-type="float">
            <text:p>2823,0651727682</text:p>
          </table:table-cell>
          <table:table-cell table:formula="of:=AVERAGE([.B36:.B47])" office:value-type="float" office:value="16833.3333333333" calcext:value-type="float">
            <text:p>16833,3333333333</text:p>
          </table:table-cell>
          <table:table-cell table:formula="of:=[.D47]-[.C47]" office:value-type="float" office:value="14010.2681605651" calcext:value-type="float">
            <text:p>14010,2681605651</text:p>
          </table:table-cell>
          <table:table-cell table:formula="of:=[.D47]-[.D35]" office:value-type="float" office:value="4683.33333333333" calcext:value-type="float">
            <text:p>4683,3333333333</text:p>
          </table:table-cell>
          <table:table-cell table:number-columns-repeated="1000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24000" calcext:value-type="float">
            <text:p>24000</text:p>
          </table:table-cell>
          <table:table-cell table:formula="of:=COM.MICROSOFT.STDEV.S([.B37:.B48])" office:value-type="float" office:value="3498.91758154207" calcext:value-type="float">
            <text:p>3498,9175815421</text:p>
          </table:table-cell>
          <table:table-cell table:formula="of:=AVERAGE([.B37:.B48])" office:value-type="float" office:value="17333.3333333333" calcext:value-type="float">
            <text:p>17333,3333333333</text:p>
          </table:table-cell>
          <table:table-cell table:formula="of:=[.D48]-[.C48]" office:value-type="float" office:value="13834.4157517913" calcext:value-type="float">
            <text:p>13834,4157517913</text:p>
          </table:table-cell>
          <table:table-cell table:formula="of:=[.D48]-[.D36]" office:value-type="float" office:value="4333.33333333333" calcext:value-type="float">
            <text:p>4333,3333333333</text:p>
          </table:table-cell>
          <table:table-cell table:number-columns-repeated="1000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7000" calcext:value-type="float">
            <text:p>17000</text:p>
          </table:table-cell>
          <table:table-cell table:formula="of:=COM.MICROSOFT.STDEV.S([.B38:.B49])" office:value-type="float" office:value="3342.78961710761" calcext:value-type="float">
            <text:p>3342,7896171076</text:p>
          </table:table-cell>
          <table:table-cell table:formula="of:=AVERAGE([.B38:.B49])" office:value-type="float" office:value="17583.3333333333" calcext:value-type="float">
            <text:p>17583,3333333333</text:p>
          </table:table-cell>
          <table:table-cell table:formula="of:=[.D49]-[.C49]" office:value-type="float" office:value="14240.5437162257" calcext:value-type="float">
            <text:p>14240,5437162257</text:p>
          </table:table-cell>
          <table:table-cell table:formula="of:=[.D49]-[.D37]" office:value-type="float" office:value="4216.66666666667" calcext:value-type="float">
            <text:p>4216,6666666667</text:p>
          </table:table-cell>
          <table:table-cell table:number-columns-repeated="1000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21000" calcext:value-type="float">
            <text:p>21000</text:p>
          </table:table-cell>
          <table:table-cell table:formula="of:=COM.MICROSOFT.STDEV.S([.B39:.B50])" office:value-type="float" office:value="2745.51976643381" calcext:value-type="float">
            <text:p>2745,5197664338</text:p>
          </table:table-cell>
          <table:table-cell table:formula="of:=AVERAGE([.B39:.B50])" office:value-type="float" office:value="18416.6666666667" calcext:value-type="float">
            <text:p>18416,6666666667</text:p>
          </table:table-cell>
          <table:table-cell table:formula="of:=[.D50]-[.C50]" office:value-type="float" office:value="15671.1469002329" calcext:value-type="float">
            <text:p>15671,1469002329</text:p>
          </table:table-cell>
          <table:table-cell table:formula="of:=[.D50]-[.D38]" office:value-type="float" office:value="4966.66666666667" calcext:value-type="float">
            <text:p>4966,6666666667</text:p>
          </table:table-cell>
          <table:table-cell table:number-columns-repeated="1000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22000" calcext:value-type="float">
            <text:p>22000</text:p>
          </table:table-cell>
          <table:table-cell table:formula="of:=COM.MICROSOFT.STDEV.S([.B40:.B51])" office:value-type="float" office:value="2539.08835942542" calcext:value-type="float">
            <text:p>2539,0883594254</text:p>
          </table:table-cell>
          <table:table-cell table:formula="of:=AVERAGE([.B40:.B51])" office:value-type="float" office:value="19083.3333333333" calcext:value-type="float">
            <text:p>19083,3333333333</text:p>
          </table:table-cell>
          <table:table-cell table:formula="of:=[.D51]-[.C51]" office:value-type="float" office:value="16544.2449739079" calcext:value-type="float">
            <text:p>16544,2449739079</text:p>
          </table:table-cell>
          <table:table-cell table:formula="of:=[.D51]-[.D39]" office:value-type="float" office:value="5466.66666666667" calcext:value-type="float">
            <text:p>5466,6666666667</text:p>
          </table:table-cell>
          <table:table-cell table:number-columns-repeated="1000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4000" calcext:value-type="float">
            <text:p>14000</text:p>
          </table:table-cell>
          <table:table-cell table:formula="of:=COM.MICROSOFT.STDEV.S([.B41:.B52])" office:value-type="float" office:value="2810.96338494744" calcext:value-type="float">
            <text:p>2810,9633849474</text:p>
          </table:table-cell>
          <table:table-cell table:formula="of:=AVERAGE([.B41:.B52])" office:value-type="float" office:value="18916.6666666667" calcext:value-type="float">
            <text:p>18916,6666666667</text:p>
          </table:table-cell>
          <table:table-cell table:formula="of:=[.D52]-[.C52]" office:value-type="float" office:value="16105.7032817192" calcext:value-type="float">
            <text:p>16105,7032817192</text:p>
          </table:table-cell>
          <table:table-cell table:formula="of:=[.D52]-[.D40]" office:value-type="float" office:value="4583.33333333333" calcext:value-type="float">
            <text:p>4583,3333333333</text:p>
          </table:table-cell>
          <table:table-cell table:number-columns-repeated="1000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33000" calcext:value-type="float">
            <text:p>33000</text:p>
          </table:table-cell>
          <table:table-cell table:formula="of:=COM.MICROSOFT.STDEV.S([.B42:.B53])" office:value-type="float" office:value="4954.33694306862" calcext:value-type="float">
            <text:p>4954,3369430686</text:p>
          </table:table-cell>
          <table:table-cell table:formula="of:=AVERAGE([.B42:.B53])" office:value-type="float" office:value="20000" calcext:value-type="float">
            <text:p>20000</text:p>
          </table:table-cell>
          <table:table-cell table:formula="of:=[.D53]-[.C53]" office:value-type="float" office:value="15045.6630569314" calcext:value-type="float">
            <text:p>15045,6630569314</text:p>
          </table:table-cell>
          <table:table-cell table:formula="of:=[.D53]-[.D41]" office:value-type="float" office:value="5166.66666666667" calcext:value-type="float">
            <text:p>5166,6666666667</text:p>
          </table:table-cell>
          <table:table-cell table:number-columns-repeated="1000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7000" calcext:value-type="float">
            <text:p>17000</text:p>
          </table:table-cell>
          <table:table-cell table:formula="of:=COM.MICROSOFT.STDEV.S([.B43:.B54])" office:value-type="float" office:value="4954.33694306862" calcext:value-type="float">
            <text:p>4954,3369430686</text:p>
          </table:table-cell>
          <table:table-cell table:formula="of:=AVERAGE([.B43:.B54])" office:value-type="float" office:value="20000" calcext:value-type="float">
            <text:p>20000</text:p>
          </table:table-cell>
          <table:table-cell table:formula="of:=[.D54]-[.C54]" office:value-type="float" office:value="15045.6630569314" calcext:value-type="float">
            <text:p>15045,6630569314</text:p>
          </table:table-cell>
          <table:table-cell table:formula="of:=[.D54]-[.D42]" office:value-type="float" office:value="4833.33333333333" calcext:value-type="float">
            <text:p>4833,3333333333</text:p>
          </table:table-cell>
          <table:table-cell table:number-columns-repeated="1000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24000" calcext:value-type="float">
            <text:p>24000</text:p>
          </table:table-cell>
          <table:table-cell table:formula="of:=COM.MICROSOFT.STDEV.S([.B44:.B55])" office:value-type="float" office:value="5036.23235798711" calcext:value-type="float">
            <text:p>5036,2323579871</text:p>
          </table:table-cell>
          <table:table-cell table:formula="of:=AVERAGE([.B44:.B55])" office:value-type="float" office:value="20500" calcext:value-type="float">
            <text:p>20500</text:p>
          </table:table-cell>
          <table:table-cell table:formula="of:=[.D55]-[.C55]" office:value-type="float" office:value="15463.7676420129" calcext:value-type="float">
            <text:p>15463,7676420129</text:p>
          </table:table-cell>
          <table:table-cell table:formula="of:=[.D55]-[.D43]" office:value-type="float" office:value="5000" calcext:value-type="float">
            <text:p>5000</text:p>
          </table:table-cell>
          <table:table-cell table:number-columns-repeated="1000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23000" calcext:value-type="float">
            <text:p>23000</text:p>
          </table:table-cell>
          <table:table-cell table:formula="of:=COM.MICROSOFT.STDEV.S([.B45:.B56])" office:value-type="float" office:value="4870.28715474734" calcext:value-type="float">
            <text:p>4870,2871547474</text:p>
          </table:table-cell>
          <table:table-cell table:formula="of:=AVERAGE([.B45:.B56])" office:value-type="float" office:value="21083.3333333333" calcext:value-type="float">
            <text:p>21083,3333333333</text:p>
          </table:table-cell>
          <table:table-cell table:formula="of:=[.D56]-[.C56]" office:value-type="float" office:value="16213.046178586" calcext:value-type="float">
            <text:p>16213,046178586</text:p>
          </table:table-cell>
          <table:table-cell table:formula="of:=[.D56]-[.D44]" office:value-type="float" office:value="5666.66666666667" calcext:value-type="float">
            <text:p>5666,6666666667</text:p>
          </table:table-cell>
          <table:table-cell table:number-columns-repeated="1000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5000" calcext:value-type="float">
            <text:p>15000</text:p>
          </table:table-cell>
          <table:table-cell table:formula="of:=COM.MICROSOFT.STDEV.S([.B46:.B57])" office:value-type="float" office:value="5113.8552141721" calcext:value-type="float">
            <text:p>5113,8552141721</text:p>
          </table:table-cell>
          <table:table-cell table:formula="of:=AVERAGE([.B46:.B57])" office:value-type="float" office:value="20833.3333333333" calcext:value-type="float">
            <text:p>20833,3333333333</text:p>
          </table:table-cell>
          <table:table-cell table:formula="of:=[.D57]-[.C57]" office:value-type="float" office:value="15719.4781191612" calcext:value-type="float">
            <text:p>15719,4781191612</text:p>
          </table:table-cell>
          <table:table-cell table:formula="of:=[.D57]-[.D45]" office:value-type="float" office:value="4833.33333333333" calcext:value-type="float">
            <text:p>4833,3333333333</text:p>
          </table:table-cell>
          <table:table-cell table:number-columns-repeated="1000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8000" calcext:value-type="float">
            <text:p>18000</text:p>
          </table:table-cell>
          <table:table-cell table:formula="of:=COM.MICROSOFT.STDEV.S([.B47:.B58])" office:value-type="float" office:value="5154.43321987799" calcext:value-type="float">
            <text:p>5154,433219878</text:p>
          </table:table-cell>
          <table:table-cell table:formula="of:=AVERAGE([.B47:.B58])" office:value-type="float" office:value="20750" calcext:value-type="float">
            <text:p>20750</text:p>
          </table:table-cell>
          <table:table-cell table:formula="of:=[.D58]-[.C58]" office:value-type="float" office:value="15595.566780122" calcext:value-type="float">
            <text:p>15595,566780122</text:p>
          </table:table-cell>
          <table:table-cell table:formula="of:=[.D58]-[.D46]" office:value-type="float" office:value="4500" calcext:value-type="float">
            <text:p>4500</text:p>
          </table:table-cell>
          <table:table-cell table:number-columns-repeated="1000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9000" calcext:value-type="float">
            <text:p>19000</text:p>
          </table:table-cell>
          <table:table-cell table:formula="of:=COM.MICROSOFT.STDEV.S([.B48:.B59])" office:value-type="float" office:value="5177.89591056117" calcext:value-type="float">
            <text:p>5177,8959105612</text:p>
          </table:table-cell>
          <table:table-cell table:formula="of:=AVERAGE([.B48:.B59])" office:value-type="float" office:value="20583.3333333333" calcext:value-type="float">
            <text:p>20583,3333333333</text:p>
          </table:table-cell>
          <table:table-cell table:formula="of:=[.D59]-[.C59]" office:value-type="float" office:value="15405.4374227722" calcext:value-type="float">
            <text:p>15405,4374227722</text:p>
          </table:table-cell>
          <table:table-cell table:formula="of:=[.D59]-[.D47]" office:value-type="float" office:value="3750" calcext:value-type="float">
            <text:p>3750</text:p>
          </table:table-cell>
          <table:table-cell table:number-columns-repeated="1000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24000" calcext:value-type="float">
            <text:p>24000</text:p>
          </table:table-cell>
          <table:table-cell table:formula="of:=COM.MICROSOFT.STDEV.S([.B49:.B60])" office:value-type="float" office:value="5177.89591056117" calcext:value-type="float">
            <text:p>5177,8959105612</text:p>
          </table:table-cell>
          <table:table-cell table:formula="of:=AVERAGE([.B49:.B60])" office:value-type="float" office:value="20583.3333333333" calcext:value-type="float">
            <text:p>20583,3333333333</text:p>
          </table:table-cell>
          <table:table-cell table:formula="of:=[.D60]-[.C60]" office:value-type="float" office:value="15405.4374227722" calcext:value-type="float">
            <text:p>15405,4374227722</text:p>
          </table:table-cell>
          <table:table-cell table:formula="of:=[.D60]-[.D48]" office:value-type="float" office:value="3250" calcext:value-type="float">
            <text:p>3250</text:p>
          </table:table-cell>
          <table:table-cell table:number-columns-repeated="1000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6000" calcext:value-type="float">
            <text:p>16000</text:p>
          </table:table-cell>
          <table:table-cell table:formula="of:=COM.MICROSOFT.STDEV.S([.B50:.B61])" office:value-type="float" office:value="5248.37637231311" calcext:value-type="float">
            <text:p>5248,3763723131</text:p>
          </table:table-cell>
          <table:table-cell table:formula="of:=AVERAGE([.B50:.B61])" office:value-type="float" office:value="20500" calcext:value-type="float">
            <text:p>20500</text:p>
          </table:table-cell>
          <table:table-cell table:formula="of:=[.D61]-[.C61]" office:value-type="float" office:value="15251.6236276869" calcext:value-type="float">
            <text:p>15251,6236276869</text:p>
          </table:table-cell>
          <table:table-cell table:formula="of:=[.D61]-[.D49]" office:value-type="float" office:value="2916.66666666667" calcext:value-type="float">
            <text:p>2916,6666666667</text:p>
          </table:table-cell>
          <table:table-cell table:number-columns-repeated="1000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21000" calcext:value-type="float">
            <text:p>21000</text:p>
          </table:table-cell>
          <table:table-cell table:formula="of:=COM.MICROSOFT.STDEV.S([.B51:.B62])" office:value-type="float" office:value="5248.37637231311" calcext:value-type="float">
            <text:p>5248,3763723131</text:p>
          </table:table-cell>
          <table:table-cell table:formula="of:=AVERAGE([.B51:.B62])" office:value-type="float" office:value="20500" calcext:value-type="float">
            <text:p>20500</text:p>
          </table:table-cell>
          <table:table-cell table:formula="of:=[.D62]-[.C62]" office:value-type="float" office:value="15251.6236276869" calcext:value-type="float">
            <text:p>15251,6236276869</text:p>
          </table:table-cell>
          <table:table-cell table:formula="of:=[.D62]-[.D50]" office:value-type="float" office:value="2083.33333333333" calcext:value-type="float">
            <text:p>2083,3333333333</text:p>
          </table:table-cell>
          <table:table-cell table:number-columns-repeated="1000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20000" calcext:value-type="float">
            <text:p>20000</text:p>
          </table:table-cell>
          <table:table-cell table:formula="of:=COM.MICROSOFT.STDEV.S([.B52:.B63])" office:value-type="float" office:value="5228.12904711937" calcext:value-type="float">
            <text:p>5228,1290471194</text:p>
          </table:table-cell>
          <table:table-cell table:formula="of:=AVERAGE([.B52:.B63])" office:value-type="float" office:value="20333.3333333333" calcext:value-type="float">
            <text:p>20333,3333333333</text:p>
          </table:table-cell>
          <table:table-cell table:formula="of:=[.D63]-[.C63]" office:value-type="float" office:value="15105.204286214" calcext:value-type="float">
            <text:p>15105,204286214</text:p>
          </table:table-cell>
          <table:table-cell table:formula="of:=[.D63]-[.D51]" office:value-type="float" office:value="1250" calcext:value-type="float">
            <text:p>1250</text:p>
          </table:table-cell>
          <table:table-cell table:number-columns-repeated="1000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8000" calcext:value-type="float">
            <text:p>18000</text:p>
          </table:table-cell>
          <table:table-cell table:formula="of:=COM.MICROSOFT.STDEV.S([.B53:.B64])" office:value-type="float" office:value="4905.16116560976" calcext:value-type="float">
            <text:p>4905,1611656098</text:p>
          </table:table-cell>
          <table:table-cell table:formula="of:=AVERAGE([.B53:.B64])" office:value-type="float" office:value="20666.6666666667" calcext:value-type="float">
            <text:p>20666,6666666667</text:p>
          </table:table-cell>
          <table:table-cell table:formula="of:=[.D64]-[.C64]" office:value-type="float" office:value="15761.5055010569" calcext:value-type="float">
            <text:p>15761,5055010569</text:p>
          </table:table-cell>
          <table:table-cell table:formula="of:=[.D64]-[.D52]" office:value-type="float" office:value="1750" calcext:value-type="float">
            <text:p>1750</text:p>
          </table:table-cell>
          <table:table-cell table:number-columns-repeated="1000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9000" calcext:value-type="float">
            <text:p>19000</text:p>
          </table:table-cell>
          <table:table-cell table:formula="of:=COM.MICROSOFT.STDEV.S([.B54:.B65])" office:value-type="float" office:value="3000" calcext:value-type="float">
            <text:p>3000</text:p>
          </table:table-cell>
          <table:table-cell table:formula="of:=AVERAGE([.B54:.B65])" office:value-type="float" office:value="19500" calcext:value-type="float">
            <text:p>19500</text:p>
          </table:table-cell>
          <table:table-cell table:formula="of:=[.D65]-[.C65]" office:value-type="float" office:value="16500" calcext:value-type="float">
            <text:p>16500</text:p>
          </table:table-cell>
          <table:table-cell table:formula="of:=[.D65]-[.D53]" office:value-type="float" office:value="-500" calcext:value-type="float">
            <text:p>-500</text:p>
          </table:table-cell>
          <table:table-cell table:number-columns-repeated="1000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23000" calcext:value-type="float">
            <text:p>23000</text:p>
          </table:table-cell>
          <table:table-cell table:formula="of:=COM.MICROSOFT.STDEV.S([.B55:.B66])" office:value-type="float" office:value="3045.11531353531" calcext:value-type="float">
            <text:p>3045,1153135353</text:p>
          </table:table-cell>
          <table:table-cell table:formula="of:=AVERAGE([.B55:.B66])" office:value-type="float" office:value="20000" calcext:value-type="float">
            <text:p>20000</text:p>
          </table:table-cell>
          <table:table-cell table:formula="of:=[.D66]-[.C66]" office:value-type="float" office:value="16954.8846864647" calcext:value-type="float">
            <text:p>16954,8846864647</text:p>
          </table:table-cell>
          <table:table-cell table:formula="of:=[.D66]-[.D54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7000" calcext:value-type="float">
            <text:p>17000</text:p>
          </table:table-cell>
          <table:table-cell table:formula="of:=COM.MICROSOFT.STDEV.S([.B56:.B67])" office:value-type="float" office:value="2874.91765362967" calcext:value-type="float">
            <text:p>2874,9176536297</text:p>
          </table:table-cell>
          <table:table-cell table:formula="of:=AVERAGE([.B56:.B67])" office:value-type="float" office:value="19416.6666666667" calcext:value-type="float">
            <text:p>19416,6666666667</text:p>
          </table:table-cell>
          <table:table-cell table:formula="of:=[.D67]-[.C67]" office:value-type="float" office:value="16541.749013037" calcext:value-type="float">
            <text:p>16541,749013037</text:p>
          </table:table-cell>
          <table:table-cell table:formula="of:=[.D67]-[.D55]" office:value-type="float" office:value="-1083.33333333333" calcext:value-type="float">
            <text:p>-1083,3333333333</text:p>
          </table:table-cell>
          <table:table-cell table:number-columns-repeated="1000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28000" calcext:value-type="float">
            <text:p>28000</text:p>
          </table:table-cell>
          <table:table-cell table:formula="of:=COM.MICROSOFT.STDEV.S([.B57:.B68])" office:value-type="float" office:value="3688.63939767235" calcext:value-type="float">
            <text:p>3688,6393976724</text:p>
          </table:table-cell>
          <table:table-cell table:formula="of:=AVERAGE([.B57:.B68])" office:value-type="float" office:value="19833.3333333333" calcext:value-type="float">
            <text:p>19833,3333333333</text:p>
          </table:table-cell>
          <table:table-cell table:formula="of:=[.D68]-[.C68]" office:value-type="float" office:value="16144.693935661" calcext:value-type="float">
            <text:p>16144,693935661</text:p>
          </table:table-cell>
          <table:table-cell table:formula="of:=[.D68]-[.D56]" office:value-type="float" office:value="-1250" calcext:value-type="float">
            <text:p>-1250</text:p>
          </table:table-cell>
          <table:table-cell table:number-columns-repeated="1000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9000" calcext:value-type="float">
            <text:p>19000</text:p>
          </table:table-cell>
          <table:table-cell table:formula="of:=COM.MICROSOFT.STDEV.S([.B58:.B69])" office:value-type="float" office:value="3379.97668989631" calcext:value-type="float">
            <text:p>3379,9766898963</text:p>
          </table:table-cell>
          <table:table-cell table:formula="of:=AVERAGE([.B58:.B69])" office:value-type="float" office:value="20166.6666666667" calcext:value-type="float">
            <text:p>20166,6666666667</text:p>
          </table:table-cell>
          <table:table-cell table:formula="of:=[.D69]-[.C69]" office:value-type="float" office:value="16786.6899767704" calcext:value-type="float">
            <text:p>16786,6899767704</text:p>
          </table:table-cell>
          <table:table-cell table:formula="of:=[.D69]-[.D57]" office:value-type="float" office:value="-666.666666666664" calcext:value-type="float">
            <text:p>-666,6666666667</text:p>
          </table:table-cell>
          <table:table-cell table:number-columns-repeated="1000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8000" calcext:value-type="float">
            <text:p>18000</text:p>
          </table:table-cell>
          <table:table-cell table:formula="of:=COM.MICROSOFT.STDEV.S([.B59:.B70])" office:value-type="float" office:value="3379.97668989631" calcext:value-type="float">
            <text:p>3379,9766898963</text:p>
          </table:table-cell>
          <table:table-cell table:formula="of:=AVERAGE([.B59:.B70])" office:value-type="float" office:value="20166.6666666667" calcext:value-type="float">
            <text:p>20166,6666666667</text:p>
          </table:table-cell>
          <table:table-cell table:formula="of:=[.D70]-[.C70]" office:value-type="float" office:value="16786.6899767704" calcext:value-type="float">
            <text:p>16786,6899767704</text:p>
          </table:table-cell>
          <table:table-cell table:formula="of:=[.D70]-[.D58]" office:value-type="float" office:value="-583.333333333332" calcext:value-type="float">
            <text:p>-583,3333333333</text:p>
          </table:table-cell>
          <table:table-cell table:number-columns-repeated="1000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20000" calcext:value-type="float">
            <text:p>20000</text:p>
          </table:table-cell>
          <table:table-cell table:formula="of:=COM.MICROSOFT.STDEV.S([.B60:.B71])" office:value-type="float" office:value="3360.87109920249" calcext:value-type="float">
            <text:p>3360,8710992025</text:p>
          </table:table-cell>
          <table:table-cell table:formula="of:=AVERAGE([.B60:.B71])" office:value-type="float" office:value="20250" calcext:value-type="float">
            <text:p>20250</text:p>
          </table:table-cell>
          <table:table-cell table:formula="of:=[.D71]-[.C71]" office:value-type="float" office:value="16889.1289007975" calcext:value-type="float">
            <text:p>16889,1289007975</text:p>
          </table:table-cell>
          <table:table-cell table:formula="of:=[.D71]-[.D59]" office:value-type="float" office:value="-333.333333333332" calcext:value-type="float">
            <text:p>-333,3333333333</text:p>
          </table:table-cell>
          <table:table-cell table:number-columns-repeated="1000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21000" calcext:value-type="float">
            <text:p>21000</text:p>
          </table:table-cell>
          <table:table-cell table:formula="of:=COM.MICROSOFT.STDEV.S([.B61:.B72])" office:value-type="float" office:value="3162.27766016838" calcext:value-type="float">
            <text:p>3162,2776601684</text:p>
          </table:table-cell>
          <table:table-cell table:formula="of:=AVERAGE([.B61:.B72])" office:value-type="float" office:value="20000" calcext:value-type="float">
            <text:p>20000</text:p>
          </table:table-cell>
          <table:table-cell table:formula="of:=[.D72]-[.C72]" office:value-type="float" office:value="16837.7223398316" calcext:value-type="float">
            <text:p>16837,7223398316</text:p>
          </table:table-cell>
          <table:table-cell table:formula="of:=[.D72]-[.D60]" office:value-type="float" office:value="-583.333333333332" calcext:value-type="float">
            <text:p>-583,3333333333</text:p>
          </table:table-cell>
          <table:table-cell table:number-columns-repeated="1000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22000" calcext:value-type="float">
            <text:p>22000</text:p>
          </table:table-cell>
          <table:table-cell table:formula="of:=COM.MICROSOFT.STDEV.S([.B62:.B73])" office:value-type="float" office:value="2938.76906822629" calcext:value-type="float">
            <text:p>2938,7690682263</text:p>
          </table:table-cell>
          <table:table-cell table:formula="of:=AVERAGE([.B62:.B73])" office:value-type="float" office:value="20500" calcext:value-type="float">
            <text:p>20500</text:p>
          </table:table-cell>
          <table:table-cell table:formula="of:=[.D73]-[.C73]" office:value-type="float" office:value="17561.2309317737" calcext:value-type="float">
            <text:p>17561,2309317737</text:p>
          </table:table-cell>
          <table:table-cell table:formula="of:=[.D73]-[.D61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6000" calcext:value-type="float">
            <text:p>16000</text:p>
          </table:table-cell>
          <table:table-cell table:formula="of:=COM.MICROSOFT.STDEV.S([.B63:.B74])" office:value-type="float" office:value="3203.92751402892" calcext:value-type="float">
            <text:p>3203,9275140289</text:p>
          </table:table-cell>
          <table:table-cell table:formula="of:=AVERAGE([.B63:.B74])" office:value-type="float" office:value="20083.3333333333" calcext:value-type="float">
            <text:p>20083,3333333333</text:p>
          </table:table-cell>
          <table:table-cell table:formula="of:=[.D74]-[.C74]" office:value-type="float" office:value="16879.4058193044" calcext:value-type="float">
            <text:p>16879,4058193044</text:p>
          </table:table-cell>
          <table:table-cell table:formula="of:=[.D74]-[.D62]" office:value-type="float" office:value="-416.666666666668" calcext:value-type="float">
            <text:p>-416,6666666667</text:p>
          </table:table-cell>
          <table:table-cell table:number-columns-repeated="1000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22000" calcext:value-type="float">
            <text:p>22000</text:p>
          </table:table-cell>
          <table:table-cell table:formula="of:=COM.MICROSOFT.STDEV.S([.B64:.B75])" office:value-type="float" office:value="3250.87400835249" calcext:value-type="float">
            <text:p>3250,8740083525</text:p>
          </table:table-cell>
          <table:table-cell table:formula="of:=AVERAGE([.B64:.B75])" office:value-type="float" office:value="20250" calcext:value-type="float">
            <text:p>20250</text:p>
          </table:table-cell>
          <table:table-cell table:formula="of:=[.D75]-[.C75]" office:value-type="float" office:value="16999.1259916475" calcext:value-type="float">
            <text:p>16999,1259916475</text:p>
          </table:table-cell>
          <table:table-cell table:formula="of:=[.D75]-[.D63]" office:value-type="float" office:value="-83.3333333333321" calcext:value-type="float">
            <text:p>-83,3333333333</text:p>
          </table:table-cell>
          <table:table-cell table:number-columns-repeated="1000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25000" calcext:value-type="float">
            <text:p>25000</text:p>
          </table:table-cell>
          <table:table-cell table:formula="of:=COM.MICROSOFT.STDEV.S([.B65:.B76])" office:value-type="float" office:value="3433.34804351071" calcext:value-type="float">
            <text:p>3433,3480435107</text:p>
          </table:table-cell>
          <table:table-cell table:formula="of:=AVERAGE([.B65:.B76])" office:value-type="float" office:value="20833.3333333333" calcext:value-type="float">
            <text:p>20833,3333333333</text:p>
          </table:table-cell>
          <table:table-cell table:formula="of:=[.D76]-[.C76]" office:value-type="float" office:value="17399.9852898226" calcext:value-type="float">
            <text:p>17399,9852898226</text:p>
          </table:table-cell>
          <table:table-cell table:formula="of:=[.D76]-[.D64]" office:value-type="float" office:value="166.666666666664" calcext:value-type="float">
            <text:p>166,6666666667</text:p>
          </table:table-cell>
          <table:table-cell table:number-columns-repeated="1000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8000" calcext:value-type="float">
            <text:p>18000</text:p>
          </table:table-cell>
          <table:table-cell table:formula="of:=COM.MICROSOFT.STDEV.S([.B66:.B77])" office:value-type="float" office:value="3493.50045864394" calcext:value-type="float">
            <text:p>3493,500458644</text:p>
          </table:table-cell>
          <table:table-cell table:formula="of:=AVERAGE([.B66:.B77])" office:value-type="float" office:value="20750" calcext:value-type="float">
            <text:p>20750</text:p>
          </table:table-cell>
          <table:table-cell table:formula="of:=[.D77]-[.C77]" office:value-type="float" office:value="17256.4995413561" calcext:value-type="float">
            <text:p>17256,4995413561</text:p>
          </table:table-cell>
          <table:table-cell table:formula="of:=[.D77]-[.D65]" office:value-type="float" office:value="1250" calcext:value-type="float">
            <text:p>1250</text:p>
          </table:table-cell>
          <table:table-cell table:number-columns-repeated="1000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18000" calcext:value-type="float">
            <text:p>18000</text:p>
          </table:table-cell>
          <table:table-cell table:formula="of:=COM.MICROSOFT.STDEV.S([.B67:.B78])" office:value-type="float" office:value="3498.91758154207" calcext:value-type="float">
            <text:p>3498,9175815421</text:p>
          </table:table-cell>
          <table:table-cell table:formula="of:=AVERAGE([.B67:.B78])" office:value-type="float" office:value="20333.3333333333" calcext:value-type="float">
            <text:p>20333,3333333333</text:p>
          </table:table-cell>
          <table:table-cell table:formula="of:=[.D78]-[.C78]" office:value-type="float" office:value="16834.4157517913" calcext:value-type="float">
            <text:p>16834,4157517913</text:p>
          </table:table-cell>
          <table:table-cell table:formula="of:=[.D78]-[.D66]" office:value-type="float" office:value="333.333333333332" calcext:value-type="float">
            <text:p>333,3333333333</text:p>
          </table:table-cell>
          <table:table-cell table:number-columns-repeated="1000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6000" calcext:value-type="float">
            <text:p>16000</text:p>
          </table:table-cell>
          <table:table-cell table:formula="of:=COM.MICROSOFT.STDEV.S([.B68:.B79])" office:value-type="float" office:value="3596.08372842154" calcext:value-type="float">
            <text:p>3596,0837284216</text:p>
          </table:table-cell>
          <table:table-cell table:formula="of:=AVERAGE([.B68:.B79])" office:value-type="float" office:value="20250" calcext:value-type="float">
            <text:p>20250</text:p>
          </table:table-cell>
          <table:table-cell table:formula="of:=[.D79]-[.C79]" office:value-type="float" office:value="16653.9162715785" calcext:value-type="float">
            <text:p>16653,9162715785</text:p>
          </table:table-cell>
          <table:table-cell table:formula="of:=[.D79]-[.D67]" office:value-type="float" office:value="833.333333333332" calcext:value-type="float">
            <text:p>833,3333333333</text:p>
          </table:table-cell>
          <table:table-cell table:number-columns-repeated="1000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23000" calcext:value-type="float">
            <text:p>23000</text:p>
          </table:table-cell>
          <table:table-cell table:formula="of:=COM.MICROSOFT.STDEV.S([.B69:.B80])" office:value-type="float" office:value="2823.06517276824" calcext:value-type="float">
            <text:p>2823,0651727682</text:p>
          </table:table-cell>
          <table:table-cell table:formula="of:=AVERAGE([.B69:.B80])" office:value-type="float" office:value="19833.3333333333" calcext:value-type="float">
            <text:p>19833,3333333333</text:p>
          </table:table-cell>
          <table:table-cell table:formula="of:=[.D80]-[.C80]" office:value-type="float" office:value="17010.2681605651" calcext:value-type="float">
            <text:p>17010,2681605651</text:p>
          </table:table-cell>
          <table:table-cell table:formula="of:=[.D80]-[.D68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21000" calcext:value-type="float">
            <text:p>21000</text:p>
          </table:table-cell>
          <table:table-cell table:formula="of:=COM.MICROSOFT.STDEV.S([.B70:.B81])" office:value-type="float" office:value="2828.42712474619" calcext:value-type="float">
            <text:p>2828,4271247462</text:p>
          </table:table-cell>
          <table:table-cell table:formula="of:=AVERAGE([.B70:.B81])" office:value-type="float" office:value="20000" calcext:value-type="float">
            <text:p>20000</text:p>
          </table:table-cell>
          <table:table-cell table:formula="of:=[.D81]-[.C81]" office:value-type="float" office:value="17171.5728752538" calcext:value-type="float">
            <text:p>17171,5728752538</text:p>
          </table:table-cell>
          <table:table-cell table:formula="of:=[.D81]-[.D69]" office:value-type="float" office:value="-166.666666666668" calcext:value-type="float">
            <text:p>-166,6666666667</text:p>
          </table:table-cell>
          <table:table-cell table:number-columns-repeated="1000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26000" calcext:value-type="float">
            <text:p>26000</text:p>
          </table:table-cell>
          <table:table-cell table:formula="of:=COM.MICROSOFT.STDEV.S([.B71:.B82])" office:value-type="float" office:value="3228.65953984659" calcext:value-type="float">
            <text:p>3228,6595398466</text:p>
          </table:table-cell>
          <table:table-cell table:formula="of:=AVERAGE([.B71:.B82])" office:value-type="float" office:value="20666.6666666667" calcext:value-type="float">
            <text:p>20666,6666666667</text:p>
          </table:table-cell>
          <table:table-cell table:formula="of:=[.D82]-[.C82]" office:value-type="float" office:value="17438.0071268201" calcext:value-type="float">
            <text:p>17438,0071268201</text:p>
          </table:table-cell>
          <table:table-cell table:formula="of:=[.D82]-[.D70]" office:value-type="float" office:value="500" calcext:value-type="float">
            <text:p>500</text:p>
          </table:table-cell>
          <table:table-cell table:number-columns-repeated="1000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21000" calcext:value-type="float">
            <text:p>21000</text:p>
          </table:table-cell>
          <table:table-cell table:formula="of:=COM.MICROSOFT.STDEV.S([.B72:.B83])" office:value-type="float" office:value="3222.78817739603" calcext:value-type="float">
            <text:p>3222,788177396</text:p>
          </table:table-cell>
          <table:table-cell table:formula="of:=AVERAGE([.B72:.B83])" office:value-type="float" office:value="20750" calcext:value-type="float">
            <text:p>20750</text:p>
          </table:table-cell>
          <table:table-cell table:formula="of:=[.D83]-[.C83]" office:value-type="float" office:value="17527.211822604" calcext:value-type="float">
            <text:p>17527,211822604</text:p>
          </table:table-cell>
          <table:table-cell table:formula="of:=[.D83]-[.D71]" office:value-type="float" office:value="500" calcext:value-type="float">
            <text:p>500</text:p>
          </table:table-cell>
          <table:table-cell table:number-columns-repeated="1000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23000" calcext:value-type="float">
            <text:p>23000</text:p>
          </table:table-cell>
          <table:table-cell table:formula="of:=COM.MICROSOFT.STDEV.S([.B73:.B84])" office:value-type="float" office:value="3287.94860978788" calcext:value-type="float">
            <text:p>3287,9486097879</text:p>
          </table:table-cell>
          <table:table-cell table:formula="of:=AVERAGE([.B73:.B84])" office:value-type="float" office:value="20916.6666666667" calcext:value-type="float">
            <text:p>20916,6666666667</text:p>
          </table:table-cell>
          <table:table-cell table:formula="of:=[.D84]-[.C84]" office:value-type="float" office:value="17628.7180568788" calcext:value-type="float">
            <text:p>17628,7180568788</text:p>
          </table:table-cell>
          <table:table-cell table:formula="of:=[.D84]-[.D72]" office:value-type="float" office:value="916.666666666668" calcext:value-type="float">
            <text:p>916,6666666667</text:p>
          </table:table-cell>
          <table:table-cell table:number-columns-repeated="1000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23000" calcext:value-type="float">
            <text:p>23000</text:p>
          </table:table-cell>
          <table:table-cell table:formula="of:=COM.MICROSOFT.STDEV.S([.B74:.B85])" office:value-type="float" office:value="3330.30165163895" calcext:value-type="float">
            <text:p>3330,301651639</text:p>
          </table:table-cell>
          <table:table-cell table:formula="of:=AVERAGE([.B74:.B85])" office:value-type="float" office:value="21000" calcext:value-type="float">
            <text:p>21000</text:p>
          </table:table-cell>
          <table:table-cell table:formula="of:=[.D85]-[.C85]" office:value-type="float" office:value="17669.6983483611" calcext:value-type="float">
            <text:p>17669,6983483611</text:p>
          </table:table-cell>
          <table:table-cell table:formula="of:=[.D85]-[.D73]" office:value-type="float" office:value="500" calcext:value-type="float">
            <text:p>500</text:p>
          </table:table-cell>
          <table:table-cell table:number-columns-repeated="1000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22000" calcext:value-type="float">
            <text:p>22000</text:p>
          </table:table-cell>
          <table:table-cell table:formula="of:=COM.MICROSOFT.STDEV.S([.B75:.B86])" office:value-type="float" office:value="2938.76906822629" calcext:value-type="float">
            <text:p>2938,7690682263</text:p>
          </table:table-cell>
          <table:table-cell table:formula="of:=AVERAGE([.B75:.B86])" office:value-type="float" office:value="21500" calcext:value-type="float">
            <text:p>21500</text:p>
          </table:table-cell>
          <table:table-cell table:formula="of:=[.D86]-[.C86]" office:value-type="float" office:value="18561.2309317737" calcext:value-type="float">
            <text:p>18561,2309317737</text:p>
          </table:table-cell>
          <table:table-cell table:formula="of:=[.D86]-[.D74]" office:value-type="float" office:value="1416.66666666667" calcext:value-type="float">
            <text:p>1416,6666666667</text:p>
          </table:table-cell>
          <table:table-cell table:number-columns-repeated="1000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18000" calcext:value-type="float">
            <text:p>18000</text:p>
          </table:table-cell>
          <table:table-cell table:formula="of:=COM.MICROSOFT.STDEV.S([.B76:.B87])" office:value-type="float" office:value="3099.36454875199" calcext:value-type="float">
            <text:p>3099,364548752</text:p>
          </table:table-cell>
          <table:table-cell table:formula="of:=AVERAGE([.B76:.B87])" office:value-type="float" office:value="21166.6666666667" calcext:value-type="float">
            <text:p>21166,6666666667</text:p>
          </table:table-cell>
          <table:table-cell table:formula="of:=[.D87]-[.C87]" office:value-type="float" office:value="18067.3021179147" calcext:value-type="float">
            <text:p>18067,3021179147</text:p>
          </table:table-cell>
          <table:table-cell table:formula="of:=[.D87]-[.D75]" office:value-type="float" office:value="916.666666666668" calcext:value-type="float">
            <text:p>916,6666666667</text:p>
          </table:table-cell>
          <table:table-cell table:number-columns-repeated="1000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21000" calcext:value-type="float">
            <text:p>21000</text:p>
          </table:table-cell>
          <table:table-cell table:formula="of:=COM.MICROSOFT.STDEV.S([.B77:.B88])" office:value-type="float" office:value="2855.08583960538" calcext:value-type="float">
            <text:p>2855,0858396054</text:p>
          </table:table-cell>
          <table:table-cell table:formula="of:=AVERAGE([.B77:.B88])" office:value-type="float" office:value="20833.3333333333" calcext:value-type="float">
            <text:p>20833,3333333333</text:p>
          </table:table-cell>
          <table:table-cell table:formula="of:=[.D88]-[.C88]" office:value-type="float" office:value="17978.247493728" calcext:value-type="float">
            <text:p>17978,247493728</text:p>
          </table:table-cell>
          <table:table-cell table:formula="of:=[.D88]-[.D76]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21000" calcext:value-type="float">
            <text:p>21000</text:p>
          </table:table-cell>
          <table:table-cell table:formula="of:=COM.MICROSOFT.STDEV.S([.B78:.B89])" office:value-type="float" office:value="2712.2058561364" calcext:value-type="float">
            <text:p>2712,2058561364</text:p>
          </table:table-cell>
          <table:table-cell table:formula="of:=AVERAGE([.B78:.B89])" office:value-type="float" office:value="21083.3333333333" calcext:value-type="float">
            <text:p>21083,3333333333</text:p>
          </table:table-cell>
          <table:table-cell table:formula="of:=[.D89]-[.C89]" office:value-type="float" office:value="18371.1274771969" calcext:value-type="float">
            <text:p>18371,1274771969</text:p>
          </table:table-cell>
          <table:table-cell table:formula="of:=[.D89]-[.D77]" office:value-type="float" office:value="333.333333333332" calcext:value-type="float">
            <text:p>333,3333333333</text:p>
          </table:table-cell>
          <table:table-cell table:number-columns-repeated="1000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9000" calcext:value-type="float">
            <text:p>19000</text:p>
          </table:table-cell>
          <table:table-cell table:formula="of:=COM.MICROSOFT.STDEV.S([.B79:.B90])" office:value-type="float" office:value="2622.74434110301" calcext:value-type="float">
            <text:p>2622,744341103</text:p>
          </table:table-cell>
          <table:table-cell table:formula="of:=AVERAGE([.B79:.B90])" office:value-type="float" office:value="21166.6666666667" calcext:value-type="float">
            <text:p>21166,6666666667</text:p>
          </table:table-cell>
          <table:table-cell table:formula="of:=[.D90]-[.C90]" office:value-type="float" office:value="18543.9223255637" calcext:value-type="float">
            <text:p>18543,9223255637</text:p>
          </table:table-cell>
          <table:table-cell table:formula="of:=[.D90]-[.D78]" office:value-type="float" office:value="833.333333333336" calcext:value-type="float">
            <text:p>833,3333333333</text:p>
          </table:table-cell>
          <table:table-cell table:number-columns-repeated="1000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8000" calcext:value-type="float">
            <text:p>18000</text:p>
          </table:table-cell>
          <table:table-cell table:formula="of:=COM.MICROSOFT.STDEV.S([.B80:.B91])" office:value-type="float" office:value="2309.4010767585" calcext:value-type="float">
            <text:p>2309,4010767585</text:p>
          </table:table-cell>
          <table:table-cell table:formula="of:=AVERAGE([.B80:.B91])" office:value-type="float" office:value="21333.3333333333" calcext:value-type="float">
            <text:p>21333,3333333333</text:p>
          </table:table-cell>
          <table:table-cell table:formula="of:=[.D91]-[.C91]" office:value-type="float" office:value="19023.9322565748" calcext:value-type="float">
            <text:p>19023,9322565748</text:p>
          </table:table-cell>
          <table:table-cell table:formula="of:=[.D91]-[.D79]" office:value-type="float" office:value="1083.33333333333" calcext:value-type="float">
            <text:p>1083,3333333333</text:p>
          </table:table-cell>
          <table:table-cell table:number-columns-repeated="1000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21000" calcext:value-type="float">
            <text:p>21000</text:p>
          </table:table-cell>
          <table:table-cell table:formula="of:=COM.MICROSOFT.STDEV.S([.B81:.B92])" office:value-type="float" office:value="2249.57908520818" calcext:value-type="float">
            <text:p>2249,5790852082</text:p>
          </table:table-cell>
          <table:table-cell table:formula="of:=AVERAGE([.B81:.B92])" office:value-type="float" office:value="21166.6666666667" calcext:value-type="float">
            <text:p>21166,6666666667</text:p>
          </table:table-cell>
          <table:table-cell table:formula="of:=[.D92]-[.C92]" office:value-type="float" office:value="18917.0875814585" calcext:value-type="float">
            <text:p>18917,0875814585</text:p>
          </table:table-cell>
          <table:table-cell table:formula="of:=[.D92]-[.D80]" office:value-type="float" office:value="1333.33333333334" calcext:value-type="float">
            <text:p>1333,3333333333</text:p>
          </table:table-cell>
          <table:table-cell table:number-columns-repeated="1000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23000" calcext:value-type="float">
            <text:p>23000</text:p>
          </table:table-cell>
          <table:table-cell table:formula="of:=COM.MICROSOFT.STDEV.S([.B82:.B93])" office:value-type="float" office:value="2309.4010767585" calcext:value-type="float">
            <text:p>2309,4010767585</text:p>
          </table:table-cell>
          <table:table-cell table:formula="of:=AVERAGE([.B82:.B93])" office:value-type="float" office:value="21333.3333333333" calcext:value-type="float">
            <text:p>21333,3333333333</text:p>
          </table:table-cell>
          <table:table-cell table:formula="of:=[.D93]-[.C93]" office:value-type="float" office:value="19023.9322565748" calcext:value-type="float">
            <text:p>19023,9322565748</text:p>
          </table:table-cell>
          <table:table-cell table:formula="of:=[.D93]-[.D81]" office:value-type="float" office:value="1333.33333333333" calcext:value-type="float">
            <text:p>1333,3333333333</text:p>
          </table:table-cell>
          <table:table-cell table:number-columns-repeated="1000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23000" calcext:value-type="float">
            <text:p>23000</text:p>
          </table:table-cell>
          <table:table-cell table:formula="of:=COM.MICROSOFT.STDEV.S([.B83:.B94])" office:value-type="float" office:value="1880.92498199125" calcext:value-type="float">
            <text:p>1880,9249819913</text:p>
          </table:table-cell>
          <table:table-cell table:formula="of:=AVERAGE([.B83:.B94])" office:value-type="float" office:value="21083.3333333333" calcext:value-type="float">
            <text:p>21083,3333333333</text:p>
          </table:table-cell>
          <table:table-cell table:formula="of:=[.D94]-[.C94]" office:value-type="float" office:value="19202.4083513421" calcext:value-type="float">
            <text:p>19202,4083513421</text:p>
          </table:table-cell>
          <table:table-cell table:formula="of:=[.D94]-[.D82]" office:value-type="float" office:value="416.666666666664" calcext:value-type="float">
            <text:p>416,6666666667</text:p>
          </table:table-cell>
          <table:table-cell table:number-columns-repeated="1000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8000" calcext:value-type="float">
            <text:p>18000</text:p>
          </table:table-cell>
          <table:table-cell table:formula="of:=COM.MICROSOFT.STDEV.S([.B84:.B95])" office:value-type="float" office:value="2081.66599946613" calcext:value-type="float">
            <text:p>2081,6659994661</text:p>
          </table:table-cell>
          <table:table-cell table:formula="of:=AVERAGE([.B84:.B95])" office:value-type="float" office:value="20833.3333333333" calcext:value-type="float">
            <text:p>20833,3333333333</text:p>
          </table:table-cell>
          <table:table-cell table:formula="of:=[.D95]-[.C95]" office:value-type="float" office:value="18751.6673338672" calcext:value-type="float">
            <text:p>18751,6673338672</text:p>
          </table:table-cell>
          <table:table-cell table:formula="of:=[.D95]-[.D83]" office:value-type="float" office:value="83.3333333333321" calcext:value-type="float">
            <text:p>83,3333333333</text:p>
          </table:table-cell>
          <table:table-cell table:number-columns-repeated="1000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20000" calcext:value-type="float">
            <text:p>20000</text:p>
          </table:table-cell>
          <table:table-cell table:formula="of:=COM.MICROSOFT.STDEV.S([.B85:.B96])" office:value-type="float" office:value="1975.22534195852" calcext:value-type="float">
            <text:p>1975,2253419585</text:p>
          </table:table-cell>
          <table:table-cell table:formula="of:=AVERAGE([.B85:.B96])" office:value-type="float" office:value="20583.3333333333" calcext:value-type="float">
            <text:p>20583,3333333333</text:p>
          </table:table-cell>
          <table:table-cell table:formula="of:=[.D96]-[.C96]" office:value-type="float" office:value="18608.1079913748" calcext:value-type="float">
            <text:p>18608,1079913748</text:p>
          </table:table-cell>
          <table:table-cell table:formula="of:=[.D96]-[.D84]" office:value-type="float" office:value="-333.333333333336" calcext:value-type="float">
            <text:p>-333,3333333333</text:p>
          </table:table-cell>
          <table:table-cell table:number-columns-repeated="1000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22000" calcext:value-type="float">
            <text:p>22000</text:p>
          </table:table-cell>
          <table:table-cell table:formula="of:=COM.MICROSOFT.STDEV.S([.B86:.B97])" office:value-type="float" office:value="1882.93774338254" calcext:value-type="float">
            <text:p>1882,9377433826</text:p>
          </table:table-cell>
          <table:table-cell table:formula="of:=AVERAGE([.B86:.B97])" office:value-type="float" office:value="20500" calcext:value-type="float">
            <text:p>20500</text:p>
          </table:table-cell>
          <table:table-cell table:formula="of:=[.D97]-[.C97]" office:value-type="float" office:value="18617.0622566175" calcext:value-type="float">
            <text:p>18617,0622566175</text:p>
          </table:table-cell>
          <table:table-cell table:formula="of:=[.D97]-[.D85]" office:value-type="float" office:value="-500" calcext:value-type="float">
            <text:p>-500</text:p>
          </table:table-cell>
          <table:table-cell table:number-columns-repeated="1000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24000" calcext:value-type="float">
            <text:p>24000</text:p>
          </table:table-cell>
          <table:table-cell table:formula="of:=COM.MICROSOFT.STDEV.S([.B87:.B98])" office:value-type="float" office:value="2103.38831988828" calcext:value-type="float">
            <text:p>2103,3883198883</text:p>
          </table:table-cell>
          <table:table-cell table:formula="of:=AVERAGE([.B87:.B98])" office:value-type="float" office:value="20666.6666666667" calcext:value-type="float">
            <text:p>20666,6666666667</text:p>
          </table:table-cell>
          <table:table-cell table:formula="of:=[.D98]-[.C98]" office:value-type="float" office:value="18563.2783467784" calcext:value-type="float">
            <text:p>18563,2783467784</text:p>
          </table:table-cell>
          <table:table-cell table:formula="of:=[.D98]-[.D86]" office:value-type="float" office:value="-833.333333333332" calcext:value-type="float">
            <text:p>-833,3333333333</text:p>
          </table:table-cell>
          <table:table-cell table:number-columns-repeated="1000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38000" calcext:value-type="float">
            <text:p>38000</text:p>
          </table:table-cell>
          <table:table-cell table:formula="of:=COM.MICROSOFT.STDEV.S([.B88:.B99])" office:value-type="float" office:value="5297.22626103568" calcext:value-type="float">
            <text:p>5297,2262610357</text:p>
          </table:table-cell>
          <table:table-cell table:formula="of:=AVERAGE([.B88:.B99])" office:value-type="float" office:value="22333.3333333333" calcext:value-type="float">
            <text:p>22333,3333333333</text:p>
          </table:table-cell>
          <table:table-cell table:formula="of:=[.D99]-[.C99]" office:value-type="float" office:value="17036.1070722977" calcext:value-type="float">
            <text:p>17036,1070722977</text:p>
          </table:table-cell>
          <table:table-cell table:formula="of:=[.D99]-[.D87]" office:value-type="float" office:value="1166.66666666666" calcext:value-type="float">
            <text:p>1166,6666666667</text:p>
          </table:table-cell>
          <table:table-cell table:number-columns-repeated="1000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24000" calcext:value-type="float">
            <text:p>24000</text:p>
          </table:table-cell>
          <table:table-cell table:formula="of:=COM.MICROSOFT.STDEV.S([.B89:.B100])" office:value-type="float" office:value="5299.37103186155" calcext:value-type="float">
            <text:p>5299,3710318616</text:p>
          </table:table-cell>
          <table:table-cell table:formula="of:=AVERAGE([.B89:.B100])" office:value-type="float" office:value="22583.3333333333" calcext:value-type="float">
            <text:p>22583,3333333333</text:p>
          </table:table-cell>
          <table:table-cell table:formula="of:=[.D100]-[.C100]" office:value-type="float" office:value="17283.9623014718" calcext:value-type="float">
            <text:p>17283,9623014718</text:p>
          </table:table-cell>
          <table:table-cell table:formula="of:=[.D100]-[.D88]" office:value-type="float" office:value="1750" calcext:value-type="float">
            <text:p>1750</text:p>
          </table:table-cell>
          <table:table-cell table:number-columns-repeated="1000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25000" calcext:value-type="float">
            <text:p>25000</text:p>
          </table:table-cell>
          <table:table-cell table:formula="of:=COM.MICROSOFT.STDEV.S([.B90:.B101])" office:value-type="float" office:value="5316.49804995276" calcext:value-type="float">
            <text:p>5316,4980499528</text:p>
          </table:table-cell>
          <table:table-cell table:formula="of:=AVERAGE([.B90:.B101])" office:value-type="float" office:value="22916.6666666667" calcext:value-type="float">
            <text:p>22916,6666666667</text:p>
          </table:table-cell>
          <table:table-cell table:formula="of:=[.D101]-[.C101]" office:value-type="float" office:value="17600.1686167139" calcext:value-type="float">
            <text:p>17600,1686167139</text:p>
          </table:table-cell>
          <table:table-cell table:formula="of:=[.D101]-[.D89]" office:value-type="float" office:value="1833.33333333334" calcext:value-type="float">
            <text:p>1833,3333333333</text:p>
          </table:table-cell>
          <table:table-cell table:number-columns-repeated="1000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19000" calcext:value-type="float">
            <text:p>19000</text:p>
          </table:table-cell>
          <table:table-cell table:formula="of:=COM.MICROSOFT.STDEV.S([.B91:.B102])" office:value-type="float" office:value="5316.49804995276" calcext:value-type="float">
            <text:p>5316,4980499528</text:p>
          </table:table-cell>
          <table:table-cell table:formula="of:=AVERAGE([.B91:.B102])" office:value-type="float" office:value="22916.6666666667" calcext:value-type="float">
            <text:p>22916,6666666667</text:p>
          </table:table-cell>
          <table:table-cell table:formula="of:=[.D102]-[.C102]" office:value-type="float" office:value="17600.1686167139" calcext:value-type="float">
            <text:p>17600,1686167139</text:p>
          </table:table-cell>
          <table:table-cell table:formula="of:=[.D102]-[.D90]" office:value-type="float" office:value="1750" calcext:value-type="float">
            <text:p>1750</text:p>
          </table:table-cell>
          <table:table-cell table:number-columns-repeated="1000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24000" calcext:value-type="float">
            <text:p>24000</text:p>
          </table:table-cell>
          <table:table-cell table:formula="of:=COM.MICROSOFT.STDEV.S([.B92:.B103])" office:value-type="float" office:value="5089.35311719625" calcext:value-type="float">
            <text:p>5089,3531171963</text:p>
          </table:table-cell>
          <table:table-cell table:formula="of:=AVERAGE([.B92:.B103])" office:value-type="float" office:value="23416.6666666667" calcext:value-type="float">
            <text:p>23416,6666666667</text:p>
          </table:table-cell>
          <table:table-cell table:formula="of:=[.D103]-[.C103]" office:value-type="float" office:value="18327.3135494704" calcext:value-type="float">
            <text:p>18327,3135494704</text:p>
          </table:table-cell>
          <table:table-cell table:formula="of:=[.D103]-[.D91]" office:value-type="float" office:value="2083.33333333334" calcext:value-type="float">
            <text:p>2083,3333333333</text:p>
          </table:table-cell>
          <table:table-cell table:number-columns-repeated="1000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23000" calcext:value-type="float">
            <text:p>23000</text:p>
          </table:table-cell>
          <table:table-cell table:formula="of:=COM.MICROSOFT.STDEV.S([.B93:.B104])" office:value-type="float" office:value="5035.48017631493" calcext:value-type="float">
            <text:p>5035,4801763149</text:p>
          </table:table-cell>
          <table:table-cell table:formula="of:=AVERAGE([.B93:.B104])" office:value-type="float" office:value="23583.3333333333" calcext:value-type="float">
            <text:p>23583,3333333333</text:p>
          </table:table-cell>
          <table:table-cell table:formula="of:=[.D104]-[.C104]" office:value-type="float" office:value="18547.8531570184" calcext:value-type="float">
            <text:p>18547,8531570184</text:p>
          </table:table-cell>
          <table:table-cell table:formula="of:=[.D104]-[.D92]" office:value-type="float" office:value="2416.66666666666" calcext:value-type="float">
            <text:p>2416,6666666667</text:p>
          </table:table-cell>
          <table:table-cell table:number-columns-repeated="1000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25000" calcext:value-type="float">
            <text:p>25000</text:p>
          </table:table-cell>
          <table:table-cell table:formula="of:=COM.MICROSOFT.STDEV.S([.B94:.B105])" office:value-type="float" office:value="5047.50163222091" calcext:value-type="float">
            <text:p>5047,5016322209</text:p>
          </table:table-cell>
          <table:table-cell table:formula="of:=AVERAGE([.B94:.B105])" office:value-type="float" office:value="23750" calcext:value-type="float">
            <text:p>23750</text:p>
          </table:table-cell>
          <table:table-cell table:formula="of:=[.D105]-[.C105]" office:value-type="float" office:value="18702.4983677791" calcext:value-type="float">
            <text:p>18702,4983677791</text:p>
          </table:table-cell>
          <table:table-cell table:formula="of:=[.D105]-[.D93]" office:value-type="float" office:value="2416.66666666667" calcext:value-type="float">
            <text:p>2416,6666666667</text:p>
          </table:table-cell>
          <table:table-cell table:number-columns-repeated="1000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03000" calcext:value-type="float">
            <text:p>103000</text:p>
          </table:table-cell>
          <table:table-cell table:formula="of:=COM.MICROSOFT.STDEV.S([.B95:.B106])" office:value-type="float" office:value="23407.2961948089" calcext:value-type="float">
            <text:p>23407,2961948089</text:p>
          </table:table-cell>
          <table:table-cell table:formula="of:=AVERAGE([.B95:.B106])" office:value-type="float" office:value="30416.6666666667" calcext:value-type="float">
            <text:p>30416,6666666667</text:p>
          </table:table-cell>
          <table:table-cell table:formula="of:=[.D106]-[.C106]" office:value-type="float" office:value="7009.37047185777" calcext:value-type="float">
            <text:p>7009,3704718578</text:p>
          </table:table-cell>
          <table:table-cell table:formula="of:=[.D106]-[.D94]" office:value-type="float" office:value="9333.33333333334" calcext:value-type="float">
            <text:p>9333,3333333333</text:p>
          </table:table-cell>
          <table:table-cell table:number-columns-repeated="1000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9000" calcext:value-type="float">
            <text:p>19000</text:p>
          </table:table-cell>
          <table:table-cell table:formula="of:=COM.MICROSOFT.STDEV.S([.B96:.B107])" office:value-type="float" office:value="23360.8063372665" calcext:value-type="float">
            <text:p>23360,8063372665</text:p>
          </table:table-cell>
          <table:table-cell table:formula="of:=AVERAGE([.B96:.B107])" office:value-type="float" office:value="30500" calcext:value-type="float">
            <text:p>30500</text:p>
          </table:table-cell>
          <table:table-cell table:formula="of:=[.D107]-[.C107]" office:value-type="float" office:value="7139.19366273345" calcext:value-type="float">
            <text:p>7139,1936627335</text:p>
          </table:table-cell>
          <table:table-cell table:formula="of:=[.D107]-[.D95]" office:value-type="float" office:value="9666.66666666667" calcext:value-type="float">
            <text:p>9666,6666666667</text:p>
          </table:table-cell>
          <table:table-cell table:number-columns-repeated="1000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53000" calcext:value-type="float">
            <text:p>53000</text:p>
          </table:table-cell>
          <table:table-cell table:formula="of:=COM.MICROSOFT.STDEV.S([.B97:.B108])" office:value-type="float" office:value="23947.3855092215" calcext:value-type="float">
            <text:p>23947,3855092215</text:p>
          </table:table-cell>
          <table:table-cell table:formula="of:=AVERAGE([.B97:.B108])" office:value-type="float" office:value="33250" calcext:value-type="float">
            <text:p>33250</text:p>
          </table:table-cell>
          <table:table-cell table:formula="of:=[.D108]-[.C108]" office:value-type="float" office:value="9302.61449077848" calcext:value-type="float">
            <text:p>9302,6144907785</text:p>
          </table:table-cell>
          <table:table-cell table:formula="of:=[.D108]-[.D96]" office:value-type="float" office:value="12666.6666666667" calcext:value-type="float">
            <text:p>12666,6666666667</text:p>
          </table:table-cell>
          <table:table-cell table:number-columns-repeated="1000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5500" calcext:value-type="float">
            <text:p>5500</text:p>
          </table:table-cell>
          <table:table-cell table:formula="of:=COM.MICROSOFT.STDEV.S([.B98:.B109])" office:value-type="float" office:value="25098.1029706883" calcext:value-type="float">
            <text:p>25098,1029706883</text:p>
          </table:table-cell>
          <table:table-cell table:formula="of:=AVERAGE([.B98:.B109])" office:value-type="float" office:value="31875" calcext:value-type="float">
            <text:p>31875</text:p>
          </table:table-cell>
          <table:table-cell table:formula="of:=[.D109]-[.C109]" office:value-type="float" office:value="6776.8970293117" calcext:value-type="float">
            <text:p>6776,8970293117</text:p>
          </table:table-cell>
          <table:table-cell table:formula="of:=[.D109]-[.D97]" office:value-type="float" office:value="11375" calcext:value-type="float">
            <text:p>11375</text:p>
          </table:table-cell>
          <table:table-cell table:number-columns-repeated="1000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5400" calcext:value-type="float">
            <text:p>5400</text:p>
          </table:table-cell>
          <table:table-cell table:formula="of:=COM.MICROSOFT.STDEV.S([.B99:.B110])" office:value-type="float" office:value="26179.6980675693" calcext:value-type="float">
            <text:p>26179,6980675693</text:p>
          </table:table-cell>
          <table:table-cell table:formula="of:=AVERAGE([.B99:.B110])" office:value-type="float" office:value="30325" calcext:value-type="float">
            <text:p>30325</text:p>
          </table:table-cell>
          <table:table-cell table:formula="of:=[.D110]-[.C110]" office:value-type="float" office:value="4145.30193243072" calcext:value-type="float">
            <text:p>4145,3019324307</text:p>
          </table:table-cell>
          <table:table-cell table:formula="of:=[.D110]-[.D98]" office:value-type="float" office:value="9658.33333333333" calcext:value-type="float">
            <text:p>9658,3333333333</text:p>
          </table:table-cell>
          <table:table-cell table:number-columns-repeated="1000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7500" calcext:value-type="float">
            <text:p>7500</text:p>
          </table:table-cell>
          <table:table-cell table:formula="of:=COM.MICROSOFT.STDEV.S([.B100:.B111])" office:value-type="float" office:value="26839.0771191198" calcext:value-type="float">
            <text:p>26839,0771191198</text:p>
          </table:table-cell>
          <table:table-cell table:formula="of:=AVERAGE([.B100:.B111])" office:value-type="float" office:value="27783.3333333333" calcext:value-type="float">
            <text:p>27783,3333333333</text:p>
          </table:table-cell>
          <table:table-cell table:formula="of:=[.D111]-[.C111]" office:value-type="float" office:value="944.256214213521" calcext:value-type="float">
            <text:p>944,2562142135</text:p>
          </table:table-cell>
          <table:table-cell table:formula="of:=[.D111]-[.D99]" office:value-type="float" office:value="5450" calcext:value-type="float">
            <text:p>5450</text:p>
          </table:table-cell>
          <table:table-cell table:number-columns-repeated="1000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4600" calcext:value-type="float">
            <text:p>4600</text:p>
          </table:table-cell>
          <table:table-cell table:formula="of:=COM.MICROSOFT.STDEV.S([.B101:.B112])" office:value-type="float" office:value="27659.4331544275" calcext:value-type="float">
            <text:p>27659,4331544275</text:p>
          </table:table-cell>
          <table:table-cell table:formula="of:=AVERAGE([.B101:.B112])" office:value-type="float" office:value="26166.6666666667" calcext:value-type="float">
            <text:p>26166,6666666667</text:p>
          </table:table-cell>
          <table:table-cell table:formula="of:=[.D112]-[.C112]" office:value-type="float" office:value="-1492.76648776082" calcext:value-type="float">
            <text:p>-1492,7664877608</text:p>
          </table:table-cell>
          <table:table-cell table:formula="of:=[.D112]-[.D100]" office:value-type="float" office:value="3583.33333333334" calcext:value-type="float">
            <text:p>3583,3333333333</text:p>
          </table:table-cell>
          <table:table-cell table:number-columns-repeated="1000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5200" calcext:value-type="float">
            <text:p>5200</text:p>
          </table:table-cell>
          <table:table-cell table:formula="of:=COM.MICROSOFT.STDEV.S([.B102:.B113])" office:value-type="float" office:value="28318.0903738978" calcext:value-type="float">
            <text:p>28318,0903738978</text:p>
          </table:table-cell>
          <table:table-cell table:formula="of:=AVERAGE([.B102:.B113])" office:value-type="float" office:value="24516.6666666667" calcext:value-type="float">
            <text:p>24516,6666666667</text:p>
          </table:table-cell>
          <table:table-cell table:formula="of:=[.D113]-[.C113]" office:value-type="float" office:value="-3801.42370723112" calcext:value-type="float">
            <text:p>-3801,4237072311</text:p>
          </table:table-cell>
          <table:table-cell table:formula="of:=[.D113]-[.D101]" office:value-type="float" office:value="1600" calcext:value-type="float">
            <text:p>1600</text:p>
          </table:table-cell>
          <table:table-cell table:number-columns-repeated="1000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5200" calcext:value-type="float">
            <text:p>5200</text:p>
          </table:table-cell>
          <table:table-cell table:formula="of:=COM.MICROSOFT.STDEV.S([.B103:.B114])" office:value-type="float" office:value="28837.9274672446" calcext:value-type="float">
            <text:p>28837,9274672446</text:p>
          </table:table-cell>
          <table:table-cell table:formula="of:=AVERAGE([.B103:.B114])" office:value-type="float" office:value="23366.6666666667" calcext:value-type="float">
            <text:p>23366,6666666667</text:p>
          </table:table-cell>
          <table:table-cell table:formula="of:=[.D114]-[.C114]" office:value-type="float" office:value="-5471.26080057793" calcext:value-type="float">
            <text:p>-5471,2608005779</text:p>
          </table:table-cell>
          <table:table-cell table:formula="of:=[.D114]-[.D102]" office:value-type="float" office:value="450" calcext:value-type="float">
            <text:p>450</text:p>
          </table:table-cell>
          <table:table-cell table:number-columns-repeated="1000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4900" calcext:value-type="float">
            <text:p>4900</text:p>
          </table:table-cell>
          <table:table-cell table:formula="of:=COM.MICROSOFT.STDEV.S([.B104:.B115])" office:value-type="float" office:value="29322.8153491441" calcext:value-type="float">
            <text:p>29322,8153491441</text:p>
          </table:table-cell>
          <table:table-cell table:formula="of:=AVERAGE([.B104:.B115])" office:value-type="float" office:value="21775" calcext:value-type="float">
            <text:p>21775</text:p>
          </table:table-cell>
          <table:table-cell table:formula="of:=[.D115]-[.C115]" office:value-type="float" office:value="-7547.81534914409" calcext:value-type="float">
            <text:p>-7547,8153491441</text:p>
          </table:table-cell>
          <table:table-cell table:formula="of:=[.D115]-[.D103]" office:value-type="float" office:value="-1641.66666666667" calcext:value-type="float">
            <text:p>-1641,6666666667</text:p>
          </table:table-cell>
          <table:table-cell table:number-columns-repeated="1000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7000" calcext:value-type="float">
            <text:p>7000</text:p>
          </table:table-cell>
          <table:table-cell table:formula="of:=COM.MICROSOFT.STDEV.S([.B105:.B116])" office:value-type="float" office:value="29624.2670283958" calcext:value-type="float">
            <text:p>29624,2670283958</text:p>
          </table:table-cell>
          <table:table-cell table:formula="of:=AVERAGE([.B105:.B116])" office:value-type="float" office:value="20441.6666666667" calcext:value-type="float">
            <text:p>20441,6666666667</text:p>
          </table:table-cell>
          <table:table-cell table:formula="of:=[.D116]-[.C116]" office:value-type="float" office:value="-9182.60036172911" calcext:value-type="float">
            <text:p>-9182,6003617291</text:p>
          </table:table-cell>
          <table:table-cell table:formula="of:=[.D116]-[.D104]" office:value-type="float" office:value="-3141.66666666666" calcext:value-type="float">
            <text:p>-3141,6666666667</text:p>
          </table:table-cell>
          <table:table-cell table:number-columns-repeated="1000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6900" calcext:value-type="float">
            <text:p>6900</text:p>
          </table:table-cell>
          <table:table-cell table:formula="of:=COM.MICROSOFT.STDEV.S([.B106:.B117])" office:value-type="float" office:value="29831.1409385724" calcext:value-type="float">
            <text:p>29831,1409385724</text:p>
          </table:table-cell>
          <table:table-cell table:formula="of:=AVERAGE([.B106:.B117])" office:value-type="float" office:value="18933.3333333333" calcext:value-type="float">
            <text:p>18933,3333333333</text:p>
          </table:table-cell>
          <table:table-cell table:formula="of:=[.D117]-[.C117]" office:value-type="float" office:value="-10897.8076052391" calcext:value-type="float">
            <text:p>-10897,8076052391</text:p>
          </table:table-cell>
          <table:table-cell table:formula="of:=[.D117]-[.D105]" office:value-type="float" office:value="-4816.66666666667" calcext:value-type="float">
            <text:p>-4816,6666666667</text:p>
          </table:table-cell>
          <table:table-cell table:number-columns-repeated="1000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5800" calcext:value-type="float">
            <text:p>5800</text:p>
          </table:table-cell>
          <table:table-cell table:formula="of:=COM.MICROSOFT.STDEV.S([.B107:.B118])" office:value-type="float" office:value="13839.4254566328" calcext:value-type="float">
            <text:p>13839,4254566328</text:p>
          </table:table-cell>
          <table:table-cell table:formula="of:=AVERAGE([.B107:.B118])" office:value-type="float" office:value="10833.3333333333" calcext:value-type="float">
            <text:p>10833,3333333333</text:p>
          </table:table-cell>
          <table:table-cell table:formula="of:=[.D118]-[.C118]" office:value-type="float" office:value="-3006.0921232995" calcext:value-type="float">
            <text:p>-3006,0921232995</text:p>
          </table:table-cell>
          <table:table-cell table:formula="of:=[.D118]-[.D106]" office:value-type="float" office:value="-19583.3333333333" calcext:value-type="float">
            <text:p>-19583,3333333333</text:p>
          </table:table-cell>
          <table:table-cell table:number-columns-repeated="1000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4000" calcext:value-type="float">
            <text:p>4000</text:p>
          </table:table-cell>
          <table:table-cell table:formula="of:=COM.MICROSOFT.STDEV.S([.B108:.B119])" office:value-type="float" office:value="13711.5633571438" calcext:value-type="float">
            <text:p>13711,5633571438</text:p>
          </table:table-cell>
          <table:table-cell table:formula="of:=AVERAGE([.B108:.B119])" office:value-type="float" office:value="9583.33333333333" calcext:value-type="float">
            <text:p>9583,3333333333</text:p>
          </table:table-cell>
          <table:table-cell table:formula="of:=[.D119]-[.C119]" office:value-type="float" office:value="-4128.23002381051" calcext:value-type="float">
            <text:p>-4128,2300238105</text:p>
          </table:table-cell>
          <table:table-cell table:formula="of:=[.D119]-[.D107]" office:value-type="float" office:value="-20916.6666666667" calcext:value-type="float">
            <text:p>-20916,6666666667</text:p>
          </table:table-cell>
          <table:table-cell table:number-columns-repeated="1000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3300" calcext:value-type="float">
            <text:p>3300</text:p>
          </table:table-cell>
          <table:table-cell table:formula="of:=COM.MICROSOFT.STDEV.S([.B109:.B120])" office:value-type="float" office:value="1232.4833270739" calcext:value-type="float">
            <text:p>1232,4833270739</text:p>
          </table:table-cell>
          <table:table-cell table:formula="of:=AVERAGE([.B109:.B120])" office:value-type="float" office:value="5441.66666666667" calcext:value-type="float">
            <text:p>5441,6666666667</text:p>
          </table:table-cell>
          <table:table-cell table:formula="of:=[.D120]-[.C120]" office:value-type="float" office:value="4209.18333959277" calcext:value-type="float">
            <text:p>4209,1833395928</text:p>
          </table:table-cell>
          <table:table-cell table:formula="of:=[.D120]-[.D108]" office:value-type="float" office:value="-27808.3333333333" calcext:value-type="float">
            <text:p>-27808,3333333333</text:p>
          </table:table-cell>
          <table:table-cell table:number-columns-repeated="1000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3700" calcext:value-type="float">
            <text:p>3700</text:p>
          </table:table-cell>
          <table:table-cell table:formula="of:=COM.MICROSOFT.STDEV.S([.B110:.B121])" office:value-type="float" office:value="1330.3849978199" calcext:value-type="float">
            <text:p>1330,3849978199</text:p>
          </table:table-cell>
          <table:table-cell table:formula="of:=AVERAGE([.B110:.B121])" office:value-type="float" office:value="5291.66666666667" calcext:value-type="float">
            <text:p>5291,6666666667</text:p>
          </table:table-cell>
          <table:table-cell table:formula="of:=[.D121]-[.C121]" office:value-type="float" office:value="3961.28166884677" calcext:value-type="float">
            <text:p>3961,2816688468</text:p>
          </table:table-cell>
          <table:table-cell table:formula="of:=[.D121]-[.D109]" office:value-type="float" office:value="-26583.3333333333" calcext:value-type="float">
            <text:p>-26583,3333333333</text:p>
          </table:table-cell>
          <table:table-cell table:number-columns-repeated="1000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4600" calcext:value-type="float">
            <text:p>4600</text:p>
          </table:table-cell>
          <table:table-cell table:formula="of:=COM.MICROSOFT.STDEV.S([.B111:.B122])" office:value-type="float" office:value="1344.43296597488" calcext:value-type="float">
            <text:p>1344,4329659749</text:p>
          </table:table-cell>
          <table:table-cell table:formula="of:=AVERAGE([.B111:.B122])" office:value-type="float" office:value="5225" calcext:value-type="float">
            <text:p>5225</text:p>
          </table:table-cell>
          <table:table-cell table:formula="of:=[.D122]-[.C122]" office:value-type="float" office:value="3880.56703402512" calcext:value-type="float">
            <text:p>3880,5670340251</text:p>
          </table:table-cell>
          <table:table-cell table:formula="of:=[.D122]-[.D110]" office:value-type="float" office:value="-25100" calcext:value-type="float">
            <text:p>-25100</text:p>
          </table:table-cell>
          <table:table-cell table:number-columns-repeated="1000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4500" calcext:value-type="float">
            <text:p>4500</text:p>
          </table:table-cell>
          <table:table-cell table:formula="of:=COM.MICROSOFT.STDEV.S([.B112:.B123])" office:value-type="float" office:value="1147.42795376917" calcext:value-type="float">
            <text:p>1147,4279537692</text:p>
          </table:table-cell>
          <table:table-cell table:formula="of:=AVERAGE([.B112:.B123])" office:value-type="float" office:value="4975" calcext:value-type="float">
            <text:p>4975</text:p>
          </table:table-cell>
          <table:table-cell table:formula="of:=[.D123]-[.C123]" office:value-type="float" office:value="3827.57204623083" calcext:value-type="float">
            <text:p>3827,5720462308</text:p>
          </table:table-cell>
          <table:table-cell table:formula="of:=[.D123]-[.D111]" office:value-type="float" office:value="-22808.3333333333" calcext:value-type="float">
            <text:p>-22808,3333333333</text:p>
          </table:table-cell>
          <table:table-cell table:number-columns-repeated="1000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3600" calcext:value-type="float">
            <text:p>3600</text:p>
          </table:table-cell>
          <table:table-cell table:formula="of:=COM.MICROSOFT.STDEV.S([.B113:.B124])" office:value-type="float" office:value="1211.6542661197" calcext:value-type="float">
            <text:p>1211,6542661197</text:p>
          </table:table-cell>
          <table:table-cell table:formula="of:=AVERAGE([.B113:.B124])" office:value-type="float" office:value="4891.66666666667" calcext:value-type="float">
            <text:p>4891,6666666667</text:p>
          </table:table-cell>
          <table:table-cell table:formula="of:=[.D124]-[.C124]" office:value-type="float" office:value="3680.01240054697" calcext:value-type="float">
            <text:p>3680,012400547</text:p>
          </table:table-cell>
          <table:table-cell table:formula="of:=[.D124]-[.D112]" office:value-type="float" office:value="-21275" calcext:value-type="float">
            <text:p>-21275</text:p>
          </table:table-cell>
          <table:table-cell table:number-columns-repeated="1000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5800" calcext:value-type="float">
            <text:p>5800</text:p>
          </table:table-cell>
          <table:table-cell table:formula="of:=COM.MICROSOFT.STDEV.S([.B114:.B125])" office:value-type="float" office:value="1237.63582052332" calcext:value-type="float">
            <text:p>1237,6358205233</text:p>
          </table:table-cell>
          <table:table-cell table:formula="of:=AVERAGE([.B114:.B125])" office:value-type="float" office:value="4941.66666666667" calcext:value-type="float">
            <text:p>4941,6666666667</text:p>
          </table:table-cell>
          <table:table-cell table:formula="of:=[.D125]-[.C125]" office:value-type="float" office:value="3704.03084614335" calcext:value-type="float">
            <text:p>3704,0308461434</text:p>
          </table:table-cell>
          <table:table-cell table:formula="of:=[.D125]-[.D113]" office:value-type="float" office:value="-19575" calcext:value-type="float">
            <text:p>-19575</text:p>
          </table:table-cell>
          <table:table-cell table:number-columns-repeated="1000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3800" calcext:value-type="float">
            <text:p>3800</text:p>
          </table:table-cell>
          <table:table-cell table:formula="of:=COM.MICROSOFT.STDEV.S([.B115:.B126])" office:value-type="float" office:value="1276.44748494334" calcext:value-type="float">
            <text:p>1276,4474849434</text:p>
          </table:table-cell>
          <table:table-cell table:formula="of:=AVERAGE([.B115:.B126])" office:value-type="float" office:value="4825" calcext:value-type="float">
            <text:p>4825</text:p>
          </table:table-cell>
          <table:table-cell table:formula="of:=[.D126]-[.C126]" office:value-type="float" office:value="3548.55251505666" calcext:value-type="float">
            <text:p>3548,5525150567</text:p>
          </table:table-cell>
          <table:table-cell table:formula="of:=[.D126]-[.D114]" office:value-type="float" office:value="-18541.6666666667" calcext:value-type="float">
            <text:p>-18541,6666666667</text:p>
          </table:table-cell>
          <table:table-cell table:number-columns-repeated="1000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4800" calcext:value-type="float">
            <text:p>4800</text:p>
          </table:table-cell>
          <table:table-cell table:formula="of:=COM.MICROSOFT.STDEV.S([.B116:.B127])" office:value-type="float" office:value="1276.2397418933" calcext:value-type="float">
            <text:p>1276,2397418933</text:p>
          </table:table-cell>
          <table:table-cell table:formula="of:=AVERAGE([.B116:.B127])" office:value-type="float" office:value="4816.66666666667" calcext:value-type="float">
            <text:p>4816,6666666667</text:p>
          </table:table-cell>
          <table:table-cell table:formula="of:=[.D127]-[.C127]" office:value-type="float" office:value="3540.42692477337" calcext:value-type="float">
            <text:p>3540,4269247734</text:p>
          </table:table-cell>
          <table:table-cell table:formula="of:=[.D127]-[.D115]" office:value-type="float" office:value="-16958.3333333333" calcext:value-type="float">
            <text:p>-16958,3333333333</text:p>
          </table:table-cell>
          <table:table-cell table:number-columns-repeated="1000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5400" calcext:value-type="float">
            <text:p>5400</text:p>
          </table:table-cell>
          <table:table-cell table:formula="of:=COM.MICROSOFT.STDEV.S([.B117:.B128])" office:value-type="float" office:value="1098.62172605938" calcext:value-type="float">
            <text:p>1098,6217260594</text:p>
          </table:table-cell>
          <table:table-cell table:formula="of:=AVERAGE([.B117:.B128])" office:value-type="float" office:value="4683.33333333333" calcext:value-type="float">
            <text:p>4683,3333333333</text:p>
          </table:table-cell>
          <table:table-cell table:formula="of:=[.D128]-[.C128]" office:value-type="float" office:value="3584.71160727395" calcext:value-type="float">
            <text:p>3584,711607274</text:p>
          </table:table-cell>
          <table:table-cell table:formula="of:=[.D128]-[.D116]" office:value-type="float" office:value="-15758.3333333333" calcext:value-type="float">
            <text:p>-15758,3333333333</text:p>
          </table:table-cell>
          <table:table-cell table:number-columns-repeated="1000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4800" calcext:value-type="float">
            <text:p>4800</text:p>
          </table:table-cell>
          <table:table-cell table:formula="of:=COM.MICROSOFT.STDEV.S([.B118:.B129])" office:value-type="float" office:value="853.291310518313" calcext:value-type="float">
            <text:p>853,2913105183</text:p>
          </table:table-cell>
          <table:table-cell table:formula="of:=AVERAGE([.B118:.B129])" office:value-type="float" office:value="4508.33333333333" calcext:value-type="float">
            <text:p>4508,3333333333</text:p>
          </table:table-cell>
          <table:table-cell table:formula="of:=[.D129]-[.C129]" office:value-type="float" office:value="3655.04202281502" calcext:value-type="float">
            <text:p>3655,042022815</text:p>
          </table:table-cell>
          <table:table-cell table:formula="of:=[.D129]-[.D117]" office:value-type="float" office:value="-14425" calcext:value-type="float">
            <text:p>-14425</text:p>
          </table:table-cell>
          <table:table-cell table:number-columns-repeated="1000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6600" calcext:value-type="float">
            <text:p>6600</text:p>
          </table:table-cell>
          <table:table-cell table:formula="of:=COM.MICROSOFT.STDEV.S([.B119:.B130])" office:value-type="float" office:value="984.539578594066" calcext:value-type="float">
            <text:p>984,5395785941</text:p>
          </table:table-cell>
          <table:table-cell table:formula="of:=AVERAGE([.B119:.B130])" office:value-type="float" office:value="4575" calcext:value-type="float">
            <text:p>4575</text:p>
          </table:table-cell>
          <table:table-cell table:formula="of:=[.D130]-[.C130]" office:value-type="float" office:value="3590.46042140593" calcext:value-type="float">
            <text:p>3590,4604214059</text:p>
          </table:table-cell>
          <table:table-cell table:formula="of:=[.D130]-[.D118]" office:value-type="float" office:value="-6258.33333333333" calcext:value-type="float">
            <text:p>-6258,3333333333</text:p>
          </table:table-cell>
          <table:table-cell table:number-columns-repeated="1000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4200" calcext:value-type="float">
            <text:p>4200</text:p>
          </table:table-cell>
          <table:table-cell table:formula="of:=COM.MICROSOFT.STDEV.S([.B120:.B131])" office:value-type="float" office:value="975.572869775715" calcext:value-type="float">
            <text:p>975,5728697757</text:p>
          </table:table-cell>
          <table:table-cell table:formula="of:=AVERAGE([.B120:.B131])" office:value-type="float" office:value="4591.66666666667" calcext:value-type="float">
            <text:p>4591,6666666667</text:p>
          </table:table-cell>
          <table:table-cell table:formula="of:=[.D131]-[.C131]" office:value-type="float" office:value="3616.09379689095" calcext:value-type="float">
            <text:p>3616,093796891</text:p>
          </table:table-cell>
          <table:table-cell table:formula="of:=[.D131]-[.D119]" office:value-type="float" office:value="-4991.66666666667" calcext:value-type="float">
            <text:p>-4991,6666666667</text:p>
          </table:table-cell>
          <table:table-cell table:number-columns-repeated="1000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9900" calcext:value-type="float">
            <text:p>9900</text:p>
          </table:table-cell>
          <table:table-cell table:formula="of:=COM.MICROSOFT.STDEV.S([.B121:.B132])" office:value-type="float" office:value="1741.18994490619" calcext:value-type="float">
            <text:p>1741,1899449062</text:p>
          </table:table-cell>
          <table:table-cell table:formula="of:=AVERAGE([.B121:.B132])" office:value-type="float" office:value="5141.66666666667" calcext:value-type="float">
            <text:p>5141,6666666667</text:p>
          </table:table-cell>
          <table:table-cell table:formula="of:=[.D132]-[.C132]" office:value-type="float" office:value="3400.47672176048" calcext:value-type="float">
            <text:p>3400,4767217605</text:p>
          </table:table-cell>
          <table:table-cell table:formula="of:=[.D132]-[.D120]" office:value-type="float" office:value="-300" calcext:value-type="float">
            <text:p>-300</text:p>
          </table:table-cell>
          <table:table-cell table:number-columns-repeated="1000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3900" calcext:value-type="float">
            <text:p>3900</text:p>
          </table:table-cell>
          <table:table-cell table:formula="of:=COM.MICROSOFT.STDEV.S([.B122:.B133])" office:value-type="float" office:value="1727.03547014863" calcext:value-type="float">
            <text:p>1727,0354701486</text:p>
          </table:table-cell>
          <table:table-cell table:formula="of:=AVERAGE([.B122:.B133])" office:value-type="float" office:value="5158.33333333333" calcext:value-type="float">
            <text:p>5158,3333333333</text:p>
          </table:table-cell>
          <table:table-cell table:formula="of:=[.D133]-[.C133]" office:value-type="float" office:value="3431.2978631847" calcext:value-type="float">
            <text:p>3431,2978631847</text:p>
          </table:table-cell>
          <table:table-cell table:formula="of:=[.D133]-[.D121]" office:value-type="float" office:value="-133.333333333334" calcext:value-type="float">
            <text:p>-133,3333333333</text:p>
          </table:table-cell>
          <table:table-cell table:number-columns-repeated="1000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4700" calcext:value-type="float">
            <text:p>4700</text:p>
          </table:table-cell>
          <table:table-cell table:formula="of:=COM.MICROSOFT.STDEV.S([.B123:.B134])" office:value-type="float" office:value="1724.33562085034" calcext:value-type="float">
            <text:p>1724,3356208504</text:p>
          </table:table-cell>
          <table:table-cell table:formula="of:=AVERAGE([.B123:.B134])" office:value-type="float" office:value="5166.66666666667" calcext:value-type="float">
            <text:p>5166,6666666667</text:p>
          </table:table-cell>
          <table:table-cell table:formula="of:=[.D134]-[.C134]" office:value-type="float" office:value="3442.33104581633" calcext:value-type="float">
            <text:p>3442,3310458163</text:p>
          </table:table-cell>
          <table:table-cell table:formula="of:=[.D134]-[.D122]" office:value-type="float" office:value="-58.333333333333" calcext:value-type="float">
            <text:p>-58,3333333333</text:p>
          </table:table-cell>
          <table:table-cell table:number-columns-repeated="1000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3800" calcext:value-type="float">
            <text:p>3800</text:p>
          </table:table-cell>
          <table:table-cell table:formula="of:=COM.MICROSOFT.STDEV.S([.B124:.B135])" office:value-type="float" office:value="1760.40198577346" calcext:value-type="float">
            <text:p>1760,4019857735</text:p>
          </table:table-cell>
          <table:table-cell table:formula="of:=AVERAGE([.B124:.B135])" office:value-type="float" office:value="5108.33333333333" calcext:value-type="float">
            <text:p>5108,3333333333</text:p>
          </table:table-cell>
          <table:table-cell table:formula="of:=[.D135]-[.C135]" office:value-type="float" office:value="3347.93134755987" calcext:value-type="float">
            <text:p>3347,9313475599</text:p>
          </table:table-cell>
          <table:table-cell table:formula="of:=[.D135]-[.D123]" office:value-type="float" office:value="133.333333333333" calcext:value-type="float">
            <text:p>133,3333333333</text:p>
          </table:table-cell>
          <table:table-cell table:number-columns-repeated="1000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5800" calcext:value-type="float">
            <text:p>5800</text:p>
          </table:table-cell>
          <table:table-cell table:formula="of:=COM.MICROSOFT.STDEV.S([.B125:.B136])" office:value-type="float" office:value="1702.64945056672" calcext:value-type="float">
            <text:p>1702,6494505667</text:p>
          </table:table-cell>
          <table:table-cell table:formula="of:=AVERAGE([.B125:.B136])" office:value-type="float" office:value="5291.66666666667" calcext:value-type="float">
            <text:p>5291,6666666667</text:p>
          </table:table-cell>
          <table:table-cell table:formula="of:=[.D136]-[.C136]" office:value-type="float" office:value="3589.01721609995" calcext:value-type="float">
            <text:p>3589,0172161</text:p>
          </table:table-cell>
          <table:table-cell table:formula="of:=[.D136]-[.D124]" office:value-type="float" office:value="400" calcext:value-type="float">
            <text:p>400</text:p>
          </table:table-cell>
          <table:table-cell table:number-columns-repeated="1000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4100" calcext:value-type="float">
            <text:p>4100</text:p>
          </table:table-cell>
          <table:table-cell table:formula="of:=COM.MICROSOFT.STDEV.S([.B126:.B137])" office:value-type="float" office:value="1727.05740284661" calcext:value-type="float">
            <text:p>1727,0574028466</text:p>
          </table:table-cell>
          <table:table-cell table:formula="of:=AVERAGE([.B126:.B137])" office:value-type="float" office:value="5150" calcext:value-type="float">
            <text:p>5150</text:p>
          </table:table-cell>
          <table:table-cell table:formula="of:=[.D137]-[.C137]" office:value-type="float" office:value="3422.94259715339" calcext:value-type="float">
            <text:p>3422,9425971534</text:p>
          </table:table-cell>
          <table:table-cell table:formula="of:=[.D137]-[.D125]" office:value-type="float" office:value="208.333333333333" calcext:value-type="float">
            <text:p>208,3333333333</text:p>
          </table:table-cell>
          <table:table-cell table:number-columns-repeated="1000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3200" calcext:value-type="float">
            <text:p>3200</text:p>
          </table:table-cell>
          <table:table-cell table:formula="of:=COM.MICROSOFT.STDEV.S([.B127:.B138])" office:value-type="float" office:value="1777.63888346312" calcext:value-type="float">
            <text:p>1777,6388834631</text:p>
          </table:table-cell>
          <table:table-cell table:formula="of:=AVERAGE([.B127:.B138])" office:value-type="float" office:value="5100" calcext:value-type="float">
            <text:p>5100</text:p>
          </table:table-cell>
          <table:table-cell table:formula="of:=[.D138]-[.C138]" office:value-type="float" office:value="3322.36111653688" calcext:value-type="float">
            <text:p>3322,3611165369</text:p>
          </table:table-cell>
          <table:table-cell table:formula="of:=[.D138]-[.D126]" office:value-type="float" office:value="275" calcext:value-type="float">
            <text:p>275</text:p>
          </table:table-cell>
          <table:table-cell table:number-columns-repeated="1000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3100" calcext:value-type="float">
            <text:p>3100</text:p>
          </table:table-cell>
          <table:table-cell table:formula="of:=COM.MICROSOFT.STDEV.S([.B128:.B139])" office:value-type="float" office:value="1869.10690065084" calcext:value-type="float">
            <text:p>1869,1069006509</text:p>
          </table:table-cell>
          <table:table-cell table:formula="of:=AVERAGE([.B128:.B139])" office:value-type="float" office:value="4958.33333333333" calcext:value-type="float">
            <text:p>4958,3333333333</text:p>
          </table:table-cell>
          <table:table-cell table:formula="of:=[.D139]-[.C139]" office:value-type="float" office:value="3089.22643268249" calcext:value-type="float">
            <text:p>3089,2264326825</text:p>
          </table:table-cell>
          <table:table-cell table:formula="of:=[.D139]-[.D127]" office:value-type="float" office:value="141.666666666666" calcext:value-type="float">
            <text:p>141,6666666667</text:p>
          </table:table-cell>
          <table:table-cell table:number-columns-repeated="1000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15000" calcext:value-type="float">
            <text:p>15000</text:p>
          </table:table-cell>
          <table:table-cell table:formula="of:=COM.MICROSOFT.STDEV.S([.B129:.B140])" office:value-type="float" office:value="3456.07721224074" calcext:value-type="float">
            <text:p>3456,0772122407</text:p>
          </table:table-cell>
          <table:table-cell table:formula="of:=AVERAGE([.B129:.B140])" office:value-type="float" office:value="5758.33333333333" calcext:value-type="float">
            <text:p>5758,3333333333</text:p>
          </table:table-cell>
          <table:table-cell table:formula="of:=[.D140]-[.C140]" office:value-type="float" office:value="2302.2561210926" calcext:value-type="float">
            <text:p>2302,2561210926</text:p>
          </table:table-cell>
          <table:table-cell table:formula="of:=[.D140]-[.D128]" office:value-type="float" office:value="1075" calcext:value-type="float">
            <text:p>1075</text:p>
          </table:table-cell>
          <table:table-cell table:number-columns-repeated="1000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3700" calcext:value-type="float">
            <text:p>3700</text:p>
          </table:table-cell>
          <table:table-cell table:formula="of:=COM.MICROSOFT.STDEV.S([.B130:.B141])" office:value-type="float" office:value="3498.13803286401" calcext:value-type="float">
            <text:p>3498,138032864</text:p>
          </table:table-cell>
          <table:table-cell table:formula="of:=AVERAGE([.B130:.B141])" office:value-type="float" office:value="5666.66666666667" calcext:value-type="float">
            <text:p>5666,6666666667</text:p>
          </table:table-cell>
          <table:table-cell table:formula="of:=[.D141]-[.C141]" office:value-type="float" office:value="2168.52863380266" calcext:value-type="float">
            <text:p>2168,5286338027</text:p>
          </table:table-cell>
          <table:table-cell table:formula="of:=[.D141]-[.D129]" office:value-type="float" office:value="1158.33333333333" calcext:value-type="float">
            <text:p>1158,3333333333</text:p>
          </table:table-cell>
          <table:table-cell table:number-columns-repeated="1000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72000" calcext:value-type="float">
            <text:p>72000</text:p>
          </table:table-cell>
          <table:table-cell table:formula="of:=COM.MICROSOFT.STDEV.S([.B131:.B142])" office:value-type="float" office:value="19487.5640220924" calcext:value-type="float">
            <text:p>19487,5640220924</text:p>
          </table:table-cell>
          <table:table-cell table:formula="of:=AVERAGE([.B131:.B142])" office:value-type="float" office:value="11116.6666666667" calcext:value-type="float">
            <text:p>11116,6666666667</text:p>
          </table:table-cell>
          <table:table-cell table:formula="of:=[.D142]-[.C142]" office:value-type="float" office:value="-8370.89735542577" calcext:value-type="float">
            <text:p>-8370,8973554258</text:p>
          </table:table-cell>
          <table:table-cell table:formula="of:=[.D142]-[.D130]" office:value-type="float" office:value="6541.66666666667" calcext:value-type="float">
            <text:p>6541,6666666667</text:p>
          </table:table-cell>
          <table:table-cell table:number-columns-repeated="1000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4600" calcext:value-type="float">
            <text:p>4600</text:p>
          </table:table-cell>
          <table:table-cell table:formula="of:=COM.MICROSOFT.STDEV.S([.B132:.B143])" office:value-type="float" office:value="19474.9956237596" calcext:value-type="float">
            <text:p>19474,9956237596</text:p>
          </table:table-cell>
          <table:table-cell table:formula="of:=AVERAGE([.B132:.B143])" office:value-type="float" office:value="11150" calcext:value-type="float">
            <text:p>11150</text:p>
          </table:table-cell>
          <table:table-cell table:formula="of:=[.D143]-[.C143]" office:value-type="float" office:value="-8324.99562375957" calcext:value-type="float">
            <text:p>-8324,9956237596</text:p>
          </table:table-cell>
          <table:table-cell table:formula="of:=[.D143]-[.D131]" office:value-type="float" office:value="6558.33333333333" calcext:value-type="float">
            <text:p>6558,3333333333</text:p>
          </table:table-cell>
          <table:table-cell table:number-columns-repeated="1000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5700" calcext:value-type="float">
            <text:p>5700</text:p>
          </table:table-cell>
          <table:table-cell table:formula="of:=COM.MICROSOFT.STDEV.S([.B133:.B144])" office:value-type="float" office:value="19537.1441106422" calcext:value-type="float">
            <text:p>19537,1441106422</text:p>
          </table:table-cell>
          <table:table-cell table:formula="of:=AVERAGE([.B133:.B144])" office:value-type="float" office:value="10800" calcext:value-type="float">
            <text:p>10800</text:p>
          </table:table-cell>
          <table:table-cell table:formula="of:=[.D144]-[.C144]" office:value-type="float" office:value="-8737.14411064217" calcext:value-type="float">
            <text:p>-8737,1441106422</text:p>
          </table:table-cell>
          <table:table-cell table:formula="of:=[.D144]-[.D132]" office:value-type="float" office:value="5658.33333333333" calcext:value-type="float">
            <text:p>5658,3333333333</text:p>
          </table:table-cell>
          <table:table-cell table:number-columns-repeated="1000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5500" calcext:value-type="float">
            <text:p>5500</text:p>
          </table:table-cell>
          <table:table-cell table:formula="of:=COM.MICROSOFT.STDEV.S([.B134:.B145])" office:value-type="float" office:value="19491.1790460726" calcext:value-type="float">
            <text:p>19491,1790460726</text:p>
          </table:table-cell>
          <table:table-cell table:formula="of:=AVERAGE([.B134:.B145])" office:value-type="float" office:value="10933.3333333333" calcext:value-type="float">
            <text:p>10933,3333333333</text:p>
          </table:table-cell>
          <table:table-cell table:formula="of:=[.D145]-[.C145]" office:value-type="float" office:value="-8557.84571273929" calcext:value-type="float">
            <text:p>-8557,8457127393</text:p>
          </table:table-cell>
          <table:table-cell table:formula="of:=[.D145]-[.D133]" office:value-type="float" office:value="5775" calcext:value-type="float">
            <text:p>5775</text:p>
          </table:table-cell>
          <table:table-cell table:number-columns-repeated="1000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5900" calcext:value-type="float">
            <text:p>5900</text:p>
          </table:table-cell>
          <table:table-cell table:formula="of:=COM.MICROSOFT.STDEV.S([.B135:.B146])" office:value-type="float" office:value="19459.343786625" calcext:value-type="float">
            <text:p>19459,343786625</text:p>
          </table:table-cell>
          <table:table-cell table:formula="of:=AVERAGE([.B135:.B146])" office:value-type="float" office:value="11033.3333333333" calcext:value-type="float">
            <text:p>11033,3333333333</text:p>
          </table:table-cell>
          <table:table-cell table:formula="of:=[.D146]-[.C146]" office:value-type="float" office:value="-8426.01045329165" calcext:value-type="float">
            <text:p>-8426,0104532917</text:p>
          </table:table-cell>
          <table:table-cell table:formula="of:=[.D146]-[.D134]" office:value-type="float" office:value="5866.66666666667" calcext:value-type="float">
            <text:p>5866,6666666667</text:p>
          </table:table-cell>
          <table:table-cell table:number-columns-repeated="1000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6000" calcext:value-type="float">
            <text:p>6000</text:p>
          </table:table-cell>
          <table:table-cell table:formula="of:=COM.MICROSOFT.STDEV.S([.B136:.B147])" office:value-type="float" office:value="19395.2587145947" calcext:value-type="float">
            <text:p>19395,2587145947</text:p>
          </table:table-cell>
          <table:table-cell table:formula="of:=AVERAGE([.B136:.B147])" office:value-type="float" office:value="11216.6666666667" calcext:value-type="float">
            <text:p>11216,6666666667</text:p>
          </table:table-cell>
          <table:table-cell table:formula="of:=[.D147]-[.C147]" office:value-type="float" office:value="-8178.59204792801" calcext:value-type="float">
            <text:p>-8178,592047928</text:p>
          </table:table-cell>
          <table:table-cell table:formula="of:=[.D147]-[.D135]" office:value-type="float" office:value="6108.33333333333" calcext:value-type="float">
            <text:p>6108,3333333333</text:p>
          </table:table-cell>
          <table:table-cell table:number-columns-repeated="1000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4600" calcext:value-type="float">
            <text:p>4600</text:p>
          </table:table-cell>
          <table:table-cell table:formula="of:=COM.MICROSOFT.STDEV.S([.B137:.B148])" office:value-type="float" office:value="19428.7899465684" calcext:value-type="float">
            <text:p>19428,7899465684</text:p>
          </table:table-cell>
          <table:table-cell table:formula="of:=AVERAGE([.B137:.B148])" office:value-type="float" office:value="11116.6666666667" calcext:value-type="float">
            <text:p>11116,6666666667</text:p>
          </table:table-cell>
          <table:table-cell table:formula="of:=[.D148]-[.C148]" office:value-type="float" office:value="-8312.12327990177" calcext:value-type="float">
            <text:p>-8312,1232799018</text:p>
          </table:table-cell>
          <table:table-cell table:formula="of:=[.D148]-[.D136]" office:value-type="float" office:value="5825" calcext:value-type="float">
            <text:p>5825</text:p>
          </table:table-cell>
          <table:table-cell table:number-columns-repeated="1000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3600" calcext:value-type="float">
            <text:p>3600</text:p>
          </table:table-cell>
          <table:table-cell table:formula="of:=COM.MICROSOFT.STDEV.S([.B138:.B149])" office:value-type="float" office:value="19445.7345170886" calcext:value-type="float">
            <text:p>19445,7345170886</text:p>
          </table:table-cell>
          <table:table-cell table:formula="of:=AVERAGE([.B138:.B149])" office:value-type="float" office:value="11075" calcext:value-type="float">
            <text:p>11075</text:p>
          </table:table-cell>
          <table:table-cell table:formula="of:=[.D149]-[.C149]" office:value-type="float" office:value="-8370.7345170886" calcext:value-type="float">
            <text:p>-8370,7345170886</text:p>
          </table:table-cell>
          <table:table-cell table:formula="of:=[.D149]-[.D137]" office:value-type="float" office:value="5925" calcext:value-type="float">
            <text:p>5925</text:p>
          </table:table-cell>
          <table:table-cell table:number-columns-repeated="1000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5700" calcext:value-type="float">
            <text:p>5700</text:p>
          </table:table-cell>
          <table:table-cell table:formula="of:=COM.MICROSOFT.STDEV.S([.B139:.B150])" office:value-type="float" office:value="19366.9274483042" calcext:value-type="float">
            <text:p>19366,9274483042</text:p>
          </table:table-cell>
          <table:table-cell table:formula="of:=AVERAGE([.B139:.B150])" office:value-type="float" office:value="11283.3333333333" calcext:value-type="float">
            <text:p>11283,3333333333</text:p>
          </table:table-cell>
          <table:table-cell table:formula="of:=[.D150]-[.C150]" office:value-type="float" office:value="-8083.59411497087" calcext:value-type="float">
            <text:p>-8083,5941149709</text:p>
          </table:table-cell>
          <table:table-cell table:formula="of:=[.D150]-[.D138]" office:value-type="float" office:value="6183.33333333333" calcext:value-type="float">
            <text:p>6183,3333333333</text:p>
          </table:table-cell>
          <table:table-cell table:number-columns-repeated="1000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3900" calcext:value-type="float">
            <text:p>3900</text:p>
          </table:table-cell>
          <table:table-cell table:formula="of:=COM.MICROSOFT.STDEV.S([.B140:.B151])" office:value-type="float" office:value="19337.5517863795" calcext:value-type="float">
            <text:p>19337,5517863795</text:p>
          </table:table-cell>
          <table:table-cell table:formula="of:=AVERAGE([.B140:.B151])" office:value-type="float" office:value="11350" calcext:value-type="float">
            <text:p>11350</text:p>
          </table:table-cell>
          <table:table-cell table:formula="of:=[.D151]-[.C151]" office:value-type="float" office:value="-7987.5517863795" calcext:value-type="float">
            <text:p>-7987,5517863795</text:p>
          </table:table-cell>
          <table:table-cell table:formula="of:=[.D151]-[.D139]" office:value-type="float" office:value="6391.66666666667" calcext:value-type="float">
            <text:p>6391,6666666667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1:.B152])" office:value-type="float" office:value="20245.5337386703" calcext:value-type="float">
            <text:p>20245,5337386703</text:p>
          </table:table-cell>
          <table:table-cell table:formula="of:=AVERAGE([.B141:.B152])" office:value-type="float" office:value="11018.1818181818" calcext:value-type="float">
            <text:p>11018,1818181818</text:p>
          </table:table-cell>
          <table:table-cell table:formula="of:=[.D152]-[.C152]" office:value-type="float" office:value="-9227.35192048846" calcext:value-type="float">
            <text:p>-9227,3519204885</text:p>
          </table:table-cell>
          <table:table-cell table:formula="of:=[.D152]-[.D140]" office:value-type="float" office:value="5259.84848484849" calcext:value-type="float">
            <text:p>5259,8484848485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2:.B153])" office:value-type="float" office:value="21186.7490034062" calcext:value-type="float">
            <text:p>21186,7490034062</text:p>
          </table:table-cell>
          <table:table-cell table:formula="of:=AVERAGE([.B142:.B153])" office:value-type="float" office:value="11750" calcext:value-type="float">
            <text:p>11750</text:p>
          </table:table-cell>
          <table:table-cell table:formula="of:=[.D153]-[.C153]" office:value-type="float" office:value="-9436.74900340619" calcext:value-type="float">
            <text:p>-9436,7490034062</text:p>
          </table:table-cell>
          <table:table-cell table:formula="of:=[.D153]-[.D141]" office:value-type="float" office:value="6083.33333333333" calcext:value-type="float">
            <text:p>6083,3333333333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3:.B154])" office:value-type="float" office:value="901.541889086568" calcext:value-type="float">
            <text:p>901,5418890866</text:p>
          </table:table-cell>
          <table:table-cell table:formula="of:=AVERAGE([.B143:.B154])" office:value-type="float" office:value="5055.55555555556" calcext:value-type="float">
            <text:p>5055,5555555556</text:p>
          </table:table-cell>
          <table:table-cell table:formula="of:=[.D154]-[.C154]" office:value-type="float" office:value="4154.01366646899" calcext:value-type="float">
            <text:p>4154,013666469</text:p>
          </table:table-cell>
          <table:table-cell table:formula="of:=[.D154]-[.D142]" office:value-type="float" office:value="-6061.11111111111" calcext:value-type="float">
            <text:p>-6061,1111111111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4:.B155])" office:value-type="float" office:value="946.327487863326" calcext:value-type="float">
            <text:p>946,3274878633</text:p>
          </table:table-cell>
          <table:table-cell table:formula="of:=AVERAGE([.B144:.B155])" office:value-type="float" office:value="5112.5" calcext:value-type="float">
            <text:p>5112,5</text:p>
          </table:table-cell>
          <table:table-cell table:formula="of:=[.D155]-[.C155]" office:value-type="float" office:value="4166.17251213667" calcext:value-type="float">
            <text:p>4166,1725121367</text:p>
          </table:table-cell>
          <table:table-cell table:formula="of:=[.D155]-[.D143]" office:value-type="float" office:value="-6037.5" calcext:value-type="float">
            <text:p>-6037,5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5:.B156])" office:value-type="float" office:value="989.468351716021" calcext:value-type="float">
            <text:p>989,468351716</text:p>
          </table:table-cell>
          <table:table-cell table:formula="of:=AVERAGE([.B145:.B156])" office:value-type="float" office:value="5028.57142857143" calcext:value-type="float">
            <text:p>5028,5714285714</text:p>
          </table:table-cell>
          <table:table-cell table:formula="of:=[.D156]-[.C156]" office:value-type="float" office:value="4039.10307685541" calcext:value-type="float">
            <text:p>4039,1030768554</text:p>
          </table:table-cell>
          <table:table-cell table:formula="of:=[.D156]-[.D144]" office:value-type="float" office:value="-5771.42857142857" calcext:value-type="float">
            <text:p>-5771,4285714286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6:.B157])" office:value-type="float" office:value="1059.71694333912" calcext:value-type="float">
            <text:p>1059,7169433391</text:p>
          </table:table-cell>
          <table:table-cell table:formula="of:=AVERAGE([.B146:.B157])" office:value-type="float" office:value="4950" calcext:value-type="float">
            <text:p>4950</text:p>
          </table:table-cell>
          <table:table-cell table:formula="of:=[.D157]-[.C157]" office:value-type="float" office:value="3890.28305666088" calcext:value-type="float">
            <text:p>3890,2830566609</text:p>
          </table:table-cell>
          <table:table-cell table:formula="of:=[.D157]-[.D145]" office:value-type="float" office:value="-5983.33333333333" calcext:value-type="float">
            <text:p>-5983,3333333333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7:.B158])" office:value-type="float" office:value="1064.42472725881" calcext:value-type="float">
            <text:p>1064,4247272588</text:p>
          </table:table-cell>
          <table:table-cell table:formula="of:=AVERAGE([.B147:.B158])" office:value-type="float" office:value="4760" calcext:value-type="float">
            <text:p>4760</text:p>
          </table:table-cell>
          <table:table-cell table:formula="of:=[.D158]-[.C158]" office:value-type="float" office:value="3695.57527274119" calcext:value-type="float">
            <text:p>3695,5752727412</text:p>
          </table:table-cell>
          <table:table-cell table:formula="of:=[.D158]-[.D146]" office:value-type="float" office:value="-6273.33333333333" calcext:value-type="float">
            <text:p>-6273,3333333333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8:.B159])" office:value-type="float" office:value="932.737905308882" calcext:value-type="float">
            <text:p>932,7379053089</text:p>
          </table:table-cell>
          <table:table-cell table:formula="of:=AVERAGE([.B148:.B159])" office:value-type="float" office:value="4450" calcext:value-type="float">
            <text:p>4450</text:p>
          </table:table-cell>
          <table:table-cell table:formula="of:=[.D159]-[.C159]" office:value-type="float" office:value="3517.26209469112" calcext:value-type="float">
            <text:p>3517,2620946911</text:p>
          </table:table-cell>
          <table:table-cell table:formula="of:=[.D159]-[.D147]" office:value-type="float" office:value="-6766.66666666667" calcext:value-type="float">
            <text:p>-6766,6666666667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9:.B160])" office:value-type="float" office:value="1135.78166916005" calcext:value-type="float">
            <text:p>1135,7816691601</text:p>
          </table:table-cell>
          <table:table-cell table:formula="of:=AVERAGE([.B149:.B160])" office:value-type="float" office:value="4400" calcext:value-type="float">
            <text:p>4400</text:p>
          </table:table-cell>
          <table:table-cell table:formula="of:=[.D160]-[.C160]" office:value-type="float" office:value="3264.21833083995" calcext:value-type="float">
            <text:p>3264,21833084</text:p>
          </table:table-cell>
          <table:table-cell table:formula="of:=[.D160]-[.D148]" office:value-type="float" office:value="-6716.66666666667" calcext:value-type="float">
            <text:p>-6716,6666666667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0:.B161])" office:value-type="float" office:value="1272.79220613579" calcext:value-type="float">
            <text:p>1272,7922061358</text:p>
          </table:table-cell>
          <table:table-cell table:formula="of:=AVERAGE([.B150:.B161])" office:value-type="float" office:value="4800" calcext:value-type="float">
            <text:p>4800</text:p>
          </table:table-cell>
          <table:table-cell table:formula="of:=[.D161]-[.C161]" office:value-type="float" office:value="3527.20779386421" calcext:value-type="float">
            <text:p>3527,2077938642</text:p>
          </table:table-cell>
          <table:table-cell table:formula="of:=[.D161]-[.D149]" office:value-type="float" office:value="-6275" calcext:value-type="float">
            <text:p>-6275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1:.B162])" office:value-type="string" office:string-value="" calcext:value-type="error">
            <text:p>#DIV/0!</text:p>
          </table:table-cell>
          <table:table-cell table:formula="of:=AVERAGE([.B151:.B162])" office:value-type="float" office:value="3900" calcext:value-type="float">
            <text:p>3900</text:p>
          </table:table-cell>
          <table:table-cell table:formula="of:=[.D162]-[.C162]" office:value-type="string" office:string-value="" calcext:value-type="error">
            <text:p>#DIV/0!</text:p>
          </table:table-cell>
          <table:table-cell table:formula="of:=[.D162]-[.D150]" office:value-type="float" office:value="-7383.33333333333" calcext:value-type="float">
            <text:p>-7383,3333333333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2:.B163])" office:value-type="string" office:string-value="" calcext:value-type="error">
            <text:p>#DIV/0!</text:p>
          </table:table-cell>
          <table:table-cell table:formula="of:=AVERAGE([.B152:.B163])" office:value-type="string" office:string-value="" calcext:value-type="error">
            <text:p>#DIV/0!</text:p>
          </table:table-cell>
          <table:table-cell table:formula="of:=[.D163]-[.C163]" office:value-type="string" office:string-value="" calcext:value-type="error">
            <text:p>#DIV/0!</text:p>
          </table:table-cell>
          <table:table-cell table:formula="of:=[.D163]-[.D151]" office:value-type="float" office:value="-11350" calcext:value-type="float">
            <text:p>-11350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3:.B164])" office:value-type="string" office:string-value="" calcext:value-type="error">
            <text:p>#DIV/0!</text:p>
          </table:table-cell>
          <table:table-cell table:formula="of:=AVERAGE([.B153:.B164])" office:value-type="string" office:string-value="" calcext:value-type="error">
            <text:p>#DIV/0!</text:p>
          </table:table-cell>
          <table:table-cell table:formula="of:=[.D164]-[.C164]" office:value-type="string" office:string-value="" calcext:value-type="error">
            <text:p>#DIV/0!</text:p>
          </table:table-cell>
          <table:table-cell table:formula="of:=[.D164]-[.D152]" office:value-type="float" office:value="-11018.1818181818" calcext:value-type="float">
            <text:p>-11018,1818181818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4:.B165])" office:value-type="string" office:string-value="" calcext:value-type="error">
            <text:p>#DIV/0!</text:p>
          </table:table-cell>
          <table:table-cell table:formula="of:=AVERAGE([.B154:.B165])" office:value-type="string" office:string-value="" calcext:value-type="error">
            <text:p>#DIV/0!</text:p>
          </table:table-cell>
          <table:table-cell table:formula="of:=[.D165]-[.C165]" office:value-type="string" office:string-value="" calcext:value-type="error">
            <text:p>#DIV/0!</text:p>
          </table:table-cell>
          <table:table-cell table:formula="of:=[.D165]-[.D153]" office:value-type="float" office:value="-11750" calcext:value-type="float">
            <text:p>-11750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5:.B166])" office:value-type="string" office:string-value="" calcext:value-type="error">
            <text:p>#DIV/0!</text:p>
          </table:table-cell>
          <table:table-cell table:formula="of:=AVERAGE([.B155:.B166])" office:value-type="string" office:string-value="" calcext:value-type="error">
            <text:p>#DIV/0!</text:p>
          </table:table-cell>
          <table:table-cell table:formula="of:=[.D166]-[.C166]" office:value-type="string" office:string-value="" calcext:value-type="error">
            <text:p>#DIV/0!</text:p>
          </table:table-cell>
          <table:table-cell table:formula="of:=[.D166]-[.D154]" office:value-type="float" office:value="-5055.55555555556" calcext:value-type="float">
            <text:p>-5055,5555555556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6:.B167])" office:value-type="string" office:string-value="" calcext:value-type="error">
            <text:p>#DIV/0!</text:p>
          </table:table-cell>
          <table:table-cell table:formula="of:=AVERAGE([.B156:.B167])" office:value-type="string" office:string-value="" calcext:value-type="error">
            <text:p>#DIV/0!</text:p>
          </table:table-cell>
          <table:table-cell table:formula="of:=[.D167]-[.C167]" office:value-type="string" office:string-value="" calcext:value-type="error">
            <text:p>#DIV/0!</text:p>
          </table:table-cell>
          <table:table-cell table:formula="of:=[.D167]-[.D155]" office:value-type="float" office:value="-5112.5" calcext:value-type="float">
            <text:p>-5112,5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7:.B168])" office:value-type="string" office:string-value="" calcext:value-type="error">
            <text:p>#DIV/0!</text:p>
          </table:table-cell>
          <table:table-cell table:formula="of:=AVERAGE([.B157:.B168])" office:value-type="string" office:string-value="" calcext:value-type="error">
            <text:p>#DIV/0!</text:p>
          </table:table-cell>
          <table:table-cell table:formula="of:=[.D168]-[.C168]" office:value-type="string" office:string-value="" calcext:value-type="error">
            <text:p>#DIV/0!</text:p>
          </table:table-cell>
          <table:table-cell table:formula="of:=[.D168]-[.D156]" office:value-type="float" office:value="-5028.57142857143" calcext:value-type="float">
            <text:p>-5028,5714285714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8:.B169])" office:value-type="string" office:string-value="" calcext:value-type="error">
            <text:p>#DIV/0!</text:p>
          </table:table-cell>
          <table:table-cell table:formula="of:=AVERAGE([.B158:.B169])" office:value-type="string" office:string-value="" calcext:value-type="error">
            <text:p>#DIV/0!</text:p>
          </table:table-cell>
          <table:table-cell table:formula="of:=[.D169]-[.C169]" office:value-type="string" office:string-value="" calcext:value-type="error">
            <text:p>#DIV/0!</text:p>
          </table:table-cell>
          <table:table-cell table:formula="of:=[.D169]-[.D157]" office:value-type="float" office:value="-4950" calcext:value-type="float">
            <text:p>-4950</text:p>
          </table:table-cell>
          <table:table-cell table:number-columns-repeated="1000"/>
        </table:table-row>
      </table:table>
      <table:table table:name="Num redirects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Num redirects</text:p>
          </table:table-cell>
          <table:table-cell table:style-name="ce5" office:value-type="string" calcext:value-type="string">
            <text:p>StdDev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an – 1*StdDev</text:p>
          </table:table-cell>
          <table:table-cell table:style-name="ce7" office:value-type="string" calcext:value-type="string">
            <text:p>Diff</text:p>
          </table:table-cell>
          <table:table-cell table:style-name="ce8" table:number-columns-repeated="1000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/>
          <table:table-cell table:style-name="ce4"/>
          <table:table-cell table:number-columns-repeated="1003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62" calcext:value-type="float">
            <text:p>62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219" calcext:value-type="float">
            <text:p>219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349" calcext:value-type="float">
            <text:p>349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442" calcext:value-type="float">
            <text:p>442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581" calcext:value-type="float">
            <text:p>581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763" calcext:value-type="float">
            <text:p>763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1100" calcext:value-type="float">
            <text:p>1100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1600" calcext:value-type="float">
            <text:p>1600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2800" calcext:value-type="float">
            <text:p>2800</text:p>
          </table:table-cell>
          <table:table-cell table:style-name="ce4"/>
          <table:table-cell table:number-columns-repeated="1003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3800" calcext:value-type="float">
            <text:p>3800</text:p>
          </table:table-cell>
          <table:table-cell table:formula="of:=COM.MICROSOFT.STDEV.S([.B2:.B13])" office:value-type="float" office:value="1218.93255089704" calcext:value-type="float">
            <text:p>1218,932550897</text:p>
          </table:table-cell>
          <table:table-cell table:formula="of:=AVERAGE([.B2:.B13])" office:value-type="float" office:value="1065.18181818182" calcext:value-type="float">
            <text:p>1065,1818181818</text:p>
          </table:table-cell>
          <table:table-cell table:formula="of:=[.D13]-[.C13]" office:value-type="float" office:value="-153.750732715221" calcext:value-type="float">
            <text:p>-153,7507327152</text:p>
          </table:table-cell>
          <table:table-cell table:number-columns-repeated="1001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4700" calcext:value-type="float">
            <text:p>4700</text:p>
          </table:table-cell>
          <table:table-cell table:formula="of:=COM.MICROSOFT.STDEV.S([.B3:.B14])" office:value-type="float" office:value="1565.79567100351" calcext:value-type="float">
            <text:p>1565,7956710035</text:p>
          </table:table-cell>
          <table:table-cell table:formula="of:=AVERAGE([.B3:.B14])" office:value-type="float" office:value="1368.08333333333" calcext:value-type="float">
            <text:p>1368,0833333333</text:p>
          </table:table-cell>
          <table:table-cell table:formula="of:=[.D14]-[.C14]" office:value-type="float" office:value="-197.712337670177" calcext:value-type="float">
            <text:p>-197,7123376702</text:p>
          </table:table-cell>
          <table:table-cell table:number-columns-repeated="1001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5200" calcext:value-type="float">
            <text:p>5200</text:p>
          </table:table-cell>
          <table:table-cell table:formula="of:=COM.MICROSOFT.STDEV.S([.B4:.B15])" office:value-type="float" office:value="1847.13731011645" calcext:value-type="float">
            <text:p>1847,1373101165</text:p>
          </table:table-cell>
          <table:table-cell table:formula="of:=AVERAGE([.B4:.B15])" office:value-type="float" office:value="1801.33333333333" calcext:value-type="float">
            <text:p>1801,3333333333</text:p>
          </table:table-cell>
          <table:table-cell table:formula="of:=[.D15]-[.C15]" office:value-type="float" office:value="-45.803976783119" calcext:value-type="float">
            <text:p>-45,8039767831</text:p>
          </table:table-cell>
          <table:table-cell table:number-columns-repeated="1001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5600" calcext:value-type="float">
            <text:p>5600</text:p>
          </table:table-cell>
          <table:table-cell table:formula="of:=COM.MICROSOFT.STDEV.S([.B5:.B16])" office:value-type="float" office:value="2053.37592685063" calcext:value-type="float">
            <text:p>2053,3759268506</text:p>
          </table:table-cell>
          <table:table-cell table:formula="of:=AVERAGE([.B5:.B16])" office:value-type="float" office:value="2262.83333333333" calcext:value-type="float">
            <text:p>2262,8333333333</text:p>
          </table:table-cell>
          <table:table-cell table:formula="of:=[.D16]-[.C16]" office:value-type="float" office:value="209.4574064827" calcext:value-type="float">
            <text:p>209,4574064827</text:p>
          </table:table-cell>
          <table:table-cell table:number-columns-repeated="1001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6000" calcext:value-type="float">
            <text:p>6000</text:p>
          </table:table-cell>
          <table:table-cell table:formula="of:=COM.MICROSOFT.STDEV.S([.B6:.B17])" office:value-type="float" office:value="2202.97408305365" calcext:value-type="float">
            <text:p>2202,9740830537</text:p>
          </table:table-cell>
          <table:table-cell table:formula="of:=AVERAGE([.B6:.B17])" office:value-type="float" office:value="2744.58333333333" calcext:value-type="float">
            <text:p>2744,5833333333</text:p>
          </table:table-cell>
          <table:table-cell table:formula="of:=[.D17]-[.C17]" office:value-type="float" office:value="541.609250279686" calcext:value-type="float">
            <text:p>541,6092502797</text:p>
          </table:table-cell>
          <table:table-cell table:number-columns-repeated="1001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6600" calcext:value-type="float">
            <text:p>6600</text:p>
          </table:table-cell>
          <table:table-cell table:formula="of:=COM.MICROSOFT.STDEV.S([.B7:.B18])" office:value-type="float" office:value="2320.91696220579" calcext:value-type="float">
            <text:p>2320,9169622058</text:p>
          </table:table-cell>
          <table:table-cell table:formula="of:=AVERAGE([.B7:.B18])" office:value-type="float" office:value="3265.5" calcext:value-type="float">
            <text:p>3265,5</text:p>
          </table:table-cell>
          <table:table-cell table:formula="of:=[.D18]-[.C18]" office:value-type="float" office:value="944.583037794212" calcext:value-type="float">
            <text:p>944,5830377942</text:p>
          </table:table-cell>
          <table:table-cell table:number-columns-repeated="1001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7300" calcext:value-type="float">
            <text:p>7300</text:p>
          </table:table-cell>
          <table:table-cell table:formula="of:=COM.MICROSOFT.STDEV.S([.B8:.B19])" office:value-type="float" office:value="2405.27643468952" calcext:value-type="float">
            <text:p>2405,2764346895</text:p>
          </table:table-cell>
          <table:table-cell table:formula="of:=AVERAGE([.B8:.B19])" office:value-type="float" office:value="3837" calcext:value-type="float">
            <text:p>3837</text:p>
          </table:table-cell>
          <table:table-cell table:formula="of:=[.D19]-[.C19]" office:value-type="float" office:value="1431.72356531048" calcext:value-type="float">
            <text:p>1431,7235653105</text:p>
          </table:table-cell>
          <table:table-cell table:number-columns-repeated="1001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7800" calcext:value-type="float">
            <text:p>7800</text:p>
          </table:table-cell>
          <table:table-cell table:formula="of:=COM.MICROSOFT.STDEV.S([.B9:.B20])" office:value-type="float" office:value="2419.6150128907" calcext:value-type="float">
            <text:p>2419,6150128907</text:p>
          </table:table-cell>
          <table:table-cell table:formula="of:=AVERAGE([.B9:.B20])" office:value-type="float" office:value="4438.58333333333" calcext:value-type="float">
            <text:p>4438,5833333333</text:p>
          </table:table-cell>
          <table:table-cell table:formula="of:=[.D20]-[.C20]" office:value-type="float" office:value="2018.96832044263" calcext:value-type="float">
            <text:p>2018,9683204426</text:p>
          </table:table-cell>
          <table:table-cell table:number-columns-repeated="1001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8200" calcext:value-type="float">
            <text:p>8200</text:p>
          </table:table-cell>
          <table:table-cell table:formula="of:=COM.MICROSOFT.STDEV.S([.B10:.B21])" office:value-type="float" office:value="2343.83459443294" calcext:value-type="float">
            <text:p>2343,8345944329</text:p>
          </table:table-cell>
          <table:table-cell table:formula="of:=AVERAGE([.B10:.B21])" office:value-type="float" office:value="5058.33333333333" calcext:value-type="float">
            <text:p>5058,3333333333</text:p>
          </table:table-cell>
          <table:table-cell table:formula="of:=[.D21]-[.C21]" office:value-type="float" office:value="2714.4987389004" calcext:value-type="float">
            <text:p>2714,4987389004</text:p>
          </table:table-cell>
          <table:table-cell table:number-columns-repeated="1001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8700" calcext:value-type="float">
            <text:p>8700</text:p>
          </table:table-cell>
          <table:table-cell table:formula="of:=COM.MICROSOFT.STDEV.S([.B11:.B22])" office:value-type="float" office:value="2199.3628553963" calcext:value-type="float">
            <text:p>2199,3628553963</text:p>
          </table:table-cell>
          <table:table-cell table:formula="of:=AVERAGE([.B11:.B22])" office:value-type="float" office:value="5691.66666666667" calcext:value-type="float">
            <text:p>5691,6666666667</text:p>
          </table:table-cell>
          <table:table-cell table:formula="of:=[.D22]-[.C22]" office:value-type="float" office:value="3492.30381127037" calcext:value-type="float">
            <text:p>3492,3038112704</text:p>
          </table:table-cell>
          <table:table-cell table:number-columns-repeated="1001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9100" calcext:value-type="float">
            <text:p>9100</text:p>
          </table:table-cell>
          <table:table-cell table:formula="of:=COM.MICROSOFT.STDEV.S([.B12:.B23])" office:value-type="float" office:value="1986.24054815914" calcext:value-type="float">
            <text:p>1986,2405481591</text:p>
          </table:table-cell>
          <table:table-cell table:formula="of:=AVERAGE([.B12:.B23])" office:value-type="float" office:value="6316.66666666667" calcext:value-type="float">
            <text:p>6316,6666666667</text:p>
          </table:table-cell>
          <table:table-cell table:formula="of:=[.D23]-[.C23]" office:value-type="float" office:value="4330.42611850753" calcext:value-type="float">
            <text:p>4330,4261185075</text:p>
          </table:table-cell>
          <table:table-cell table:number-columns-repeated="1001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9400" calcext:value-type="float">
            <text:p>9400</text:p>
          </table:table-cell>
          <table:table-cell table:formula="of:=COM.MICROSOFT.STDEV.S([.B13:.B24])" office:value-type="float" office:value="1831.70726786556" calcext:value-type="float">
            <text:p>1831,7072678656</text:p>
          </table:table-cell>
          <table:table-cell table:formula="of:=AVERAGE([.B13:.B24])" office:value-type="float" office:value="6866.66666666667" calcext:value-type="float">
            <text:p>6866,6666666667</text:p>
          </table:table-cell>
          <table:table-cell table:formula="of:=[.D24]-[.C24]" office:value-type="float" office:value="5034.95939880111" calcext:value-type="float">
            <text:p>5034,9593988011</text:p>
          </table:table-cell>
          <table:table-cell table:number-columns-repeated="1001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9700" calcext:value-type="float">
            <text:p>9700</text:p>
          </table:table-cell>
          <table:table-cell table:formula="of:=COM.MICROSOFT.STDEV.S([.B14:.B25])" office:value-type="float" office:value="1722.29146162544" calcext:value-type="float">
            <text:p>1722,2914616254</text:p>
          </table:table-cell>
          <table:table-cell table:formula="of:=AVERAGE([.B14:.B25])" office:value-type="float" office:value="7358.33333333333" calcext:value-type="float">
            <text:p>7358,3333333333</text:p>
          </table:table-cell>
          <table:table-cell table:formula="of:=[.D25]-[.C25]" office:value-type="float" office:value="5636.0418717079" calcext:value-type="float">
            <text:p>5636,0418717079</text:p>
          </table:table-cell>
          <table:table-cell table:formula="of:=[.D25]-[.D13]" office:value-type="float" office:value="6293.15151515152" calcext:value-type="float">
            <text:p>6293,1515151515</text:p>
          </table:table-cell>
          <table:table-cell table:number-columns-repeated="1000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9900" calcext:value-type="float">
            <text:p>9900</text:p>
          </table:table-cell>
          <table:table-cell table:formula="of:=COM.MICROSOFT.STDEV.S([.B15:.B26])" office:value-type="float" office:value="1645.07990042669" calcext:value-type="float">
            <text:p>1645,0799004267</text:p>
          </table:table-cell>
          <table:table-cell table:formula="of:=AVERAGE([.B15:.B26])" office:value-type="float" office:value="7791.66666666667" calcext:value-type="float">
            <text:p>7791,6666666667</text:p>
          </table:table-cell>
          <table:table-cell table:formula="of:=[.D26]-[.C26]" office:value-type="float" office:value="6146.58676623998" calcext:value-type="float">
            <text:p>6146,58676624</text:p>
          </table:table-cell>
          <table:table-cell table:formula="of:=[.D26]-[.D14]" office:value-type="float" office:value="6423.58333333333" calcext:value-type="float">
            <text:p>6423,5833333333</text:p>
          </table:table-cell>
          <table:table-cell table:number-columns-repeated="1000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0000" calcext:value-type="float">
            <text:p>10000</text:p>
          </table:table-cell>
          <table:table-cell table:formula="of:=COM.MICROSOFT.STDEV.S([.B16:.B27])" office:value-type="float" office:value="1537.6832238695" calcext:value-type="float">
            <text:p>1537,6832238695</text:p>
          </table:table-cell>
          <table:table-cell table:formula="of:=AVERAGE([.B16:.B27])" office:value-type="float" office:value="8191.66666666667" calcext:value-type="float">
            <text:p>8191,6666666667</text:p>
          </table:table-cell>
          <table:table-cell table:formula="of:=[.D27]-[.C27]" office:value-type="float" office:value="6653.98344279717" calcext:value-type="float">
            <text:p>6653,9834427972</text:p>
          </table:table-cell>
          <table:table-cell table:formula="of:=[.D27]-[.D15]" office:value-type="float" office:value="6390.33333333333" calcext:value-type="float">
            <text:p>6390,3333333333</text:p>
          </table:table-cell>
          <table:table-cell table:number-columns-repeated="1000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0000" calcext:value-type="float">
            <text:p>10000</text:p>
          </table:table-cell>
          <table:table-cell table:formula="of:=COM.MICROSOFT.STDEV.S([.B17:.B28])" office:value-type="float" office:value="1380.02525229421" calcext:value-type="float">
            <text:p>1380,0252522942</text:p>
          </table:table-cell>
          <table:table-cell table:formula="of:=AVERAGE([.B17:.B28])" office:value-type="float" office:value="8558.33333333333" calcext:value-type="float">
            <text:p>8558,3333333333</text:p>
          </table:table-cell>
          <table:table-cell table:formula="of:=[.D28]-[.C28]" office:value-type="float" office:value="7178.30808103912" calcext:value-type="float">
            <text:p>7178,3080810391</text:p>
          </table:table-cell>
          <table:table-cell table:formula="of:=[.D28]-[.D16]" office:value-type="float" office:value="6295.5" calcext:value-type="float">
            <text:p>6295,5</text:p>
          </table:table-cell>
          <table:table-cell table:number-columns-repeated="1000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1000" calcext:value-type="float">
            <text:p>11000</text:p>
          </table:table-cell>
          <table:table-cell table:formula="of:=COM.MICROSOFT.STDEV.S([.B18:.B29])" office:value-type="float" office:value="1289.20341860602" calcext:value-type="float">
            <text:p>1289,203418606</text:p>
          </table:table-cell>
          <table:table-cell table:formula="of:=AVERAGE([.B18:.B29])" office:value-type="float" office:value="8975" calcext:value-type="float">
            <text:p>8975</text:p>
          </table:table-cell>
          <table:table-cell table:formula="of:=[.D29]-[.C29]" office:value-type="float" office:value="7685.79658139398" calcext:value-type="float">
            <text:p>7685,796581394</text:p>
          </table:table-cell>
          <table:table-cell table:formula="of:=[.D29]-[.D17]" office:value-type="float" office:value="6230.41666666667" calcext:value-type="float">
            <text:p>6230,4166666667</text:p>
          </table:table-cell>
          <table:table-cell table:number-columns-repeated="1000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11000" calcext:value-type="float">
            <text:p>11000</text:p>
          </table:table-cell>
          <table:table-cell table:formula="of:=COM.MICROSOFT.STDEV.S([.B19:.B30])" office:value-type="float" office:value="1172.76544452793" calcext:value-type="float">
            <text:p>1172,7654445279</text:p>
          </table:table-cell>
          <table:table-cell table:formula="of:=AVERAGE([.B19:.B30])" office:value-type="float" office:value="9341.66666666667" calcext:value-type="float">
            <text:p>9341,6666666667</text:p>
          </table:table-cell>
          <table:table-cell table:formula="of:=[.D30]-[.C30]" office:value-type="float" office:value="8168.90122213874" calcext:value-type="float">
            <text:p>8168,9012221387</text:p>
          </table:table-cell>
          <table:table-cell table:formula="of:=[.D30]-[.D18]" office:value-type="float" office:value="6076.16666666667" calcext:value-type="float">
            <text:p>6076,1666666667</text:p>
          </table:table-cell>
          <table:table-cell table:number-columns-repeated="1000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2000" calcext:value-type="float">
            <text:p>12000</text:p>
          </table:table-cell>
          <table:table-cell table:formula="of:=COM.MICROSOFT.STDEV.S([.B20:.B31])" office:value-type="float" office:value="1213.06024232729" calcext:value-type="float">
            <text:p>1213,0602423273</text:p>
          </table:table-cell>
          <table:table-cell table:formula="of:=AVERAGE([.B20:.B31])" office:value-type="float" office:value="9733.33333333333" calcext:value-type="float">
            <text:p>9733,3333333333</text:p>
          </table:table-cell>
          <table:table-cell table:formula="of:=[.D31]-[.C31]" office:value-type="float" office:value="8520.27309100604" calcext:value-type="float">
            <text:p>8520,273091006</text:p>
          </table:table-cell>
          <table:table-cell table:formula="of:=[.D31]-[.D19]" office:value-type="float" office:value="5896.33333333333" calcext:value-type="float">
            <text:p>5896,3333333333</text:p>
          </table:table-cell>
          <table:table-cell table:number-columns-repeated="1000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2000" calcext:value-type="float">
            <text:p>12000</text:p>
          </table:table-cell>
          <table:table-cell table:formula="of:=COM.MICROSOFT.STDEV.S([.B21:.B32])" office:value-type="float" office:value="1210.43443240496" calcext:value-type="float">
            <text:p>1210,434432405</text:p>
          </table:table-cell>
          <table:table-cell table:formula="of:=AVERAGE([.B21:.B32])" office:value-type="float" office:value="10083.3333333333" calcext:value-type="float">
            <text:p>10083,3333333333</text:p>
          </table:table-cell>
          <table:table-cell table:formula="of:=[.D32]-[.C32]" office:value-type="float" office:value="8872.89890092838" calcext:value-type="float">
            <text:p>8872,8989009284</text:p>
          </table:table-cell>
          <table:table-cell table:formula="of:=[.D32]-[.D20]" office:value-type="float" office:value="5644.75" calcext:value-type="float">
            <text:p>5644,75</text:p>
          </table:table-cell>
          <table:table-cell table:number-columns-repeated="1000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3000" calcext:value-type="float">
            <text:p>13000</text:p>
          </table:table-cell>
          <table:table-cell table:formula="of:=COM.MICROSOFT.STDEV.S([.B22:.B33])" office:value-type="float" office:value="1319.66478755597" calcext:value-type="float">
            <text:p>1319,664787556</text:p>
          </table:table-cell>
          <table:table-cell table:formula="of:=AVERAGE([.B22:.B33])" office:value-type="float" office:value="10483.3333333333" calcext:value-type="float">
            <text:p>10483,3333333333</text:p>
          </table:table-cell>
          <table:table-cell table:formula="of:=[.D33]-[.C33]" office:value-type="float" office:value="9163.66854577736" calcext:value-type="float">
            <text:p>9163,6685457774</text:p>
          </table:table-cell>
          <table:table-cell table:formula="of:=[.D33]-[.D21]" office:value-type="float" office:value="5425" calcext:value-type="float">
            <text:p>5425</text:p>
          </table:table-cell>
          <table:table-cell table:number-columns-repeated="1000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3000" calcext:value-type="float">
            <text:p>13000</text:p>
          </table:table-cell>
          <table:table-cell table:formula="of:=COM.MICROSOFT.STDEV.S([.B23:.B34])" office:value-type="float" office:value="1374.08371673856" calcext:value-type="float">
            <text:p>1374,0837167386</text:p>
          </table:table-cell>
          <table:table-cell table:formula="of:=AVERAGE([.B23:.B34])" office:value-type="float" office:value="10841.6666666667" calcext:value-type="float">
            <text:p>10841,6666666667</text:p>
          </table:table-cell>
          <table:table-cell table:formula="of:=[.D34]-[.C34]" office:value-type="float" office:value="9467.5829499281" calcext:value-type="float">
            <text:p>9467,5829499281</text:p>
          </table:table-cell>
          <table:table-cell table:formula="of:=[.D34]-[.D22]" office:value-type="float" office:value="5150" calcext:value-type="float">
            <text:p>5150</text:p>
          </table:table-cell>
          <table:table-cell table:number-columns-repeated="1000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4000" calcext:value-type="float">
            <text:p>14000</text:p>
          </table:table-cell>
          <table:table-cell table:formula="of:=COM.MICROSOFT.STDEV.S([.B24:.B35])" office:value-type="float" office:value="1528.81415720575" calcext:value-type="float">
            <text:p>1528,8141572058</text:p>
          </table:table-cell>
          <table:table-cell table:formula="of:=AVERAGE([.B24:.B35])" office:value-type="float" office:value="11250" calcext:value-type="float">
            <text:p>11250</text:p>
          </table:table-cell>
          <table:table-cell table:formula="of:=[.D35]-[.C35]" office:value-type="float" office:value="9721.18584279425" calcext:value-type="float">
            <text:p>9721,1858427943</text:p>
          </table:table-cell>
          <table:table-cell table:formula="of:=[.D35]-[.D23]" office:value-type="float" office:value="4933.33333333333" calcext:value-type="float">
            <text:p>4933,3333333333</text:p>
          </table:table-cell>
          <table:table-cell table:number-columns-repeated="1000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5000" calcext:value-type="float">
            <text:p>15000</text:p>
          </table:table-cell>
          <table:table-cell table:formula="of:=COM.MICROSOFT.STDEV.S([.B25:.B36])" office:value-type="float" office:value="1751.27659065314" calcext:value-type="float">
            <text:p>1751,2765906532</text:p>
          </table:table-cell>
          <table:table-cell table:formula="of:=AVERAGE([.B25:.B36])" office:value-type="float" office:value="11716.6666666667" calcext:value-type="float">
            <text:p>11716,6666666667</text:p>
          </table:table-cell>
          <table:table-cell table:formula="of:=[.D36]-[.C36]" office:value-type="float" office:value="9965.39007601352" calcext:value-type="float">
            <text:p>9965,3900760135</text:p>
          </table:table-cell>
          <table:table-cell table:formula="of:=[.D36]-[.D24]" office:value-type="float" office:value="4850" calcext:value-type="float">
            <text:p>4850</text:p>
          </table:table-cell>
          <table:table-cell table:number-columns-repeated="1000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5000" calcext:value-type="float">
            <text:p>15000</text:p>
          </table:table-cell>
          <table:table-cell table:formula="of:=COM.MICROSOFT.STDEV.S([.B26:.B37])" office:value-type="float" office:value="1861.30859799489" calcext:value-type="float">
            <text:p>1861,3085979949</text:p>
          </table:table-cell>
          <table:table-cell table:formula="of:=AVERAGE([.B26:.B37])" office:value-type="float" office:value="12158.3333333333" calcext:value-type="float">
            <text:p>12158,3333333333</text:p>
          </table:table-cell>
          <table:table-cell table:formula="of:=[.D37]-[.C37]" office:value-type="float" office:value="10297.0247353384" calcext:value-type="float">
            <text:p>10297,0247353384</text:p>
          </table:table-cell>
          <table:table-cell table:formula="of:=[.D37]-[.D25]" office:value-type="float" office:value="4800" calcext:value-type="float">
            <text:p>4800</text:p>
          </table:table-cell>
          <table:table-cell table:number-columns-repeated="1000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6000" calcext:value-type="float">
            <text:p>16000</text:p>
          </table:table-cell>
          <table:table-cell table:formula="of:=COM.MICROSOFT.STDEV.S([.B27:.B38])" office:value-type="float" office:value="2015.09455376319" calcext:value-type="float">
            <text:p>2015,0945537632</text:p>
          </table:table-cell>
          <table:table-cell table:formula="of:=AVERAGE([.B27:.B38])" office:value-type="float" office:value="12666.6666666667" calcext:value-type="float">
            <text:p>12666,6666666667</text:p>
          </table:table-cell>
          <table:table-cell table:formula="of:=[.D38]-[.C38]" office:value-type="float" office:value="10651.5721129035" calcext:value-type="float">
            <text:p>10651,5721129035</text:p>
          </table:table-cell>
          <table:table-cell table:formula="of:=[.D38]-[.D26]" office:value-type="float" office:value="4875" calcext:value-type="float">
            <text:p>4875</text:p>
          </table:table-cell>
          <table:table-cell table:number-columns-repeated="1000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6000" calcext:value-type="float">
            <text:p>16000</text:p>
          </table:table-cell>
          <table:table-cell table:formula="of:=COM.MICROSOFT.STDEV.S([.B28:.B39])" office:value-type="float" office:value="2037.52672412294" calcext:value-type="float">
            <text:p>2037,5267241229</text:p>
          </table:table-cell>
          <table:table-cell table:formula="of:=AVERAGE([.B28:.B39])" office:value-type="float" office:value="13166.6666666667" calcext:value-type="float">
            <text:p>13166,6666666667</text:p>
          </table:table-cell>
          <table:table-cell table:formula="of:=[.D39]-[.C39]" office:value-type="float" office:value="11129.1399425437" calcext:value-type="float">
            <text:p>11129,1399425437</text:p>
          </table:table-cell>
          <table:table-cell table:formula="of:=[.D39]-[.D27]" office:value-type="float" office:value="4975" calcext:value-type="float">
            <text:p>4975</text:p>
          </table:table-cell>
          <table:table-cell table:number-columns-repeated="1000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7000" calcext:value-type="float">
            <text:p>17000</text:p>
          </table:table-cell>
          <table:table-cell table:formula="of:=COM.MICROSOFT.STDEV.S([.B29:.B40])" office:value-type="float" office:value="2050.49883066181" calcext:value-type="float">
            <text:p>2050,4988306618</text:p>
          </table:table-cell>
          <table:table-cell table:formula="of:=AVERAGE([.B29:.B40])" office:value-type="float" office:value="13750" calcext:value-type="float">
            <text:p>13750</text:p>
          </table:table-cell>
          <table:table-cell table:formula="of:=[.D40]-[.C40]" office:value-type="float" office:value="11699.5011693382" calcext:value-type="float">
            <text:p>11699,5011693382</text:p>
          </table:table-cell>
          <table:table-cell table:formula="of:=[.D40]-[.D28]" office:value-type="float" office:value="5191.66666666667" calcext:value-type="float">
            <text:p>5191,6666666667</text:p>
          </table:table-cell>
          <table:table-cell table:number-columns-repeated="1000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8000" calcext:value-type="float">
            <text:p>18000</text:p>
          </table:table-cell>
          <table:table-cell table:formula="of:=COM.MICROSOFT.STDEV.S([.B30:.B41])" office:value-type="float" office:value="2188.12220588311" calcext:value-type="float">
            <text:p>2188,1222058831</text:p>
          </table:table-cell>
          <table:table-cell table:formula="of:=AVERAGE([.B30:.B41])" office:value-type="float" office:value="14333.3333333333" calcext:value-type="float">
            <text:p>14333,3333333333</text:p>
          </table:table-cell>
          <table:table-cell table:formula="of:=[.D41]-[.C41]" office:value-type="float" office:value="12145.2111274502" calcext:value-type="float">
            <text:p>12145,2111274502</text:p>
          </table:table-cell>
          <table:table-cell table:formula="of:=[.D41]-[.D29]" office:value-type="float" office:value="5358.33333333333" calcext:value-type="float">
            <text:p>5358,3333333333</text:p>
          </table:table-cell>
          <table:table-cell table:number-columns-repeated="1000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9000" calcext:value-type="float">
            <text:p>19000</text:p>
          </table:table-cell>
          <table:table-cell table:formula="of:=COM.MICROSOFT.STDEV.S([.B31:.B42])" office:value-type="float" office:value="2296.2419891482" calcext:value-type="float">
            <text:p>2296,2419891482</text:p>
          </table:table-cell>
          <table:table-cell table:formula="of:=AVERAGE([.B31:.B42])" office:value-type="float" office:value="15000" calcext:value-type="float">
            <text:p>15000</text:p>
          </table:table-cell>
          <table:table-cell table:formula="of:=[.D42]-[.C42]" office:value-type="float" office:value="12703.7580108518" calcext:value-type="float">
            <text:p>12703,7580108518</text:p>
          </table:table-cell>
          <table:table-cell table:formula="of:=[.D42]-[.D30]" office:value-type="float" office:value="5658.33333333333" calcext:value-type="float">
            <text:p>5658,3333333333</text:p>
          </table:table-cell>
          <table:table-cell table:number-columns-repeated="1000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9000" calcext:value-type="float">
            <text:p>19000</text:p>
          </table:table-cell>
          <table:table-cell table:formula="of:=COM.MICROSOFT.STDEV.S([.B32:.B43])" office:value-type="float" office:value="2353.26980770986" calcext:value-type="float">
            <text:p>2353,2698077099</text:p>
          </table:table-cell>
          <table:table-cell table:formula="of:=AVERAGE([.B32:.B43])" office:value-type="float" office:value="15583.3333333333" calcext:value-type="float">
            <text:p>15583,3333333333</text:p>
          </table:table-cell>
          <table:table-cell table:formula="of:=[.D43]-[.C43]" office:value-type="float" office:value="13230.0635256235" calcext:value-type="float">
            <text:p>13230,0635256235</text:p>
          </table:table-cell>
          <table:table-cell table:formula="of:=[.D43]-[.D31]" office:value-type="float" office:value="5850" calcext:value-type="float">
            <text:p>5850</text:p>
          </table:table-cell>
          <table:table-cell table:number-columns-repeated="1000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20000" calcext:value-type="float">
            <text:p>20000</text:p>
          </table:table-cell>
          <table:table-cell table:formula="of:=COM.MICROSOFT.STDEV.S([.B33:.B44])" office:value-type="float" office:value="2378.88438329628" calcext:value-type="float">
            <text:p>2378,8843832963</text:p>
          </table:table-cell>
          <table:table-cell table:formula="of:=AVERAGE([.B33:.B44])" office:value-type="float" office:value="16250" calcext:value-type="float">
            <text:p>16250</text:p>
          </table:table-cell>
          <table:table-cell table:formula="of:=[.D44]-[.C44]" office:value-type="float" office:value="13871.1156167037" calcext:value-type="float">
            <text:p>13871,1156167037</text:p>
          </table:table-cell>
          <table:table-cell table:formula="of:=[.D44]-[.D32]" office:value-type="float" office:value="6166.66666666667" calcext:value-type="float">
            <text:p>6166,6666666667</text:p>
          </table:table-cell>
          <table:table-cell table:number-columns-repeated="1000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21000" calcext:value-type="float">
            <text:p>21000</text:p>
          </table:table-cell>
          <table:table-cell table:formula="of:=COM.MICROSOFT.STDEV.S([.B34:.B45])" office:value-type="float" office:value="2503.02846870576" calcext:value-type="float">
            <text:p>2503,0284687058</text:p>
          </table:table-cell>
          <table:table-cell table:formula="of:=AVERAGE([.B34:.B45])" office:value-type="float" office:value="16916.6666666667" calcext:value-type="float">
            <text:p>16916,6666666667</text:p>
          </table:table-cell>
          <table:table-cell table:formula="of:=[.D45]-[.C45]" office:value-type="float" office:value="14413.6381979609" calcext:value-type="float">
            <text:p>14413,6381979609</text:p>
          </table:table-cell>
          <table:table-cell table:formula="of:=[.D45]-[.D33]" office:value-type="float" office:value="6433.33333333333" calcext:value-type="float">
            <text:p>6433,3333333333</text:p>
          </table:table-cell>
          <table:table-cell table:number-columns-repeated="1000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22000" calcext:value-type="float">
            <text:p>22000</text:p>
          </table:table-cell>
          <table:table-cell table:formula="of:=COM.MICROSOFT.STDEV.S([.B35:.B46])" office:value-type="float" office:value="2570.22578892606" calcext:value-type="float">
            <text:p>2570,2257889261</text:p>
          </table:table-cell>
          <table:table-cell table:formula="of:=AVERAGE([.B35:.B46])" office:value-type="float" office:value="17666.6666666667" calcext:value-type="float">
            <text:p>17666,6666666667</text:p>
          </table:table-cell>
          <table:table-cell table:formula="of:=[.D46]-[.C46]" office:value-type="float" office:value="15096.4408777406" calcext:value-type="float">
            <text:p>15096,4408777406</text:p>
          </table:table-cell>
          <table:table-cell table:formula="of:=[.D46]-[.D34]" office:value-type="float" office:value="6825" calcext:value-type="float">
            <text:p>6825</text:p>
          </table:table-cell>
          <table:table-cell table:number-columns-repeated="1000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24000" calcext:value-type="float">
            <text:p>24000</text:p>
          </table:table-cell>
          <table:table-cell table:formula="of:=COM.MICROSOFT.STDEV.S([.B36:.B47])" office:value-type="float" office:value="2876.23491264661" calcext:value-type="float">
            <text:p>2876,2349126466</text:p>
          </table:table-cell>
          <table:table-cell table:formula="of:=AVERAGE([.B36:.B47])" office:value-type="float" office:value="18500" calcext:value-type="float">
            <text:p>18500</text:p>
          </table:table-cell>
          <table:table-cell table:formula="of:=[.D47]-[.C47]" office:value-type="float" office:value="15623.7650873534" calcext:value-type="float">
            <text:p>15623,7650873534</text:p>
          </table:table-cell>
          <table:table-cell table:formula="of:=[.D47]-[.D35]" office:value-type="float" office:value="7250" calcext:value-type="float">
            <text:p>7250</text:p>
          </table:table-cell>
          <table:table-cell table:number-columns-repeated="1000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25000" calcext:value-type="float">
            <text:p>25000</text:p>
          </table:table-cell>
          <table:table-cell table:formula="of:=COM.MICROSOFT.STDEV.S([.B37:.B48])" office:value-type="float" office:value="3200.37876546265" calcext:value-type="float">
            <text:p>3200,3787654627</text:p>
          </table:table-cell>
          <table:table-cell table:formula="of:=AVERAGE([.B37:.B48])" office:value-type="float" office:value="19333.3333333333" calcext:value-type="float">
            <text:p>19333,3333333333</text:p>
          </table:table-cell>
          <table:table-cell table:formula="of:=[.D48]-[.C48]" office:value-type="float" office:value="16132.9545678707" calcext:value-type="float">
            <text:p>16132,9545678707</text:p>
          </table:table-cell>
          <table:table-cell table:formula="of:=[.D48]-[.D36]" office:value-type="float" office:value="7616.66666666667" calcext:value-type="float">
            <text:p>7616,6666666667</text:p>
          </table:table-cell>
          <table:table-cell table:number-columns-repeated="1000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25000" calcext:value-type="float">
            <text:p>25000</text:p>
          </table:table-cell>
          <table:table-cell table:formula="of:=COM.MICROSOFT.STDEV.S([.B38:.B49])" office:value-type="float" office:value="3270.62221862594" calcext:value-type="float">
            <text:p>3270,622218626</text:p>
          </table:table-cell>
          <table:table-cell table:formula="of:=AVERAGE([.B38:.B49])" office:value-type="float" office:value="20166.6666666667" calcext:value-type="float">
            <text:p>20166,6666666667</text:p>
          </table:table-cell>
          <table:table-cell table:formula="of:=[.D49]-[.C49]" office:value-type="float" office:value="16896.0444480407" calcext:value-type="float">
            <text:p>16896,0444480407</text:p>
          </table:table-cell>
          <table:table-cell table:formula="of:=[.D49]-[.D37]" office:value-type="float" office:value="8008.33333333333" calcext:value-type="float">
            <text:p>8008,3333333333</text:p>
          </table:table-cell>
          <table:table-cell table:number-columns-repeated="1000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26000" calcext:value-type="float">
            <text:p>26000</text:p>
          </table:table-cell>
          <table:table-cell table:formula="of:=COM.MICROSOFT.STDEV.S([.B39:.B50])" office:value-type="float" office:value="3384.4564489066" calcext:value-type="float">
            <text:p>3384,4564489066</text:p>
          </table:table-cell>
          <table:table-cell table:formula="of:=AVERAGE([.B39:.B50])" office:value-type="float" office:value="21000" calcext:value-type="float">
            <text:p>21000</text:p>
          </table:table-cell>
          <table:table-cell table:formula="of:=[.D50]-[.C50]" office:value-type="float" office:value="17615.5435510934" calcext:value-type="float">
            <text:p>17615,5435510934</text:p>
          </table:table-cell>
          <table:table-cell table:formula="of:=[.D50]-[.D38]" office:value-type="float" office:value="8333.33333333333" calcext:value-type="float">
            <text:p>8333,3333333333</text:p>
          </table:table-cell>
          <table:table-cell table:number-columns-repeated="1000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27000" calcext:value-type="float">
            <text:p>27000</text:p>
          </table:table-cell>
          <table:table-cell table:formula="of:=COM.MICROSOFT.STDEV.S([.B40:.B51])" office:value-type="float" office:value="3396.7453227875" calcext:value-type="float">
            <text:p>3396,7453227875</text:p>
          </table:table-cell>
          <table:table-cell table:formula="of:=AVERAGE([.B40:.B51])" office:value-type="float" office:value="21916.6666666667" calcext:value-type="float">
            <text:p>21916,6666666667</text:p>
          </table:table-cell>
          <table:table-cell table:formula="of:=[.D51]-[.C51]" office:value-type="float" office:value="18519.9213438792" calcext:value-type="float">
            <text:p>18519,9213438792</text:p>
          </table:table-cell>
          <table:table-cell table:formula="of:=[.D51]-[.D39]" office:value-type="float" office:value="8750" calcext:value-type="float">
            <text:p>8750</text:p>
          </table:table-cell>
          <table:table-cell table:number-columns-repeated="1000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28000" calcext:value-type="float">
            <text:p>28000</text:p>
          </table:table-cell>
          <table:table-cell table:formula="of:=COM.MICROSOFT.STDEV.S([.B41:.B52])" office:value-type="float" office:value="3433.34804351071" calcext:value-type="float">
            <text:p>3433,3480435107</text:p>
          </table:table-cell>
          <table:table-cell table:formula="of:=AVERAGE([.B41:.B52])" office:value-type="float" office:value="22833.3333333333" calcext:value-type="float">
            <text:p>22833,3333333333</text:p>
          </table:table-cell>
          <table:table-cell table:formula="of:=[.D52]-[.C52]" office:value-type="float" office:value="19399.9852898226" calcext:value-type="float">
            <text:p>19399,9852898226</text:p>
          </table:table-cell>
          <table:table-cell table:formula="of:=[.D52]-[.D40]" office:value-type="float" office:value="9083.33333333333" calcext:value-type="float">
            <text:p>9083,3333333333</text:p>
          </table:table-cell>
          <table:table-cell table:number-columns-repeated="1000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29000" calcext:value-type="float">
            <text:p>29000</text:p>
          </table:table-cell>
          <table:table-cell table:formula="of:=COM.MICROSOFT.STDEV.S([.B42:.B53])" office:value-type="float" office:value="3493.50045864394" calcext:value-type="float">
            <text:p>3493,500458644</text:p>
          </table:table-cell>
          <table:table-cell table:formula="of:=AVERAGE([.B42:.B53])" office:value-type="float" office:value="23750" calcext:value-type="float">
            <text:p>23750</text:p>
          </table:table-cell>
          <table:table-cell table:formula="of:=[.D53]-[.C53]" office:value-type="float" office:value="20256.4995413561" calcext:value-type="float">
            <text:p>20256,4995413561</text:p>
          </table:table-cell>
          <table:table-cell table:formula="of:=[.D53]-[.D41]" office:value-type="float" office:value="9416.66666666667" calcext:value-type="float">
            <text:p>9416,6666666667</text:p>
          </table:table-cell>
          <table:table-cell table:number-columns-repeated="1000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29000" calcext:value-type="float">
            <text:p>29000</text:p>
          </table:table-cell>
          <table:table-cell table:formula="of:=COM.MICROSOFT.STDEV.S([.B43:.B54])" office:value-type="float" office:value="3449.8572653829" calcext:value-type="float">
            <text:p>3449,8572653829</text:p>
          </table:table-cell>
          <table:table-cell table:formula="of:=AVERAGE([.B43:.B54])" office:value-type="float" office:value="24583.3333333333" calcext:value-type="float">
            <text:p>24583,3333333333</text:p>
          </table:table-cell>
          <table:table-cell table:formula="of:=[.D54]-[.C54]" office:value-type="float" office:value="21133.4760679504" calcext:value-type="float">
            <text:p>21133,4760679504</text:p>
          </table:table-cell>
          <table:table-cell table:formula="of:=[.D54]-[.D42]" office:value-type="float" office:value="9583.33333333333" calcext:value-type="float">
            <text:p>9583,3333333333</text:p>
          </table:table-cell>
          <table:table-cell table:number-columns-repeated="1000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31000" calcext:value-type="float">
            <text:p>31000</text:p>
          </table:table-cell>
          <table:table-cell table:formula="of:=COM.MICROSOFT.STDEV.S([.B44:.B55])" office:value-type="float" office:value="3423.40429539033" calcext:value-type="float">
            <text:p>3423,4042953903</text:p>
          </table:table-cell>
          <table:table-cell table:formula="of:=AVERAGE([.B44:.B55])" office:value-type="float" office:value="25583.3333333333" calcext:value-type="float">
            <text:p>25583,3333333333</text:p>
          </table:table-cell>
          <table:table-cell table:formula="of:=[.D55]-[.C55]" office:value-type="float" office:value="22159.929037943" calcext:value-type="float">
            <text:p>22159,929037943</text:p>
          </table:table-cell>
          <table:table-cell table:formula="of:=[.D55]-[.D43]" office:value-type="float" office:value="10000" calcext:value-type="float">
            <text:p>10000</text:p>
          </table:table-cell>
          <table:table-cell table:number-columns-repeated="1000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31000" calcext:value-type="float">
            <text:p>31000</text:p>
          </table:table-cell>
          <table:table-cell table:formula="of:=COM.MICROSOFT.STDEV.S([.B45:.B56])" office:value-type="float" office:value="3261.34383902765" calcext:value-type="float">
            <text:p>3261,3438390277</text:p>
          </table:table-cell>
          <table:table-cell table:formula="of:=AVERAGE([.B45:.B56])" office:value-type="float" office:value="26500" calcext:value-type="float">
            <text:p>26500</text:p>
          </table:table-cell>
          <table:table-cell table:formula="of:=[.D56]-[.C56]" office:value-type="float" office:value="23238.6561609723" calcext:value-type="float">
            <text:p>23238,6561609723</text:p>
          </table:table-cell>
          <table:table-cell table:formula="of:=[.D56]-[.D44]" office:value-type="float" office:value="10250" calcext:value-type="float">
            <text:p>10250</text:p>
          </table:table-cell>
          <table:table-cell table:number-columns-repeated="1000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32000" calcext:value-type="float">
            <text:p>32000</text:p>
          </table:table-cell>
          <table:table-cell table:formula="of:=COM.MICROSOFT.STDEV.S([.B46:.B57])" office:value-type="float" office:value="3117.64285473769" calcext:value-type="float">
            <text:p>3117,6428547377</text:p>
          </table:table-cell>
          <table:table-cell table:formula="of:=AVERAGE([.B46:.B57])" office:value-type="float" office:value="27416.6666666667" calcext:value-type="float">
            <text:p>27416,6666666667</text:p>
          </table:table-cell>
          <table:table-cell table:formula="of:=[.D57]-[.C57]" office:value-type="float" office:value="24299.023811929" calcext:value-type="float">
            <text:p>24299,023811929</text:p>
          </table:table-cell>
          <table:table-cell table:formula="of:=[.D57]-[.D45]" office:value-type="float" office:value="10500" calcext:value-type="float">
            <text:p>10500</text:p>
          </table:table-cell>
          <table:table-cell table:number-columns-repeated="1000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33000" calcext:value-type="float">
            <text:p>33000</text:p>
          </table:table-cell>
          <table:table-cell table:formula="of:=COM.MICROSOFT.STDEV.S([.B47:.B58])" office:value-type="float" office:value="2994.94523651051" calcext:value-type="float">
            <text:p>2994,9452365105</text:p>
          </table:table-cell>
          <table:table-cell table:formula="of:=AVERAGE([.B47:.B58])" office:value-type="float" office:value="28333.3333333333" calcext:value-type="float">
            <text:p>28333,3333333333</text:p>
          </table:table-cell>
          <table:table-cell table:formula="of:=[.D58]-[.C58]" office:value-type="float" office:value="25338.3880968228" calcext:value-type="float">
            <text:p>25338,3880968228</text:p>
          </table:table-cell>
          <table:table-cell table:formula="of:=[.D58]-[.D46]" office:value-type="float" office:value="10666.6666666667" calcext:value-type="float">
            <text:p>10666,6666666667</text:p>
          </table:table-cell>
          <table:table-cell table:number-columns-repeated="1000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34000" calcext:value-type="float">
            <text:p>34000</text:p>
          </table:table-cell>
          <table:table-cell table:formula="of:=COM.MICROSOFT.STDEV.S([.B48:.B59])" office:value-type="float" office:value="3069.89290110297" calcext:value-type="float">
            <text:p>3069,892901103</text:p>
          </table:table-cell>
          <table:table-cell table:formula="of:=AVERAGE([.B48:.B59])" office:value-type="float" office:value="29166.6666666667" calcext:value-type="float">
            <text:p>29166,6666666667</text:p>
          </table:table-cell>
          <table:table-cell table:formula="of:=[.D59]-[.C59]" office:value-type="float" office:value="26096.7737655637" calcext:value-type="float">
            <text:p>26096,7737655637</text:p>
          </table:table-cell>
          <table:table-cell table:formula="of:=[.D59]-[.D47]" office:value-type="float" office:value="10666.6666666667" calcext:value-type="float">
            <text:p>10666,6666666667</text:p>
          </table:table-cell>
          <table:table-cell table:number-columns-repeated="1000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35000" calcext:value-type="float">
            <text:p>35000</text:p>
          </table:table-cell>
          <table:table-cell table:formula="of:=COM.MICROSOFT.STDEV.S([.B49:.B60])" office:value-type="float" office:value="3190.89614086986" calcext:value-type="float">
            <text:p>3190,8961408699</text:p>
          </table:table-cell>
          <table:table-cell table:formula="of:=AVERAGE([.B49:.B60])" office:value-type="float" office:value="30000" calcext:value-type="float">
            <text:p>30000</text:p>
          </table:table-cell>
          <table:table-cell table:formula="of:=[.D60]-[.C60]" office:value-type="float" office:value="26809.1038591301" calcext:value-type="float">
            <text:p>26809,1038591301</text:p>
          </table:table-cell>
          <table:table-cell table:formula="of:=[.D60]-[.D48]" office:value-type="float" office:value="10666.6666666667" calcext:value-type="float">
            <text:p>10666,6666666667</text:p>
          </table:table-cell>
          <table:table-cell table:number-columns-repeated="1000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35000" calcext:value-type="float">
            <text:p>35000</text:p>
          </table:table-cell>
          <table:table-cell table:formula="of:=COM.MICROSOFT.STDEV.S([.B50:.B61])" office:value-type="float" office:value="3069.89290110297" calcext:value-type="float">
            <text:p>3069,892901103</text:p>
          </table:table-cell>
          <table:table-cell table:formula="of:=AVERAGE([.B50:.B61])" office:value-type="float" office:value="30833.3333333333" calcext:value-type="float">
            <text:p>30833,3333333333</text:p>
          </table:table-cell>
          <table:table-cell table:formula="of:=[.D61]-[.C61]" office:value-type="float" office:value="27763.4404322304" calcext:value-type="float">
            <text:p>27763,4404322304</text:p>
          </table:table-cell>
          <table:table-cell table:formula="of:=[.D61]-[.D49]" office:value-type="float" office:value="10666.6666666667" calcext:value-type="float">
            <text:p>10666,6666666667</text:p>
          </table:table-cell>
          <table:table-cell table:number-columns-repeated="1000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36000" calcext:value-type="float">
            <text:p>36000</text:p>
          </table:table-cell>
          <table:table-cell table:formula="of:=COM.MICROSOFT.STDEV.S([.B51:.B62])" office:value-type="float" office:value="2994.94523651051" calcext:value-type="float">
            <text:p>2994,9452365105</text:p>
          </table:table-cell>
          <table:table-cell table:formula="of:=AVERAGE([.B51:.B62])" office:value-type="float" office:value="31666.6666666667" calcext:value-type="float">
            <text:p>31666,6666666667</text:p>
          </table:table-cell>
          <table:table-cell table:formula="of:=[.D62]-[.C62]" office:value-type="float" office:value="28671.7214301562" calcext:value-type="float">
            <text:p>28671,7214301562</text:p>
          </table:table-cell>
          <table:table-cell table:formula="of:=[.D62]-[.D50]" office:value-type="float" office:value="10666.6666666667" calcext:value-type="float">
            <text:p>10666,6666666667</text:p>
          </table:table-cell>
          <table:table-cell table:number-columns-repeated="1000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36000" calcext:value-type="float">
            <text:p>36000</text:p>
          </table:table-cell>
          <table:table-cell table:formula="of:=COM.MICROSOFT.STDEV.S([.B52:.B63])" office:value-type="float" office:value="2843.12035153866" calcext:value-type="float">
            <text:p>2843,1203515387</text:p>
          </table:table-cell>
          <table:table-cell table:formula="of:=AVERAGE([.B52:.B63])" office:value-type="float" office:value="32416.6666666667" calcext:value-type="float">
            <text:p>32416,6666666667</text:p>
          </table:table-cell>
          <table:table-cell table:formula="of:=[.D63]-[.C63]" office:value-type="float" office:value="29573.546315128" calcext:value-type="float">
            <text:p>29573,546315128</text:p>
          </table:table-cell>
          <table:table-cell table:formula="of:=[.D63]-[.D51]" office:value-type="float" office:value="10500" calcext:value-type="float">
            <text:p>10500</text:p>
          </table:table-cell>
          <table:table-cell table:number-columns-repeated="1000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37000" calcext:value-type="float">
            <text:p>37000</text:p>
          </table:table-cell>
          <table:table-cell table:formula="of:=COM.MICROSOFT.STDEV.S([.B53:.B64])" office:value-type="float" office:value="2757.9087378049" calcext:value-type="float">
            <text:p>2757,9087378049</text:p>
          </table:table-cell>
          <table:table-cell table:formula="of:=AVERAGE([.B53:.B64])" office:value-type="float" office:value="33166.6666666667" calcext:value-type="float">
            <text:p>33166,6666666667</text:p>
          </table:table-cell>
          <table:table-cell table:formula="of:=[.D64]-[.C64]" office:value-type="float" office:value="30408.7579288618" calcext:value-type="float">
            <text:p>30408,7579288618</text:p>
          </table:table-cell>
          <table:table-cell table:formula="of:=[.D64]-[.D52]" office:value-type="float" office:value="10333.3333333333" calcext:value-type="float">
            <text:p>10333,3333333333</text:p>
          </table:table-cell>
          <table:table-cell table:number-columns-repeated="1000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37000" calcext:value-type="float">
            <text:p>37000</text:p>
          </table:table-cell>
          <table:table-cell table:formula="of:=COM.MICROSOFT.STDEV.S([.B54:.B65])" office:value-type="float" office:value="2622.74434110301" calcext:value-type="float">
            <text:p>2622,744341103</text:p>
          </table:table-cell>
          <table:table-cell table:formula="of:=AVERAGE([.B54:.B65])" office:value-type="float" office:value="33833.3333333333" calcext:value-type="float">
            <text:p>33833,3333333333</text:p>
          </table:table-cell>
          <table:table-cell table:formula="of:=[.D65]-[.C65]" office:value-type="float" office:value="31210.5889922303" calcext:value-type="float">
            <text:p>31210,5889922303</text:p>
          </table:table-cell>
          <table:table-cell table:formula="of:=[.D65]-[.D53]" office:value-type="float" office:value="10083.3333333333" calcext:value-type="float">
            <text:p>10083,3333333333</text:p>
          </table:table-cell>
          <table:table-cell table:number-columns-repeated="1000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38000" calcext:value-type="float">
            <text:p>38000</text:p>
          </table:table-cell>
          <table:table-cell table:formula="of:=COM.MICROSOFT.STDEV.S([.B55:.B66])" office:value-type="float" office:value="2391.58879611378" calcext:value-type="float">
            <text:p>2391,5887961138</text:p>
          </table:table-cell>
          <table:table-cell table:formula="of:=AVERAGE([.B55:.B66])" office:value-type="float" office:value="34583.3333333333" calcext:value-type="float">
            <text:p>34583,3333333333</text:p>
          </table:table-cell>
          <table:table-cell table:formula="of:=[.D66]-[.C66]" office:value-type="float" office:value="32191.7445372196" calcext:value-type="float">
            <text:p>32191,7445372196</text:p>
          </table:table-cell>
          <table:table-cell table:formula="of:=[.D66]-[.D54]" office:value-type="float" office:value="10000" calcext:value-type="float">
            <text:p>10000</text:p>
          </table:table-cell>
          <table:table-cell table:number-columns-repeated="1000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39000" calcext:value-type="float">
            <text:p>39000</text:p>
          </table:table-cell>
          <table:table-cell table:formula="of:=COM.MICROSOFT.STDEV.S([.B56:.B67])" office:value-type="float" office:value="2416.79727964699" calcext:value-type="float">
            <text:p>2416,797279647</text:p>
          </table:table-cell>
          <table:table-cell table:formula="of:=AVERAGE([.B56:.B67])" office:value-type="float" office:value="35250" calcext:value-type="float">
            <text:p>35250</text:p>
          </table:table-cell>
          <table:table-cell table:formula="of:=[.D67]-[.C67]" office:value-type="float" office:value="32833.202720353" calcext:value-type="float">
            <text:p>32833,202720353</text:p>
          </table:table-cell>
          <table:table-cell table:formula="of:=[.D67]-[.D55]" office:value-type="float" office:value="9666.66666666667" calcext:value-type="float">
            <text:p>9666,6666666667</text:p>
          </table:table-cell>
          <table:table-cell table:number-columns-repeated="1000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40000" calcext:value-type="float">
            <text:p>40000</text:p>
          </table:table-cell>
          <table:table-cell table:formula="of:=COM.MICROSOFT.STDEV.S([.B57:.B68])" office:value-type="float" office:value="2374.1027013092" calcext:value-type="float">
            <text:p>2374,1027013092</text:p>
          </table:table-cell>
          <table:table-cell table:formula="of:=AVERAGE([.B57:.B68])" office:value-type="float" office:value="36000" calcext:value-type="float">
            <text:p>36000</text:p>
          </table:table-cell>
          <table:table-cell table:formula="of:=[.D68]-[.C68]" office:value-type="float" office:value="33625.8972986908" calcext:value-type="float">
            <text:p>33625,8972986908</text:p>
          </table:table-cell>
          <table:table-cell table:formula="of:=[.D68]-[.D56]" office:value-type="float" office:value="9500" calcext:value-type="float">
            <text:p>9500</text:p>
          </table:table-cell>
          <table:table-cell table:number-columns-repeated="1000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40000" calcext:value-type="float">
            <text:p>40000</text:p>
          </table:table-cell>
          <table:table-cell table:formula="of:=COM.MICROSOFT.STDEV.S([.B58:.B69])" office:value-type="float" office:value="2269.69494679685" calcext:value-type="float">
            <text:p>2269,6949467969</text:p>
          </table:table-cell>
          <table:table-cell table:formula="of:=AVERAGE([.B58:.B69])" office:value-type="float" office:value="36666.6666666667" calcext:value-type="float">
            <text:p>36666,6666666667</text:p>
          </table:table-cell>
          <table:table-cell table:formula="of:=[.D69]-[.C69]" office:value-type="float" office:value="34396.9717198698" calcext:value-type="float">
            <text:p>34396,9717198698</text:p>
          </table:table-cell>
          <table:table-cell table:formula="of:=[.D69]-[.D57]" office:value-type="float" office:value="9250" calcext:value-type="float">
            <text:p>9250</text:p>
          </table:table-cell>
          <table:table-cell table:number-columns-repeated="1000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41000" calcext:value-type="float">
            <text:p>41000</text:p>
          </table:table-cell>
          <table:table-cell table:formula="of:=COM.MICROSOFT.STDEV.S([.B59:.B70])" office:value-type="float" office:value="2269.69494679685" calcext:value-type="float">
            <text:p>2269,6949467969</text:p>
          </table:table-cell>
          <table:table-cell table:formula="of:=AVERAGE([.B59:.B70])" office:value-type="float" office:value="37333.3333333333" calcext:value-type="float">
            <text:p>37333,3333333333</text:p>
          </table:table-cell>
          <table:table-cell table:formula="of:=[.D70]-[.C70]" office:value-type="float" office:value="35063.6383865365" calcext:value-type="float">
            <text:p>35063,6383865365</text:p>
          </table:table-cell>
          <table:table-cell table:formula="of:=[.D70]-[.D58]" office:value-type="float" office:value="9000" calcext:value-type="float">
            <text:p>9000</text:p>
          </table:table-cell>
          <table:table-cell table:number-columns-repeated="1000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41000" calcext:value-type="float">
            <text:p>41000</text:p>
          </table:table-cell>
          <table:table-cell table:formula="of:=COM.MICROSOFT.STDEV.S([.B60:.B71])" office:value-type="float" office:value="2234.37334445796" calcext:value-type="float">
            <text:p>2234,373344458</text:p>
          </table:table-cell>
          <table:table-cell table:formula="of:=AVERAGE([.B60:.B71])" office:value-type="float" office:value="37916.6666666667" calcext:value-type="float">
            <text:p>37916,6666666667</text:p>
          </table:table-cell>
          <table:table-cell table:formula="of:=[.D71]-[.C71]" office:value-type="float" office:value="35682.2933222087" calcext:value-type="float">
            <text:p>35682,2933222087</text:p>
          </table:table-cell>
          <table:table-cell table:formula="of:=[.D71]-[.D59]" office:value-type="float" office:value="8750" calcext:value-type="float">
            <text:p>8750</text:p>
          </table:table-cell>
          <table:table-cell table:number-columns-repeated="1000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42000" calcext:value-type="float">
            <text:p>42000</text:p>
          </table:table-cell>
          <table:table-cell table:formula="of:=COM.MICROSOFT.STDEV.S([.B61:.B72])" office:value-type="float" office:value="2315.95258233764" calcext:value-type="float">
            <text:p>2315,9525823376</text:p>
          </table:table-cell>
          <table:table-cell table:formula="of:=AVERAGE([.B61:.B72])" office:value-type="float" office:value="38500" calcext:value-type="float">
            <text:p>38500</text:p>
          </table:table-cell>
          <table:table-cell table:formula="of:=[.D72]-[.C72]" office:value-type="float" office:value="36184.0474176624" calcext:value-type="float">
            <text:p>36184,0474176624</text:p>
          </table:table-cell>
          <table:table-cell table:formula="of:=[.D72]-[.D60]" office:value-type="float" office:value="8500" calcext:value-type="float">
            <text:p>8500</text:p>
          </table:table-cell>
          <table:table-cell table:number-columns-repeated="1000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43000" calcext:value-type="float">
            <text:p>43000</text:p>
          </table:table-cell>
          <table:table-cell table:formula="of:=COM.MICROSOFT.STDEV.S([.B62:.B73])" office:value-type="float" office:value="2367.71210371122" calcext:value-type="float">
            <text:p>2367,7121037112</text:p>
          </table:table-cell>
          <table:table-cell table:formula="of:=AVERAGE([.B62:.B73])" office:value-type="float" office:value="39166.6666666667" calcext:value-type="float">
            <text:p>39166,6666666667</text:p>
          </table:table-cell>
          <table:table-cell table:formula="of:=[.D73]-[.C73]" office:value-type="float" office:value="36798.9545629554" calcext:value-type="float">
            <text:p>36798,9545629554</text:p>
          </table:table-cell>
          <table:table-cell table:formula="of:=[.D73]-[.D61]" office:value-type="float" office:value="8333.33333333333" calcext:value-type="float">
            <text:p>8333,3333333333</text:p>
          </table:table-cell>
          <table:table-cell table:number-columns-repeated="1000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43000" calcext:value-type="float">
            <text:p>43000</text:p>
          </table:table-cell>
          <table:table-cell table:formula="of:=COM.MICROSOFT.STDEV.S([.B63:.B74])" office:value-type="float" office:value="2378.88438329628" calcext:value-type="float">
            <text:p>2378,8843832963</text:p>
          </table:table-cell>
          <table:table-cell table:formula="of:=AVERAGE([.B63:.B74])" office:value-type="float" office:value="39750" calcext:value-type="float">
            <text:p>39750</text:p>
          </table:table-cell>
          <table:table-cell table:formula="of:=[.D74]-[.C74]" office:value-type="float" office:value="37371.1156167037" calcext:value-type="float">
            <text:p>37371,1156167037</text:p>
          </table:table-cell>
          <table:table-cell table:formula="of:=[.D74]-[.D62]" office:value-type="float" office:value="8083.33333333333" calcext:value-type="float">
            <text:p>8083,3333333333</text:p>
          </table:table-cell>
          <table:table-cell table:number-columns-repeated="1000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44000" calcext:value-type="float">
            <text:p>44000</text:p>
          </table:table-cell>
          <table:table-cell table:formula="of:=COM.MICROSOFT.STDEV.S([.B64:.B75])" office:value-type="float" office:value="2353.26980770986" calcext:value-type="float">
            <text:p>2353,2698077099</text:p>
          </table:table-cell>
          <table:table-cell table:formula="of:=AVERAGE([.B64:.B75])" office:value-type="float" office:value="40416.6666666667" calcext:value-type="float">
            <text:p>40416,6666666667</text:p>
          </table:table-cell>
          <table:table-cell table:formula="of:=[.D75]-[.C75]" office:value-type="float" office:value="38063.3968589568" calcext:value-type="float">
            <text:p>38063,3968589568</text:p>
          </table:table-cell>
          <table:table-cell table:formula="of:=[.D75]-[.D63]" office:value-type="float" office:value="8000" calcext:value-type="float">
            <text:p>8000</text:p>
          </table:table-cell>
          <table:table-cell table:number-columns-repeated="1000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44000" calcext:value-type="float">
            <text:p>44000</text:p>
          </table:table-cell>
          <table:table-cell table:formula="of:=COM.MICROSOFT.STDEV.S([.B65:.B76])" office:value-type="float" office:value="2296.2419891482" calcext:value-type="float">
            <text:p>2296,2419891482</text:p>
          </table:table-cell>
          <table:table-cell table:formula="of:=AVERAGE([.B65:.B76])" office:value-type="float" office:value="41000" calcext:value-type="float">
            <text:p>41000</text:p>
          </table:table-cell>
          <table:table-cell table:formula="of:=[.D76]-[.C76]" office:value-type="float" office:value="38703.7580108518" calcext:value-type="float">
            <text:p>38703,7580108518</text:p>
          </table:table-cell>
          <table:table-cell table:formula="of:=[.D76]-[.D64]" office:value-type="float" office:value="7833.33333333334" calcext:value-type="float">
            <text:p>7833,3333333333</text:p>
          </table:table-cell>
          <table:table-cell table:number-columns-repeated="1000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45000" calcext:value-type="float">
            <text:p>45000</text:p>
          </table:table-cell>
          <table:table-cell table:formula="of:=COM.MICROSOFT.STDEV.S([.B66:.B77])" office:value-type="float" office:value="2188.12220588311" calcext:value-type="float">
            <text:p>2188,1222058831</text:p>
          </table:table-cell>
          <table:table-cell table:formula="of:=AVERAGE([.B66:.B77])" office:value-type="float" office:value="41666.6666666667" calcext:value-type="float">
            <text:p>41666,6666666667</text:p>
          </table:table-cell>
          <table:table-cell table:formula="of:=[.D77]-[.C77]" office:value-type="float" office:value="39478.5444607835" calcext:value-type="float">
            <text:p>39478,5444607835</text:p>
          </table:table-cell>
          <table:table-cell table:formula="of:=[.D77]-[.D65]" office:value-type="float" office:value="7833.33333333333" calcext:value-type="float">
            <text:p>7833,3333333333</text:p>
          </table:table-cell>
          <table:table-cell table:number-columns-repeated="1000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45000" calcext:value-type="float">
            <text:p>45000</text:p>
          </table:table-cell>
          <table:table-cell table:formula="of:=COM.MICROSOFT.STDEV.S([.B67:.B78])" office:value-type="float" office:value="2050.49883066181" calcext:value-type="float">
            <text:p>2050,4988306618</text:p>
          </table:table-cell>
          <table:table-cell table:formula="of:=AVERAGE([.B67:.B78])" office:value-type="float" office:value="42250" calcext:value-type="float">
            <text:p>42250</text:p>
          </table:table-cell>
          <table:table-cell table:formula="of:=[.D78]-[.C78]" office:value-type="float" office:value="40199.5011693382" calcext:value-type="float">
            <text:p>40199,5011693382</text:p>
          </table:table-cell>
          <table:table-cell table:formula="of:=[.D78]-[.D66]" office:value-type="float" office:value="7666.66666666666" calcext:value-type="float">
            <text:p>7666,6666666667</text:p>
          </table:table-cell>
          <table:table-cell table:number-columns-repeated="1000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46000" calcext:value-type="float">
            <text:p>46000</text:p>
          </table:table-cell>
          <table:table-cell table:formula="of:=COM.MICROSOFT.STDEV.S([.B68:.B79])" office:value-type="float" office:value="2037.52672412294" calcext:value-type="float">
            <text:p>2037,5267241229</text:p>
          </table:table-cell>
          <table:table-cell table:formula="of:=AVERAGE([.B68:.B79])" office:value-type="float" office:value="42833.3333333333" calcext:value-type="float">
            <text:p>42833,3333333333</text:p>
          </table:table-cell>
          <table:table-cell table:formula="of:=[.D79]-[.C79]" office:value-type="float" office:value="40795.8066092104" calcext:value-type="float">
            <text:p>40795,8066092104</text:p>
          </table:table-cell>
          <table:table-cell table:formula="of:=[.D79]-[.D67]" office:value-type="float" office:value="7583.33333333334" calcext:value-type="float">
            <text:p>7583,3333333333</text:p>
          </table:table-cell>
          <table:table-cell table:number-columns-repeated="1000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46000" calcext:value-type="float">
            <text:p>46000</text:p>
          </table:table-cell>
          <table:table-cell table:formula="of:=COM.MICROSOFT.STDEV.S([.B69:.B80])" office:value-type="float" office:value="2015.09455376319" calcext:value-type="float">
            <text:p>2015,0945537632</text:p>
          </table:table-cell>
          <table:table-cell table:formula="of:=AVERAGE([.B69:.B80])" office:value-type="float" office:value="43333.3333333333" calcext:value-type="float">
            <text:p>43333,3333333333</text:p>
          </table:table-cell>
          <table:table-cell table:formula="of:=[.D80]-[.C80]" office:value-type="float" office:value="41318.2387795702" calcext:value-type="float">
            <text:p>41318,2387795702</text:p>
          </table:table-cell>
          <table:table-cell table:formula="of:=[.D80]-[.D68]" office:value-type="float" office:value="7333.33333333334" calcext:value-type="float">
            <text:p>7333,3333333333</text:p>
          </table:table-cell>
          <table:table-cell table:number-columns-repeated="1000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47000" calcext:value-type="float">
            <text:p>47000</text:p>
          </table:table-cell>
          <table:table-cell table:formula="of:=COM.MICROSOFT.STDEV.S([.B70:.B81])" office:value-type="float" office:value="1975.22534195852" calcext:value-type="float">
            <text:p>1975,2253419585</text:p>
          </table:table-cell>
          <table:table-cell table:formula="of:=AVERAGE([.B70:.B81])" office:value-type="float" office:value="43916.6666666667" calcext:value-type="float">
            <text:p>43916,6666666667</text:p>
          </table:table-cell>
          <table:table-cell table:formula="of:=[.D81]-[.C81]" office:value-type="float" office:value="41941.4413247081" calcext:value-type="float">
            <text:p>41941,4413247081</text:p>
          </table:table-cell>
          <table:table-cell table:formula="of:=[.D81]-[.D69]" office:value-type="float" office:value="7250" calcext:value-type="float">
            <text:p>7250</text:p>
          </table:table-cell>
          <table:table-cell table:number-columns-repeated="1000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47000" calcext:value-type="float">
            <text:p>47000</text:p>
          </table:table-cell>
          <table:table-cell table:formula="of:=COM.MICROSOFT.STDEV.S([.B71:.B82])" office:value-type="float" office:value="1928.65159365215" calcext:value-type="float">
            <text:p>1928,6515936522</text:p>
          </table:table-cell>
          <table:table-cell table:formula="of:=AVERAGE([.B71:.B82])" office:value-type="float" office:value="44416.6666666667" calcext:value-type="float">
            <text:p>44416,6666666667</text:p>
          </table:table-cell>
          <table:table-cell table:formula="of:=[.D82]-[.C82]" office:value-type="float" office:value="42488.0150730145" calcext:value-type="float">
            <text:p>42488,0150730145</text:p>
          </table:table-cell>
          <table:table-cell table:formula="of:=[.D82]-[.D70]" office:value-type="float" office:value="7083.33333333333" calcext:value-type="float">
            <text:p>7083,3333333333</text:p>
          </table:table-cell>
          <table:table-cell table:number-columns-repeated="1000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48000" calcext:value-type="float">
            <text:p>48000</text:p>
          </table:table-cell>
          <table:table-cell table:formula="of:=COM.MICROSOFT.STDEV.S([.B72:.B83])" office:value-type="float" office:value="1858.64075456917" calcext:value-type="float">
            <text:p>1858,6407545692</text:p>
          </table:table-cell>
          <table:table-cell table:formula="of:=AVERAGE([.B72:.B83])" office:value-type="float" office:value="45000" calcext:value-type="float">
            <text:p>45000</text:p>
          </table:table-cell>
          <table:table-cell table:formula="of:=[.D83]-[.C83]" office:value-type="float" office:value="43141.3592454308" calcext:value-type="float">
            <text:p>43141,3592454308</text:p>
          </table:table-cell>
          <table:table-cell table:formula="of:=[.D83]-[.D71]" office:value-type="float" office:value="7083.33333333334" calcext:value-type="float">
            <text:p>7083,3333333333</text:p>
          </table:table-cell>
          <table:table-cell table:number-columns-repeated="1000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49000" calcext:value-type="float">
            <text:p>49000</text:p>
          </table:table-cell>
          <table:table-cell table:formula="of:=COM.MICROSOFT.STDEV.S([.B73:.B84])" office:value-type="float" office:value="1928.65159365215" calcext:value-type="float">
            <text:p>1928,6515936522</text:p>
          </table:table-cell>
          <table:table-cell table:formula="of:=AVERAGE([.B73:.B84])" office:value-type="float" office:value="45583.3333333333" calcext:value-type="float">
            <text:p>45583,3333333333</text:p>
          </table:table-cell>
          <table:table-cell table:formula="of:=[.D84]-[.C84]" office:value-type="float" office:value="43654.6817396812" calcext:value-type="float">
            <text:p>43654,6817396812</text:p>
          </table:table-cell>
          <table:table-cell table:formula="of:=[.D84]-[.D72]" office:value-type="float" office:value="7083.33333333334" calcext:value-type="float">
            <text:p>7083,3333333333</text:p>
          </table:table-cell>
          <table:table-cell table:number-columns-repeated="1000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49000" calcext:value-type="float">
            <text:p>49000</text:p>
          </table:table-cell>
          <table:table-cell table:formula="of:=COM.MICROSOFT.STDEV.S([.B74:.B85])" office:value-type="float" office:value="1975.22534195852" calcext:value-type="float">
            <text:p>1975,2253419585</text:p>
          </table:table-cell>
          <table:table-cell table:formula="of:=AVERAGE([.B74:.B85])" office:value-type="float" office:value="46083.3333333333" calcext:value-type="float">
            <text:p>46083,3333333333</text:p>
          </table:table-cell>
          <table:table-cell table:formula="of:=[.D85]-[.C85]" office:value-type="float" office:value="44108.1079913748" calcext:value-type="float">
            <text:p>44108,1079913748</text:p>
          </table:table-cell>
          <table:table-cell table:formula="of:=[.D85]-[.D73]" office:value-type="float" office:value="6916.66666666667" calcext:value-type="float">
            <text:p>6916,6666666667</text:p>
          </table:table-cell>
          <table:table-cell table:number-columns-repeated="1000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50000" calcext:value-type="float">
            <text:p>50000</text:p>
          </table:table-cell>
          <table:table-cell table:formula="of:=COM.MICROSOFT.STDEV.S([.B75:.B86])" office:value-type="float" office:value="2015.09455376319" calcext:value-type="float">
            <text:p>2015,0945537632</text:p>
          </table:table-cell>
          <table:table-cell table:formula="of:=AVERAGE([.B75:.B86])" office:value-type="float" office:value="46666.6666666667" calcext:value-type="float">
            <text:p>46666,6666666667</text:p>
          </table:table-cell>
          <table:table-cell table:formula="of:=[.D86]-[.C86]" office:value-type="float" office:value="44651.5721129035" calcext:value-type="float">
            <text:p>44651,5721129035</text:p>
          </table:table-cell>
          <table:table-cell table:formula="of:=[.D86]-[.D74]" office:value-type="float" office:value="6916.66666666666" calcext:value-type="float">
            <text:p>6916,6666666667</text:p>
          </table:table-cell>
          <table:table-cell table:number-columns-repeated="1000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51000" calcext:value-type="float">
            <text:p>51000</text:p>
          </table:table-cell>
          <table:table-cell table:formula="of:=COM.MICROSOFT.STDEV.S([.B76:.B87])" office:value-type="float" office:value="2179.44947177034" calcext:value-type="float">
            <text:p>2179,4494717703</text:p>
          </table:table-cell>
          <table:table-cell table:formula="of:=AVERAGE([.B76:.B87])" office:value-type="float" office:value="47250" calcext:value-type="float">
            <text:p>47250</text:p>
          </table:table-cell>
          <table:table-cell table:formula="of:=[.D87]-[.C87]" office:value-type="float" office:value="45070.5505282297" calcext:value-type="float">
            <text:p>45070,5505282297</text:p>
          </table:table-cell>
          <table:table-cell table:formula="of:=[.D87]-[.D75]" office:value-type="float" office:value="6833.33333333334" calcext:value-type="float">
            <text:p>6833,3333333333</text:p>
          </table:table-cell>
          <table:table-cell table:number-columns-repeated="1000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52000" calcext:value-type="float">
            <text:p>52000</text:p>
          </table:table-cell>
          <table:table-cell table:formula="of:=COM.MICROSOFT.STDEV.S([.B77:.B88])" office:value-type="float" office:value="2314.31644466797" calcext:value-type="float">
            <text:p>2314,316444668</text:p>
          </table:table-cell>
          <table:table-cell table:formula="of:=AVERAGE([.B77:.B88])" office:value-type="float" office:value="47916.6666666667" calcext:value-type="float">
            <text:p>47916,6666666667</text:p>
          </table:table-cell>
          <table:table-cell table:formula="of:=[.D88]-[.C88]" office:value-type="float" office:value="45602.3502219987" calcext:value-type="float">
            <text:p>45602,3502219987</text:p>
          </table:table-cell>
          <table:table-cell table:formula="of:=[.D88]-[.D76]" office:value-type="float" office:value="6916.66666666666" calcext:value-type="float">
            <text:p>6916,6666666667</text:p>
          </table:table-cell>
          <table:table-cell table:number-columns-repeated="1000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52000" calcext:value-type="float">
            <text:p>52000</text:p>
          </table:table-cell>
          <table:table-cell table:formula="of:=COM.MICROSOFT.STDEV.S([.B78:.B89])" office:value-type="float" office:value="2393.1721056524" calcext:value-type="float">
            <text:p>2393,1721056524</text:p>
          </table:table-cell>
          <table:table-cell table:formula="of:=AVERAGE([.B78:.B89])" office:value-type="float" office:value="48500" calcext:value-type="float">
            <text:p>48500</text:p>
          </table:table-cell>
          <table:table-cell table:formula="of:=[.D89]-[.C89]" office:value-type="float" office:value="46106.8278943476" calcext:value-type="float">
            <text:p>46106,8278943476</text:p>
          </table:table-cell>
          <table:table-cell table:formula="of:=[.D89]-[.D77]" office:value-type="float" office:value="6833.33333333334" calcext:value-type="float">
            <text:p>6833,3333333333</text:p>
          </table:table-cell>
          <table:table-cell table:number-columns-repeated="1000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52000" calcext:value-type="float">
            <text:p>52000</text:p>
          </table:table-cell>
          <table:table-cell table:formula="of:=COM.MICROSOFT.STDEV.S([.B79:.B90])" office:value-type="float" office:value="2314.31644466797" calcext:value-type="float">
            <text:p>2314,316444668</text:p>
          </table:table-cell>
          <table:table-cell table:formula="of:=AVERAGE([.B79:.B90])" office:value-type="float" office:value="49083.3333333333" calcext:value-type="float">
            <text:p>49083,3333333333</text:p>
          </table:table-cell>
          <table:table-cell table:formula="of:=[.D90]-[.C90]" office:value-type="float" office:value="46769.0168886654" calcext:value-type="float">
            <text:p>46769,0168886654</text:p>
          </table:table-cell>
          <table:table-cell table:formula="of:=[.D90]-[.D78]" office:value-type="float" office:value="6833.33333333334" calcext:value-type="float">
            <text:p>6833,3333333333</text:p>
          </table:table-cell>
          <table:table-cell table:number-columns-repeated="1000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53000" calcext:value-type="float">
            <text:p>53000</text:p>
          </table:table-cell>
          <table:table-cell table:formula="of:=COM.MICROSOFT.STDEV.S([.B80:.B91])" office:value-type="float" office:value="2348.43597212092" calcext:value-type="float">
            <text:p>2348,4359721209</text:p>
          </table:table-cell>
          <table:table-cell table:formula="of:=AVERAGE([.B80:.B91])" office:value-type="float" office:value="49666.6666666667" calcext:value-type="float">
            <text:p>49666,6666666667</text:p>
          </table:table-cell>
          <table:table-cell table:formula="of:=[.D91]-[.C91]" office:value-type="float" office:value="47318.2306945458" calcext:value-type="float">
            <text:p>47318,2306945458</text:p>
          </table:table-cell>
          <table:table-cell table:formula="of:=[.D91]-[.D79]" office:value-type="float" office:value="6833.33333333333" calcext:value-type="float">
            <text:p>6833,3333333333</text:p>
          </table:table-cell>
          <table:table-cell table:number-columns-repeated="1000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53000" calcext:value-type="float">
            <text:p>53000</text:p>
          </table:table-cell>
          <table:table-cell table:formula="of:=COM.MICROSOFT.STDEV.S([.B81:.B92])" office:value-type="float" office:value="2220.76972732838" calcext:value-type="float">
            <text:p>2220,7697273284</text:p>
          </table:table-cell>
          <table:table-cell table:formula="of:=AVERAGE([.B81:.B92])" office:value-type="float" office:value="50250" calcext:value-type="float">
            <text:p>50250</text:p>
          </table:table-cell>
          <table:table-cell table:formula="of:=[.D92]-[.C92]" office:value-type="float" office:value="48029.2302726716" calcext:value-type="float">
            <text:p>48029,2302726716</text:p>
          </table:table-cell>
          <table:table-cell table:formula="of:=[.D92]-[.D80]" office:value-type="float" office:value="6916.66666666666" calcext:value-type="float">
            <text:p>6916,6666666667</text:p>
          </table:table-cell>
          <table:table-cell table:number-columns-repeated="1000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54000" calcext:value-type="float">
            <text:p>54000</text:p>
          </table:table-cell>
          <table:table-cell table:formula="of:=COM.MICROSOFT.STDEV.S([.B82:.B93])" office:value-type="float" office:value="2208.79783565357" calcext:value-type="float">
            <text:p>2208,7978356536</text:p>
          </table:table-cell>
          <table:table-cell table:formula="of:=AVERAGE([.B82:.B93])" office:value-type="float" office:value="50833.3333333333" calcext:value-type="float">
            <text:p>50833,3333333333</text:p>
          </table:table-cell>
          <table:table-cell table:formula="of:=[.D93]-[.C93]" office:value-type="float" office:value="48624.5354976798" calcext:value-type="float">
            <text:p>48624,5354976798</text:p>
          </table:table-cell>
          <table:table-cell table:formula="of:=[.D93]-[.D81]" office:value-type="float" office:value="6916.66666666667" calcext:value-type="float">
            <text:p>6916,6666666667</text:p>
          </table:table-cell>
          <table:table-cell table:number-columns-repeated="1000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55000" calcext:value-type="float">
            <text:p>55000</text:p>
          </table:table-cell>
          <table:table-cell table:formula="of:=COM.MICROSOFT.STDEV.S([.B83:.B94])" office:value-type="float" office:value="2153.22168769582" calcext:value-type="float">
            <text:p>2153,2216876958</text:p>
          </table:table-cell>
          <table:table-cell table:formula="of:=AVERAGE([.B83:.B94])" office:value-type="float" office:value="51500" calcext:value-type="float">
            <text:p>51500</text:p>
          </table:table-cell>
          <table:table-cell table:formula="of:=[.D94]-[.C94]" office:value-type="float" office:value="49346.7783123042" calcext:value-type="float">
            <text:p>49346,7783123042</text:p>
          </table:table-cell>
          <table:table-cell table:formula="of:=[.D94]-[.D82]" office:value-type="float" office:value="7083.33333333334" calcext:value-type="float">
            <text:p>7083,3333333333</text:p>
          </table:table-cell>
          <table:table-cell table:number-columns-repeated="1000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55000" calcext:value-type="float">
            <text:p>55000</text:p>
          </table:table-cell>
          <table:table-cell table:formula="of:=COM.MICROSOFT.STDEV.S([.B84:.B95])" office:value-type="float" office:value="2065.22432562458" calcext:value-type="float">
            <text:p>2065,2243256246</text:p>
          </table:table-cell>
          <table:table-cell table:formula="of:=AVERAGE([.B84:.B95])" office:value-type="float" office:value="52083.3333333333" calcext:value-type="float">
            <text:p>52083,3333333333</text:p>
          </table:table-cell>
          <table:table-cell table:formula="of:=[.D95]-[.C95]" office:value-type="float" office:value="50018.1090077087" calcext:value-type="float">
            <text:p>50018,1090077087</text:p>
          </table:table-cell>
          <table:table-cell table:formula="of:=[.D95]-[.D83]" office:value-type="float" office:value="7083.33333333334" calcext:value-type="float">
            <text:p>7083,3333333333</text:p>
          </table:table-cell>
          <table:table-cell table:number-columns-repeated="1000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55000" calcext:value-type="float">
            <text:p>55000</text:p>
          </table:table-cell>
          <table:table-cell table:formula="of:=COM.MICROSOFT.STDEV.S([.B85:.B96])" office:value-type="float" office:value="1975.22534195852" calcext:value-type="float">
            <text:p>1975,2253419585</text:p>
          </table:table-cell>
          <table:table-cell table:formula="of:=AVERAGE([.B85:.B96])" office:value-type="float" office:value="52583.3333333333" calcext:value-type="float">
            <text:p>52583,3333333333</text:p>
          </table:table-cell>
          <table:table-cell table:formula="of:=[.D96]-[.C96]" office:value-type="float" office:value="50608.1079913748" calcext:value-type="float">
            <text:p>50608,1079913748</text:p>
          </table:table-cell>
          <table:table-cell table:formula="of:=[.D96]-[.D84]" office:value-type="float" office:value="7000" calcext:value-type="float">
            <text:p>7000</text:p>
          </table:table-cell>
          <table:table-cell table:number-columns-repeated="1000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56000" calcext:value-type="float">
            <text:p>56000</text:p>
          </table:table-cell>
          <table:table-cell table:formula="of:=COM.MICROSOFT.STDEV.S([.B86:.B97])" office:value-type="float" office:value="1850.47086554812" calcext:value-type="float">
            <text:p>1850,4708655481</text:p>
          </table:table-cell>
          <table:table-cell table:formula="of:=AVERAGE([.B86:.B97])" office:value-type="float" office:value="53166.6666666667" calcext:value-type="float">
            <text:p>53166,6666666667</text:p>
          </table:table-cell>
          <table:table-cell table:formula="of:=[.D97]-[.C97]" office:value-type="float" office:value="51316.1958011185" calcext:value-type="float">
            <text:p>51316,1958011185</text:p>
          </table:table-cell>
          <table:table-cell table:formula="of:=[.D97]-[.D85]" office:value-type="float" office:value="7083.33333333333" calcext:value-type="float">
            <text:p>7083,3333333333</text:p>
          </table:table-cell>
          <table:table-cell table:number-columns-repeated="1000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56000" calcext:value-type="float">
            <text:p>56000</text:p>
          </table:table-cell>
          <table:table-cell table:formula="of:=COM.MICROSOFT.STDEV.S([.B87:.B98])" office:value-type="float" office:value="1723.28087371066" calcext:value-type="float">
            <text:p>1723,2808737107</text:p>
          </table:table-cell>
          <table:table-cell table:formula="of:=AVERAGE([.B87:.B98])" office:value-type="float" office:value="53666.6666666667" calcext:value-type="float">
            <text:p>53666,6666666667</text:p>
          </table:table-cell>
          <table:table-cell table:formula="of:=[.D98]-[.C98]" office:value-type="float" office:value="51943.385792956" calcext:value-type="float">
            <text:p>51943,385792956</text:p>
          </table:table-cell>
          <table:table-cell table:formula="of:=[.D98]-[.D86]" office:value-type="float" office:value="7000" calcext:value-type="float">
            <text:p>7000</text:p>
          </table:table-cell>
          <table:table-cell table:number-columns-repeated="1000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57000" calcext:value-type="float">
            <text:p>57000</text:p>
          </table:table-cell>
          <table:table-cell table:formula="of:=COM.MICROSOFT.STDEV.S([.B88:.B99])" office:value-type="float" office:value="1749.45879077104" calcext:value-type="float">
            <text:p>1749,458790771</text:p>
          </table:table-cell>
          <table:table-cell table:formula="of:=AVERAGE([.B88:.B99])" office:value-type="float" office:value="54166.6666666667" calcext:value-type="float">
            <text:p>54166,6666666667</text:p>
          </table:table-cell>
          <table:table-cell table:formula="of:=[.D99]-[.C99]" office:value-type="float" office:value="52417.2078758956" calcext:value-type="float">
            <text:p>52417,2078758956</text:p>
          </table:table-cell>
          <table:table-cell table:formula="of:=[.D99]-[.D87]" office:value-type="float" office:value="6916.66666666666" calcext:value-type="float">
            <text:p>6916,6666666667</text:p>
          </table:table-cell>
          <table:table-cell table:number-columns-repeated="1000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58000" calcext:value-type="float">
            <text:p>58000</text:p>
          </table:table-cell>
          <table:table-cell table:formula="of:=COM.MICROSOFT.STDEV.S([.B89:.B100])" office:value-type="float" office:value="1922.7505550564" calcext:value-type="float">
            <text:p>1922,7505550564</text:p>
          </table:table-cell>
          <table:table-cell table:formula="of:=AVERAGE([.B89:.B100])" office:value-type="float" office:value="54666.6666666667" calcext:value-type="float">
            <text:p>54666,6666666667</text:p>
          </table:table-cell>
          <table:table-cell table:formula="of:=[.D100]-[.C100]" office:value-type="float" office:value="52743.9161116103" calcext:value-type="float">
            <text:p>52743,9161116103</text:p>
          </table:table-cell>
          <table:table-cell table:formula="of:=[.D100]-[.D88]" office:value-type="float" office:value="6750" calcext:value-type="float">
            <text:p>6750</text:p>
          </table:table-cell>
          <table:table-cell table:number-columns-repeated="1000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59000" calcext:value-type="float">
            <text:p>59000</text:p>
          </table:table-cell>
          <table:table-cell table:formula="of:=COM.MICROSOFT.STDEV.S([.B90:.B101])" office:value-type="float" office:value="2094.36473336514" calcext:value-type="float">
            <text:p>2094,3647333651</text:p>
          </table:table-cell>
          <table:table-cell table:formula="of:=AVERAGE([.B90:.B101])" office:value-type="float" office:value="55250" calcext:value-type="float">
            <text:p>55250</text:p>
          </table:table-cell>
          <table:table-cell table:formula="of:=[.D101]-[.C101]" office:value-type="float" office:value="53155.6352666349" calcext:value-type="float">
            <text:p>53155,6352666349</text:p>
          </table:table-cell>
          <table:table-cell table:formula="of:=[.D101]-[.D89]" office:value-type="float" office:value="6750" calcext:value-type="float">
            <text:p>6750</text:p>
          </table:table-cell>
          <table:table-cell table:number-columns-repeated="1000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59000" calcext:value-type="float">
            <text:p>59000</text:p>
          </table:table-cell>
          <table:table-cell table:formula="of:=COM.MICROSOFT.STDEV.S([.B91:.B102])" office:value-type="float" office:value="2081.66599946613" calcext:value-type="float">
            <text:p>2081,6659994661</text:p>
          </table:table-cell>
          <table:table-cell table:formula="of:=AVERAGE([.B91:.B102])" office:value-type="float" office:value="55833.3333333333" calcext:value-type="float">
            <text:p>55833,3333333333</text:p>
          </table:table-cell>
          <table:table-cell table:formula="of:=[.D102]-[.C102]" office:value-type="float" office:value="53751.6673338672" calcext:value-type="float">
            <text:p>53751,6673338672</text:p>
          </table:table-cell>
          <table:table-cell table:formula="of:=[.D102]-[.D90]" office:value-type="float" office:value="6750" calcext:value-type="float">
            <text:p>6750</text:p>
          </table:table-cell>
          <table:table-cell table:number-columns-repeated="1000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60000" calcext:value-type="float">
            <text:p>60000</text:p>
          </table:table-cell>
          <table:table-cell table:formula="of:=COM.MICROSOFT.STDEV.S([.B92:.B103])" office:value-type="float" office:value="2193.30938551907" calcext:value-type="float">
            <text:p>2193,3093855191</text:p>
          </table:table-cell>
          <table:table-cell table:formula="of:=AVERAGE([.B92:.B103])" office:value-type="float" office:value="56416.6666666667" calcext:value-type="float">
            <text:p>56416,6666666667</text:p>
          </table:table-cell>
          <table:table-cell table:formula="of:=[.D103]-[.C103]" office:value-type="float" office:value="54223.3572811476" calcext:value-type="float">
            <text:p>54223,3572811476</text:p>
          </table:table-cell>
          <table:table-cell table:formula="of:=[.D103]-[.D91]" office:value-type="float" office:value="6750" calcext:value-type="float">
            <text:p>6750</text:p>
          </table:table-cell>
          <table:table-cell table:number-columns-repeated="1000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60000" calcext:value-type="float">
            <text:p>60000</text:p>
          </table:table-cell>
          <table:table-cell table:formula="of:=COM.MICROSOFT.STDEV.S([.B93:.B104])" office:value-type="float" office:value="2132.0071635561" calcext:value-type="float">
            <text:p>2132,0071635561</text:p>
          </table:table-cell>
          <table:table-cell table:formula="of:=AVERAGE([.B93:.B104])" office:value-type="float" office:value="57000" calcext:value-type="float">
            <text:p>57000</text:p>
          </table:table-cell>
          <table:table-cell table:formula="of:=[.D104]-[.C104]" office:value-type="float" office:value="54867.9928364439" calcext:value-type="float">
            <text:p>54867,9928364439</text:p>
          </table:table-cell>
          <table:table-cell table:formula="of:=[.D104]-[.D92]" office:value-type="float" office:value="6750" calcext:value-type="float">
            <text:p>6750</text:p>
          </table:table-cell>
          <table:table-cell table:number-columns-repeated="1000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60000" calcext:value-type="float">
            <text:p>60000</text:p>
          </table:table-cell>
          <table:table-cell table:formula="of:=COM.MICROSOFT.STDEV.S([.B94:.B105])" office:value-type="float" office:value="2067.05763652765" calcext:value-type="float">
            <text:p>2067,0576365277</text:p>
          </table:table-cell>
          <table:table-cell table:formula="of:=AVERAGE([.B94:.B105])" office:value-type="float" office:value="57500" calcext:value-type="float">
            <text:p>57500</text:p>
          </table:table-cell>
          <table:table-cell table:formula="of:=[.D105]-[.C105]" office:value-type="float" office:value="55432.9423634723" calcext:value-type="float">
            <text:p>55432,9423634723</text:p>
          </table:table-cell>
          <table:table-cell table:formula="of:=[.D105]-[.D93]" office:value-type="float" office:value="6666.66666666666" calcext:value-type="float">
            <text:p>6666,6666666667</text:p>
          </table:table-cell>
          <table:table-cell table:number-columns-repeated="1000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61000" calcext:value-type="float">
            <text:p>61000</text:p>
          </table:table-cell>
          <table:table-cell table:formula="of:=COM.MICROSOFT.STDEV.S([.B95:.B106])" office:value-type="float" office:value="2132.0071635561" calcext:value-type="float">
            <text:p>2132,0071635561</text:p>
          </table:table-cell>
          <table:table-cell table:formula="of:=AVERAGE([.B95:.B106])" office:value-type="float" office:value="58000" calcext:value-type="float">
            <text:p>58000</text:p>
          </table:table-cell>
          <table:table-cell table:formula="of:=[.D106]-[.C106]" office:value-type="float" office:value="55867.9928364439" calcext:value-type="float">
            <text:p>55867,9928364439</text:p>
          </table:table-cell>
          <table:table-cell table:formula="of:=[.D106]-[.D94]" office:value-type="float" office:value="6500" calcext:value-type="float">
            <text:p>6500</text:p>
          </table:table-cell>
          <table:table-cell table:number-columns-repeated="1000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61000" calcext:value-type="float">
            <text:p>61000</text:p>
          </table:table-cell>
          <table:table-cell table:formula="of:=COM.MICROSOFT.STDEV.S([.B96:.B107])" office:value-type="float" office:value="2067.05763652765" calcext:value-type="float">
            <text:p>2067,0576365277</text:p>
          </table:table-cell>
          <table:table-cell table:formula="of:=AVERAGE([.B96:.B107])" office:value-type="float" office:value="58500" calcext:value-type="float">
            <text:p>58500</text:p>
          </table:table-cell>
          <table:table-cell table:formula="of:=[.D107]-[.C107]" office:value-type="float" office:value="56432.9423634724" calcext:value-type="float">
            <text:p>56432,9423634724</text:p>
          </table:table-cell>
          <table:table-cell table:formula="of:=[.D107]-[.D95]" office:value-type="float" office:value="6416.66666666666" calcext:value-type="float">
            <text:p>6416,6666666667</text:p>
          </table:table-cell>
          <table:table-cell table:number-columns-repeated="1000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62000" calcext:value-type="float">
            <text:p>62000</text:p>
          </table:table-cell>
          <table:table-cell table:formula="of:=COM.MICROSOFT.STDEV.S([.B97:.B108])" office:value-type="float" office:value="1975.22534195852" calcext:value-type="float">
            <text:p>1975,2253419585</text:p>
          </table:table-cell>
          <table:table-cell table:formula="of:=AVERAGE([.B97:.B108])" office:value-type="float" office:value="59083.3333333333" calcext:value-type="float">
            <text:p>59083,3333333333</text:p>
          </table:table-cell>
          <table:table-cell table:formula="of:=[.D108]-[.C108]" office:value-type="float" office:value="57108.1079913748" calcext:value-type="float">
            <text:p>57108,1079913748</text:p>
          </table:table-cell>
          <table:table-cell table:formula="of:=[.D108]-[.D96]" office:value-type="float" office:value="6500" calcext:value-type="float">
            <text:p>6500</text:p>
          </table:table-cell>
          <table:table-cell table:number-columns-repeated="1000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62000" calcext:value-type="float">
            <text:p>62000</text:p>
          </table:table-cell>
          <table:table-cell table:formula="of:=COM.MICROSOFT.STDEV.S([.B98:.B109])" office:value-type="float" office:value="1880.92498199125" calcext:value-type="float">
            <text:p>1880,9249819913</text:p>
          </table:table-cell>
          <table:table-cell table:formula="of:=AVERAGE([.B98:.B109])" office:value-type="float" office:value="59583.3333333333" calcext:value-type="float">
            <text:p>59583,3333333333</text:p>
          </table:table-cell>
          <table:table-cell table:formula="of:=[.D109]-[.C109]" office:value-type="float" office:value="57702.4083513421" calcext:value-type="float">
            <text:p>57702,4083513421</text:p>
          </table:table-cell>
          <table:table-cell table:formula="of:=[.D109]-[.D97]" office:value-type="float" office:value="6416.66666666667" calcext:value-type="float">
            <text:p>6416,6666666667</text:p>
          </table:table-cell>
          <table:table-cell table:number-columns-repeated="1000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62000" calcext:value-type="float">
            <text:p>62000</text:p>
          </table:table-cell>
          <table:table-cell table:formula="of:=COM.MICROSOFT.STDEV.S([.B99:.B110])" office:value-type="float" office:value="1621.35371797393" calcext:value-type="float">
            <text:p>1621,3537179739</text:p>
          </table:table-cell>
          <table:table-cell table:formula="of:=AVERAGE([.B99:.B110])" office:value-type="float" office:value="60083.3333333333" calcext:value-type="float">
            <text:p>60083,3333333333</text:p>
          </table:table-cell>
          <table:table-cell table:formula="of:=[.D110]-[.C110]" office:value-type="float" office:value="58461.9796153594" calcext:value-type="float">
            <text:p>58461,9796153594</text:p>
          </table:table-cell>
          <table:table-cell table:formula="of:=[.D110]-[.D98]" office:value-type="float" office:value="6416.66666666667" calcext:value-type="float">
            <text:p>6416,6666666667</text:p>
          </table:table-cell>
          <table:table-cell table:number-columns-repeated="1000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62000" calcext:value-type="float">
            <text:p>62000</text:p>
          </table:table-cell>
          <table:table-cell table:formula="of:=COM.MICROSOFT.STDEV.S([.B100:.B111])" office:value-type="float" office:value="1381.69855941552" calcext:value-type="float">
            <text:p>1381,6985594155</text:p>
          </table:table-cell>
          <table:table-cell table:formula="of:=AVERAGE([.B100:.B111])" office:value-type="float" office:value="60500" calcext:value-type="float">
            <text:p>60500</text:p>
          </table:table-cell>
          <table:table-cell table:formula="of:=[.D111]-[.C111]" office:value-type="float" office:value="59118.3014405845" calcext:value-type="float">
            <text:p>59118,3014405845</text:p>
          </table:table-cell>
          <table:table-cell table:formula="of:=[.D111]-[.D99]" office:value-type="float" office:value="6333.33333333334" calcext:value-type="float">
            <text:p>6333,3333333333</text:p>
          </table:table-cell>
          <table:table-cell table:number-columns-repeated="1000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63000" calcext:value-type="float">
            <text:p>63000</text:p>
          </table:table-cell>
          <table:table-cell table:formula="of:=COM.MICROSOFT.STDEV.S([.B101:.B112])" office:value-type="float" office:value="1311.37217055151" calcext:value-type="float">
            <text:p>1311,3721705515</text:p>
          </table:table-cell>
          <table:table-cell table:formula="of:=AVERAGE([.B101:.B112])" office:value-type="float" office:value="60916.6666666667" calcext:value-type="float">
            <text:p>60916,6666666667</text:p>
          </table:table-cell>
          <table:table-cell table:formula="of:=[.D112]-[.C112]" office:value-type="float" office:value="59605.2944961152" calcext:value-type="float">
            <text:p>59605,2944961152</text:p>
          </table:table-cell>
          <table:table-cell table:formula="of:=[.D112]-[.D100]" office:value-type="float" office:value="6250" calcext:value-type="float">
            <text:p>6250</text:p>
          </table:table-cell>
          <table:table-cell table:number-columns-repeated="1000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63000" calcext:value-type="float">
            <text:p>63000</text:p>
          </table:table-cell>
          <table:table-cell table:formula="of:=COM.MICROSOFT.STDEV.S([.B102:.B113])" office:value-type="float" office:value="1288.05702866407" calcext:value-type="float">
            <text:p>1288,0570286641</text:p>
          </table:table-cell>
          <table:table-cell table:formula="of:=AVERAGE([.B102:.B113])" office:value-type="float" office:value="61250" calcext:value-type="float">
            <text:p>61250</text:p>
          </table:table-cell>
          <table:table-cell table:formula="of:=[.D113]-[.C113]" office:value-type="float" office:value="59961.9429713359" calcext:value-type="float">
            <text:p>59961,9429713359</text:p>
          </table:table-cell>
          <table:table-cell table:formula="of:=[.D113]-[.D101]" office:value-type="float" office:value="6000" calcext:value-type="float">
            <text:p>6000</text:p>
          </table:table-cell>
          <table:table-cell table:number-columns-repeated="1000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63000" calcext:value-type="float">
            <text:p>63000</text:p>
          </table:table-cell>
          <table:table-cell table:formula="of:=COM.MICROSOFT.STDEV.S([.B103:.B114])" office:value-type="float" office:value="1164.50015288132" calcext:value-type="float">
            <text:p>1164,5001528813</text:p>
          </table:table-cell>
          <table:table-cell table:formula="of:=AVERAGE([.B103:.B114])" office:value-type="float" office:value="61583.3333333333" calcext:value-type="float">
            <text:p>61583,3333333333</text:p>
          </table:table-cell>
          <table:table-cell table:formula="of:=[.D114]-[.C114]" office:value-type="float" office:value="60418.833180452" calcext:value-type="float">
            <text:p>60418,833180452</text:p>
          </table:table-cell>
          <table:table-cell table:formula="of:=[.D114]-[.D102]" office:value-type="float" office:value="5750" calcext:value-type="float">
            <text:p>5750</text:p>
          </table:table-cell>
          <table:table-cell table:number-columns-repeated="1000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64000" calcext:value-type="float">
            <text:p>64000</text:p>
          </table:table-cell>
          <table:table-cell table:formula="of:=COM.MICROSOFT.STDEV.S([.B104:.B115])" office:value-type="float" office:value="1240.11240937215" calcext:value-type="float">
            <text:p>1240,1124093722</text:p>
          </table:table-cell>
          <table:table-cell table:formula="of:=AVERAGE([.B104:.B115])" office:value-type="float" office:value="61916.6666666667" calcext:value-type="float">
            <text:p>61916,6666666667</text:p>
          </table:table-cell>
          <table:table-cell table:formula="of:=[.D115]-[.C115]" office:value-type="float" office:value="60676.5542572945" calcext:value-type="float">
            <text:p>60676,5542572945</text:p>
          </table:table-cell>
          <table:table-cell table:formula="of:=[.D115]-[.D103]" office:value-type="float" office:value="5500" calcext:value-type="float">
            <text:p>5500</text:p>
          </table:table-cell>
          <table:table-cell table:number-columns-repeated="1000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64000" calcext:value-type="float">
            <text:p>64000</text:p>
          </table:table-cell>
          <table:table-cell table:formula="of:=COM.MICROSOFT.STDEV.S([.B105:.B116])" office:value-type="float" office:value="1215.43108701099" calcext:value-type="float">
            <text:p>1215,431087011</text:p>
          </table:table-cell>
          <table:table-cell table:formula="of:=AVERAGE([.B105:.B116])" office:value-type="float" office:value="62250" calcext:value-type="float">
            <text:p>62250</text:p>
          </table:table-cell>
          <table:table-cell table:formula="of:=[.D116]-[.C116]" office:value-type="float" office:value="61034.568912989" calcext:value-type="float">
            <text:p>61034,568912989</text:p>
          </table:table-cell>
          <table:table-cell table:formula="of:=[.D116]-[.D104]" office:value-type="float" office:value="5250" calcext:value-type="float">
            <text:p>5250</text:p>
          </table:table-cell>
          <table:table-cell table:number-columns-repeated="1000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64000" calcext:value-type="float">
            <text:p>64000</text:p>
          </table:table-cell>
          <table:table-cell table:formula="of:=COM.MICROSOFT.STDEV.S([.B106:.B117])" office:value-type="float" office:value="1083.62466945083" calcext:value-type="float">
            <text:p>1083,6246694508</text:p>
          </table:table-cell>
          <table:table-cell table:formula="of:=AVERAGE([.B106:.B117])" office:value-type="float" office:value="62583.3333333333" calcext:value-type="float">
            <text:p>62583,3333333333</text:p>
          </table:table-cell>
          <table:table-cell table:formula="of:=[.D117]-[.C117]" office:value-type="float" office:value="61499.7086638825" calcext:value-type="float">
            <text:p>61499,7086638825</text:p>
          </table:table-cell>
          <table:table-cell table:formula="of:=[.D117]-[.D105]" office:value-type="float" office:value="5083.33333333334" calcext:value-type="float">
            <text:p>5083,3333333333</text:p>
          </table:table-cell>
          <table:table-cell table:number-columns-repeated="1000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65000" calcext:value-type="float">
            <text:p>65000</text:p>
          </table:table-cell>
          <table:table-cell table:formula="of:=COM.MICROSOFT.STDEV.S([.B107:.B118])" office:value-type="float" office:value="1164.50015288132" calcext:value-type="float">
            <text:p>1164,5001528813</text:p>
          </table:table-cell>
          <table:table-cell table:formula="of:=AVERAGE([.B107:.B118])" office:value-type="float" office:value="62916.6666666667" calcext:value-type="float">
            <text:p>62916,6666666667</text:p>
          </table:table-cell>
          <table:table-cell table:formula="of:=[.D118]-[.C118]" office:value-type="float" office:value="61752.1665137854" calcext:value-type="float">
            <text:p>61752,1665137854</text:p>
          </table:table-cell>
          <table:table-cell table:formula="of:=[.D118]-[.D106]" office:value-type="float" office:value="4916.66666666666" calcext:value-type="float">
            <text:p>4916,6666666667</text:p>
          </table:table-cell>
          <table:table-cell table:number-columns-repeated="1000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65000" calcext:value-type="float">
            <text:p>65000</text:p>
          </table:table-cell>
          <table:table-cell table:formula="of:=COM.MICROSOFT.STDEV.S([.B108:.B119])" office:value-type="float" office:value="1138.18036595899" calcext:value-type="float">
            <text:p>1138,180365959</text:p>
          </table:table-cell>
          <table:table-cell table:formula="of:=AVERAGE([.B108:.B119])" office:value-type="float" office:value="63250" calcext:value-type="float">
            <text:p>63250</text:p>
          </table:table-cell>
          <table:table-cell table:formula="of:=[.D119]-[.C119]" office:value-type="float" office:value="62111.819634041" calcext:value-type="float">
            <text:p>62111,819634041</text:p>
          </table:table-cell>
          <table:table-cell table:formula="of:=[.D119]-[.D107]" office:value-type="float" office:value="4750" calcext:value-type="float">
            <text:p>4750</text:p>
          </table:table-cell>
          <table:table-cell table:number-columns-repeated="1000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65000" calcext:value-type="float">
            <text:p>65000</text:p>
          </table:table-cell>
          <table:table-cell table:formula="of:=COM.MICROSOFT.STDEV.S([.B109:.B120])" office:value-type="float" office:value="1167.74841624228" calcext:value-type="float">
            <text:p>1167,7484162423</text:p>
          </table:table-cell>
          <table:table-cell table:formula="of:=AVERAGE([.B109:.B120])" office:value-type="float" office:value="63500" calcext:value-type="float">
            <text:p>63500</text:p>
          </table:table-cell>
          <table:table-cell table:formula="of:=[.D120]-[.C120]" office:value-type="float" office:value="62332.2515837577" calcext:value-type="float">
            <text:p>62332,2515837577</text:p>
          </table:table-cell>
          <table:table-cell table:formula="of:=[.D120]-[.D108]" office:value-type="float" office:value="4416.66666666666" calcext:value-type="float">
            <text:p>4416,6666666667</text:p>
          </table:table-cell>
          <table:table-cell table:number-columns-repeated="1000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66000" calcext:value-type="float">
            <text:p>66000</text:p>
          </table:table-cell>
          <table:table-cell table:formula="of:=COM.MICROSOFT.STDEV.S([.B110:.B121])" office:value-type="float" office:value="1267.30446462585" calcext:value-type="float">
            <text:p>1267,3044646259</text:p>
          </table:table-cell>
          <table:table-cell table:formula="of:=AVERAGE([.B110:.B121])" office:value-type="float" office:value="63833.3333333333" calcext:value-type="float">
            <text:p>63833,3333333333</text:p>
          </table:table-cell>
          <table:table-cell table:formula="of:=[.D121]-[.C121]" office:value-type="float" office:value="62566.0288687075" calcext:value-type="float">
            <text:p>62566,0288687075</text:p>
          </table:table-cell>
          <table:table-cell table:formula="of:=[.D121]-[.D109]" office:value-type="float" office:value="4250" calcext:value-type="float">
            <text:p>4250</text:p>
          </table:table-cell>
          <table:table-cell table:number-columns-repeated="1000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66000" calcext:value-type="float">
            <text:p>66000</text:p>
          </table:table-cell>
          <table:table-cell table:formula="of:=COM.MICROSOFT.STDEV.S([.B111:.B122])" office:value-type="float" office:value="1267.30446462585" calcext:value-type="float">
            <text:p>1267,3044646259</text:p>
          </table:table-cell>
          <table:table-cell table:formula="of:=AVERAGE([.B111:.B122])" office:value-type="float" office:value="64166.6666666667" calcext:value-type="float">
            <text:p>64166,6666666667</text:p>
          </table:table-cell>
          <table:table-cell table:formula="of:=[.D122]-[.C122]" office:value-type="float" office:value="62899.3622020408" calcext:value-type="float">
            <text:p>62899,3622020408</text:p>
          </table:table-cell>
          <table:table-cell table:formula="of:=[.D122]-[.D110]" office:value-type="float" office:value="4083.33333333333" calcext:value-type="float">
            <text:p>4083,3333333333</text:p>
          </table:table-cell>
          <table:table-cell table:number-columns-repeated="1000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67000" calcext:value-type="float">
            <text:p>67000</text:p>
          </table:table-cell>
          <table:table-cell table:formula="of:=COM.MICROSOFT.STDEV.S([.B112:.B123])" office:value-type="float" office:value="1311.37217055151" calcext:value-type="float">
            <text:p>1311,3721705515</text:p>
          </table:table-cell>
          <table:table-cell table:formula="of:=AVERAGE([.B112:.B123])" office:value-type="float" office:value="64583.3333333333" calcext:value-type="float">
            <text:p>64583,3333333333</text:p>
          </table:table-cell>
          <table:table-cell table:formula="of:=[.D123]-[.C123]" office:value-type="float" office:value="63271.9611627818" calcext:value-type="float">
            <text:p>63271,9611627818</text:p>
          </table:table-cell>
          <table:table-cell table:formula="of:=[.D123]-[.D111]" office:value-type="float" office:value="4083.33333333334" calcext:value-type="float">
            <text:p>4083,3333333333</text:p>
          </table:table-cell>
          <table:table-cell table:number-columns-repeated="1000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67000" calcext:value-type="float">
            <text:p>67000</text:p>
          </table:table-cell>
          <table:table-cell table:formula="of:=COM.MICROSOFT.STDEV.S([.B113:.B124])" office:value-type="float" office:value="1378.95436890245" calcext:value-type="float">
            <text:p>1378,9543689025</text:p>
          </table:table-cell>
          <table:table-cell table:formula="of:=AVERAGE([.B113:.B124])" office:value-type="float" office:value="64916.6666666667" calcext:value-type="float">
            <text:p>64916,6666666667</text:p>
          </table:table-cell>
          <table:table-cell table:formula="of:=[.D124]-[.C124]" office:value-type="float" office:value="63537.7122977642" calcext:value-type="float">
            <text:p>63537,7122977642</text:p>
          </table:table-cell>
          <table:table-cell table:formula="of:=[.D124]-[.D112]" office:value-type="float" office:value="4000" calcext:value-type="float">
            <text:p>4000</text:p>
          </table:table-cell>
          <table:table-cell table:number-columns-repeated="1000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69000" calcext:value-type="float">
            <text:p>69000</text:p>
          </table:table-cell>
          <table:table-cell table:formula="of:=COM.MICROSOFT.STDEV.S([.B114:.B125])" office:value-type="float" office:value="1676.48622440092" calcext:value-type="float">
            <text:p>1676,4862244009</text:p>
          </table:table-cell>
          <table:table-cell table:formula="of:=AVERAGE([.B114:.B125])" office:value-type="float" office:value="65416.6666666667" calcext:value-type="float">
            <text:p>65416,6666666667</text:p>
          </table:table-cell>
          <table:table-cell table:formula="of:=[.D125]-[.C125]" office:value-type="float" office:value="63740.1804422658" calcext:value-type="float">
            <text:p>63740,1804422658</text:p>
          </table:table-cell>
          <table:table-cell table:formula="of:=[.D125]-[.D113]" office:value-type="float" office:value="4166.66666666666" calcext:value-type="float">
            <text:p>4166,6666666667</text:p>
          </table:table-cell>
          <table:table-cell table:number-columns-repeated="1000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69000" calcext:value-type="float">
            <text:p>69000</text:p>
          </table:table-cell>
          <table:table-cell table:formula="of:=COM.MICROSOFT.STDEV.S([.B115:.B126])" office:value-type="float" office:value="1781.64037455442" calcext:value-type="float">
            <text:p>1781,6403745544</text:p>
          </table:table-cell>
          <table:table-cell table:formula="of:=AVERAGE([.B115:.B126])" office:value-type="float" office:value="65916.6666666667" calcext:value-type="float">
            <text:p>65916,6666666667</text:p>
          </table:table-cell>
          <table:table-cell table:formula="of:=[.D126]-[.C126]" office:value-type="float" office:value="64135.0262921123" calcext:value-type="float">
            <text:p>64135,0262921123</text:p>
          </table:table-cell>
          <table:table-cell table:formula="of:=[.D126]-[.D114]" office:value-type="float" office:value="4333.33333333334" calcext:value-type="float">
            <text:p>4333,3333333333</text:p>
          </table:table-cell>
          <table:table-cell table:number-columns-repeated="1000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69000" calcext:value-type="float">
            <text:p>69000</text:p>
          </table:table-cell>
          <table:table-cell table:formula="of:=COM.MICROSOFT.STDEV.S([.B116:.B127])" office:value-type="float" office:value="1874.87373312218" calcext:value-type="float">
            <text:p>1874,8737331222</text:p>
          </table:table-cell>
          <table:table-cell table:formula="of:=AVERAGE([.B116:.B127])" office:value-type="float" office:value="66333.3333333333" calcext:value-type="float">
            <text:p>66333,3333333333</text:p>
          </table:table-cell>
          <table:table-cell table:formula="of:=[.D127]-[.C127]" office:value-type="float" office:value="64458.4596002111" calcext:value-type="float">
            <text:p>64458,4596002111</text:p>
          </table:table-cell>
          <table:table-cell table:formula="of:=[.D127]-[.D115]" office:value-type="float" office:value="4416.66666666666" calcext:value-type="float">
            <text:p>4416,6666666667</text:p>
          </table:table-cell>
          <table:table-cell table:number-columns-repeated="1000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70000" calcext:value-type="float">
            <text:p>70000</text:p>
          </table:table-cell>
          <table:table-cell table:formula="of:=COM.MICROSOFT.STDEV.S([.B117:.B128])" office:value-type="float" office:value="1992.40983979124" calcext:value-type="float">
            <text:p>1992,4098397913</text:p>
          </table:table-cell>
          <table:table-cell table:formula="of:=AVERAGE([.B117:.B128])" office:value-type="float" office:value="66833.3333333333" calcext:value-type="float">
            <text:p>66833,3333333333</text:p>
          </table:table-cell>
          <table:table-cell table:formula="of:=[.D128]-[.C128]" office:value-type="float" office:value="64840.9234935421" calcext:value-type="float">
            <text:p>64840,9234935421</text:p>
          </table:table-cell>
          <table:table-cell table:formula="of:=[.D128]-[.D116]" office:value-type="float" office:value="4583.33333333333" calcext:value-type="float">
            <text:p>4583,3333333333</text:p>
          </table:table-cell>
          <table:table-cell table:number-columns-repeated="1000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70000" calcext:value-type="float">
            <text:p>70000</text:p>
          </table:table-cell>
          <table:table-cell table:formula="of:=COM.MICROSOFT.STDEV.S([.B118:.B129])" office:value-type="float" office:value="1969.46385566932" calcext:value-type="float">
            <text:p>1969,4638556693</text:p>
          </table:table-cell>
          <table:table-cell table:formula="of:=AVERAGE([.B118:.B129])" office:value-type="float" office:value="67333.3333333333" calcext:value-type="float">
            <text:p>67333,3333333333</text:p>
          </table:table-cell>
          <table:table-cell table:formula="of:=[.D129]-[.C129]" office:value-type="float" office:value="65363.869477664" calcext:value-type="float">
            <text:p>65363,869477664</text:p>
          </table:table-cell>
          <table:table-cell table:formula="of:=[.D129]-[.D117]" office:value-type="float" office:value="4749.99999999999" calcext:value-type="float">
            <text:p>4750</text:p>
          </table:table-cell>
          <table:table-cell table:number-columns-repeated="1000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71000" calcext:value-type="float">
            <text:p>71000</text:p>
          </table:table-cell>
          <table:table-cell table:formula="of:=COM.MICROSOFT.STDEV.S([.B119:.B130])" office:value-type="float" office:value="2081.66599946613" calcext:value-type="float">
            <text:p>2081,6659994661</text:p>
          </table:table-cell>
          <table:table-cell table:formula="of:=AVERAGE([.B119:.B130])" office:value-type="float" office:value="67833.3333333333" calcext:value-type="float">
            <text:p>67833,3333333333</text:p>
          </table:table-cell>
          <table:table-cell table:formula="of:=[.D130]-[.C130]" office:value-type="float" office:value="65751.6673338672" calcext:value-type="float">
            <text:p>65751,6673338672</text:p>
          </table:table-cell>
          <table:table-cell table:formula="of:=[.D130]-[.D118]" office:value-type="float" office:value="4916.66666666666" calcext:value-type="float">
            <text:p>4916,6666666667</text:p>
          </table:table-cell>
          <table:table-cell table:number-columns-repeated="1000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71000" calcext:value-type="float">
            <text:p>71000</text:p>
          </table:table-cell>
          <table:table-cell table:formula="of:=COM.MICROSOFT.STDEV.S([.B120:.B131])" office:value-type="float" office:value="2059.71460217775" calcext:value-type="float">
            <text:p>2059,7146021778</text:p>
          </table:table-cell>
          <table:table-cell table:formula="of:=AVERAGE([.B120:.B131])" office:value-type="float" office:value="68333.3333333333" calcext:value-type="float">
            <text:p>68333,3333333333</text:p>
          </table:table-cell>
          <table:table-cell table:formula="of:=[.D131]-[.C131]" office:value-type="float" office:value="66273.6187311556" calcext:value-type="float">
            <text:p>66273,6187311556</text:p>
          </table:table-cell>
          <table:table-cell table:formula="of:=[.D131]-[.D119]" office:value-type="float" office:value="5083.33333333333" calcext:value-type="float">
            <text:p>5083,3333333333</text:p>
          </table:table-cell>
          <table:table-cell table:number-columns-repeated="1000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71000" calcext:value-type="float">
            <text:p>71000</text:p>
          </table:table-cell>
          <table:table-cell table:formula="of:=COM.MICROSOFT.STDEV.S([.B121:.B132])" office:value-type="float" office:value="1898.96303441131" calcext:value-type="float">
            <text:p>1898,9630344113</text:p>
          </table:table-cell>
          <table:table-cell table:formula="of:=AVERAGE([.B121:.B132])" office:value-type="float" office:value="68833.3333333333" calcext:value-type="float">
            <text:p>68833,3333333333</text:p>
          </table:table-cell>
          <table:table-cell table:formula="of:=[.D132]-[.C132]" office:value-type="float" office:value="66934.370298922" calcext:value-type="float">
            <text:p>66934,370298922</text:p>
          </table:table-cell>
          <table:table-cell table:formula="of:=[.D132]-[.D120]" office:value-type="float" office:value="5333.33333333333" calcext:value-type="float">
            <text:p>5333,3333333333</text:p>
          </table:table-cell>
          <table:table-cell table:number-columns-repeated="1000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71000" calcext:value-type="float">
            <text:p>71000</text:p>
          </table:table-cell>
          <table:table-cell table:formula="of:=COM.MICROSOFT.STDEV.S([.B122:.B133])" office:value-type="float" office:value="1764.54990398015" calcext:value-type="float">
            <text:p>1764,5499039802</text:p>
          </table:table-cell>
          <table:table-cell table:formula="of:=AVERAGE([.B122:.B133])" office:value-type="float" office:value="69250" calcext:value-type="float">
            <text:p>69250</text:p>
          </table:table-cell>
          <table:table-cell table:formula="of:=[.D133]-[.C133]" office:value-type="float" office:value="67485.4500960199" calcext:value-type="float">
            <text:p>67485,4500960199</text:p>
          </table:table-cell>
          <table:table-cell table:formula="of:=[.D133]-[.D121]" office:value-type="float" office:value="5416.66666666666" calcext:value-type="float">
            <text:p>5416,6666666667</text:p>
          </table:table-cell>
          <table:table-cell table:number-columns-repeated="1000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71000" calcext:value-type="float">
            <text:p>71000</text:p>
          </table:table-cell>
          <table:table-cell table:formula="of:=COM.MICROSOFT.STDEV.S([.B123:.B134])" office:value-type="float" office:value="1497.47261825525" calcext:value-type="float">
            <text:p>1497,4726182553</text:p>
          </table:table-cell>
          <table:table-cell table:formula="of:=AVERAGE([.B123:.B134])" office:value-type="float" office:value="69666.6666666667" calcext:value-type="float">
            <text:p>69666,6666666667</text:p>
          </table:table-cell>
          <table:table-cell table:formula="of:=[.D134]-[.C134]" office:value-type="float" office:value="68169.1940484114" calcext:value-type="float">
            <text:p>68169,1940484114</text:p>
          </table:table-cell>
          <table:table-cell table:formula="of:=[.D134]-[.D122]" office:value-type="float" office:value="5500.00000000001" calcext:value-type="float">
            <text:p>5500</text:p>
          </table:table-cell>
          <table:table-cell table:number-columns-repeated="1000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72000" calcext:value-type="float">
            <text:p>72000</text:p>
          </table:table-cell>
          <table:table-cell table:formula="of:=COM.MICROSOFT.STDEV.S([.B124:.B135])" office:value-type="float" office:value="1378.95436890245" calcext:value-type="float">
            <text:p>1378,9543689025</text:p>
          </table:table-cell>
          <table:table-cell table:formula="of:=AVERAGE([.B124:.B135])" office:value-type="float" office:value="70083.3333333333" calcext:value-type="float">
            <text:p>70083,3333333333</text:p>
          </table:table-cell>
          <table:table-cell table:formula="of:=[.D135]-[.C135]" office:value-type="float" office:value="68704.3789644309" calcext:value-type="float">
            <text:p>68704,3789644309</text:p>
          </table:table-cell>
          <table:table-cell table:formula="of:=[.D135]-[.D123]" office:value-type="float" office:value="5499.99999999999" calcext:value-type="float">
            <text:p>5500</text:p>
          </table:table-cell>
          <table:table-cell table:number-columns-repeated="1000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72000" calcext:value-type="float">
            <text:p>72000</text:p>
          </table:table-cell>
          <table:table-cell table:formula="of:=COM.MICROSOFT.STDEV.S([.B125:.B136])" office:value-type="float" office:value="1087.11461300922" calcext:value-type="float">
            <text:p>1087,1146130092</text:p>
          </table:table-cell>
          <table:table-cell table:formula="of:=AVERAGE([.B125:.B136])" office:value-type="float" office:value="70500" calcext:value-type="float">
            <text:p>70500</text:p>
          </table:table-cell>
          <table:table-cell table:formula="of:=[.D136]-[.C136]" office:value-type="float" office:value="69412.8853869908" calcext:value-type="float">
            <text:p>69412,8853869908</text:p>
          </table:table-cell>
          <table:table-cell table:formula="of:=[.D136]-[.D124]" office:value-type="float" office:value="5583.33333333334" calcext:value-type="float">
            <text:p>5583,3333333333</text:p>
          </table:table-cell>
          <table:table-cell table:number-columns-repeated="1000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72000" calcext:value-type="float">
            <text:p>72000</text:p>
          </table:table-cell>
          <table:table-cell table:formula="of:=COM.MICROSOFT.STDEV.S([.B126:.B137])" office:value-type="float" office:value="1055.28970602217" calcext:value-type="float">
            <text:p>1055,2897060222</text:p>
          </table:table-cell>
          <table:table-cell table:formula="of:=AVERAGE([.B126:.B137])" office:value-type="float" office:value="70750" calcext:value-type="float">
            <text:p>70750</text:p>
          </table:table-cell>
          <table:table-cell table:formula="of:=[.D137]-[.C137]" office:value-type="float" office:value="69694.7102939778" calcext:value-type="float">
            <text:p>69694,7102939778</text:p>
          </table:table-cell>
          <table:table-cell table:formula="of:=[.D137]-[.D125]" office:value-type="float" office:value="5333.33333333334" calcext:value-type="float">
            <text:p>5333,3333333333</text:p>
          </table:table-cell>
          <table:table-cell table:number-columns-repeated="1000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72000" calcext:value-type="float">
            <text:p>72000</text:p>
          </table:table-cell>
          <table:table-cell table:formula="of:=COM.MICROSOFT.STDEV.S([.B127:.B138])" office:value-type="float" office:value="953.462589245592" calcext:value-type="float">
            <text:p>953,4625892456</text:p>
          </table:table-cell>
          <table:table-cell table:formula="of:=AVERAGE([.B127:.B138])" office:value-type="float" office:value="71000" calcext:value-type="float">
            <text:p>71000</text:p>
          </table:table-cell>
          <table:table-cell table:formula="of:=[.D138]-[.C138]" office:value-type="float" office:value="70046.5374107544" calcext:value-type="float">
            <text:p>70046,5374107544</text:p>
          </table:table-cell>
          <table:table-cell table:formula="of:=[.D138]-[.D126]" office:value-type="float" office:value="5083.33333333333" calcext:value-type="float">
            <text:p>5083,3333333333</text:p>
          </table:table-cell>
          <table:table-cell table:number-columns-repeated="1000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73000" calcext:value-type="float">
            <text:p>73000</text:p>
          </table:table-cell>
          <table:table-cell table:formula="of:=COM.MICROSOFT.STDEV.S([.B128:.B139])" office:value-type="float" office:value="887.625364598594" calcext:value-type="float">
            <text:p>887,6253645986</text:p>
          </table:table-cell>
          <table:table-cell table:formula="of:=AVERAGE([.B128:.B139])" office:value-type="float" office:value="71333.3333333333" calcext:value-type="float">
            <text:p>71333,3333333333</text:p>
          </table:table-cell>
          <table:table-cell table:formula="of:=[.D139]-[.C139]" office:value-type="float" office:value="70445.7079687347" calcext:value-type="float">
            <text:p>70445,7079687347</text:p>
          </table:table-cell>
          <table:table-cell table:formula="of:=[.D139]-[.D127]" office:value-type="float" office:value="5000" calcext:value-type="float">
            <text:p>5000</text:p>
          </table:table-cell>
          <table:table-cell table:number-columns-repeated="1000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73000" calcext:value-type="float">
            <text:p>73000</text:p>
          </table:table-cell>
          <table:table-cell table:formula="of:=COM.MICROSOFT.STDEV.S([.B129:.B140])" office:value-type="float" office:value="900.33663737852" calcext:value-type="float">
            <text:p>900,3366373785</text:p>
          </table:table-cell>
          <table:table-cell table:formula="of:=AVERAGE([.B129:.B140])" office:value-type="float" office:value="71583.3333333333" calcext:value-type="float">
            <text:p>71583,3333333333</text:p>
          </table:table-cell>
          <table:table-cell table:formula="of:=[.D140]-[.C140]" office:value-type="float" office:value="70682.9966959548" calcext:value-type="float">
            <text:p>70682,9966959548</text:p>
          </table:table-cell>
          <table:table-cell table:formula="of:=[.D140]-[.D128]" office:value-type="float" office:value="4750" calcext:value-type="float">
            <text:p>4750</text:p>
          </table:table-cell>
          <table:table-cell table:number-columns-repeated="1000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73000" calcext:value-type="float">
            <text:p>73000</text:p>
          </table:table-cell>
          <table:table-cell table:formula="of:=COM.MICROSOFT.STDEV.S([.B130:.B141])" office:value-type="float" office:value="834.847109936722" calcext:value-type="float">
            <text:p>834,8471099367</text:p>
          </table:table-cell>
          <table:table-cell table:formula="of:=AVERAGE([.B130:.B141])" office:value-type="float" office:value="71833.3333333333" calcext:value-type="float">
            <text:p>71833,3333333333</text:p>
          </table:table-cell>
          <table:table-cell table:formula="of:=[.D141]-[.C141]" office:value-type="float" office:value="70998.4862233966" calcext:value-type="float">
            <text:p>70998,4862233966</text:p>
          </table:table-cell>
          <table:table-cell table:formula="of:=[.D141]-[.D129]" office:value-type="float" office:value="4500" calcext:value-type="float">
            <text:p>4500</text:p>
          </table:table-cell>
          <table:table-cell table:number-columns-repeated="1000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73000" calcext:value-type="float">
            <text:p>73000</text:p>
          </table:table-cell>
          <table:table-cell table:formula="of:=COM.MICROSOFT.STDEV.S([.B131:.B142])" office:value-type="float" office:value="852.802865422442" calcext:value-type="float">
            <text:p>852,8028654224</text:p>
          </table:table-cell>
          <table:table-cell table:formula="of:=AVERAGE([.B131:.B142])" office:value-type="float" office:value="72000" calcext:value-type="float">
            <text:p>72000</text:p>
          </table:table-cell>
          <table:table-cell table:formula="of:=[.D142]-[.C142]" office:value-type="float" office:value="71147.1971345776" calcext:value-type="float">
            <text:p>71147,1971345776</text:p>
          </table:table-cell>
          <table:table-cell table:formula="of:=[.D142]-[.D130]" office:value-type="float" office:value="4166.66666666667" calcext:value-type="float">
            <text:p>4166,6666666667</text:p>
          </table:table-cell>
          <table:table-cell table:number-columns-repeated="1000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73000" calcext:value-type="float">
            <text:p>73000</text:p>
          </table:table-cell>
          <table:table-cell table:formula="of:=COM.MICROSOFT.STDEV.S([.B132:.B143])" office:value-type="float" office:value="834.847109936722" calcext:value-type="float">
            <text:p>834,8471099367</text:p>
          </table:table-cell>
          <table:table-cell table:formula="of:=AVERAGE([.B132:.B143])" office:value-type="float" office:value="72166.6666666667" calcext:value-type="float">
            <text:p>72166,6666666667</text:p>
          </table:table-cell>
          <table:table-cell table:formula="of:=[.D143]-[.C143]" office:value-type="float" office:value="71331.81955673" calcext:value-type="float">
            <text:p>71331,81955673</text:p>
          </table:table-cell>
          <table:table-cell table:formula="of:=[.D143]-[.D131]" office:value-type="float" office:value="3833.33333333334" calcext:value-type="float">
            <text:p>3833,3333333334</text:p>
          </table:table-cell>
          <table:table-cell table:number-columns-repeated="1000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74000" calcext:value-type="float">
            <text:p>74000</text:p>
          </table:table-cell>
          <table:table-cell table:formula="of:=COM.MICROSOFT.STDEV.S([.B133:.B144])" office:value-type="float" office:value="900.33663737852" calcext:value-type="float">
            <text:p>900,3366373785</text:p>
          </table:table-cell>
          <table:table-cell table:formula="of:=AVERAGE([.B133:.B144])" office:value-type="float" office:value="72416.6666666667" calcext:value-type="float">
            <text:p>72416,6666666667</text:p>
          </table:table-cell>
          <table:table-cell table:formula="of:=[.D144]-[.C144]" office:value-type="float" office:value="71516.3300292882" calcext:value-type="float">
            <text:p>71516,3300292882</text:p>
          </table:table-cell>
          <table:table-cell table:formula="of:=[.D144]-[.D132]" office:value-type="float" office:value="3583.33333333334" calcext:value-type="float">
            <text:p>3583,3333333334</text:p>
          </table:table-cell>
          <table:table-cell table:number-columns-repeated="1000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74000" calcext:value-type="float">
            <text:p>74000</text:p>
          </table:table-cell>
          <table:table-cell table:formula="of:=COM.MICROSOFT.STDEV.S([.B134:.B145])" office:value-type="float" office:value="887.625364598595" calcext:value-type="float">
            <text:p>887,6253645986</text:p>
          </table:table-cell>
          <table:table-cell table:formula="of:=AVERAGE([.B134:.B145])" office:value-type="float" office:value="72666.6666666667" calcext:value-type="float">
            <text:p>72666,6666666667</text:p>
          </table:table-cell>
          <table:table-cell table:formula="of:=[.D145]-[.C145]" office:value-type="float" office:value="71779.0413020681" calcext:value-type="float">
            <text:p>71779,0413020681</text:p>
          </table:table-cell>
          <table:table-cell table:formula="of:=[.D145]-[.D133]" office:value-type="float" office:value="3416.66666666667" calcext:value-type="float">
            <text:p>3416,6666666667</text:p>
          </table:table-cell>
          <table:table-cell table:number-columns-repeated="1000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75000" calcext:value-type="float">
            <text:p>75000</text:p>
          </table:table-cell>
          <table:table-cell table:formula="of:=COM.MICROSOFT.STDEV.S([.B135:.B146])" office:value-type="float" office:value="953.462589245592" calcext:value-type="float">
            <text:p>953,4625892456</text:p>
          </table:table-cell>
          <table:table-cell table:formula="of:=AVERAGE([.B135:.B146])" office:value-type="float" office:value="73000" calcext:value-type="float">
            <text:p>73000</text:p>
          </table:table-cell>
          <table:table-cell table:formula="of:=[.D146]-[.C146]" office:value-type="float" office:value="72046.5374107544" calcext:value-type="float">
            <text:p>72046,5374107544</text:p>
          </table:table-cell>
          <table:table-cell table:formula="of:=[.D146]-[.D134]" office:value-type="float" office:value="3333.33333333333" calcext:value-type="float">
            <text:p>3333,3333333333</text:p>
          </table:table-cell>
          <table:table-cell table:number-columns-repeated="1000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75000" calcext:value-type="float">
            <text:p>75000</text:p>
          </table:table-cell>
          <table:table-cell table:formula="of:=COM.MICROSOFT.STDEV.S([.B136:.B147])" office:value-type="float" office:value="1055.28970602217" calcext:value-type="float">
            <text:p>1055,2897060222</text:p>
          </table:table-cell>
          <table:table-cell table:formula="of:=AVERAGE([.B136:.B147])" office:value-type="float" office:value="73250" calcext:value-type="float">
            <text:p>73250</text:p>
          </table:table-cell>
          <table:table-cell table:formula="of:=[.D147]-[.C147]" office:value-type="float" office:value="72194.7102939778" calcext:value-type="float">
            <text:p>72194,7102939778</text:p>
          </table:table-cell>
          <table:table-cell table:formula="of:=[.D147]-[.D135]" office:value-type="float" office:value="3166.66666666667" calcext:value-type="float">
            <text:p>3166,6666666667</text:p>
          </table:table-cell>
          <table:table-cell table:number-columns-repeated="1000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75000" calcext:value-type="float">
            <text:p>75000</text:p>
          </table:table-cell>
          <table:table-cell table:formula="of:=COM.MICROSOFT.STDEV.S([.B137:.B148])" office:value-type="float" office:value="1087.11461300922" calcext:value-type="float">
            <text:p>1087,1146130092</text:p>
          </table:table-cell>
          <table:table-cell table:formula="of:=AVERAGE([.B137:.B148])" office:value-type="float" office:value="73500" calcext:value-type="float">
            <text:p>73500</text:p>
          </table:table-cell>
          <table:table-cell table:formula="of:=[.D148]-[.C148]" office:value-type="float" office:value="72412.8853869908" calcext:value-type="float">
            <text:p>72412,8853869908</text:p>
          </table:table-cell>
          <table:table-cell table:formula="of:=[.D148]-[.D136]" office:value-type="float" office:value="3000" calcext:value-type="float">
            <text:p>3000</text:p>
          </table:table-cell>
          <table:table-cell table:number-columns-repeated="1000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75000" calcext:value-type="float">
            <text:p>75000</text:p>
          </table:table-cell>
          <table:table-cell table:formula="of:=COM.MICROSOFT.STDEV.S([.B138:.B149])" office:value-type="float" office:value="1055.28970602217" calcext:value-type="float">
            <text:p>1055,2897060222</text:p>
          </table:table-cell>
          <table:table-cell table:formula="of:=AVERAGE([.B138:.B149])" office:value-type="float" office:value="73750" calcext:value-type="float">
            <text:p>73750</text:p>
          </table:table-cell>
          <table:table-cell table:formula="of:=[.D149]-[.C149]" office:value-type="float" office:value="72694.7102939778" calcext:value-type="float">
            <text:p>72694,7102939778</text:p>
          </table:table-cell>
          <table:table-cell table:formula="of:=[.D149]-[.D137]" office:value-type="float" office:value="3000" calcext:value-type="float">
            <text:p>3000</text:p>
          </table:table-cell>
          <table:table-cell table:number-columns-repeated="1000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76000" calcext:value-type="float">
            <text:p>76000</text:p>
          </table:table-cell>
          <table:table-cell table:formula="of:=COM.MICROSOFT.STDEV.S([.B139:.B150])" office:value-type="float" office:value="1083.62466945083" calcext:value-type="float">
            <text:p>1083,6246694508</text:p>
          </table:table-cell>
          <table:table-cell table:formula="of:=AVERAGE([.B139:.B150])" office:value-type="float" office:value="74083.3333333333" calcext:value-type="float">
            <text:p>74083,3333333333</text:p>
          </table:table-cell>
          <table:table-cell table:formula="of:=[.D150]-[.C150]" office:value-type="float" office:value="72999.7086638825" calcext:value-type="float">
            <text:p>72999,7086638825</text:p>
          </table:table-cell>
          <table:table-cell table:formula="of:=[.D150]-[.D138]" office:value-type="float" office:value="3083.33333333333" calcext:value-type="float">
            <text:p>3083,3333333333</text:p>
          </table:table-cell>
          <table:table-cell table:number-columns-repeated="1000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76000" calcext:value-type="float">
            <text:p>76000</text:p>
          </table:table-cell>
          <table:table-cell table:formula="of:=COM.MICROSOFT.STDEV.S([.B140:.B151])" office:value-type="float" office:value="1154.70053837925" calcext:value-type="float">
            <text:p>1154,7005383793</text:p>
          </table:table-cell>
          <table:table-cell table:formula="of:=AVERAGE([.B140:.B151])" office:value-type="float" office:value="74333.3333333333" calcext:value-type="float">
            <text:p>74333,3333333333</text:p>
          </table:table-cell>
          <table:table-cell table:formula="of:=[.D151]-[.C151]" office:value-type="float" office:value="73178.6327949541" calcext:value-type="float">
            <text:p>73178,6327949541</text:p>
          </table:table-cell>
          <table:table-cell table:formula="of:=[.D151]-[.D139]" office:value-type="float" office:value="3000" calcext:value-type="float">
            <text:p>3000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1:.B152])" office:value-type="float" office:value="1128.15214963553" calcext:value-type="float">
            <text:p>1128,1521496355</text:p>
          </table:table-cell>
          <table:table-cell table:formula="of:=AVERAGE([.B141:.B152])" office:value-type="float" office:value="74454.5454545455" calcext:value-type="float">
            <text:p>74454,5454545455</text:p>
          </table:table-cell>
          <table:table-cell table:formula="of:=[.D152]-[.C152]" office:value-type="float" office:value="73326.3933049099" calcext:value-type="float">
            <text:p>73326,3933049099</text:p>
          </table:table-cell>
          <table:table-cell table:formula="of:=[.D152]-[.D140]" office:value-type="float" office:value="2871.21212121213" calcext:value-type="float">
            <text:p>2871,2121212121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2:.B153])" office:value-type="float" office:value="1074.96769977314" calcext:value-type="float">
            <text:p>1074,9676997731</text:p>
          </table:table-cell>
          <table:table-cell table:formula="of:=AVERAGE([.B142:.B153])" office:value-type="float" office:value="74600" calcext:value-type="float">
            <text:p>74600</text:p>
          </table:table-cell>
          <table:table-cell table:formula="of:=[.D153]-[.C153]" office:value-type="float" office:value="73525.0323002269" calcext:value-type="float">
            <text:p>73525,0323002269</text:p>
          </table:table-cell>
          <table:table-cell table:formula="of:=[.D153]-[.D141]" office:value-type="float" office:value="2766.66666666667" calcext:value-type="float">
            <text:p>2766,6666666667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3:.B154])" office:value-type="float" office:value="971.82531580755" calcext:value-type="float">
            <text:p>971,8253158076</text:p>
          </table:table-cell>
          <table:table-cell table:formula="of:=AVERAGE([.B143:.B154])" office:value-type="float" office:value="74777.7777777778" calcext:value-type="float">
            <text:p>74777,7777777778</text:p>
          </table:table-cell>
          <table:table-cell table:formula="of:=[.D154]-[.C154]" office:value-type="float" office:value="73805.9524619702" calcext:value-type="float">
            <text:p>73805,9524619702</text:p>
          </table:table-cell>
          <table:table-cell table:formula="of:=[.D154]-[.D142]" office:value-type="float" office:value="2777.77777777778" calcext:value-type="float">
            <text:p>2777,7777777778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4:.B155])" office:value-type="float" office:value="755.928946018454" calcext:value-type="float">
            <text:p>755,9289460185</text:p>
          </table:table-cell>
          <table:table-cell table:formula="of:=AVERAGE([.B144:.B155])" office:value-type="float" office:value="75000" calcext:value-type="float">
            <text:p>75000</text:p>
          </table:table-cell>
          <table:table-cell table:formula="of:=[.D155]-[.C155]" office:value-type="float" office:value="74244.0710539815" calcext:value-type="float">
            <text:p>74244,0710539815</text:p>
          </table:table-cell>
          <table:table-cell table:formula="of:=[.D155]-[.D143]" office:value-type="float" office:value="2833.33333333333" calcext:value-type="float">
            <text:p>2833,3333333333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5:.B156])" office:value-type="float" office:value="690.065559342354" calcext:value-type="float">
            <text:p>690,0655593424</text:p>
          </table:table-cell>
          <table:table-cell table:formula="of:=AVERAGE([.B145:.B156])" office:value-type="float" office:value="75142.8571428571" calcext:value-type="float">
            <text:p>75142,8571428571</text:p>
          </table:table-cell>
          <table:table-cell table:formula="of:=[.D156]-[.C156]" office:value-type="float" office:value="74452.7915835148" calcext:value-type="float">
            <text:p>74452,7915835148</text:p>
          </table:table-cell>
          <table:table-cell table:formula="of:=[.D156]-[.D144]" office:value-type="float" office:value="2726.19047619047" calcext:value-type="float">
            <text:p>2726,1904761905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6:.B157])" office:value-type="float" office:value="516.397779494322" calcext:value-type="float">
            <text:p>516,3977794943</text:p>
          </table:table-cell>
          <table:table-cell table:formula="of:=AVERAGE([.B146:.B157])" office:value-type="float" office:value="75333.3333333333" calcext:value-type="float">
            <text:p>75333,3333333333</text:p>
          </table:table-cell>
          <table:table-cell table:formula="of:=[.D157]-[.C157]" office:value-type="float" office:value="74816.935553839" calcext:value-type="float">
            <text:p>74816,935553839</text:p>
          </table:table-cell>
          <table:table-cell table:formula="of:=[.D157]-[.D145]" office:value-type="float" office:value="2666.66666666666" calcext:value-type="float">
            <text:p>2666,6666666667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7:.B158])" office:value-type="float" office:value="547.722557505166" calcext:value-type="float">
            <text:p>547,7225575052</text:p>
          </table:table-cell>
          <table:table-cell table:formula="of:=AVERAGE([.B147:.B158])" office:value-type="float" office:value="75400" calcext:value-type="float">
            <text:p>75400</text:p>
          </table:table-cell>
          <table:table-cell table:formula="of:=[.D158]-[.C158]" office:value-type="float" office:value="74852.2774424948" calcext:value-type="float">
            <text:p>74852,2774424948</text:p>
          </table:table-cell>
          <table:table-cell table:formula="of:=[.D158]-[.D146]" office:value-type="float" office:value="2400" calcext:value-type="float">
            <text:p>2400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8:.B159])" office:value-type="float" office:value="577.350269189626" calcext:value-type="float">
            <text:p>577,3502691896</text:p>
          </table:table-cell>
          <table:table-cell table:formula="of:=AVERAGE([.B148:.B159])" office:value-type="float" office:value="75500" calcext:value-type="float">
            <text:p>75500</text:p>
          </table:table-cell>
          <table:table-cell table:formula="of:=[.D159]-[.C159]" office:value-type="float" office:value="74922.6497308104" calcext:value-type="float">
            <text:p>74922,6497308104</text:p>
          </table:table-cell>
          <table:table-cell table:formula="of:=[.D159]-[.D147]" office:value-type="float" office:value="2250" calcext:value-type="float">
            <text:p>2250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49:.B160])" office:value-type="float" office:value="577.350269189626" calcext:value-type="float">
            <text:p>577,3502691896</text:p>
          </table:table-cell>
          <table:table-cell table:formula="of:=AVERAGE([.B149:.B160])" office:value-type="float" office:value="75666.6666666667" calcext:value-type="float">
            <text:p>75666,6666666667</text:p>
          </table:table-cell>
          <table:table-cell table:formula="of:=[.D160]-[.C160]" office:value-type="float" office:value="75089.316397477" calcext:value-type="float">
            <text:p>75089,316397477</text:p>
          </table:table-cell>
          <table:table-cell table:formula="of:=[.D160]-[.D148]" office:value-type="float" office:value="2166.66666666667" calcext:value-type="float">
            <text:p>2166,6666666667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0:.B161])" office:value-type="float" office:value="0" calcext:value-type="float">
            <text:p>0</text:p>
          </table:table-cell>
          <table:table-cell table:formula="of:=AVERAGE([.B150:.B161])" office:value-type="float" office:value="76000" calcext:value-type="float">
            <text:p>76000</text:p>
          </table:table-cell>
          <table:table-cell table:formula="of:=[.D161]-[.C161]" office:value-type="float" office:value="76000" calcext:value-type="float">
            <text:p>76000</text:p>
          </table:table-cell>
          <table:table-cell table:formula="of:=[.D161]-[.D149]" office:value-type="float" office:value="2250" calcext:value-type="float">
            <text:p>2250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1:.B162])" office:value-type="string" office:string-value="" calcext:value-type="error">
            <text:p>#DIV/0!</text:p>
          </table:table-cell>
          <table:table-cell table:formula="of:=AVERAGE([.B151:.B162])" office:value-type="float" office:value="76000" calcext:value-type="float">
            <text:p>76000</text:p>
          </table:table-cell>
          <table:table-cell table:formula="of:=[.D162]-[.C162]" office:value-type="string" office:string-value="" calcext:value-type="error">
            <text:p>#DIV/0!</text:p>
          </table:table-cell>
          <table:table-cell table:formula="of:=[.D162]-[.D150]" office:value-type="float" office:value="1916.66666666667" calcext:value-type="float">
            <text:p>1916,6666666667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2:.B163])" office:value-type="string" office:string-value="" calcext:value-type="error">
            <text:p>#DIV/0!</text:p>
          </table:table-cell>
          <table:table-cell table:formula="of:=AVERAGE([.B152:.B163])" office:value-type="string" office:string-value="" calcext:value-type="error">
            <text:p>#DIV/0!</text:p>
          </table:table-cell>
          <table:table-cell table:formula="of:=[.D163]-[.C163]" office:value-type="string" office:string-value="" calcext:value-type="error">
            <text:p>#DIV/0!</text:p>
          </table:table-cell>
          <table:table-cell table:formula="of:=[.D163]-[.D151]" office:value-type="float" office:value="-74333.3333333333" calcext:value-type="float">
            <text:p>-74333,3333333333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3:.B164])" office:value-type="string" office:string-value="" calcext:value-type="error">
            <text:p>#DIV/0!</text:p>
          </table:table-cell>
          <table:table-cell table:formula="of:=AVERAGE([.B153:.B164])" office:value-type="string" office:string-value="" calcext:value-type="error">
            <text:p>#DIV/0!</text:p>
          </table:table-cell>
          <table:table-cell table:formula="of:=[.D164]-[.C164]" office:value-type="string" office:string-value="" calcext:value-type="error">
            <text:p>#DIV/0!</text:p>
          </table:table-cell>
          <table:table-cell table:formula="of:=[.D164]-[.D152]" office:value-type="float" office:value="-74454.5454545455" calcext:value-type="float">
            <text:p>-74454,5454545455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4:.B165])" office:value-type="string" office:string-value="" calcext:value-type="error">
            <text:p>#DIV/0!</text:p>
          </table:table-cell>
          <table:table-cell table:formula="of:=AVERAGE([.B154:.B165])" office:value-type="string" office:string-value="" calcext:value-type="error">
            <text:p>#DIV/0!</text:p>
          </table:table-cell>
          <table:table-cell table:formula="of:=[.D165]-[.C165]" office:value-type="string" office:string-value="" calcext:value-type="error">
            <text:p>#DIV/0!</text:p>
          </table:table-cell>
          <table:table-cell table:formula="of:=[.D165]-[.D153]" office:value-type="float" office:value="-74600" calcext:value-type="float">
            <text:p>-74600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5:.B166])" office:value-type="string" office:string-value="" calcext:value-type="error">
            <text:p>#DIV/0!</text:p>
          </table:table-cell>
          <table:table-cell table:formula="of:=AVERAGE([.B155:.B166])" office:value-type="string" office:string-value="" calcext:value-type="error">
            <text:p>#DIV/0!</text:p>
          </table:table-cell>
          <table:table-cell table:formula="of:=[.D166]-[.C166]" office:value-type="string" office:string-value="" calcext:value-type="error">
            <text:p>#DIV/0!</text:p>
          </table:table-cell>
          <table:table-cell table:formula="of:=[.D166]-[.D154]" office:value-type="float" office:value="-74777.7777777778" calcext:value-type="float">
            <text:p>-74777,7777777778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6:.B167])" office:value-type="string" office:string-value="" calcext:value-type="error">
            <text:p>#DIV/0!</text:p>
          </table:table-cell>
          <table:table-cell table:formula="of:=AVERAGE([.B156:.B167])" office:value-type="string" office:string-value="" calcext:value-type="error">
            <text:p>#DIV/0!</text:p>
          </table:table-cell>
          <table:table-cell table:formula="of:=[.D167]-[.C167]" office:value-type="string" office:string-value="" calcext:value-type="error">
            <text:p>#DIV/0!</text:p>
          </table:table-cell>
          <table:table-cell table:formula="of:=[.D167]-[.D155]" office:value-type="float" office:value="-75000" calcext:value-type="float">
            <text:p>-75000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7:.B168])" office:value-type="string" office:string-value="" calcext:value-type="error">
            <text:p>#DIV/0!</text:p>
          </table:table-cell>
          <table:table-cell table:formula="of:=AVERAGE([.B157:.B168])" office:value-type="string" office:string-value="" calcext:value-type="error">
            <text:p>#DIV/0!</text:p>
          </table:table-cell>
          <table:table-cell table:formula="of:=[.D168]-[.C168]" office:value-type="string" office:string-value="" calcext:value-type="error">
            <text:p>#DIV/0!</text:p>
          </table:table-cell>
          <table:table-cell table:formula="of:=[.D168]-[.D156]" office:value-type="float" office:value="-75142.8571428571" calcext:value-type="float">
            <text:p>-75142,8571428571</text:p>
          </table:table-cell>
          <table:table-cell table:number-columns-repeated="1000"/>
        </table:table-row>
        <table:table-row table:style-name="ro1">
          <table:table-cell table:style-name="Default" table:number-columns-repeated="2"/>
          <table:table-cell table:formula="of:=COM.MICROSOFT.STDEV.S([.B158:.B169])" office:value-type="string" office:string-value="" calcext:value-type="error">
            <text:p>#DIV/0!</text:p>
          </table:table-cell>
          <table:table-cell table:formula="of:=AVERAGE([.B158:.B169])" office:value-type="string" office:string-value="" calcext:value-type="error">
            <text:p>#DIV/0!</text:p>
          </table:table-cell>
          <table:table-cell table:formula="of:=[.D169]-[.C169]" office:value-type="string" office:string-value="" calcext:value-type="error">
            <text:p>#DIV/0!</text:p>
          </table:table-cell>
          <table:table-cell table:formula="of:=[.D169]-[.D157]" office:value-type="float" office:value="-75333.3333333333" calcext:value-type="float">
            <text:p>-75333,3333333333</text:p>
          </table:table-cell>
          <table:table-cell table:number-columns-repeated="1000"/>
        </table:table-row>
      </table:table>
      <table:named-expressions>
        <table:named-range table:name="HTML_1" table:base-cell-address="$'New editors'.$A$1" table:cell-range-address=".$A$2:.$B$151"/>
        <table:named-range table:name="HTML_all" table:base-cell-address="$'New editors'.$A$1" table:cell-range-address=".$A$2:.$B$151"/>
        <table:named-range table:name="HTML_tables" table:base-cell-address="$'New editors'.$A$1" table:cell-range-address=".$A$2:.$A$2"/>
      </table:named-expressions>
      <table:database-ranges>
        <table:database-range table:name="__Anonymous_Sheet_DB__0" table:target-range-address="'New editors'.A2:'New editors'.B1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7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4T09:12:10.502226978</dc:date>
    <meta:editing-duration>PT8M9S</meta:editing-duration>
    <meta:editing-cycles>1</meta:editing-cycles>
    <meta:document-statistic meta:table-count="8" meta:cell-count="7152" meta:object-count="0"/>
    <meta:generator>LibreOffice/5.1.4.2$Linux_X86_64 LibreOffice_project/10m0$Build-2</meta:generator>
  </office:meta>
</office:document-meta>
</file>